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TCUSDT-4h-data-pure" table:style-name="ta1">
        <table:shapes>
          <draw:frame draw:z-index="0" draw:style-name="gr1" draw:text-style-name="P1" svg:width="534.59mm" svg:height="300.66mm" svg:x="19.85mm" svg:y="1.13mm">
            <draw:object draw:notify-on-update-of-ranges="'BTCUSDT-4h-data-pure'.A1:'BTCUSDT-4h-data-pure'.A1 'BTCUSDT-4h-data-pure'.A2:'BTCUSDT-4h-data-pure'.A50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close</text:p>
          </table:table-cell>
        </table:table-row>
        <table:table-row table:style-name="ro1">
          <table:table-cell office:value-type="float" office:value="4349.99" calcext:value-type="float">
            <text:p>4349.99</text:p>
          </table:table-cell>
        </table:table-row>
        <table:table-row table:style-name="ro1">
          <table:table-cell office:value-type="float" office:value="4427.3" calcext:value-type="float">
            <text:p>4427.3</text:p>
          </table:table-cell>
        </table:table-row>
        <table:table-row table:style-name="ro1">
          <table:table-cell office:value-type="float" office:value="4352.34" calcext:value-type="float">
            <text:p>4352.34</text:p>
          </table:table-cell>
        </table:table-row>
        <table:table-row table:style-name="ro1">
          <table:table-cell office:value-type="float" office:value="4325.23" calcext:value-type="float">
            <text:p>4325.23</text:p>
          </table:table-cell>
        </table:table-row>
        <table:table-row table:style-name="ro1">
          <table:table-cell office:value-type="float" office:value="4285.08" calcext:value-type="float">
            <text:p>4285.08</text:p>
          </table:table-cell>
        </table:table-row>
        <table:table-row table:style-name="ro1">
          <table:table-cell office:value-type="float" office:value="4292.39" calcext:value-type="float">
            <text:p>4292.39</text:p>
          </table:table-cell>
        </table:table-row>
        <table:table-row table:style-name="ro1">
          <table:table-cell office:value-type="float" office:value="4300.25" calcext:value-type="float">
            <text:p>4300.25</text:p>
          </table:table-cell>
        </table:table-row>
        <table:table-row table:style-name="ro1">
          <table:table-cell office:value-type="float" office:value="4340.31" calcext:value-type="float">
            <text:p>4340.31</text:p>
          </table:table-cell>
        </table:table-row>
        <table:table-row table:style-name="ro1">
          <table:table-cell office:value-type="float" office:value="4236.89" calcext:value-type="float">
            <text:p>4236.89</text:p>
          </table:table-cell>
        </table:table-row>
        <table:table-row table:style-name="ro1">
          <table:table-cell office:value-type="float" office:value="4136.28" calcext:value-type="float">
            <text:p>4136.28</text:p>
          </table:table-cell>
        </table:table-row>
        <table:table-row table:style-name="ro1">
          <table:table-cell office:value-type="float" office:value="4108.37" calcext:value-type="float">
            <text:p>4108.37</text:p>
          </table:table-cell>
        </table:table-row>
        <table:table-row table:style-name="ro1">
          <table:table-cell office:value-type="float" office:value="4138.55" calcext:value-type="float">
            <text:p>4138.55</text:p>
          </table:table-cell>
        </table:table-row>
        <table:table-row table:style-name="ro1">
          <table:table-cell office:value-type="float" office:value="4033.47" calcext:value-type="float">
            <text:p>4033.47</text:p>
          </table:table-cell>
        </table:table-row>
        <table:table-row table:style-name="ro1">
          <table:table-cell office:value-type="float" office:value="3957.6" calcext:value-type="float">
            <text:p>3957.6</text:p>
          </table:table-cell>
        </table:table-row>
        <table:table-row table:style-name="ro1">
          <table:table-cell office:value-type="float" office:value="3972.05" calcext:value-type="float">
            <text:p>3972.05</text:p>
          </table:table-cell>
        </table:table-row>
        <table:table-row table:style-name="ro1">
          <table:table-cell office:value-type="float" office:value="4076.12" calcext:value-type="float">
            <text:p>4076.12</text:p>
          </table:table-cell>
        </table:table-row>
        <table:table-row table:style-name="ro1">
          <table:table-cell office:value-type="float" office:value="4139.98" calcext:value-type="float">
            <text:p>4139.98</text:p>
          </table:table-cell>
        </table:table-row>
        <table:table-row table:style-name="ro1">
          <table:table-cell office:value-type="float" office:value="4094.62" calcext:value-type="float">
            <text:p>4094.62</text:p>
          </table:table-cell>
        </table:table-row>
        <table:table-row table:style-name="ro1">
          <table:table-cell office:value-type="float" office:value="4155.87" calcext:value-type="float">
            <text:p>4155.87</text:p>
          </table:table-cell>
        </table:table-row>
        <table:table-row table:style-name="ro1">
          <table:table-cell office:value-type="float" office:value="4106.53" calcext:value-type="float">
            <text:p>4106.53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4164.6" calcext:value-type="float">
            <text:p>4164.6</text:p>
          </table:table-cell>
        </table:table-row>
        <table:table-row table:style-name="ro1">
          <table:table-cell office:value-type="float" office:value="4086.29" calcext:value-type="float">
            <text:p>4086.29</text:p>
          </table:table-cell>
        </table:table-row>
        <table:table-row table:style-name="ro1">
          <table:table-cell office:value-type="float" office:value="4084.76" calcext:value-type="float">
            <text:p>4084.76</text:p>
          </table:table-cell>
        </table:table-row>
        <table:table-row table:style-name="ro1">
          <table:table-cell office:value-type="float" office:value="4043.63" calcext:value-type="float">
            <text:p>4043.63</text:p>
          </table:table-cell>
        </table:table-row>
        <table:table-row table:style-name="ro1">
          <table:table-cell office:value-type="float" office:value="4023.11" calcext:value-type="float">
            <text:p>4023.11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4027.05" calcext:value-type="float">
            <text:p>4027.05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3862.39" calcext:value-type="float">
            <text:p>3862.39</text:p>
          </table:table-cell>
        </table:table-row>
        <table:table-row table:style-name="ro1">
          <table:table-cell office:value-type="float" office:value="3798.08" calcext:value-type="float">
            <text:p>3798.08</text:p>
          </table:table-cell>
        </table:table-row>
        <table:table-row table:style-name="ro1">
          <table:table-cell office:value-type="float" office:value="3866.48" calcext:value-type="float">
            <text:p>3866.48</text:p>
          </table:table-cell>
        </table:table-row>
        <table:table-row table:style-name="ro1">
          <table:table-cell office:value-type="float" office:value="3858.23" calcext:value-type="float">
            <text:p>3858.23</text:p>
          </table:table-cell>
        </table:table-row>
        <table:table-row table:style-name="ro1">
          <table:table-cell office:value-type="float" office:value="3984.24" calcext:value-type="float">
            <text:p>3984.24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4100.41" calcext:value-type="float">
            <text:p>4100.41</text:p>
          </table:table-cell>
        </table:table-row>
        <table:table-row table:style-name="ro1">
          <table:table-cell office:value-type="float" office:value="4074.88" calcext:value-type="float">
            <text:p>4074.88</text:p>
          </table:table-cell>
        </table:table-row>
        <table:table-row table:style-name="ro1">
          <table:table-cell office:value-type="float" office:value="4237.99" calcext:value-type="float">
            <text:p>4237.99</text:p>
          </table:table-cell>
        </table:table-row>
        <table:table-row table:style-name="ro1">
          <table:table-cell office:value-type="float" office:value="4197.05" calcext:value-type="float">
            <text:p>4197.05</text:p>
          </table:table-cell>
        </table:table-row>
        <table:table-row table:style-name="ro1">
          <table:table-cell office:value-type="float" office:value="4117.07" calcext:value-type="float">
            <text:p>4117.07</text:p>
          </table:table-cell>
        </table:table-row>
        <table:table-row table:style-name="ro1">
          <table:table-cell office:value-type="float" office:value="4114.01" calcext:value-type="float">
            <text:p>4114.01</text:p>
          </table:table-cell>
        </table:table-row>
        <table:table-row table:style-name="ro1">
          <table:table-cell office:value-type="float" office:value="4113.58" calcext:value-type="float">
            <text:p>4113.58</text:p>
          </table:table-cell>
        </table:table-row>
        <table:table-row table:style-name="ro1">
          <table:table-cell office:value-type="float" office:value="4153.32" calcext:value-type="float">
            <text:p>4153.32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4216.07" calcext:value-type="float">
            <text:p>4216.07</text:p>
          </table:table-cell>
        </table:table-row>
        <table:table-row table:style-name="ro1">
          <table:table-cell office:value-type="float" office:value="4316.01" calcext:value-type="float">
            <text:p>4316.01</text:p>
          </table:table-cell>
        </table:table-row>
        <table:table-row table:style-name="ro1">
          <table:table-cell office:value-type="float" office:value="4312.69" calcext:value-type="float">
            <text:p>4312.69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4361.27" calcext:value-type="float">
            <text:p>4361.27</text:p>
          </table:table-cell>
        </table:table-row>
        <table:table-row table:style-name="ro1">
          <table:table-cell office:value-type="float" office:value="4394.36" calcext:value-type="float">
            <text:p>4394.36</text:p>
          </table:table-cell>
        </table:table-row>
        <table:table-row table:style-name="ro1">
          <table:table-cell office:value-type="float" office:value="4307.17" calcext:value-type="float">
            <text:p>4307.17</text:p>
          </table:table-cell>
        </table:table-row>
        <table:table-row table:style-name="ro1">
          <table:table-cell office:value-type="float" office:value="4280.68" calcext:value-type="float">
            <text:p>4280.68</text:p>
          </table:table-cell>
        </table:table-row>
        <table:table-row table:style-name="ro1">
          <table:table-cell office:value-type="float" office:value="4297.94" calcext:value-type="float">
            <text:p>4297.94</text:p>
          </table:table-cell>
        </table:table-row>
        <table:table-row table:style-name="ro1">
          <table:table-cell office:value-type="float" office:value="4319.7" calcext:value-type="float">
            <text:p>4319.7</text:p>
          </table:table-cell>
        </table:table-row>
        <table:table-row table:style-name="ro1">
          <table:table-cell office:value-type="float" office:value="4288.72" calcext:value-type="float">
            <text:p>4288.72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4293.52" calcext:value-type="float">
            <text:p>4293.52</text:p>
          </table:table-cell>
        </table:table-row>
        <table:table-row table:style-name="ro1">
          <table:table-cell office:value-type="float" office:value="4337.44" calcext:value-type="float">
            <text:p>4337.44</text:p>
          </table:table-cell>
        </table:table-row>
        <table:table-row table:style-name="ro1">
          <table:table-cell office:value-type="float" office:value="4314.91" calcext:value-type="float">
            <text:p>4314.91</text:p>
          </table:table-cell>
        </table:table-row>
        <table:table-row table:style-name="ro1">
          <table:table-cell office:value-type="float" office:value="4313.84" calcext:value-type="float">
            <text:p>4313.84</text:p>
          </table:table-cell>
        </table:table-row>
        <table:table-row table:style-name="ro1">
          <table:table-cell office:value-type="float" office:value="4323.37" calcext:value-type="float">
            <text:p>4323.37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4368.41" calcext:value-type="float">
            <text:p>4368.41</text:p>
          </table:table-cell>
        </table:table-row>
        <table:table-row table:style-name="ro1">
          <table:table-cell office:value-type="float" office:value="4310.01" calcext:value-type="float">
            <text:p>4310.01</text:p>
          </table:table-cell>
        </table:table-row>
        <table:table-row table:style-name="ro1">
          <table:table-cell office:value-type="float" office:value="4239.37" calcext:value-type="float">
            <text:p>4239.37</text:p>
          </table:table-cell>
        </table:table-row>
        <table:table-row table:style-name="ro1">
          <table:table-cell office:value-type="float" office:value="4261.9" calcext:value-type="float">
            <text:p>4261.9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4273.59" calcext:value-type="float">
            <text:p>4273.59</text:p>
          </table:table-cell>
        </table:table-row>
        <table:table-row table:style-name="ro1">
          <table:table-cell office:value-type="float" office:value="4321.65" calcext:value-type="float">
            <text:p>4321.65</text:p>
          </table:table-cell>
        </table:table-row>
        <table:table-row table:style-name="ro1">
          <table:table-cell office:value-type="float" office:value="4386.69" calcext:value-type="float">
            <text:p>4386.69</text:p>
          </table:table-cell>
        </table:table-row>
        <table:table-row table:style-name="ro1">
          <table:table-cell office:value-type="float" office:value="4376.99" calcext:value-type="float">
            <text:p>4376.99</text:p>
          </table:table-cell>
        </table:table-row>
        <table:table-row table:style-name="ro1">
          <table:table-cell office:value-type="float" office:value="4329.02" calcext:value-type="float">
            <text:p>4329.02</text:p>
          </table:table-cell>
        </table:table-row>
        <table:table-row table:style-name="ro1">
          <table:table-cell office:value-type="float" office:value="4368.5" calcext:value-type="float">
            <text:p>4368.5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4555.55" calcext:value-type="float">
            <text:p>4555.55</text:p>
          </table:table-cell>
        </table:table-row>
        <table:table-row table:style-name="ro1">
          <table:table-cell office:value-type="float" office:value="4587.48" calcext:value-type="float">
            <text:p>4587.48</text:p>
          </table:table-cell>
        </table:table-row>
        <table:table-row table:style-name="ro1">
          <table:table-cell office:value-type="float" office:value="4583.61" calcext:value-type="float">
            <text:p>4583.61</text:p>
          </table:table-cell>
        </table:table-row>
        <table:table-row table:style-name="ro1">
          <table:table-cell office:value-type="float" office:value="4550.02" calcext:value-type="float">
            <text:p>4550.02</text:p>
          </table:table-cell>
        </table:table-row>
        <table:table-row table:style-name="ro1">
          <table:table-cell office:value-type="float" office:value="4498.35" calcext:value-type="float">
            <text:p>4498.35</text:p>
          </table:table-cell>
        </table:table-row>
        <table:table-row table:style-name="ro1">
          <table:table-cell office:value-type="float" office:value="4546.77" calcext:value-type="float">
            <text:p>4546.77</text:p>
          </table:table-cell>
        </table:table-row>
        <table:table-row table:style-name="ro1">
          <table:table-cell office:value-type="float" office:value="4536.82" calcext:value-type="float">
            <text:p>4536.82</text:p>
          </table:table-cell>
        </table:table-row>
        <table:table-row table:style-name="ro1">
          <table:table-cell office:value-type="float" office:value="4555.14" calcext:value-type="float">
            <text:p>4555.14</text:p>
          </table:table-cell>
        </table:table-row>
        <table:table-row table:style-name="ro1">
          <table:table-cell office:value-type="float" office:value="4593.66" calcext:value-type="float">
            <text:p>4593.66</text:p>
          </table:table-cell>
        </table:table-row>
        <table:table-row table:style-name="ro1">
          <table:table-cell office:value-type="float" office:value="4592.16" calcext:value-type="float">
            <text:p>4592.16</text:p>
          </table:table-cell>
        </table:table-row>
        <table:table-row table:style-name="ro1">
          <table:table-cell office:value-type="float" office:value="4656.67" calcext:value-type="float">
            <text:p>4656.67</text:p>
          </table:table-cell>
        </table:table-row>
        <table:table-row table:style-name="ro1">
          <table:table-cell office:value-type="float" office:value="4648.82" calcext:value-type="float">
            <text:p>4648.82</text:p>
          </table:table-cell>
        </table:table-row>
        <table:table-row table:style-name="ro1">
          <table:table-cell office:value-type="float" office:value="4698.77" calcext:value-type="float">
            <text:p>4698.77</text:p>
          </table:table-cell>
        </table:table-row>
        <table:table-row table:style-name="ro1">
          <table:table-cell office:value-type="float" office:value="4724.89" calcext:value-type="float">
            <text:p>4724.89</text:p>
          </table:table-cell>
        </table:table-row>
        <table:table-row table:style-name="ro1">
          <table:table-cell office:value-type="float" office:value="4714.73" calcext:value-type="float">
            <text:p>4714.73</text:p>
          </table:table-cell>
        </table:table-row>
        <table:table-row table:style-name="ro1">
          <table:table-cell office:value-type="float" office:value="4707.5" calcext:value-type="float">
            <text:p>4707.5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4803.83" calcext:value-type="float">
            <text:p>4803.83</text:p>
          </table:table-cell>
        </table:table-row>
        <table:table-row table:style-name="ro1">
          <table:table-cell office:value-type="float" office:value="4813.24" calcext:value-type="float">
            <text:p>4813.24</text:p>
          </table:table-cell>
        </table:table-row>
        <table:table-row table:style-name="ro1">
          <table:table-cell office:value-type="float" office:value="4834.91" calcext:value-type="float">
            <text:p>4834.91</text:p>
          </table:table-cell>
        </table:table-row>
        <table:table-row table:style-name="ro1">
          <table:table-cell office:value-type="float" office:value="4788.07" calcext:value-type="float">
            <text:p>4788.07</text:p>
          </table:table-cell>
        </table:table-row>
        <table:table-row table:style-name="ro1">
          <table:table-cell office:value-type="float" office:value="4697.71" calcext:value-type="float">
            <text:p>4697.71</text:p>
          </table:table-cell>
        </table:table-row>
        <table:table-row table:style-name="ro1">
          <table:table-cell office:value-type="float" office:value="4630.01" calcext:value-type="float">
            <text:p>4630.01</text:p>
          </table:table-cell>
        </table:table-row>
        <table:table-row table:style-name="ro1">
          <table:table-cell office:value-type="float" office:value="4460.19" calcext:value-type="float">
            <text:p>4460.19</text:p>
          </table:table-cell>
        </table:table-row>
        <table:table-row table:style-name="ro1">
          <table:table-cell office:value-type="float" office:value="4509.77" calcext:value-type="float">
            <text:p>4509.77</text:p>
          </table:table-cell>
        </table:table-row>
        <table:table-row table:style-name="ro1">
          <table:table-cell office:value-type="float" office:value="4472.14" calcext:value-type="float">
            <text:p>4472.14</text:p>
          </table:table-cell>
        </table:table-row>
        <table:table-row table:style-name="ro1">
          <table:table-cell office:value-type="float" office:value="4569.54" calcext:value-type="float">
            <text:p>4569.54</text:p>
          </table:table-cell>
        </table:table-row>
        <table:table-row table:style-name="ro1">
          <table:table-cell office:value-type="float" office:value="4620.87" calcext:value-type="float">
            <text:p>4620.87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</table:table-row>
        <table:table-row table:style-name="ro1">
          <table:table-cell office:value-type="float" office:value="4384.15" calcext:value-type="float">
            <text:p>4384.15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float" office:value="4509.08" calcext:value-type="float">
            <text:p>4509.08</text:p>
          </table:table-cell>
        </table:table-row>
        <table:table-row table:style-name="ro1">
          <table:table-cell office:value-type="float" office:value="4340.51" calcext:value-type="float">
            <text:p>4340.51</text:p>
          </table:table-cell>
        </table:table-row>
        <table:table-row table:style-name="ro1">
          <table:table-cell office:value-type="float" office:value="4186.96" calcext:value-type="float">
            <text:p>4186.96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4015.03" calcext:value-type="float">
            <text:p>4015.03</text:p>
          </table:table-cell>
        </table:table-row>
        <table:table-row table:style-name="ro1">
          <table:table-cell office:value-type="float" office:value="4203.67" calcext:value-type="float">
            <text:p>4203.67</text:p>
          </table:table-cell>
        </table:table-row>
        <table:table-row table:style-name="ro1">
          <table:table-cell office:value-type="float" office:value="4100.11" calcext:value-type="float">
            <text:p>4100.11</text:p>
          </table:table-cell>
        </table:table-row>
        <table:table-row table:style-name="ro1">
          <table:table-cell office:value-type="float" office:value="3988.04" calcext:value-type="float">
            <text:p>3988.04</text:p>
          </table:table-cell>
        </table:table-row>
        <table:table-row table:style-name="ro1">
          <table:table-cell office:value-type="float" office:value="4190.4" calcext:value-type="float">
            <text:p>4190.4</text:p>
          </table:table-cell>
        </table:table-row>
        <table:table-row table:style-name="ro1">
          <table:table-cell office:value-type="float" office:value="4246.82" calcext:value-type="float">
            <text:p>4246.82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4442.48" calcext:value-type="float">
            <text:p>4442.48</text:p>
          </table:table-cell>
        </table:table-row>
        <table:table-row table:style-name="ro1">
          <table:table-cell office:value-type="float" office:value="4366.47" calcext:value-type="float">
            <text:p>4366.47</text:p>
          </table:table-cell>
        </table:table-row>
        <table:table-row table:style-name="ro1">
          <table:table-cell office:value-type="float" office:value="4430.02" calcext:value-type="float">
            <text:p>4430.02</text:p>
          </table:table-cell>
        </table:table-row>
        <table:table-row table:style-name="ro1">
          <table:table-cell office:value-type="float" office:value="4461.29" calcext:value-type="float">
            <text:p>4461.29</text:p>
          </table:table-cell>
        </table:table-row>
        <table:table-row table:style-name="ro1">
          <table:table-cell office:value-type="float" office:value="4548.13" calcext:value-type="float">
            <text:p>4548.13</text:p>
          </table:table-cell>
        </table:table-row>
        <table:table-row table:style-name="ro1">
          <table:table-cell office:value-type="float" office:value="4619.43" calcext:value-type="float">
            <text:p>4619.43</text:p>
          </table:table-cell>
        </table:table-row>
        <table:table-row table:style-name="ro1">
          <table:table-cell office:value-type="float" office:value="4619.77" calcext:value-type="float">
            <text:p>4619.77</text:p>
          </table:table-cell>
        </table:table-row>
        <table:table-row table:style-name="ro1">
          <table:table-cell office:value-type="float" office:value="4484.03" calcext:value-type="float">
            <text:p>4484.03</text:p>
          </table:table-cell>
        </table:table-row>
        <table:table-row table:style-name="ro1">
          <table:table-cell office:value-type="float" office:value="4510.25" calcext:value-type="float">
            <text:p>4510.25</text:p>
          </table:table-cell>
        </table:table-row>
        <table:table-row table:style-name="ro1">
          <table:table-cell office:value-type="float" office:value="4613.94" calcext:value-type="float">
            <text:p>4613.94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4754.21" calcext:value-type="float">
            <text:p>4754.21</text:p>
          </table:table-cell>
        </table:table-row>
        <table:table-row table:style-name="ro1">
          <table:table-cell office:value-type="float" office:value="4691.61" calcext:value-type="float">
            <text:p>4691.61</text:p>
          </table:table-cell>
        </table:table-row>
        <table:table-row table:style-name="ro1">
          <table:table-cell office:value-type="float" office:value="4605.05" calcext:value-type="float">
            <text:p>4605.05</text:p>
          </table:table-cell>
        </table:table-row>
        <table:table-row table:style-name="ro1">
          <table:table-cell office:value-type="float" office:value="4619.01" calcext:value-type="float">
            <text:p>4619.01</text:p>
          </table:table-cell>
        </table:table-row>
        <table:table-row table:style-name="ro1">
          <table:table-cell office:value-type="float" office:value="4647.53" calcext:value-type="float">
            <text:p>4647.53</text:p>
          </table:table-cell>
        </table:table-row>
        <table:table-row table:style-name="ro1">
          <table:table-cell office:value-type="float" office:value="4348.65" calcext:value-type="float">
            <text:p>4348.65</text:p>
          </table:table-cell>
        </table:table-row>
        <table:table-row table:style-name="ro1">
          <table:table-cell office:value-type="float" office:value="4190.01" calcext:value-type="float">
            <text:p>4190.01</text:p>
          </table:table-cell>
        </table:table-row>
        <table:table-row table:style-name="ro1">
          <table:table-cell office:value-type="float" office:value="4282.8" calcext:value-type="float">
            <text:p>4282.8</text:p>
          </table:table-cell>
        </table:table-row>
        <table:table-row table:style-name="ro1">
          <table:table-cell office:value-type="float" office:value="4242.01" calcext:value-type="float">
            <text:p>4242.01</text:p>
          </table:table-cell>
        </table:table-row>
        <table:table-row table:style-name="ro1">
          <table:table-cell office:value-type="float" office:value="4321.52" calcext:value-type="float">
            <text:p>4321.52</text:p>
          </table:table-cell>
        </table:table-row>
        <table:table-row table:style-name="ro1">
          <table:table-cell office:value-type="float" office:value="4327.63" calcext:value-type="float">
            <text:p>4327.63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4253.7" calcext:value-type="float">
            <text:p>4253.7</text:p>
          </table:table-cell>
        </table:table-row>
        <table:table-row table:style-name="ro1">
          <table:table-cell office:value-type="float" office:value="4258.81" calcext:value-type="float">
            <text:p>4258.81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3988.95" calcext:value-type="float">
            <text:p>3988.95</text:p>
          </table:table-cell>
        </table:table-row>
        <table:table-row table:style-name="ro1">
          <table:table-cell office:value-type="float" office:value="4098.79" calcext:value-type="float">
            <text:p>4098.79</text:p>
          </table:table-cell>
        </table:table-row>
        <table:table-row table:style-name="ro1">
          <table:table-cell office:value-type="float" office:value="4094.93" calcext:value-type="float">
            <text:p>4094.93</text:p>
          </table:table-cell>
        </table:table-row>
        <table:table-row table:style-name="ro1">
          <table:table-cell office:value-type="float" office:value="4274.32" calcext:value-type="float">
            <text:p>4274.32</text:p>
          </table:table-cell>
        </table:table-row>
        <table:table-row table:style-name="ro1">
          <table:table-cell office:value-type="float" office:value="4130.37" calcext:value-type="float">
            <text:p>4130.37</text:p>
          </table:table-cell>
        </table:table-row>
        <table:table-row table:style-name="ro1">
          <table:table-cell office:value-type="float" office:value="4312.05" calcext:value-type="float">
            <text:p>4312.05</text:p>
          </table:table-cell>
        </table:table-row>
        <table:table-row table:style-name="ro1">
          <table:table-cell office:value-type="float" office:value="4178.73" calcext:value-type="float">
            <text:p>4178.73</text:p>
          </table:table-cell>
        </table:table-row>
        <table:table-row table:style-name="ro1">
          <table:table-cell office:value-type="float" office:value="4191.53" calcext:value-type="float">
            <text:p>4191.53</text:p>
          </table:table-cell>
        </table:table-row>
        <table:table-row table:style-name="ro1">
          <table:table-cell office:value-type="float" office:value="4251.29" calcext:value-type="float">
            <text:p>4251.29</text:p>
          </table:table-cell>
        </table:table-row>
        <table:table-row table:style-name="ro1">
          <table:table-cell office:value-type="float" office:value="4182.27" calcext:value-type="float">
            <text:p>4182.27</text:p>
          </table:table-cell>
        </table:table-row>
        <table:table-row table:style-name="ro1">
          <table:table-cell office:value-type="float" office:value="4208.47" calcext:value-type="float">
            <text:p>4208.47</text:p>
          </table:table-cell>
        </table:table-row>
        <table:table-row table:style-name="ro1">
          <table:table-cell office:value-type="float" office:value="4294.25" calcext:value-type="float">
            <text:p>4294.25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</table:table-row>
        <table:table-row table:style-name="ro1">
          <table:table-cell office:value-type="float" office:value="4340.1" calcext:value-type="float">
            <text:p>4340.1</text:p>
          </table:table-cell>
        </table:table-row>
        <table:table-row table:style-name="ro1">
          <table:table-cell office:value-type="float" office:value="4258.72" calcext:value-type="float">
            <text:p>4258.72</text:p>
          </table:table-cell>
        </table:table-row>
        <table:table-row table:style-name="ro1">
          <table:table-cell office:value-type="float" office:value="4165.5" calcext:value-type="float">
            <text:p>4165.5</text:p>
          </table:table-cell>
        </table:table-row>
        <table:table-row table:style-name="ro1">
          <table:table-cell office:value-type="float" office:value="4163.72" calcext:value-type="float">
            <text:p>4163.72</text:p>
          </table:table-cell>
        </table:table-row>
        <table:table-row table:style-name="ro1">
          <table:table-cell office:value-type="float" office:value="3936.84" calcext:value-type="float">
            <text:p>3936.84</text:p>
          </table:table-cell>
        </table:table-row>
        <table:table-row table:style-name="ro1">
          <table:table-cell office:value-type="float" office:value="3933.76" calcext:value-type="float">
            <text:p>3933.76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879.81" calcext:value-type="float">
            <text:p>3879.81</text:p>
          </table:table-cell>
        </table:table-row>
        <table:table-row table:style-name="ro1">
          <table:table-cell office:value-type="float" office:value="3944.69" calcext:value-type="float">
            <text:p>3944.69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3869.99" calcext:value-type="float">
            <text:p>3869.99</text:p>
          </table:table-cell>
        </table:table-row>
        <table:table-row table:style-name="ro1">
          <table:table-cell office:value-type="float" office:value="3481.02" calcext:value-type="float">
            <text:p>3481.02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3189.02" calcext:value-type="float">
            <text:p>3189.02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3702.66" calcext:value-type="float">
            <text:p>3702.6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3847.9" calcext:value-type="float">
            <text:p>3847.9</text:p>
          </table:table-cell>
        </table:table-row>
        <table:table-row table:style-name="ro1">
          <table:table-cell office:value-type="float" office:value="3630.06" calcext:value-type="float">
            <text:p>3630.06</text:p>
          </table:table-cell>
        </table:table-row>
        <table:table-row table:style-name="ro1">
          <table:table-cell office:value-type="float" office:value="3567.11" calcext:value-type="float">
            <text:p>3567.11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3714.95" calcext:value-type="float">
            <text:p>3714.95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3499.03" calcext:value-type="float">
            <text:p>3499.03</text:p>
          </table:table-cell>
        </table:table-row>
        <table:table-row table:style-name="ro1">
          <table:table-cell office:value-type="float" office:value="3637.33" calcext:value-type="float">
            <text:p>3637.33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699.99" calcext:value-type="float">
            <text:p>3699.9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3950.32" calcext:value-type="float">
            <text:p>3950.32</text:p>
          </table:table-cell>
        </table:table-row>
        <table:table-row table:style-name="ro1">
          <table:table-cell office:value-type="float" office:value="3929.33" calcext:value-type="float">
            <text:p>3929.33</text:p>
          </table:table-cell>
        </table:table-row>
        <table:table-row table:style-name="ro1">
          <table:table-cell office:value-type="float" office:value="4030.33" calcext:value-type="float">
            <text:p>4030.33</text:p>
          </table:table-cell>
        </table:table-row>
        <table:table-row table:style-name="ro1">
          <table:table-cell office:value-type="float" office:value="3969.48" calcext:value-type="float">
            <text:p>3969.48</text:p>
          </table:table-cell>
        </table:table-row>
        <table:table-row table:style-name="ro1">
          <table:table-cell office:value-type="float" office:value="4035.01" calcext:value-type="float">
            <text:p>4035.01</text:p>
          </table:table-cell>
        </table:table-row>
        <table:table-row table:style-name="ro1">
          <table:table-cell office:value-type="float" office:value="3971.02" calcext:value-type="float">
            <text:p>3971.02</text:p>
          </table:table-cell>
        </table:table-row>
        <table:table-row table:style-name="ro1">
          <table:table-cell office:value-type="float" office:value="3936.28" calcext:value-type="float">
            <text:p>3936.28</text:p>
          </table:table-cell>
        </table:table-row>
        <table:table-row table:style-name="ro1">
          <table:table-cell office:value-type="float" office:value="3969.01" calcext:value-type="float">
            <text:p>3969.01</text:p>
          </table:table-cell>
        </table:table-row>
        <table:table-row table:style-name="ro1">
          <table:table-cell office:value-type="float" office:value="3965.01" calcext:value-type="float">
            <text:p>3965.01</text:p>
          </table:table-cell>
        </table:table-row>
        <table:table-row table:style-name="ro1">
          <table:table-cell office:value-type="float" office:value="3890.01" calcext:value-type="float">
            <text:p>3890.01</text:p>
          </table:table-cell>
        </table:table-row>
        <table:table-row table:style-name="ro1">
          <table:table-cell office:value-type="float" office:value="3910.04" calcext:value-type="float">
            <text:p>3910.04</text:p>
          </table:table-cell>
        </table:table-row>
        <table:table-row table:style-name="ro1">
          <table:table-cell office:value-type="float" office:value="3875.93" calcext:value-type="float">
            <text:p>3875.93</text:p>
          </table:table-cell>
        </table:table-row>
        <table:table-row table:style-name="ro1">
          <table:table-cell office:value-type="float" office:value="3913.89" calcext:value-type="float">
            <text:p>3913.89</text:p>
          </table:table-cell>
        </table:table-row>
        <table:table-row table:style-name="ro1">
          <table:table-cell office:value-type="float" office:value="3927.77" calcext:value-type="float">
            <text:p>3927.77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3962.93" calcext:value-type="float">
            <text:p>3962.9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3827.66" calcext:value-type="float">
            <text:p>3827.66</text:p>
          </table:table-cell>
        </table:table-row>
        <table:table-row table:style-name="ro1">
          <table:table-cell office:value-type="float" office:value="3885.23" calcext:value-type="float">
            <text:p>3885.23</text:p>
          </table:table-cell>
        </table:table-row>
        <table:table-row table:style-name="ro1">
          <table:table-cell office:value-type="float" office:value="3864.95" calcext:value-type="float">
            <text:p>3864.95</text:p>
          </table:table-cell>
        </table:table-row>
        <table:table-row table:style-name="ro1">
          <table:table-cell office:value-type="float" office:value="3727.44" calcext:value-type="float">
            <text:p>3727.44</text:p>
          </table:table-cell>
        </table:table-row>
        <table:table-row table:style-name="ro1">
          <table:table-cell office:value-type="float" office:value="3605.03" calcext:value-type="float">
            <text:p>3605.03</text:p>
          </table:table-cell>
        </table:table-row>
        <table:table-row table:style-name="ro1">
          <table:table-cell office:value-type="float" office:value="3609.99" calcext:value-type="float">
            <text:p>3609.99</text:p>
          </table:table-cell>
        </table:table-row>
        <table:table-row table:style-name="ro1">
          <table:table-cell office:value-type="float" office:value="3697.51" calcext:value-type="float">
            <text:p>3697.51</text:p>
          </table:table-cell>
        </table:table-row>
        <table:table-row table:style-name="ro1">
          <table:table-cell office:value-type="float" office:value="3658.46" calcext:value-type="float">
            <text:p>3658.46</text:p>
          </table:table-cell>
        </table:table-row>
        <table:table-row table:style-name="ro1">
          <table:table-cell office:value-type="float" office:value="3539.97" calcext:value-type="float">
            <text:p>3539.97</text:p>
          </table:table-cell>
        </table:table-row>
        <table:table-row table:style-name="ro1">
          <table:table-cell office:value-type="float" office:value="3514.07" calcext:value-type="float">
            <text:p>3514.07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3595.87" calcext:value-type="float">
            <text:p>3595.87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3689.38" calcext:value-type="float">
            <text:p>3689.38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746.36" calcext:value-type="float">
            <text:p>3746.36</text:p>
          </table:table-cell>
        </table:table-row>
        <table:table-row table:style-name="ro1">
          <table:table-cell office:value-type="float" office:value="3779.5" calcext:value-type="float">
            <text:p>3779.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782.9" calcext:value-type="float">
            <text:p>3782.9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3683.36" calcext:value-type="float">
            <text:p>3683.36</text:p>
          </table:table-cell>
        </table:table-row>
        <table:table-row table:style-name="ro1">
          <table:table-cell office:value-type="float" office:value="3691.31" calcext:value-type="float">
            <text:p>3691.31</text:p>
          </table:table-cell>
        </table:table-row>
        <table:table-row table:style-name="ro1">
          <table:table-cell office:value-type="float" office:value="3687.36" calcext:value-type="float">
            <text:p>3687.36</text:p>
          </table:table-cell>
        </table:table-row>
        <table:table-row table:style-name="ro1">
          <table:table-cell office:value-type="float" office:value="3660.02" calcext:value-type="float">
            <text:p>3660.02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780.6" calcext:value-type="float">
            <text:p>3780.6</text:p>
          </table:table-cell>
        </table:table-row>
        <table:table-row table:style-name="ro1">
          <table:table-cell office:value-type="float" office:value="3781.05" calcext:value-type="float">
            <text:p>3781.05</text:p>
          </table:table-cell>
        </table:table-row>
        <table:table-row table:style-name="ro1">
          <table:table-cell office:value-type="float" office:value="3910.01" calcext:value-type="float">
            <text:p>3910.01</text:p>
          </table:table-cell>
        </table:table-row>
        <table:table-row table:style-name="ro1">
          <table:table-cell office:value-type="float" office:value="3930.36" calcext:value-type="float">
            <text:p>3930.36</text:p>
          </table:table-cell>
        </table:table-row>
        <table:table-row table:style-name="ro1">
          <table:table-cell office:value-type="float" office:value="3920.75" calcext:value-type="float">
            <text:p>3920.75</text:p>
          </table:table-cell>
        </table:table-row>
        <table:table-row table:style-name="ro1">
          <table:table-cell office:value-type="float" office:value="3896.02" calcext:value-type="float">
            <text:p>3896.02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3949.45" calcext:value-type="float">
            <text:p>3949.45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3906.13" calcext:value-type="float">
            <text:p>3906.13</text:p>
          </table:table-cell>
        </table:table-row>
        <table:table-row table:style-name="ro1">
          <table:table-cell office:value-type="float" office:value="3882.35" calcext:value-type="float">
            <text:p>3882.35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4149.99" calcext:value-type="float">
            <text:p>4149.99</text:p>
          </table:table-cell>
        </table:table-row>
        <table:table-row table:style-name="ro1">
          <table:table-cell office:value-type="float" office:value="4174.5" calcext:value-type="float">
            <text:p>4174.5</text:p>
          </table:table-cell>
        </table:table-row>
        <table:table-row table:style-name="ro1">
          <table:table-cell office:value-type="float" office:value="4032.87" calcext:value-type="float">
            <text:p>4032.87</text:p>
          </table:table-cell>
        </table:table-row>
        <table:table-row table:style-name="ro1">
          <table:table-cell office:value-type="float" office:value="4090.1" calcext:value-type="float">
            <text:p>4090.1</text:p>
          </table:table-cell>
        </table:table-row>
        <table:table-row table:style-name="ro1">
          <table:table-cell office:value-type="float" office:value="4220.01" calcext:value-type="float">
            <text:p>4220.01</text:p>
          </table:table-cell>
        </table:table-row>
        <table:table-row table:style-name="ro1">
          <table:table-cell office:value-type="float" office:value="4143.02" calcext:value-type="float">
            <text:p>4143.02</text:p>
          </table:table-cell>
        </table:table-row>
        <table:table-row table:style-name="ro1">
          <table:table-cell office:value-type="float" office:value="4179.99" calcext:value-type="float">
            <text:p>4179.99</text:p>
          </table:table-cell>
        </table:table-row>
        <table:table-row table:style-name="ro1">
          <table:table-cell office:value-type="float" office:value="4174.69" calcext:value-type="float">
            <text:p>4174.69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324.99" calcext:value-type="float">
            <text:p>4324.99</text:p>
          </table:table-cell>
        </table:table-row>
        <table:table-row table:style-name="ro1">
          <table:table-cell office:value-type="float" office:value="4353.98" calcext:value-type="float">
            <text:p>4353.98</text:p>
          </table:table-cell>
        </table:table-row>
        <table:table-row table:style-name="ro1">
          <table:table-cell office:value-type="float" office:value="4368.98" calcext:value-type="float">
            <text:p>4368.98</text:p>
          </table:table-cell>
        </table:table-row>
        <table:table-row table:style-name="ro1">
          <table:table-cell office:value-type="float" office:value="4378.51" calcext:value-type="float">
            <text:p>4378.51</text:p>
          </table:table-cell>
        </table:table-row>
        <table:table-row table:style-name="ro1">
          <table:table-cell office:value-type="float" office:value="4312.58" calcext:value-type="float">
            <text:p>4312.58</text:p>
          </table:table-cell>
        </table:table-row>
        <table:table-row table:style-name="ro1">
          <table:table-cell office:value-type="float" office:value="4335.82" calcext:value-type="float">
            <text:p>4335.82</text:p>
          </table:table-cell>
        </table:table-row>
        <table:table-row table:style-name="ro1">
          <table:table-cell office:value-type="float" office:value="4337.01" calcext:value-type="float">
            <text:p>4337.01</text:p>
          </table:table-cell>
        </table:table-row>
        <table:table-row table:style-name="ro1">
          <table:table-cell office:value-type="float" office:value="4299.99" calcext:value-type="float">
            <text:p>4299.99</text:p>
          </table:table-cell>
        </table:table-row>
        <table:table-row table:style-name="ro1">
          <table:table-cell office:value-type="float" office:value="4329.52" calcext:value-type="float">
            <text:p>4329.52</text:p>
          </table:table-cell>
        </table:table-row>
        <table:table-row table:style-name="ro1">
          <table:table-cell office:value-type="float" office:value="4378.48" calcext:value-type="float">
            <text:p>4378.48</text:p>
          </table:table-cell>
        </table:table-row>
        <table:table-row table:style-name="ro1">
          <table:table-cell office:value-type="float" office:value="4419.85" calcext:value-type="float">
            <text:p>4419.85</text:p>
          </table:table-cell>
        </table:table-row>
        <table:table-row table:style-name="ro1">
          <table:table-cell office:value-type="float" office:value="4424.01" calcext:value-type="float">
            <text:p>4424.01</text:p>
          </table:table-cell>
        </table:table-row>
        <table:table-row table:style-name="ro1">
          <table:table-cell office:value-type="float" office:value="4410.01" calcext:value-type="float">
            <text:p>4410.01</text:p>
          </table:table-cell>
        </table:table-row>
        <table:table-row table:style-name="ro1">
          <table:table-cell office:value-type="float" office:value="4409.09" calcext:value-type="float">
            <text:p>4409.09</text:p>
          </table:table-cell>
        </table:table-row>
        <table:table-row table:style-name="ro1">
          <table:table-cell office:value-type="float" office:value="4419.94" calcext:value-type="float">
            <text:p>4419.94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4297.99" calcext:value-type="float">
            <text:p>4297.99</text:p>
          </table:table-cell>
        </table:table-row>
        <table:table-row table:style-name="ro1">
          <table:table-cell office:value-type="float" office:value="4258.57" calcext:value-type="float">
            <text:p>4258.57</text:p>
          </table:table-cell>
        </table:table-row>
        <table:table-row table:style-name="ro1">
          <table:table-cell office:value-type="float" office:value="4235.01" calcext:value-type="float">
            <text:p>4235.01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4290.01" calcext:value-type="float">
            <text:p>4290.01</text:p>
          </table:table-cell>
        </table:table-row>
        <table:table-row table:style-name="ro1">
          <table:table-cell office:value-type="float" office:value="4310.01" calcext:value-type="float">
            <text:p>4310.01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4211.01" calcext:value-type="float">
            <text:p>4211.01</text:p>
          </table:table-cell>
        </table:table-row>
        <table:table-row table:style-name="ro1">
          <table:table-cell office:value-type="float" office:value="4173.11" calcext:value-type="float">
            <text:p>4173.11</text:p>
          </table:table-cell>
        </table:table-row>
        <table:table-row table:style-name="ro1">
          <table:table-cell office:value-type="float" office:value="4208.59" calcext:value-type="float">
            <text:p>4208.59</text:p>
          </table:table-cell>
        </table:table-row>
        <table:table-row table:style-name="ro1">
          <table:table-cell office:value-type="float" office:value="4143.04" calcext:value-type="float">
            <text:p>4143.04</text:p>
          </table:table-cell>
        </table:table-row>
        <table:table-row table:style-name="ro1">
          <table:table-cell office:value-type="float" office:value="4154.1" calcext:value-type="float">
            <text:p>4154.1</text:p>
          </table:table-cell>
        </table:table-row>
        <table:table-row table:style-name="ro1">
          <table:table-cell office:value-type="float" office:value="4226.05" calcext:value-type="float">
            <text:p>4226.05</text:p>
          </table:table-cell>
        </table:table-row>
        <table:table-row table:style-name="ro1">
          <table:table-cell office:value-type="float" office:value="4314.49" calcext:value-type="float">
            <text:p>4314.49</text:p>
          </table:table-cell>
        </table:table-row>
        <table:table-row table:style-name="ro1">
          <table:table-cell office:value-type="float" office:value="4327.63" calcext:value-type="float">
            <text:p>4327.63</text:p>
          </table:table-cell>
        </table:table-row>
        <table:table-row table:style-name="ro1">
          <table:table-cell office:value-type="float" office:value="4292.43" calcext:value-type="float">
            <text:p>4292.43</text:p>
          </table:table-cell>
        </table:table-row>
        <table:table-row table:style-name="ro1">
          <table:table-cell office:value-type="float" office:value="4316.98" calcext:value-type="float">
            <text:p>4316.98</text:p>
          </table:table-cell>
        </table:table-row>
        <table:table-row table:style-name="ro1">
          <table:table-cell office:value-type="float" office:value="4392.36" calcext:value-type="float">
            <text:p>4392.36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4382.07" calcext:value-type="float">
            <text:p>4382.07</text:p>
          </table:table-cell>
        </table:table-row>
        <table:table-row table:style-name="ro1">
          <table:table-cell office:value-type="float" office:value="4379.73" calcext:value-type="float">
            <text:p>4379.73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4335.9" calcext:value-type="float">
            <text:p>4335.9</text:p>
          </table:table-cell>
        </table:table-row>
        <table:table-row table:style-name="ro1">
          <table:table-cell office:value-type="float" office:value="4343.01" calcext:value-type="float">
            <text:p>4343.01</text:p>
          </table:table-cell>
        </table:table-row>
        <table:table-row table:style-name="ro1">
          <table:table-cell office:value-type="float" office:value="4335.38" calcext:value-type="float">
            <text:p>4335.38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4457.62" calcext:value-type="float">
            <text:p>4457.62</text:p>
          </table:table-cell>
        </table:table-row>
        <table:table-row table:style-name="ro1">
          <table:table-cell office:value-type="float" office:value="4455.99" calcext:value-type="float">
            <text:p>4455.99</text:p>
          </table:table-cell>
        </table:table-row>
        <table:table-row table:style-name="ro1">
          <table:table-cell office:value-type="float" office:value="4487.99" calcext:value-type="float">
            <text:p>4487.99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4575.01" calcext:value-type="float">
            <text:p>4575.01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4584.06" calcext:value-type="float">
            <text:p>4584.06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4664.31" calcext:value-type="float">
            <text:p>4664.31</text:p>
          </table:table-cell>
        </table:table-row>
        <table:table-row table:style-name="ro1">
          <table:table-cell office:value-type="float" office:value="4787.49" calcext:value-type="float">
            <text:p>4787.49</text:p>
          </table:table-cell>
        </table:table-row>
        <table:table-row table:style-name="ro1">
          <table:table-cell office:value-type="float" office:value="4786.95" calcext:value-type="float">
            <text:p>4786.95</text:p>
          </table:table-cell>
        </table:table-row>
        <table:table-row table:style-name="ro1">
          <table:table-cell office:value-type="float" office:value="4788.02" calcext:value-type="float">
            <text:p>4788.02</text:p>
          </table:table-cell>
        </table:table-row>
        <table:table-row table:style-name="ro1">
          <table:table-cell office:value-type="float" office:value="4785.78" calcext:value-type="float">
            <text:p>4785.78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4831.99" calcext:value-type="float">
            <text:p>4831.99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4783.06" calcext:value-type="float">
            <text:p>4783.06</text:p>
          </table:table-cell>
        </table:table-row>
        <table:table-row table:style-name="ro1">
          <table:table-cell office:value-type="float" office:value="4753.16" calcext:value-type="float">
            <text:p>4753.16</text:p>
          </table:table-cell>
        </table:table-row>
        <table:table-row table:style-name="ro1">
          <table:table-cell office:value-type="float" office:value="4829.99" calcext:value-type="float">
            <text:p>4829.99</text:p>
          </table:table-cell>
        </table:table-row>
        <table:table-row table:style-name="ro1">
          <table:table-cell office:value-type="float" office:value="4818.99" calcext:value-type="float">
            <text:p>4818.99</text:p>
          </table:table-cell>
        </table:table-row>
        <table:table-row table:style-name="ro1">
          <table:table-cell office:value-type="float" office:value="4825.01" calcext:value-type="float">
            <text:p>4825.01</text:p>
          </table:table-cell>
        </table:table-row>
        <table:table-row table:style-name="ro1">
          <table:table-cell office:value-type="float" office:value="4872.1" calcext:value-type="float">
            <text:p>4872.1</text:p>
          </table:table-cell>
        </table:table-row>
        <table:table-row table:style-name="ro1">
          <table:table-cell office:value-type="float" office:value="4821.43" calcext:value-type="float">
            <text:p>4821.43</text:p>
          </table:table-cell>
        </table:table-row>
        <table:table-row table:style-name="ro1">
          <table:table-cell office:value-type="float" office:value="4843.37" calcext:value-type="float">
            <text:p>4843.37</text:p>
          </table:table-cell>
        </table:table-row>
        <table:table-row table:style-name="ro1">
          <table:table-cell office:value-type="float" office:value="5010.2" calcext:value-type="float">
            <text:p>5010.2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5305.01" calcext:value-type="float">
            <text:p>5305.01</text:p>
          </table:table-cell>
        </table:table-row>
        <table:table-row table:style-name="ro1">
          <table:table-cell office:value-type="float" office:value="5312.43" calcext:value-type="float">
            <text:p>5312.43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</table:table-row>
        <table:table-row table:style-name="ro1">
          <table:table-cell office:value-type="float" office:value="5628.02" calcext:value-type="float">
            <text:p>5628.02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float" office:value="5762.25" calcext:value-type="float">
            <text:p>5762.25</text:p>
          </table:table-cell>
        </table:table-row>
        <table:table-row table:style-name="ro1">
          <table:table-cell office:value-type="float" office:value="5558.99" calcext:value-type="float">
            <text:p>5558.99</text:p>
          </table:table-cell>
        </table:table-row>
        <table:table-row table:style-name="ro1">
          <table:table-cell office:value-type="float" office:value="5649.98" calcext:value-type="float">
            <text:p>5649.98</text:p>
          </table:table-cell>
        </table:table-row>
        <table:table-row table:style-name="ro1">
          <table:table-cell office:value-type="float" office:value="5700.51" calcext:value-type="float">
            <text:p>5700.51</text:p>
          </table:table-cell>
        </table:table-row>
        <table:table-row table:style-name="ro1">
          <table:table-cell office:value-type="float" office:value="5653.41" calcext:value-type="float">
            <text:p>5653.41</text:p>
          </table:table-cell>
        </table:table-row>
        <table:table-row table:style-name="ro1">
          <table:table-cell office:value-type="float" office:value="5720.02" calcext:value-type="float">
            <text:p>5720.02</text:p>
          </table:table-cell>
        </table:table-row>
        <table:table-row table:style-name="ro1">
          <table:table-cell office:value-type="float" office:value="5752.04" calcext:value-type="float">
            <text:p>5752.04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</table:table-row>
        <table:table-row table:style-name="ro1">
          <table:table-cell office:value-type="float" office:value="5869.99" calcext:value-type="float">
            <text:p>5869.99</text:p>
          </table:table-cell>
        </table:table-row>
        <table:table-row table:style-name="ro1">
          <table:table-cell office:value-type="float" office:value="5771.07" calcext:value-type="float">
            <text:p>5771.07</text:p>
          </table:table-cell>
        </table:table-row>
        <table:table-row table:style-name="ro1">
          <table:table-cell office:value-type="float" office:value="5786.11" calcext:value-type="float">
            <text:p>5786.11</text:p>
          </table:table-cell>
        </table:table-row>
        <table:table-row table:style-name="ro1">
          <table:table-cell office:value-type="float" office:value="5400.01" calcext:value-type="float">
            <text:p>5400.01</text:p>
          </table:table-cell>
        </table:table-row>
        <table:table-row table:style-name="ro1">
          <table:table-cell office:value-type="float" office:value="5544.14" calcext:value-type="float">
            <text:p>5544.14</text:p>
          </table:table-cell>
        </table:table-row>
        <table:table-row table:style-name="ro1">
          <table:table-cell office:value-type="float" office:value="5533.56" calcext:value-type="float">
            <text:p>5533.56</text:p>
          </table:table-cell>
        </table:table-row>
        <table:table-row table:style-name="ro1">
          <table:table-cell office:value-type="float" office:value="5709.99" calcext:value-type="float">
            <text:p>5709.99</text:p>
          </table:table-cell>
        </table:table-row>
        <table:table-row table:style-name="ro1">
          <table:table-cell office:value-type="float" office:value="5600.05" calcext:value-type="float">
            <text:p>5600.05</text:p>
          </table:table-cell>
        </table:table-row>
        <table:table-row table:style-name="ro1">
          <table:table-cell office:value-type="float" office:value="5628.32" calcext:value-type="float">
            <text:p>5628.32</text:p>
          </table:table-cell>
        </table:table-row>
        <table:table-row table:style-name="ro1">
          <table:table-cell office:value-type="float" office:value="5728.99" calcext:value-type="float">
            <text:p>5728.99</text:p>
          </table:table-cell>
        </table:table-row>
        <table:table-row table:style-name="ro1">
          <table:table-cell office:value-type="float" office:value="5681.22" calcext:value-type="float">
            <text:p>5681.22</text:p>
          </table:table-cell>
        </table:table-row>
        <table:table-row table:style-name="ro1">
          <table:table-cell office:value-type="float" office:value="5703.27" calcext:value-type="float">
            <text:p>5703.27</text:p>
          </table:table-cell>
        </table:table-row>
        <table:table-row table:style-name="ro1">
          <table:table-cell office:value-type="float" office:value="5760.02" calcext:value-type="float">
            <text:p>5760.02</text:p>
          </table:table-cell>
        </table:table-row>
        <table:table-row table:style-name="ro1">
          <table:table-cell office:value-type="float" office:value="5620.01" calcext:value-type="float">
            <text:p>5620.01</text:p>
          </table:table-cell>
        </table:table-row>
        <table:table-row table:style-name="ro1">
          <table:table-cell office:value-type="float" office:value="5650.02" calcext:value-type="float">
            <text:p>5650.02</text:p>
          </table:table-cell>
        </table:table-row>
        <table:table-row table:style-name="ro1">
          <table:table-cell office:value-type="float" office:value="5579.98" calcext:value-type="float">
            <text:p>5579.98</text:p>
          </table:table-cell>
        </table:table-row>
        <table:table-row table:style-name="ro1">
          <table:table-cell office:value-type="float" office:value="5603.01" calcext:value-type="float">
            <text:p>5603.01</text:p>
          </table:table-cell>
        </table:table-row>
        <table:table-row table:style-name="ro1">
          <table:table-cell office:value-type="float" office:value="5622.06" calcext:value-type="float">
            <text:p>5622.06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5484.86" calcext:value-type="float">
            <text:p>5484.86</text:p>
          </table:table-cell>
        </table:table-row>
        <table:table-row table:style-name="ro1">
          <table:table-cell office:value-type="float" office:value="5277.22" calcext:value-type="float">
            <text:p>5277.22</text:p>
          </table:table-cell>
        </table:table-row>
        <table:table-row table:style-name="ro1">
          <table:table-cell office:value-type="float" office:value="5273.25" calcext:value-type="float">
            <text:p>5273.25</text:p>
          </table:table-cell>
        </table:table-row>
        <table:table-row table:style-name="ro1">
          <table:table-cell office:value-type="float" office:value="5322.28" calcext:value-type="float">
            <text:p>5322.28</text:p>
          </table:table-cell>
        </table:table-row>
        <table:table-row table:style-name="ro1">
          <table:table-cell office:value-type="float" office:value="5382.98" calcext:value-type="float">
            <text:p>5382.98</text:p>
          </table:table-cell>
        </table:table-row>
        <table:table-row table:style-name="ro1">
          <table:table-cell office:value-type="float" office:value="5512.06" calcext:value-type="float">
            <text:p>5512.06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5577.98" calcext:value-type="float">
            <text:p>5577.98</text:p>
          </table:table-cell>
        </table:table-row>
        <table:table-row table:style-name="ro1">
          <table:table-cell office:value-type="float" office:value="5690.12" calcext:value-type="float">
            <text:p>5690.12</text:p>
          </table:table-cell>
        </table:table-row>
        <table:table-row table:style-name="ro1">
          <table:table-cell office:value-type="float" office:value="5625.01" calcext:value-type="float">
            <text:p>5625.01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float" office:value="5683.9" calcext:value-type="float">
            <text:p>5683.9</text:p>
          </table:table-cell>
        </table:table-row>
        <table:table-row table:style-name="ro1">
          <table:table-cell office:value-type="float" office:value="5669.08" calcext:value-type="float">
            <text:p>5669.08</text:p>
          </table:table-cell>
        </table:table-row>
        <table:table-row table:style-name="ro1">
          <table:table-cell office:value-type="float" office:value="5639.95" calcext:value-type="float">
            <text:p>5639.95</text:p>
          </table:table-cell>
        </table:table-row>
        <table:table-row table:style-name="ro1">
          <table:table-cell office:value-type="float" office:value="5662.75" calcext:value-type="float">
            <text:p>5662.75</text:p>
          </table:table-cell>
        </table:table-row>
        <table:table-row table:style-name="ro1">
          <table:table-cell office:value-type="float" office:value="5889.99" calcext:value-type="float">
            <text:p>5889.99</text:p>
          </table:table-cell>
        </table:table-row>
        <table:table-row table:style-name="ro1">
          <table:table-cell office:value-type="float" office:value="6060.54" calcext:value-type="float">
            <text:p>6060.54</text:p>
          </table:table-cell>
        </table:table-row>
        <table:table-row table:style-name="ro1">
          <table:table-cell office:value-type="float" office:value="6010.01" calcext:value-type="float">
            <text:p>6010.01</text:p>
          </table:table-cell>
        </table:table-row>
        <table:table-row table:style-name="ro1">
          <table:table-cell office:value-type="float" office:value="6110.01" calcext:value-type="float">
            <text:p>6110.01</text:p>
          </table:table-cell>
        </table:table-row>
        <table:table-row table:style-name="ro1">
          <table:table-cell office:value-type="float" office:value="6091.92" calcext:value-type="float">
            <text:p>6091.92</text:p>
          </table:table-cell>
        </table:table-row>
        <table:table-row table:style-name="ro1">
          <table:table-cell office:value-type="float" office:value="6116.98" calcext:value-type="float">
            <text:p>6116.98</text:p>
          </table:table-cell>
        </table:table-row>
        <table:table-row table:style-name="ro1">
          <table:table-cell office:value-type="float" office:value="6149.99" calcext:value-type="float">
            <text:p>6149.99</text:p>
          </table:table-cell>
        </table:table-row>
        <table:table-row table:style-name="ro1">
          <table:table-cell office:value-type="float" office:value="6024.07" calcext:value-type="float">
            <text:p>6024.07</text:p>
          </table:table-cell>
        </table:table-row>
        <table:table-row table:style-name="ro1">
          <table:table-cell office:value-type="float" office:value="6024.97" calcext:value-type="float">
            <text:p>6024.97</text:p>
          </table:table-cell>
        </table:table-row>
        <table:table-row table:style-name="ro1">
          <table:table-cell office:value-type="float" office:value="5950.24" calcext:value-type="float">
            <text:p>5950.24</text:p>
          </table:table-cell>
        </table:table-row>
        <table:table-row table:style-name="ro1">
          <table:table-cell office:value-type="float" office:value="5907.11" calcext:value-type="float">
            <text:p>5907.11</text:p>
          </table:table-cell>
        </table:table-row>
        <table:table-row table:style-name="ro1">
          <table:table-cell office:value-type="float" office:value="5819.98" calcext:value-type="float">
            <text:p>5819.98</text:p>
          </table:table-cell>
        </table:table-row>
        <table:table-row table:style-name="ro1">
          <table:table-cell office:value-type="float" office:value="5970.27" calcext:value-type="float">
            <text:p>5970.27</text:p>
          </table:table-cell>
        </table:table-row>
        <table:table-row table:style-name="ro1">
          <table:table-cell office:value-type="float" office:value="5866.99" calcext:value-type="float">
            <text:p>5866.99</text:p>
          </table:table-cell>
        </table:table-row>
        <table:table-row table:style-name="ro1">
          <table:table-cell office:value-type="float" office:value="5950.02" calcext:value-type="float">
            <text:p>5950.02</text:p>
          </table:table-cell>
        </table:table-row>
        <table:table-row table:style-name="ro1">
          <table:table-cell office:value-type="float" office:value="5950.25" calcext:value-type="float">
            <text:p>5950.25</text:p>
          </table:table-cell>
        </table:table-row>
        <table:table-row table:style-name="ro1">
          <table:table-cell office:value-type="float" office:value="5865.05" calcext:value-type="float">
            <text:p>5865.05</text:p>
          </table:table-cell>
        </table:table-row>
        <table:table-row table:style-name="ro1">
          <table:table-cell office:value-type="float" office:value="5881.99" calcext:value-type="float">
            <text:p>5881.99</text:p>
          </table:table-cell>
        </table:table-row>
        <table:table-row table:style-name="ro1">
          <table:table-cell office:value-type="float" office:value="5762.04" calcext:value-type="float">
            <text:p>5762.04</text:p>
          </table:table-cell>
        </table:table-row>
        <table:table-row table:style-name="ro1">
          <table:table-cell office:value-type="float" office:value="5880.82" calcext:value-type="float">
            <text:p>5880.82</text:p>
          </table:table-cell>
        </table:table-row>
        <table:table-row table:style-name="ro1">
          <table:table-cell office:value-type="float" office:value="5915.93" calcext:value-type="float">
            <text:p>5915.93</text:p>
          </table:table-cell>
        </table:table-row>
        <table:table-row table:style-name="ro1">
          <table:table-cell office:value-type="float" office:value="5625.03" calcext:value-type="float">
            <text:p>5625.03</text:p>
          </table:table-cell>
        </table:table-row>
        <table:table-row table:style-name="ro1">
          <table:table-cell office:value-type="float" office:value="5721.83" calcext:value-type="float">
            <text:p>5721.83</text:p>
          </table:table-cell>
        </table:table-row>
        <table:table-row table:style-name="ro1">
          <table:table-cell office:value-type="float" office:value="5676.04" calcext:value-type="float">
            <text:p>5676.04</text:p>
          </table:table-cell>
        </table:table-row>
        <table:table-row table:style-name="ro1">
          <table:table-cell office:value-type="float" office:value="5637.96" calcext:value-type="float">
            <text:p>5637.96</text:p>
          </table:table-cell>
        </table:table-row>
        <table:table-row table:style-name="ro1">
          <table:table-cell office:value-type="float" office:value="5635.07" calcext:value-type="float">
            <text:p>5635.07</text:p>
          </table:table-cell>
        </table:table-row>
        <table:table-row table:style-name="ro1">
          <table:table-cell office:value-type="float" office:value="5477.03" calcext:value-type="float">
            <text:p>5477.03</text:p>
          </table:table-cell>
        </table:table-row>
        <table:table-row table:style-name="ro1">
          <table:table-cell office:value-type="float" office:value="5515.96" calcext:value-type="float">
            <text:p>5515.96</text:p>
          </table:table-cell>
        </table:table-row>
        <table:table-row table:style-name="ro1">
          <table:table-cell office:value-type="float" office:value="5541.51" calcext:value-type="float">
            <text:p>5541.51</text:p>
          </table:table-cell>
        </table:table-row>
        <table:table-row table:style-name="ro1">
          <table:table-cell office:value-type="float" office:value="5469.98" calcext:value-type="float">
            <text:p>5469.98</text:p>
          </table:table-cell>
        </table:table-row>
        <table:table-row table:style-name="ro1">
          <table:table-cell office:value-type="float" office:value="5456.11" calcext:value-type="float">
            <text:p>5456.11</text:p>
          </table:table-cell>
        </table:table-row>
        <table:table-row table:style-name="ro1">
          <table:table-cell office:value-type="float" office:value="5580.07" calcext:value-type="float">
            <text:p>5580.07</text:p>
          </table:table-cell>
        </table:table-row>
        <table:table-row table:style-name="ro1">
          <table:table-cell office:value-type="float" office:value="5689.99" calcext:value-type="float">
            <text:p>5689.99</text:p>
          </table:table-cell>
        </table:table-row>
        <table:table-row table:style-name="ro1">
          <table:table-cell office:value-type="float" office:value="5719.99" calcext:value-type="float">
            <text:p>5719.99</text:p>
          </table:table-cell>
        </table:table-row>
        <table:table-row table:style-name="ro1">
          <table:table-cell office:value-type="float" office:value="5669.13" calcext:value-type="float">
            <text:p>5669.13</text:p>
          </table:table-cell>
        </table:table-row>
        <table:table-row table:style-name="ro1">
          <table:table-cell office:value-type="float" office:value="5853.99" calcext:value-type="float">
            <text:p>5853.99</text:p>
          </table:table-cell>
        </table:table-row>
        <table:table-row table:style-name="ro1">
          <table:table-cell office:value-type="float" office:value="5918.99" calcext:value-type="float">
            <text:p>5918.99</text:p>
          </table:table-cell>
        </table:table-row>
        <table:table-row table:style-name="ro1">
          <table:table-cell office:value-type="float" office:value="5834.38" calcext:value-type="float">
            <text:p>5834.38</text:p>
          </table:table-cell>
        </table:table-row>
        <table:table-row table:style-name="ro1">
          <table:table-cell office:value-type="float" office:value="5861.77" calcext:value-type="float">
            <text:p>5861.77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</table:table-row>
        <table:table-row table:style-name="ro1">
          <table:table-cell office:value-type="float" office:value="5874.49" calcext:value-type="float">
            <text:p>5874.49</text:p>
          </table:table-cell>
        </table:table-row>
        <table:table-row table:style-name="ro1">
          <table:table-cell office:value-type="float" office:value="5843.18" calcext:value-type="float">
            <text:p>5843.18</text:p>
          </table:table-cell>
        </table:table-row>
        <table:table-row table:style-name="ro1">
          <table:table-cell office:value-type="float" office:value="5771.01" calcext:value-type="float">
            <text:p>5771.01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5768.83" calcext:value-type="float">
            <text:p>5768.83</text:p>
          </table:table-cell>
        </table:table-row>
        <table:table-row table:style-name="ro1">
          <table:table-cell office:value-type="float" office:value="5726.92" calcext:value-type="float">
            <text:p>5726.92</text:p>
          </table:table-cell>
        </table:table-row>
        <table:table-row table:style-name="ro1">
          <table:table-cell office:value-type="float" office:value="5781.01" calcext:value-type="float">
            <text:p>5781.01</text:p>
          </table:table-cell>
        </table:table-row>
        <table:table-row table:style-name="ro1">
          <table:table-cell office:value-type="float" office:value="5680.28" calcext:value-type="float">
            <text:p>5680.28</text:p>
          </table:table-cell>
        </table:table-row>
        <table:table-row table:style-name="ro1">
          <table:table-cell office:value-type="float" office:value="5669.97" calcext:value-type="float">
            <text:p>5669.97</text:p>
          </table:table-cell>
        </table:table-row>
        <table:table-row table:style-name="ro1">
          <table:table-cell office:value-type="float" office:value="5726.02" calcext:value-type="float">
            <text:p>5726.02</text:p>
          </table:table-cell>
        </table:table-row>
        <table:table-row table:style-name="ro1">
          <table:table-cell office:value-type="float" office:value="5719.64" calcext:value-type="float">
            <text:p>5719.64</text:p>
          </table:table-cell>
        </table:table-row>
        <table:table-row table:style-name="ro1">
          <table:table-cell office:value-type="float" office:value="5715.01" calcext:value-type="float">
            <text:p>5715.01</text:p>
          </table:table-cell>
        </table:table-row>
        <table:table-row table:style-name="ro1">
          <table:table-cell office:value-type="float" office:value="5799.99" calcext:value-type="float">
            <text:p>5799.99</text:p>
          </table:table-cell>
        </table:table-row>
        <table:table-row table:style-name="ro1">
          <table:table-cell office:value-type="float" office:value="5784.97" calcext:value-type="float">
            <text:p>5784.97</text:p>
          </table:table-cell>
        </table:table-row>
        <table:table-row table:style-name="ro1">
          <table:table-cell office:value-type="float" office:value="5949.01" calcext:value-type="float">
            <text:p>5949.01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6169.98" calcext:value-type="float">
            <text:p>6169.98</text:p>
          </table:table-cell>
        </table:table-row>
        <table:table-row table:style-name="ro1">
          <table:table-cell office:value-type="float" office:value="6155.88" calcext:value-type="float">
            <text:p>6155.88</text:p>
          </table:table-cell>
        </table:table-row>
        <table:table-row table:style-name="ro1">
          <table:table-cell office:value-type="float" office:value="6116.19" calcext:value-type="float">
            <text:p>6116.19</text:p>
          </table:table-cell>
        </table:table-row>
        <table:table-row table:style-name="ro1">
          <table:table-cell office:value-type="float" office:value="6181.98" calcext:value-type="float">
            <text:p>6181.98</text:p>
          </table:table-cell>
        </table:table-row>
        <table:table-row table:style-name="ro1">
          <table:table-cell office:value-type="float" office:value="6070.98" calcext:value-type="float">
            <text:p>6070.98</text:p>
          </table:table-cell>
        </table:table-row>
        <table:table-row table:style-name="ro1">
          <table:table-cell office:value-type="float" office:value="6111.58" calcext:value-type="float">
            <text:p>6111.58</text:p>
          </table:table-cell>
        </table:table-row>
        <table:table-row table:style-name="ro1">
          <table:table-cell office:value-type="float" office:value="6120.5" calcext:value-type="float">
            <text:p>6120.5</text:p>
          </table:table-cell>
        </table:table-row>
        <table:table-row table:style-name="ro1">
          <table:table-cell office:value-type="float" office:value="6139.88" calcext:value-type="float">
            <text:p>6139.88</text:p>
          </table:table-cell>
        </table:table-row>
        <table:table-row table:style-name="ro1">
          <table:table-cell office:value-type="float" office:value="6117.94" calcext:value-type="float">
            <text:p>6117.94</text:p>
          </table:table-cell>
        </table:table-row>
        <table:table-row table:style-name="ro1">
          <table:table-cell office:value-type="float" office:value="6223.33" calcext:value-type="float">
            <text:p>6223.33</text:p>
          </table:table-cell>
        </table:table-row>
        <table:table-row table:style-name="ro1">
          <table:table-cell office:value-type="float" office:value="6371.28" calcext:value-type="float">
            <text:p>6371.28</text:p>
          </table:table-cell>
        </table:table-row>
        <table:table-row table:style-name="ro1">
          <table:table-cell office:value-type="float" office:value="6329.98" calcext:value-type="float">
            <text:p>6329.98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</table:table-row>
        <table:table-row table:style-name="ro1">
          <table:table-cell office:value-type="float" office:value="6458.88" calcext:value-type="float">
            <text:p>6458.88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6614.97" calcext:value-type="float">
            <text:p>6614.97</text:p>
          </table:table-cell>
        </table:table-row>
        <table:table-row table:style-name="ro1">
          <table:table-cell office:value-type="float" office:value="6596.99" calcext:value-type="float">
            <text:p>6596.99</text:p>
          </table:table-cell>
        </table:table-row>
        <table:table-row table:style-name="ro1">
          <table:table-cell office:value-type="float" office:value="6622.99" calcext:value-type="float">
            <text:p>6622.99</text:p>
          </table:table-cell>
        </table:table-row>
        <table:table-row table:style-name="ro1">
          <table:table-cell office:value-type="float" office:value="6753.98" calcext:value-type="float">
            <text:p>6753.98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float" office:value="6887.81" calcext:value-type="float">
            <text:p>6887.81</text:p>
          </table:table-cell>
        </table:table-row>
        <table:table-row table:style-name="ro1">
          <table:table-cell office:value-type="float" office:value="7019.98" calcext:value-type="float">
            <text:p>7019.98</text:p>
          </table:table-cell>
        </table:table-row>
        <table:table-row table:style-name="ro1">
          <table:table-cell office:value-type="float" office:value="6981.9" calcext:value-type="float">
            <text:p>6981.9</text:p>
          </table:table-cell>
        </table:table-row>
        <table:table-row table:style-name="ro1">
          <table:table-cell office:value-type="float" office:value="7019.98" calcext:value-type="float">
            <text:p>7019.98</text:p>
          </table:table-cell>
        </table:table-row>
        <table:table-row table:style-name="ro1">
          <table:table-cell office:value-type="float" office:value="7172.41" calcext:value-type="float">
            <text:p>7172.41</text:p>
          </table:table-cell>
        </table:table-row>
        <table:table-row table:style-name="ro1">
          <table:table-cell office:value-type="float" office:value="7251.01" calcext:value-type="float">
            <text:p>7251.01</text:p>
          </table:table-cell>
        </table:table-row>
        <table:table-row table:style-name="ro1">
          <table:table-cell office:value-type="float" office:value="7230.95" calcext:value-type="float">
            <text:p>7230.95</text:p>
          </table:table-cell>
        </table:table-row>
        <table:table-row table:style-name="ro1">
          <table:table-cell office:value-type="float" office:value="7284.98" calcext:value-type="float">
            <text:p>7284.98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7115.04" calcext:value-type="float">
            <text:p>7115.04</text:p>
          </table:table-cell>
        </table:table-row>
        <table:table-row table:style-name="ro1">
          <table:table-cell office:value-type="float" office:value="7125.12" calcext:value-type="float">
            <text:p>7125.12</text:p>
          </table:table-cell>
        </table:table-row>
        <table:table-row table:style-name="ro1">
          <table:table-cell office:value-type="float" office:value="7174.99" calcext:value-type="float">
            <text:p>7174.99</text:p>
          </table:table-cell>
        </table:table-row>
        <table:table-row table:style-name="ro1">
          <table:table-cell office:value-type="float" office:value="7085.02" calcext:value-type="float">
            <text:p>7085.02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7360.04" calcext:value-type="float">
            <text:p>7360.04</text:p>
          </table:table-cell>
        </table:table-row>
        <table:table-row table:style-name="ro1">
          <table:table-cell office:value-type="float" office:value="7357.09" calcext:value-type="float">
            <text:p>7357.09</text:p>
          </table:table-cell>
        </table:table-row>
        <table:table-row table:style-name="ro1">
          <table:table-cell office:value-type="float" office:value="7409.93" calcext:value-type="float">
            <text:p>7409.93</text:p>
          </table:table-cell>
        </table:table-row>
        <table:table-row table:style-name="ro1">
          <table:table-cell office:value-type="float" office:value="7398.69" calcext:value-type="float">
            <text:p>7398.69</text:p>
          </table:table-cell>
        </table:table-row>
        <table:table-row table:style-name="ro1">
          <table:table-cell office:value-type="float" office:value="7513.82" calcext:value-type="float">
            <text:p>7513.82</text:p>
          </table:table-cell>
        </table:table-row>
        <table:table-row table:style-name="ro1">
          <table:table-cell office:value-type="float" office:value="7499.87" calcext:value-type="float">
            <text:p>7499.87</text:p>
          </table:table-cell>
        </table:table-row>
        <table:table-row table:style-name="ro1">
          <table:table-cell office:value-type="float" office:value="7536.01" calcext:value-type="float">
            <text:p>7536.01</text:p>
          </table:table-cell>
        </table:table-row>
        <table:table-row table:style-name="ro1">
          <table:table-cell office:value-type="float" office:value="7345.01" calcext:value-type="float">
            <text:p>7345.01</text:p>
          </table:table-cell>
        </table:table-row>
        <table:table-row table:style-name="ro1">
          <table:table-cell office:value-type="float" office:value="7215.54" calcext:value-type="float">
            <text:p>7215.54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</table:table-row>
        <table:table-row table:style-name="ro1">
          <table:table-cell office:value-type="float" office:value="7304.11" calcext:value-type="float">
            <text:p>7304.11</text:p>
          </table:table-cell>
        </table:table-row>
        <table:table-row table:style-name="ro1">
          <table:table-cell office:value-type="float" office:value="7232.03" calcext:value-type="float">
            <text:p>7232.03</text:p>
          </table:table-cell>
        </table:table-row>
        <table:table-row table:style-name="ro1">
          <table:table-cell office:value-type="float" office:value="7028.95" calcext:value-type="float">
            <text:p>7028.95</text:p>
          </table:table-cell>
        </table:table-row>
        <table:table-row table:style-name="ro1">
          <table:table-cell office:value-type="float" office:value="6960.12" calcext:value-type="float">
            <text:p>6960.12</text:p>
          </table:table-cell>
        </table:table-row>
        <table:table-row table:style-name="ro1">
          <table:table-cell office:value-type="float" office:value="7120.17" calcext:value-type="float">
            <text:p>7120.17</text:p>
          </table:table-cell>
        </table:table-row>
        <table:table-row table:style-name="ro1">
          <table:table-cell office:value-type="float" office:value="7159.98" calcext:value-type="float">
            <text:p>7159.98</text:p>
          </table:table-cell>
        </table:table-row>
        <table:table-row table:style-name="ro1">
          <table:table-cell office:value-type="float" office:value="7160.55" calcext:value-type="float">
            <text:p>7160.55</text:p>
          </table:table-cell>
        </table:table-row>
        <table:table-row table:style-name="ro1">
          <table:table-cell office:value-type="float" office:value="7038.2" calcext:value-type="float">
            <text:p>7038.2</text:p>
          </table:table-cell>
        </table:table-row>
        <table:table-row table:style-name="ro1">
          <table:table-cell office:value-type="float" office:value="7059.78" calcext:value-type="float">
            <text:p>7059.78</text:p>
          </table:table-cell>
        </table:table-row>
        <table:table-row table:style-name="ro1">
          <table:table-cell office:value-type="float" office:value="7064.04" calcext:value-type="float">
            <text:p>7064.04</text:p>
          </table:table-cell>
        </table:table-row>
        <table:table-row table:style-name="ro1">
          <table:table-cell office:value-type="float" office:value="7331.71" calcext:value-type="float">
            <text:p>7331.71</text:p>
          </table:table-cell>
        </table:table-row>
        <table:table-row table:style-name="ro1">
          <table:table-cell office:value-type="float" office:value="7303.01" calcext:value-type="float">
            <text:p>7303.01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</table:table-row>
        <table:table-row table:style-name="ro1">
          <table:table-cell office:value-type="float" office:value="7442.38" calcext:value-type="float">
            <text:p>7442.38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7345.05" calcext:value-type="float">
            <text:p>7345.05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</table:table-row>
        <table:table-row table:style-name="ro1">
          <table:table-cell office:value-type="float" office:value="7134.99" calcext:value-type="float">
            <text:p>7134.99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</table:table-row>
        <table:table-row table:style-name="ro1">
          <table:table-cell office:value-type="float" office:value="7079.99" calcext:value-type="float">
            <text:p>7079.99</text:p>
          </table:table-cell>
        </table:table-row>
        <table:table-row table:style-name="ro1">
          <table:table-cell office:value-type="float" office:value="7213.41" calcext:value-type="float">
            <text:p>7213.41</text:p>
          </table:table-cell>
        </table:table-row>
        <table:table-row table:style-name="ro1">
          <table:table-cell office:value-type="float" office:value="7149.18" calcext:value-type="float">
            <text:p>7149.18</text:p>
          </table:table-cell>
        </table:table-row>
        <table:table-row table:style-name="ro1">
          <table:table-cell office:value-type="float" office:value="6831.2" calcext:value-type="float">
            <text:p>6831.2</text:p>
          </table:table-cell>
        </table:table-row>
        <table:table-row table:style-name="ro1">
          <table:table-cell office:value-type="float" office:value="6760.02" calcext:value-type="float">
            <text:p>6760.02</text:p>
          </table:table-cell>
        </table:table-row>
        <table:table-row table:style-name="ro1">
          <table:table-cell office:value-type="float" office:value="6526.31" calcext:value-type="float">
            <text:p>6526.31</text:p>
          </table:table-cell>
        </table:table-row>
        <table:table-row table:style-name="ro1">
          <table:table-cell office:value-type="float" office:value="6506.98" calcext:value-type="float">
            <text:p>6506.98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6578.74" calcext:value-type="float">
            <text:p>6578.74</text:p>
          </table:table-cell>
        </table:table-row>
        <table:table-row table:style-name="ro1">
          <table:table-cell office:value-type="float" office:value="6410.02" calcext:value-type="float">
            <text:p>6410.02</text:p>
          </table:table-cell>
        </table:table-row>
        <table:table-row table:style-name="ro1">
          <table:table-cell office:value-type="float" office:value="6285.84" calcext:value-type="float">
            <text:p>6285.84</text:p>
          </table:table-cell>
        </table:table-row>
        <table:table-row table:style-name="ro1">
          <table:table-cell office:value-type="float" office:value="6240.03" calcext:value-type="float">
            <text:p>6240.03</text:p>
          </table:table-cell>
        </table:table-row>
        <table:table-row table:style-name="ro1">
          <table:table-cell office:value-type="float" office:value="6245.05" calcext:value-type="float">
            <text:p>6245.05</text:p>
          </table:table-cell>
        </table:table-row>
        <table:table-row table:style-name="ro1">
          <table:table-cell office:value-type="float" office:value="5956.02" calcext:value-type="float">
            <text:p>5956.02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</table:table-row>
        <table:table-row table:style-name="ro1">
          <table:table-cell office:value-type="float" office:value="6241.71" calcext:value-type="float">
            <text:p>6241.71</text:p>
          </table:table-cell>
        </table:table-row>
        <table:table-row table:style-name="ro1">
          <table:table-cell office:value-type="float" office:value="6200.02" calcext:value-type="float">
            <text:p>6200.02</text:p>
          </table:table-cell>
        </table:table-row>
        <table:table-row table:style-name="ro1">
          <table:table-cell office:value-type="float" office:value="6020.06" calcext:value-type="float">
            <text:p>6020.06</text:p>
          </table:table-cell>
        </table:table-row>
        <table:table-row table:style-name="ro1">
          <table:table-cell office:value-type="float" office:value="5811.03" calcext:value-type="float">
            <text:p>5811.03</text:p>
          </table:table-cell>
        </table:table-row>
        <table:table-row table:style-name="ro1">
          <table:table-cell office:value-type="float" office:value="5983.99" calcext:value-type="float">
            <text:p>5983.99</text:p>
          </table:table-cell>
        </table:table-row>
        <table:table-row table:style-name="ro1">
          <table:table-cell office:value-type="float" office:value="6196.66" calcext:value-type="float">
            <text:p>6196.66</text:p>
          </table:table-cell>
        </table:table-row>
        <table:table-row table:style-name="ro1">
          <table:table-cell office:value-type="float" office:value="6426.02" calcext:value-type="float">
            <text:p>6426.02</text:p>
          </table:table-cell>
        </table:table-row>
        <table:table-row table:style-name="ro1">
          <table:table-cell office:value-type="float" office:value="6589.99" calcext:value-type="float">
            <text:p>6589.99</text:p>
          </table:table-cell>
        </table:table-row>
        <table:table-row table:style-name="ro1">
          <table:table-cell office:value-type="float" office:value="6366.97" calcext:value-type="float">
            <text:p>6366.97</text:p>
          </table:table-cell>
        </table:table-row>
        <table:table-row table:style-name="ro1">
          <table:table-cell office:value-type="float" office:value="6465.99" calcext:value-type="float">
            <text:p>6465.99</text:p>
          </table:table-cell>
        </table:table-row>
        <table:table-row table:style-name="ro1">
          <table:table-cell office:value-type="float" office:value="6590.9" calcext:value-type="float">
            <text:p>6590.9</text:p>
          </table:table-cell>
        </table:table-row>
        <table:table-row table:style-name="ro1">
          <table:table-cell office:value-type="float" office:value="6545.33" calcext:value-type="float">
            <text:p>6545.33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</table:table-row>
        <table:table-row table:style-name="ro1">
          <table:table-cell office:value-type="float" office:value="6532.06" calcext:value-type="float">
            <text:p>6532.06</text:p>
          </table:table-cell>
        </table:table-row>
        <table:table-row table:style-name="ro1">
          <table:table-cell office:value-type="float" office:value="6574.99" calcext:value-type="float">
            <text:p>6574.99</text:p>
          </table:table-cell>
        </table:table-row>
        <table:table-row table:style-name="ro1">
          <table:table-cell office:value-type="float" office:value="6815.09" calcext:value-type="float">
            <text:p>6815.09</text:p>
          </table:table-cell>
        </table:table-row>
        <table:table-row table:style-name="ro1">
          <table:table-cell office:value-type="float" office:value="6850.23" calcext:value-type="float">
            <text:p>6850.23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</table:table-row>
        <table:table-row table:style-name="ro1">
          <table:table-cell office:value-type="float" office:value="7240.06" calcext:value-type="float">
            <text:p>7240.06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float" office:value="7369.99" calcext:value-type="float">
            <text:p>7369.99</text:p>
          </table:table-cell>
        </table:table-row>
        <table:table-row table:style-name="ro1">
          <table:table-cell office:value-type="float" office:value="7380.54" calcext:value-type="float">
            <text:p>7380.54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</table:table-row>
        <table:table-row table:style-name="ro1">
          <table:table-cell office:value-type="float" office:value="7735.96" calcext:value-type="float">
            <text:p>7735.96</text:p>
          </table:table-cell>
        </table:table-row>
        <table:table-row table:style-name="ro1">
          <table:table-cell office:value-type="float" office:value="7864.5" calcext:value-type="float">
            <text:p>7864.5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</table:table-row>
        <table:table-row table:style-name="ro1">
          <table:table-cell office:value-type="float" office:value="7765.08" calcext:value-type="float">
            <text:p>7765.08</text:p>
          </table:table-cell>
        </table:table-row>
        <table:table-row table:style-name="ro1">
          <table:table-cell office:value-type="float" office:value="7928.96" calcext:value-type="float">
            <text:p>7928.96</text:p>
          </table:table-cell>
        </table:table-row>
        <table:table-row table:style-name="ro1">
          <table:table-cell office:value-type="float" office:value="7799.37" calcext:value-type="float">
            <text:p>7799.37</text:p>
          </table:table-cell>
        </table:table-row>
        <table:table-row table:style-name="ro1">
          <table:table-cell office:value-type="float" office:value="7699.19" calcext:value-type="float">
            <text:p>7699.19</text:p>
          </table:table-cell>
        </table:table-row>
        <table:table-row table:style-name="ro1">
          <table:table-cell office:value-type="float" office:value="7588.72" calcext:value-type="float">
            <text:p>7588.72</text:p>
          </table:table-cell>
        </table:table-row>
        <table:table-row table:style-name="ro1">
          <table:table-cell office:value-type="float" office:value="7674.97" calcext:value-type="float">
            <text:p>7674.97</text:p>
          </table:table-cell>
        </table:table-row>
        <table:table-row table:style-name="ro1">
          <table:table-cell office:value-type="float" office:value="7747.96" calcext:value-type="float">
            <text:p>7747.96</text:p>
          </table:table-cell>
        </table:table-row>
        <table:table-row table:style-name="ro1">
          <table:table-cell office:value-type="float" office:value="7676.09" calcext:value-type="float">
            <text:p>7676.09</text:p>
          </table:table-cell>
        </table:table-row>
        <table:table-row table:style-name="ro1">
          <table:table-cell office:value-type="float" office:value="7726.14" calcext:value-type="float">
            <text:p>7726.14</text:p>
          </table:table-cell>
        </table:table-row>
        <table:table-row table:style-name="ro1">
          <table:table-cell office:value-type="float" office:value="7761.94" calcext:value-type="float">
            <text:p>7761.94</text:p>
          </table:table-cell>
        </table:table-row>
        <table:table-row table:style-name="ro1">
          <table:table-cell office:value-type="float" office:value="7779.99" calcext:value-type="float">
            <text:p>7779.99</text:p>
          </table:table-cell>
        </table:table-row>
        <table:table-row table:style-name="ro1">
          <table:table-cell office:value-type="float" office:value="7690.01" calcext:value-type="float">
            <text:p>7690.01</text:p>
          </table:table-cell>
        </table:table-row>
        <table:table-row table:style-name="ro1">
          <table:table-cell office:value-type="float" office:value="7753.83" calcext:value-type="float">
            <text:p>7753.83</text:p>
          </table:table-cell>
        </table:table-row>
        <table:table-row table:style-name="ro1">
          <table:table-cell office:value-type="float" office:value="7750.02" calcext:value-type="float">
            <text:p>7750.02</text:p>
          </table:table-cell>
        </table:table-row>
        <table:table-row table:style-name="ro1">
          <table:table-cell office:value-type="float" office:value="8024.98" calcext:value-type="float">
            <text:p>8024.98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7972.55" calcext:value-type="float">
            <text:p>7972.55</text:p>
          </table:table-cell>
        </table:table-row>
        <table:table-row table:style-name="ro1">
          <table:table-cell office:value-type="float" office:value="8014.01" calcext:value-type="float">
            <text:p>8014.01</text:p>
          </table:table-cell>
        </table:table-row>
        <table:table-row table:style-name="ro1">
          <table:table-cell office:value-type="float" office:value="8057.01" calcext:value-type="float">
            <text:p>8057.01</text:p>
          </table:table-cell>
        </table:table-row>
        <table:table-row table:style-name="ro1">
          <table:table-cell office:value-type="float" office:value="8217.31" calcext:value-type="float">
            <text:p>8217.31</text:p>
          </table:table-cell>
        </table:table-row>
        <table:table-row table:style-name="ro1">
          <table:table-cell office:value-type="float" office:value="8237.77" calcext:value-type="float">
            <text:p>8237.77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</table:table-row>
        <table:table-row table:style-name="ro1">
          <table:table-cell office:value-type="float" office:value="7894.41" calcext:value-type="float">
            <text:p>7894.41</text:p>
          </table:table-cell>
        </table:table-row>
        <table:table-row table:style-name="ro1">
          <table:table-cell office:value-type="float" office:value="8165.55" calcext:value-type="float">
            <text:p>8165.55</text:p>
          </table:table-cell>
        </table:table-row>
        <table:table-row table:style-name="ro1">
          <table:table-cell office:value-type="float" office:value="8241.06" calcext:value-type="float">
            <text:p>8241.06</text:p>
          </table:table-cell>
        </table:table-row>
        <table:table-row table:style-name="ro1">
          <table:table-cell office:value-type="float" office:value="8370.01" calcext:value-type="float">
            <text:p>8370.01</text:p>
          </table:table-cell>
        </table:table-row>
        <table:table-row table:style-name="ro1">
          <table:table-cell office:value-type="float" office:value="8109.83" calcext:value-type="float">
            <text:p>8109.83</text:p>
          </table:table-cell>
        </table:table-row>
        <table:table-row table:style-name="ro1">
          <table:table-cell office:value-type="float" office:value="8119.51" calcext:value-type="float">
            <text:p>8119.51</text:p>
          </table:table-cell>
        </table:table-row>
        <table:table-row table:style-name="ro1">
          <table:table-cell office:value-type="float" office:value="8189.89" calcext:value-type="float">
            <text:p>8189.89</text:p>
          </table:table-cell>
        </table:table-row>
        <table:table-row table:style-name="ro1">
          <table:table-cell office:value-type="float" office:value="8289.88" calcext:value-type="float">
            <text:p>8289.88</text:p>
          </table:table-cell>
        </table:table-row>
        <table:table-row table:style-name="ro1">
          <table:table-cell office:value-type="float" office:value="8270.02" calcext:value-type="float">
            <text:p>8270.02</text:p>
          </table:table-cell>
        </table:table-row>
        <table:table-row table:style-name="ro1">
          <table:table-cell office:value-type="float" office:value="8205.02" calcext:value-type="float">
            <text:p>8205.02</text:p>
          </table:table-cell>
        </table:table-row>
        <table:table-row table:style-name="ro1">
          <table:table-cell office:value-type="float" office:value="8199.98" calcext:value-type="float">
            <text:p>8199.98</text:p>
          </table:table-cell>
        </table:table-row>
        <table:table-row table:style-name="ro1">
          <table:table-cell office:value-type="float" office:value="8205.92" calcext:value-type="float">
            <text:p>8205.92</text:p>
          </table:table-cell>
        </table:table-row>
        <table:table-row table:style-name="ro1">
          <table:table-cell office:value-type="float" office:value="8181.73" calcext:value-type="float">
            <text:p>8181.73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8099.97" calcext:value-type="float">
            <text:p>8099.97</text:p>
          </table:table-cell>
        </table:table-row>
        <table:table-row table:style-name="ro1">
          <table:table-cell office:value-type="float" office:value="8168.12" calcext:value-type="float">
            <text:p>8168.12</text:p>
          </table:table-cell>
        </table:table-row>
        <table:table-row table:style-name="ro1">
          <table:table-cell office:value-type="float" office:value="8148.43" calcext:value-type="float">
            <text:p>8148.43</text:p>
          </table:table-cell>
        </table:table-row>
        <table:table-row table:style-name="ro1">
          <table:table-cell office:value-type="float" office:value="8019.99" calcext:value-type="float">
            <text:p>8019.99</text:p>
          </table:table-cell>
        </table:table-row>
        <table:table-row table:style-name="ro1">
          <table:table-cell office:value-type="float" office:value="8115.88" calcext:value-type="float">
            <text:p>8115.88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8130.73" calcext:value-type="float">
            <text:p>8130.73</text:p>
          </table:table-cell>
        </table:table-row>
        <table:table-row table:style-name="ro1">
          <table:table-cell office:value-type="float" office:value="8110.02" calcext:value-type="float">
            <text:p>8110.02</text:p>
          </table:table-cell>
        </table:table-row>
        <table:table-row table:style-name="ro1">
          <table:table-cell office:value-type="float" office:value="8224.98" calcext:value-type="float">
            <text:p>8224.98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</table:table-row>
        <table:table-row table:style-name="ro1">
          <table:table-cell office:value-type="float" office:value="8174.99" calcext:value-type="float">
            <text:p>8174.99</text:p>
          </table:table-cell>
        </table:table-row>
        <table:table-row table:style-name="ro1">
          <table:table-cell office:value-type="float" office:value="8280.89" calcext:value-type="float">
            <text:p>8280.89</text:p>
          </table:table-cell>
        </table:table-row>
        <table:table-row table:style-name="ro1">
          <table:table-cell office:value-type="float" office:value="8419.54" calcext:value-type="float">
            <text:p>8419.54</text:p>
          </table:table-cell>
        </table:table-row>
        <table:table-row table:style-name="ro1">
          <table:table-cell office:value-type="float" office:value="8542.99" calcext:value-type="float">
            <text:p>8542.99</text:p>
          </table:table-cell>
        </table:table-row>
        <table:table-row table:style-name="ro1">
          <table:table-cell office:value-type="float" office:value="8545.97" calcext:value-type="float">
            <text:p>8545.97</text:p>
          </table:table-cell>
        </table:table-row>
        <table:table-row table:style-name="ro1">
          <table:table-cell office:value-type="float" office:value="8700.01" calcext:value-type="float">
            <text:p>8700.01</text:p>
          </table:table-cell>
        </table:table-row>
        <table:table-row table:style-name="ro1">
          <table:table-cell office:value-type="float" office:value="8805.88" calcext:value-type="float">
            <text:p>8805.88</text:p>
          </table:table-cell>
        </table:table-row>
        <table:table-row table:style-name="ro1">
          <table:table-cell office:value-type="float" office:value="8864" calcext:value-type="float">
            <text:p>8864</text:p>
          </table:table-cell>
        </table:table-row>
        <table:table-row table:style-name="ro1">
          <table:table-cell office:value-type="float" office:value="8903.01" calcext:value-type="float">
            <text:p>8903.01</text:p>
          </table:table-cell>
        </table:table-row>
        <table:table-row table:style-name="ro1">
          <table:table-cell office:value-type="float" office:value="9075.01" calcext:value-type="float">
            <text:p>9075.01</text:p>
          </table:table-cell>
        </table:table-row>
        <table:table-row table:style-name="ro1">
          <table:table-cell office:value-type="float" office:value="9099.99" calcext:value-type="float">
            <text:p>9099.99</text:p>
          </table:table-cell>
        </table:table-row>
        <table:table-row table:style-name="ro1">
          <table:table-cell office:value-type="float" office:value="9128.02" calcext:value-type="float">
            <text:p>9128.02</text:p>
          </table:table-cell>
        </table:table-row>
        <table:table-row table:style-name="ro1">
          <table:table-cell office:value-type="float" office:value="9459.02" calcext:value-type="float">
            <text:p>9459.02</text:p>
          </table:table-cell>
        </table:table-row>
        <table:table-row table:style-name="ro1">
          <table:table-cell office:value-type="float" office:value="9645.55" calcext:value-type="float">
            <text:p>9645.55</text:p>
          </table:table-cell>
        </table:table-row>
        <table:table-row table:style-name="ro1">
          <table:table-cell office:value-type="float" office:value="9498.99" calcext:value-type="float">
            <text:p>9498.99</text:p>
          </table:table-cell>
        </table:table-row>
        <table:table-row table:style-name="ro1">
          <table:table-cell office:value-type="float" office:value="9568.94" calcext:value-type="float">
            <text:p>9568.94</text:p>
          </table:table-cell>
        </table:table-row>
        <table:table-row table:style-name="ro1">
          <table:table-cell office:value-type="float" office:value="9499.99" calcext:value-type="float">
            <text:p>9499.99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</table:table-row>
        <table:table-row table:style-name="ro1">
          <table:table-cell office:value-type="float" office:value="9712.06" calcext:value-type="float">
            <text:p>9712.06</text:p>
          </table:table-cell>
        </table:table-row>
        <table:table-row table:style-name="ro1">
          <table:table-cell office:value-type="float" office:value="9817" calcext:value-type="float">
            <text:p>9817</text:p>
          </table:table-cell>
        </table:table-row>
        <table:table-row table:style-name="ro1">
          <table:table-cell office:value-type="float" office:value="9915" calcext:value-type="float">
            <text:p>9915</text:p>
          </table:table-cell>
        </table:table-row>
        <table:table-row table:style-name="ro1">
          <table:table-cell office:value-type="float" office:value="9822.33" calcext:value-type="float">
            <text:p>9822.33</text:p>
          </table:table-cell>
        </table:table-row>
        <table:table-row table:style-name="ro1">
          <table:table-cell office:value-type="float" office:value="9899.99" calcext:value-type="float">
            <text:p>9899.99</text:p>
          </table:table-cell>
        </table:table-row>
        <table:table-row table:style-name="ro1">
          <table:table-cell office:value-type="float" office:value="9896.8" calcext:value-type="float">
            <text:p>9896.8</text:p>
          </table:table-cell>
        </table:table-row>
        <table:table-row table:style-name="ro1">
          <table:table-cell office:value-type="float" office:value="10249.03" calcext:value-type="float">
            <text:p>10249.03</text:p>
          </table:table-cell>
        </table:table-row>
        <table:table-row table:style-name="ro1">
          <table:table-cell office:value-type="float" office:value="10429.98" calcext:value-type="float">
            <text:p>10429.98</text:p>
          </table:table-cell>
        </table:table-row>
        <table:table-row table:style-name="ro1">
          <table:table-cell office:value-type="float" office:value="10776.3" calcext:value-type="float">
            <text:p>10776.3</text:p>
          </table:table-cell>
        </table:table-row>
        <table:table-row table:style-name="ro1">
          <table:table-cell office:value-type="float" office:value="10770.89" calcext:value-type="float">
            <text:p>10770.89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</table:table-row>
        <table:table-row table:style-name="ro1">
          <table:table-cell office:value-type="float" office:value="9687.88" calcext:value-type="float">
            <text:p>9687.88</text:p>
          </table:table-cell>
        </table:table-row>
        <table:table-row table:style-name="ro1">
          <table:table-cell office:value-type="float" office:value="10404.98" calcext:value-type="float">
            <text:p>10404.98</text:p>
          </table:table-cell>
        </table:table-row>
        <table:table-row table:style-name="ro1"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</table:table-row>
        <table:table-row table:style-name="ro1">
          <table:table-cell office:value-type="float" office:value="9761" calcext:value-type="float">
            <text:p>9761</text:p>
          </table:table-cell>
        </table:table-row>
        <table:table-row table:style-name="ro1">
          <table:table-cell office:value-type="float" office:value="9838.96" calcext:value-type="float">
            <text:p>9838.96</text:p>
          </table:table-cell>
        </table:table-row>
        <table:table-row table:style-name="ro1">
          <table:table-cell office:value-type="float" office:value="9698.23" calcext:value-type="float">
            <text:p>9698.23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float" office:value="9956.24" calcext:value-type="float">
            <text:p>9956.24</text:p>
          </table:table-cell>
        </table:table-row>
        <table:table-row table:style-name="ro1">
          <table:table-cell office:value-type="float" office:value="10460" calcext:value-type="float">
            <text:p>10460</text:p>
          </table:table-cell>
        </table:table-row>
        <table:table-row table:style-name="ro1">
          <table:table-cell office:value-type="float" office:value="10529.1" calcext:value-type="float">
            <text:p>10529.1</text:p>
          </table:table-cell>
        </table:table-row>
        <table:table-row table:style-name="ro1">
          <table:table-cell office:value-type="float" office:value="10782.99" calcext:value-type="float">
            <text:p>10782.99</text:p>
          </table:table-cell>
        </table:table-row>
        <table:table-row table:style-name="ro1">
          <table:table-cell office:value-type="float" office:value="10900.46" calcext:value-type="float">
            <text:p>10900.46</text:p>
          </table:table-cell>
        </table:table-row>
        <table:table-row table:style-name="ro1">
          <table:table-cell office:value-type="float" office:value="10931.04" calcext:value-type="float">
            <text:p>10931.04</text:p>
          </table:table-cell>
        </table:table-row>
        <table:table-row table:style-name="ro1">
          <table:table-cell office:value-type="float" office:value="10940.98" calcext:value-type="float">
            <text:p>10940.98</text:p>
          </table:table-cell>
        </table:table-row>
        <table:table-row table:style-name="ro1">
          <table:table-cell office:value-type="float" office:value="10709.73" calcext:value-type="float">
            <text:p>10709.73</text:p>
          </table:table-cell>
        </table:table-row>
        <table:table-row table:style-name="ro1">
          <table:table-cell office:value-type="float" office:value="10882.12" calcext:value-type="float">
            <text:p>10882.12</text:p>
          </table:table-cell>
        </table:table-row>
        <table:table-row table:style-name="ro1">
          <table:table-cell office:value-type="float" office:value="10890.01" calcext:value-type="float">
            <text:p>10890.01</text:p>
          </table:table-cell>
        </table:table-row>
        <table:table-row table:style-name="ro1">
          <table:table-cell office:value-type="float" office:value="10980" calcext:value-type="float">
            <text:p>10980</text:p>
          </table:table-cell>
        </table:table-row>
        <table:table-row table:style-name="ro1">
          <table:table-cell office:value-type="float" office:value="11146.02" calcext:value-type="float">
            <text:p>11146.02</text:p>
          </table:table-cell>
        </table:table-row>
        <table:table-row table:style-name="ro1">
          <table:table-cell office:value-type="float" office:value="11615.99" calcext:value-type="float">
            <text:p>11615.99</text:p>
          </table:table-cell>
        </table:table-row>
        <table:table-row table:style-name="ro1"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float" office:value="11735" calcext:value-type="float">
            <text:p>11735</text:p>
          </table:table-cell>
        </table:table-row>
        <table:table-row table:style-name="ro1">
          <table:table-cell office:value-type="float" office:value="11165.41" calcext:value-type="float">
            <text:p>11165.41</text:p>
          </table:table-cell>
        </table:table-row>
        <table:table-row table:style-name="ro1">
          <table:table-cell office:value-type="float" office:value="11369.96" calcext:value-type="float">
            <text:p>11369.96</text:p>
          </table:table-cell>
        </table:table-row>
        <table:table-row table:style-name="ro1">
          <table:table-cell office:value-type="float" office:value="11544.76" calcext:value-type="float">
            <text:p>11544.76</text:p>
          </table:table-cell>
        </table:table-row>
        <table:table-row table:style-name="ro1">
          <table:table-cell office:value-type="float" office:value="11120.82" calcext:value-type="float">
            <text:p>11120.82</text:p>
          </table:table-cell>
        </table:table-row>
        <table:table-row table:style-name="ro1">
          <table:table-cell office:value-type="float" office:value="11301.07" calcext:value-type="float">
            <text:p>11301.07</text:p>
          </table:table-cell>
        </table:table-row>
        <table:table-row table:style-name="ro1">
          <table:table-cell office:value-type="float" office:value="11149.25" calcext:value-type="float">
            <text:p>11149.25</text:p>
          </table:table-cell>
        </table:table-row>
        <table:table-row table:style-name="ro1">
          <table:table-cell office:value-type="float" office:value="11579" calcext:value-type="float">
            <text:p>11579</text:p>
          </table:table-cell>
        </table:table-row>
        <table:table-row table:style-name="ro1">
          <table:table-cell office:value-type="float" office:value="11609.99" calcext:value-type="float">
            <text:p>11609.99</text:p>
          </table:table-cell>
        </table:table-row>
        <table:table-row table:style-name="ro1">
          <table:table-cell office:value-type="float" office:value="11780" calcext:value-type="float">
            <text:p>11780</text:p>
          </table:table-cell>
        </table:table-row>
        <table:table-row table:style-name="ro1">
          <table:table-cell office:value-type="float" office:value="11664" calcext:value-type="float">
            <text:p>11664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</table:table-row>
        <table:table-row table:style-name="ro1">
          <table:table-cell office:value-type="float" office:value="11694" calcext:value-type="float">
            <text:p>11694</text:p>
          </table:table-cell>
        </table:table-row>
        <table:table-row table:style-name="ro1">
          <table:table-cell office:value-type="float" office:value="11699.99" calcext:value-type="float">
            <text:p>11699.99</text:p>
          </table:table-cell>
        </table:table-row>
        <table:table-row table:style-name="ro1">
          <table:table-cell office:value-type="float" office:value="12217.96" calcext:value-type="float">
            <text:p>12217.96</text:p>
          </table:table-cell>
        </table:table-row>
        <table:table-row table:style-name="ro1">
          <table:table-cell office:value-type="float" office:value="12426.93" calcext:value-type="float">
            <text:p>12426.93</text:p>
          </table:table-cell>
        </table:table-row>
        <table:table-row table:style-name="ro1">
          <table:table-cell office:value-type="float" office:value="12593.96" calcext:value-type="float">
            <text:p>12593.96</text:p>
          </table:table-cell>
        </table:table-row>
        <table:table-row table:style-name="ro1">
          <table:table-cell office:value-type="float" office:value="12322.4" calcext:value-type="float">
            <text:p>12322.4</text:p>
          </table:table-cell>
        </table:table-row>
        <table:table-row table:style-name="ro1">
          <table:table-cell office:value-type="float" office:value="13054.99" calcext:value-type="float">
            <text:p>13054.99</text:p>
          </table:table-cell>
        </table:table-row>
        <table:table-row table:style-name="ro1">
          <table:table-cell office:value-type="float" office:value="13550.05" calcext:value-type="float">
            <text:p>13550.05</text:p>
          </table:table-cell>
        </table:table-row>
        <table:table-row table:style-name="ro1">
          <table:table-cell office:value-type="float" office:value="13634.99" calcext:value-type="float">
            <text:p>13634.99</text:p>
          </table:table-cell>
        </table:table-row>
        <table:table-row table:style-name="ro1">
          <table:table-cell office:value-type="float" office:value="14302.84" calcext:value-type="float">
            <text:p>14302.84</text:p>
          </table:table-cell>
        </table:table-row>
        <table:table-row table:style-name="ro1">
          <table:table-cell office:value-type="float" office:value="13799.98" calcext:value-type="float">
            <text:p>13799.98</text:p>
          </table:table-cell>
        </table:table-row>
        <table:table-row table:style-name="ro1">
          <table:table-cell office:value-type="float" office:value="15310.01" calcext:value-type="float">
            <text:p>15310.01</text:p>
          </table:table-cell>
        </table:table-row>
        <table:table-row table:style-name="ro1">
          <table:table-cell office:value-type="float" office:value="15007.01" calcext:value-type="float">
            <text:p>15007.01</text:p>
          </table:table-cell>
        </table:table-row>
        <table:table-row table:style-name="ro1">
          <table:table-cell office:value-type="float" office:value="16599" calcext:value-type="float">
            <text:p>16599</text:p>
          </table:table-cell>
        </table:table-row>
        <table:table-row table:style-name="ro1">
          <table:table-cell office:value-type="float" office:value="16398.85" calcext:value-type="float">
            <text:p>16398.85</text:p>
          </table:table-cell>
        </table:table-row>
        <table:table-row table:style-name="ro1">
          <table:table-cell office:value-type="float" office:value="15880" calcext:value-type="float">
            <text:p>15880</text:p>
          </table:table-cell>
        </table:table-row>
        <table:table-row table:style-name="ro1">
          <table:table-cell office:value-type="float" office:value="14834.98" calcext:value-type="float">
            <text:p>14834.98</text:p>
          </table:table-cell>
        </table:table-row>
        <table:table-row table:style-name="ro1">
          <table:table-cell office:value-type="float" office:value="15265.7" calcext:value-type="float">
            <text:p>15265.7</text:p>
          </table:table-cell>
        </table:table-row>
        <table:table-row table:style-name="ro1">
          <table:table-cell office:value-type="float" office:value="15199.96" calcext:value-type="float">
            <text:p>15199.96</text:p>
          </table:table-cell>
        </table:table-row>
        <table:table-row table:style-name="ro1">
          <table:table-cell office:value-type="float" office:value="15880" calcext:value-type="float">
            <text:p>15880</text:p>
          </table:table-cell>
        </table:table-row>
        <table:table-row table:style-name="ro1">
          <table:table-cell office:value-type="float" office:value="15502.56" calcext:value-type="float">
            <text:p>15502.56</text:p>
          </table:table-cell>
        </table:table-row>
        <table:table-row table:style-name="ro1">
          <table:table-cell office:value-type="float" office:value="15340.01" calcext:value-type="float">
            <text:p>15340.01</text:p>
          </table:table-cell>
        </table:table-row>
        <table:table-row table:style-name="ro1">
          <table:table-cell office:value-type="float" office:value="14700.01" calcext:value-type="float">
            <text:p>14700.01</text:p>
          </table:table-cell>
        </table:table-row>
        <table:table-row table:style-name="ro1">
          <table:table-cell office:value-type="float" office:value="14405.48" calcext:value-type="float">
            <text:p>14405.48</text:p>
          </table:table-cell>
        </table:table-row>
        <table:table-row table:style-name="ro1">
          <table:table-cell office:value-type="float" office:value="13908" calcext:value-type="float">
            <text:p>13908</text:p>
          </table:table-cell>
        </table:table-row>
        <table:table-row table:style-name="ro1">
          <table:table-cell office:value-type="float" office:value="14656.07" calcext:value-type="float">
            <text:p>14656.07</text:p>
          </table:table-cell>
        </table:table-row>
        <table:table-row table:style-name="ro1">
          <table:table-cell office:value-type="float" office:value="12647.07" calcext:value-type="float">
            <text:p>12647.07</text:p>
          </table:table-cell>
        </table:table-row>
        <table:table-row table:style-name="ro1">
          <table:table-cell office:value-type="float" office:value="13419.98" calcext:value-type="float">
            <text:p>13419.98</text:p>
          </table:table-cell>
        </table:table-row>
        <table:table-row table:style-name="ro1">
          <table:table-cell office:value-type="float" office:value="13560.55" calcext:value-type="float">
            <text:p>13560.55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15465.68" calcext:value-type="float">
            <text:p>15465.68</text:p>
          </table:table-cell>
        </table:table-row>
        <table:table-row table:style-name="ro1">
          <table:table-cell office:value-type="float" office:value="14899.98" calcext:value-type="float">
            <text:p>14899.98</text:p>
          </table:table-cell>
        </table:table-row>
        <table:table-row table:style-name="ro1">
          <table:table-cell office:value-type="float" office:value="16160.01" calcext:value-type="float">
            <text:p>16160.01</text:p>
          </table:table-cell>
        </table:table-row>
        <table:table-row table:style-name="ro1">
          <table:table-cell office:value-type="float" office:value="16431" calcext:value-type="float">
            <text:p>16431</text:p>
          </table:table-cell>
        </table:table-row>
        <table:table-row table:style-name="ro1">
          <table:table-cell office:value-type="float" office:value="16052.02" calcext:value-type="float">
            <text:p>16052.02</text:p>
          </table:table-cell>
        </table:table-row>
        <table:table-row table:style-name="ro1">
          <table:table-cell office:value-type="float" office:value="16359.8" calcext:value-type="float">
            <text:p>16359.8</text:p>
          </table:table-cell>
        </table:table-row>
        <table:table-row table:style-name="ro1">
          <table:table-cell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16587.97" calcext:value-type="float">
            <text:p>16587.97</text:p>
          </table:table-cell>
        </table:table-row>
        <table:table-row table:style-name="ro1">
          <table:table-cell office:value-type="float" office:value="16288" calcext:value-type="float">
            <text:p>16288</text:p>
          </table:table-cell>
        </table:table-row>
        <table:table-row table:style-name="ro1">
          <table:table-cell office:value-type="float" office:value="16799.97" calcext:value-type="float">
            <text:p>16799.97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16311.68" calcext:value-type="float">
            <text:p>16311.68</text:p>
          </table:table-cell>
        </table:table-row>
        <table:table-row table:style-name="ro1">
          <table:table-cell office:value-type="float" office:value="16514" calcext:value-type="float">
            <text:p>16514</text:p>
          </table:table-cell>
        </table:table-row>
        <table:table-row table:style-name="ro1">
          <table:table-cell office:value-type="float" office:value="16349.99" calcext:value-type="float">
            <text:p>16349.99</text:p>
          </table:table-cell>
        </table:table-row>
        <table:table-row table:style-name="ro1">
          <table:table-cell office:value-type="float" office:value="15668.11" calcext:value-type="float">
            <text:p>15668.11</text:p>
          </table:table-cell>
        </table:table-row>
        <table:table-row table:style-name="ro1">
          <table:table-cell office:value-type="float" office:value="16092.34" calcext:value-type="float">
            <text:p>16092.34</text:p>
          </table:table-cell>
        </table:table-row>
        <table:table-row table:style-name="ro1">
          <table:table-cell office:value-type="float" office:value="15842.17" calcext:value-type="float">
            <text:p>15842.17</text:p>
          </table:table-cell>
        </table:table-row>
        <table:table-row table:style-name="ro1">
          <table:table-cell office:value-type="float" office:value="15844.21" calcext:value-type="float">
            <text:p>15844.21</text:p>
          </table:table-cell>
        </table:table-row>
        <table:table-row table:style-name="ro1">
          <table:table-cell office:value-type="float" office:value="15678.66" calcext:value-type="float">
            <text:p>15678.66</text:p>
          </table:table-cell>
        </table:table-row>
        <table:table-row table:style-name="ro1">
          <table:table-cell office:value-type="float" office:value="16033.29" calcext:value-type="float">
            <text:p>16033.29</text:p>
          </table:table-cell>
        </table:table-row>
        <table:table-row table:style-name="ro1">
          <table:table-cell office:value-type="float" office:value="15635.09" calcext:value-type="float">
            <text:p>15635.09</text:p>
          </table:table-cell>
        </table:table-row>
        <table:table-row table:style-name="ro1">
          <table:table-cell office:value-type="float" office:value="15775.23" calcext:value-type="float">
            <text:p>15775.23</text:p>
          </table:table-cell>
        </table:table-row>
        <table:table-row table:style-name="ro1">
          <table:table-cell office:value-type="float" office:value="16099" calcext:value-type="float">
            <text:p>16099</text:p>
          </table:table-cell>
        </table:table-row>
        <table:table-row table:style-name="ro1">
          <table:table-cell office:value-type="float" office:value="16074.54" calcext:value-type="float">
            <text:p>16074.54</text:p>
          </table:table-cell>
        </table:table-row>
        <table:table-row table:style-name="ro1">
          <table:table-cell office:value-type="float" office:value="16350" calcext:value-type="float">
            <text:p>16350</text:p>
          </table:table-cell>
        </table:table-row>
        <table:table-row table:style-name="ro1">
          <table:table-cell office:value-type="float" office:value="16334.98" calcext:value-type="float">
            <text:p>16334.98</text:p>
          </table:table-cell>
        </table:table-row>
        <table:table-row table:style-name="ro1">
          <table:table-cell office:value-type="float" office:value="17119" calcext:value-type="float">
            <text:p>17119</text:p>
          </table:table-cell>
        </table:table-row>
        <table:table-row table:style-name="ro1">
          <table:table-cell office:value-type="float" office:value="17073.27" calcext:value-type="float">
            <text:p>17073.27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17542.81" calcext:value-type="float">
            <text:p>17542.81</text:p>
          </table:table-cell>
        </table:table-row>
        <table:table-row table:style-name="ro1">
          <table:table-cell office:value-type="float" office:value="17636.98" calcext:value-type="float">
            <text:p>17636.98</text:p>
          </table:table-cell>
        </table:table-row>
        <table:table-row table:style-name="ro1">
          <table:table-cell office:value-type="float" office:value="17539.83" calcext:value-type="float">
            <text:p>17539.83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float" office:value="17677.54" calcext:value-type="float">
            <text:p>17677.54</text:p>
          </table:table-cell>
        </table:table-row>
        <table:table-row table:style-name="ro1">
          <table:table-cell office:value-type="float" office:value="17829.99" calcext:value-type="float">
            <text:p>17829.99</text:p>
          </table:table-cell>
        </table:table-row>
        <table:table-row table:style-name="ro1">
          <table:table-cell office:value-type="float" office:value="18751.02" calcext:value-type="float">
            <text:p>18751.02</text:p>
          </table:table-cell>
        </table:table-row>
        <table:table-row table:style-name="ro1">
          <table:table-cell office:value-type="float" office:value="19219" calcext:value-type="float">
            <text:p>19219</text:p>
          </table:table-cell>
        </table:table-row>
        <table:table-row table:style-name="ro1">
          <table:table-cell office:value-type="float" office:value="19102.66" calcext:value-type="float">
            <text:p>19102.66</text:p>
          </table:table-cell>
        </table:table-row>
        <table:table-row table:style-name="ro1">
          <table:table-cell office:value-type="float" office:value="19017.75" calcext:value-type="float">
            <text:p>19017.75</text:p>
          </table:table-cell>
        </table:table-row>
        <table:table-row table:style-name="ro1">
          <table:table-cell office:value-type="float" office:value="19462.98" calcext:value-type="float">
            <text:p>19462.98</text:p>
          </table:table-cell>
        </table:table-row>
        <table:table-row table:style-name="ro1">
          <table:table-cell office:value-type="float" office:value="19709.5" calcext:value-type="float">
            <text:p>19709.5</text:p>
          </table:table-cell>
        </table:table-row>
        <table:table-row table:style-name="ro1">
          <table:table-cell office:value-type="float" office:value="19220" calcext:value-type="float">
            <text:p>19220</text:p>
          </table:table-cell>
        </table:table-row>
        <table:table-row table:style-name="ro1">
          <table:table-cell office:value-type="float" office:value="18845.91" calcext:value-type="float">
            <text:p>18845.91</text:p>
          </table:table-cell>
        </table:table-row>
        <table:table-row table:style-name="ro1">
          <table:table-cell office:value-type="float" office:value="18860.02" calcext:value-type="float">
            <text:p>18860.02</text:p>
          </table:table-cell>
        </table:table-row>
        <table:table-row table:style-name="ro1">
          <table:table-cell office:value-type="float" office:value="18570.03" calcext:value-type="float">
            <text:p>18570.03</text:p>
          </table:table-cell>
        </table:table-row>
        <table:table-row table:style-name="ro1">
          <table:table-cell office:value-type="float" office:value="18576.99" calcext:value-type="float">
            <text:p>18576.99</text:p>
          </table:table-cell>
        </table:table-row>
        <table:table-row table:style-name="ro1">
          <table:table-cell office:value-type="float" office:value="19126.66" calcext:value-type="float">
            <text:p>19126.66</text:p>
          </table:table-cell>
        </table:table-row>
        <table:table-row table:style-name="ro1">
          <table:table-cell office:value-type="float" office:value="18670" calcext:value-type="float">
            <text:p>18670</text:p>
          </table:table-cell>
        </table:table-row>
        <table:table-row table:style-name="ro1">
          <table:table-cell office:value-type="float" office:value="18590" calcext:value-type="float">
            <text:p>18590</text:p>
          </table:table-cell>
        </table:table-row>
        <table:table-row table:style-name="ro1">
          <table:table-cell office:value-type="float" office:value="18856.25" calcext:value-type="float">
            <text:p>18856.25</text:p>
          </table:table-cell>
        </table:table-row>
        <table:table-row table:style-name="ro1">
          <table:table-cell office:value-type="float" office:value="18729.17" calcext:value-type="float">
            <text:p>18729.17</text:p>
          </table:table-cell>
        </table:table-row>
        <table:table-row table:style-name="ro1">
          <table:table-cell office:value-type="float" office:value="18562.01" calcext:value-type="float">
            <text:p>18562.01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float" office:value="17164.85" calcext:value-type="float">
            <text:p>17164.85</text:p>
          </table:table-cell>
        </table:table-row>
        <table:table-row table:style-name="ro1">
          <table:table-cell office:value-type="float" office:value="17622.26" calcext:value-type="float">
            <text:p>17622.26</text:p>
          </table:table-cell>
        </table:table-row>
        <table:table-row table:style-name="ro1">
          <table:table-cell office:value-type="float" office:value="17295.2" calcext:value-type="float">
            <text:p>17295.2</text:p>
          </table:table-cell>
        </table:table-row>
        <table:table-row table:style-name="ro1">
          <table:table-cell office:value-type="float" office:value="16700.35" calcext:value-type="float">
            <text:p>16700.35</text:p>
          </table:table-cell>
        </table:table-row>
        <table:table-row table:style-name="ro1">
          <table:table-cell office:value-type="float" office:value="16354.17" calcext:value-type="float">
            <text:p>16354.17</text:p>
          </table:table-cell>
        </table:table-row>
        <table:table-row table:style-name="ro1">
          <table:table-cell office:value-type="float" office:value="17253" calcext:value-type="float">
            <text:p>17253</text:p>
          </table:table-cell>
        </table:table-row>
        <table:table-row table:style-name="ro1">
          <table:table-cell office:value-type="float" office:value="16505" calcext:value-type="float">
            <text:p>16505</text:p>
          </table:table-cell>
        </table:table-row>
        <table:table-row table:style-name="ro1">
          <table:table-cell office:value-type="float" office:value="16782" calcext:value-type="float">
            <text:p>16782</text:p>
          </table:table-cell>
        </table:table-row>
        <table:table-row table:style-name="ro1">
          <table:table-cell office:value-type="float" office:value="16488.98" calcext:value-type="float">
            <text:p>16488.98</text:p>
          </table:table-cell>
        </table:table-row>
        <table:table-row table:style-name="ro1">
          <table:table-cell office:value-type="float" office:value="16901.03" calcext:value-type="float">
            <text:p>16901.03</text:p>
          </table:table-cell>
        </table:table-row>
        <table:table-row table:style-name="ro1">
          <table:table-cell office:value-type="float" office:value="17038.99" calcext:value-type="float">
            <text:p>17038.99</text:p>
          </table:table-cell>
        </table:table-row>
        <table:table-row table:style-name="ro1">
          <table:table-cell office:value-type="float" office:value="16490.99" calcext:value-type="float">
            <text:p>16490.99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14700.94" calcext:value-type="float">
            <text:p>14700.94</text:p>
          </table:table-cell>
        </table:table-row>
        <table:table-row table:style-name="ro1">
          <table:table-cell office:value-type="float" office:value="15492.64" calcext:value-type="float">
            <text:p>15492.64</text:p>
          </table:table-cell>
        </table:table-row>
        <table:table-row table:style-name="ro1">
          <table:table-cell office:value-type="float" office:value="13780" calcext:value-type="float">
            <text:p>13780</text:p>
          </table:table-cell>
        </table:table-row>
        <table:table-row table:style-name="ro1">
          <table:table-cell office:value-type="float" office:value="12726.45" calcext:value-type="float">
            <text:p>12726.45</text:p>
          </table:table-cell>
        </table:table-row>
        <table:table-row table:style-name="ro1">
          <table:table-cell office:value-type="float" office:value="13456" calcext:value-type="float">
            <text:p>13456</text:p>
          </table:table-cell>
        </table:table-row>
        <table:table-row table:style-name="ro1">
          <table:table-cell office:value-type="float" office:value="12660.27" calcext:value-type="float">
            <text:p>12660.27</text:p>
          </table:table-cell>
        </table:table-row>
        <table:table-row table:style-name="ro1">
          <table:table-cell office:value-type="float" office:value="13178" calcext:value-type="float">
            <text:p>13178</text:p>
          </table:table-cell>
        </table:table-row>
        <table:table-row table:style-name="ro1">
          <table:table-cell office:value-type="float" office:value="13326.61" calcext:value-type="float">
            <text:p>13326.61</text:p>
          </table:table-cell>
        </table:table-row>
        <table:table-row table:style-name="ro1">
          <table:table-cell office:value-type="float" office:value="14284.95" calcext:value-type="float">
            <text:p>14284.95</text:p>
          </table:table-cell>
        </table:table-row>
        <table:table-row table:style-name="ro1">
          <table:table-cell office:value-type="float" office:value="13609.25" calcext:value-type="float">
            <text:p>13609.25</text:p>
          </table:table-cell>
        </table:table-row>
        <table:table-row table:style-name="ro1">
          <table:table-cell office:value-type="float" office:value="14642.99" calcext:value-type="float">
            <text:p>14642.99</text:p>
          </table:table-cell>
        </table:table-row>
        <table:table-row table:style-name="ro1">
          <table:table-cell office:value-type="float" office:value="14218.39" calcext:value-type="float">
            <text:p>14218.39</text:p>
          </table:table-cell>
        </table:table-row>
        <table:table-row table:style-name="ro1">
          <table:table-cell office:value-type="float" office:value="14434.01" calcext:value-type="float">
            <text:p>14434.01</text:p>
          </table:table-cell>
        </table:table-row>
        <table:table-row table:style-name="ro1">
          <table:table-cell office:value-type="float" office:value="13300" calcext:value-type="float">
            <text:p>13300</text:p>
          </table:table-cell>
        </table:table-row>
        <table:table-row table:style-name="ro1">
          <table:table-cell office:value-type="float" office:value="13271.05" calcext:value-type="float">
            <text:p>13271.05</text:p>
          </table:table-cell>
        </table:table-row>
        <table:table-row table:style-name="ro1">
          <table:table-cell office:value-type="float" office:value="13252.12" calcext:value-type="float">
            <text:p>13252.12</text:p>
          </table:table-cell>
        </table:table-row>
        <table:table-row table:style-name="ro1">
          <table:table-cell office:value-type="float" office:value="12345.89" calcext:value-type="float">
            <text:p>12345.89</text:p>
          </table:table-cell>
        </table:table-row>
        <table:table-row table:style-name="ro1">
          <table:table-cell office:value-type="float" office:value="12543.07" calcext:value-type="float">
            <text:p>12543.07</text:p>
          </table:table-cell>
        </table:table-row>
        <table:table-row table:style-name="ro1">
          <table:table-cell office:value-type="float" office:value="12264.33" calcext:value-type="float">
            <text:p>12264.33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float" office:value="12957.55" calcext:value-type="float">
            <text:p>12957.55</text:p>
          </table:table-cell>
        </table:table-row>
        <table:table-row table:style-name="ro1">
          <table:table-cell office:value-type="float" office:value="13561.14" calcext:value-type="float">
            <text:p>13561.14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float" office:value="13473" calcext:value-type="float">
            <text:p>13473</text:p>
          </table:table-cell>
        </table:table-row>
        <table:table-row table:style-name="ro1">
          <table:table-cell office:value-type="float" office:value="13808.08" calcext:value-type="float">
            <text:p>13808.08</text:p>
          </table:table-cell>
        </table:table-row>
        <table:table-row table:style-name="ro1">
          <table:table-cell office:value-type="float" office:value="13699.34" calcext:value-type="float">
            <text:p>13699.34</text:p>
          </table:table-cell>
        </table:table-row>
        <table:table-row table:style-name="ro1">
          <table:table-cell office:value-type="float" office:value="14321.99" calcext:value-type="float">
            <text:p>14321.99</text:p>
          </table:table-cell>
        </table:table-row>
        <table:table-row table:style-name="ro1">
          <table:table-cell office:value-type="float" office:value="15063.02" calcext:value-type="float">
            <text:p>15063.02</text:p>
          </table:table-cell>
        </table:table-row>
        <table:table-row table:style-name="ro1">
          <table:table-cell office:value-type="float" office:value="14849.98" calcext:value-type="float">
            <text:p>14849.98</text:p>
          </table:table-cell>
        </table:table-row>
        <table:table-row table:style-name="ro1"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float" office:value="15787.88" calcext:value-type="float">
            <text:p>15787.88</text:p>
          </table:table-cell>
        </table:table-row>
        <table:table-row table:style-name="ro1">
          <table:table-cell office:value-type="float" office:value="15689.01" calcext:value-type="float">
            <text:p>15689.01</text:p>
          </table:table-cell>
        </table:table-row>
        <table:table-row table:style-name="ro1">
          <table:table-cell office:value-type="float" office:value="15880.56" calcext:value-type="float">
            <text:p>15880.56</text:p>
          </table:table-cell>
        </table:table-row>
        <table:table-row table:style-name="ro1">
          <table:table-cell office:value-type="float" office:value="16055" calcext:value-type="float">
            <text:p>16055</text:p>
          </table:table-cell>
        </table:table-row>
        <table:table-row table:style-name="ro1">
          <table:table-cell office:value-type="float" office:value="15570.13" calcext:value-type="float">
            <text:p>15570.13</text:p>
          </table:table-cell>
        </table:table-row>
        <table:table-row table:style-name="ro1">
          <table:table-cell office:value-type="float" office:value="15155.01" calcext:value-type="float">
            <text:p>15155.01</text:p>
          </table:table-cell>
        </table:table-row>
        <table:table-row table:style-name="ro1">
          <table:table-cell office:value-type="float" office:value="14793.25" calcext:value-type="float">
            <text:p>14793.25</text:p>
          </table:table-cell>
        </table:table-row>
        <table:table-row table:style-name="ro1">
          <table:table-cell office:value-type="float" office:value="15459.99" calcext:value-type="float">
            <text:p>15459.99</text:p>
          </table:table-cell>
        </table:table-row>
        <table:table-row table:style-name="ro1">
          <table:table-cell office:value-type="float" office:value="14163.42" calcext:value-type="float">
            <text:p>14163.42</text:p>
          </table:table-cell>
        </table:table-row>
        <table:table-row table:style-name="ro1">
          <table:table-cell office:value-type="float" office:value="13984.39" calcext:value-type="float">
            <text:p>13984.39</text:p>
          </table:table-cell>
        </table:table-row>
        <table:table-row table:style-name="ro1">
          <table:table-cell office:value-type="float" office:value="13578.98" calcext:value-type="float">
            <text:p>13578.98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</table:table-row>
        <table:table-row table:style-name="ro1">
          <table:table-cell office:value-type="float" office:value="13736.43" calcext:value-type="float">
            <text:p>13736.43</text:p>
          </table:table-cell>
        </table:table-row>
        <table:table-row table:style-name="ro1">
          <table:table-cell office:value-type="float" office:value="14182.11" calcext:value-type="float">
            <text:p>14182.11</text:p>
          </table:table-cell>
        </table:table-row>
        <table:table-row table:style-name="ro1"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float" office:value="14450" calcext:value-type="float">
            <text:p>14450</text:p>
          </table:table-cell>
        </table:table-row>
        <table:table-row table:style-name="ro1">
          <table:table-cell office:value-type="float" office:value="14280.01" calcext:value-type="float">
            <text:p>14280.01</text:p>
          </table:table-cell>
        </table:table-row>
        <table:table-row table:style-name="ro1">
          <table:table-cell office:value-type="float" office:value="14557.49" calcext:value-type="float">
            <text:p>14557.49</text:p>
          </table:table-cell>
        </table:table-row>
        <table:table-row table:style-name="ro1">
          <table:table-cell office:value-type="float" office:value="14640.7" calcext:value-type="float">
            <text:p>14640.7</text:p>
          </table:table-cell>
        </table:table-row>
        <table:table-row table:style-name="ro1">
          <table:table-cell office:value-type="float" office:value="14378.9" calcext:value-type="float">
            <text:p>14378.9</text:p>
          </table:table-cell>
        </table:table-row>
        <table:table-row table:style-name="ro1">
          <table:table-cell office:value-type="float" office:value="13423.64" calcext:value-type="float">
            <text:p>13423.64</text:p>
          </table:table-cell>
        </table:table-row>
        <table:table-row table:style-name="ro1">
          <table:table-cell office:value-type="float" office:value="13620" calcext:value-type="float">
            <text:p>13620</text:p>
          </table:table-cell>
        </table:table-row>
        <table:table-row table:style-name="ro1"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float" office:value="12313.99" calcext:value-type="float">
            <text:p>12313.99</text:p>
          </table:table-cell>
        </table:table-row>
        <table:table-row table:style-name="ro1">
          <table:table-cell office:value-type="float" office:value="13040" calcext:value-type="float">
            <text:p>13040</text:p>
          </table:table-cell>
        </table:table-row>
        <table:table-row table:style-name="ro1">
          <table:table-cell office:value-type="float" office:value="12440.01" calcext:value-type="float">
            <text:p>12440.01</text:p>
          </table:table-cell>
        </table:table-row>
        <table:table-row table:style-name="ro1">
          <table:table-cell office:value-type="float" office:value="12962.06" calcext:value-type="float">
            <text:p>12962.06</text:p>
          </table:table-cell>
        </table:table-row>
        <table:table-row table:style-name="ro1">
          <table:table-cell office:value-type="float" office:value="12797.46" calcext:value-type="float">
            <text:p>12797.46</text:p>
          </table:table-cell>
        </table:table-row>
        <table:table-row table:style-name="ro1">
          <table:table-cell office:value-type="float" office:value="12989.94" calcext:value-type="float">
            <text:p>12989.94</text:p>
          </table:table-cell>
        </table:table-row>
        <table:table-row table:style-name="ro1">
          <table:table-cell office:value-type="float" office:value="13212.68" calcext:value-type="float">
            <text:p>13212.68</text:p>
          </table:table-cell>
        </table:table-row>
        <table:table-row table:style-name="ro1">
          <table:table-cell office:value-type="float" office:value="13780.16" calcext:value-type="float">
            <text:p>13780.16</text:p>
          </table:table-cell>
        </table:table-row>
        <table:table-row table:style-name="ro1">
          <table:table-cell office:value-type="float" office:value="13716.36" calcext:value-type="float">
            <text:p>13716.36</text:p>
          </table:table-cell>
        </table:table-row>
        <table:table-row table:style-name="ro1">
          <table:table-cell office:value-type="float" office:value="13410.03" calcext:value-type="float">
            <text:p>13410.03</text:p>
          </table:table-cell>
        </table:table-row>
        <table:table-row table:style-name="ro1">
          <table:table-cell office:value-type="float" office:value="13570.35" calcext:value-type="float">
            <text:p>13570.35</text:p>
          </table:table-cell>
        </table:table-row>
        <table:table-row table:style-name="ro1">
          <table:table-cell office:value-type="float" office:value="13220.56" calcext:value-type="float">
            <text:p>13220.56</text:p>
          </table:table-cell>
        </table:table-row>
        <table:table-row table:style-name="ro1">
          <table:table-cell office:value-type="float" office:value="13247" calcext:value-type="float">
            <text:p>13247</text:p>
          </table:table-cell>
        </table:table-row>
        <table:table-row table:style-name="ro1">
          <table:table-cell office:value-type="float" office:value="13240.37" calcext:value-type="float">
            <text:p>13240.37</text:p>
          </table:table-cell>
        </table:table-row>
        <table:table-row table:style-name="ro1">
          <table:table-cell office:value-type="float" office:value="13380" calcext:value-type="float">
            <text:p>13380</text:p>
          </table:table-cell>
        </table:table-row>
        <table:table-row table:style-name="ro1">
          <table:table-cell office:value-type="float" office:value="13353.78" calcext:value-type="float">
            <text:p>13353.78</text:p>
          </table:table-cell>
        </table:table-row>
        <table:table-row table:style-name="ro1">
          <table:table-cell office:value-type="float" office:value="13343" calcext:value-type="float">
            <text:p>13343</text:p>
          </table:table-cell>
        </table:table-row>
        <table:table-row table:style-name="ro1">
          <table:table-cell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3690.03" calcext:value-type="float">
            <text:p>13690.03</text:p>
          </table:table-cell>
        </table:table-row>
        <table:table-row table:style-name="ro1">
          <table:table-cell office:value-type="float" office:value="14732.75" calcext:value-type="float">
            <text:p>14732.75</text:p>
          </table:table-cell>
        </table:table-row>
        <table:table-row table:style-name="ro1">
          <table:table-cell office:value-type="float" office:value="14675.11" calcext:value-type="float">
            <text:p>14675.11</text:p>
          </table:table-cell>
        </table:table-row>
        <table:table-row table:style-name="ro1">
          <table:table-cell office:value-type="float" office:value="14818.49" calcext:value-type="float">
            <text:p>14818.49</text:p>
          </table:table-cell>
        </table:table-row>
        <table:table-row table:style-name="ro1">
          <table:table-cell office:value-type="float" office:value="15170" calcext:value-type="float">
            <text:p>15170</text:p>
          </table:table-cell>
        </table:table-row>
        <table:table-row table:style-name="ro1">
          <table:table-cell office:value-type="float" office:value="14730.05" calcext:value-type="float">
            <text:p>14730.05</text:p>
          </table:table-cell>
        </table:table-row>
        <table:table-row table:style-name="ro1">
          <table:table-cell office:value-type="float" office:value="15033.77" calcext:value-type="float">
            <text:p>15033.77</text:p>
          </table:table-cell>
        </table:table-row>
        <table:table-row table:style-name="ro1">
          <table:table-cell office:value-type="float" office:value="14700.01" calcext:value-type="float">
            <text:p>14700.01</text:p>
          </table:table-cell>
        </table:table-row>
        <table:table-row table:style-name="ro1">
          <table:table-cell office:value-type="float" office:value="14919.51" calcext:value-type="float">
            <text:p>14919.51</text:p>
          </table:table-cell>
        </table:table-row>
        <table:table-row table:style-name="ro1">
          <table:table-cell office:value-type="float" office:value="15119.97" calcext:value-type="float">
            <text:p>15119.97</text:p>
          </table:table-cell>
        </table:table-row>
        <table:table-row table:style-name="ro1">
          <table:table-cell office:value-type="float" office:value="14748" calcext:value-type="float">
            <text:p>14748</text:p>
          </table:table-cell>
        </table:table-row>
        <table:table-row table:style-name="ro1">
          <table:table-cell office:value-type="float" office:value="14539.97" calcext:value-type="float">
            <text:p>14539.97</text:p>
          </table:table-cell>
        </table:table-row>
        <table:table-row table:style-name="ro1">
          <table:table-cell office:value-type="float" office:value="14353.01" calcext:value-type="float">
            <text:p>14353.01</text:p>
          </table:table-cell>
        </table:table-row>
        <table:table-row table:style-name="ro1">
          <table:table-cell office:value-type="float" office:value="14895.19" calcext:value-type="float">
            <text:p>14895.19</text:p>
          </table:table-cell>
        </table:table-row>
        <table:table-row table:style-name="ro1">
          <table:table-cell office:value-type="float" office:value="15059.54" calcext:value-type="float">
            <text:p>15059.54</text:p>
          </table:table-cell>
        </table:table-row>
        <table:table-row table:style-name="ro1">
          <table:table-cell office:value-type="float" office:value="14965.37" calcext:value-type="float">
            <text:p>14965.37</text:p>
          </table:table-cell>
        </table:table-row>
        <table:table-row table:style-name="ro1">
          <table:table-cell office:value-type="float" office:value="14920.14" calcext:value-type="float">
            <text:p>14920.14</text:p>
          </table:table-cell>
        </table:table-row>
        <table:table-row table:style-name="ro1">
          <table:table-cell office:value-type="float" office:value="16090.69" calcext:value-type="float">
            <text:p>16090.69</text:p>
          </table:table-cell>
        </table:table-row>
        <table:table-row table:style-name="ro1">
          <table:table-cell office:value-type="float" office:value="16087.72" calcext:value-type="float">
            <text:p>16087.72</text:p>
          </table:table-cell>
        </table:table-row>
        <table:table-row table:style-name="ro1">
          <table:table-cell office:value-type="float" office:value="16593.01" calcext:value-type="float">
            <text:p>16593.01</text:p>
          </table:table-cell>
        </table:table-row>
        <table:table-row table:style-name="ro1">
          <table:table-cell office:value-type="float" office:value="16960.39" calcext:value-type="float">
            <text:p>16960.39</text:p>
          </table:table-cell>
        </table:table-row>
        <table:table-row table:style-name="ro1">
          <table:table-cell office:value-type="float" office:value="16521.59" calcext:value-type="float">
            <text:p>16521.59</text:p>
          </table:table-cell>
        </table:table-row>
        <table:table-row table:style-name="ro1">
          <table:table-cell office:value-type="float" office:value="16518" calcext:value-type="float">
            <text:p>16518</text:p>
          </table:table-cell>
        </table:table-row>
        <table:table-row table:style-name="ro1">
          <table:table-cell office:value-type="float" office:value="16529.89" calcext:value-type="float">
            <text:p>16529.89</text:p>
          </table:table-cell>
        </table:table-row>
        <table:table-row table:style-name="ro1">
          <table:table-cell office:value-type="float" office:value="16556.22" calcext:value-type="float">
            <text:p>16556.22</text:p>
          </table:table-cell>
        </table:table-row>
        <table:table-row table:style-name="ro1">
          <table:table-cell office:value-type="float" office:value="16770.01" calcext:value-type="float">
            <text:p>16770.01</text:p>
          </table:table-cell>
        </table:table-row>
        <table:table-row table:style-name="ro1">
          <table:table-cell office:value-type="float" office:value="17069.79" calcext:value-type="float">
            <text:p>17069.79</text:p>
          </table:table-cell>
        </table:table-row>
        <table:table-row table:style-name="ro1">
          <table:table-cell office:value-type="float" office:value="16740.68" calcext:value-type="float">
            <text:p>16740.68</text:p>
          </table:table-cell>
        </table:table-row>
        <table:table-row table:style-name="ro1">
          <table:table-cell office:value-type="float" office:value="16746.99" calcext:value-type="float">
            <text:p>16746.99</text:p>
          </table:table-cell>
        </table:table-row>
        <table:table-row table:style-name="ro1">
          <table:table-cell office:value-type="float" office:value="16607" calcext:value-type="float">
            <text:p>16607</text:p>
          </table:table-cell>
        </table:table-row>
        <table:table-row table:style-name="ro1">
          <table:table-cell office:value-type="float" office:value="16439.65" calcext:value-type="float">
            <text:p>16439.65</text:p>
          </table:table-cell>
        </table:table-row>
        <table:table-row table:style-name="ro1">
          <table:table-cell office:value-type="float" office:value="16100.9" calcext:value-type="float">
            <text:p>16100.9</text:p>
          </table:table-cell>
        </table:table-row>
        <table:table-row table:style-name="ro1">
          <table:table-cell office:value-type="float" office:value="16150.03" calcext:value-type="float">
            <text:p>16150.03</text:p>
          </table:table-cell>
        </table:table-row>
        <table:table-row table:style-name="ro1">
          <table:table-cell office:value-type="float" office:value="15670.37" calcext:value-type="float">
            <text:p>15670.37</text:p>
          </table:table-cell>
        </table:table-row>
        <table:table-row table:style-name="ro1">
          <table:table-cell office:value-type="float" office:value="15865" calcext:value-type="float">
            <text:p>15865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</table:table-row>
        <table:table-row table:style-name="ro1">
          <table:table-cell office:value-type="float" office:value="14299.98" calcext:value-type="float">
            <text:p>14299.98</text:p>
          </table:table-cell>
        </table:table-row>
        <table:table-row table:style-name="ro1">
          <table:table-cell office:value-type="float" office:value="15196.55" calcext:value-type="float">
            <text:p>15196.55</text:p>
          </table:table-cell>
        </table:table-row>
        <table:table-row table:style-name="ro1">
          <table:table-cell office:value-type="float" office:value="14902.54" calcext:value-type="float">
            <text:p>14902.54</text:p>
          </table:table-cell>
        </table:table-row>
        <table:table-row table:style-name="ro1">
          <table:table-cell office:value-type="float" office:value="15210" calcext:value-type="float">
            <text:p>15210</text:p>
          </table:table-cell>
        </table:table-row>
        <table:table-row table:style-name="ro1">
          <table:table-cell office:value-type="float" office:value="15062.28" calcext:value-type="float">
            <text:p>15062.28</text:p>
          </table:table-cell>
        </table:table-row>
        <table:table-row table:style-name="ro1">
          <table:table-cell office:value-type="float" office:value="14726" calcext:value-type="float">
            <text:p>14726</text:p>
          </table:table-cell>
        </table:table-row>
        <table:table-row table:style-name="ro1">
          <table:table-cell office:value-type="float" office:value="14654.96" calcext:value-type="float">
            <text:p>14654.96</text:p>
          </table:table-cell>
        </table:table-row>
        <table:table-row table:style-name="ro1">
          <table:table-cell office:value-type="float" office:value="14717.82" calcext:value-type="float">
            <text:p>14717.82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float" office:value="13964.05" calcext:value-type="float">
            <text:p>13964.05</text:p>
          </table:table-cell>
        </table:table-row>
        <table:table-row table:style-name="ro1">
          <table:table-cell office:value-type="float" office:value="13979" calcext:value-type="float">
            <text:p>13979</text:p>
          </table:table-cell>
        </table:table-row>
        <table:table-row table:style-name="ro1">
          <table:table-cell office:value-type="float" office:value="13919.08" calcext:value-type="float">
            <text:p>13919.08</text:p>
          </table:table-cell>
        </table:table-row>
        <table:table-row table:style-name="ro1">
          <table:table-cell office:value-type="float" office:value="14399.95" calcext:value-type="float">
            <text:p>14399.95</text:p>
          </table:table-cell>
        </table:table-row>
        <table:table-row table:style-name="ro1">
          <table:table-cell office:value-type="float" office:value="14349.98" calcext:value-type="float">
            <text:p>14349.98</text:p>
          </table:table-cell>
        </table:table-row>
        <table:table-row table:style-name="ro1">
          <table:table-cell office:value-type="float" office:value="14907.09" calcext:value-type="float">
            <text:p>14907.09</text:p>
          </table:table-cell>
        </table:table-row>
        <table:table-row table:style-name="ro1">
          <table:table-cell office:value-type="float" office:value="12920" calcext:value-type="float">
            <text:p>12920</text:p>
          </table:table-cell>
        </table:table-row>
        <table:table-row table:style-name="ro1">
          <table:table-cell office:value-type="float" office:value="13530.42" calcext:value-type="float">
            <text:p>13530.42</text:p>
          </table:table-cell>
        </table:table-row>
        <table:table-row table:style-name="ro1">
          <table:table-cell office:value-type="float" office:value="13385.1" calcext:value-type="float">
            <text:p>13385.1</text:p>
          </table:table-cell>
        </table:table-row>
        <table:table-row table:style-name="ro1">
          <table:table-cell office:value-type="float" office:value="13958.08" calcext:value-type="float">
            <text:p>13958.08</text:p>
          </table:table-cell>
        </table:table-row>
        <table:table-row table:style-name="ro1">
          <table:table-cell office:value-type="float" office:value="13430.16" calcext:value-type="float">
            <text:p>13430.16</text:p>
          </table:table-cell>
        </table:table-row>
        <table:table-row table:style-name="ro1">
          <table:table-cell office:value-type="float" office:value="13238.78" calcext:value-type="float">
            <text:p>13238.78</text:p>
          </table:table-cell>
        </table:table-row>
        <table:table-row table:style-name="ro1"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float" office:value="13722.04" calcext:value-type="float">
            <text:p>13722.04</text:p>
          </table:table-cell>
        </table:table-row>
        <table:table-row table:style-name="ro1">
          <table:table-cell office:value-type="float" office:value="13900.02" calcext:value-type="float">
            <text:p>13900.02</text:p>
          </table:table-cell>
        </table:table-row>
        <table:table-row table:style-name="ro1">
          <table:table-cell office:value-type="float" office:value="13411.79" calcext:value-type="float">
            <text:p>13411.79</text:p>
          </table:table-cell>
        </table:table-row>
        <table:table-row table:style-name="ro1">
          <table:table-cell office:value-type="float" office:value="13717" calcext:value-type="float">
            <text:p>13717</text:p>
          </table:table-cell>
        </table:table-row>
        <table:table-row table:style-name="ro1">
          <table:table-cell office:value-type="float" office:value="13740.01" calcext:value-type="float">
            <text:p>13740.01</text:p>
          </table:table-cell>
        </table:table-row>
        <table:table-row table:style-name="ro1">
          <table:table-cell office:value-type="float" office:value="14066" calcext:value-type="float">
            <text:p>14066</text:p>
          </table:table-cell>
        </table:table-row>
        <table:table-row table:style-name="ro1">
          <table:table-cell office:value-type="float" office:value="14255.09" calcext:value-type="float">
            <text:p>14255.09</text:p>
          </table:table-cell>
        </table:table-row>
        <table:table-row table:style-name="ro1">
          <table:table-cell office:value-type="float" office:value="14178" calcext:value-type="float">
            <text:p>14178</text:p>
          </table:table-cell>
        </table:table-row>
        <table:table-row table:style-name="ro1">
          <table:table-cell office:value-type="float" office:value="14241.26" calcext:value-type="float">
            <text:p>14241.26</text:p>
          </table:table-cell>
        </table:table-row>
        <table:table-row table:style-name="ro1">
          <table:table-cell office:value-type="float" office:value="14089.34" calcext:value-type="float">
            <text:p>14089.34</text:p>
          </table:table-cell>
        </table:table-row>
        <table:table-row table:style-name="ro1">
          <table:table-cell office:value-type="float" office:value="14210" calcext:value-type="float">
            <text:p>14210</text:p>
          </table:table-cell>
        </table:table-row>
        <table:table-row table:style-name="ro1">
          <table:table-cell office:value-type="float" office:value="14162" calcext:value-type="float">
            <text:p>14162</text:p>
          </table:table-cell>
        </table:table-row>
        <table:table-row table:style-name="ro1">
          <table:table-cell office:value-type="float" office:value="13590" calcext:value-type="float">
            <text:p>13590</text:p>
          </table:table-cell>
        </table:table-row>
        <table:table-row table:style-name="ro1">
          <table:table-cell office:value-type="float" office:value="13280.15" calcext:value-type="float">
            <text:p>13280.15</text:p>
          </table:table-cell>
        </table:table-row>
        <table:table-row table:style-name="ro1">
          <table:table-cell office:value-type="float" office:value="12869.89" calcext:value-type="float">
            <text:p>12869.89</text:p>
          </table:table-cell>
        </table:table-row>
        <table:table-row table:style-name="ro1">
          <table:table-cell office:value-type="float" office:value="13109" calcext:value-type="float">
            <text:p>13109</text:p>
          </table:table-cell>
        </table:table-row>
        <table:table-row table:style-name="ro1">
          <table:table-cell office:value-type="float" office:value="13474.99" calcext:value-type="float">
            <text:p>13474.99</text:p>
          </table:table-cell>
        </table:table-row>
        <table:table-row table:style-name="ro1">
          <table:table-cell office:value-type="float" office:value="13368.43" calcext:value-type="float">
            <text:p>13368.43</text:p>
          </table:table-cell>
        </table:table-row>
        <table:table-row table:style-name="ro1">
          <table:table-cell office:value-type="float" office:value="13355" calcext:value-type="float">
            <text:p>13355</text:p>
          </table:table-cell>
        </table:table-row>
        <table:table-row table:style-name="ro1">
          <table:table-cell office:value-type="float" office:value="13644.9" calcext:value-type="float">
            <text:p>13644.9</text:p>
          </table:table-cell>
        </table:table-row>
        <table:table-row table:style-name="ro1">
          <table:table-cell office:value-type="float" office:value="13990.01" calcext:value-type="float">
            <text:p>13990.01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</table:table-row>
        <table:table-row table:style-name="ro1">
          <table:table-cell office:value-type="float" office:value="13539.93" calcext:value-type="float">
            <text:p>13539.93</text:p>
          </table:table-cell>
        </table:table-row>
        <table:table-row table:style-name="ro1">
          <table:table-cell office:value-type="float" office:value="12828.99" calcext:value-type="float">
            <text:p>12828.99</text:p>
          </table:table-cell>
        </table:table-row>
        <table:table-row table:style-name="ro1">
          <table:table-cell office:value-type="float" office:value="12347.32" calcext:value-type="float">
            <text:p>12347.32</text:p>
          </table:table-cell>
        </table:table-row>
        <table:table-row table:style-name="ro1">
          <table:table-cell office:value-type="float" office:value="12127.16" calcext:value-type="float">
            <text:p>12127.16</text:p>
          </table:table-cell>
        </table:table-row>
        <table:table-row table:style-name="ro1">
          <table:table-cell office:value-type="float" office:value="11964.02" calcext:value-type="float">
            <text:p>11964.02</text:p>
          </table:table-cell>
        </table:table-row>
        <table:table-row table:style-name="ro1">
          <table:table-cell office:value-type="float" office:value="11064.52" calcext:value-type="float">
            <text:p>11064.52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10415.99" calcext:value-type="float">
            <text:p>10415.99</text:p>
          </table:table-cell>
        </table:table-row>
        <table:table-row table:style-name="ro1">
          <table:table-cell office:value-type="float" office:value="10765.01" calcext:value-type="float">
            <text:p>10765.01</text:p>
          </table:table-cell>
        </table:table-row>
        <table:table-row table:style-name="ro1">
          <table:table-cell office:value-type="float" office:value="9808.14" calcext:value-type="float">
            <text:p>9808.14</text:p>
          </table:table-cell>
        </table:table-row>
        <table:table-row table:style-name="ro1">
          <table:table-cell office:value-type="float" office:value="9227.47" calcext:value-type="float">
            <text:p>9227.47</text:p>
          </table:table-cell>
        </table:table-row>
        <table:table-row table:style-name="ro1">
          <table:table-cell office:value-type="float" office:value="10390" calcext:value-type="float">
            <text:p>10390</text:p>
          </table:table-cell>
        </table:table-row>
        <table:table-row table:style-name="ro1">
          <table:table-cell office:value-type="float" office:value="10988.79" calcext:value-type="float">
            <text:p>10988.79</text:p>
          </table:table-cell>
        </table:table-row>
        <table:table-row table:style-name="ro1">
          <table:table-cell office:value-type="float" office:value="10955.45" calcext:value-type="float">
            <text:p>10955.45</text:p>
          </table:table-cell>
        </table:table-row>
        <table:table-row table:style-name="ro1">
          <table:table-cell office:value-type="float" office:value="10472.97" calcext:value-type="float">
            <text:p>10472.97</text:p>
          </table:table-cell>
        </table:table-row>
        <table:table-row table:style-name="ro1">
          <table:table-cell office:value-type="float" office:value="11413.78" calcext:value-type="float">
            <text:p>11413.78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11541.94" calcext:value-type="float">
            <text:p>11541.94</text:p>
          </table:table-cell>
        </table:table-row>
        <table:table-row table:style-name="ro1">
          <table:table-cell office:value-type="float" office:value="10961.97" calcext:value-type="float">
            <text:p>10961.97</text:p>
          </table:table-cell>
        </table:table-row>
        <table:table-row table:style-name="ro1">
          <table:table-cell office:value-type="float" office:value="10830.52" calcext:value-type="float">
            <text:p>10830.52</text:p>
          </table:table-cell>
        </table:table-row>
        <table:table-row table:style-name="ro1">
          <table:table-cell office:value-type="float" office:value="11069.72" calcext:value-type="float">
            <text:p>11069.72</text:p>
          </table:table-cell>
        </table:table-row>
        <table:table-row table:style-name="ro1">
          <table:table-cell office:value-type="float" office:value="11530.22" calcext:value-type="float">
            <text:p>11530.22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float" office:value="11160.5" calcext:value-type="float">
            <text:p>11160.5</text:p>
          </table:table-cell>
        </table:table-row>
        <table:table-row table:style-name="ro1">
          <table:table-cell office:value-type="float" office:value="11474.98" calcext:value-type="float">
            <text:p>11474.98</text:p>
          </table:table-cell>
        </table:table-row>
        <table:table-row table:style-name="ro1">
          <table:table-cell office:value-type="float" office:value="11749.93" calcext:value-type="float">
            <text:p>11749.93</text:p>
          </table:table-cell>
        </table:table-row>
        <table:table-row table:style-name="ro1">
          <table:table-cell office:value-type="float" office:value="12660.98" calcext:value-type="float">
            <text:p>12660.98</text:p>
          </table:table-cell>
        </table:table-row>
        <table:table-row table:style-name="ro1">
          <table:table-cell office:value-type="float" office:value="12320.01" calcext:value-type="float">
            <text:p>12320.01</text:p>
          </table:table-cell>
        </table:table-row>
        <table:table-row table:style-name="ro1">
          <table:table-cell office:value-type="float" office:value="12539.05" calcext:value-type="float">
            <text:p>12539.05</text:p>
          </table:table-cell>
        </table:table-row>
        <table:table-row table:style-name="ro1">
          <table:table-cell office:value-type="float" office:value="12770.02" calcext:value-type="float">
            <text:p>12770.02</text:p>
          </table:table-cell>
        </table:table-row>
        <table:table-row table:style-name="ro1">
          <table:table-cell office:value-type="float" office:value="12799.94" calcext:value-type="float">
            <text:p>12799.94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</table:table-row>
        <table:table-row table:style-name="ro1">
          <table:table-cell office:value-type="float" office:value="11701.14" calcext:value-type="float">
            <text:p>11701.14</text:p>
          </table:table-cell>
        </table:table-row>
        <table:table-row table:style-name="ro1">
          <table:table-cell office:value-type="float" office:value="12194.18" calcext:value-type="float">
            <text:p>12194.18</text:p>
          </table:table-cell>
        </table:table-row>
        <table:table-row table:style-name="ro1">
          <table:table-cell office:value-type="float" office:value="11412" calcext:value-type="float">
            <text:p>11412</text:p>
          </table:table-cell>
        </table:table-row>
        <table:table-row table:style-name="ro1">
          <table:table-cell office:value-type="float" office:value="11356.99" calcext:value-type="float">
            <text:p>11356.99</text:p>
          </table:table-cell>
        </table:table-row>
        <table:table-row table:style-name="ro1">
          <table:table-cell office:value-type="float" office:value="11530" calcext:value-type="float">
            <text:p>11530</text:p>
          </table:table-cell>
        </table:table-row>
        <table:table-row table:style-name="ro1">
          <table:table-cell office:value-type="float" office:value="11502.93" calcext:value-type="float">
            <text:p>11502.93</text:p>
          </table:table-cell>
        </table:table-row>
        <table:table-row table:style-name="ro1">
          <table:table-cell office:value-type="float" office:value="11743.97" calcext:value-type="float">
            <text:p>11743.97</text:p>
          </table:table-cell>
        </table:table-row>
        <table:table-row table:style-name="ro1">
          <table:table-cell office:value-type="float" office:value="11240" calcext:value-type="float">
            <text:p>11240</text:p>
          </table:table-cell>
        </table:table-row>
        <table:table-row table:style-name="ro1"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float" office:value="10540.71" calcext:value-type="float">
            <text:p>10540.71</text:p>
          </table:table-cell>
        </table:table-row>
        <table:table-row table:style-name="ro1">
          <table:table-cell office:value-type="float" office:value="10760.05" calcext:value-type="float">
            <text:p>10760.05</text:p>
          </table:table-cell>
        </table:table-row>
        <table:table-row table:style-name="ro1">
          <table:table-cell office:value-type="float" office:value="10835" calcext:value-type="float">
            <text:p>10835</text:p>
          </table:table-cell>
        </table:table-row>
        <table:table-row table:style-name="ro1"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float" office:value="10143.1" calcext:value-type="float">
            <text:p>10143.1</text:p>
          </table:table-cell>
        </table:table-row>
        <table:table-row table:style-name="ro1"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float" office:value="10952.98" calcext:value-type="float">
            <text:p>10952.98</text:p>
          </table:table-cell>
        </table:table-row>
        <table:table-row table:style-name="ro1">
          <table:table-cell office:value-type="float" office:value="10799.18" calcext:value-type="float">
            <text:p>10799.18</text:p>
          </table:table-cell>
        </table:table-row>
        <table:table-row table:style-name="ro1">
          <table:table-cell office:value-type="float" office:value="10820.32" calcext:value-type="float">
            <text:p>10820.32</text:p>
          </table:table-cell>
        </table:table-row>
        <table:table-row table:style-name="ro1">
          <table:table-cell office:value-type="float" office:value="10956" calcext:value-type="float">
            <text:p>10956</text:p>
          </table:table-cell>
        </table:table-row>
        <table:table-row table:style-name="ro1">
          <table:table-cell office:value-type="float" office:value="11111" calcext:value-type="float">
            <text:p>11111</text:p>
          </table:table-cell>
        </table:table-row>
        <table:table-row table:style-name="ro1">
          <table:table-cell office:value-type="float" office:value="11070.09" calcext:value-type="float">
            <text:p>11070.09</text:p>
          </table:table-cell>
        </table:table-row>
        <table:table-row table:style-name="ro1">
          <table:table-cell office:value-type="float" office:value="11235.28" calcext:value-type="float">
            <text:p>11235.28</text:p>
          </table:table-cell>
        </table:table-row>
        <table:table-row table:style-name="ro1">
          <table:table-cell office:value-type="float" office:value="11349.99" calcext:value-type="float">
            <text:p>11349.99</text:p>
          </table:table-cell>
        </table:table-row>
        <table:table-row table:style-name="ro1">
          <table:table-cell office:value-type="float" office:value="11688.5" calcext:value-type="float">
            <text:p>11688.5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float" office:value="11215" calcext:value-type="float">
            <text:p>11215</text:p>
          </table:table-cell>
        </table:table-row>
        <table:table-row table:style-name="ro1"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1237.57" calcext:value-type="float">
            <text:p>11237.57</text:p>
          </table:table-cell>
        </table:table-row>
        <table:table-row table:style-name="ro1">
          <table:table-cell office:value-type="float" office:value="11175.27" calcext:value-type="float">
            <text:p>11175.27</text:p>
          </table:table-cell>
        </table:table-row>
        <table:table-row table:style-name="ro1">
          <table:table-cell office:value-type="float" office:value="11507.34" calcext:value-type="float">
            <text:p>11507.34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float" office:value="10513.97" calcext:value-type="float">
            <text:p>10513.97</text:p>
          </table:table-cell>
        </table:table-row>
        <table:table-row table:style-name="ro1">
          <table:table-cell office:value-type="float" office:value="11147.85" calcext:value-type="float">
            <text:p>11147.85</text:p>
          </table:table-cell>
        </table:table-row>
        <table:table-row table:style-name="ro1">
          <table:table-cell office:value-type="float" office:value="10933" calcext:value-type="float">
            <text:p>10933</text:p>
          </table:table-cell>
        </table:table-row>
        <table:table-row table:style-name="ro1">
          <table:table-cell office:value-type="float" office:value="11089" calcext:value-type="float">
            <text:p>11089</text:p>
          </table:table-cell>
        </table:table-row>
        <table:table-row table:style-name="ro1">
          <table:table-cell office:value-type="float" office:value="10985" calcext:value-type="float">
            <text:p>10985</text:p>
          </table:table-cell>
        </table:table-row>
        <table:table-row table:style-name="ro1">
          <table:table-cell office:value-type="float" office:value="11243.68" calcext:value-type="float">
            <text:p>11243.68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float" office:value="11464.97" calcext:value-type="float">
            <text:p>11464.97</text:p>
          </table:table-cell>
        </table:table-row>
        <table:table-row table:style-name="ro1">
          <table:table-cell office:value-type="float" office:value="11505.17" calcext:value-type="float">
            <text:p>11505.17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</table:table-row>
        <table:table-row table:style-name="ro1">
          <table:table-cell office:value-type="float" office:value="11592.93" calcext:value-type="float">
            <text:p>11592.93</text:p>
          </table:table-cell>
        </table:table-row>
        <table:table-row table:style-name="ro1">
          <table:table-cell office:value-type="float" office:value="11969" calcext:value-type="float">
            <text:p>11969</text:p>
          </table:table-cell>
        </table:table-row>
        <table:table-row table:style-name="ro1">
          <table:table-cell office:value-type="float" office:value="12012.62" calcext:value-type="float">
            <text:p>12012.62</text:p>
          </table:table-cell>
        </table:table-row>
        <table:table-row table:style-name="ro1">
          <table:table-cell office:value-type="float" office:value="11791.12" calcext:value-type="float">
            <text:p>11791.12</text:p>
          </table:table-cell>
        </table:table-row>
        <table:table-row table:style-name="ro1">
          <table:table-cell office:value-type="float" office:value="11870" calcext:value-type="float">
            <text:p>11870</text:p>
          </table:table-cell>
        </table:table-row>
        <table:table-row table:style-name="ro1">
          <table:table-cell office:value-type="float" office:value="11879.95" calcext:value-type="float">
            <text:p>11879.95</text:p>
          </table:table-cell>
        </table:table-row>
        <table:table-row table:style-name="ro1">
          <table:table-cell office:value-type="float" office:value="11598.98" calcext:value-type="float">
            <text:p>11598.98</text:p>
          </table:table-cell>
        </table:table-row>
        <table:table-row table:style-name="ro1">
          <table:table-cell office:value-type="float" office:value="11318.01" calcext:value-type="float">
            <text:p>11318.01</text:p>
          </table:table-cell>
        </table:table-row>
        <table:table-row table:style-name="ro1">
          <table:table-cell office:value-type="float" office:value="11279.99" calcext:value-type="float">
            <text:p>11279.99</text:p>
          </table:table-cell>
        </table:table-row>
        <table:table-row table:style-name="ro1">
          <table:table-cell office:value-type="float" office:value="11383.91" calcext:value-type="float">
            <text:p>11383.91</text:p>
          </table:table-cell>
        </table:table-row>
        <table:table-row table:style-name="ro1">
          <table:table-cell office:value-type="float" office:value="11283.81" calcext:value-type="float">
            <text:p>11283.81</text:p>
          </table:table-cell>
        </table:table-row>
        <table:table-row table:style-name="ro1">
          <table:table-cell office:value-type="float" office:value="11251" calcext:value-type="float">
            <text:p>11251</text:p>
          </table:table-cell>
        </table:table-row>
        <table:table-row table:style-name="ro1">
          <table:table-cell office:value-type="float" office:value="10995.06" calcext:value-type="float">
            <text:p>10995.06</text:p>
          </table:table-cell>
        </table:table-row>
        <table:table-row table:style-name="ro1">
          <table:table-cell office:value-type="float" office:value="11118.99" calcext:value-type="float">
            <text:p>11118.99</text:p>
          </table:table-cell>
        </table:table-row>
        <table:table-row table:style-name="ro1">
          <table:table-cell office:value-type="float" office:value="11047.34" calcext:value-type="float">
            <text:p>11047.34</text:p>
          </table:table-cell>
        </table:table-row>
        <table:table-row table:style-name="ro1">
          <table:table-cell office:value-type="float" office:value="10323.02" calcext:value-type="float">
            <text:p>10323.02</text:p>
          </table:table-cell>
        </table:table-row>
        <table:table-row table:style-name="ro1">
          <table:table-cell office:value-type="float" office:value="10399.99" calcext:value-type="float">
            <text:p>10399.99</text:p>
          </table:table-cell>
        </table:table-row>
        <table:table-row table:style-name="ro1">
          <table:table-cell office:value-type="float" office:value="10237.51" calcext:value-type="float">
            <text:p>10237.51</text:p>
          </table:table-cell>
        </table:table-row>
        <table:table-row table:style-name="ro1"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float" office:value="10280" calcext:value-type="float">
            <text:p>10280</text:p>
          </table:table-cell>
        </table:table-row>
        <table:table-row table:style-name="ro1">
          <table:table-cell office:value-type="float" office:value="10290.05" calcext:value-type="float">
            <text:p>10290.05</text:p>
          </table:table-cell>
        </table:table-row>
        <table:table-row table:style-name="ro1">
          <table:table-cell office:value-type="float" office:value="10017.47" calcext:value-type="float">
            <text:p>10017.47</text:p>
          </table:table-cell>
        </table:table-row>
        <table:table-row table:style-name="ro1">
          <table:table-cell office:value-type="float" office:value="10114.27" calcext:value-type="float">
            <text:p>10114.27</text:p>
          </table:table-cell>
        </table:table-row>
        <table:table-row table:style-name="ro1">
          <table:table-cell office:value-type="float" office:value="10285.1" calcext:value-type="float">
            <text:p>10285.1</text:p>
          </table:table-cell>
        </table:table-row>
        <table:table-row table:style-name="ro1">
          <table:table-cell office:value-type="float" office:value="10069.8" calcext:value-type="float">
            <text:p>10069.8</text:p>
          </table:table-cell>
        </table:table-row>
        <table:table-row table:style-name="ro1">
          <table:table-cell office:value-type="float" office:value="10063.75" calcext:value-type="float">
            <text:p>10063.75</text:p>
          </table:table-cell>
        </table:table-row>
        <table:table-row table:style-name="ro1">
          <table:table-cell office:value-type="float" office:value="9591.44" calcext:value-type="float">
            <text:p>9591.44</text:p>
          </table:table-cell>
        </table:table-row>
        <table:table-row table:style-name="ro1">
          <table:table-cell office:value-type="float" office:value="9339.87" calcext:value-type="float">
            <text:p>9339.87</text:p>
          </table:table-cell>
        </table:table-row>
        <table:table-row table:style-name="ro1">
          <table:table-cell office:value-type="float" office:value="8941.94" calcext:value-type="float">
            <text:p>8941.94</text:p>
          </table:table-cell>
        </table:table-row>
        <table:table-row table:style-name="ro1">
          <table:table-cell office:value-type="float" office:value="9224.52" calcext:value-type="float">
            <text:p>9224.52</text:p>
          </table:table-cell>
        </table:table-row>
        <table:table-row table:style-name="ro1">
          <table:table-cell office:value-type="float" office:value="8883.11" calcext:value-type="float">
            <text:p>8883.11</text:p>
          </table:table-cell>
        </table:table-row>
        <table:table-row table:style-name="ro1">
          <table:table-cell office:value-type="float" office:value="8673.11" calcext:value-type="float">
            <text:p>8673.11</text:p>
          </table:table-cell>
        </table:table-row>
        <table:table-row table:style-name="ro1">
          <table:table-cell office:value-type="float" office:value="8299.75" calcext:value-type="float">
            <text:p>8299.75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</table:table-row>
        <table:table-row table:style-name="ro1">
          <table:table-cell office:value-type="float" office:value="8699.72" calcext:value-type="float">
            <text:p>8699.72</text:p>
          </table:table-cell>
        </table:table-row>
        <table:table-row table:style-name="ro1">
          <table:table-cell office:value-type="float" office:value="8873.03" calcext:value-type="float">
            <text:p>8873.03</text:p>
          </table:table-cell>
        </table:table-row>
        <table:table-row table:style-name="ro1">
          <table:table-cell office:value-type="float" office:value="8344.81" calcext:value-type="float">
            <text:p>8344.81</text:p>
          </table:table-cell>
        </table:table-row>
        <table:table-row table:style-name="ro1">
          <table:table-cell office:value-type="float" office:value="8708.82" calcext:value-type="float">
            <text:p>8708.82</text:p>
          </table:table-cell>
        </table:table-row>
        <table:table-row table:style-name="ro1">
          <table:table-cell office:value-type="float" office:value="9099.87" calcext:value-type="float">
            <text:p>9099.87</text:p>
          </table:table-cell>
        </table:table-row>
        <table:table-row table:style-name="ro1">
          <table:table-cell office:value-type="float" office:value="9173" calcext:value-type="float">
            <text:p>9173</text:p>
          </table:table-cell>
        </table:table-row>
        <table:table-row table:style-name="ro1">
          <table:table-cell office:value-type="float" office:value="9339.43" calcext:value-type="float">
            <text:p>9339.43</text:p>
          </table:table-cell>
        </table:table-row>
        <table:table-row table:style-name="ro1">
          <table:table-cell office:value-type="float" office:value="9199.96" calcext:value-type="float">
            <text:p>9199.96</text:p>
          </table:table-cell>
        </table:table-row>
        <table:table-row table:style-name="ro1">
          <table:table-cell office:value-type="float" office:value="9219.18" calcext:value-type="float">
            <text:p>9219.18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8691.99" calcext:value-type="float">
            <text:p>8691.99</text:p>
          </table:table-cell>
        </table:table-row>
        <table:table-row table:style-name="ro1">
          <table:table-cell office:value-type="float" office:value="8419.96" calcext:value-type="float">
            <text:p>8419.96</text:p>
          </table:table-cell>
        </table:table-row>
        <table:table-row table:style-name="ro1">
          <table:table-cell office:value-type="float" office:value="8264.2" calcext:value-type="float">
            <text:p>8264.2</text:p>
          </table:table-cell>
        </table:table-row>
        <table:table-row table:style-name="ro1">
          <table:table-cell office:value-type="float" office:value="8184.81" calcext:value-type="float">
            <text:p>8184.81</text:p>
          </table:table-cell>
        </table:table-row>
        <table:table-row table:style-name="ro1">
          <table:table-cell office:value-type="float" office:value="8137.23" calcext:value-type="float">
            <text:p>8137.23</text:p>
          </table:table-cell>
        </table:table-row>
        <table:table-row table:style-name="ro1">
          <table:table-cell office:value-type="float" office:value="7965.01" calcext:value-type="float">
            <text:p>7965.01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</table:table-row>
        <table:table-row table:style-name="ro1">
          <table:table-cell office:value-type="float" office:value="7384.85" calcext:value-type="float">
            <text:p>7384.85</text:p>
          </table:table-cell>
        </table:table-row>
        <table:table-row table:style-name="ro1">
          <table:table-cell office:value-type="float" office:value="6698.33" calcext:value-type="float">
            <text:p>6698.33</text:p>
          </table:table-cell>
        </table:table-row>
        <table:table-row table:style-name="ro1">
          <table:table-cell office:value-type="float" office:value="6939.99" calcext:value-type="float">
            <text:p>6939.99</text:p>
          </table:table-cell>
        </table:table-row>
        <table:table-row table:style-name="ro1">
          <table:table-cell office:value-type="float" office:value="6327.05" calcext:value-type="float">
            <text:p>6327.05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float" office:value="7290.61" calcext:value-type="float">
            <text:p>7290.61</text:p>
          </table:table-cell>
        </table:table-row>
        <table:table-row table:style-name="ro1">
          <table:table-cell office:value-type="float" office:value="7544.93" calcext:value-type="float">
            <text:p>7544.93</text:p>
          </table:table-cell>
        </table:table-row>
        <table:table-row table:style-name="ro1">
          <table:table-cell office:value-type="float" office:value="7652.14" calcext:value-type="float">
            <text:p>7652.1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7669.97" calcext:value-type="float">
            <text:p>7669.97</text:p>
          </table:table-cell>
        </table:table-row>
        <table:table-row table:style-name="ro1">
          <table:table-cell office:value-type="float" office:value="8151.53" calcext:value-type="float">
            <text:p>8151.53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float" office:value="8130.81" calcext:value-type="float">
            <text:p>8130.81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</table:table-row>
        <table:table-row table:style-name="ro1">
          <table:table-cell office:value-type="float" office:value="7784.02" calcext:value-type="float">
            <text:p>7784.02</text:p>
          </table:table-cell>
        </table:table-row>
        <table:table-row table:style-name="ro1">
          <table:table-cell office:value-type="float" office:value="8280.11" calcext:value-type="float">
            <text:p>8280.11</text:p>
          </table:table-cell>
        </table:table-row>
        <table:table-row table:style-name="ro1">
          <table:table-cell office:value-type="float" office:value="8333.91" calcext:value-type="float">
            <text:p>8333.91</text:p>
          </table:table-cell>
        </table:table-row>
        <table:table-row table:style-name="ro1">
          <table:table-cell office:value-type="float" office:value="8633.15" calcext:value-type="float">
            <text:p>8633.15</text:p>
          </table:table-cell>
        </table:table-row>
        <table:table-row table:style-name="ro1">
          <table:table-cell office:value-type="float" office:value="8683.92" calcext:value-type="float">
            <text:p>8683.92</text:p>
          </table:table-cell>
        </table:table-row>
        <table:table-row table:style-name="ro1">
          <table:table-cell office:value-type="float" office:value="8905.84" calcext:value-type="float">
            <text:p>8905.84</text:p>
          </table:table-cell>
        </table:table-row>
        <table:table-row table:style-name="ro1">
          <table:table-cell office:value-type="float" office:value="8915.15" calcext:value-type="float">
            <text:p>8915.15</text:p>
          </table:table-cell>
        </table:table-row>
        <table:table-row table:style-name="ro1">
          <table:table-cell office:value-type="float" office:value="8635.99" calcext:value-type="float">
            <text:p>8635.99</text:p>
          </table:table-cell>
        </table:table-row>
        <table:table-row table:style-name="ro1">
          <table:table-cell office:value-type="float" office:value="8263.51" calcext:value-type="float">
            <text:p>8263.51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8533.98" calcext:value-type="float">
            <text:p>8533.98</text:p>
          </table:table-cell>
        </table:table-row>
        <table:table-row table:style-name="ro1">
          <table:table-cell office:value-type="float" office:value="7969.05" calcext:value-type="float">
            <text:p>7969.05</text:p>
          </table:table-cell>
        </table:table-row>
        <table:table-row table:style-name="ro1">
          <table:table-cell office:value-type="float" office:value="7850.72" calcext:value-type="float">
            <text:p>7850.72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8449.86" calcext:value-type="float">
            <text:p>8449.86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8063.88" calcext:value-type="float">
            <text:p>8063.88</text:p>
          </table:table-cell>
        </table:table-row>
        <table:table-row table:style-name="ro1">
          <table:table-cell office:value-type="float" office:value="8479.99" calcext:value-type="float">
            <text:p>8479.99</text:p>
          </table:table-cell>
        </table:table-row>
        <table:table-row table:style-name="ro1">
          <table:table-cell office:value-type="float" office:value="8473.76" calcext:value-type="float">
            <text:p>8473.76</text:p>
          </table:table-cell>
        </table:table-row>
        <table:table-row table:style-name="ro1">
          <table:table-cell office:value-type="float" office:value="8640.01" calcext:value-type="float">
            <text:p>8640.01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</table:table-row>
        <table:table-row table:style-name="ro1">
          <table:table-cell office:value-type="float" office:value="8792.76" calcext:value-type="float">
            <text:p>8792.76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</table:table-row>
        <table:table-row table:style-name="ro1">
          <table:table-cell office:value-type="float" office:value="8760.59" calcext:value-type="float">
            <text:p>8760.59</text:p>
          </table:table-cell>
        </table:table-row>
        <table:table-row table:style-name="ro1">
          <table:table-cell office:value-type="float" office:value="8669.39" calcext:value-type="float">
            <text:p>8669.39</text:p>
          </table:table-cell>
        </table:table-row>
        <table:table-row table:style-name="ro1">
          <table:table-cell office:value-type="float" office:value="8531.47" calcext:value-type="float">
            <text:p>8531.47</text:p>
          </table:table-cell>
        </table:table-row>
        <table:table-row table:style-name="ro1">
          <table:table-cell office:value-type="float" office:value="8489.91" calcext:value-type="float">
            <text:p>8489.91</text:p>
          </table:table-cell>
        </table:table-row>
        <table:table-row table:style-name="ro1">
          <table:table-cell office:value-type="float" office:value="8616.04" calcext:value-type="float">
            <text:p>8616.04</text:p>
          </table:table-cell>
        </table:table-row>
        <table:table-row table:style-name="ro1">
          <table:table-cell office:value-type="float" office:value="8539.9" calcext:value-type="float">
            <text:p>8539.9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</table:table-row>
        <table:table-row table:style-name="ro1">
          <table:table-cell office:value-type="float" office:value="8870.17" calcext:value-type="float">
            <text:p>8870.17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9330.08" calcext:value-type="float">
            <text:p>9330.08</text:p>
          </table:table-cell>
        </table:table-row>
        <table:table-row table:style-name="ro1">
          <table:table-cell office:value-type="float" office:value="9239.36" calcext:value-type="float">
            <text:p>9239.36</text:p>
          </table:table-cell>
        </table:table-row>
        <table:table-row table:style-name="ro1">
          <table:table-cell office:value-type="float" office:value="9449.99" calcext:value-type="float">
            <text:p>9449.99</text:p>
          </table:table-cell>
        </table:table-row>
        <table:table-row table:style-name="ro1">
          <table:table-cell office:value-type="float" office:value="9636.58" calcext:value-type="float">
            <text:p>9636.58</text:p>
          </table:table-cell>
        </table:table-row>
        <table:table-row table:style-name="ro1">
          <table:table-cell office:value-type="float" office:value="9810.01" calcext:value-type="float">
            <text:p>9810.01</text:p>
          </table:table-cell>
        </table:table-row>
        <table:table-row table:style-name="ro1">
          <table:table-cell office:value-type="float" office:value="9566.56" calcext:value-type="float">
            <text:p>9566.56</text:p>
          </table:table-cell>
        </table:table-row>
        <table:table-row table:style-name="ro1">
          <table:table-cell office:value-type="float" office:value="9811.01" calcext:value-type="float">
            <text:p>9811.01</text:p>
          </table:table-cell>
        </table:table-row>
        <table:table-row table:style-name="ro1">
          <table:table-cell office:value-type="float" office:value="10110.75" calcext:value-type="float">
            <text:p>10110.75</text:p>
          </table:table-cell>
        </table:table-row>
        <table:table-row table:style-name="ro1">
          <table:table-cell office:value-type="float" office:value="10000.09" calcext:value-type="float">
            <text:p>10000.09</text:p>
          </table:table-cell>
        </table:table-row>
        <table:table-row table:style-name="ro1">
          <table:table-cell office:value-type="float" office:value="10104.7" calcext:value-type="float">
            <text:p>10104.7</text:p>
          </table:table-cell>
        </table:table-row>
        <table:table-row table:style-name="ro1">
          <table:table-cell office:value-type="float" office:value="9688.5" calcext:value-type="float">
            <text:p>9688.5</text:p>
          </table:table-cell>
        </table:table-row>
        <table:table-row table:style-name="ro1">
          <table:table-cell office:value-type="float" office:value="9799.43" calcext:value-type="float">
            <text:p>9799.43</text:p>
          </table:table-cell>
        </table:table-row>
        <table:table-row table:style-name="ro1">
          <table:table-cell office:value-type="float" office:value="10039.98" calcext:value-type="float">
            <text:p>10039.98</text:p>
          </table:table-cell>
        </table:table-row>
        <table:table-row table:style-name="ro1">
          <table:table-cell office:value-type="float" office:value="10030.66" calcext:value-type="float">
            <text:p>10030.66</text:p>
          </table:table-cell>
        </table:table-row>
        <table:table-row table:style-name="ro1">
          <table:table-cell office:value-type="float" office:value="10159.98" calcext:value-type="float">
            <text:p>10159.98</text:p>
          </table:table-cell>
        </table:table-row>
        <table:table-row table:style-name="ro1">
          <table:table-cell office:value-type="float" office:value="10459.04" calcext:value-type="float">
            <text:p>10459.04</text:p>
          </table:table-cell>
        </table:table-row>
        <table:table-row table:style-name="ro1">
          <table:table-cell office:value-type="float" office:value="10727.91" calcext:value-type="float">
            <text:p>10727.91</text:p>
          </table:table-cell>
        </table:table-row>
        <table:table-row table:style-name="ro1">
          <table:table-cell office:value-type="float" office:value="10683" calcext:value-type="float">
            <text:p>10683</text:p>
          </table:table-cell>
        </table:table-row>
        <table:table-row table:style-name="ro1">
          <table:table-cell office:value-type="float" office:value="10731.48" calcext:value-type="float">
            <text:p>10731.48</text:p>
          </table:table-cell>
        </table:table-row>
        <table:table-row table:style-name="ro1">
          <table:table-cell office:value-type="float" office:value="10722.99" calcext:value-type="float">
            <text:p>10722.99</text:p>
          </table:table-cell>
        </table:table-row>
        <table:table-row table:style-name="ro1">
          <table:table-cell office:value-type="float" office:value="11039.55" calcext:value-type="float">
            <text:p>11039.55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float" office:value="10589.76" calcext:value-type="float">
            <text:p>10589.76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</table:table-row>
        <table:table-row table:style-name="ro1">
          <table:table-cell office:value-type="float" office:value="10633.73" calcext:value-type="float">
            <text:p>10633.73</text:p>
          </table:table-cell>
        </table:table-row>
        <table:table-row table:style-name="ro1">
          <table:table-cell office:value-type="float" office:value="10831.26" calcext:value-type="float">
            <text:p>10831.26</text:p>
          </table:table-cell>
        </table:table-row>
        <table:table-row table:style-name="ro1">
          <table:table-cell office:value-type="float" office:value="10383.43" calcext:value-type="float">
            <text:p>10383.43</text:p>
          </table:table-cell>
        </table:table-row>
        <table:table-row table:style-name="ro1">
          <table:table-cell office:value-type="float" office:value="10499" calcext:value-type="float">
            <text:p>10499</text:p>
          </table:table-cell>
        </table:table-row>
        <table:table-row table:style-name="ro1">
          <table:table-cell office:value-type="float" office:value="10815.62" calcext:value-type="float">
            <text:p>10815.62</text:p>
          </table:table-cell>
        </table:table-row>
        <table:table-row table:style-name="ro1">
          <table:table-cell office:value-type="float" office:value="10918.84" calcext:value-type="float">
            <text:p>10918.84</text:p>
          </table:table-cell>
        </table:table-row>
        <table:table-row table:style-name="ro1">
          <table:table-cell office:value-type="float" office:value="11171.71" calcext:value-type="float">
            <text:p>11171.71</text:p>
          </table:table-cell>
        </table:table-row>
        <table:table-row table:style-name="ro1">
          <table:table-cell office:value-type="float" office:value="11126.06" calcext:value-type="float">
            <text:p>11126.06</text:p>
          </table:table-cell>
        </table:table-row>
        <table:table-row table:style-name="ro1">
          <table:table-cell office:value-type="float" office:value="11153" calcext:value-type="float">
            <text:p>11153</text:p>
          </table:table-cell>
        </table:table-row>
        <table:table-row table:style-name="ro1">
          <table:table-cell office:value-type="float" office:value="11424.1" calcext:value-type="float">
            <text:p>11424.1</text:p>
          </table:table-cell>
        </table:table-row>
        <table:table-row table:style-name="ro1"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float" office:value="11516.99" calcext:value-type="float">
            <text:p>11516.99</text:p>
          </table:table-cell>
        </table:table-row>
        <table:table-row table:style-name="ro1">
          <table:table-cell office:value-type="float" office:value="11668" calcext:value-type="float">
            <text:p>11668</text:p>
          </table:table-cell>
        </table:table-row>
        <table:table-row table:style-name="ro1">
          <table:table-cell office:value-type="float" office:value="11200.99" calcext:value-type="float">
            <text:p>11200.99</text:p>
          </table:table-cell>
        </table:table-row>
        <table:table-row table:style-name="ro1">
          <table:table-cell office:value-type="float" office:value="10915.34" calcext:value-type="float">
            <text:p>10915.34</text:p>
          </table:table-cell>
        </table:table-row>
        <table:table-row table:style-name="ro1">
          <table:table-cell office:value-type="float" office:value="11125" calcext:value-type="float">
            <text:p>11125</text:p>
          </table:table-cell>
        </table:table-row>
        <table:table-row table:style-name="ro1">
          <table:table-cell office:value-type="float" office:value="10948" calcext:value-type="float">
            <text:p>10948</text:p>
          </table:table-cell>
        </table:table-row>
        <table:table-row table:style-name="ro1">
          <table:table-cell office:value-type="float" office:value="10540.31" calcext:value-type="float">
            <text:p>10540.31</text:p>
          </table:table-cell>
        </table:table-row>
        <table:table-row table:style-name="ro1">
          <table:table-cell office:value-type="float" office:value="10385.5" calcext:value-type="float">
            <text:p>10385.5</text:p>
          </table:table-cell>
        </table:table-row>
        <table:table-row table:style-name="ro1">
          <table:table-cell office:value-type="float" office:value="10437.6" calcext:value-type="float">
            <text:p>10437.6</text:p>
          </table:table-cell>
        </table:table-row>
        <table:table-row table:style-name="ro1">
          <table:table-cell office:value-type="float" office:value="10711.84" calcext:value-type="float">
            <text:p>10711.84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float" office:value="10259.87" calcext:value-type="float">
            <text:p>10259.87</text:p>
          </table:table-cell>
        </table:table-row>
        <table:table-row table:style-name="ro1">
          <table:table-cell office:value-type="float" office:value="9980.98" calcext:value-type="float">
            <text:p>9980.98</text:p>
          </table:table-cell>
        </table:table-row>
        <table:table-row table:style-name="ro1">
          <table:table-cell office:value-type="float" office:value="10027.7" calcext:value-type="float">
            <text:p>10027.7</text:p>
          </table:table-cell>
        </table:table-row>
        <table:table-row table:style-name="ro1">
          <table:table-cell office:value-type="float" office:value="9811.04" calcext:value-type="float">
            <text:p>9811.04</text:p>
          </table:table-cell>
        </table:table-row>
        <table:table-row table:style-name="ro1">
          <table:table-cell office:value-type="float" office:value="9807.89" calcext:value-type="float">
            <text:p>9807.89</text:p>
          </table:table-cell>
        </table:table-row>
        <table:table-row table:style-name="ro1">
          <table:table-cell office:value-type="float" office:value="9865.66" calcext:value-type="float">
            <text:p>9865.66</text:p>
          </table:table-cell>
        </table:table-row>
        <table:table-row table:style-name="ro1">
          <table:table-cell office:value-type="float" office:value="10180.06" calcext:value-type="float">
            <text:p>10180.06</text:p>
          </table:table-cell>
        </table:table-row>
        <table:table-row table:style-name="ro1"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float" office:value="10131.04" calcext:value-type="float">
            <text:p>10131.04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float" office:value="10119.16" calcext:value-type="float">
            <text:p>10119.16</text:p>
          </table:table-cell>
        </table:table-row>
        <table:table-row table:style-name="ro1">
          <table:table-cell office:value-type="float" office:value="9757" calcext:value-type="float">
            <text:p>9757</text:p>
          </table:table-cell>
        </table:table-row>
        <table:table-row table:style-name="ro1">
          <table:table-cell office:value-type="float" office:value="9752.07" calcext:value-type="float">
            <text:p>9752.07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float" office:value="9694.51" calcext:value-type="float">
            <text:p>9694.51</text:p>
          </table:table-cell>
        </table:table-row>
        <table:table-row table:style-name="ro1">
          <table:table-cell office:value-type="float" office:value="9559.01" calcext:value-type="float">
            <text:p>9559.01</text:p>
          </table:table-cell>
        </table:table-row>
        <table:table-row table:style-name="ro1">
          <table:table-cell office:value-type="float" office:value="9727.3" calcext:value-type="float">
            <text:p>9727.3</text:p>
          </table:table-cell>
        </table:table-row>
        <table:table-row table:style-name="ro1">
          <table:table-cell office:value-type="float" office:value="9665.99" calcext:value-type="float">
            <text:p>9665.99</text:p>
          </table:table-cell>
        </table:table-row>
        <table:table-row table:style-name="ro1"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9473.09" calcext:value-type="float">
            <text:p>9473.09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9454.49" calcext:value-type="float">
            <text:p>9454.49</text:p>
          </table:table-cell>
        </table:table-row>
        <table:table-row table:style-name="ro1">
          <table:table-cell office:value-type="float" office:value="9715.99" calcext:value-type="float">
            <text:p>9715.99</text:p>
          </table:table-cell>
        </table:table-row>
        <table:table-row table:style-name="ro1">
          <table:table-cell office:value-type="float" office:value="10260.92" calcext:value-type="float">
            <text:p>10260.92</text:p>
          </table:table-cell>
        </table:table-row>
        <table:table-row table:style-name="ro1">
          <table:table-cell office:value-type="float" office:value="10238.62" calcext:value-type="float">
            <text:p>10238.62</text:p>
          </table:table-cell>
        </table:table-row>
        <table:table-row table:style-name="ro1"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float" office:value="10695" calcext:value-type="float">
            <text:p>10695</text:p>
          </table:table-cell>
        </table:table-row>
        <table:table-row table:style-name="ro1">
          <table:table-cell office:value-type="float" office:value="10568.01" calcext:value-type="float">
            <text:p>10568.01</text:p>
          </table:table-cell>
        </table:table-row>
        <table:table-row table:style-name="ro1">
          <table:table-cell office:value-type="float" office:value="10697" calcext:value-type="float">
            <text:p>10697</text:p>
          </table:table-cell>
        </table:table-row>
        <table:table-row table:style-name="ro1">
          <table:table-cell office:value-type="float" office:value="10569.04" calcext:value-type="float">
            <text:p>10569.04</text:p>
          </table:table-cell>
        </table:table-row>
        <table:table-row table:style-name="ro1">
          <table:table-cell office:value-type="float" office:value="10919.9" calcext:value-type="float">
            <text:p>10919.9</text:p>
          </table:table-cell>
        </table:table-row>
        <table:table-row table:style-name="ro1">
          <table:table-cell office:value-type="float" office:value="10748.86" calcext:value-type="float">
            <text:p>10748.86</text:p>
          </table:table-cell>
        </table:table-row>
        <table:table-row table:style-name="ro1">
          <table:table-cell office:value-type="float" office:value="10570.95" calcext:value-type="float">
            <text:p>10570.95</text:p>
          </table:table-cell>
        </table:table-row>
        <table:table-row table:style-name="ro1">
          <table:table-cell office:value-type="float" office:value="10506.85" calcext:value-type="float">
            <text:p>10506.85</text:p>
          </table:table-cell>
        </table:table-row>
        <table:table-row table:style-name="ro1">
          <table:table-cell office:value-type="float" office:value="10560.02" calcext:value-type="float">
            <text:p>10560.02</text:p>
          </table:table-cell>
        </table:table-row>
        <table:table-row table:style-name="ro1">
          <table:table-cell office:value-type="float" office:value="10326.76" calcext:value-type="float">
            <text:p>10326.76</text:p>
          </table:table-cell>
        </table:table-row>
        <table:table-row table:style-name="ro1">
          <table:table-cell office:value-type="float" office:value="10356.03" calcext:value-type="float">
            <text:p>10356.03</text:p>
          </table:table-cell>
        </table:table-row>
        <table:table-row table:style-name="ro1">
          <table:table-cell office:value-type="float" office:value="10549.33" calcext:value-type="float">
            <text:p>10549.33</text:p>
          </table:table-cell>
        </table:table-row>
        <table:table-row table:style-name="ro1">
          <table:table-cell office:value-type="float" office:value="10671.93" calcext:value-type="float">
            <text:p>10671.93</text:p>
          </table:table-cell>
        </table:table-row>
        <table:table-row table:style-name="ro1">
          <table:table-cell office:value-type="float" office:value="10717" calcext:value-type="float">
            <text:p>10717</text:p>
          </table:table-cell>
        </table:table-row>
        <table:table-row table:style-name="ro1">
          <table:table-cell office:value-type="float" office:value="10880" calcext:value-type="float">
            <text:p>10880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float" office:value="11117.97" calcext:value-type="float">
            <text:p>11117.97</text:p>
          </table:table-cell>
        </table:table-row>
        <table:table-row table:style-name="ro1">
          <table:table-cell office:value-type="float" office:value="11080.42" calcext:value-type="float">
            <text:p>11080.42</text:p>
          </table:table-cell>
        </table:table-row>
        <table:table-row table:style-name="ro1">
          <table:table-cell office:value-type="float" office:value="10898.95" calcext:value-type="float">
            <text:p>10898.95</text:p>
          </table:table-cell>
        </table:table-row>
        <table:table-row table:style-name="ro1">
          <table:table-cell office:value-type="float" office:value="10855.34" calcext:value-type="float">
            <text:p>10855.34</text:p>
          </table:table-cell>
        </table:table-row>
        <table:table-row table:style-name="ro1">
          <table:table-cell office:value-type="float" office:value="10937" calcext:value-type="float">
            <text:p>10937</text:p>
          </table:table-cell>
        </table:table-row>
        <table:table-row table:style-name="ro1">
          <table:table-cell office:value-type="float" office:value="11039" calcext:value-type="float">
            <text:p>11039</text:p>
          </table:table-cell>
        </table:table-row>
        <table:table-row table:style-name="ro1">
          <table:table-cell office:value-type="float" office:value="11324" calcext:value-type="float">
            <text:p>11324</text:p>
          </table:table-cell>
        </table:table-row>
        <table:table-row table:style-name="ro1">
          <table:table-cell office:value-type="float" office:value="11317" calcext:value-type="float">
            <text:p>11317</text:p>
          </table:table-cell>
        </table:table-row>
        <table:table-row table:style-name="ro1">
          <table:table-cell office:value-type="float" office:value="11287.21" calcext:value-type="float">
            <text:p>11287.21</text:p>
          </table:table-cell>
        </table:table-row>
        <table:table-row table:style-name="ro1">
          <table:table-cell office:value-type="float" office:value="11483.77" calcext:value-type="float">
            <text:p>11483.77</text:p>
          </table:table-cell>
        </table:table-row>
        <table:table-row table:style-name="ro1">
          <table:table-cell office:value-type="float" office:value="11505.21" calcext:value-type="float">
            <text:p>11505.21</text:p>
          </table:table-cell>
        </table:table-row>
        <table:table-row table:style-name="ro1">
          <table:table-cell office:value-type="float" office:value="11464.48" calcext:value-type="float">
            <text:p>11464.48</text:p>
          </table:table-cell>
        </table:table-row>
        <table:table-row table:style-name="ro1">
          <table:table-cell office:value-type="float" office:value="11163" calcext:value-type="float">
            <text:p>11163</text:p>
          </table:table-cell>
        </table:table-row>
        <table:table-row table:style-name="ro1">
          <table:table-cell office:value-type="float" office:value="11140.3" calcext:value-type="float">
            <text:p>11140.3</text:p>
          </table:table-cell>
        </table:table-row>
        <table:table-row table:style-name="ro1">
          <table:table-cell office:value-type="float" office:value="11159.68" calcext:value-type="float">
            <text:p>11159.68</text:p>
          </table:table-cell>
        </table:table-row>
        <table:table-row table:style-name="ro1">
          <table:table-cell office:value-type="float" office:value="11150.01" calcext:value-type="float">
            <text:p>11150.01</text:p>
          </table:table-cell>
        </table:table-row>
        <table:table-row table:style-name="ro1">
          <table:table-cell office:value-type="float" office:value="11378.89" calcext:value-type="float">
            <text:p>11378.89</text:p>
          </table:table-cell>
        </table:table-row>
        <table:table-row table:style-name="ro1"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float" office:value="11568.03" calcext:value-type="float">
            <text:p>11568.03</text:p>
          </table:table-cell>
        </table:table-row>
        <table:table-row table:style-name="ro1">
          <table:table-cell office:value-type="float" office:value="11539.87" calcext:value-type="float">
            <text:p>11539.87</text:p>
          </table:table-cell>
        </table:table-row>
        <table:table-row table:style-name="ro1"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float" office:value="11515.61" calcext:value-type="float">
            <text:p>11515.61</text:p>
          </table:table-cell>
        </table:table-row>
        <table:table-row table:style-name="ro1">
          <table:table-cell office:value-type="float" office:value="11669.08" calcext:value-type="float">
            <text:p>11669.08</text:p>
          </table:table-cell>
        </table:table-row>
        <table:table-row table:style-name="ro1">
          <table:table-cell office:value-type="float" office:value="11454" calcext:value-type="float">
            <text:p>11454</text:p>
          </table:table-cell>
        </table:table-row>
        <table:table-row table:style-name="ro1">
          <table:table-cell office:value-type="float" office:value="11280.01" calcext:value-type="float">
            <text:p>11280.01</text:p>
          </table:table-cell>
        </table:table-row>
        <table:table-row table:style-name="ro1">
          <table:table-cell office:value-type="float" office:value="11270" calcext:value-type="float">
            <text:p>11270</text:p>
          </table:table-cell>
        </table:table-row>
        <table:table-row table:style-name="ro1">
          <table:table-cell office:value-type="float" office:value="10937" calcext:value-type="float">
            <text:p>10937</text:p>
          </table:table-cell>
        </table:table-row>
        <table:table-row table:style-name="ro1">
          <table:table-cell office:value-type="float" office:value="10966" calcext:value-type="float">
            <text:p>10966</text:p>
          </table:table-cell>
        </table:table-row>
        <table:table-row table:style-name="ro1">
          <table:table-cell office:value-type="float" office:value="10707" calcext:value-type="float">
            <text:p>10707</text:p>
          </table:table-cell>
        </table:table-row>
        <table:table-row table:style-name="ro1">
          <table:table-cell office:value-type="float" office:value="10716.48" calcext:value-type="float">
            <text:p>10716.48</text:p>
          </table:table-cell>
        </table:table-row>
        <table:table-row table:style-name="ro1">
          <table:table-cell office:value-type="float" office:value="10724.99" calcext:value-type="float">
            <text:p>10724.99</text:p>
          </table:table-cell>
        </table:table-row>
        <table:table-row table:style-name="ro1">
          <table:table-cell office:value-type="float" office:value="10510" calcext:value-type="float">
            <text:p>10510</text:p>
          </table:table-cell>
        </table:table-row>
        <table:table-row table:style-name="ro1">
          <table:table-cell office:value-type="float" office:value="10635.03" calcext:value-type="float">
            <text:p>10635.03</text:p>
          </table:table-cell>
        </table:table-row>
        <table:table-row table:style-name="ro1">
          <table:table-cell office:value-type="float" office:value="10679.56" calcext:value-type="float">
            <text:p>10679.56</text:p>
          </table:table-cell>
        </table:table-row>
        <table:table-row table:style-name="ro1">
          <table:table-cell office:value-type="float" office:value="9844.18" calcext:value-type="float">
            <text:p>9844.18</text:p>
          </table:table-cell>
        </table:table-row>
        <table:table-row table:style-name="ro1">
          <table:table-cell office:value-type="float" office:value="9910" calcext:value-type="float">
            <text:p>991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9936.98" calcext:value-type="float">
            <text:p>9936.98</text:p>
          </table:table-cell>
        </table:table-row>
        <table:table-row table:style-name="ro1">
          <table:table-cell office:value-type="float" office:value="9910.09" calcext:value-type="float">
            <text:p>9910.09</text:p>
          </table:table-cell>
        </table:table-row>
        <table:table-row table:style-name="ro1">
          <table:table-cell office:value-type="float" office:value="9909.29" calcext:value-type="float">
            <text:p>9909.29</text:p>
          </table:table-cell>
        </table:table-row>
        <table:table-row table:style-name="ro1">
          <table:table-cell office:value-type="float" office:value="9357.86" calcext:value-type="float">
            <text:p>9357.86</text:p>
          </table:table-cell>
        </table:table-row>
        <table:table-row table:style-name="ro1">
          <table:table-cell office:value-type="float" office:value="9271.64" calcext:value-type="float">
            <text:p>9271.64</text:p>
          </table:table-cell>
        </table:table-row>
        <table:table-row table:style-name="ro1">
          <table:table-cell office:value-type="float" office:value="8953.01" calcext:value-type="float">
            <text:p>8953.01</text:p>
          </table:table-cell>
        </table:table-row>
        <table:table-row table:style-name="ro1">
          <table:table-cell office:value-type="float" office:value="8686.43" calcext:value-type="float">
            <text:p>8686.43</text:p>
          </table:table-cell>
        </table:table-row>
        <table:table-row table:style-name="ro1"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</table:table-row>
        <table:table-row table:style-name="ro1">
          <table:table-cell office:value-type="float" office:value="9327.43" calcext:value-type="float">
            <text:p>9327.43</text:p>
          </table:table-cell>
        </table:table-row>
        <table:table-row table:style-name="ro1">
          <table:table-cell office:value-type="float" office:value="9345" calcext:value-type="float">
            <text:p>9345</text:p>
          </table:table-cell>
        </table:table-row>
        <table:table-row table:style-name="ro1">
          <table:table-cell office:value-type="float" office:value="9346.14" calcext:value-type="float">
            <text:p>9346.14</text:p>
          </table:table-cell>
        </table:table-row>
        <table:table-row table:style-name="ro1">
          <table:table-cell office:value-type="float" office:value="9089.93" calcext:value-type="float">
            <text:p>9089.93</text:p>
          </table:table-cell>
        </table:table-row>
        <table:table-row table:style-name="ro1">
          <table:table-cell office:value-type="float" office:value="8770.22" calcext:value-type="float">
            <text:p>8770.22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9027.68" calcext:value-type="float">
            <text:p>9027.68</text:p>
          </table:table-cell>
        </table:table-row>
        <table:table-row table:style-name="ro1">
          <table:table-cell office:value-type="float" office:value="9036.04" calcext:value-type="float">
            <text:p>9036.04</text:p>
          </table:table-cell>
        </table:table-row>
        <table:table-row table:style-name="ro1">
          <table:table-cell office:value-type="float" office:value="9639.57" calcext:value-type="float">
            <text:p>9639.57</text:p>
          </table:table-cell>
        </table:table-row>
        <table:table-row table:style-name="ro1">
          <table:table-cell office:value-type="float" office:value="9533.57" calcext:value-type="float">
            <text:p>9533.57</text:p>
          </table:table-cell>
        </table:table-row>
        <table:table-row table:style-name="ro1">
          <table:table-cell office:value-type="float" office:value="9416.09" calcext:value-type="float">
            <text:p>9416.09</text:p>
          </table:table-cell>
        </table:table-row>
        <table:table-row table:style-name="ro1">
          <table:table-cell office:value-type="float" office:value="9599.92" calcext:value-type="float">
            <text:p>9599.92</text:p>
          </table:table-cell>
        </table:table-row>
        <table:table-row table:style-name="ro1">
          <table:table-cell office:value-type="float" office:value="9837.03" calcext:value-type="float">
            <text:p>9837.03</text:p>
          </table:table-cell>
        </table:table-row>
        <table:table-row table:style-name="ro1">
          <table:table-cell office:value-type="float" office:value="9170.01" calcext:value-type="float">
            <text:p>9170.01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</table:table-row>
        <table:table-row table:style-name="ro1">
          <table:table-cell office:value-type="float" office:value="9131.34" calcext:value-type="float">
            <text:p>9131.34</text:p>
          </table:table-cell>
        </table:table-row>
        <table:table-row table:style-name="ro1">
          <table:table-cell office:value-type="float" office:value="9037.71" calcext:value-type="float">
            <text:p>9037.71</text:p>
          </table:table-cell>
        </table:table-row>
        <table:table-row table:style-name="ro1">
          <table:table-cell office:value-type="float" office:value="9205.17" calcext:value-type="float">
            <text:p>9205.17</text:p>
          </table:table-cell>
        </table:table-row>
        <table:table-row table:style-name="ro1">
          <table:table-cell office:value-type="float" office:value="9044.9" calcext:value-type="float">
            <text:p>9044.9</text:p>
          </table:table-cell>
        </table:table-row>
        <table:table-row table:style-name="ro1">
          <table:table-cell office:value-type="float" office:value="9051" calcext:value-type="float">
            <text:p>9051</text:p>
          </table:table-cell>
        </table:table-row>
        <table:table-row table:style-name="ro1">
          <table:table-cell office:value-type="float" office:value="9069.3" calcext:value-type="float">
            <text:p>9069.3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</table:table-row>
        <table:table-row table:style-name="ro1">
          <table:table-cell office:value-type="float" office:value="9249.93" calcext:value-type="float">
            <text:p>9249.93</text:p>
          </table:table-cell>
        </table:table-row>
        <table:table-row table:style-name="ro1">
          <table:table-cell office:value-type="float" office:value="9079.92" calcext:value-type="float">
            <text:p>9079.92</text:p>
          </table:table-cell>
        </table:table-row>
        <table:table-row table:style-name="ro1">
          <table:table-cell office:value-type="float" office:value="8675.08" calcext:value-type="float">
            <text:p>8675.08</text:p>
          </table:table-cell>
        </table:table-row>
        <table:table-row table:style-name="ro1">
          <table:table-cell office:value-type="float" office:value="8725.83" calcext:value-type="float">
            <text:p>8725.83</text:p>
          </table:table-cell>
        </table:table-row>
        <table:table-row table:style-name="ro1">
          <table:table-cell office:value-type="float" office:value="8285.97" calcext:value-type="float">
            <text:p>8285.97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float" office:value="7870.15" calcext:value-type="float">
            <text:p>7870.15</text:p>
          </table:table-cell>
        </table:table-row>
        <table:table-row table:style-name="ro1">
          <table:table-cell office:value-type="float" office:value="7888.94" calcext:value-type="float">
            <text:p>7888.94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float" office:value="8203.03" calcext:value-type="float">
            <text:p>8203.03</text:p>
          </table:table-cell>
        </table:table-row>
        <table:table-row table:style-name="ro1">
          <table:table-cell office:value-type="float" office:value="8240.98" calcext:value-type="float">
            <text:p>8240.98</text:p>
          </table:table-cell>
        </table:table-row>
        <table:table-row table:style-name="ro1">
          <table:table-cell office:value-type="float" office:value="8040.74" calcext:value-type="float">
            <text:p>8040.74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</table:table-row>
        <table:table-row table:style-name="ro1">
          <table:table-cell office:value-type="float" office:value="8192.94" calcext:value-type="float">
            <text:p>8192.94</text:p>
          </table:table-cell>
        </table:table-row>
        <table:table-row table:style-name="ro1">
          <table:table-cell office:value-type="float" office:value="8539" calcext:value-type="float">
            <text:p>8539</text:p>
          </table:table-cell>
        </table:table-row>
        <table:table-row table:style-name="ro1">
          <table:table-cell office:value-type="float" office:value="8536.17" calcext:value-type="float">
            <text:p>8536.17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</table:table-row>
        <table:table-row table:style-name="ro1">
          <table:table-cell office:value-type="float" office:value="8199.92" calcext:value-type="float">
            <text:p>8199.92</text:p>
          </table:table-cell>
        </table:table-row>
        <table:table-row table:style-name="ro1">
          <table:table-cell office:value-type="float" office:value="8186.02" calcext:value-type="float">
            <text:p>8186.02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float" office:value="7887.11" calcext:value-type="float">
            <text:p>7887.11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7824.8" calcext:value-type="float">
            <text:p>7824.8</text:p>
          </table:table-cell>
        </table:table-row>
        <table:table-row table:style-name="ro1">
          <table:table-cell office:value-type="float" office:value="7666.35" calcext:value-type="float">
            <text:p>7666.35</text:p>
          </table:table-cell>
        </table:table-row>
        <table:table-row table:style-name="ro1">
          <table:table-cell office:value-type="float" office:value="7659.99" calcext:value-type="float">
            <text:p>7659.99</text:p>
          </table:table-cell>
        </table:table-row>
        <table:table-row table:style-name="ro1">
          <table:table-cell office:value-type="float" office:value="7760.09" calcext:value-type="float">
            <text:p>7760.09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7463.53" calcext:value-type="float">
            <text:p>7463.53</text:p>
          </table:table-cell>
        </table:table-row>
        <table:table-row table:style-name="ro1">
          <table:table-cell office:value-type="float" office:value="8189.99" calcext:value-type="float">
            <text:p>8189.99</text:p>
          </table:table-cell>
        </table:table-row>
        <table:table-row table:style-name="ro1">
          <table:table-cell office:value-type="float" office:value="8169.25" calcext:value-type="float">
            <text:p>8169.25</text:p>
          </table:table-cell>
        </table:table-row>
        <table:table-row table:style-name="ro1">
          <table:table-cell office:value-type="float" office:value="8289.01" calcext:value-type="float">
            <text:p>8289.01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8395.81" calcext:value-type="float">
            <text:p>8395.8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</table:table-row>
        <table:table-row table:style-name="ro1">
          <table:table-cell office:value-type="float" office:value="8599.97" calcext:value-type="float">
            <text:p>8599.97</text:p>
          </table:table-cell>
        </table:table-row>
        <table:table-row table:style-name="ro1">
          <table:table-cell office:value-type="float" office:value="8385.12" calcext:value-type="float">
            <text:p>8385.12</text:p>
          </table:table-cell>
        </table:table-row>
        <table:table-row table:style-name="ro1">
          <table:table-cell office:value-type="float" office:value="8516" calcext:value-type="float">
            <text:p>8516</text:p>
          </table:table-cell>
        </table:table-row>
        <table:table-row table:style-name="ro1">
          <table:table-cell office:value-type="float" office:value="8513.97" calcext:value-type="float">
            <text:p>8513.97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float" office:value="8909.98" calcext:value-type="float">
            <text:p>8909.98</text:p>
          </table:table-cell>
        </table:table-row>
        <table:table-row table:style-name="ro1">
          <table:table-cell office:value-type="float" office:value="9042.23" calcext:value-type="float">
            <text:p>9042.23</text:p>
          </table:table-cell>
        </table:table-row>
        <table:table-row table:style-name="ro1">
          <table:table-cell office:value-type="float" office:value="8931.01" calcext:value-type="float">
            <text:p>8931.01</text:p>
          </table:table-cell>
        </table:table-row>
        <table:table-row table:style-name="ro1">
          <table:table-cell office:value-type="float" office:value="9063" calcext:value-type="float">
            <text:p>9063</text:p>
          </table:table-cell>
        </table:table-row>
        <table:table-row table:style-name="ro1">
          <table:table-cell office:value-type="float" office:value="9039.99" calcext:value-type="float">
            <text:p>9039.99</text:p>
          </table:table-cell>
        </table:table-row>
        <table:table-row table:style-name="ro1">
          <table:table-cell office:value-type="float" office:value="8862.92" calcext:value-type="float">
            <text:p>8862.92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</table:table-row>
        <table:table-row table:style-name="ro1">
          <table:table-cell office:value-type="float" office:value="9017.01" calcext:value-type="float">
            <text:p>9017.01</text:p>
          </table:table-cell>
        </table:table-row>
        <table:table-row table:style-name="ro1">
          <table:table-cell office:value-type="float" office:value="8955.09" calcext:value-type="float">
            <text:p>8955.09</text:p>
          </table:table-cell>
        </table:table-row>
        <table:table-row table:style-name="ro1">
          <table:table-cell office:value-type="float" office:value="8642.01" calcext:value-type="float">
            <text:p>8642.01</text:p>
          </table:table-cell>
        </table:table-row>
        <table:table-row table:style-name="ro1">
          <table:table-cell office:value-type="float" office:value="8611.51" calcext:value-type="float">
            <text:p>8611.51</text:p>
          </table:table-cell>
        </table:table-row>
        <table:table-row table:style-name="ro1">
          <table:table-cell office:value-type="float" office:value="8610.99" calcext:value-type="float">
            <text:p>8610.99</text:p>
          </table:table-cell>
        </table:table-row>
        <table:table-row table:style-name="ro1">
          <table:table-cell office:value-type="float" office:value="8722.9" calcext:value-type="float">
            <text:p>8722.9</text:p>
          </table:table-cell>
        </table:table-row>
        <table:table-row table:style-name="ro1">
          <table:table-cell office:value-type="float" office:value="8410.05" calcext:value-type="float">
            <text:p>8410.05</text:p>
          </table:table-cell>
        </table:table-row>
        <table:table-row table:style-name="ro1">
          <table:table-cell office:value-type="float" office:value="8398.65" calcext:value-type="float">
            <text:p>8398.65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</table:table-row>
        <table:table-row table:style-name="ro1">
          <table:table-cell office:value-type="float" office:value="8623.99" calcext:value-type="float">
            <text:p>8623.99</text:p>
          </table:table-cell>
        </table:table-row>
        <table:table-row table:style-name="ro1">
          <table:table-cell office:value-type="float" office:value="8898.03" calcext:value-type="float">
            <text:p>8898.03</text:p>
          </table:table-cell>
        </table:table-row>
        <table:table-row table:style-name="ro1">
          <table:table-cell office:value-type="float" office:value="8880.02" calcext:value-type="float">
            <text:p>8880.02</text:p>
          </table:table-cell>
        </table:table-row>
        <table:table-row table:style-name="ro1"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</table:table-row>
        <table:table-row table:style-name="ro1">
          <table:table-cell office:value-type="float" office:value="8892.56" calcext:value-type="float">
            <text:p>8892.56</text:p>
          </table:table-cell>
        </table:table-row>
        <table:table-row table:style-name="ro1">
          <table:table-cell office:value-type="float" office:value="8546.86" calcext:value-type="float">
            <text:p>8546.86</text:p>
          </table:table-cell>
        </table:table-row>
        <table:table-row table:style-name="ro1">
          <table:table-cell office:value-type="float" office:value="8555.58" calcext:value-type="float">
            <text:p>8555.58</text:p>
          </table:table-cell>
        </table:table-row>
        <table:table-row table:style-name="ro1">
          <table:table-cell office:value-type="float" office:value="8466.53" calcext:value-type="float">
            <text:p>8466.53</text:p>
          </table:table-cell>
        </table:table-row>
        <table:table-row table:style-name="ro1">
          <table:table-cell office:value-type="float" office:value="8407" calcext:value-type="float">
            <text:p>8407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8612.09" calcext:value-type="float">
            <text:p>8612.09</text:p>
          </table:table-cell>
        </table:table-row>
        <table:table-row table:style-name="ro1">
          <table:table-cell office:value-type="float" office:value="8470.15" calcext:value-type="float">
            <text:p>8470.15</text:p>
          </table:table-cell>
        </table:table-row>
        <table:table-row table:style-name="ro1">
          <table:table-cell office:value-type="float" office:value="8440.92" calcext:value-type="float">
            <text:p>8440.92</text:p>
          </table:table-cell>
        </table:table-row>
        <table:table-row table:style-name="ro1">
          <table:table-cell office:value-type="float" office:value="8405.88" calcext:value-type="float">
            <text:p>8405.88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</table:table-row>
        <table:table-row table:style-name="ro1">
          <table:table-cell office:value-type="float" office:value="8057.16" calcext:value-type="float">
            <text:p>8057.16</text:p>
          </table:table-cell>
        </table:table-row>
        <table:table-row table:style-name="ro1">
          <table:table-cell office:value-type="float" office:value="7910.03" calcext:value-type="float">
            <text:p>7910.03</text:p>
          </table:table-cell>
        </table:table-row>
        <table:table-row table:style-name="ro1">
          <table:table-cell office:value-type="float" office:value="8134.23" calcext:value-type="float">
            <text:p>8134.23</text:p>
          </table:table-cell>
        </table:table-row>
        <table:table-row table:style-name="ro1">
          <table:table-cell office:value-type="float" office:value="7866.42" calcext:value-type="float">
            <text:p>7866.42</text:p>
          </table:table-cell>
        </table:table-row>
        <table:table-row table:style-name="ro1">
          <table:table-cell office:value-type="float" office:value="7917.09" calcext:value-type="float">
            <text:p>7917.09</text:p>
          </table:table-cell>
        </table:table-row>
        <table:table-row table:style-name="ro1">
          <table:table-cell office:value-type="float" office:value="7934.22" calcext:value-type="float">
            <text:p>7934.22</text:p>
          </table:table-cell>
        </table:table-row>
        <table:table-row table:style-name="ro1">
          <table:table-cell office:value-type="float" office:value="8066.87" calcext:value-type="float">
            <text:p>8066.87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float" office:value="7795.51" calcext:value-type="float">
            <text:p>7795.51</text:p>
          </table:table-cell>
        </table:table-row>
        <table:table-row table:style-name="ro1">
          <table:table-cell office:value-type="float" office:value="7874.98" calcext:value-type="float">
            <text:p>7874.98</text:p>
          </table:table-cell>
        </table:table-row>
        <table:table-row table:style-name="ro1">
          <table:table-cell office:value-type="float" office:value="7873.99" calcext:value-type="float">
            <text:p>7873.99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7860.01" calcext:value-type="float">
            <text:p>7860.01</text:p>
          </table:table-cell>
        </table:table-row>
        <table:table-row table:style-name="ro1">
          <table:table-cell office:value-type="float" office:value="7899.94" calcext:value-type="float">
            <text:p>7899.94</text:p>
          </table:table-cell>
        </table:table-row>
        <table:table-row table:style-name="ro1">
          <table:table-cell office:value-type="float" office:value="7949.3" calcext:value-type="float">
            <text:p>7949.3</text:p>
          </table:table-cell>
        </table:table-row>
        <table:table-row table:style-name="ro1">
          <table:table-cell office:value-type="float" office:value="7880.94" calcext:value-type="float">
            <text:p>7880.94</text:p>
          </table:table-cell>
        </table:table-row>
        <table:table-row table:style-name="ro1">
          <table:table-cell office:value-type="float" office:value="7541.98" calcext:value-type="float">
            <text:p>7541.98</text:p>
          </table:table-cell>
        </table:table-row>
        <table:table-row table:style-name="ro1">
          <table:table-cell office:value-type="float" office:value="7466.97" calcext:value-type="float">
            <text:p>7466.97</text:p>
          </table:table-cell>
        </table:table-row>
        <table:table-row table:style-name="ro1">
          <table:table-cell office:value-type="float" office:value="7474.01" calcext:value-type="float">
            <text:p>7474.01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float" office:value="7090.14" calcext:value-type="float">
            <text:p>7090.14</text:p>
          </table:table-cell>
        </table:table-row>
        <table:table-row table:style-name="ro1">
          <table:table-cell office:value-type="float" office:value="6861.01" calcext:value-type="float">
            <text:p>6861.01</text:p>
          </table:table-cell>
        </table:table-row>
        <table:table-row table:style-name="ro1">
          <table:table-cell office:value-type="float" office:value="7222.25" calcext:value-type="float">
            <text:p>7222.25</text:p>
          </table:table-cell>
        </table:table-row>
        <table:table-row table:style-name="ro1">
          <table:table-cell office:value-type="float" office:value="7027.72" calcext:value-type="float">
            <text:p>7027.72</text:p>
          </table:table-cell>
        </table:table-row>
        <table:table-row table:style-name="ro1">
          <table:table-cell office:value-type="float" office:value="6839.98" calcext:value-type="float">
            <text:p>6839.98</text:p>
          </table:table-cell>
        </table:table-row>
        <table:table-row table:style-name="ro1">
          <table:table-cell office:value-type="float" office:value="6800.63" calcext:value-type="float">
            <text:p>6800.63</text:p>
          </table:table-cell>
        </table:table-row>
        <table:table-row table:style-name="ro1">
          <table:table-cell office:value-type="float" office:value="6840.23" calcext:value-type="float">
            <text:p>6840.23</text:p>
          </table:table-cell>
        </table:table-row>
        <table:table-row table:style-name="ro1">
          <table:table-cell office:value-type="float" office:value="6959.02" calcext:value-type="float">
            <text:p>6959.02</text:p>
          </table:table-cell>
        </table:table-row>
        <table:table-row table:style-name="ro1">
          <table:table-cell office:value-type="float" office:value="6805.76" calcext:value-type="float">
            <text:p>6805.76</text:p>
          </table:table-cell>
        </table:table-row>
        <table:table-row table:style-name="ro1">
          <table:table-cell office:value-type="float" office:value="7073.63" calcext:value-type="float">
            <text:p>7073.63</text:p>
          </table:table-cell>
        </table:table-row>
        <table:table-row table:style-name="ro1">
          <table:table-cell office:value-type="float" office:value="7064.98" calcext:value-type="float">
            <text:p>7064.98</text:p>
          </table:table-cell>
        </table:table-row>
        <table:table-row table:style-name="ro1">
          <table:table-cell office:value-type="float" office:value="7048.23" calcext:value-type="float">
            <text:p>7048.23</text:p>
          </table:table-cell>
        </table:table-row>
        <table:table-row table:style-name="ro1">
          <table:table-cell office:value-type="float" office:value="6923.91" calcext:value-type="float">
            <text:p>6923.91</text:p>
          </table:table-cell>
        </table:table-row>
        <table:table-row table:style-name="ro1">
          <table:table-cell office:value-type="float" office:value="6922.12" calcext:value-type="float">
            <text:p>6922.12</text:p>
          </table:table-cell>
        </table:table-row>
        <table:table-row table:style-name="ro1">
          <table:table-cell office:value-type="float" office:value="6713.81" calcext:value-type="float">
            <text:p>6713.81</text:p>
          </table:table-cell>
        </table:table-row>
        <table:table-row table:style-name="ro1">
          <table:table-cell office:value-type="float" office:value="6685.1" calcext:value-type="float">
            <text:p>6685.1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</table:table-row>
        <table:table-row table:style-name="ro1">
          <table:table-cell office:value-type="float" office:value="6900.99" calcext:value-type="float">
            <text:p>6900.99</text:p>
          </table:table-cell>
        </table:table-row>
        <table:table-row table:style-name="ro1">
          <table:table-cell office:value-type="float" office:value="6813.01" calcext:value-type="float">
            <text:p>6813.01</text:p>
          </table:table-cell>
        </table:table-row>
        <table:table-row table:style-name="ro1">
          <table:table-cell office:value-type="float" office:value="6980.72" calcext:value-type="float">
            <text:p>6980.72</text:p>
          </table:table-cell>
        </table:table-row>
        <table:table-row table:style-name="ro1">
          <table:table-cell office:value-type="float" office:value="7060.22" calcext:value-type="float">
            <text:p>7060.22</text:p>
          </table:table-cell>
        </table:table-row>
        <table:table-row table:style-name="ro1">
          <table:table-cell office:value-type="float" office:value="7046.01" calcext:value-type="float">
            <text:p>7046.01</text:p>
          </table:table-cell>
        </table:table-row>
        <table:table-row table:style-name="ro1">
          <table:table-cell office:value-type="float" office:value="7020.72" calcext:value-type="float">
            <text:p>7020.72</text:p>
          </table:table-cell>
        </table:table-row>
        <table:table-row table:style-name="ro1">
          <table:table-cell office:value-type="float" office:value="6989.8" calcext:value-type="float">
            <text:p>6989.8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7180.01" calcext:value-type="float">
            <text:p>7180.01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</table:table-row>
        <table:table-row table:style-name="ro1">
          <table:table-cell office:value-type="float" office:value="7307.48" calcext:value-type="float">
            <text:p>7307.48</text:p>
          </table:table-cell>
        </table:table-row>
        <table:table-row table:style-name="ro1">
          <table:table-cell office:value-type="float" office:value="7370.01" calcext:value-type="float">
            <text:p>7370.01</text:p>
          </table:table-cell>
        </table:table-row>
        <table:table-row table:style-name="ro1">
          <table:table-cell office:value-type="float" office:value="7467.11" calcext:value-type="float">
            <text:p>7467.11</text:p>
          </table:table-cell>
        </table:table-row>
        <table:table-row table:style-name="ro1">
          <table:table-cell office:value-type="float" office:value="7405.21" calcext:value-type="float">
            <text:p>7405.21</text:p>
          </table:table-cell>
        </table:table-row>
        <table:table-row table:style-name="ro1">
          <table:table-cell office:value-type="float" office:value="7295.71" calcext:value-type="float">
            <text:p>7295.71</text:p>
          </table:table-cell>
        </table:table-row>
        <table:table-row table:style-name="ro1">
          <table:table-cell office:value-type="float" office:value="7304.31" calcext:value-type="float">
            <text:p>7304.31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</table:table-row>
        <table:table-row table:style-name="ro1">
          <table:table-cell office:value-type="float" office:value="6854.41" calcext:value-type="float">
            <text:p>6854.41</text:p>
          </table:table-cell>
        </table:table-row>
        <table:table-row table:style-name="ro1">
          <table:table-cell office:value-type="float" office:value="6796.1" calcext:value-type="float">
            <text:p>6796.1</text:p>
          </table:table-cell>
        </table:table-row>
        <table:table-row table:style-name="ro1">
          <table:table-cell office:value-type="float" office:value="6776.99" calcext:value-type="float">
            <text:p>6776.99</text:p>
          </table:table-cell>
        </table:table-row>
        <table:table-row table:style-name="ro1">
          <table:table-cell office:value-type="float" office:value="6792.52" calcext:value-type="float">
            <text:p>6792.52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</table:table-row>
        <table:table-row table:style-name="ro1">
          <table:table-cell office:value-type="float" office:value="6749.53" calcext:value-type="float">
            <text:p>6749.53</text:p>
          </table:table-cell>
        </table:table-row>
        <table:table-row table:style-name="ro1">
          <table:table-cell office:value-type="float" office:value="6760.96" calcext:value-type="float">
            <text:p>6760.96</text:p>
          </table:table-cell>
        </table:table-row>
        <table:table-row table:style-name="ro1">
          <table:table-cell office:value-type="float" office:value="6770.76" calcext:value-type="float">
            <text:p>6770.76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6622.05" calcext:value-type="float">
            <text:p>6622.0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</table:table-row>
        <table:table-row table:style-name="ro1">
          <table:table-cell office:value-type="float" office:value="6580.01" calcext:value-type="float">
            <text:p>6580.01</text:p>
          </table:table-cell>
        </table:table-row>
        <table:table-row table:style-name="ro1">
          <table:table-cell office:value-type="float" office:value="6618.39" calcext:value-type="float">
            <text:p>6618.39</text:p>
          </table:table-cell>
        </table:table-row>
        <table:table-row table:style-name="ro1">
          <table:table-cell office:value-type="float" office:value="6601.39" calcext:value-type="float">
            <text:p>6601.39</text:p>
          </table:table-cell>
        </table:table-row>
        <table:table-row table:style-name="ro1">
          <table:table-cell office:value-type="float" office:value="6864.32" calcext:value-type="float">
            <text:p>6864.32</text:p>
          </table:table-cell>
        </table:table-row>
        <table:table-row table:style-name="ro1">
          <table:table-cell office:value-type="float" office:value="6864.08" calcext:value-type="float">
            <text:p>6864.08</text:p>
          </table:table-cell>
        </table:table-row>
        <table:table-row table:style-name="ro1">
          <table:table-cell office:value-type="float" office:value="6862.04" calcext:value-type="float">
            <text:p>6862.04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float" office:value="6988.99" calcext:value-type="float">
            <text:p>6988.99</text:p>
          </table:table-cell>
        </table:table-row>
        <table:table-row table:style-name="ro1">
          <table:table-cell office:value-type="float" office:value="6895.8" calcext:value-type="float">
            <text:p>6895.8</text:p>
          </table:table-cell>
        </table:table-row>
        <table:table-row table:style-name="ro1">
          <table:table-cell office:value-type="float" office:value="6964.98" calcext:value-type="float">
            <text:p>6964.98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float" office:value="7099.85" calcext:value-type="float">
            <text:p>7099.85</text:p>
          </table:table-cell>
        </table:table-row>
        <table:table-row table:style-name="ro1">
          <table:table-cell office:value-type="float" office:value="7049.93" calcext:value-type="float">
            <text:p>7049.93</text:p>
          </table:table-cell>
        </table:table-row>
        <table:table-row table:style-name="ro1">
          <table:table-cell office:value-type="float" office:value="6994.42" calcext:value-type="float">
            <text:p>6994.42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</table:table-row>
        <table:table-row table:style-name="ro1">
          <table:table-cell office:value-type="float" office:value="7131.85" calcext:value-type="float">
            <text:p>7131.85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6738.98" calcext:value-type="float">
            <text:p>6738.98</text:p>
          </table:table-cell>
        </table:table-row>
        <table:table-row table:style-name="ro1">
          <table:table-cell office:value-type="float" office:value="6672.08" calcext:value-type="float">
            <text:p>6672.08</text:p>
          </table:table-cell>
        </table:table-row>
        <table:table-row table:style-name="ro1">
          <table:table-cell office:value-type="float" office:value="6782.72" calcext:value-type="float">
            <text:p>6782.72</text:p>
          </table:table-cell>
        </table:table-row>
        <table:table-row table:style-name="ro1">
          <table:table-cell office:value-type="float" office:value="6805.63" calcext:value-type="float">
            <text:p>6805.63</text:p>
          </table:table-cell>
        </table:table-row>
        <table:table-row table:style-name="ro1">
          <table:table-cell office:value-type="float" office:value="6715.51" calcext:value-type="float">
            <text:p>6715.51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</table:table-row>
        <table:table-row table:style-name="ro1">
          <table:table-cell office:value-type="float" office:value="6837.54" calcext:value-type="float">
            <text:p>6837.54</text:p>
          </table:table-cell>
        </table:table-row>
        <table:table-row table:style-name="ro1">
          <table:table-cell office:value-type="float" office:value="6844.93" calcext:value-type="float">
            <text:p>6844.93</text:p>
          </table:table-cell>
        </table:table-row>
        <table:table-row table:style-name="ro1">
          <table:table-cell office:value-type="float" office:value="6843.9" calcext:value-type="float">
            <text:p>6843.9</text:p>
          </table:table-cell>
        </table:table-row>
        <table:table-row table:style-name="ro1">
          <table:table-cell office:value-type="float" office:value="6818.79" calcext:value-type="float">
            <text:p>6818.79</text:p>
          </table:table-cell>
        </table:table-row>
        <table:table-row table:style-name="ro1">
          <table:table-cell office:value-type="float" office:value="6846.89" calcext:value-type="float">
            <text:p>6846.89</text:p>
          </table:table-cell>
        </table:table-row>
        <table:table-row table:style-name="ro1">
          <table:table-cell office:value-type="float" office:value="6851.97" calcext:value-type="float">
            <text:p>6851.97</text:p>
          </table:table-cell>
        </table:table-row>
        <table:table-row table:style-name="ro1">
          <table:table-cell office:value-type="float" office:value="6927.06" calcext:value-type="float">
            <text:p>6927.06</text:p>
          </table:table-cell>
        </table:table-row>
        <table:table-row table:style-name="ro1">
          <table:table-cell office:value-type="float" office:value="6910.63" calcext:value-type="float">
            <text:p>6910.63</text:p>
          </table:table-cell>
        </table:table-row>
        <table:table-row table:style-name="ro1">
          <table:table-cell office:value-type="float" office:value="6953.79" calcext:value-type="float">
            <text:p>6953.79</text:p>
          </table:table-cell>
        </table:table-row>
        <table:table-row table:style-name="ro1">
          <table:table-cell office:value-type="float" office:value="6965.2" calcext:value-type="float">
            <text:p>6965.2</text:p>
          </table:table-cell>
        </table:table-row>
        <table:table-row table:style-name="ro1">
          <table:table-cell office:value-type="float" office:value="6826.61" calcext:value-type="float">
            <text:p>6826.61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7614.21" calcext:value-type="float">
            <text:p>7614.21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</table:table-row>
        <table:table-row table:style-name="ro1">
          <table:table-cell office:value-type="float" office:value="7832.99" calcext:value-type="float">
            <text:p>7832.99</text:p>
          </table:table-cell>
        </table:table-row>
        <table:table-row table:style-name="ro1">
          <table:table-cell office:value-type="float" office:value="8093.01" calcext:value-type="float">
            <text:p>8093.01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</table:table-row>
        <table:table-row table:style-name="ro1">
          <table:table-cell office:value-type="float" office:value="7877.41" calcext:value-type="float">
            <text:p>7877.41</text:p>
          </table:table-cell>
        </table:table-row>
        <table:table-row table:style-name="ro1">
          <table:table-cell office:value-type="float" office:value="8044.66" calcext:value-type="float">
            <text:p>8044.66</text:p>
          </table:table-cell>
        </table:table-row>
        <table:table-row table:style-name="ro1">
          <table:table-cell office:value-type="float" office:value="8127.74" calcext:value-type="float">
            <text:p>8127.74</text:p>
          </table:table-cell>
        </table:table-row>
        <table:table-row table:style-name="ro1">
          <table:table-cell office:value-type="float" office:value="7965.32" calcext:value-type="float">
            <text:p>7965.32</text:p>
          </table:table-cell>
        </table:table-row>
        <table:table-row table:style-name="ro1">
          <table:table-cell office:value-type="float" office:value="7955.01" calcext:value-type="float">
            <text:p>7955.01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</table:table-row>
        <table:table-row table:style-name="ro1">
          <table:table-cell office:value-type="float" office:value="7999.01" calcext:value-type="float">
            <text:p>7999.01</text:p>
          </table:table-cell>
        </table:table-row>
        <table:table-row table:style-name="ro1">
          <table:table-cell office:value-type="float" office:value="8083.99" calcext:value-type="float">
            <text:p>8083.99</text:p>
          </table:table-cell>
        </table:table-row>
        <table:table-row table:style-name="ro1">
          <table:table-cell office:value-type="float" office:value="8074.99" calcext:value-type="float">
            <text:p>8074.99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</table:table-row>
        <table:table-row table:style-name="ro1">
          <table:table-cell office:value-type="float" office:value="8269.99" calcext:value-type="float">
            <text:p>8269.99</text:p>
          </table:table-cell>
        </table:table-row>
        <table:table-row table:style-name="ro1">
          <table:table-cell office:value-type="float" office:value="8300.01" calcext:value-type="float">
            <text:p>8300.01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8146.9" calcext:value-type="float">
            <text:p>8146.9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</table:table-row>
        <table:table-row table:style-name="ro1">
          <table:table-cell office:value-type="float" office:value="7971.99" calcext:value-type="float">
            <text:p>7971.99</text:p>
          </table:table-cell>
        </table:table-row>
        <table:table-row table:style-name="ro1">
          <table:table-cell office:value-type="float" office:value="7983.99" calcext:value-type="float">
            <text:p>7983.99</text:p>
          </table:table-cell>
        </table:table-row>
        <table:table-row table:style-name="ro1">
          <table:table-cell office:value-type="float" office:value="8064.92" calcext:value-type="float">
            <text:p>8064.92</text:p>
          </table:table-cell>
        </table:table-row>
        <table:table-row table:style-name="ro1">
          <table:table-cell office:value-type="float" office:value="8045.78" calcext:value-type="float">
            <text:p>8045.78</text:p>
          </table:table-cell>
        </table:table-row>
        <table:table-row table:style-name="ro1">
          <table:table-cell office:value-type="float" office:value="8138.45" calcext:value-type="float">
            <text:p>8138.45</text:p>
          </table:table-cell>
        </table:table-row>
        <table:table-row table:style-name="ro1">
          <table:table-cell office:value-type="float" office:value="8124.87" calcext:value-type="float">
            <text:p>8124.87</text:p>
          </table:table-cell>
        </table:table-row>
        <table:table-row table:style-name="ro1">
          <table:table-cell office:value-type="float" office:value="8088.63" calcext:value-type="float">
            <text:p>8088.63</text:p>
          </table:table-cell>
        </table:table-row>
        <table:table-row table:style-name="ro1">
          <table:table-cell office:value-type="float" office:value="7874.01" calcext:value-type="float">
            <text:p>7874.01</text:p>
          </table:table-cell>
        </table:table-row>
        <table:table-row table:style-name="ro1">
          <table:table-cell office:value-type="float" office:value="7885.02" calcext:value-type="float">
            <text:p>7885.02</text:p>
          </table:table-cell>
        </table:table-row>
        <table:table-row table:style-name="ro1">
          <table:table-cell office:value-type="float" office:value="7947.71" calcext:value-type="float">
            <text:p>7947.71</text:p>
          </table:table-cell>
        </table:table-row>
        <table:table-row table:style-name="ro1">
          <table:table-cell office:value-type="float" office:value="8107.23" calcext:value-type="float">
            <text:p>8107.23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</table:table-row>
        <table:table-row table:style-name="ro1">
          <table:table-cell office:value-type="float" office:value="8116.65" calcext:value-type="float">
            <text:p>8116.65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</table:table-row>
        <table:table-row table:style-name="ro1">
          <table:table-cell office:value-type="float" office:value="8166.97" calcext:value-type="float">
            <text:p>8166.97</text:p>
          </table:table-cell>
        </table:table-row>
        <table:table-row table:style-name="ro1">
          <table:table-cell office:value-type="float" office:value="8207.01" calcext:value-type="float">
            <text:p>8207.01</text:p>
          </table:table-cell>
        </table:table-row>
        <table:table-row table:style-name="ro1">
          <table:table-cell office:value-type="float" office:value="8239.02" calcext:value-type="float">
            <text:p>8239.02</text:p>
          </table:table-cell>
        </table:table-row>
        <table:table-row table:style-name="ro1">
          <table:table-cell office:value-type="float" office:value="8249.95" calcext:value-type="float">
            <text:p>8249.95</text:p>
          </table:table-cell>
        </table:table-row>
        <table:table-row table:style-name="ro1">
          <table:table-cell office:value-type="float" office:value="8278" calcext:value-type="float">
            <text:p>8278</text:p>
          </table:table-cell>
        </table:table-row>
        <table:table-row table:style-name="ro1">
          <table:table-cell office:value-type="float" office:value="8331.03" calcext:value-type="float">
            <text:p>8331.03</text:p>
          </table:table-cell>
        </table:table-row>
        <table:table-row table:style-name="ro1">
          <table:table-cell office:value-type="float" office:value="8319.97" calcext:value-type="float">
            <text:p>8319.97</text:p>
          </table:table-cell>
        </table:table-row>
        <table:table-row table:style-name="ro1">
          <table:table-cell office:value-type="float" office:value="8515.01" calcext:value-type="float">
            <text:p>8515.01</text:p>
          </table:table-cell>
        </table:table-row>
        <table:table-row table:style-name="ro1">
          <table:table-cell office:value-type="float" office:value="8459.99" calcext:value-type="float">
            <text:p>8459.99</text:p>
          </table:table-cell>
        </table:table-row>
        <table:table-row table:style-name="ro1"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8856.98" calcext:value-type="float">
            <text:p>8856.98</text:p>
          </table:table-cell>
        </table:table-row>
        <table:table-row table:style-name="ro1"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8874.88" calcext:value-type="float">
            <text:p>8874.88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float" office:value="8828.2" calcext:value-type="float">
            <text:p>8828.2</text:p>
          </table:table-cell>
        </table:table-row>
        <table:table-row table:style-name="ro1">
          <table:table-cell office:value-type="float" office:value="8792.47" calcext:value-type="float">
            <text:p>8792.47</text:p>
          </table:table-cell>
        </table:table-row>
        <table:table-row table:style-name="ro1">
          <table:table-cell office:value-type="float" office:value="8915.31" calcext:value-type="float">
            <text:p>8915.31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</table:table-row>
        <table:table-row table:style-name="ro1">
          <table:table-cell office:value-type="float" office:value="8916.01" calcext:value-type="float">
            <text:p>8916.01</text:p>
          </table:table-cell>
        </table:table-row>
        <table:table-row table:style-name="ro1">
          <table:table-cell office:value-type="float" office:value="8940.67" calcext:value-type="float">
            <text:p>8940.67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</table:table-row>
        <table:table-row table:style-name="ro1">
          <table:table-cell office:value-type="float" office:value="8787.02" calcext:value-type="float">
            <text:p>8787.02</text:p>
          </table:table-cell>
        </table:table-row>
        <table:table-row table:style-name="ro1">
          <table:table-cell office:value-type="float" office:value="8861.52" calcext:value-type="float">
            <text:p>8861.52</text:p>
          </table:table-cell>
        </table:table-row>
        <table:table-row table:style-name="ro1">
          <table:table-cell office:value-type="float" office:value="8942.39" calcext:value-type="float">
            <text:p>8942.39</text:p>
          </table:table-cell>
        </table:table-row>
        <table:table-row table:style-name="ro1">
          <table:table-cell office:value-type="float" office:value="8910.02" calcext:value-type="float">
            <text:p>8910.02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float" office:value="8847.37" calcext:value-type="float">
            <text:p>8847.37</text:p>
          </table:table-cell>
        </table:table-row>
        <table:table-row table:style-name="ro1">
          <table:table-cell office:value-type="float" office:value="8934.01" calcext:value-type="float">
            <text:p>8934.01</text:p>
          </table:table-cell>
        </table:table-row>
        <table:table-row table:style-name="ro1">
          <table:table-cell office:value-type="float" office:value="9192.47" calcext:value-type="float">
            <text:p>9192.47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9294.57" calcext:value-type="float">
            <text:p>9294.57</text:p>
          </table:table-cell>
        </table:table-row>
        <table:table-row table:style-name="ro1">
          <table:table-cell office:value-type="float" office:value="9347.77" calcext:value-type="float">
            <text:p>9347.77</text:p>
          </table:table-cell>
        </table:table-row>
        <table:table-row table:style-name="ro1">
          <table:table-cell office:value-type="float" office:value="9449.9" calcext:value-type="float">
            <text:p>9449.9</text:p>
          </table:table-cell>
        </table:table-row>
        <table:table-row table:style-name="ro1">
          <table:table-cell office:value-type="float" office:value="9619.99" calcext:value-type="float">
            <text:p>9619.99</text:p>
          </table:table-cell>
        </table:table-row>
        <table:table-row table:style-name="ro1">
          <table:table-cell office:value-type="float" office:value="9347.99" calcext:value-type="float">
            <text:p>9347.99</text:p>
          </table:table-cell>
        </table:table-row>
        <table:table-row table:style-name="ro1">
          <table:table-cell office:value-type="float" office:value="9416.39" calcext:value-type="float">
            <text:p>9416.39</text:p>
          </table:table-cell>
        </table:table-row>
        <table:table-row table:style-name="ro1">
          <table:table-cell office:value-type="float" office:value="9144.03" calcext:value-type="float">
            <text:p>9144.03</text:p>
          </table:table-cell>
        </table:table-row>
        <table:table-row table:style-name="ro1">
          <table:table-cell office:value-type="float" office:value="8972.09" calcext:value-type="float">
            <text:p>8972.09</text:p>
          </table:table-cell>
        </table:table-row>
        <table:table-row table:style-name="ro1">
          <table:table-cell office:value-type="float" office:value="8969.98" calcext:value-type="float">
            <text:p>8969.98</text:p>
          </table:table-cell>
        </table:table-row>
        <table:table-row table:style-name="ro1">
          <table:table-cell office:value-type="float" office:value="8869.99" calcext:value-type="float">
            <text:p>8869.99</text:p>
          </table:table-cell>
        </table:table-row>
        <table:table-row table:style-name="ro1">
          <table:table-cell office:value-type="float" office:value="8808.02" calcext:value-type="float">
            <text:p>8808.02</text:p>
          </table:table-cell>
        </table:table-row>
        <table:table-row table:style-name="ro1">
          <table:table-cell office:value-type="float" office:value="8847.97" calcext:value-type="float">
            <text:p>8847.97</text:p>
          </table:table-cell>
        </table:table-row>
        <table:table-row table:style-name="ro1">
          <table:table-cell office:value-type="float" office:value="8857.01" calcext:value-type="float">
            <text:p>8857.01</text:p>
          </table:table-cell>
        </table:table-row>
        <table:table-row table:style-name="ro1">
          <table:table-cell office:value-type="float" office:value="8806.1" calcext:value-type="float">
            <text:p>8806.1</text:p>
          </table:table-cell>
        </table:table-row>
        <table:table-row table:style-name="ro1">
          <table:table-cell office:value-type="float" office:value="8881.54" calcext:value-type="float">
            <text:p>8881.54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</table:table-row>
        <table:table-row table:style-name="ro1">
          <table:table-cell office:value-type="float" office:value="9143.01" calcext:value-type="float">
            <text:p>9143.01</text:p>
          </table:table-cell>
        </table:table-row>
        <table:table-row table:style-name="ro1">
          <table:table-cell office:value-type="float" office:value="9240.97" calcext:value-type="float">
            <text:p>9240.97</text:p>
          </table:table-cell>
        </table:table-row>
        <table:table-row table:style-name="ro1">
          <table:table-cell office:value-type="float" office:value="9309" calcext:value-type="float">
            <text:p>9309</text:p>
          </table:table-cell>
        </table:table-row>
        <table:table-row table:style-name="ro1">
          <table:table-cell office:value-type="float" office:value="9241.21" calcext:value-type="float">
            <text:p>9241.21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</table:table-row>
        <table:table-row table:style-name="ro1">
          <table:table-cell office:value-type="float" office:value="8915.35" calcext:value-type="float">
            <text:p>8915.35</text:p>
          </table:table-cell>
        </table:table-row>
        <table:table-row table:style-name="ro1"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9126.22" calcext:value-type="float">
            <text:p>9126.22</text:p>
          </table:table-cell>
        </table:table-row>
        <table:table-row table:style-name="ro1">
          <table:table-cell office:value-type="float" office:value="9218.57" calcext:value-type="float">
            <text:p>9218.57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9393" calcext:value-type="float">
            <text:p>9393</text:p>
          </table:table-cell>
        </table:table-row>
        <table:table-row table:style-name="ro1">
          <table:table-cell office:value-type="float" office:value="9348" calcext:value-type="float">
            <text:p>9348</text:p>
          </table:table-cell>
        </table:table-row>
        <table:table-row table:style-name="ro1">
          <table:table-cell office:value-type="float" office:value="9484.26" calcext:value-type="float">
            <text:p>9484.26</text:p>
          </table:table-cell>
        </table:table-row>
        <table:table-row table:style-name="ro1">
          <table:table-cell office:value-type="float" office:value="9443.2" calcext:value-type="float">
            <text:p>9443.2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float" office:value="9337.06" calcext:value-type="float">
            <text:p>9337.06</text:p>
          </table:table-cell>
        </table:table-row>
        <table:table-row table:style-name="ro1">
          <table:table-cell office:value-type="float" office:value="9320.07" calcext:value-type="float">
            <text:p>9320.07</text:p>
          </table:table-cell>
        </table:table-row>
        <table:table-row table:style-name="ro1">
          <table:table-cell office:value-type="float" office:value="9419" calcext:value-type="float">
            <text:p>9419</text:p>
          </table:table-cell>
        </table:table-row>
        <table:table-row table:style-name="ro1">
          <table:table-cell office:value-type="float" office:value="9269.85" calcext:value-type="float">
            <text:p>9269.85</text:p>
          </table:table-cell>
        </table:table-row>
        <table:table-row table:style-name="ro1">
          <table:table-cell office:value-type="float" office:value="9222.01" calcext:value-type="float">
            <text:p>9222.01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float" office:value="9318.06" calcext:value-type="float">
            <text:p>9318.06</text:p>
          </table:table-cell>
        </table:table-row>
        <table:table-row table:style-name="ro1">
          <table:table-cell office:value-type="float" office:value="9337.55" calcext:value-type="float">
            <text:p>9337.55</text:p>
          </table:table-cell>
        </table:table-row>
        <table:table-row table:style-name="ro1">
          <table:table-cell office:value-type="float" office:value="9246.01" calcext:value-type="float">
            <text:p>9246.01</text:p>
          </table:table-cell>
        </table:table-row>
        <table:table-row table:style-name="ro1">
          <table:table-cell office:value-type="float" office:value="8938.01" calcext:value-type="float">
            <text:p>8938.01</text:p>
          </table:table-cell>
        </table:table-row>
        <table:table-row table:style-name="ro1">
          <table:table-cell office:value-type="float" office:value="8973.71" calcext:value-type="float">
            <text:p>8973.71</text:p>
          </table:table-cell>
        </table:table-row>
        <table:table-row table:style-name="ro1">
          <table:table-cell office:value-type="float" office:value="8975.01" calcext:value-type="float">
            <text:p>8975.01</text:p>
          </table:table-cell>
        </table:table-row>
        <table:table-row table:style-name="ro1">
          <table:table-cell office:value-type="float" office:value="8915.09" calcext:value-type="float">
            <text:p>8915.09</text:p>
          </table:table-cell>
        </table:table-row>
        <table:table-row table:style-name="ro1">
          <table:table-cell office:value-type="float" office:value="8979.52" calcext:value-type="float">
            <text:p>8979.52</text:p>
          </table:table-cell>
        </table:table-row>
        <table:table-row table:style-name="ro1">
          <table:table-cell office:value-type="float" office:value="9071.48" calcext:value-type="float">
            <text:p>9071.48</text:p>
          </table:table-cell>
        </table:table-row>
        <table:table-row table:style-name="ro1">
          <table:table-cell office:value-type="float" office:value="9039.06" calcext:value-type="float">
            <text:p>9039.06</text:p>
          </table:table-cell>
        </table:table-row>
        <table:table-row table:style-name="ro1">
          <table:table-cell office:value-type="float" office:value="9145" calcext:value-type="float">
            <text:p>9145</text:p>
          </table:table-cell>
        </table:table-row>
        <table:table-row table:style-name="ro1">
          <table:table-cell office:value-type="float" office:value="9170.15" calcext:value-type="float">
            <text:p>9170.15</text:p>
          </table:table-cell>
        </table:table-row>
        <table:table-row table:style-name="ro1"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9138.94" calcext:value-type="float">
            <text:p>9138.94</text:p>
          </table:table-cell>
        </table:table-row>
        <table:table-row table:style-name="ro1">
          <table:table-cell office:value-type="float" office:value="9247.84" calcext:value-type="float">
            <text:p>9247.84</text:p>
          </table:table-cell>
        </table:table-row>
        <table:table-row table:style-name="ro1">
          <table:table-cell office:value-type="float" office:value="9250.9" calcext:value-type="float">
            <text:p>9250.9</text:p>
          </table:table-cell>
        </table:table-row>
        <table:table-row table:style-name="ro1">
          <table:table-cell office:value-type="float" office:value="9249.86" calcext:value-type="float">
            <text:p>9249.86</text:p>
          </table:table-cell>
        </table:table-row>
        <table:table-row table:style-name="ro1">
          <table:table-cell office:value-type="float" office:value="9224.75" calcext:value-type="float">
            <text:p>9224.75</text:p>
          </table:table-cell>
        </table:table-row>
        <table:table-row table:style-name="ro1">
          <table:table-cell office:value-type="float" office:value="9442.28" calcext:value-type="float">
            <text:p>9442.28</text:p>
          </table:table-cell>
        </table:table-row>
        <table:table-row table:style-name="ro1">
          <table:table-cell office:value-type="float" office:value="9666.01" calcext:value-type="float">
            <text:p>9666.01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9697.99" calcext:value-type="float">
            <text:p>9697.99</text:p>
          </table:table-cell>
        </table:table-row>
        <table:table-row table:style-name="ro1"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9614.67" calcext:value-type="float">
            <text:p>9614.67</text:p>
          </table:table-cell>
        </table:table-row>
        <table:table-row table:style-name="ro1">
          <table:table-cell office:value-type="float" office:value="9671.23" calcext:value-type="float">
            <text:p>9671.23</text:p>
          </table:table-cell>
        </table:table-row>
        <table:table-row table:style-name="ro1">
          <table:table-cell office:value-type="float" office:value="9713.99" calcext:value-type="float">
            <text:p>9713.99</text:p>
          </table:table-cell>
        </table:table-row>
        <table:table-row table:style-name="ro1">
          <table:table-cell office:value-type="float" office:value="9830.32" calcext:value-type="float">
            <text:p>9830.32</text:p>
          </table:table-cell>
        </table:table-row>
        <table:table-row table:style-name="ro1">
          <table:table-cell office:value-type="float" office:value="9811.84" calcext:value-type="float">
            <text:p>9811.8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9929.99" calcext:value-type="float">
            <text:p>9929.99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</table:table-row>
        <table:table-row table:style-name="ro1">
          <table:table-cell office:value-type="float" office:value="9864" calcext:value-type="float">
            <text:p>9864</text:p>
          </table:table-cell>
        </table:table-row>
        <table:table-row table:style-name="ro1">
          <table:table-cell office:value-type="float" office:value="9895.99" calcext:value-type="float">
            <text:p>9895.99</text:p>
          </table:table-cell>
        </table:table-row>
        <table:table-row table:style-name="ro1">
          <table:table-cell office:value-type="float" office:value="9724" calcext:value-type="float">
            <text:p>9724</text:p>
          </table:table-cell>
        </table:table-row>
        <table:table-row table:style-name="ro1">
          <table:table-cell office:value-type="float" office:value="9539.94" calcext:value-type="float">
            <text:p>9539.94</text:p>
          </table:table-cell>
        </table:table-row>
        <table:table-row table:style-name="ro1">
          <table:table-cell office:value-type="float" office:value="9513.93" calcext:value-type="float">
            <text:p>9513.93</text:p>
          </table:table-cell>
        </table:table-row>
        <table:table-row table:style-name="ro1">
          <table:table-cell office:value-type="float" office:value="9548.01" calcext:value-type="float">
            <text:p>9548.01</text:p>
          </table:table-cell>
        </table:table-row>
        <table:table-row table:style-name="ro1">
          <table:table-cell office:value-type="float" office:value="9659.01" calcext:value-type="float">
            <text:p>9659.01</text:p>
          </table:table-cell>
        </table:table-row>
        <table:table-row table:style-name="ro1">
          <table:table-cell office:value-type="float" office:value="9350.02" calcext:value-type="float">
            <text:p>9350.02</text:p>
          </table:table-cell>
        </table:table-row>
        <table:table-row table:style-name="ro1">
          <table:table-cell office:value-type="float" office:value="9324.25" calcext:value-type="float">
            <text:p>9324.25</text:p>
          </table:table-cell>
        </table:table-row>
        <table:table-row table:style-name="ro1"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float" office:value="9365.28" calcext:value-type="float">
            <text:p>9365.28</text:p>
          </table:table-cell>
        </table:table-row>
        <table:table-row table:style-name="ro1">
          <table:table-cell office:value-type="float" office:value="9430.49" calcext:value-type="float">
            <text:p>9430.49</text:p>
          </table:table-cell>
        </table:table-row>
        <table:table-row table:style-name="ro1">
          <table:table-cell office:value-type="float" office:value="9365" calcext:value-type="float">
            <text:p>9365</text:p>
          </table:table-cell>
        </table:table-row>
        <table:table-row table:style-name="ro1">
          <table:table-cell office:value-type="float" office:value="9444" calcext:value-type="float">
            <text:p>9444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float" office:value="9198" calcext:value-type="float">
            <text:p>9198</text:p>
          </table:table-cell>
        </table:table-row>
        <table:table-row table:style-name="ro1">
          <table:table-cell office:value-type="float" office:value="9199.6" calcext:value-type="float">
            <text:p>9199.6</text:p>
          </table:table-cell>
        </table:table-row>
        <table:table-row table:style-name="ro1">
          <table:table-cell office:value-type="float" office:value="9255.01" calcext:value-type="float">
            <text:p>9255.01</text:p>
          </table:table-cell>
        </table:table-row>
        <table:table-row table:style-name="ro1">
          <table:table-cell office:value-type="float" office:value="9187.56" calcext:value-type="float">
            <text:p>9187.56</text:p>
          </table:table-cell>
        </table:table-row>
        <table:table-row table:style-name="ro1">
          <table:table-cell office:value-type="float" office:value="9032.08" calcext:value-type="float">
            <text:p>9032.08</text:p>
          </table:table-cell>
        </table:table-row>
        <table:table-row table:style-name="ro1">
          <table:table-cell office:value-type="float" office:value="9033.12" calcext:value-type="float">
            <text:p>9033.12</text:p>
          </table:table-cell>
        </table:table-row>
        <table:table-row table:style-name="ro1">
          <table:table-cell office:value-type="float" office:value="9258.13" calcext:value-type="float">
            <text:p>9258.13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9289.25" calcext:value-type="float">
            <text:p>9289.25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9344.89" calcext:value-type="float">
            <text:p>9344.89</text:p>
          </table:table-cell>
        </table:table-row>
        <table:table-row table:style-name="ro1">
          <table:table-cell office:value-type="float" office:value="9369" calcext:value-type="float">
            <text:p>9369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</table:table-row>
        <table:table-row table:style-name="ro1">
          <table:table-cell office:value-type="float" office:value="9085" calcext:value-type="float">
            <text:p>9085</text:p>
          </table:table-cell>
        </table:table-row>
        <table:table-row table:style-name="ro1">
          <table:table-cell office:value-type="float" office:value="9002.2" calcext:value-type="float">
            <text:p>9002.2</text:p>
          </table:table-cell>
        </table:table-row>
        <table:table-row table:style-name="ro1">
          <table:table-cell office:value-type="float" office:value="8918.86" calcext:value-type="float">
            <text:p>8918.86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</table:table-row>
        <table:table-row table:style-name="ro1">
          <table:table-cell office:value-type="float" office:value="8594.98" calcext:value-type="float">
            <text:p>8594.98</text:p>
          </table:table-cell>
        </table:table-row>
        <table:table-row table:style-name="ro1">
          <table:table-cell office:value-type="float" office:value="8577.42" calcext:value-type="float">
            <text:p>8577.42</text:p>
          </table:table-cell>
        </table:table-row>
        <table:table-row table:style-name="ro1">
          <table:table-cell office:value-type="float" office:value="8600.96" calcext:value-type="float">
            <text:p>8600.9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float" office:value="8385.03" calcext:value-type="float">
            <text:p>8385.03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8524.02" calcext:value-type="float">
            <text:p>8524.02</text:p>
          </table:table-cell>
        </table:table-row>
        <table:table-row table:style-name="ro1">
          <table:table-cell office:value-type="float" office:value="8313.13" calcext:value-type="float">
            <text:p>8313.13</text:p>
          </table:table-cell>
        </table:table-row>
        <table:table-row table:style-name="ro1">
          <table:table-cell office:value-type="float" office:value="8480.02" calcext:value-type="float">
            <text:p>8480.02</text:p>
          </table:table-cell>
        </table:table-row>
        <table:table-row table:style-name="ro1">
          <table:table-cell office:value-type="float" office:value="8465.94" calcext:value-type="float">
            <text:p>8465.94</text:p>
          </table:table-cell>
        </table:table-row>
        <table:table-row table:style-name="ro1">
          <table:table-cell office:value-type="float" office:value="8433" calcext:value-type="float">
            <text:p>8433</text:p>
          </table:table-cell>
        </table:table-row>
        <table:table-row table:style-name="ro1">
          <table:table-cell office:value-type="float" office:value="8459" calcext:value-type="float">
            <text:p>8459</text:p>
          </table:table-cell>
        </table:table-row>
        <table:table-row table:style-name="ro1"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8625.5" calcext:value-type="float">
            <text:p>8625.5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</table:table-row>
        <table:table-row table:style-name="ro1">
          <table:table-cell office:value-type="float" office:value="8679.71" calcext:value-type="float">
            <text:p>8679.71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</table:table-row>
        <table:table-row table:style-name="ro1">
          <table:table-cell office:value-type="float" office:value="8376.33" calcext:value-type="float">
            <text:p>8376.33</text:p>
          </table:table-cell>
        </table:table-row>
        <table:table-row table:style-name="ro1">
          <table:table-cell office:value-type="float" office:value="8415.01" calcext:value-type="float">
            <text:p>8415.01</text:p>
          </table:table-cell>
        </table:table-row>
        <table:table-row table:style-name="ro1">
          <table:table-cell office:value-type="float" office:value="8789.12" calcext:value-type="float">
            <text:p>8789.12</text:p>
          </table:table-cell>
        </table:table-row>
        <table:table-row table:style-name="ro1">
          <table:table-cell office:value-type="float" office:value="8747.49" calcext:value-type="float">
            <text:p>8747.49</text:p>
          </table:table-cell>
        </table:table-row>
        <table:table-row table:style-name="ro1">
          <table:table-cell office:value-type="float" office:value="8663.34" calcext:value-type="float">
            <text:p>8663.34</text:p>
          </table:table-cell>
        </table:table-row>
        <table:table-row table:style-name="ro1">
          <table:table-cell office:value-type="float" office:value="8716.44" calcext:value-type="float">
            <text:p>8716.44</text:p>
          </table:table-cell>
        </table:table-row>
        <table:table-row table:style-name="ro1">
          <table:table-cell office:value-type="float" office:value="8745.9" calcext:value-type="float">
            <text:p>8745.9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</table:table-row>
        <table:table-row table:style-name="ro1">
          <table:table-cell office:value-type="float" office:value="8517.01" calcext:value-type="float">
            <text:p>8517.01</text:p>
          </table:table-cell>
        </table:table-row>
        <table:table-row table:style-name="ro1">
          <table:table-cell office:value-type="float" office:value="8554.99" calcext:value-type="float">
            <text:p>8554.99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</table:table-row>
        <table:table-row table:style-name="ro1">
          <table:table-cell office:value-type="float" office:value="8216.22" calcext:value-type="float">
            <text:p>8216.22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</table:table-row>
        <table:table-row table:style-name="ro1"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float" office:value="8218.22" calcext:value-type="float">
            <text:p>8218.22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</table:table-row>
        <table:table-row table:style-name="ro1">
          <table:table-cell office:value-type="float" office:value="8352" calcext:value-type="float">
            <text:p>8352</text:p>
          </table:table-cell>
        </table:table-row>
        <table:table-row table:style-name="ro1">
          <table:table-cell office:value-type="float" office:value="8239.5" calcext:value-type="float">
            <text:p>8239.5</text:p>
          </table:table-cell>
        </table:table-row>
        <table:table-row table:style-name="ro1">
          <table:table-cell office:value-type="float" office:value="8296.98" calcext:value-type="float">
            <text:p>8296.98</text:p>
          </table:table-cell>
        </table:table-row>
        <table:table-row table:style-name="ro1">
          <table:table-cell office:value-type="float" office:value="8302" calcext:value-type="float">
            <text:p>8302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float" office:value="8041.46" calcext:value-type="float">
            <text:p>8041.46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</table:table-row>
        <table:table-row table:style-name="ro1">
          <table:table-cell office:value-type="float" office:value="8093.44" calcext:value-type="float">
            <text:p>8093.44</text:p>
          </table:table-cell>
        </table:table-row>
        <table:table-row table:style-name="ro1">
          <table:table-cell office:value-type="float" office:value="8103.96" calcext:value-type="float">
            <text:p>8103.96</text:p>
          </table:table-cell>
        </table:table-row>
        <table:table-row table:style-name="ro1">
          <table:table-cell office:value-type="float" office:value="8109.99" calcext:value-type="float">
            <text:p>8109.99</text:p>
          </table:table-cell>
        </table:table-row>
        <table:table-row table:style-name="ro1">
          <table:table-cell office:value-type="float" office:value="8231.1" calcext:value-type="float">
            <text:p>8231.1</text:p>
          </table:table-cell>
        </table:table-row>
        <table:table-row table:style-name="ro1">
          <table:table-cell office:value-type="float" office:value="8239.81" calcext:value-type="float">
            <text:p>8239.81</text:p>
          </table:table-cell>
        </table:table-row>
        <table:table-row table:style-name="ro1">
          <table:table-cell office:value-type="float" office:value="8224.4" calcext:value-type="float">
            <text:p>8224.4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</table:table-row>
        <table:table-row table:style-name="ro1">
          <table:table-cell office:value-type="float" office:value="8366.08" calcext:value-type="float">
            <text:p>8366.08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</table:table-row>
        <table:table-row table:style-name="ro1">
          <table:table-cell office:value-type="float" office:value="8305.37" calcext:value-type="float">
            <text:p>8305.37</text:p>
          </table:table-cell>
        </table:table-row>
        <table:table-row table:style-name="ro1">
          <table:table-cell office:value-type="float" office:value="8233.49" calcext:value-type="float">
            <text:p>8233.49</text:p>
          </table:table-cell>
        </table:table-row>
        <table:table-row table:style-name="ro1">
          <table:table-cell office:value-type="float" office:value="8246.02" calcext:value-type="float">
            <text:p>8246.02</text:p>
          </table:table-cell>
        </table:table-row>
        <table:table-row table:style-name="ro1">
          <table:table-cell office:value-type="float" office:value="8263.03" calcext:value-type="float">
            <text:p>8263.03</text:p>
          </table:table-cell>
        </table:table-row>
        <table:table-row table:style-name="ro1">
          <table:table-cell office:value-type="float" office:value="8340.88" calcext:value-type="float">
            <text:p>8340.88</text:p>
          </table:table-cell>
        </table:table-row>
        <table:table-row table:style-name="ro1">
          <table:table-cell office:value-type="float" office:value="8389" calcext:value-type="float">
            <text:p>8389</text:p>
          </table:table-cell>
        </table:table-row>
        <table:table-row table:style-name="ro1"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float" office:value="8526.98" calcext:value-type="float">
            <text:p>8526.98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8469.98" calcext:value-type="float">
            <text:p>8469.98</text:p>
          </table:table-cell>
        </table:table-row>
        <table:table-row table:style-name="ro1">
          <table:table-cell office:value-type="float" office:value="8396.01" calcext:value-type="float">
            <text:p>8396.01</text:p>
          </table:table-cell>
        </table:table-row>
        <table:table-row table:style-name="ro1">
          <table:table-cell office:value-type="float" office:value="8368.18" calcext:value-type="float">
            <text:p>8368.18</text:p>
          </table:table-cell>
        </table:table-row>
        <table:table-row table:style-name="ro1">
          <table:table-cell office:value-type="float" office:value="8381.24" calcext:value-type="float">
            <text:p>8381.24</text:p>
          </table:table-cell>
        </table:table-row>
        <table:table-row table:style-name="ro1">
          <table:table-cell office:value-type="float" office:value="8324.94" calcext:value-type="float">
            <text:p>8324.94</text:p>
          </table:table-cell>
        </table:table-row>
        <table:table-row table:style-name="ro1">
          <table:table-cell office:value-type="float" office:value="8322" calcext:value-type="float">
            <text:p>8322</text:p>
          </table:table-cell>
        </table:table-row>
        <table:table-row table:style-name="ro1">
          <table:table-cell office:value-type="float" office:value="8202.21" calcext:value-type="float">
            <text:p>8202.21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</table:table-row>
        <table:table-row table:style-name="ro1">
          <table:table-cell office:value-type="float" office:value="8171.09" calcext:value-type="float">
            <text:p>8171.09</text:p>
          </table:table-cell>
        </table:table-row>
        <table:table-row table:style-name="ro1">
          <table:table-cell office:value-type="float" office:value="7977.11" calcext:value-type="float">
            <text:p>7977.11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</table:table-row>
        <table:table-row table:style-name="ro1">
          <table:table-cell office:value-type="float" office:value="7589.99" calcext:value-type="float">
            <text:p>7589.99</text:p>
          </table:table-cell>
        </table:table-row>
        <table:table-row table:style-name="ro1">
          <table:table-cell office:value-type="float" office:value="7501.95" calcext:value-type="float">
            <text:p>7501.95</text:p>
          </table:table-cell>
        </table:table-row>
        <table:table-row table:style-name="ro1">
          <table:table-cell office:value-type="float" office:value="7604.35" calcext:value-type="float">
            <text:p>7604.35</text:p>
          </table:table-cell>
        </table:table-row>
        <table:table-row table:style-name="ro1">
          <table:table-cell office:value-type="float" office:value="7542.02" calcext:value-type="float">
            <text:p>7542.02</text:p>
          </table:table-cell>
        </table:table-row>
        <table:table-row table:style-name="ro1">
          <table:table-cell office:value-type="float" office:value="7364.99" calcext:value-type="float">
            <text:p>7364.99</text:p>
          </table:table-cell>
        </table:table-row>
        <table:table-row table:style-name="ro1">
          <table:table-cell office:value-type="float" office:value="7576.06" calcext:value-type="float">
            <text:p>7576.06</text:p>
          </table:table-cell>
        </table:table-row>
        <table:table-row table:style-name="ro1">
          <table:table-cell office:value-type="float" office:value="7579.58" calcext:value-type="float">
            <text:p>7579.58</text:p>
          </table:table-cell>
        </table:table-row>
        <table:table-row table:style-name="ro1">
          <table:table-cell office:value-type="float" office:value="7575.01" calcext:value-type="float">
            <text:p>7575.01</text:p>
          </table:table-cell>
        </table:table-row>
        <table:table-row table:style-name="ro1">
          <table:table-cell office:value-type="float" office:value="7591.96" calcext:value-type="float">
            <text:p>7591.96</text:p>
          </table:table-cell>
        </table:table-row>
        <table:table-row table:style-name="ro1">
          <table:table-cell office:value-type="float" office:value="7420.43" calcext:value-type="float">
            <text:p>7420.43</text:p>
          </table:table-cell>
        </table:table-row>
        <table:table-row table:style-name="ro1">
          <table:table-cell office:value-type="float" office:value="7463.97" calcext:value-type="float">
            <text:p>7463.97</text:p>
          </table:table-cell>
        </table:table-row>
        <table:table-row table:style-name="ro1">
          <table:table-cell office:value-type="float" office:value="7500.02" calcext:value-type="float">
            <text:p>7500.02</text:p>
          </table:table-cell>
        </table:table-row>
        <table:table-row table:style-name="ro1">
          <table:table-cell office:value-type="float" office:value="7416.01" calcext:value-type="float">
            <text:p>7416.01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float" office:value="7435.46" calcext:value-type="float">
            <text:p>7435.46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7528.68" calcext:value-type="float">
            <text:p>7528.68</text:p>
          </table:table-cell>
        </table:table-row>
        <table:table-row table:style-name="ro1">
          <table:table-cell office:value-type="float" office:value="7542.77" calcext:value-type="float">
            <text:p>7542.77</text:p>
          </table:table-cell>
        </table:table-row>
        <table:table-row table:style-name="ro1">
          <table:table-cell office:value-type="float" office:value="7533.35" calcext:value-type="float">
            <text:p>7533.35</text:p>
          </table:table-cell>
        </table:table-row>
        <table:table-row table:style-name="ro1">
          <table:table-cell office:value-type="float" office:value="7333.96" calcext:value-type="float">
            <text:p>7333.96</text:p>
          </table:table-cell>
        </table:table-row>
        <table:table-row table:style-name="ro1">
          <table:table-cell office:value-type="float" office:value="7297.95" calcext:value-type="float">
            <text:p>7297.95</text:p>
          </table:table-cell>
        </table:table-row>
        <table:table-row table:style-name="ro1">
          <table:table-cell office:value-type="float" office:value="7314.66" calcext:value-type="float">
            <text:p>7314.66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</table:table-row>
        <table:table-row table:style-name="ro1">
          <table:table-cell office:value-type="float" office:value="7287.5" calcext:value-type="float">
            <text:p>7287.5</text:p>
          </table:table-cell>
        </table:table-row>
        <table:table-row table:style-name="ro1">
          <table:table-cell office:value-type="float" office:value="7338.99" calcext:value-type="float">
            <text:p>7338.99</text:p>
          </table:table-cell>
        </table:table-row>
        <table:table-row table:style-name="ro1">
          <table:table-cell office:value-type="float" office:value="7374.98" calcext:value-type="float">
            <text:p>7374.98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</table:table-row>
        <table:table-row table:style-name="ro1">
          <table:table-cell office:value-type="float" office:value="7191.65" calcext:value-type="float">
            <text:p>7191.65</text:p>
          </table:table-cell>
        </table:table-row>
        <table:table-row table:style-name="ro1">
          <table:table-cell office:value-type="float" office:value="7220.12" calcext:value-type="float">
            <text:p>7220.12</text:p>
          </table:table-cell>
        </table:table-row>
        <table:table-row table:style-name="ro1">
          <table:table-cell office:value-type="float" office:value="7214.99" calcext:value-type="float">
            <text:p>7214.99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</table:table-row>
        <table:table-row table:style-name="ro1">
          <table:table-cell office:value-type="float" office:value="7115.99" calcext:value-type="float">
            <text:p>7115.99</text:p>
          </table:table-cell>
        </table:table-row>
        <table:table-row table:style-name="ro1">
          <table:table-cell office:value-type="float" office:value="7154.01" calcext:value-type="float">
            <text:p>7154.01</text:p>
          </table:table-cell>
        </table:table-row>
        <table:table-row table:style-name="ro1">
          <table:table-cell office:value-type="float" office:value="7405.61" calcext:value-type="float">
            <text:p>7405.61</text:p>
          </table:table-cell>
        </table:table-row>
        <table:table-row table:style-name="ro1">
          <table:table-cell office:value-type="float" office:value="7430.53" calcext:value-type="float">
            <text:p>7430.53</text:p>
          </table:table-cell>
        </table:table-row>
        <table:table-row table:style-name="ro1">
          <table:table-cell office:value-type="float" office:value="7473.01" calcext:value-type="float">
            <text:p>7473.01</text:p>
          </table:table-cell>
        </table:table-row>
        <table:table-row table:style-name="ro1">
          <table:table-cell office:value-type="float" office:value="7461.29" calcext:value-type="float">
            <text:p>7461.29</text:p>
          </table:table-cell>
        </table:table-row>
        <table:table-row table:style-name="ro1">
          <table:table-cell office:value-type="float" office:value="7486.01" calcext:value-type="float">
            <text:p>7486.01</text:p>
          </table:table-cell>
        </table:table-row>
        <table:table-row table:style-name="ro1">
          <table:table-cell office:value-type="float" office:value="7491.12" calcext:value-type="float">
            <text:p>7491.12</text:p>
          </table:table-cell>
        </table:table-row>
        <table:table-row table:style-name="ro1">
          <table:table-cell office:value-type="float" office:value="7518.51" calcext:value-type="float">
            <text:p>7518.51</text:p>
          </table:table-cell>
        </table:table-row>
        <table:table-row table:style-name="ro1">
          <table:table-cell office:value-type="float" office:value="7324.81" calcext:value-type="float">
            <text:p>7324.81</text:p>
          </table:table-cell>
        </table:table-row>
        <table:table-row table:style-name="ro1">
          <table:table-cell office:value-type="float" office:value="7314.98" calcext:value-type="float">
            <text:p>7314.98</text:p>
          </table:table-cell>
        </table:table-row>
        <table:table-row table:style-name="ro1">
          <table:table-cell office:value-type="float" office:value="7375.96" calcext:value-type="float">
            <text:p>7375.96</text:p>
          </table:table-cell>
        </table:table-row>
        <table:table-row table:style-name="ro1">
          <table:table-cell office:value-type="float" office:value="7370.24" calcext:value-type="float">
            <text:p>7370.24</text:p>
          </table:table-cell>
        </table:table-row>
        <table:table-row table:style-name="ro1">
          <table:table-cell office:value-type="float" office:value="7558.98" calcext:value-type="float">
            <text:p>7558.98</text:p>
          </table:table-cell>
        </table:table-row>
        <table:table-row table:style-name="ro1">
          <table:table-cell office:value-type="float" office:value="7531.97" calcext:value-type="float">
            <text:p>7531.97</text:p>
          </table:table-cell>
        </table:table-row>
        <table:table-row table:style-name="ro1">
          <table:table-cell office:value-type="float" office:value="7558.63" calcext:value-type="float">
            <text:p>7558.63</text:p>
          </table:table-cell>
        </table:table-row>
        <table:table-row table:style-name="ro1">
          <table:table-cell office:value-type="float" office:value="7544.9" calcext:value-type="float">
            <text:p>7544.9</text:p>
          </table:table-cell>
        </table:table-row>
        <table:table-row table:style-name="ro1">
          <table:table-cell office:value-type="float" office:value="7485.01" calcext:value-type="float">
            <text:p>7485.01</text:p>
          </table:table-cell>
        </table:table-row>
        <table:table-row table:style-name="ro1">
          <table:table-cell office:value-type="float" office:value="7495.13" calcext:value-type="float">
            <text:p>7495.13</text:p>
          </table:table-cell>
        </table:table-row>
        <table:table-row table:style-name="ro1">
          <table:table-cell office:value-type="float" office:value="7572.09" calcext:value-type="float">
            <text:p>7572.09</text:p>
          </table:table-cell>
        </table:table-row>
        <table:table-row table:style-name="ro1">
          <table:table-cell office:value-type="float" office:value="7361.39" calcext:value-type="float">
            <text:p>7361.39</text:p>
          </table:table-cell>
        </table:table-row>
        <table:table-row table:style-name="ro1">
          <table:table-cell office:value-type="float" office:value="7447.3" calcext:value-type="float">
            <text:p>7447.3</text:p>
          </table:table-cell>
        </table:table-row>
        <table:table-row table:style-name="ro1">
          <table:table-cell office:value-type="float" office:value="7440.14" calcext:value-type="float">
            <text:p>7440.14</text:p>
          </table:table-cell>
        </table:table-row>
        <table:table-row table:style-name="ro1">
          <table:table-cell office:value-type="float" office:value="7521.01" calcext:value-type="float">
            <text:p>7521.0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</table:table-row>
        <table:table-row table:style-name="ro1">
          <table:table-cell office:value-type="float" office:value="7652.28" calcext:value-type="float">
            <text:p>7652.28</text:p>
          </table:table-cell>
        </table:table-row>
        <table:table-row table:style-name="ro1">
          <table:table-cell office:value-type="float" office:value="7623.1" calcext:value-type="float">
            <text:p>7623.1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</table:table-row>
        <table:table-row table:style-name="ro1">
          <table:table-cell office:value-type="float" office:value="7640.03" calcext:value-type="float">
            <text:p>7640.03</text:p>
          </table:table-cell>
        </table:table-row>
        <table:table-row table:style-name="ro1">
          <table:table-cell office:value-type="float" office:value="7643.1" calcext:value-type="float">
            <text:p>7643.1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7714.85" calcext:value-type="float">
            <text:p>7714.85</text:p>
          </table:table-cell>
        </table:table-row>
        <table:table-row table:style-name="ro1">
          <table:table-cell office:value-type="float" office:value="7730.01" calcext:value-type="float">
            <text:p>7730.01</text:p>
          </table:table-cell>
        </table:table-row>
        <table:table-row table:style-name="ro1">
          <table:table-cell office:value-type="float" office:value="7699.57" calcext:value-type="float">
            <text:p>7699.57</text:p>
          </table:table-cell>
        </table:table-row>
        <table:table-row table:style-name="ro1">
          <table:table-cell office:value-type="float" office:value="7714.26" calcext:value-type="float">
            <text:p>7714.26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7597.7" calcext:value-type="float">
            <text:p>7597.7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</table:table-row>
        <table:table-row table:style-name="ro1">
          <table:table-cell office:value-type="float" office:value="7496.99" calcext:value-type="float">
            <text:p>7496.99</text:p>
          </table:table-cell>
        </table:table-row>
        <table:table-row table:style-name="ro1">
          <table:table-cell office:value-type="float" office:value="7494.99" calcext:value-type="float">
            <text:p>7494.99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</table:table-row>
        <table:table-row table:style-name="ro1">
          <table:table-cell office:value-type="float" office:value="7417.36" calcext:value-type="float">
            <text:p>7417.36</text:p>
          </table:table-cell>
        </table:table-row>
        <table:table-row table:style-name="ro1">
          <table:table-cell office:value-type="float" office:value="7412.01" calcext:value-type="float">
            <text:p>7412.01</text:p>
          </table:table-cell>
        </table:table-row>
        <table:table-row table:style-name="ro1">
          <table:table-cell office:value-type="float" office:value="7428.88" calcext:value-type="float">
            <text:p>7428.88</text:p>
          </table:table-cell>
        </table:table-row>
        <table:table-row table:style-name="ro1">
          <table:table-cell office:value-type="float" office:value="7577.09" calcext:value-type="float">
            <text:p>7577.09</text:p>
          </table:table-cell>
        </table:table-row>
        <table:table-row table:style-name="ro1">
          <table:table-cell office:value-type="float" office:value="7621.01" calcext:value-type="float">
            <text:p>7621.01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</table:table-row>
        <table:table-row table:style-name="ro1">
          <table:table-cell office:value-type="float" office:value="7619.15" calcext:value-type="float">
            <text:p>7619.15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</table:table-row>
        <table:table-row table:style-name="ro1">
          <table:table-cell office:value-type="float" office:value="7650.5" calcext:value-type="float">
            <text:p>7650.5</text:p>
          </table:table-cell>
        </table:table-row>
        <table:table-row table:style-name="ro1">
          <table:table-cell office:value-type="float" office:value="7526.87" calcext:value-type="float">
            <text:p>7526.87</text:p>
          </table:table-cell>
        </table:table-row>
        <table:table-row table:style-name="ro1">
          <table:table-cell office:value-type="float" office:value="7658.84" calcext:value-type="float">
            <text:p>7658.84</text:p>
          </table:table-cell>
        </table:table-row>
        <table:table-row table:style-name="ro1">
          <table:table-cell office:value-type="float" office:value="7722.28" calcext:value-type="float">
            <text:p>7722.28</text:p>
          </table:table-cell>
        </table:table-row>
        <table:table-row table:style-name="ro1">
          <table:table-cell office:value-type="float" office:value="7708.31" calcext:value-type="float">
            <text:p>7708.31</text:p>
          </table:table-cell>
        </table:table-row>
        <table:table-row table:style-name="ro1">
          <table:table-cell office:value-type="float" office:value="7696.23" calcext:value-type="float">
            <text:p>7696.23</text:p>
          </table:table-cell>
        </table:table-row>
        <table:table-row table:style-name="ro1">
          <table:table-cell office:value-type="float" office:value="7691.43" calcext:value-type="float">
            <text:p>7691.43</text:p>
          </table:table-cell>
        </table:table-row>
        <table:table-row table:style-name="ro1">
          <table:table-cell office:value-type="float" office:value="7695.12" calcext:value-type="float">
            <text:p>7695.12</text:p>
          </table:table-cell>
        </table:table-row>
        <table:table-row table:style-name="ro1">
          <table:table-cell office:value-type="float" office:value="7691.08" calcext:value-type="float">
            <text:p>7691.08</text:p>
          </table:table-cell>
        </table:table-row>
        <table:table-row table:style-name="ro1">
          <table:table-cell office:value-type="float" office:value="7630.5" calcext:value-type="float">
            <text:p>7630.5</text:p>
          </table:table-cell>
        </table:table-row>
        <table:table-row table:style-name="ro1">
          <table:table-cell office:value-type="float" office:value="7627.88" calcext:value-type="float">
            <text:p>7627.88</text:p>
          </table:table-cell>
        </table:table-row>
        <table:table-row table:style-name="ro1">
          <table:table-cell office:value-type="float" office:value="7558.99" calcext:value-type="float">
            <text:p>7558.99</text:p>
          </table:table-cell>
        </table:table-row>
        <table:table-row table:style-name="ro1">
          <table:table-cell office:value-type="float" office:value="7627.51" calcext:value-type="float">
            <text:p>7627.51</text:p>
          </table:table-cell>
        </table:table-row>
        <table:table-row table:style-name="ro1">
          <table:table-cell office:value-type="float" office:value="7641.13" calcext:value-type="float">
            <text:p>7641.13</text:p>
          </table:table-cell>
        </table:table-row>
        <table:table-row table:style-name="ro1">
          <table:table-cell office:value-type="float" office:value="7603.44" calcext:value-type="float">
            <text:p>7603.44</text:p>
          </table:table-cell>
        </table:table-row>
        <table:table-row table:style-name="ro1">
          <table:table-cell office:value-type="float" office:value="7661.15" calcext:value-type="float">
            <text:p>7661.15</text:p>
          </table:table-cell>
        </table:table-row>
        <table:table-row table:style-name="ro1">
          <table:table-cell office:value-type="float" office:value="7649.01" calcext:value-type="float">
            <text:p>7649.01</text:p>
          </table:table-cell>
        </table:table-row>
        <table:table-row table:style-name="ro1">
          <table:table-cell office:value-type="float" office:value="7635.01" calcext:value-type="float">
            <text:p>7635.01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7613.86" calcext:value-type="float">
            <text:p>7613.86</text:p>
          </table:table-cell>
        </table:table-row>
        <table:table-row table:style-name="ro1">
          <table:table-cell office:value-type="float" office:value="7491.73" calcext:value-type="float">
            <text:p>7491.73</text:p>
          </table:table-cell>
        </table:table-row>
        <table:table-row table:style-name="ro1">
          <table:table-cell office:value-type="float" office:value="7261.03" calcext:value-type="float">
            <text:p>7261.03</text:p>
          </table:table-cell>
        </table:table-row>
        <table:table-row table:style-name="ro1">
          <table:table-cell office:value-type="float" office:value="7185.53" calcext:value-type="float">
            <text:p>7185.53</text:p>
          </table:table-cell>
        </table:table-row>
        <table:table-row table:style-name="ro1">
          <table:table-cell office:value-type="float" office:value="7235.1" calcext:value-type="float">
            <text:p>7235.1</text:p>
          </table:table-cell>
        </table:table-row>
        <table:table-row table:style-name="ro1">
          <table:table-cell office:value-type="float" office:value="7228.78" calcext:value-type="float">
            <text:p>7228.78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</table:table-row>
        <table:table-row table:style-name="ro1">
          <table:table-cell office:value-type="float" office:value="6764.99" calcext:value-type="float">
            <text:p>6764.99</text:p>
          </table:table-cell>
        </table:table-row>
        <table:table-row table:style-name="ro1">
          <table:table-cell office:value-type="float" office:value="6768.6" calcext:value-type="float">
            <text:p>6768.6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6770.56" calcext:value-type="float">
            <text:p>6770.56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</table:table-row>
        <table:table-row table:style-name="ro1">
          <table:table-cell office:value-type="float" office:value="6747.65" calcext:value-type="float">
            <text:p>6747.65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6831.7" calcext:value-type="float">
            <text:p>6831.7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6497.97" calcext:value-type="float">
            <text:p>6497.97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6537.63" calcext:value-type="float">
            <text:p>6537.63</text:p>
          </table:table-cell>
        </table:table-row>
        <table:table-row table:style-name="ro1">
          <table:table-cell office:value-type="float" office:value="6537.44" calcext:value-type="float">
            <text:p>6537.44</text:p>
          </table:table-cell>
        </table:table-row>
        <table:table-row table:style-name="ro1">
          <table:table-cell office:value-type="float" office:value="6447.01" calcext:value-type="float">
            <text:p>6447.01</text:p>
          </table:table-cell>
        </table:table-row>
        <table:table-row table:style-name="ro1">
          <table:table-cell office:value-type="float" office:value="6366.31" calcext:value-type="float">
            <text:p>6366.31</text:p>
          </table:table-cell>
        </table:table-row>
        <table:table-row table:style-name="ro1">
          <table:table-cell office:value-type="float" office:value="6273.87" calcext:value-type="float">
            <text:p>6273.87</text:p>
          </table:table-cell>
        </table:table-row>
        <table:table-row table:style-name="ro1">
          <table:table-cell office:value-type="float" office:value="6292.78" calcext:value-type="float">
            <text:p>6292.78</text:p>
          </table:table-cell>
        </table:table-row>
        <table:table-row table:style-name="ro1">
          <table:table-cell office:value-type="float" office:value="6497.05" calcext:value-type="float">
            <text:p>6497.05</text:p>
          </table:table-cell>
        </table:table-row>
        <table:table-row table:style-name="ro1">
          <table:table-cell office:value-type="float" office:value="6477.59" calcext:value-type="float">
            <text:p>6477.59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</table:table-row>
        <table:table-row table:style-name="ro1">
          <table:table-cell office:value-type="float" office:value="6344.35" calcext:value-type="float">
            <text:p>6344.35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</table:table-row>
        <table:table-row table:style-name="ro1">
          <table:table-cell office:value-type="float" office:value="6635.98" calcext:value-type="float">
            <text:p>6635.98</text:p>
          </table:table-cell>
        </table:table-row>
        <table:table-row table:style-name="ro1">
          <table:table-cell office:value-type="float" office:value="6602.12" calcext:value-type="float">
            <text:p>6602.12</text:p>
          </table:table-cell>
        </table:table-row>
        <table:table-row table:style-name="ro1">
          <table:table-cell office:value-type="float" office:value="6571.47" calcext:value-type="float">
            <text:p>6571.47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</table:table-row>
        <table:table-row table:style-name="ro1">
          <table:table-cell office:value-type="float" office:value="6538.9" calcext:value-type="float">
            <text:p>6538.9</text:p>
          </table:table-cell>
        </table:table-row>
        <table:table-row table:style-name="ro1">
          <table:table-cell office:value-type="float" office:value="6536.8" calcext:value-type="float">
            <text:p>6536.8</text:p>
          </table:table-cell>
        </table:table-row>
        <table:table-row table:style-name="ro1">
          <table:table-cell office:value-type="float" office:value="6388.9" calcext:value-type="float">
            <text:p>6388.9</text:p>
          </table:table-cell>
        </table:table-row>
        <table:table-row table:style-name="ro1">
          <table:table-cell office:value-type="float" office:value="6399.02" calcext:value-type="float">
            <text:p>6399.02</text:p>
          </table:table-cell>
        </table:table-row>
        <table:table-row table:style-name="ro1">
          <table:table-cell office:value-type="float" office:value="6457.69" calcext:value-type="float">
            <text:p>6457.69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</table:table-row>
        <table:table-row table:style-name="ro1">
          <table:table-cell office:value-type="float" office:value="6358.96" calcext:value-type="float">
            <text:p>6358.96</text:p>
          </table:table-cell>
        </table:table-row>
        <table:table-row table:style-name="ro1">
          <table:table-cell office:value-type="float" office:value="6488.19" calcext:value-type="float">
            <text:p>6488.19</text:p>
          </table:table-cell>
        </table:table-row>
        <table:table-row table:style-name="ro1">
          <table:table-cell office:value-type="float" office:value="6483.98" calcext:value-type="float">
            <text:p>6483.98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6527.79" calcext:value-type="float">
            <text:p>6527.79</text:p>
          </table:table-cell>
        </table:table-row>
        <table:table-row table:style-name="ro1">
          <table:table-cell office:value-type="float" office:value="6508.01" calcext:value-type="float">
            <text:p>6508.01</text:p>
          </table:table-cell>
        </table:table-row>
        <table:table-row table:style-name="ro1">
          <table:table-cell office:value-type="float" office:value="6516.59" calcext:value-type="float">
            <text:p>6516.59</text:p>
          </table:table-cell>
        </table:table-row>
        <table:table-row table:style-name="ro1">
          <table:table-cell office:value-type="float" office:value="6523.81" calcext:value-type="float">
            <text:p>6523.81</text:p>
          </table:table-cell>
        </table:table-row>
        <table:table-row table:style-name="ro1">
          <table:table-cell office:value-type="float" office:value="6449.61" calcext:value-type="float">
            <text:p>6449.61</text:p>
          </table:table-cell>
        </table:table-row>
        <table:table-row table:style-name="ro1">
          <table:table-cell office:value-type="float" office:value="6415.5" calcext:value-type="float">
            <text:p>6415.5</text:p>
          </table:table-cell>
        </table:table-row>
        <table:table-row table:style-name="ro1">
          <table:table-cell office:value-type="float" office:value="6431.1" calcext:value-type="float">
            <text:p>6431.1</text:p>
          </table:table-cell>
        </table:table-row>
        <table:table-row table:style-name="ro1">
          <table:table-cell office:value-type="float" office:value="6418.26" calcext:value-type="float">
            <text:p>6418.26</text:p>
          </table:table-cell>
        </table:table-row>
        <table:table-row table:style-name="ro1">
          <table:table-cell office:value-type="float" office:value="6460.57" calcext:value-type="float">
            <text:p>6460.57</text:p>
          </table:table-cell>
        </table:table-row>
        <table:table-row table:style-name="ro1">
          <table:table-cell office:value-type="float" office:value="6694.63" calcext:value-type="float">
            <text:p>6694.63</text:p>
          </table:table-cell>
        </table:table-row>
        <table:table-row table:style-name="ro1">
          <table:table-cell office:value-type="float" office:value="6712.46" calcext:value-type="float">
            <text:p>6712.46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6699.01" calcext:value-type="float">
            <text:p>6699.01</text:p>
          </table:table-cell>
        </table:table-row>
        <table:table-row table:style-name="ro1">
          <table:table-cell office:value-type="float" office:value="6726.11" calcext:value-type="float">
            <text:p>6726.11</text:p>
          </table:table-cell>
        </table:table-row>
        <table:table-row table:style-name="ro1">
          <table:table-cell office:value-type="float" office:value="6739.04" calcext:value-type="float">
            <text:p>6739.04</text:p>
          </table:table-cell>
        </table:table-row>
        <table:table-row table:style-name="ro1">
          <table:table-cell office:value-type="float" office:value="6742.03" calcext:value-type="float">
            <text:p>6742.03</text:p>
          </table:table-cell>
        </table:table-row>
        <table:table-row table:style-name="ro1">
          <table:table-cell office:value-type="float" office:value="6741.21" calcext:value-type="float">
            <text:p>6741.21</text:p>
          </table:table-cell>
        </table:table-row>
        <table:table-row table:style-name="ro1">
          <table:table-cell office:value-type="float" office:value="6601.73" calcext:value-type="float">
            <text:p>6601.73</text:p>
          </table:table-cell>
        </table:table-row>
        <table:table-row table:style-name="ro1">
          <table:table-cell office:value-type="float" office:value="6627.95" calcext:value-type="float">
            <text:p>6627.95</text:p>
          </table:table-cell>
        </table:table-row>
        <table:table-row table:style-name="ro1">
          <table:table-cell office:value-type="float" office:value="6626.61" calcext:value-type="float">
            <text:p>6626.61</text:p>
          </table:table-cell>
        </table:table-row>
        <table:table-row table:style-name="ro1">
          <table:table-cell office:value-type="float" office:value="6750.62" calcext:value-type="float">
            <text:p>6750.62</text:p>
          </table:table-cell>
        </table:table-row>
        <table:table-row table:style-name="ro1">
          <table:table-cell office:value-type="float" office:value="6748.93" calcext:value-type="float">
            <text:p>6748.93</text:p>
          </table:table-cell>
        </table:table-row>
        <table:table-row table:style-name="ro1">
          <table:table-cell office:value-type="float" office:value="6761.51" calcext:value-type="float">
            <text:p>6761.51</text:p>
          </table:table-cell>
        </table:table-row>
        <table:table-row table:style-name="ro1">
          <table:table-cell office:value-type="float" office:value="6772.41" calcext:value-type="float">
            <text:p>6772.41</text:p>
          </table:table-cell>
        </table:table-row>
        <table:table-row table:style-name="ro1">
          <table:table-cell office:value-type="float" office:value="6758.72" calcext:value-type="float">
            <text:p>6758.72</text:p>
          </table:table-cell>
        </table:table-row>
        <table:table-row table:style-name="ro1">
          <table:table-cell office:value-type="float" office:value="6732.85" calcext:value-type="float">
            <text:p>6732.85</text:p>
          </table:table-cell>
        </table:table-row>
        <table:table-row table:style-name="ro1">
          <table:table-cell office:value-type="float" office:value="6713.96" calcext:value-type="float">
            <text:p>6713.96</text:p>
          </table:table-cell>
        </table:table-row>
        <table:table-row table:style-name="ro1">
          <table:table-cell office:value-type="float" office:value="6714.04" calcext:value-type="float">
            <text:p>6714.04</text:p>
          </table:table-cell>
        </table:table-row>
        <table:table-row table:style-name="ro1">
          <table:table-cell office:value-type="float" office:value="6718.84" calcext:value-type="float">
            <text:p>6718.84</text:p>
          </table:table-cell>
        </table:table-row>
        <table:table-row table:style-name="ro1">
          <table:table-cell office:value-type="float" office:value="6660.29" calcext:value-type="float">
            <text:p>6660.29</text:p>
          </table:table-cell>
        </table:table-row>
        <table:table-row table:style-name="ro1">
          <table:table-cell office:value-type="float" office:value="6495.08" calcext:value-type="float">
            <text:p>6495.08</text:p>
          </table:table-cell>
        </table:table-row>
        <table:table-row table:style-name="ro1">
          <table:table-cell office:value-type="float" office:value="6348.52" calcext:value-type="float">
            <text:p>6348.52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6192.39" calcext:value-type="float">
            <text:p>6192.39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</table:table-row>
        <table:table-row table:style-name="ro1">
          <table:table-cell office:value-type="float" office:value="6095.42" calcext:value-type="float">
            <text:p>6095.42</text:p>
          </table:table-cell>
        </table:table-row>
        <table:table-row table:style-name="ro1">
          <table:table-cell office:value-type="float" office:value="6105.99" calcext:value-type="float">
            <text:p>6105.99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</table:table-row>
        <table:table-row table:style-name="ro1">
          <table:table-cell office:value-type="float" office:value="6091.64" calcext:value-type="float">
            <text:p>6091.64</text:p>
          </table:table-cell>
        </table:table-row>
        <table:table-row table:style-name="ro1">
          <table:table-cell office:value-type="float" office:value="6135.61" calcext:value-type="float">
            <text:p>6135.61</text:p>
          </table:table-cell>
        </table:table-row>
        <table:table-row table:style-name="ro1">
          <table:table-cell office:value-type="float" office:value="6149.98" calcext:value-type="float">
            <text:p>6149.98</text:p>
          </table:table-cell>
        </table:table-row>
        <table:table-row table:style-name="ro1">
          <table:table-cell office:value-type="float" office:value="6047.85" calcext:value-type="float">
            <text:p>6047.85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</table:table-row>
        <table:table-row table:style-name="ro1">
          <table:table-cell office:value-type="float" office:value="5904.98" calcext:value-type="float">
            <text:p>5904.98</text:p>
          </table:table-cell>
        </table:table-row>
        <table:table-row table:style-name="ro1">
          <table:table-cell office:value-type="float" office:value="5767.02" calcext:value-type="float">
            <text:p>5767.02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6136.97" calcext:value-type="float">
            <text:p>6136.97</text:p>
          </table:table-cell>
        </table:table-row>
        <table:table-row table:style-name="ro1">
          <table:table-cell office:value-type="float" office:value="6119.9" calcext:value-type="float">
            <text:p>6119.9</text:p>
          </table:table-cell>
        </table:table-row>
        <table:table-row table:style-name="ro1">
          <table:table-cell office:value-type="float" office:value="6148.32" calcext:value-type="float">
            <text:p>6148.32</text:p>
          </table:table-cell>
        </table:table-row>
        <table:table-row table:style-name="ro1">
          <table:table-cell office:value-type="float" office:value="6232.82" calcext:value-type="float">
            <text:p>6232.82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6255.7" calcext:value-type="float">
            <text:p>6255.7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</table:table-row>
        <table:table-row table:style-name="ro1">
          <table:table-cell office:value-type="float" office:value="6227.99" calcext:value-type="float">
            <text:p>6227.99</text:p>
          </table:table-cell>
        </table:table-row>
        <table:table-row table:style-name="ro1">
          <table:table-cell office:value-type="float" office:value="6188.01" calcext:value-type="float">
            <text:p>6188.01</text:p>
          </table:table-cell>
        </table:table-row>
        <table:table-row table:style-name="ro1">
          <table:table-cell office:value-type="float" office:value="6161.6" calcext:value-type="float">
            <text:p>6161.6</text:p>
          </table:table-cell>
        </table:table-row>
        <table:table-row table:style-name="ro1">
          <table:table-cell office:value-type="float" office:value="6070.78" calcext:value-type="float">
            <text:p>6070.78</text:p>
          </table:table-cell>
        </table:table-row>
        <table:table-row table:style-name="ro1">
          <table:table-cell office:value-type="float" office:value="6031.8" calcext:value-type="float">
            <text:p>6031.8</text:p>
          </table:table-cell>
        </table:table-row>
        <table:table-row table:style-name="ro1">
          <table:table-cell office:value-type="float" office:value="6072.33" calcext:value-type="float">
            <text:p>6072.33</text:p>
          </table:table-cell>
        </table:table-row>
        <table:table-row table:style-name="ro1">
          <table:table-cell office:value-type="float" office:value="6091.74" calcext:value-type="float">
            <text:p>6091.74</text:p>
          </table:table-cell>
        </table:table-row>
        <table:table-row table:style-name="ro1">
          <table:table-cell office:value-type="float" office:value="6110.09" calcext:value-type="float">
            <text:p>6110.09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</table:table-row>
        <table:table-row table:style-name="ro1">
          <table:table-cell office:value-type="float" office:value="6133.73" calcext:value-type="float">
            <text:p>6133.73</text:p>
          </table:table-cell>
        </table:table-row>
        <table:table-row table:style-name="ro1">
          <table:table-cell office:value-type="float" office:value="6094.85" calcext:value-type="float">
            <text:p>6094.85</text:p>
          </table:table-cell>
        </table:table-row>
        <table:table-row table:style-name="ro1">
          <table:table-cell office:value-type="float" office:value="6116.75" calcext:value-type="float">
            <text:p>6116.75</text:p>
          </table:table-cell>
        </table:table-row>
        <table:table-row table:style-name="ro1">
          <table:table-cell office:value-type="float" office:value="6103.51" calcext:value-type="float">
            <text:p>6103.51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</table:table-row>
        <table:table-row table:style-name="ro1">
          <table:table-cell office:value-type="float" office:value="6088.1" calcext:value-type="float">
            <text:p>6088.1</text:p>
          </table:table-cell>
        </table:table-row>
        <table:table-row table:style-name="ro1">
          <table:table-cell office:value-type="float" office:value="5853.98" calcext:value-type="float">
            <text:p>5853.98</text:p>
          </table:table-cell>
        </table:table-row>
        <table:table-row table:style-name="ro1">
          <table:table-cell office:value-type="float" office:value="5886.09" calcext:value-type="float">
            <text:p>5886.09</text:p>
          </table:table-cell>
        </table:table-row>
        <table:table-row table:style-name="ro1">
          <table:table-cell office:value-type="float" office:value="5904.22" calcext:value-type="float">
            <text:p>5904.22</text:p>
          </table:table-cell>
        </table:table-row>
        <table:table-row table:style-name="ro1">
          <table:table-cell office:value-type="float" office:value="5877.12" calcext:value-type="float">
            <text:p>5877.12</text:p>
          </table:table-cell>
        </table:table-row>
        <table:table-row table:style-name="ro1">
          <table:table-cell office:value-type="float" office:value="5900.05" calcext:value-type="float">
            <text:p>5900.05</text:p>
          </table:table-cell>
        </table:table-row>
        <table:table-row table:style-name="ro1">
          <table:table-cell office:value-type="float" office:value="5883.02" calcext:value-type="float">
            <text:p>5883.02</text:p>
          </table:table-cell>
        </table:table-row>
        <table:table-row table:style-name="ro1">
          <table:table-cell office:value-type="float" office:value="6197.92" calcext:value-type="float">
            <text:p>6197.92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</table:table-row>
        <table:table-row table:style-name="ro1">
          <table:table-cell office:value-type="float" office:value="6409.36" calcext:value-type="float">
            <text:p>6409.36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6382.27" calcext:value-type="float">
            <text:p>6382.27</text:p>
          </table:table-cell>
        </table:table-row>
        <table:table-row table:style-name="ro1">
          <table:table-cell office:value-type="float" office:value="6325.91" calcext:value-type="float">
            <text:p>6325.91</text:p>
          </table:table-cell>
        </table:table-row>
        <table:table-row table:style-name="ro1">
          <table:table-cell office:value-type="float" office:value="6390.07" calcext:value-type="float">
            <text:p>6390.07</text:p>
          </table:table-cell>
        </table:table-row>
        <table:table-row table:style-name="ro1">
          <table:table-cell office:value-type="float" office:value="6344.57" calcext:value-type="float">
            <text:p>6344.57</text:p>
          </table:table-cell>
        </table:table-row>
        <table:table-row table:style-name="ro1">
          <table:table-cell office:value-type="float" office:value="6376.98" calcext:value-type="float">
            <text:p>6376.98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</table:table-row>
        <table:table-row table:style-name="ro1">
          <table:table-cell office:value-type="float" office:value="6316.58" calcext:value-type="float">
            <text:p>6316.58</text:p>
          </table:table-cell>
        </table:table-row>
        <table:table-row table:style-name="ro1">
          <table:table-cell office:value-type="float" office:value="6326.92" calcext:value-type="float">
            <text:p>6326.92</text:p>
          </table:table-cell>
        </table:table-row>
        <table:table-row table:style-name="ro1">
          <table:table-cell office:value-type="float" office:value="6356.81" calcext:value-type="float">
            <text:p>6356.81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float" office:value="6345.41" calcext:value-type="float">
            <text:p>6345.41</text:p>
          </table:table-cell>
        </table:table-row>
        <table:table-row table:style-name="ro1">
          <table:table-cell office:value-type="float" office:value="6343.99" calcext:value-type="float">
            <text:p>6343.99</text:p>
          </table:table-cell>
        </table:table-row>
        <table:table-row table:style-name="ro1">
          <table:table-cell office:value-type="float" office:value="6630.08" calcext:value-type="float">
            <text:p>6630.08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</table:table-row>
        <table:table-row table:style-name="ro1">
          <table:table-cell office:value-type="float" office:value="6615.29" calcext:value-type="float">
            <text:p>6615.29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6645.99" calcext:value-type="float">
            <text:p>6645.99</text:p>
          </table:table-cell>
        </table:table-row>
        <table:table-row table:style-name="ro1">
          <table:table-cell office:value-type="float" office:value="6576.51" calcext:value-type="float">
            <text:p>6576.51</text:p>
          </table:table-cell>
        </table:table-row>
        <table:table-row table:style-name="ro1">
          <table:table-cell office:value-type="float" office:value="6585.02" calcext:value-type="float">
            <text:p>6585.02</text:p>
          </table:table-cell>
        </table:table-row>
        <table:table-row table:style-name="ro1">
          <table:table-cell office:value-type="float" office:value="6601.54" calcext:value-type="float">
            <text:p>6601.54</text:p>
          </table:table-cell>
        </table:table-row>
        <table:table-row table:style-name="ro1">
          <table:table-cell office:value-type="float" office:value="6513.86" calcext:value-type="float">
            <text:p>6513.86</text:p>
          </table:table-cell>
        </table:table-row>
        <table:table-row table:style-name="ro1">
          <table:table-cell office:value-type="float" office:value="6481.69" calcext:value-type="float">
            <text:p>6481.69</text:p>
          </table:table-cell>
        </table:table-row>
        <table:table-row table:style-name="ro1">
          <table:table-cell office:value-type="float" office:value="6536.93" calcext:value-type="float">
            <text:p>6536.93</text:p>
          </table:table-cell>
        </table:table-row>
        <table:table-row table:style-name="ro1">
          <table:table-cell office:value-type="float" office:value="6683.76" calcext:value-type="float">
            <text:p>6683.76</text:p>
          </table:table-cell>
        </table:table-row>
        <table:table-row table:style-name="ro1">
          <table:table-cell office:value-type="float" office:value="6683.07" calcext:value-type="float">
            <text:p>6683.07</text:p>
          </table:table-cell>
        </table:table-row>
        <table:table-row table:style-name="ro1">
          <table:table-cell office:value-type="float" office:value="6586.98" calcext:value-type="float">
            <text:p>6586.98</text:p>
          </table:table-cell>
        </table:table-row>
        <table:table-row table:style-name="ro1">
          <table:table-cell office:value-type="float" office:value="6626.88" calcext:value-type="float">
            <text:p>6626.88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</table:table-row>
        <table:table-row table:style-name="ro1">
          <table:table-cell office:value-type="float" office:value="6614.65" calcext:value-type="float">
            <text:p>6614.65</text:p>
          </table:table-cell>
        </table:table-row>
        <table:table-row table:style-name="ro1">
          <table:table-cell office:value-type="float" office:value="6611.36" calcext:value-type="float">
            <text:p>6611.36</text:p>
          </table:table-cell>
        </table:table-row>
        <table:table-row table:style-name="ro1">
          <table:table-cell office:value-type="float" office:value="6510.32" calcext:value-type="float">
            <text:p>6510.32</text:p>
          </table:table-cell>
        </table:table-row>
        <table:table-row table:style-name="ro1">
          <table:table-cell office:value-type="float" office:value="6529.2" calcext:value-type="float">
            <text:p>6529.2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6478.85" calcext:value-type="float">
            <text:p>6478.85</text:p>
          </table:table-cell>
        </table:table-row>
        <table:table-row table:style-name="ro1">
          <table:table-cell office:value-type="float" office:value="6526.56" calcext:value-type="float">
            <text:p>6526.56</text:p>
          </table:table-cell>
        </table:table-row>
        <table:table-row table:style-name="ro1">
          <table:table-cell office:value-type="float" office:value="6565.01" calcext:value-type="float">
            <text:p>6565.01</text:p>
          </table:table-cell>
        </table:table-row>
        <table:table-row table:style-name="ro1">
          <table:table-cell office:value-type="float" office:value="6570.01" calcext:value-type="float">
            <text:p>6570.01</text:p>
          </table:table-cell>
        </table:table-row>
        <table:table-row table:style-name="ro1">
          <table:table-cell office:value-type="float" office:value="6609.78" calcext:value-type="float">
            <text:p>6609.78</text:p>
          </table:table-cell>
        </table:table-row>
        <table:table-row table:style-name="ro1">
          <table:table-cell office:value-type="float" office:value="6599.99" calcext:value-type="float">
            <text:p>6599.99</text:p>
          </table:table-cell>
        </table:table-row>
        <table:table-row table:style-name="ro1">
          <table:table-cell office:value-type="float" office:value="6589.93" calcext:value-type="float">
            <text:p>6589.93</text:p>
          </table:table-cell>
        </table:table-row>
        <table:table-row table:style-name="ro1">
          <table:table-cell office:value-type="float" office:value="6584.79" calcext:value-type="float">
            <text:p>6584.79</text:p>
          </table:table-cell>
        </table:table-row>
        <table:table-row table:style-name="ro1">
          <table:table-cell office:value-type="float" office:value="6558.03" calcext:value-type="float">
            <text:p>6558.03</text:p>
          </table:table-cell>
        </table:table-row>
        <table:table-row table:style-name="ro1">
          <table:table-cell office:value-type="float" office:value="6537.84" calcext:value-type="float">
            <text:p>6537.84</text:p>
          </table:table-cell>
        </table:table-row>
        <table:table-row table:style-name="ro1">
          <table:table-cell office:value-type="float" office:value="6756.98" calcext:value-type="float">
            <text:p>6756.98</text:p>
          </table:table-cell>
        </table:table-row>
        <table:table-row table:style-name="ro1">
          <table:table-cell office:value-type="float" office:value="6718.9" calcext:value-type="float">
            <text:p>6718.9</text:p>
          </table:table-cell>
        </table:table-row>
        <table:table-row table:style-name="ro1">
          <table:table-cell office:value-type="float" office:value="6739.19" calcext:value-type="float">
            <text:p>6739.19</text:p>
          </table:table-cell>
        </table:table-row>
        <table:table-row table:style-name="ro1">
          <table:table-cell office:value-type="float" office:value="6735.43" calcext:value-type="float">
            <text:p>6735.43</text:p>
          </table:table-cell>
        </table:table-row>
        <table:table-row table:style-name="ro1">
          <table:table-cell office:value-type="float" office:value="6740.93" calcext:value-type="float">
            <text:p>6740.93</text:p>
          </table:table-cell>
        </table:table-row>
        <table:table-row table:style-name="ro1">
          <table:table-cell office:value-type="float" office:value="6765.18" calcext:value-type="float">
            <text:p>6765.18</text:p>
          </table:table-cell>
        </table:table-row>
        <table:table-row table:style-name="ro1">
          <table:table-cell office:value-type="float" office:value="6712.1" calcext:value-type="float">
            <text:p>6712.1</text:p>
          </table:table-cell>
        </table:table-row>
        <table:table-row table:style-name="ro1">
          <table:table-cell office:value-type="float" office:value="6717.28" calcext:value-type="float">
            <text:p>6717.28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6718.01" calcext:value-type="float">
            <text:p>6718.01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6662.12" calcext:value-type="float">
            <text:p>6662.12</text:p>
          </table:table-cell>
        </table:table-row>
        <table:table-row table:style-name="ro1">
          <table:table-cell office:value-type="float" office:value="6632.22" calcext:value-type="float">
            <text:p>6632.22</text:p>
          </table:table-cell>
        </table:table-row>
        <table:table-row table:style-name="ro1">
          <table:table-cell office:value-type="float" office:value="6601.17" calcext:value-type="float">
            <text:p>6601.17</text:p>
          </table:table-cell>
        </table:table-row>
        <table:table-row table:style-name="ro1">
          <table:table-cell office:value-type="float" office:value="6365.06" calcext:value-type="float">
            <text:p>6365.06</text:p>
          </table:table-cell>
        </table:table-row>
        <table:table-row table:style-name="ro1">
          <table:table-cell office:value-type="float" office:value="6383.7" calcext:value-type="float">
            <text:p>6383.7</text:p>
          </table:table-cell>
        </table:table-row>
        <table:table-row table:style-name="ro1">
          <table:table-cell office:value-type="float" office:value="6376.13" calcext:value-type="float">
            <text:p>6376.13</text:p>
          </table:table-cell>
        </table:table-row>
        <table:table-row table:style-name="ro1">
          <table:table-cell office:value-type="float" office:value="6296.91" calcext:value-type="float">
            <text:p>6296.91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</table:table-row>
        <table:table-row table:style-name="ro1">
          <table:table-cell office:value-type="float" office:value="6346.01" calcext:value-type="float">
            <text:p>6346.01</text:p>
          </table:table-cell>
        </table:table-row>
        <table:table-row table:style-name="ro1">
          <table:table-cell office:value-type="float" office:value="6374.97" calcext:value-type="float">
            <text:p>6374.97</text:p>
          </table:table-cell>
        </table:table-row>
        <table:table-row table:style-name="ro1">
          <table:table-cell office:value-type="float" office:value="6359.99" calcext:value-type="float">
            <text:p>6359.99</text:p>
          </table:table-cell>
        </table:table-row>
        <table:table-row table:style-name="ro1">
          <table:table-cell office:value-type="float" office:value="6344.59" calcext:value-type="float">
            <text:p>6344.59</text:p>
          </table:table-cell>
        </table:table-row>
        <table:table-row table:style-name="ro1">
          <table:table-cell office:value-type="float" office:value="6378.07" calcext:value-type="float">
            <text:p>6378.07</text:p>
          </table:table-cell>
        </table:table-row>
        <table:table-row table:style-name="ro1">
          <table:table-cell office:value-type="float" office:value="6343.8" calcext:value-type="float">
            <text:p>6343.8</text:p>
          </table:table-cell>
        </table:table-row>
        <table:table-row table:style-name="ro1">
          <table:table-cell office:value-type="float" office:value="6177.99" calcext:value-type="float">
            <text:p>6177.99</text:p>
          </table:table-cell>
        </table:table-row>
        <table:table-row table:style-name="ro1">
          <table:table-cell office:value-type="float" office:value="6165.76" calcext:value-type="float">
            <text:p>6165.76</text:p>
          </table:table-cell>
        </table:table-row>
        <table:table-row table:style-name="ro1">
          <table:table-cell office:value-type="float" office:value="6167.36" calcext:value-type="float">
            <text:p>6167.36</text:p>
          </table:table-cell>
        </table:table-row>
        <table:table-row table:style-name="ro1">
          <table:table-cell office:value-type="float" office:value="6173.98" calcext:value-type="float">
            <text:p>6173.98</text:p>
          </table:table-cell>
        </table:table-row>
        <table:table-row table:style-name="ro1">
          <table:table-cell office:value-type="float" office:value="6250.57" calcext:value-type="float">
            <text:p>6250.57</text:p>
          </table:table-cell>
        </table:table-row>
        <table:table-row table:style-name="ro1">
          <table:table-cell office:value-type="float" office:value="6258.95" calcext:value-type="float">
            <text:p>6258.95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6247.62" calcext:value-type="float">
            <text:p>6247.62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float" office:value="6214.57" calcext:value-type="float">
            <text:p>6214.57</text:p>
          </table:table-cell>
        </table:table-row>
        <table:table-row table:style-name="ro1">
          <table:table-cell office:value-type="float" office:value="6208.98" calcext:value-type="float">
            <text:p>6208.98</text:p>
          </table:table-cell>
        </table:table-row>
        <table:table-row table:style-name="ro1">
          <table:table-cell office:value-type="float" office:value="6222.99" calcext:value-type="float">
            <text:p>6222.99</text:p>
          </table:table-cell>
        </table:table-row>
        <table:table-row table:style-name="ro1">
          <table:table-cell office:value-type="float" office:value="6237.01" calcext:value-type="float">
            <text:p>6237.01</text:p>
          </table:table-cell>
        </table:table-row>
        <table:table-row table:style-name="ro1">
          <table:table-cell office:value-type="float" office:value="6242.01" calcext:value-type="float">
            <text:p>6242.01</text:p>
          </table:table-cell>
        </table:table-row>
        <table:table-row table:style-name="ro1">
          <table:table-cell office:value-type="float" office:value="6270.01" calcext:value-type="float">
            <text:p>6270.01</text:p>
          </table:table-cell>
        </table:table-row>
        <table:table-row table:style-name="ro1">
          <table:table-cell office:value-type="float" office:value="6251.99" calcext:value-type="float">
            <text:p>6251.99</text:p>
          </table:table-cell>
        </table:table-row>
        <table:table-row table:style-name="ro1">
          <table:table-cell office:value-type="float" office:value="6257.99" calcext:value-type="float">
            <text:p>6257.99</text:p>
          </table:table-cell>
        </table:table-row>
        <table:table-row table:style-name="ro1">
          <table:table-cell office:value-type="float" office:value="6283.99" calcext:value-type="float">
            <text:p>6283.99</text:p>
          </table:table-cell>
        </table:table-row>
        <table:table-row table:style-name="ro1">
          <table:table-cell office:value-type="float" office:value="6355.51" calcext:value-type="float">
            <text:p>6355.51</text:p>
          </table:table-cell>
        </table:table-row>
        <table:table-row table:style-name="ro1">
          <table:table-cell office:value-type="float" office:value="6385.46" calcext:value-type="float">
            <text:p>6385.46</text:p>
          </table:table-cell>
        </table:table-row>
        <table:table-row table:style-name="ro1">
          <table:table-cell office:value-type="float" office:value="6361.66" calcext:value-type="float">
            <text:p>6361.66</text:p>
          </table:table-cell>
        </table:table-row>
        <table:table-row table:style-name="ro1">
          <table:table-cell office:value-type="float" office:value="6353.01" calcext:value-type="float">
            <text:p>6353.01</text:p>
          </table:table-cell>
        </table:table-row>
        <table:table-row table:style-name="ro1">
          <table:table-cell office:value-type="float" office:value="6357.75" calcext:value-type="float">
            <text:p>6357.75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6635.57" calcext:value-type="float">
            <text:p>6635.57</text:p>
          </table:table-cell>
        </table:table-row>
        <table:table-row table:style-name="ro1">
          <table:table-cell office:value-type="float" office:value="6632.78" calcext:value-type="float">
            <text:p>6632.78</text:p>
          </table:table-cell>
        </table:table-row>
        <table:table-row table:style-name="ro1">
          <table:table-cell office:value-type="float" office:value="6676.48" calcext:value-type="float">
            <text:p>6676.48</text:p>
          </table:table-cell>
        </table:table-row>
        <table:table-row table:style-name="ro1">
          <table:table-cell office:value-type="float" office:value="6723.35" calcext:value-type="float">
            <text:p>6723.35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</table:table-row>
        <table:table-row table:style-name="ro1">
          <table:table-cell office:value-type="float" office:value="6696.67" calcext:value-type="float">
            <text:p>6696.67</text:p>
          </table:table-cell>
        </table:table-row>
        <table:table-row table:style-name="ro1">
          <table:table-cell office:value-type="float" office:value="6675.76" calcext:value-type="float">
            <text:p>6675.76</text:p>
          </table:table-cell>
        </table:table-row>
        <table:table-row table:style-name="ro1">
          <table:table-cell office:value-type="float" office:value="6778.31" calcext:value-type="float">
            <text:p>6778.31</text:p>
          </table:table-cell>
        </table:table-row>
        <table:table-row table:style-name="ro1">
          <table:table-cell office:value-type="float" office:value="7289.64" calcext:value-type="float">
            <text:p>7289.64</text:p>
          </table:table-cell>
        </table:table-row>
        <table:table-row table:style-name="ro1">
          <table:table-cell office:value-type="float" office:value="7317.44" calcext:value-type="float">
            <text:p>7317.44</text:p>
          </table:table-cell>
        </table:table-row>
        <table:table-row table:style-name="ro1">
          <table:table-cell office:value-type="float" office:value="7457.03" calcext:value-type="float">
            <text:p>7457.03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</table:table-row>
        <table:table-row table:style-name="ro1">
          <table:table-cell office:value-type="float" office:value="7428.73" calcext:value-type="float">
            <text:p>7428.73</text:p>
          </table:table-cell>
        </table:table-row>
        <table:table-row table:style-name="ro1">
          <table:table-cell office:value-type="float" office:value="7396.99" calcext:value-type="float">
            <text:p>7396.99</text:p>
          </table:table-cell>
        </table:table-row>
        <table:table-row table:style-name="ro1">
          <table:table-cell office:value-type="float" office:value="7381.9" calcext:value-type="float">
            <text:p>7381.9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</table:table-row>
        <table:table-row table:style-name="ro1">
          <table:table-cell office:value-type="float" office:value="7316.66" calcext:value-type="float">
            <text:p>7316.66</text:p>
          </table:table-cell>
        </table:table-row>
        <table:table-row table:style-name="ro1">
          <table:table-cell office:value-type="float" office:value="7414.49" calcext:value-type="float">
            <text:p>7414.49</text:p>
          </table:table-cell>
        </table:table-row>
        <table:table-row table:style-name="ro1">
          <table:table-cell office:value-type="float" office:value="7392.35" calcext:value-type="float">
            <text:p>7392.35</text:p>
          </table:table-cell>
        </table:table-row>
        <table:table-row table:style-name="ro1">
          <table:table-cell office:value-type="float" office:value="7448.78" calcext:value-type="float">
            <text:p>7448.78</text:p>
          </table:table-cell>
        </table:table-row>
        <table:table-row table:style-name="ro1">
          <table:table-cell office:value-type="float" office:value="7466.21" calcext:value-type="float">
            <text:p>7466.21</text:p>
          </table:table-cell>
        </table:table-row>
        <table:table-row table:style-name="ro1">
          <table:table-cell office:value-type="float" office:value="7461.35" calcext:value-type="float">
            <text:p>7461.35</text:p>
          </table:table-cell>
        </table:table-row>
        <table:table-row table:style-name="ro1">
          <table:table-cell office:value-type="float" office:value="7449.99" calcext:value-type="float">
            <text:p>7449.99</text:p>
          </table:table-cell>
        </table:table-row>
        <table:table-row table:style-name="ro1">
          <table:table-cell office:value-type="float" office:value="7504.65" calcext:value-type="float">
            <text:p>7504.65</text:p>
          </table:table-cell>
        </table:table-row>
        <table:table-row table:style-name="ro1">
          <table:table-cell office:value-type="float" office:value="7467.93" calcext:value-type="float">
            <text:p>7467.93</text:p>
          </table:table-cell>
        </table:table-row>
        <table:table-row table:style-name="ro1">
          <table:table-cell office:value-type="float" office:value="7350.05" calcext:value-type="float">
            <text:p>7350.05</text:p>
          </table:table-cell>
        </table:table-row>
        <table:table-row table:style-name="ro1">
          <table:table-cell office:value-type="float" office:value="7337.53" calcext:value-type="float">
            <text:p>7337.53</text:p>
          </table:table-cell>
        </table:table-row>
        <table:table-row table:style-name="ro1">
          <table:table-cell office:value-type="float" office:value="7280.02" calcext:value-type="float">
            <text:p>7280.02</text:p>
          </table:table-cell>
        </table:table-row>
        <table:table-row table:style-name="ro1">
          <table:table-cell office:value-type="float" office:value="7321.27" calcext:value-type="float">
            <text:p>7321.27</text:p>
          </table:table-cell>
        </table:table-row>
        <table:table-row table:style-name="ro1">
          <table:table-cell office:value-type="float" office:value="7314.19" calcext:value-type="float">
            <text:p>7314.19</text:p>
          </table:table-cell>
        </table:table-row>
        <table:table-row table:style-name="ro1">
          <table:table-cell office:value-type="float" office:value="7391.63" calcext:value-type="float">
            <text:p>7391.63</text:p>
          </table:table-cell>
        </table:table-row>
        <table:table-row table:style-name="ro1">
          <table:table-cell office:value-type="float" office:value="7422.92" calcext:value-type="float">
            <text:p>7422.92</text:p>
          </table:table-cell>
        </table:table-row>
        <table:table-row table:style-name="ro1">
          <table:table-cell office:value-type="float" office:value="7398.78" calcext:value-type="float">
            <text:p>7398.78</text:p>
          </table:table-cell>
        </table:table-row>
        <table:table-row table:style-name="ro1">
          <table:table-cell office:value-type="float" office:value="7422.93" calcext:value-type="float">
            <text:p>7422.93</text:p>
          </table:table-cell>
        </table:table-row>
        <table:table-row table:style-name="ro1">
          <table:table-cell office:value-type="float" office:value="7395.03" calcext:value-type="float">
            <text:p>7395.03</text:p>
          </table:table-cell>
        </table:table-row>
        <table:table-row table:style-name="ro1">
          <table:table-cell office:value-type="float" office:value="7445.02" calcext:value-type="float">
            <text:p>7445.02</text:p>
          </table:table-cell>
        </table:table-row>
        <table:table-row table:style-name="ro1">
          <table:table-cell office:value-type="float" office:value="7527.38" calcext:value-type="float">
            <text:p>7527.38</text:p>
          </table:table-cell>
        </table:table-row>
        <table:table-row table:style-name="ro1">
          <table:table-cell office:value-type="float" office:value="7528.05" calcext:value-type="float">
            <text:p>7528.05</text:p>
          </table:table-cell>
        </table:table-row>
        <table:table-row table:style-name="ro1">
          <table:table-cell office:value-type="float" office:value="7394.79" calcext:value-type="float">
            <text:p>7394.79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float" office:value="7758.94" calcext:value-type="float">
            <text:p>7758.94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float" office:value="7733.74" calcext:value-type="float">
            <text:p>7733.74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</table:table-row>
        <table:table-row table:style-name="ro1">
          <table:table-cell office:value-type="float" office:value="7721.01" calcext:value-type="float">
            <text:p>7721.01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</table:table-row>
        <table:table-row table:style-name="ro1">
          <table:table-cell office:value-type="float" office:value="8257.99" calcext:value-type="float">
            <text:p>8257.99</text:p>
          </table:table-cell>
        </table:table-row>
        <table:table-row table:style-name="ro1">
          <table:table-cell office:value-type="float" office:value="8180.27" calcext:value-type="float">
            <text:p>8180.27</text:p>
          </table:table-cell>
        </table:table-row>
        <table:table-row table:style-name="ro1">
          <table:table-cell office:value-type="float" office:value="8266.24" calcext:value-type="float">
            <text:p>8266.24</text:p>
          </table:table-cell>
        </table:table-row>
        <table:table-row table:style-name="ro1">
          <table:table-cell office:value-type="float" office:value="8397.24" calcext:value-type="float">
            <text:p>8397.24</text:p>
          </table:table-cell>
        </table:table-row>
        <table:table-row table:style-name="ro1">
          <table:table-cell office:value-type="float" office:value="8374.31" calcext:value-type="float">
            <text:p>8374.31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</table:table-row>
        <table:table-row table:style-name="ro1">
          <table:table-cell office:value-type="float" office:value="8179.1" calcext:value-type="float">
            <text:p>8179.1</text:p>
          </table:table-cell>
        </table:table-row>
        <table:table-row table:style-name="ro1">
          <table:table-cell office:value-type="float" office:value="8114.96" calcext:value-type="float">
            <text:p>8114.96</text:p>
          </table:table-cell>
        </table:table-row>
        <table:table-row table:style-name="ro1">
          <table:table-cell office:value-type="float" office:value="8166.98" calcext:value-type="float">
            <text:p>8166.98</text:p>
          </table:table-cell>
        </table:table-row>
        <table:table-row table:style-name="ro1">
          <table:table-cell office:value-type="float" office:value="8175.64" calcext:value-type="float">
            <text:p>8175.64</text:p>
          </table:table-cell>
        </table:table-row>
        <table:table-row table:style-name="ro1">
          <table:table-cell office:value-type="float" office:value="8228.23" calcext:value-type="float">
            <text:p>8228.23</text:p>
          </table:table-cell>
        </table:table-row>
        <table:table-row table:style-name="ro1">
          <table:table-cell office:value-type="float" office:value="8245.87" calcext:value-type="float">
            <text:p>8245.87</text:p>
          </table:table-cell>
        </table:table-row>
        <table:table-row table:style-name="ro1">
          <table:table-cell office:value-type="float" office:value="8251.9" calcext:value-type="float">
            <text:p>8251.9</text:p>
          </table:table-cell>
        </table:table-row>
        <table:table-row table:style-name="ro1">
          <table:table-cell office:value-type="float" office:value="8205.63" calcext:value-type="float">
            <text:p>8205.63</text:p>
          </table:table-cell>
        </table:table-row>
        <table:table-row table:style-name="ro1">
          <table:table-cell office:value-type="float" office:value="8264.27" calcext:value-type="float">
            <text:p>8264.27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7886.35" calcext:value-type="float">
            <text:p>7886.35</text:p>
          </table:table-cell>
        </table:table-row>
        <table:table-row table:style-name="ro1">
          <table:table-cell office:value-type="float" office:value="7916.99" calcext:value-type="float">
            <text:p>7916.99</text:p>
          </table:table-cell>
        </table:table-row>
        <table:table-row table:style-name="ro1">
          <table:table-cell office:value-type="float" office:value="7938.07" calcext:value-type="float">
            <text:p>7938.07</text:p>
          </table:table-cell>
        </table:table-row>
        <table:table-row table:style-name="ro1">
          <table:table-cell office:value-type="float" office:value="8152.56" calcext:value-type="float">
            <text:p>8152.56</text:p>
          </table:table-cell>
        </table:table-row>
        <table:table-row table:style-name="ro1">
          <table:table-cell office:value-type="float" office:value="8221.63" calcext:value-type="float">
            <text:p>8221.63</text:p>
          </table:table-cell>
        </table:table-row>
        <table:table-row table:style-name="ro1">
          <table:table-cell office:value-type="float" office:value="8188.57" calcext:value-type="float">
            <text:p>8188.57</text:p>
          </table:table-cell>
        </table:table-row>
        <table:table-row table:style-name="ro1">
          <table:table-cell office:value-type="float" office:value="8164.99" calcext:value-type="float">
            <text:p>8164.99</text:p>
          </table:table-cell>
        </table:table-row>
        <table:table-row table:style-name="ro1">
          <table:table-cell office:value-type="float" office:value="8196.72" calcext:value-type="float">
            <text:p>8196.72</text:p>
          </table:table-cell>
        </table:table-row>
        <table:table-row table:style-name="ro1">
          <table:table-cell office:value-type="float" office:value="8184.73" calcext:value-type="float">
            <text:p>8184.73</text:p>
          </table:table-cell>
        </table:table-row>
        <table:table-row table:style-name="ro1">
          <table:table-cell office:value-type="float" office:value="8116.11" calcext:value-type="float">
            <text:p>8116.11</text:p>
          </table:table-cell>
        </table:table-row>
        <table:table-row table:style-name="ro1">
          <table:table-cell office:value-type="float" office:value="8187.64" calcext:value-type="float">
            <text:p>8187.64</text:p>
          </table:table-cell>
        </table:table-row>
        <table:table-row table:style-name="ro1">
          <table:table-cell office:value-type="float" office:value="8225.04" calcext:value-type="float">
            <text:p>8225.04</text:p>
          </table:table-cell>
        </table:table-row>
        <table:table-row table:style-name="ro1">
          <table:table-cell office:value-type="float" office:value="8240.44" calcext:value-type="float">
            <text:p>8240.44</text:p>
          </table:table-cell>
        </table:table-row>
        <table:table-row table:style-name="ro1">
          <table:table-cell office:value-type="float" office:value="8172.78" calcext:value-type="float">
            <text:p>8172.78</text:p>
          </table:table-cell>
        </table:table-row>
        <table:table-row table:style-name="ro1">
          <table:table-cell office:value-type="float" office:value="8167.88" calcext:value-type="float">
            <text:p>8167.88</text:p>
          </table:table-cell>
        </table:table-row>
        <table:table-row table:style-name="ro1">
          <table:table-cell office:value-type="float" office:value="8227.12" calcext:value-type="float">
            <text:p>8227.12</text:p>
          </table:table-cell>
        </table:table-row>
        <table:table-row table:style-name="ro1">
          <table:table-cell office:value-type="float" office:value="8221.01" calcext:value-type="float">
            <text:p>8221.01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8192.11" calcext:value-type="float">
            <text:p>8192.11</text:p>
          </table:table-cell>
        </table:table-row>
        <table:table-row table:style-name="ro1">
          <table:table-cell office:value-type="float" office:value="8162.1" calcext:value-type="float">
            <text:p>8162.1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float" office:value="8122.9" calcext:value-type="float">
            <text:p>8122.9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</table:table-row>
        <table:table-row table:style-name="ro1">
          <table:table-cell office:value-type="float" office:value="8173.92" calcext:value-type="float">
            <text:p>8173.92</text:p>
          </table:table-cell>
        </table:table-row>
        <table:table-row table:style-name="ro1">
          <table:table-cell office:value-type="float" office:value="8129.97" calcext:value-type="float">
            <text:p>8129.97</text:p>
          </table:table-cell>
        </table:table-row>
        <table:table-row table:style-name="ro1">
          <table:table-cell office:value-type="float" office:value="8126.77" calcext:value-type="float">
            <text:p>8126.77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</table:table-row>
        <table:table-row table:style-name="ro1">
          <table:table-cell office:value-type="float" office:value="7758.44" calcext:value-type="float">
            <text:p>7758.44</text:p>
          </table:table-cell>
        </table:table-row>
        <table:table-row table:style-name="ro1">
          <table:table-cell office:value-type="float" office:value="7750.65" calcext:value-type="float">
            <text:p>7750.65</text:p>
          </table:table-cell>
        </table:table-row>
        <table:table-row table:style-name="ro1">
          <table:table-cell office:value-type="float" office:value="7730.93" calcext:value-type="float">
            <text:p>7730.93</text:p>
          </table:table-cell>
        </table:table-row>
        <table:table-row table:style-name="ro1">
          <table:table-cell office:value-type="float" office:value="7539.99" calcext:value-type="float">
            <text:p>7539.99</text:p>
          </table:table-cell>
        </table:table-row>
        <table:table-row table:style-name="ro1">
          <table:table-cell office:value-type="float" office:value="7556.93" calcext:value-type="float">
            <text:p>7556.93</text:p>
          </table:table-cell>
        </table:table-row>
        <table:table-row table:style-name="ro1">
          <table:table-cell office:value-type="float" office:value="7566.17" calcext:value-type="float">
            <text:p>7566.17</text:p>
          </table:table-cell>
        </table:table-row>
        <table:table-row table:style-name="ro1">
          <table:table-cell office:value-type="float" office:value="7601.79" calcext:value-type="float">
            <text:p>7601.79</text:p>
          </table:table-cell>
        </table:table-row>
        <table:table-row table:style-name="ro1">
          <table:table-cell office:value-type="float" office:value="7564.84" calcext:value-type="float">
            <text:p>7564.84</text:p>
          </table:table-cell>
        </table:table-row>
        <table:table-row table:style-name="ro1">
          <table:table-cell office:value-type="float" office:value="7604.58" calcext:value-type="float">
            <text:p>7604.58</text:p>
          </table:table-cell>
        </table:table-row>
        <table:table-row table:style-name="ro1">
          <table:table-cell office:value-type="float" office:value="7642.33" calcext:value-type="float">
            <text:p>7642.33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7560.05" calcext:value-type="float">
            <text:p>7560.05</text:p>
          </table:table-cell>
        </table:table-row>
        <table:table-row table:style-name="ro1">
          <table:table-cell office:value-type="float" office:value="7524.79" calcext:value-type="float">
            <text:p>7524.79</text:p>
          </table:table-cell>
        </table:table-row>
        <table:table-row table:style-name="ro1">
          <table:table-cell office:value-type="float" office:value="7537.43" calcext:value-type="float">
            <text:p>7537.43</text:p>
          </table:table-cell>
        </table:table-row>
        <table:table-row table:style-name="ro1">
          <table:table-cell office:value-type="float" office:value="7525.71" calcext:value-type="float">
            <text:p>7525.71</text:p>
          </table:table-cell>
        </table:table-row>
        <table:table-row table:style-name="ro1">
          <table:table-cell office:value-type="float" office:value="7325.91" calcext:value-type="float">
            <text:p>7325.91</text:p>
          </table:table-cell>
        </table:table-row>
        <table:table-row table:style-name="ro1">
          <table:table-cell office:value-type="float" office:value="7398.68" calcext:value-type="float">
            <text:p>7398.68</text:p>
          </table:table-cell>
        </table:table-row>
        <table:table-row table:style-name="ro1">
          <table:table-cell office:value-type="float" office:value="7359.94" calcext:value-type="float">
            <text:p>7359.94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float" office:value="7375.85" calcext:value-type="float">
            <text:p>7375.85</text:p>
          </table:table-cell>
        </table:table-row>
        <table:table-row table:style-name="ro1">
          <table:table-cell office:value-type="float" office:value="7418.78" calcext:value-type="float">
            <text:p>7418.78</text:p>
          </table:table-cell>
        </table:table-row>
        <table:table-row table:style-name="ro1">
          <table:table-cell office:value-type="float" office:value="7456.05" calcext:value-type="float">
            <text:p>7456.05</text:p>
          </table:table-cell>
        </table:table-row>
        <table:table-row table:style-name="ro1">
          <table:table-cell office:value-type="float" office:value="7448.66" calcext:value-type="float">
            <text:p>7448.66</text:p>
          </table:table-cell>
        </table:table-row>
        <table:table-row table:style-name="ro1">
          <table:table-cell office:value-type="float" office:value="7398.57" calcext:value-type="float">
            <text:p>7398.57</text:p>
          </table:table-cell>
        </table:table-row>
        <table:table-row table:style-name="ro1">
          <table:table-cell office:value-type="float" office:value="6981.44" calcext:value-type="float">
            <text:p>6981.44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float" office:value="7009.84" calcext:value-type="float">
            <text:p>7009.84</text:p>
          </table:table-cell>
        </table:table-row>
        <table:table-row table:style-name="ro1">
          <table:table-cell office:value-type="float" office:value="7011.14" calcext:value-type="float">
            <text:p>7011.14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7025.24" calcext:value-type="float">
            <text:p>7025.24</text:p>
          </table:table-cell>
        </table:table-row>
        <table:table-row table:style-name="ro1">
          <table:table-cell office:value-type="float" office:value="6999.44" calcext:value-type="float">
            <text:p>6999.44</text:p>
          </table:table-cell>
        </table:table-row>
        <table:table-row table:style-name="ro1">
          <table:table-cell office:value-type="float" office:value="7017.18" calcext:value-type="float">
            <text:p>7017.18</text:p>
          </table:table-cell>
        </table:table-row>
        <table:table-row table:style-name="ro1">
          <table:table-cell office:value-type="float" office:value="7024.19" calcext:value-type="float">
            <text:p>7024.19</text:p>
          </table:table-cell>
        </table:table-row>
        <table:table-row table:style-name="ro1">
          <table:table-cell office:value-type="float" office:value="7087.99" calcext:value-type="float">
            <text:p>7087.99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</table:table-row>
        <table:table-row table:style-name="ro1">
          <table:table-cell office:value-type="float" office:value="6972.94" calcext:value-type="float">
            <text:p>6972.94</text:p>
          </table:table-cell>
        </table:table-row>
        <table:table-row table:style-name="ro1">
          <table:table-cell office:value-type="float" office:value="6942.89" calcext:value-type="float">
            <text:p>6942.89</text:p>
          </table:table-cell>
        </table:table-row>
        <table:table-row table:style-name="ro1">
          <table:table-cell office:value-type="float" office:value="6934.82" calcext:value-type="float">
            <text:p>6934.82</text:p>
          </table:table-cell>
        </table:table-row>
        <table:table-row table:style-name="ro1">
          <table:table-cell office:value-type="float" office:value="6935.99" calcext:value-type="float">
            <text:p>6935.99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7087.99" calcext:value-type="float">
            <text:p>7087.99</text:p>
          </table:table-cell>
        </table:table-row>
        <table:table-row table:style-name="ro1">
          <table:table-cell office:value-type="float" office:value="7115.06" calcext:value-type="float">
            <text:p>7115.06</text:p>
          </table:table-cell>
        </table:table-row>
        <table:table-row table:style-name="ro1">
          <table:table-cell office:value-type="float" office:value="7002.06" calcext:value-type="float">
            <text:p>7002.06</text:p>
          </table:table-cell>
        </table:table-row>
        <table:table-row table:style-name="ro1">
          <table:table-cell office:value-type="float" office:value="6720.06" calcext:value-type="float">
            <text:p>6720.06</text:p>
          </table:table-cell>
        </table:table-row>
        <table:table-row table:style-name="ro1">
          <table:table-cell office:value-type="float" office:value="6588.57" calcext:value-type="float">
            <text:p>6588.57</text:p>
          </table:table-cell>
        </table:table-row>
        <table:table-row table:style-name="ro1">
          <table:table-cell office:value-type="float" office:value="6457.98" calcext:value-type="float">
            <text:p>6457.98</text:p>
          </table:table-cell>
        </table:table-row>
        <table:table-row table:style-name="ro1">
          <table:table-cell office:value-type="float" office:value="6512.69" calcext:value-type="float">
            <text:p>6512.69</text:p>
          </table:table-cell>
        </table:table-row>
        <table:table-row table:style-name="ro1">
          <table:table-cell office:value-type="float" office:value="6473.77" calcext:value-type="float">
            <text:p>6473.77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</table:table-row>
        <table:table-row table:style-name="ro1">
          <table:table-cell office:value-type="float" office:value="6310.52" calcext:value-type="float">
            <text:p>6310.52</text:p>
          </table:table-cell>
        </table:table-row>
        <table:table-row table:style-name="ro1">
          <table:table-cell office:value-type="float" office:value="6311.99" calcext:value-type="float">
            <text:p>6311.99</text:p>
          </table:table-cell>
        </table:table-row>
        <table:table-row table:style-name="ro1">
          <table:table-cell office:value-type="float" office:value="6310.83" calcext:value-type="float">
            <text:p>6310.83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float" office:value="6466.21" calcext:value-type="float">
            <text:p>6466.21</text:p>
          </table:table-cell>
        </table:table-row>
        <table:table-row table:style-name="ro1">
          <table:table-cell office:value-type="float" office:value="6529.79" calcext:value-type="float">
            <text:p>6529.79</text:p>
          </table:table-cell>
        </table:table-row>
        <table:table-row table:style-name="ro1">
          <table:table-cell office:value-type="float" office:value="6457.69" calcext:value-type="float">
            <text:p>6457.69</text:p>
          </table:table-cell>
        </table:table-row>
        <table:table-row table:style-name="ro1">
          <table:table-cell office:value-type="float" office:value="6457.33" calcext:value-type="float">
            <text:p>6457.33</text:p>
          </table:table-cell>
        </table:table-row>
        <table:table-row table:style-name="ro1">
          <table:table-cell office:value-type="float" office:value="6328.51" calcext:value-type="float">
            <text:p>6328.51</text:p>
          </table:table-cell>
        </table:table-row>
        <table:table-row table:style-name="ro1">
          <table:table-cell office:value-type="float" office:value="6452.02" calcext:value-type="float">
            <text:p>6452.02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6144.01" calcext:value-type="float">
            <text:p>6144.01</text:p>
          </table:table-cell>
        </table:table-row>
        <table:table-row table:style-name="ro1">
          <table:table-cell office:value-type="float" office:value="6114.77" calcext:value-type="float">
            <text:p>6114.77</text:p>
          </table:table-cell>
        </table:table-row>
        <table:table-row table:style-name="ro1">
          <table:table-cell office:value-type="float" office:value="6100.8" calcext:value-type="float">
            <text:p>6100.8</text:p>
          </table:table-cell>
        </table:table-row>
        <table:table-row table:style-name="ro1">
          <table:table-cell office:value-type="float" office:value="6103.66" calcext:value-type="float">
            <text:p>6103.66</text:p>
          </table:table-cell>
        </table:table-row>
        <table:table-row table:style-name="ro1">
          <table:table-cell office:value-type="float" office:value="6107.57" calcext:value-type="float">
            <text:p>6107.57</text:p>
          </table:table-cell>
        </table:table-row>
        <table:table-row table:style-name="ro1">
          <table:table-cell office:value-type="float" office:value="6387.85" calcext:value-type="float">
            <text:p>6387.85</text:p>
          </table:table-cell>
        </table:table-row>
        <table:table-row table:style-name="ro1">
          <table:table-cell office:value-type="float" office:value="6232.35" calcext:value-type="float">
            <text:p>6232.35</text:p>
          </table:table-cell>
        </table:table-row>
        <table:table-row table:style-name="ro1">
          <table:table-cell office:value-type="float" office:value="6272.99" calcext:value-type="float">
            <text:p>6272.99</text:p>
          </table:table-cell>
        </table:table-row>
        <table:table-row table:style-name="ro1">
          <table:table-cell office:value-type="float" office:value="6319.99" calcext:value-type="float">
            <text:p>6319.99</text:p>
          </table:table-cell>
        </table:table-row>
        <table:table-row table:style-name="ro1">
          <table:table-cell office:value-type="float" office:value="6349.21" calcext:value-type="float">
            <text:p>6349.21</text:p>
          </table:table-cell>
        </table:table-row>
        <table:table-row table:style-name="ro1">
          <table:table-cell office:value-type="float" office:value="6318.86" calcext:value-type="float">
            <text:p>6318.86</text:p>
          </table:table-cell>
        </table:table-row>
        <table:table-row table:style-name="ro1">
          <table:table-cell office:value-type="float" office:value="6324.95" calcext:value-type="float">
            <text:p>6324.95</text:p>
          </table:table-cell>
        </table:table-row>
        <table:table-row table:style-name="ro1">
          <table:table-cell office:value-type="float" office:value="6308.33" calcext:value-type="float">
            <text:p>6308.33</text:p>
          </table:table-cell>
        </table:table-row>
        <table:table-row table:style-name="ro1">
          <table:table-cell office:value-type="float" office:value="6349.99" calcext:value-type="float">
            <text:p>6349.99</text:p>
          </table:table-cell>
        </table:table-row>
        <table:table-row table:style-name="ro1">
          <table:table-cell office:value-type="float" office:value="6441.49" calcext:value-type="float">
            <text:p>6441.49</text:p>
          </table:table-cell>
        </table:table-row>
        <table:table-row table:style-name="ro1">
          <table:table-cell office:value-type="float" office:value="6441.34" calcext:value-type="float">
            <text:p>6441.34</text:p>
          </table:table-cell>
        </table:table-row>
        <table:table-row table:style-name="ro1">
          <table:table-cell office:value-type="float" office:value="6288.56" calcext:value-type="float">
            <text:p>6288.56</text:p>
          </table:table-cell>
        </table:table-row>
        <table:table-row table:style-name="ro1">
          <table:table-cell office:value-type="float" office:value="6234.76" calcext:value-type="float">
            <text:p>6234.76</text:p>
          </table:table-cell>
        </table:table-row>
        <table:table-row table:style-name="ro1">
          <table:table-cell office:value-type="float" office:value="6246.35" calcext:value-type="float">
            <text:p>6246.35</text:p>
          </table:table-cell>
        </table:table-row>
        <table:table-row table:style-name="ro1">
          <table:table-cell office:value-type="float" office:value="5974.95" calcext:value-type="float">
            <text:p>5974.95</text:p>
          </table:table-cell>
        </table:table-row>
        <table:table-row table:style-name="ro1">
          <table:table-cell office:value-type="float" office:value="6025.03" calcext:value-type="float">
            <text:p>6025.03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6025.03" calcext:value-type="float">
            <text:p>6025.03</text:p>
          </table:table-cell>
        </table:table-row>
        <table:table-row table:style-name="ro1">
          <table:table-cell office:value-type="float" office:value="6073.56" calcext:value-type="float">
            <text:p>6073.56</text:p>
          </table:table-cell>
        </table:table-row>
        <table:table-row table:style-name="ro1">
          <table:table-cell office:value-type="float" office:value="6188.08" calcext:value-type="float">
            <text:p>6188.08</text:p>
          </table:table-cell>
        </table:table-row>
        <table:table-row table:style-name="ro1">
          <table:table-cell office:value-type="float" office:value="6289.99" calcext:value-type="float">
            <text:p>6289.99</text:p>
          </table:table-cell>
        </table:table-row>
        <table:table-row table:style-name="ro1">
          <table:table-cell office:value-type="float" office:value="6392.77" calcext:value-type="float">
            <text:p>6392.77</text:p>
          </table:table-cell>
        </table:table-row>
        <table:table-row table:style-name="ro1">
          <table:table-cell office:value-type="float" office:value="6351.69" calcext:value-type="float">
            <text:p>6351.69</text:p>
          </table:table-cell>
        </table:table-row>
        <table:table-row table:style-name="ro1">
          <table:table-cell office:value-type="float" office:value="6434.95" calcext:value-type="float">
            <text:p>6434.95</text:p>
          </table:table-cell>
        </table:table-row>
        <table:table-row table:style-name="ro1">
          <table:table-cell office:value-type="float" office:value="6369.97" calcext:value-type="float">
            <text:p>6369.97</text:p>
          </table:table-cell>
        </table:table-row>
        <table:table-row table:style-name="ro1">
          <table:table-cell office:value-type="float" office:value="6267.16" calcext:value-type="float">
            <text:p>6267.16</text:p>
          </table:table-cell>
        </table:table-row>
        <table:table-row table:style-name="ro1">
          <table:table-cell office:value-type="float" office:value="6270.5" calcext:value-type="float">
            <text:p>6270.5</text:p>
          </table:table-cell>
        </table:table-row>
        <table:table-row table:style-name="ro1">
          <table:table-cell office:value-type="float" office:value="6376.19" calcext:value-type="float">
            <text:p>6376.19</text:p>
          </table:table-cell>
        </table:table-row>
        <table:table-row table:style-name="ro1">
          <table:table-cell office:value-type="float" office:value="6434.65" calcext:value-type="float">
            <text:p>6434.65</text:p>
          </table:table-cell>
        </table:table-row>
        <table:table-row table:style-name="ro1">
          <table:table-cell office:value-type="float" office:value="6403.82" calcext:value-type="float">
            <text:p>6403.82</text:p>
          </table:table-cell>
        </table:table-row>
        <table:table-row table:style-name="ro1">
          <table:table-cell office:value-type="float" office:value="6409.31" calcext:value-type="float">
            <text:p>6409.31</text:p>
          </table:table-cell>
        </table:table-row>
        <table:table-row table:style-name="ro1">
          <table:table-cell office:value-type="float" office:value="6311.75" calcext:value-type="float">
            <text:p>6311.75</text:p>
          </table:table-cell>
        </table:table-row>
        <table:table-row table:style-name="ro1">
          <table:table-cell office:value-type="float" office:value="6413.84" calcext:value-type="float">
            <text:p>6413.84</text:p>
          </table:table-cell>
        </table:table-row>
        <table:table-row table:style-name="ro1">
          <table:table-cell office:value-type="float" office:value="6501.38" calcext:value-type="float">
            <text:p>6501.38</text:p>
          </table:table-cell>
        </table:table-row>
        <table:table-row table:style-name="ro1">
          <table:table-cell office:value-type="float" office:value="6460.83" calcext:value-type="float">
            <text:p>6460.83</text:p>
          </table:table-cell>
        </table:table-row>
        <table:table-row table:style-name="ro1">
          <table:table-cell office:value-type="float" office:value="6473.01" calcext:value-type="float">
            <text:p>6473.01</text:p>
          </table:table-cell>
        </table:table-row>
        <table:table-row table:style-name="ro1">
          <table:table-cell office:value-type="float" office:value="6493.48" calcext:value-type="float">
            <text:p>6493.48</text:p>
          </table:table-cell>
        </table:table-row>
        <table:table-row table:style-name="ro1">
          <table:table-cell office:value-type="float" office:value="6584.49" calcext:value-type="float">
            <text:p>6584.49</text:p>
          </table:table-cell>
        </table:table-row>
        <table:table-row table:style-name="ro1">
          <table:table-cell office:value-type="float" office:value="6524.99" calcext:value-type="float">
            <text:p>6524.99</text:p>
          </table:table-cell>
        </table:table-row>
        <table:table-row table:style-name="ro1">
          <table:table-cell office:value-type="float" office:value="6463.37" calcext:value-type="float">
            <text:p>6463.37</text:p>
          </table:table-cell>
        </table:table-row>
        <table:table-row table:style-name="ro1">
          <table:table-cell office:value-type="float" office:value="6502.72" calcext:value-type="float">
            <text:p>6502.72</text:p>
          </table:table-cell>
        </table:table-row>
        <table:table-row table:style-name="ro1">
          <table:table-cell office:value-type="float" office:value="6356.92" calcext:value-type="float">
            <text:p>6356.92</text:p>
          </table:table-cell>
        </table:table-row>
        <table:table-row table:style-name="ro1">
          <table:table-cell office:value-type="float" office:value="6370.19" calcext:value-type="float">
            <text:p>6370.19</text:p>
          </table:table-cell>
        </table:table-row>
        <table:table-row table:style-name="ro1">
          <table:table-cell office:value-type="float" office:value="6387.96" calcext:value-type="float">
            <text:p>6387.96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</table:table-row>
        <table:table-row table:style-name="ro1">
          <table:table-cell office:value-type="float" office:value="6348.95" calcext:value-type="float">
            <text:p>6348.95</text:p>
          </table:table-cell>
        </table:table-row>
        <table:table-row table:style-name="ro1">
          <table:table-cell office:value-type="float" office:value="6429.41" calcext:value-type="float">
            <text:p>6429.41</text:p>
          </table:table-cell>
        </table:table-row>
        <table:table-row table:style-name="ro1">
          <table:table-cell office:value-type="float" office:value="6409.46" calcext:value-type="float">
            <text:p>6409.46</text:p>
          </table:table-cell>
        </table:table-row>
        <table:table-row table:style-name="ro1">
          <table:table-cell office:value-type="float" office:value="6375.48" calcext:value-type="float">
            <text:p>6375.48</text:p>
          </table:table-cell>
        </table:table-row>
        <table:table-row table:style-name="ro1">
          <table:table-cell office:value-type="float" office:value="6477.53" calcext:value-type="float">
            <text:p>6477.53</text:p>
          </table:table-cell>
        </table:table-row>
        <table:table-row table:style-name="ro1">
          <table:table-cell office:value-type="float" office:value="6484.18" calcext:value-type="float">
            <text:p>6484.18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float" office:value="6444.8" calcext:value-type="float">
            <text:p>6444.8</text:p>
          </table:table-cell>
        </table:table-row>
        <table:table-row table:style-name="ro1">
          <table:table-cell office:value-type="float" office:value="6426.37" calcext:value-type="float">
            <text:p>6426.37</text:p>
          </table:table-cell>
        </table:table-row>
        <table:table-row table:style-name="ro1">
          <table:table-cell office:value-type="float" office:value="6449.96" calcext:value-type="float">
            <text:p>6449.96</text:p>
          </table:table-cell>
        </table:table-row>
        <table:table-row table:style-name="ro1">
          <table:table-cell office:value-type="float" office:value="6254.84" calcext:value-type="float">
            <text:p>6254.84</text:p>
          </table:table-cell>
        </table:table-row>
        <table:table-row table:style-name="ro1">
          <table:table-cell office:value-type="float" office:value="6311.96" calcext:value-type="float">
            <text:p>6311.96</text:p>
          </table:table-cell>
        </table:table-row>
        <table:table-row table:style-name="ro1">
          <table:table-cell office:value-type="float" office:value="6394.99" calcext:value-type="float">
            <text:p>6394.99</text:p>
          </table:table-cell>
        </table:table-row>
        <table:table-row table:style-name="ro1">
          <table:table-cell office:value-type="float" office:value="6431.12" calcext:value-type="float">
            <text:p>6431.12</text:p>
          </table:table-cell>
        </table:table-row>
        <table:table-row table:style-name="ro1">
          <table:table-cell office:value-type="float" office:value="6416.75" calcext:value-type="float">
            <text:p>6416.75</text:p>
          </table:table-cell>
        </table:table-row>
        <table:table-row table:style-name="ro1">
          <table:table-cell office:value-type="float" office:value="6436.29" calcext:value-type="float">
            <text:p>6436.29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6726.01" calcext:value-type="float">
            <text:p>6726.01</text:p>
          </table:table-cell>
        </table:table-row>
        <table:table-row table:style-name="ro1">
          <table:table-cell office:value-type="float" office:value="6653.55" calcext:value-type="float">
            <text:p>6653.55</text:p>
          </table:table-cell>
        </table:table-row>
        <table:table-row table:style-name="ro1">
          <table:table-cell office:value-type="float" office:value="6670.01" calcext:value-type="float">
            <text:p>6670.01</text:p>
          </table:table-cell>
        </table:table-row>
        <table:table-row table:style-name="ro1">
          <table:table-cell office:value-type="float" office:value="6459.36" calcext:value-type="float">
            <text:p>6459.36</text:p>
          </table:table-cell>
        </table:table-row>
        <table:table-row table:style-name="ro1">
          <table:table-cell office:value-type="float" office:value="6438.2" calcext:value-type="float">
            <text:p>6438.2</text:p>
          </table:table-cell>
        </table:table-row>
        <table:table-row table:style-name="ro1">
          <table:table-cell office:value-type="float" office:value="6360.89" calcext:value-type="float">
            <text:p>6360.89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float" office:value="6437.99" calcext:value-type="float">
            <text:p>6437.99</text:p>
          </table:table-cell>
        </table:table-row>
        <table:table-row table:style-name="ro1">
          <table:table-cell office:value-type="float" office:value="6406.61" calcext:value-type="float">
            <text:p>6406.61</text:p>
          </table:table-cell>
        </table:table-row>
        <table:table-row table:style-name="ro1">
          <table:table-cell office:value-type="float" office:value="6435.01" calcext:value-type="float">
            <text:p>6435.01</text:p>
          </table:table-cell>
        </table:table-row>
        <table:table-row table:style-name="ro1">
          <table:table-cell office:value-type="float" office:value="6417.3" calcext:value-type="float">
            <text:p>6417.3</text:p>
          </table:table-cell>
        </table:table-row>
        <table:table-row table:style-name="ro1">
          <table:table-cell office:value-type="float" office:value="6525.01" calcext:value-type="float">
            <text:p>6525.01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</table:table-row>
        <table:table-row table:style-name="ro1">
          <table:table-cell office:value-type="float" office:value="6534.65" calcext:value-type="float">
            <text:p>6534.65</text:p>
          </table:table-cell>
        </table:table-row>
        <table:table-row table:style-name="ro1">
          <table:table-cell office:value-type="float" office:value="6531.5" calcext:value-type="float">
            <text:p>6531.5</text:p>
          </table:table-cell>
        </table:table-row>
        <table:table-row table:style-name="ro1">
          <table:table-cell office:value-type="float" office:value="6504.08" calcext:value-type="float">
            <text:p>6504.08</text:p>
          </table:table-cell>
        </table:table-row>
        <table:table-row table:style-name="ro1">
          <table:table-cell office:value-type="float" office:value="6623.56" calcext:value-type="float">
            <text:p>6623.56</text:p>
          </table:table-cell>
        </table:table-row>
        <table:table-row table:style-name="ro1">
          <table:table-cell office:value-type="float" office:value="6681.64" calcext:value-type="float">
            <text:p>6681.64</text:p>
          </table:table-cell>
        </table:table-row>
        <table:table-row table:style-name="ro1">
          <table:table-cell office:value-type="float" office:value="6717.38" calcext:value-type="float">
            <text:p>6717.38</text:p>
          </table:table-cell>
        </table:table-row>
        <table:table-row table:style-name="ro1">
          <table:table-cell office:value-type="float" office:value="6672.01" calcext:value-type="float">
            <text:p>6672.01</text:p>
          </table:table-cell>
        </table:table-row>
        <table:table-row table:style-name="ro1">
          <table:table-cell office:value-type="float" office:value="6703.46" calcext:value-type="float">
            <text:p>6703.46</text:p>
          </table:table-cell>
        </table:table-row>
        <table:table-row table:style-name="ro1">
          <table:table-cell office:value-type="float" office:value="6737.99" calcext:value-type="float">
            <text:p>6737.99</text:p>
          </table:table-cell>
        </table:table-row>
        <table:table-row table:style-name="ro1">
          <table:table-cell office:value-type="float" office:value="6711.53" calcext:value-type="float">
            <text:p>6711.53</text:p>
          </table:table-cell>
        </table:table-row>
        <table:table-row table:style-name="ro1">
          <table:table-cell office:value-type="float" office:value="6733.64" calcext:value-type="float">
            <text:p>6733.64</text:p>
          </table:table-cell>
        </table:table-row>
        <table:table-row table:style-name="ro1">
          <table:table-cell office:value-type="float" office:value="6616.99" calcext:value-type="float">
            <text:p>6616.99</text:p>
          </table:table-cell>
        </table:table-row>
        <table:table-row table:style-name="ro1">
          <table:table-cell office:value-type="float" office:value="6637.04" calcext:value-type="float">
            <text:p>6637.04</text:p>
          </table:table-cell>
        </table:table-row>
        <table:table-row table:style-name="ro1">
          <table:table-cell office:value-type="float" office:value="6698.76" calcext:value-type="float">
            <text:p>6698.76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float" office:value="6708.4" calcext:value-type="float">
            <text:p>6708.4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6670.54" calcext:value-type="float">
            <text:p>6670.54</text:p>
          </table:table-cell>
        </table:table-row>
        <table:table-row table:style-name="ro1">
          <table:table-cell office:value-type="float" office:value="6709.43" calcext:value-type="float">
            <text:p>6709.43</text:p>
          </table:table-cell>
        </table:table-row>
        <table:table-row table:style-name="ro1">
          <table:table-cell office:value-type="float" office:value="6713.01" calcext:value-type="float">
            <text:p>6713.01</text:p>
          </table:table-cell>
        </table:table-row>
        <table:table-row table:style-name="ro1">
          <table:table-cell office:value-type="float" office:value="6747.8" calcext:value-type="float">
            <text:p>6747.8</text:p>
          </table:table-cell>
        </table:table-row>
        <table:table-row table:style-name="ro1">
          <table:table-cell office:value-type="float" office:value="6744.77" calcext:value-type="float">
            <text:p>6744.77</text:p>
          </table:table-cell>
        </table:table-row>
        <table:table-row table:style-name="ro1">
          <table:table-cell office:value-type="float" office:value="6908.64" calcext:value-type="float">
            <text:p>6908.64</text:p>
          </table:table-cell>
        </table:table-row>
        <table:table-row table:style-name="ro1">
          <table:table-cell office:value-type="float" office:value="6877.11" calcext:value-type="float">
            <text:p>6877.11</text:p>
          </table:table-cell>
        </table:table-row>
        <table:table-row table:style-name="ro1">
          <table:table-cell office:value-type="float" office:value="6928.99" calcext:value-type="float">
            <text:p>6928.99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7049.79" calcext:value-type="float">
            <text:p>7049.79</text:p>
          </table:table-cell>
        </table:table-row>
        <table:table-row table:style-name="ro1">
          <table:table-cell office:value-type="float" office:value="7088.97" calcext:value-type="float">
            <text:p>7088.97</text:p>
          </table:table-cell>
        </table:table-row>
        <table:table-row table:style-name="ro1">
          <table:table-cell office:value-type="float" office:value="7076.11" calcext:value-type="float">
            <text:p>7076.11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</table:table-row>
        <table:table-row table:style-name="ro1">
          <table:table-cell office:value-type="float" office:value="7060.92" calcext:value-type="float">
            <text:p>7060.92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</table:table-row>
        <table:table-row table:style-name="ro1">
          <table:table-cell office:value-type="float" office:value="6977.97" calcext:value-type="float">
            <text:p>6977.97</text:p>
          </table:table-cell>
        </table:table-row>
        <table:table-row table:style-name="ro1">
          <table:table-cell office:value-type="float" office:value="6999.99" calcext:value-type="float">
            <text:p>6999.99</text:p>
          </table:table-cell>
        </table:table-row>
        <table:table-row table:style-name="ro1">
          <table:table-cell office:value-type="float" office:value="7031.22" calcext:value-type="float">
            <text:p>7031.22</text:p>
          </table:table-cell>
        </table:table-row>
        <table:table-row table:style-name="ro1">
          <table:table-cell office:value-type="float" office:value="7022.18" calcext:value-type="float">
            <text:p>7022.18</text:p>
          </table:table-cell>
        </table:table-row>
        <table:table-row table:style-name="ro1">
          <table:table-cell office:value-type="float" office:value="6972.12" calcext:value-type="float">
            <text:p>6972.12</text:p>
          </table:table-cell>
        </table:table-row>
        <table:table-row table:style-name="ro1">
          <table:table-cell office:value-type="float" office:value="6870.14" calcext:value-type="float">
            <text:p>6870.14</text:p>
          </table:table-cell>
        </table:table-row>
        <table:table-row table:style-name="ro1">
          <table:table-cell office:value-type="float" office:value="6863.69" calcext:value-type="float">
            <text:p>6863.69</text:p>
          </table:table-cell>
        </table:table-row>
        <table:table-row table:style-name="ro1">
          <table:table-cell office:value-type="float" office:value="6809.98" calcext:value-type="float">
            <text:p>6809.98</text:p>
          </table:table-cell>
        </table:table-row>
        <table:table-row table:style-name="ro1">
          <table:table-cell office:value-type="float" office:value="6984.84" calcext:value-type="float">
            <text:p>6984.84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</table:table-row>
        <table:table-row table:style-name="ro1">
          <table:table-cell office:value-type="float" office:value="6965.58" calcext:value-type="float">
            <text:p>6965.58</text:p>
          </table:table-cell>
        </table:table-row>
        <table:table-row table:style-name="ro1">
          <table:table-cell office:value-type="float" office:value="6967.4" calcext:value-type="float">
            <text:p>6967.4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7047.48" calcext:value-type="float">
            <text:p>7047.48</text:p>
          </table:table-cell>
        </table:table-row>
        <table:table-row table:style-name="ro1">
          <table:table-cell office:value-type="float" office:value="7011.21" calcext:value-type="float">
            <text:p>7011.21</text:p>
          </table:table-cell>
        </table:table-row>
        <table:table-row table:style-name="ro1">
          <table:table-cell office:value-type="float" office:value="7066.92" calcext:value-type="float">
            <text:p>7066.92</text:p>
          </table:table-cell>
        </table:table-row>
        <table:table-row table:style-name="ro1">
          <table:table-cell office:value-type="float" office:value="7046.99" calcext:value-type="float">
            <text:p>7046.99</text:p>
          </table:table-cell>
        </table:table-row>
        <table:table-row table:style-name="ro1">
          <table:table-cell office:value-type="float" office:value="7069.01" calcext:value-type="float">
            <text:p>7069.01</text:p>
          </table:table-cell>
        </table:table-row>
        <table:table-row table:style-name="ro1">
          <table:table-cell office:value-type="float" office:value="7166.53" calcext:value-type="float">
            <text:p>7166.53</text:p>
          </table:table-cell>
        </table:table-row>
        <table:table-row table:style-name="ro1">
          <table:table-cell office:value-type="float" office:value="7247.56" calcext:value-type="float">
            <text:p>7247.56</text:p>
          </table:table-cell>
        </table:table-row>
        <table:table-row table:style-name="ro1">
          <table:table-cell office:value-type="float" office:value="7200.01" calcext:value-type="float">
            <text:p>7200.01</text:p>
          </table:table-cell>
        </table:table-row>
        <table:table-row table:style-name="ro1">
          <table:table-cell office:value-type="float" office:value="7192.26" calcext:value-type="float">
            <text:p>7192.26</text:p>
          </table:table-cell>
        </table:table-row>
        <table:table-row table:style-name="ro1">
          <table:table-cell office:value-type="float" office:value="7233.66" calcext:value-type="float">
            <text:p>7233.66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7214.24" calcext:value-type="float">
            <text:p>7214.24</text:p>
          </table:table-cell>
        </table:table-row>
        <table:table-row table:style-name="ro1">
          <table:table-cell office:value-type="float" office:value="7310.26" calcext:value-type="float">
            <text:p>7310.26</text:p>
          </table:table-cell>
        </table:table-row>
        <table:table-row table:style-name="ro1">
          <table:table-cell office:value-type="float" office:value="7302.01" calcext:value-type="float">
            <text:p>7302.01</text:p>
          </table:table-cell>
        </table:table-row>
        <table:table-row table:style-name="ro1">
          <table:table-cell office:value-type="float" office:value="7263.02" calcext:value-type="float">
            <text:p>7263.02</text:p>
          </table:table-cell>
        </table:table-row>
        <table:table-row table:style-name="ro1">
          <table:table-cell office:value-type="float" office:value="7253.01" calcext:value-type="float">
            <text:p>7253.01</text:p>
          </table:table-cell>
        </table:table-row>
        <table:table-row table:style-name="ro1">
          <table:table-cell office:value-type="float" office:value="7226.6" calcext:value-type="float">
            <text:p>7226.6</text:p>
          </table:table-cell>
        </table:table-row>
        <table:table-row table:style-name="ro1">
          <table:table-cell office:value-type="float" office:value="7288.02" calcext:value-type="float">
            <text:p>7288.02</text:p>
          </table:table-cell>
        </table:table-row>
        <table:table-row table:style-name="ro1">
          <table:table-cell office:value-type="float" office:value="7316.19" calcext:value-type="float">
            <text:p>7316.19</text:p>
          </table:table-cell>
        </table:table-row>
        <table:table-row table:style-name="ro1">
          <table:table-cell office:value-type="float" office:value="7263.02" calcext:value-type="float">
            <text:p>7263.02</text:p>
          </table:table-cell>
        </table:table-row>
        <table:table-row table:style-name="ro1">
          <table:table-cell office:value-type="float" office:value="7272.05" calcext:value-type="float">
            <text:p>7272.05</text:p>
          </table:table-cell>
        </table:table-row>
        <table:table-row table:style-name="ro1">
          <table:table-cell office:value-type="float" office:value="7323.18" calcext:value-type="float">
            <text:p>7323.18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</table:table-row>
        <table:table-row table:style-name="ro1">
          <table:table-cell office:value-type="float" office:value="7377.89" calcext:value-type="float">
            <text:p>7377.89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</table:table-row>
        <table:table-row table:style-name="ro1">
          <table:table-cell office:value-type="float" office:value="7359.06" calcext:value-type="float">
            <text:p>7359.06</text:p>
          </table:table-cell>
        </table:table-row>
        <table:table-row table:style-name="ro1">
          <table:table-cell office:value-type="float" office:value="7379.33" calcext:value-type="float">
            <text:p>7379.33</text:p>
          </table:table-cell>
        </table:table-row>
        <table:table-row table:style-name="ro1">
          <table:table-cell office:value-type="float" office:value="7367.16" calcext:value-type="float">
            <text:p>7367.16</text:p>
          </table:table-cell>
        </table:table-row>
        <table:table-row table:style-name="ro1">
          <table:table-cell office:value-type="float" office:value="6991.9" calcext:value-type="float">
            <text:p>6991.9</text:p>
          </table:table-cell>
        </table:table-row>
        <table:table-row table:style-name="ro1">
          <table:table-cell office:value-type="float" office:value="6990.02" calcext:value-type="float">
            <text:p>6990.02</text:p>
          </table:table-cell>
        </table:table-row>
        <table:table-row table:style-name="ro1">
          <table:table-cell office:value-type="float" office:value="6912.76" calcext:value-type="float">
            <text:p>6912.7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</table:table-row>
        <table:table-row table:style-name="ro1">
          <table:table-cell office:value-type="float" office:value="6444.58" calcext:value-type="float">
            <text:p>6444.58</text:p>
          </table:table-cell>
        </table:table-row>
        <table:table-row table:style-name="ro1">
          <table:table-cell office:value-type="float" office:value="6405.88" calcext:value-type="float">
            <text:p>6405.88</text:p>
          </table:table-cell>
        </table:table-row>
        <table:table-row table:style-name="ro1">
          <table:table-cell office:value-type="float" office:value="6408.65" calcext:value-type="float">
            <text:p>6408.65</text:p>
          </table:table-cell>
        </table:table-row>
        <table:table-row table:style-name="ro1">
          <table:table-cell office:value-type="float" office:value="6422.51" calcext:value-type="float">
            <text:p>6422.51</text:p>
          </table:table-cell>
        </table:table-row>
        <table:table-row table:style-name="ro1">
          <table:table-cell office:value-type="float" office:value="6474.88" calcext:value-type="float">
            <text:p>6474.88</text:p>
          </table:table-cell>
        </table:table-row>
        <table:table-row table:style-name="ro1">
          <table:table-cell office:value-type="float" office:value="6516.01" calcext:value-type="float">
            <text:p>6516.01</text:p>
          </table:table-cell>
        </table:table-row>
        <table:table-row table:style-name="ro1">
          <table:table-cell office:value-type="float" office:value="6492.27" calcext:value-type="float">
            <text:p>6492.27</text:p>
          </table:table-cell>
        </table:table-row>
        <table:table-row table:style-name="ro1">
          <table:table-cell office:value-type="float" office:value="6486.45" calcext:value-type="float">
            <text:p>6486.45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</table:table-row>
        <table:table-row table:style-name="ro1">
          <table:table-cell office:value-type="float" office:value="6375.69" calcext:value-type="float">
            <text:p>6375.69</text:p>
          </table:table-cell>
        </table:table-row>
        <table:table-row table:style-name="ro1">
          <table:table-cell office:value-type="float" office:value="6418.99" calcext:value-type="float">
            <text:p>6418.99</text:p>
          </table:table-cell>
        </table:table-row>
        <table:table-row table:style-name="ro1">
          <table:table-cell office:value-type="float" office:value="6395.54" calcext:value-type="float">
            <text:p>6395.54</text:p>
          </table:table-cell>
        </table:table-row>
        <table:table-row table:style-name="ro1">
          <table:table-cell office:value-type="float" office:value="6428.75" calcext:value-type="float">
            <text:p>6428.75</text:p>
          </table:table-cell>
        </table:table-row>
        <table:table-row table:style-name="ro1">
          <table:table-cell office:value-type="float" office:value="6449.02" calcext:value-type="float">
            <text:p>6449.02</text:p>
          </table:table-cell>
        </table:table-row>
        <table:table-row table:style-name="ro1">
          <table:table-cell office:value-type="float" office:value="6429.01" calcext:value-type="float">
            <text:p>6429.01</text:p>
          </table:table-cell>
        </table:table-row>
        <table:table-row table:style-name="ro1">
          <table:table-cell office:value-type="float" office:value="6429.4" calcext:value-type="float">
            <text:p>6429.4</text:p>
          </table:table-cell>
        </table:table-row>
        <table:table-row table:style-name="ro1">
          <table:table-cell office:value-type="float" office:value="6176.04" calcext:value-type="float">
            <text:p>6176.04</text:p>
          </table:table-cell>
        </table:table-row>
        <table:table-row table:style-name="ro1">
          <table:table-cell office:value-type="float" office:value="6185.05" calcext:value-type="float">
            <text:p>6185.05</text:p>
          </table:table-cell>
        </table:table-row>
        <table:table-row table:style-name="ro1">
          <table:table-cell office:value-type="float" office:value="6171.92" calcext:value-type="float">
            <text:p>6171.92</text:p>
          </table:table-cell>
        </table:table-row>
        <table:table-row table:style-name="ro1">
          <table:table-cell office:value-type="float" office:value="6187.83" calcext:value-type="float">
            <text:p>6187.83</text:p>
          </table:table-cell>
        </table:table-row>
        <table:table-row table:style-name="ro1">
          <table:table-cell office:value-type="float" office:value="6377.77" calcext:value-type="float">
            <text:p>6377.77</text:p>
          </table:table-cell>
        </table:table-row>
        <table:table-row table:style-name="ro1">
          <table:table-cell office:value-type="float" office:value="6369.05" calcext:value-type="float">
            <text:p>6369.05</text:p>
          </table:table-cell>
        </table:table-row>
        <table:table-row table:style-name="ro1">
          <table:table-cell office:value-type="float" office:value="6384.19" calcext:value-type="float">
            <text:p>6384.19</text:p>
          </table:table-cell>
        </table:table-row>
        <table:table-row table:style-name="ro1">
          <table:table-cell office:value-type="float" office:value="6250.81" calcext:value-type="float">
            <text:p>6250.81</text:p>
          </table:table-cell>
        </table:table-row>
        <table:table-row table:style-name="ro1">
          <table:table-cell office:value-type="float" office:value="6312.97" calcext:value-type="float">
            <text:p>6312.97</text:p>
          </table:table-cell>
        </table:table-row>
        <table:table-row table:style-name="ro1">
          <table:table-cell office:value-type="float" office:value="6326.25" calcext:value-type="float">
            <text:p>6326.25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6295.74" calcext:value-type="float">
            <text:p>6295.74</text:p>
          </table:table-cell>
        </table:table-row>
        <table:table-row table:style-name="ro1">
          <table:table-cell office:value-type="float" office:value="6296.73" calcext:value-type="float">
            <text:p>6296.73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</table:table-row>
        <table:table-row table:style-name="ro1">
          <table:table-cell office:value-type="float" office:value="6310.19" calcext:value-type="float">
            <text:p>6310.19</text:p>
          </table:table-cell>
        </table:table-row>
        <table:table-row table:style-name="ro1">
          <table:table-cell office:value-type="float" office:value="6283.75" calcext:value-type="float">
            <text:p>6283.75</text:p>
          </table:table-cell>
        </table:table-row>
        <table:table-row table:style-name="ro1">
          <table:table-cell office:value-type="float" office:value="6250.63" calcext:value-type="float">
            <text:p>6250.63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6294.91" calcext:value-type="float">
            <text:p>6294.91</text:p>
          </table:table-cell>
        </table:table-row>
        <table:table-row table:style-name="ro1">
          <table:table-cell office:value-type="float" office:value="6260.97" calcext:value-type="float">
            <text:p>6260.97</text:p>
          </table:table-cell>
        </table:table-row>
        <table:table-row table:style-name="ro1">
          <table:table-cell office:value-type="float" office:value="6244.94" calcext:value-type="float">
            <text:p>6244.94</text:p>
          </table:table-cell>
        </table:table-row>
        <table:table-row table:style-name="ro1">
          <table:table-cell office:value-type="float" office:value="6243.74" calcext:value-type="float">
            <text:p>6243.74</text:p>
          </table:table-cell>
        </table:table-row>
        <table:table-row table:style-name="ro1">
          <table:table-cell office:value-type="float" office:value="6269.39" calcext:value-type="float">
            <text:p>6269.39</text:p>
          </table:table-cell>
        </table:table-row>
        <table:table-row table:style-name="ro1">
          <table:table-cell office:value-type="float" office:value="6312.77" calcext:value-type="float">
            <text:p>6312.77</text:p>
          </table:table-cell>
        </table:table-row>
        <table:table-row table:style-name="ro1">
          <table:table-cell office:value-type="float" office:value="6338.62" calcext:value-type="float">
            <text:p>6338.62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</table:table-row>
        <table:table-row table:style-name="ro1">
          <table:table-cell office:value-type="float" office:value="6385.01" calcext:value-type="float">
            <text:p>6385.01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6447.76" calcext:value-type="float">
            <text:p>6447.76</text:p>
          </table:table-cell>
        </table:table-row>
        <table:table-row table:style-name="ro1">
          <table:table-cell office:value-type="float" office:value="6487.38" calcext:value-type="float">
            <text:p>6487.38</text:p>
          </table:table-cell>
        </table:table-row>
        <table:table-row table:style-name="ro1">
          <table:table-cell office:value-type="float" office:value="6542.37" calcext:value-type="float">
            <text:p>6542.37</text:p>
          </table:table-cell>
        </table:table-row>
        <table:table-row table:style-name="ro1">
          <table:table-cell office:value-type="float" office:value="6543.84" calcext:value-type="float">
            <text:p>6543.84</text:p>
          </table:table-cell>
        </table:table-row>
        <table:table-row table:style-name="ro1">
          <table:table-cell office:value-type="float" office:value="6459.28" calcext:value-type="float">
            <text:p>6459.28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6476.63" calcext:value-type="float">
            <text:p>6476.63</text:p>
          </table:table-cell>
        </table:table-row>
        <table:table-row table:style-name="ro1">
          <table:table-cell office:value-type="float" office:value="6496.85" calcext:value-type="float">
            <text:p>6496.85</text:p>
          </table:table-cell>
        </table:table-row>
        <table:table-row table:style-name="ro1">
          <table:table-cell office:value-type="float" office:value="6498.01" calcext:value-type="float">
            <text:p>6498.01</text:p>
          </table:table-cell>
        </table:table-row>
        <table:table-row table:style-name="ro1">
          <table:table-cell office:value-type="float" office:value="6523.51" calcext:value-type="float">
            <text:p>6523.51</text:p>
          </table:table-cell>
        </table:table-row>
        <table:table-row table:style-name="ro1">
          <table:table-cell office:value-type="float" office:value="6542.22" calcext:value-type="float">
            <text:p>6542.22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</table:table-row>
        <table:table-row table:style-name="ro1">
          <table:table-cell office:value-type="float" office:value="6514.96" calcext:value-type="float">
            <text:p>6514.96</text:p>
          </table:table-cell>
        </table:table-row>
        <table:table-row table:style-name="ro1">
          <table:table-cell office:value-type="float" office:value="6478.33" calcext:value-type="float">
            <text:p>6478.33</text:p>
          </table:table-cell>
        </table:table-row>
        <table:table-row table:style-name="ro1">
          <table:table-cell office:value-type="float" office:value="6447.82" calcext:value-type="float">
            <text:p>6447.82</text:p>
          </table:table-cell>
        </table:table-row>
        <table:table-row table:style-name="ro1">
          <table:table-cell office:value-type="float" office:value="6499.35" calcext:value-type="float">
            <text:p>6499.35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float" office:value="6505.75" calcext:value-type="float">
            <text:p>6505.75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float" office:value="6517.16" calcext:value-type="float">
            <text:p>6517.16</text:p>
          </table:table-cell>
        </table:table-row>
        <table:table-row table:style-name="ro1">
          <table:table-cell office:value-type="float" office:value="6480.01" calcext:value-type="float">
            <text:p>6480.01</text:p>
          </table:table-cell>
        </table:table-row>
        <table:table-row table:style-name="ro1">
          <table:table-cell office:value-type="float" office:value="6475.94" calcext:value-type="float">
            <text:p>6475.94</text:p>
          </table:table-cell>
        </table:table-row>
        <table:table-row table:style-name="ro1">
          <table:table-cell office:value-type="float" office:value="6265.06" calcext:value-type="float">
            <text:p>6265.06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</table:table-row>
        <table:table-row table:style-name="ro1">
          <table:table-cell office:value-type="float" office:value="6248.69" calcext:value-type="float">
            <text:p>6248.69</text:p>
          </table:table-cell>
        </table:table-row>
        <table:table-row table:style-name="ro1">
          <table:table-cell office:value-type="float" office:value="6238.74" calcext:value-type="float">
            <text:p>6238.74</text:p>
          </table:table-cell>
        </table:table-row>
        <table:table-row table:style-name="ro1">
          <table:table-cell office:value-type="float" office:value="6290.15" calcext:value-type="float">
            <text:p>6290.15</text:p>
          </table:table-cell>
        </table:table-row>
        <table:table-row table:style-name="ro1">
          <table:table-cell office:value-type="float" office:value="6287.65" calcext:value-type="float">
            <text:p>6287.65</text:p>
          </table:table-cell>
        </table:table-row>
        <table:table-row table:style-name="ro1">
          <table:table-cell office:value-type="float" office:value="6360.01" calcext:value-type="float">
            <text:p>6360.01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float" office:value="6336.45" calcext:value-type="float">
            <text:p>6336.45</text:p>
          </table:table-cell>
        </table:table-row>
        <table:table-row table:style-name="ro1">
          <table:table-cell office:value-type="float" office:value="6364.1" calcext:value-type="float">
            <text:p>6364.1</text:p>
          </table:table-cell>
        </table:table-row>
        <table:table-row table:style-name="ro1">
          <table:table-cell office:value-type="float" office:value="6356.95" calcext:value-type="float">
            <text:p>6356.95</text:p>
          </table:table-cell>
        </table:table-row>
        <table:table-row table:style-name="ro1">
          <table:table-cell office:value-type="float" office:value="6286.42" calcext:value-type="float">
            <text:p>6286.42</text:p>
          </table:table-cell>
        </table:table-row>
        <table:table-row table:style-name="ro1">
          <table:table-cell office:value-type="float" office:value="6327.95" calcext:value-type="float">
            <text:p>6327.95</text:p>
          </table:table-cell>
        </table:table-row>
        <table:table-row table:style-name="ro1">
          <table:table-cell office:value-type="float" office:value="6410.2" calcext:value-type="float">
            <text:p>6410.2</text:p>
          </table:table-cell>
        </table:table-row>
        <table:table-row table:style-name="ro1">
          <table:table-cell office:value-type="float" office:value="6391.89" calcext:value-type="float">
            <text:p>6391.89</text:p>
          </table:table-cell>
        </table:table-row>
        <table:table-row table:style-name="ro1">
          <table:table-cell office:value-type="float" office:value="6397.29" calcext:value-type="float">
            <text:p>6397.29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float" office:value="6427.88" calcext:value-type="float">
            <text:p>6427.88</text:p>
          </table:table-cell>
        </table:table-row>
        <table:table-row table:style-name="ro1">
          <table:table-cell office:value-type="float" office:value="6417.92" calcext:value-type="float">
            <text:p>6417.92</text:p>
          </table:table-cell>
        </table:table-row>
        <table:table-row table:style-name="ro1">
          <table:table-cell office:value-type="float" office:value="6420.01" calcext:value-type="float">
            <text:p>6420.01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float" office:value="6554.7" calcext:value-type="float">
            <text:p>6554.7</text:p>
          </table:table-cell>
        </table:table-row>
        <table:table-row table:style-name="ro1">
          <table:table-cell office:value-type="float" office:value="6647.91" calcext:value-type="float">
            <text:p>6647.91</text:p>
          </table:table-cell>
        </table:table-row>
        <table:table-row table:style-name="ro1">
          <table:table-cell office:value-type="float" office:value="6742.23" calcext:value-type="float">
            <text:p>6742.23</text:p>
          </table:table-cell>
        </table:table-row>
        <table:table-row table:style-name="ro1">
          <table:table-cell office:value-type="float" office:value="6681.65" calcext:value-type="float">
            <text:p>6681.65</text:p>
          </table:table-cell>
        </table:table-row>
        <table:table-row table:style-name="ro1">
          <table:table-cell office:value-type="float" office:value="6749.13" calcext:value-type="float">
            <text:p>6749.13</text:p>
          </table:table-cell>
        </table:table-row>
        <table:table-row table:style-name="ro1">
          <table:table-cell office:value-type="float" office:value="6759.02" calcext:value-type="float">
            <text:p>6759.02</text:p>
          </table:table-cell>
        </table:table-row>
        <table:table-row table:style-name="ro1">
          <table:table-cell office:value-type="float" office:value="6738.15" calcext:value-type="float">
            <text:p>6738.15</text:p>
          </table:table-cell>
        </table:table-row>
        <table:table-row table:style-name="ro1">
          <table:table-cell office:value-type="float" office:value="6718.57" calcext:value-type="float">
            <text:p>6718.57</text:p>
          </table:table-cell>
        </table:table-row>
        <table:table-row table:style-name="ro1">
          <table:table-cell office:value-type="float" office:value="6666.78" calcext:value-type="float">
            <text:p>6666.78</text:p>
          </table:table-cell>
        </table:table-row>
        <table:table-row table:style-name="ro1">
          <table:table-cell office:value-type="float" office:value="6685.21" calcext:value-type="float">
            <text:p>6685.21</text:p>
          </table:table-cell>
        </table:table-row>
        <table:table-row table:style-name="ro1">
          <table:table-cell office:value-type="float" office:value="6725.54" calcext:value-type="float">
            <text:p>6725.54</text:p>
          </table:table-cell>
        </table:table-row>
        <table:table-row table:style-name="ro1">
          <table:table-cell office:value-type="float" office:value="6723.05" calcext:value-type="float">
            <text:p>6723.05</text:p>
          </table:table-cell>
        </table:table-row>
        <table:table-row table:style-name="ro1">
          <table:table-cell office:value-type="float" office:value="6711.6" calcext:value-type="float">
            <text:p>6711.6</text:p>
          </table:table-cell>
        </table:table-row>
        <table:table-row table:style-name="ro1">
          <table:table-cell office:value-type="float" office:value="6721.4" calcext:value-type="float">
            <text:p>6721.4</text:p>
          </table:table-cell>
        </table:table-row>
        <table:table-row table:style-name="ro1">
          <table:table-cell office:value-type="float" office:value="6747.24" calcext:value-type="float">
            <text:p>6747.24</text:p>
          </table:table-cell>
        </table:table-row>
        <table:table-row table:style-name="ro1">
          <table:table-cell office:value-type="float" office:value="6685.94" calcext:value-type="float">
            <text:p>6685.94</text:p>
          </table:table-cell>
        </table:table-row>
        <table:table-row table:style-name="ro1">
          <table:table-cell office:value-type="float" office:value="6693.3" calcext:value-type="float">
            <text:p>6693.3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6719.66" calcext:value-type="float">
            <text:p>6719.66</text:p>
          </table:table-cell>
        </table:table-row>
        <table:table-row table:style-name="ro1">
          <table:table-cell office:value-type="float" office:value="6677.92" calcext:value-type="float">
            <text:p>6677.92</text:p>
          </table:table-cell>
        </table:table-row>
        <table:table-row table:style-name="ro1">
          <table:table-cell office:value-type="float" office:value="6576.98" calcext:value-type="float">
            <text:p>6576.98</text:p>
          </table:table-cell>
        </table:table-row>
        <table:table-row table:style-name="ro1">
          <table:table-cell office:value-type="float" office:value="6605.02" calcext:value-type="float">
            <text:p>6605.02</text:p>
          </table:table-cell>
        </table:table-row>
        <table:table-row table:style-name="ro1">
          <table:table-cell office:value-type="float" office:value="6619.9" calcext:value-type="float">
            <text:p>6619.9</text:p>
          </table:table-cell>
        </table:table-row>
        <table:table-row table:style-name="ro1">
          <table:table-cell office:value-type="float" office:value="6581.39" calcext:value-type="float">
            <text:p>6581.39</text:p>
          </table:table-cell>
        </table:table-row>
        <table:table-row table:style-name="ro1">
          <table:table-cell office:value-type="float" office:value="6468.18" calcext:value-type="float">
            <text:p>6468.18</text:p>
          </table:table-cell>
        </table:table-row>
        <table:table-row table:style-name="ro1">
          <table:table-cell office:value-type="float" office:value="6382.89" calcext:value-type="float">
            <text:p>6382.89</text:p>
          </table:table-cell>
        </table:table-row>
        <table:table-row table:style-name="ro1">
          <table:table-cell office:value-type="float" office:value="6407.99" calcext:value-type="float">
            <text:p>6407.99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</table:table-row>
        <table:table-row table:style-name="ro1">
          <table:table-cell office:value-type="float" office:value="6363.92" calcext:value-type="float">
            <text:p>6363.92</text:p>
          </table:table-cell>
        </table:table-row>
        <table:table-row table:style-name="ro1">
          <table:table-cell office:value-type="float" office:value="6447.54" calcext:value-type="float">
            <text:p>6447.54</text:p>
          </table:table-cell>
        </table:table-row>
        <table:table-row table:style-name="ro1">
          <table:table-cell office:value-type="float" office:value="6390.5" calcext:value-type="float">
            <text:p>6390.5</text:p>
          </table:table-cell>
        </table:table-row>
        <table:table-row table:style-name="ro1">
          <table:table-cell office:value-type="float" office:value="6455.83" calcext:value-type="float">
            <text:p>6455.83</text:p>
          </table:table-cell>
        </table:table-row>
        <table:table-row table:style-name="ro1">
          <table:table-cell office:value-type="float" office:value="6528.58" calcext:value-type="float">
            <text:p>6528.58</text:p>
          </table:table-cell>
        </table:table-row>
        <table:table-row table:style-name="ro1">
          <table:table-cell office:value-type="float" office:value="6544.51" calcext:value-type="float">
            <text:p>6544.51</text:p>
          </table:table-cell>
        </table:table-row>
        <table:table-row table:style-name="ro1">
          <table:table-cell office:value-type="float" office:value="6492.11" calcext:value-type="float">
            <text:p>6492.11</text:p>
          </table:table-cell>
        </table:table-row>
        <table:table-row table:style-name="ro1">
          <table:table-cell office:value-type="float" office:value="6465.12" calcext:value-type="float">
            <text:p>6465.12</text:p>
          </table:table-cell>
        </table:table-row>
        <table:table-row table:style-name="ro1">
          <table:table-cell office:value-type="float" office:value="6508.47" calcext:value-type="float">
            <text:p>6508.47</text:p>
          </table:table-cell>
        </table:table-row>
        <table:table-row table:style-name="ro1">
          <table:table-cell office:value-type="float" office:value="6461.17" calcext:value-type="float">
            <text:p>6461.17</text:p>
          </table:table-cell>
        </table:table-row>
        <table:table-row table:style-name="ro1">
          <table:table-cell office:value-type="float" office:value="6489.87" calcext:value-type="float">
            <text:p>6489.87</text:p>
          </table:table-cell>
        </table:table-row>
        <table:table-row table:style-name="ro1">
          <table:table-cell office:value-type="float" office:value="6498.97" calcext:value-type="float">
            <text:p>6498.97</text:p>
          </table:table-cell>
        </table:table-row>
        <table:table-row table:style-name="ro1">
          <table:table-cell office:value-type="float" office:value="6669.36" calcext:value-type="float">
            <text:p>6669.36</text:p>
          </table:table-cell>
        </table:table-row>
        <table:table-row table:style-name="ro1">
          <table:table-cell office:value-type="float" office:value="6689.13" calcext:value-type="float">
            <text:p>6689.13</text:p>
          </table:table-cell>
        </table:table-row>
        <table:table-row table:style-name="ro1">
          <table:table-cell office:value-type="float" office:value="6702.26" calcext:value-type="float">
            <text:p>6702.26</text:p>
          </table:table-cell>
        </table:table-row>
        <table:table-row table:style-name="ro1">
          <table:table-cell office:value-type="float" office:value="6788.99" calcext:value-type="float">
            <text:p>6788.99</text:p>
          </table:table-cell>
        </table:table-row>
        <table:table-row table:style-name="ro1">
          <table:table-cell office:value-type="float" office:value="6657.73" calcext:value-type="float">
            <text:p>6657.73</text:p>
          </table:table-cell>
        </table:table-row>
        <table:table-row table:style-name="ro1">
          <table:table-cell office:value-type="float" office:value="6672.99" calcext:value-type="float">
            <text:p>6672.99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6634.58" calcext:value-type="float">
            <text:p>6634.58</text:p>
          </table:table-cell>
        </table:table-row>
        <table:table-row table:style-name="ro1">
          <table:table-cell office:value-type="float" office:value="6500.89" calcext:value-type="float">
            <text:p>6500.89</text:p>
          </table:table-cell>
        </table:table-row>
        <table:table-row table:style-name="ro1">
          <table:table-cell office:value-type="float" office:value="6545.81" calcext:value-type="float">
            <text:p>6545.81</text:p>
          </table:table-cell>
        </table:table-row>
        <table:table-row table:style-name="ro1">
          <table:table-cell office:value-type="float" office:value="6584.96" calcext:value-type="float">
            <text:p>6584.96</text:p>
          </table:table-cell>
        </table:table-row>
        <table:table-row table:style-name="ro1">
          <table:table-cell office:value-type="float" office:value="6589.01" calcext:value-type="float">
            <text:p>6589.01</text:p>
          </table:table-cell>
        </table:table-row>
        <table:table-row table:style-name="ro1">
          <table:table-cell office:value-type="float" office:value="6588.59" calcext:value-type="float">
            <text:p>6588.59</text:p>
          </table:table-cell>
        </table:table-row>
        <table:table-row table:style-name="ro1">
          <table:table-cell office:value-type="float" office:value="6596.38" calcext:value-type="float">
            <text:p>6596.38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6577.75" calcext:value-type="float">
            <text:p>6577.75</text:p>
          </table:table-cell>
        </table:table-row>
        <table:table-row table:style-name="ro1">
          <table:table-cell office:value-type="float" office:value="6627.93" calcext:value-type="float">
            <text:p>6627.93</text:p>
          </table:table-cell>
        </table:table-row>
        <table:table-row table:style-name="ro1">
          <table:table-cell office:value-type="float" office:value="6607.29" calcext:value-type="float">
            <text:p>6607.29</text:p>
          </table:table-cell>
        </table:table-row>
        <table:table-row table:style-name="ro1">
          <table:table-cell office:value-type="float" office:value="6603.95" calcext:value-type="float">
            <text:p>6603.95</text:p>
          </table:table-cell>
        </table:table-row>
        <table:table-row table:style-name="ro1">
          <table:table-cell office:value-type="float" office:value="6626.57" calcext:value-type="float">
            <text:p>6626.57</text:p>
          </table:table-cell>
        </table:table-row>
        <table:table-row table:style-name="ro1">
          <table:table-cell office:value-type="float" office:value="6644.61" calcext:value-type="float">
            <text:p>6644.61</text:p>
          </table:table-cell>
        </table:table-row>
        <table:table-row table:style-name="ro1">
          <table:table-cell office:value-type="float" office:value="6604.81" calcext:value-type="float">
            <text:p>6604.81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</table:table-row>
        <table:table-row table:style-name="ro1">
          <table:table-cell office:value-type="float" office:value="6569.92" calcext:value-type="float">
            <text:p>6569.92</text:p>
          </table:table-cell>
        </table:table-row>
        <table:table-row table:style-name="ro1">
          <table:table-cell office:value-type="float" office:value="6587.91" calcext:value-type="float">
            <text:p>6587.91</text:p>
          </table:table-cell>
        </table:table-row>
        <table:table-row table:style-name="ro1">
          <table:table-cell office:value-type="float" office:value="6611.61" calcext:value-type="float">
            <text:p>6611.61</text:p>
          </table:table-cell>
        </table:table-row>
        <table:table-row table:style-name="ro1">
          <table:table-cell office:value-type="float" office:value="6606.02" calcext:value-type="float">
            <text:p>6606.02</text:p>
          </table:table-cell>
        </table:table-row>
        <table:table-row table:style-name="ro1">
          <table:table-cell office:value-type="float" office:value="6606.86" calcext:value-type="float">
            <text:p>6606.86</text:p>
          </table:table-cell>
        </table:table-row>
        <table:table-row table:style-name="ro1">
          <table:table-cell office:value-type="float" office:value="6572.01" calcext:value-type="float">
            <text:p>6572.01</text:p>
          </table:table-cell>
        </table:table-row>
        <table:table-row table:style-name="ro1">
          <table:table-cell office:value-type="float" office:value="6555.8" calcext:value-type="float">
            <text:p>6555.8</text:p>
          </table:table-cell>
        </table:table-row>
        <table:table-row table:style-name="ro1">
          <table:table-cell office:value-type="float" office:value="6564.11" calcext:value-type="float">
            <text:p>6564.11</text:p>
          </table:table-cell>
        </table:table-row>
        <table:table-row table:style-name="ro1">
          <table:table-cell office:value-type="float" office:value="6525.79" calcext:value-type="float">
            <text:p>6525.79</text:p>
          </table:table-cell>
        </table:table-row>
        <table:table-row table:style-name="ro1">
          <table:table-cell office:value-type="float" office:value="6462.09" calcext:value-type="float">
            <text:p>6462.09</text:p>
          </table:table-cell>
        </table:table-row>
        <table:table-row table:style-name="ro1">
          <table:table-cell office:value-type="float" office:value="6460.28" calcext:value-type="float">
            <text:p>6460.28</text:p>
          </table:table-cell>
        </table:table-row>
        <table:table-row table:style-name="ro1">
          <table:table-cell office:value-type="float" office:value="6496.13" calcext:value-type="float">
            <text:p>6496.13</text:p>
          </table:table-cell>
        </table:table-row>
        <table:table-row table:style-name="ro1">
          <table:table-cell office:value-type="float" office:value="6512.47" calcext:value-type="float">
            <text:p>6512.47</text:p>
          </table:table-cell>
        </table:table-row>
        <table:table-row table:style-name="ro1">
          <table:table-cell office:value-type="float" office:value="6478.89" calcext:value-type="float">
            <text:p>6478.89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</table:table-row>
        <table:table-row table:style-name="ro1">
          <table:table-cell office:value-type="float" office:value="6598.51" calcext:value-type="float">
            <text:p>6598.51</text:p>
          </table:table-cell>
        </table:table-row>
        <table:table-row table:style-name="ro1">
          <table:table-cell office:value-type="float" office:value="6574.45" calcext:value-type="float">
            <text:p>6574.45</text:p>
          </table:table-cell>
        </table:table-row>
        <table:table-row table:style-name="ro1">
          <table:table-cell office:value-type="float" office:value="6570.81" calcext:value-type="float">
            <text:p>6570.81</text:p>
          </table:table-cell>
        </table:table-row>
        <table:table-row table:style-name="ro1">
          <table:table-cell office:value-type="float" office:value="6597.77" calcext:value-type="float">
            <text:p>6597.77</text:p>
          </table:table-cell>
        </table:table-row>
        <table:table-row table:style-name="ro1">
          <table:table-cell office:value-type="float" office:value="6611.09" calcext:value-type="float">
            <text:p>6611.09</text:p>
          </table:table-cell>
        </table:table-row>
        <table:table-row table:style-name="ro1">
          <table:table-cell office:value-type="float" office:value="6593.79" calcext:value-type="float">
            <text:p>6593.79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</table:table-row>
        <table:table-row table:style-name="ro1">
          <table:table-cell office:value-type="float" office:value="6578.76" calcext:value-type="float">
            <text:p>6578.76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float" office:value="6598.51" calcext:value-type="float">
            <text:p>6598.51</text:p>
          </table:table-cell>
        </table:table-row>
        <table:table-row table:style-name="ro1">
          <table:table-cell office:value-type="float" office:value="6595.5" calcext:value-type="float">
            <text:p>6595.5</text:p>
          </table:table-cell>
        </table:table-row>
        <table:table-row table:style-name="ro1">
          <table:table-cell office:value-type="float" office:value="6635.65" calcext:value-type="float">
            <text:p>6635.65</text:p>
          </table:table-cell>
        </table:table-row>
        <table:table-row table:style-name="ro1">
          <table:table-cell office:value-type="float" office:value="6608.91" calcext:value-type="float">
            <text:p>6608.91</text:p>
          </table:table-cell>
        </table:table-row>
        <table:table-row table:style-name="ro1">
          <table:table-cell office:value-type="float" office:value="6620.35" calcext:value-type="float">
            <text:p>6620.35</text:p>
          </table:table-cell>
        </table:table-row>
        <table:table-row table:style-name="ro1">
          <table:table-cell office:value-type="float" office:value="6587.16" calcext:value-type="float">
            <text:p>6587.16</text:p>
          </table:table-cell>
        </table:table-row>
        <table:table-row table:style-name="ro1">
          <table:table-cell office:value-type="float" office:value="6596.08" calcext:value-type="float">
            <text:p>6596.08</text:p>
          </table:table-cell>
        </table:table-row>
        <table:table-row table:style-name="ro1">
          <table:table-cell office:value-type="float" office:value="6593.34" calcext:value-type="float">
            <text:p>6593.34</text:p>
          </table:table-cell>
        </table:table-row>
        <table:table-row table:style-name="ro1">
          <table:table-cell office:value-type="float" office:value="6594.27" calcext:value-type="float">
            <text:p>6594.27</text:p>
          </table:table-cell>
        </table:table-row>
        <table:table-row table:style-name="ro1">
          <table:table-cell office:value-type="float" office:value="6604.07" calcext:value-type="float">
            <text:p>6604.07</text:p>
          </table:table-cell>
        </table:table-row>
        <table:table-row table:style-name="ro1">
          <table:table-cell office:value-type="float" office:value="6570.93" calcext:value-type="float">
            <text:p>6570.93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</table:table-row>
        <table:table-row table:style-name="ro1">
          <table:table-cell office:value-type="float" office:value="6582.07" calcext:value-type="float">
            <text:p>6582.07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float" office:value="6615.26" calcext:value-type="float">
            <text:p>6615.26</text:p>
          </table:table-cell>
        </table:table-row>
        <table:table-row table:style-name="ro1">
          <table:table-cell office:value-type="float" office:value="6605.26" calcext:value-type="float">
            <text:p>6605.26</text:p>
          </table:table-cell>
        </table:table-row>
        <table:table-row table:style-name="ro1">
          <table:table-cell office:value-type="float" office:value="6596.03" calcext:value-type="float">
            <text:p>6596.03</text:p>
          </table:table-cell>
        </table:table-row>
        <table:table-row table:style-name="ro1">
          <table:table-cell office:value-type="float" office:value="6647.78" calcext:value-type="float">
            <text:p>6647.78</text:p>
          </table:table-cell>
        </table:table-row>
        <table:table-row table:style-name="ro1">
          <table:table-cell office:value-type="float" office:value="6674.56" calcext:value-type="float">
            <text:p>6674.56</text:p>
          </table:table-cell>
        </table:table-row>
        <table:table-row table:style-name="ro1">
          <table:table-cell office:value-type="float" office:value="6695.33" calcext:value-type="float">
            <text:p>6695.33</text:p>
          </table:table-cell>
        </table:table-row>
        <table:table-row table:style-name="ro1">
          <table:table-cell office:value-type="float" office:value="6673.01" calcext:value-type="float">
            <text:p>6673.01</text:p>
          </table:table-cell>
        </table:table-row>
        <table:table-row table:style-name="ro1">
          <table:table-cell office:value-type="float" office:value="6661.17" calcext:value-type="float">
            <text:p>6661.17</text:p>
          </table:table-cell>
        </table:table-row>
        <table:table-row table:style-name="ro1">
          <table:table-cell office:value-type="float" office:value="6672.25" calcext:value-type="float">
            <text:p>6672.25</text:p>
          </table:table-cell>
        </table:table-row>
        <table:table-row table:style-name="ro1">
          <table:table-cell office:value-type="float" office:value="6642.02" calcext:value-type="float">
            <text:p>6642.02</text:p>
          </table:table-cell>
        </table:table-row>
        <table:table-row table:style-name="ro1">
          <table:table-cell office:value-type="float" office:value="6641.56" calcext:value-type="float">
            <text:p>6641.56</text:p>
          </table:table-cell>
        </table:table-row>
        <table:table-row table:style-name="ro1">
          <table:table-cell office:value-type="float" office:value="6656.49" calcext:value-type="float">
            <text:p>6656.49</text:p>
          </table:table-cell>
        </table:table-row>
        <table:table-row table:style-name="ro1">
          <table:table-cell office:value-type="float" office:value="6656.61" calcext:value-type="float">
            <text:p>6656.61</text:p>
          </table:table-cell>
        </table:table-row>
        <table:table-row table:style-name="ro1">
          <table:table-cell office:value-type="float" office:value="6616.06" calcext:value-type="float">
            <text:p>6616.06</text:p>
          </table:table-cell>
        </table:table-row>
        <table:table-row table:style-name="ro1">
          <table:table-cell office:value-type="float" office:value="6576.98" calcext:value-type="float">
            <text:p>6576.98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6588.99" calcext:value-type="float">
            <text:p>6588.99</text:p>
          </table:table-cell>
        </table:table-row>
        <table:table-row table:style-name="ro1">
          <table:table-cell office:value-type="float" office:value="6635.96" calcext:value-type="float">
            <text:p>6635.96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</table:table-row>
        <table:table-row table:style-name="ro1">
          <table:table-cell office:value-type="float" office:value="6340.52" calcext:value-type="float">
            <text:p>6340.52</text:p>
          </table:table-cell>
        </table:table-row>
        <table:table-row table:style-name="ro1">
          <table:table-cell office:value-type="float" office:value="6300.86" calcext:value-type="float">
            <text:p>6300.86</text:p>
          </table:table-cell>
        </table:table-row>
        <table:table-row table:style-name="ro1">
          <table:table-cell office:value-type="float" office:value="6281.61" calcext:value-type="float">
            <text:p>6281.61</text:p>
          </table:table-cell>
        </table:table-row>
        <table:table-row table:style-name="ro1">
          <table:table-cell office:value-type="float" office:value="6294.09" calcext:value-type="float">
            <text:p>6294.09</text:p>
          </table:table-cell>
        </table:table-row>
        <table:table-row table:style-name="ro1">
          <table:table-cell office:value-type="float" office:value="6298.12" calcext:value-type="float">
            <text:p>6298.12</text:p>
          </table:table-cell>
        </table:table-row>
        <table:table-row table:style-name="ro1">
          <table:table-cell office:value-type="float" office:value="6252.68" calcext:value-type="float">
            <text:p>6252.68</text:p>
          </table:table-cell>
        </table:table-row>
        <table:table-row table:style-name="ro1">
          <table:table-cell office:value-type="float" office:value="6308.11" calcext:value-type="float">
            <text:p>6308.11</text:p>
          </table:table-cell>
        </table:table-row>
        <table:table-row table:style-name="ro1">
          <table:table-cell office:value-type="float" office:value="6332.61" calcext:value-type="float">
            <text:p>6332.61</text:p>
          </table:table-cell>
        </table:table-row>
        <table:table-row table:style-name="ro1">
          <table:table-cell office:value-type="float" office:value="6309.49" calcext:value-type="float">
            <text:p>6309.49</text:p>
          </table:table-cell>
        </table:table-row>
        <table:table-row table:style-name="ro1">
          <table:table-cell office:value-type="float" office:value="6341.69" calcext:value-type="float">
            <text:p>6341.69</text:p>
          </table:table-cell>
        </table:table-row>
        <table:table-row table:style-name="ro1">
          <table:table-cell office:value-type="float" office:value="6320.52" calcext:value-type="float">
            <text:p>6320.52</text:p>
          </table:table-cell>
        </table:table-row>
        <table:table-row table:style-name="ro1">
          <table:table-cell office:value-type="float" office:value="6298.01" calcext:value-type="float">
            <text:p>6298.01</text:p>
          </table:table-cell>
        </table:table-row>
        <table:table-row table:style-name="ro1">
          <table:table-cell office:value-type="float" office:value="6296.01" calcext:value-type="float">
            <text:p>6296.01</text:p>
          </table:table-cell>
        </table:table-row>
        <table:table-row table:style-name="ro1">
          <table:table-cell office:value-type="float" office:value="6318.47" calcext:value-type="float">
            <text:p>6318.47</text:p>
          </table:table-cell>
        </table:table-row>
        <table:table-row table:style-name="ro1">
          <table:table-cell office:value-type="float" office:value="6327.25" calcext:value-type="float">
            <text:p>6327.25</text:p>
          </table:table-cell>
        </table:table-row>
        <table:table-row table:style-name="ro1">
          <table:table-cell office:value-type="float" office:value="6329.26" calcext:value-type="float">
            <text:p>6329.26</text:p>
          </table:table-cell>
        </table:table-row>
        <table:table-row table:style-name="ro1">
          <table:table-cell office:value-type="float" office:value="6326.01" calcext:value-type="float">
            <text:p>6326.01</text:p>
          </table:table-cell>
        </table:table-row>
        <table:table-row table:style-name="ro1">
          <table:table-cell office:value-type="float" office:value="6332.93" calcext:value-type="float">
            <text:p>6332.93</text:p>
          </table:table-cell>
        </table:table-row>
        <table:table-row table:style-name="ro1">
          <table:table-cell office:value-type="float" office:value="6363.11" calcext:value-type="float">
            <text:p>6363.11</text:p>
          </table:table-cell>
        </table:table-row>
        <table:table-row table:style-name="ro1">
          <table:table-cell office:value-type="float" office:value="6379.95" calcext:value-type="float">
            <text:p>6379.95</text:p>
          </table:table-cell>
        </table:table-row>
        <table:table-row table:style-name="ro1">
          <table:table-cell office:value-type="float" office:value="6361.01" calcext:value-type="float">
            <text:p>6361.01</text:p>
          </table:table-cell>
        </table:table-row>
        <table:table-row table:style-name="ro1">
          <table:table-cell office:value-type="float" office:value="6380.77" calcext:value-type="float">
            <text:p>6380.77</text:p>
          </table:table-cell>
        </table:table-row>
        <table:table-row table:style-name="ro1">
          <table:table-cell office:value-type="float" office:value="6404.33" calcext:value-type="float">
            <text:p>6404.33</text:p>
          </table:table-cell>
        </table:table-row>
        <table:table-row table:style-name="ro1">
          <table:table-cell office:value-type="float" office:value="6339.34" calcext:value-type="float">
            <text:p>6339.34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6860.25" calcext:value-type="float">
            <text:p>6860.25</text:p>
          </table:table-cell>
        </table:table-row>
        <table:table-row table:style-name="ro1">
          <table:table-cell office:value-type="float" office:value="6982.28" calcext:value-type="float">
            <text:p>6982.28</text:p>
          </table:table-cell>
        </table:table-row>
        <table:table-row table:style-name="ro1">
          <table:table-cell office:value-type="float" office:value="6907.01" calcext:value-type="float">
            <text:p>6907.01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6752.5" calcext:value-type="float">
            <text:p>6752.5</text:p>
          </table:table-cell>
        </table:table-row>
        <table:table-row table:style-name="ro1">
          <table:table-cell office:value-type="float" office:value="6730.96" calcext:value-type="float">
            <text:p>6730.96</text:p>
          </table:table-cell>
        </table:table-row>
        <table:table-row table:style-name="ro1">
          <table:table-cell office:value-type="float" office:value="6824.71" calcext:value-type="float">
            <text:p>6824.71</text:p>
          </table:table-cell>
        </table:table-row>
        <table:table-row table:style-name="ro1">
          <table:table-cell office:value-type="float" office:value="6797.9" calcext:value-type="float">
            <text:p>6797.9</text:p>
          </table:table-cell>
        </table:table-row>
        <table:table-row table:style-name="ro1">
          <table:table-cell office:value-type="float" office:value="6719.76" calcext:value-type="float">
            <text:p>6719.76</text:p>
          </table:table-cell>
        </table:table-row>
        <table:table-row table:style-name="ro1">
          <table:table-cell office:value-type="float" office:value="6729.01" calcext:value-type="float">
            <text:p>6729.01</text:p>
          </table:table-cell>
        </table:table-row>
        <table:table-row table:style-name="ro1">
          <table:table-cell office:value-type="float" office:value="6759.27" calcext:value-type="float">
            <text:p>6759.27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6750.01" calcext:value-type="float">
            <text:p>6750.01</text:p>
          </table:table-cell>
        </table:table-row>
        <table:table-row table:style-name="ro1">
          <table:table-cell office:value-type="float" office:value="6726.13" calcext:value-type="float">
            <text:p>6726.13</text:p>
          </table:table-cell>
        </table:table-row>
        <table:table-row table:style-name="ro1">
          <table:table-cell office:value-type="float" office:value="6748.02" calcext:value-type="float">
            <text:p>6748.02</text:p>
          </table:table-cell>
        </table:table-row>
        <table:table-row table:style-name="ro1">
          <table:table-cell office:value-type="float" office:value="6716.96" calcext:value-type="float">
            <text:p>6716.96</text:p>
          </table:table-cell>
        </table:table-row>
        <table:table-row table:style-name="ro1">
          <table:table-cell office:value-type="float" office:value="6740.89" calcext:value-type="float">
            <text:p>6740.89</text:p>
          </table:table-cell>
        </table:table-row>
        <table:table-row table:style-name="ro1">
          <table:table-cell office:value-type="float" office:value="6761.26" calcext:value-type="float">
            <text:p>6761.26</text:p>
          </table:table-cell>
        </table:table-row>
        <table:table-row table:style-name="ro1">
          <table:table-cell office:value-type="float" office:value="6732.65" calcext:value-type="float">
            <text:p>6732.65</text:p>
          </table:table-cell>
        </table:table-row>
        <table:table-row table:style-name="ro1">
          <table:table-cell office:value-type="float" office:value="6715.86" calcext:value-type="float">
            <text:p>6715.86</text:p>
          </table:table-cell>
        </table:table-row>
        <table:table-row table:style-name="ro1">
          <table:table-cell office:value-type="float" office:value="6704.9" calcext:value-type="float">
            <text:p>6704.9</text:p>
          </table:table-cell>
        </table:table-row>
        <table:table-row table:style-name="ro1">
          <table:table-cell office:value-type="float" office:value="6636.03" calcext:value-type="float">
            <text:p>6636.03</text:p>
          </table:table-cell>
        </table:table-row>
        <table:table-row table:style-name="ro1">
          <table:table-cell office:value-type="float" office:value="6618.96" calcext:value-type="float">
            <text:p>6618.96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</table:table-row>
        <table:table-row table:style-name="ro1">
          <table:table-cell office:value-type="float" office:value="6588.01" calcext:value-type="float">
            <text:p>6588.01</text:p>
          </table:table-cell>
        </table:table-row>
        <table:table-row table:style-name="ro1">
          <table:table-cell office:value-type="float" office:value="6586.65" calcext:value-type="float">
            <text:p>6586.65</text:p>
          </table:table-cell>
        </table:table-row>
        <table:table-row table:style-name="ro1">
          <table:table-cell office:value-type="float" office:value="6572.35" calcext:value-type="float">
            <text:p>6572.35</text:p>
          </table:table-cell>
        </table:table-row>
        <table:table-row table:style-name="ro1">
          <table:table-cell office:value-type="float" office:value="6555.38" calcext:value-type="float">
            <text:p>6555.38</text:p>
          </table:table-cell>
        </table:table-row>
        <table:table-row table:style-name="ro1">
          <table:table-cell office:value-type="float" office:value="6528.88" calcext:value-type="float">
            <text:p>6528.88</text:p>
          </table:table-cell>
        </table:table-row>
        <table:table-row table:style-name="ro1">
          <table:table-cell office:value-type="float" office:value="6543.05" calcext:value-type="float">
            <text:p>6543.05</text:p>
          </table:table-cell>
        </table:table-row>
        <table:table-row table:style-name="ro1">
          <table:table-cell office:value-type="float" office:value="6576.43" calcext:value-type="float">
            <text:p>6576.43</text:p>
          </table:table-cell>
        </table:table-row>
        <table:table-row table:style-name="ro1">
          <table:table-cell office:value-type="float" office:value="6597.78" calcext:value-type="float">
            <text:p>6597.78</text:p>
          </table:table-cell>
        </table:table-row>
        <table:table-row table:style-name="ro1">
          <table:table-cell office:value-type="float" office:value="6573.13" calcext:value-type="float">
            <text:p>6573.13</text:p>
          </table:table-cell>
        </table:table-row>
        <table:table-row table:style-name="ro1">
          <table:table-cell office:value-type="float" office:value="6582.16" calcext:value-type="float">
            <text:p>6582.16</text:p>
          </table:table-cell>
        </table:table-row>
        <table:table-row table:style-name="ro1">
          <table:table-cell office:value-type="float" office:value="6588.4" calcext:value-type="float">
            <text:p>6588.4</text:p>
          </table:table-cell>
        </table:table-row>
        <table:table-row table:style-name="ro1">
          <table:table-cell office:value-type="float" office:value="6616.62" calcext:value-type="float">
            <text:p>6616.62</text:p>
          </table:table-cell>
        </table:table-row>
        <table:table-row table:style-name="ro1">
          <table:table-cell office:value-type="float" office:value="6620.52" calcext:value-type="float">
            <text:p>6620.52</text:p>
          </table:table-cell>
        </table:table-row>
        <table:table-row table:style-name="ro1">
          <table:table-cell office:value-type="float" office:value="6618.43" calcext:value-type="float">
            <text:p>6618.43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</table:table-row>
        <table:table-row table:style-name="ro1">
          <table:table-cell office:value-type="float" office:value="6625.6" calcext:value-type="float">
            <text:p>6625.6</text:p>
          </table:table-cell>
        </table:table-row>
        <table:table-row table:style-name="ro1">
          <table:table-cell office:value-type="float" office:value="6590.11" calcext:value-type="float">
            <text:p>6590.11</text:p>
          </table:table-cell>
        </table:table-row>
        <table:table-row table:style-name="ro1">
          <table:table-cell office:value-type="float" office:value="6597.91" calcext:value-type="float">
            <text:p>6597.91</text:p>
          </table:table-cell>
        </table:table-row>
        <table:table-row table:style-name="ro1">
          <table:table-cell office:value-type="float" office:value="6615.06" calcext:value-type="float">
            <text:p>6615.06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</table:table-row>
        <table:table-row table:style-name="ro1">
          <table:table-cell office:value-type="float" office:value="6563.49" calcext:value-type="float">
            <text:p>6563.49</text:p>
          </table:table-cell>
        </table:table-row>
        <table:table-row table:style-name="ro1">
          <table:table-cell office:value-type="float" office:value="6560.14" calcext:value-type="float">
            <text:p>6560.14</text:p>
          </table:table-cell>
        </table:table-row>
        <table:table-row table:style-name="ro1">
          <table:table-cell office:value-type="float" office:value="6581.2" calcext:value-type="float">
            <text:p>6581.2</text:p>
          </table:table-cell>
        </table:table-row>
        <table:table-row table:style-name="ro1">
          <table:table-cell office:value-type="float" office:value="6577.88" calcext:value-type="float">
            <text:p>6577.88</text:p>
          </table:table-cell>
        </table:table-row>
        <table:table-row table:style-name="ro1">
          <table:table-cell office:value-type="float" office:value="6573.46" calcext:value-type="float">
            <text:p>6573.46</text:p>
          </table:table-cell>
        </table:table-row>
        <table:table-row table:style-name="ro1">
          <table:table-cell office:value-type="float" office:value="6541.87" calcext:value-type="float">
            <text:p>6541.87</text:p>
          </table:table-cell>
        </table:table-row>
        <table:table-row table:style-name="ro1">
          <table:table-cell office:value-type="float" office:value="6556.6" calcext:value-type="float">
            <text:p>6556.6</text:p>
          </table:table-cell>
        </table:table-row>
        <table:table-row table:style-name="ro1">
          <table:table-cell office:value-type="float" office:value="6576.52" calcext:value-type="float">
            <text:p>6576.52</text:p>
          </table:table-cell>
        </table:table-row>
        <table:table-row table:style-name="ro1">
          <table:table-cell office:value-type="float" office:value="6553.51" calcext:value-type="float">
            <text:p>6553.51</text:p>
          </table:table-cell>
        </table:table-row>
        <table:table-row table:style-name="ro1">
          <table:table-cell office:value-type="float" office:value="6581.65" calcext:value-type="float">
            <text:p>6581.65</text:p>
          </table:table-cell>
        </table:table-row>
        <table:table-row table:style-name="ro1">
          <table:table-cell office:value-type="float" office:value="6610.94" calcext:value-type="float">
            <text:p>6610.94</text:p>
          </table:table-cell>
        </table:table-row>
        <table:table-row table:style-name="ro1">
          <table:table-cell office:value-type="float" office:value="6600.53" calcext:value-type="float">
            <text:p>6600.53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</table:table-row>
        <table:table-row table:style-name="ro1">
          <table:table-cell office:value-type="float" office:value="6578.82" calcext:value-type="float">
            <text:p>6578.82</text:p>
          </table:table-cell>
        </table:table-row>
        <table:table-row table:style-name="ro1">
          <table:table-cell office:value-type="float" office:value="6565.5" calcext:value-type="float">
            <text:p>6565.5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</table:table-row>
        <table:table-row table:style-name="ro1">
          <table:table-cell office:value-type="float" office:value="6552.15" calcext:value-type="float">
            <text:p>6552.15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</table:table-row>
        <table:table-row table:style-name="ro1">
          <table:table-cell office:value-type="float" office:value="6546.14" calcext:value-type="float">
            <text:p>6546.14</text:p>
          </table:table-cell>
        </table:table-row>
        <table:table-row table:style-name="ro1">
          <table:table-cell office:value-type="float" office:value="6551.28" calcext:value-type="float">
            <text:p>6551.28</text:p>
          </table:table-cell>
        </table:table-row>
        <table:table-row table:style-name="ro1">
          <table:table-cell office:value-type="float" office:value="6528.09" calcext:value-type="float">
            <text:p>6528.09</text:p>
          </table:table-cell>
        </table:table-row>
        <table:table-row table:style-name="ro1">
          <table:table-cell office:value-type="float" office:value="6529.16" calcext:value-type="float">
            <text:p>6529.16</text:p>
          </table:table-cell>
        </table:table-row>
        <table:table-row table:style-name="ro1">
          <table:table-cell office:value-type="float" office:value="6533.6" calcext:value-type="float">
            <text:p>6533.6</text:p>
          </table:table-cell>
        </table:table-row>
        <table:table-row table:style-name="ro1">
          <table:table-cell office:value-type="float" office:value="6557.9" calcext:value-type="float">
            <text:p>6557.9</text:p>
          </table:table-cell>
        </table:table-row>
        <table:table-row table:style-name="ro1">
          <table:table-cell office:value-type="float" office:value="6545.02" calcext:value-type="float">
            <text:p>6545.02</text:p>
          </table:table-cell>
        </table:table-row>
        <table:table-row table:style-name="ro1">
          <table:table-cell office:value-type="float" office:value="6544.99" calcext:value-type="float">
            <text:p>6544.99</text:p>
          </table:table-cell>
        </table:table-row>
        <table:table-row table:style-name="ro1">
          <table:table-cell office:value-type="float" office:value="6538.63" calcext:value-type="float">
            <text:p>6538.63</text:p>
          </table:table-cell>
        </table:table-row>
        <table:table-row table:style-name="ro1">
          <table:table-cell office:value-type="float" office:value="6550.06" calcext:value-type="float">
            <text:p>6550.06</text:p>
          </table:table-cell>
        </table:table-row>
        <table:table-row table:style-name="ro1">
          <table:table-cell office:value-type="float" office:value="6545.09" calcext:value-type="float">
            <text:p>6545.09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6494.93" calcext:value-type="float">
            <text:p>6494.93</text:p>
          </table:table-cell>
        </table:table-row>
        <table:table-row table:style-name="ro1">
          <table:table-cell office:value-type="float" office:value="6489.92" calcext:value-type="float">
            <text:p>6489.92</text:p>
          </table:table-cell>
        </table:table-row>
        <table:table-row table:style-name="ro1">
          <table:table-cell office:value-type="float" office:value="6505.6" calcext:value-type="float">
            <text:p>6505.6</text:p>
          </table:table-cell>
        </table:table-row>
        <table:table-row table:style-name="ro1">
          <table:table-cell office:value-type="float" office:value="6499.79" calcext:value-type="float">
            <text:p>6499.79</text:p>
          </table:table-cell>
        </table:table-row>
        <table:table-row table:style-name="ro1">
          <table:table-cell office:value-type="float" office:value="6492.98" calcext:value-type="float">
            <text:p>6492.98</text:p>
          </table:table-cell>
        </table:table-row>
        <table:table-row table:style-name="ro1">
          <table:table-cell office:value-type="float" office:value="6493.22" calcext:value-type="float">
            <text:p>6493.22</text:p>
          </table:table-cell>
        </table:table-row>
        <table:table-row table:style-name="ro1">
          <table:table-cell office:value-type="float" office:value="6487.01" calcext:value-type="float">
            <text:p>6487.01</text:p>
          </table:table-cell>
        </table:table-row>
        <table:table-row table:style-name="ro1">
          <table:table-cell office:value-type="float" office:value="6468.65" calcext:value-type="float">
            <text:p>6468.65</text:p>
          </table:table-cell>
        </table:table-row>
        <table:table-row table:style-name="ro1">
          <table:table-cell office:value-type="float" office:value="6489.93" calcext:value-type="float">
            <text:p>6489.93</text:p>
          </table:table-cell>
        </table:table-row>
        <table:table-row table:style-name="ro1">
          <table:table-cell office:value-type="float" office:value="6496.94" calcext:value-type="float">
            <text:p>6496.94</text:p>
          </table:table-cell>
        </table:table-row>
        <table:table-row table:style-name="ro1">
          <table:table-cell office:value-type="float" office:value="6498.97" calcext:value-type="float">
            <text:p>6498.97</text:p>
          </table:table-cell>
        </table:table-row>
        <table:table-row table:style-name="ro1">
          <table:table-cell office:value-type="float" office:value="6429.9" calcext:value-type="float">
            <text:p>6429.9</text:p>
          </table:table-cell>
        </table:table-row>
        <table:table-row table:style-name="ro1">
          <table:table-cell office:value-type="float" office:value="6382.56" calcext:value-type="float">
            <text:p>6382.56</text:p>
          </table:table-cell>
        </table:table-row>
        <table:table-row table:style-name="ro1">
          <table:table-cell office:value-type="float" office:value="6336.1" calcext:value-type="float">
            <text:p>6336.1</text:p>
          </table:table-cell>
        </table:table-row>
        <table:table-row table:style-name="ro1">
          <table:table-cell office:value-type="float" office:value="6344.5" calcext:value-type="float">
            <text:p>6344.5</text:p>
          </table:table-cell>
        </table:table-row>
        <table:table-row table:style-name="ro1">
          <table:table-cell office:value-type="float" office:value="6363.76" calcext:value-type="float">
            <text:p>6363.76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</table:table-row>
        <table:table-row table:style-name="ro1">
          <table:table-cell office:value-type="float" office:value="6359.02" calcext:value-type="float">
            <text:p>6359.02</text:p>
          </table:table-cell>
        </table:table-row>
        <table:table-row table:style-name="ro1">
          <table:table-cell office:value-type="float" office:value="6353.97" calcext:value-type="float">
            <text:p>6353.97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</table:table-row>
        <table:table-row table:style-name="ro1">
          <table:table-cell office:value-type="float" office:value="6330.87" calcext:value-type="float">
            <text:p>6330.87</text:p>
          </table:table-cell>
        </table:table-row>
        <table:table-row table:style-name="ro1">
          <table:table-cell office:value-type="float" office:value="6339.39" calcext:value-type="float">
            <text:p>6339.39</text:p>
          </table:table-cell>
        </table:table-row>
        <table:table-row table:style-name="ro1">
          <table:table-cell office:value-type="float" office:value="6335.33" calcext:value-type="float">
            <text:p>6335.33</text:p>
          </table:table-cell>
        </table:table-row>
        <table:table-row table:style-name="ro1">
          <table:table-cell office:value-type="float" office:value="6331.87" calcext:value-type="float">
            <text:p>6331.87</text:p>
          </table:table-cell>
        </table:table-row>
        <table:table-row table:style-name="ro1">
          <table:table-cell office:value-type="float" office:value="6394.8" calcext:value-type="float">
            <text:p>6394.8</text:p>
          </table:table-cell>
        </table:table-row>
        <table:table-row table:style-name="ro1">
          <table:table-cell office:value-type="float" office:value="6371.37" calcext:value-type="float">
            <text:p>6371.37</text:p>
          </table:table-cell>
        </table:table-row>
        <table:table-row table:style-name="ro1">
          <table:table-cell office:value-type="float" office:value="6371.93" calcext:value-type="float">
            <text:p>6371.93</text:p>
          </table:table-cell>
        </table:table-row>
        <table:table-row table:style-name="ro1">
          <table:table-cell office:value-type="float" office:value="6362.59" calcext:value-type="float">
            <text:p>6362.59</text:p>
          </table:table-cell>
        </table:table-row>
        <table:table-row table:style-name="ro1">
          <table:table-cell office:value-type="float" office:value="6388.99" calcext:value-type="float">
            <text:p>6388.99</text:p>
          </table:table-cell>
        </table:table-row>
        <table:table-row table:style-name="ro1">
          <table:table-cell office:value-type="float" office:value="6366.98" calcext:value-type="float">
            <text:p>6366.98</text:p>
          </table:table-cell>
        </table:table-row>
        <table:table-row table:style-name="ro1">
          <table:table-cell office:value-type="float" office:value="6367.23" calcext:value-type="float">
            <text:p>6367.23</text:p>
          </table:table-cell>
        </table:table-row>
        <table:table-row table:style-name="ro1">
          <table:table-cell office:value-type="float" office:value="6379.68" calcext:value-type="float">
            <text:p>6379.68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6431.97" calcext:value-type="float">
            <text:p>6431.97</text:p>
          </table:table-cell>
        </table:table-row>
        <table:table-row table:style-name="ro1">
          <table:table-cell office:value-type="float" office:value="6425.2" calcext:value-type="float">
            <text:p>6425.2</text:p>
          </table:table-cell>
        </table:table-row>
        <table:table-row table:style-name="ro1">
          <table:table-cell office:value-type="float" office:value="6421.36" calcext:value-type="float">
            <text:p>6421.36</text:p>
          </table:table-cell>
        </table:table-row>
        <table:table-row table:style-name="ro1">
          <table:table-cell office:value-type="float" office:value="6424.8" calcext:value-type="float">
            <text:p>6424.8</text:p>
          </table:table-cell>
        </table:table-row>
        <table:table-row table:style-name="ro1">
          <table:table-cell office:value-type="float" office:value="6430.99" calcext:value-type="float">
            <text:p>6430.99</text:p>
          </table:table-cell>
        </table:table-row>
        <table:table-row table:style-name="ro1">
          <table:table-cell office:value-type="float" office:value="6433.98" calcext:value-type="float">
            <text:p>6433.98</text:p>
          </table:table-cell>
        </table:table-row>
        <table:table-row table:style-name="ro1">
          <table:table-cell office:value-type="float" office:value="6414.95" calcext:value-type="float">
            <text:p>6414.95</text:p>
          </table:table-cell>
        </table:table-row>
        <table:table-row table:style-name="ro1">
          <table:table-cell office:value-type="float" office:value="6408.08" calcext:value-type="float">
            <text:p>6408.08</text:p>
          </table:table-cell>
        </table:table-row>
        <table:table-row table:style-name="ro1">
          <table:table-cell office:value-type="float" office:value="6367.04" calcext:value-type="float">
            <text:p>6367.04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</table:table-row>
        <table:table-row table:style-name="ro1">
          <table:table-cell office:value-type="float" office:value="6375.34" calcext:value-type="float">
            <text:p>6375.34</text:p>
          </table:table-cell>
        </table:table-row>
        <table:table-row table:style-name="ro1">
          <table:table-cell office:value-type="float" office:value="6387.09" calcext:value-type="float">
            <text:p>6387.09</text:p>
          </table:table-cell>
        </table:table-row>
        <table:table-row table:style-name="ro1">
          <table:table-cell office:value-type="float" office:value="6371.82" calcext:value-type="float">
            <text:p>6371.82</text:p>
          </table:table-cell>
        </table:table-row>
        <table:table-row table:style-name="ro1">
          <table:table-cell office:value-type="float" office:value="6391.09" calcext:value-type="float">
            <text:p>6391.09</text:p>
          </table:table-cell>
        </table:table-row>
        <table:table-row table:style-name="ro1">
          <table:table-cell office:value-type="float" office:value="6402.54" calcext:value-type="float">
            <text:p>6402.54</text:p>
          </table:table-cell>
        </table:table-row>
        <table:table-row table:style-name="ro1">
          <table:table-cell office:value-type="float" office:value="6479.99" calcext:value-type="float">
            <text:p>6479.99</text:p>
          </table:table-cell>
        </table:table-row>
        <table:table-row table:style-name="ro1">
          <table:table-cell office:value-type="float" office:value="6481.1" calcext:value-type="float">
            <text:p>6481.1</text:p>
          </table:table-cell>
        </table:table-row>
        <table:table-row table:style-name="ro1">
          <table:table-cell office:value-type="float" office:value="6485.85" calcext:value-type="float">
            <text:p>6485.85</text:p>
          </table:table-cell>
        </table:table-row>
        <table:table-row table:style-name="ro1">
          <table:table-cell office:value-type="float" office:value="6468.97" calcext:value-type="float">
            <text:p>6468.97</text:p>
          </table:table-cell>
        </table:table-row>
        <table:table-row table:style-name="ro1">
          <table:table-cell office:value-type="float" office:value="6472.01" calcext:value-type="float">
            <text:p>6472.01</text:p>
          </table:table-cell>
        </table:table-row>
        <table:table-row table:style-name="ro1">
          <table:table-cell office:value-type="float" office:value="6452.84" calcext:value-type="float">
            <text:p>6452.84</text:p>
          </table:table-cell>
        </table:table-row>
        <table:table-row table:style-name="ro1">
          <table:table-cell office:value-type="float" office:value="6473.15" calcext:value-type="float">
            <text:p>6473.15</text:p>
          </table:table-cell>
        </table:table-row>
        <table:table-row table:style-name="ro1">
          <table:table-cell office:value-type="float" office:value="6448.12" calcext:value-type="float">
            <text:p>6448.12</text:p>
          </table:table-cell>
        </table:table-row>
        <table:table-row table:style-name="ro1">
          <table:table-cell office:value-type="float" office:value="6468.99" calcext:value-type="float">
            <text:p>6468.99</text:p>
          </table:table-cell>
        </table:table-row>
        <table:table-row table:style-name="ro1">
          <table:table-cell office:value-type="float" office:value="6448.38" calcext:value-type="float">
            <text:p>6448.38</text:p>
          </table:table-cell>
        </table:table-row>
        <table:table-row table:style-name="ro1">
          <table:table-cell office:value-type="float" office:value="6464.34" calcext:value-type="float">
            <text:p>6464.34</text:p>
          </table:table-cell>
        </table:table-row>
        <table:table-row table:style-name="ro1">
          <table:table-cell office:value-type="float" office:value="6471.72" calcext:value-type="float">
            <text:p>6471.72</text:p>
          </table:table-cell>
        </table:table-row>
        <table:table-row table:style-name="ro1">
          <table:table-cell office:value-type="float" office:value="6496.27" calcext:value-type="float">
            <text:p>6496.27</text:p>
          </table:table-cell>
        </table:table-row>
        <table:table-row table:style-name="ro1">
          <table:table-cell office:value-type="float" office:value="6479.87" calcext:value-type="float">
            <text:p>6479.87</text:p>
          </table:table-cell>
        </table:table-row>
        <table:table-row table:style-name="ro1">
          <table:table-cell office:value-type="float" office:value="6519.11" calcext:value-type="float">
            <text:p>6519.11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6581.97" calcext:value-type="float">
            <text:p>6581.97</text:p>
          </table:table-cell>
        </table:table-row>
        <table:table-row table:style-name="ro1">
          <table:table-cell office:value-type="float" office:value="6575.01" calcext:value-type="float">
            <text:p>6575.01</text:p>
          </table:table-cell>
        </table:table-row>
        <table:table-row table:style-name="ro1">
          <table:table-cell office:value-type="float" office:value="6547.96" calcext:value-type="float">
            <text:p>6547.96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</table:table-row>
        <table:table-row table:style-name="ro1">
          <table:table-cell office:value-type="float" office:value="6578.46" calcext:value-type="float">
            <text:p>6578.46</text:p>
          </table:table-cell>
        </table:table-row>
        <table:table-row table:style-name="ro1">
          <table:table-cell office:value-type="float" office:value="6511.08" calcext:value-type="float">
            <text:p>6511.08</text:p>
          </table:table-cell>
        </table:table-row>
        <table:table-row table:style-name="ro1">
          <table:table-cell office:value-type="float" office:value="6536.31" calcext:value-type="float">
            <text:p>6536.31</text:p>
          </table:table-cell>
        </table:table-row>
        <table:table-row table:style-name="ro1">
          <table:table-cell office:value-type="float" office:value="6527.34" calcext:value-type="float">
            <text:p>6527.34</text:p>
          </table:table-cell>
        </table:table-row>
        <table:table-row table:style-name="ro1">
          <table:table-cell office:value-type="float" office:value="6539.01" calcext:value-type="float">
            <text:p>6539.01</text:p>
          </table:table-cell>
        </table:table-row>
        <table:table-row table:style-name="ro1">
          <table:table-cell office:value-type="float" office:value="6495.72" calcext:value-type="float">
            <text:p>6495.72</text:p>
          </table:table-cell>
        </table:table-row>
        <table:table-row table:style-name="ro1">
          <table:table-cell office:value-type="float" office:value="6479.84" calcext:value-type="float">
            <text:p>6479.84</text:p>
          </table:table-cell>
        </table:table-row>
        <table:table-row table:style-name="ro1">
          <table:table-cell office:value-type="float" office:value="6486.84" calcext:value-type="float">
            <text:p>6486.84</text:p>
          </table:table-cell>
        </table:table-row>
        <table:table-row table:style-name="ro1">
          <table:table-cell office:value-type="float" office:value="6499.27" calcext:value-type="float">
            <text:p>6499.27</text:p>
          </table:table-cell>
        </table:table-row>
        <table:table-row table:style-name="ro1">
          <table:table-cell office:value-type="float" office:value="6428.91" calcext:value-type="float">
            <text:p>6428.91</text:p>
          </table:table-cell>
        </table:table-row>
        <table:table-row table:style-name="ro1">
          <table:table-cell office:value-type="float" office:value="6429.89" calcext:value-type="float">
            <text:p>6429.89</text:p>
          </table:table-cell>
        </table:table-row>
        <table:table-row table:style-name="ro1">
          <table:table-cell office:value-type="float" office:value="6434.03" calcext:value-type="float">
            <text:p>6434.03</text:p>
          </table:table-cell>
        </table:table-row>
        <table:table-row table:style-name="ro1">
          <table:table-cell office:value-type="float" office:value="6419.99" calcext:value-type="float">
            <text:p>6419.99</text:p>
          </table:table-cell>
        </table:table-row>
        <table:table-row table:style-name="ro1">
          <table:table-cell office:value-type="float" office:value="6434.69" calcext:value-type="float">
            <text:p>6434.69</text:p>
          </table:table-cell>
        </table:table-row>
        <table:table-row table:style-name="ro1">
          <table:table-cell office:value-type="float" office:value="6445.89" calcext:value-type="float">
            <text:p>6445.89</text:p>
          </table:table-cell>
        </table:table-row>
        <table:table-row table:style-name="ro1">
          <table:table-cell office:value-type="float" office:value="6450.08" calcext:value-type="float">
            <text:p>6450.08</text:p>
          </table:table-cell>
        </table:table-row>
        <table:table-row table:style-name="ro1">
          <table:table-cell office:value-type="float" office:value="6452.22" calcext:value-type="float">
            <text:p>6452.22</text:p>
          </table:table-cell>
        </table:table-row>
        <table:table-row table:style-name="ro1">
          <table:table-cell office:value-type="float" office:value="6447.4" calcext:value-type="float">
            <text:p>6447.4</text:p>
          </table:table-cell>
        </table:table-row>
        <table:table-row table:style-name="ro1">
          <table:table-cell office:value-type="float" office:value="6433.05" calcext:value-type="float">
            <text:p>6433.05</text:p>
          </table:table-cell>
        </table:table-row>
        <table:table-row table:style-name="ro1">
          <table:table-cell office:value-type="float" office:value="6428.72" calcext:value-type="float">
            <text:p>6428.72</text:p>
          </table:table-cell>
        </table:table-row>
        <table:table-row table:style-name="ro1">
          <table:table-cell office:value-type="float" office:value="6443.67" calcext:value-type="float">
            <text:p>6443.67</text:p>
          </table:table-cell>
        </table:table-row>
        <table:table-row table:style-name="ro1">
          <table:table-cell office:value-type="float" office:value="6410.01" calcext:value-type="float">
            <text:p>6410.01</text:p>
          </table:table-cell>
        </table:table-row>
        <table:table-row table:style-name="ro1">
          <table:table-cell office:value-type="float" office:value="6380.89" calcext:value-type="float">
            <text:p>6380.89</text:p>
          </table:table-cell>
        </table:table-row>
        <table:table-row table:style-name="ro1">
          <table:table-cell office:value-type="float" office:value="6421.38" calcext:value-type="float">
            <text:p>6421.38</text:p>
          </table:table-cell>
        </table:table-row>
        <table:table-row table:style-name="ro1">
          <table:table-cell office:value-type="float" office:value="6449.81" calcext:value-type="float">
            <text:p>6449.81</text:p>
          </table:table-cell>
        </table:table-row>
        <table:table-row table:style-name="ro1">
          <table:table-cell office:value-type="float" office:value="6455.25" calcext:value-type="float">
            <text:p>6455.25</text:p>
          </table:table-cell>
        </table:table-row>
        <table:table-row table:style-name="ro1">
          <table:table-cell office:value-type="float" office:value="6447.29" calcext:value-type="float">
            <text:p>6447.29</text:p>
          </table:table-cell>
        </table:table-row>
        <table:table-row table:style-name="ro1">
          <table:table-cell office:value-type="float" office:value="6439.28" calcext:value-type="float">
            <text:p>6439.28</text:p>
          </table:table-cell>
        </table:table-row>
        <table:table-row table:style-name="ro1">
          <table:table-cell office:value-type="float" office:value="6452.12" calcext:value-type="float">
            <text:p>6452.12</text:p>
          </table:table-cell>
        </table:table-row>
        <table:table-row table:style-name="ro1">
          <table:table-cell office:value-type="float" office:value="6458.64" calcext:value-type="float">
            <text:p>6458.64</text:p>
          </table:table-cell>
        </table:table-row>
        <table:table-row table:style-name="ro1">
          <table:table-cell office:value-type="float" office:value="6453.07" calcext:value-type="float">
            <text:p>6453.07</text:p>
          </table:table-cell>
        </table:table-row>
        <table:table-row table:style-name="ro1">
          <table:table-cell office:value-type="float" office:value="6443.01" calcext:value-type="float">
            <text:p>6443.01</text:p>
          </table:table-cell>
        </table:table-row>
        <table:table-row table:style-name="ro1">
          <table:table-cell office:value-type="float" office:value="6460.48" calcext:value-type="float">
            <text:p>6460.48</text:p>
          </table:table-cell>
        </table:table-row>
        <table:table-row table:style-name="ro1">
          <table:table-cell office:value-type="float" office:value="6443.24" calcext:value-type="float">
            <text:p>6443.24</text:p>
          </table:table-cell>
        </table:table-row>
        <table:table-row table:style-name="ro1">
          <table:table-cell office:value-type="float" office:value="6459.5" calcext:value-type="float">
            <text:p>6459.5</text:p>
          </table:table-cell>
        </table:table-row>
        <table:table-row table:style-name="ro1">
          <table:table-cell office:value-type="float" office:value="6461.3" calcext:value-type="float">
            <text:p>6461.3</text:p>
          </table:table-cell>
        </table:table-row>
        <table:table-row table:style-name="ro1">
          <table:table-cell office:value-type="float" office:value="6457.66" calcext:value-type="float">
            <text:p>6457.66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6381.88" calcext:value-type="float">
            <text:p>6381.88</text:p>
          </table:table-cell>
        </table:table-row>
        <table:table-row table:style-name="ro1">
          <table:table-cell office:value-type="float" office:value="6232.83" calcext:value-type="float">
            <text:p>6232.83</text:p>
          </table:table-cell>
        </table:table-row>
        <table:table-row table:style-name="ro1">
          <table:table-cell office:value-type="float" office:value="5863.94" calcext:value-type="float">
            <text:p>5863.94</text:p>
          </table:table-cell>
        </table:table-row>
        <table:table-row table:style-name="ro1">
          <table:table-cell office:value-type="float" office:value="5922.41" calcext:value-type="float">
            <text:p>5922.41</text:p>
          </table:table-cell>
        </table:table-row>
        <table:table-row table:style-name="ro1">
          <table:table-cell office:value-type="float" office:value="5746.57" calcext:value-type="float">
            <text:p>5746.57</text:p>
          </table:table-cell>
        </table:table-row>
        <table:table-row table:style-name="ro1">
          <table:table-cell office:value-type="float" office:value="5760.94" calcext:value-type="float">
            <text:p>5760.94</text:p>
          </table:table-cell>
        </table:table-row>
        <table:table-row table:style-name="ro1">
          <table:table-cell office:value-type="float" office:value="5590.2" calcext:value-type="float">
            <text:p>5590.2</text:p>
          </table:table-cell>
        </table:table-row>
        <table:table-row table:style-name="ro1">
          <table:table-cell office:value-type="float" office:value="5675.12" calcext:value-type="float">
            <text:p>5675.12</text:p>
          </table:table-cell>
        </table:table-row>
        <table:table-row table:style-name="ro1">
          <table:table-cell office:value-type="float" office:value="5690.39" calcext:value-type="float">
            <text:p>5690.39</text:p>
          </table:table-cell>
        </table:table-row>
        <table:table-row table:style-name="ro1">
          <table:table-cell office:value-type="float" office:value="5753.4" calcext:value-type="float">
            <text:p>5753.4</text:p>
          </table:table-cell>
        </table:table-row>
        <table:table-row table:style-name="ro1">
          <table:table-cell office:value-type="float" office:value="5730.47" calcext:value-type="float">
            <text:p>5730.47</text:p>
          </table:table-cell>
        </table:table-row>
        <table:table-row table:style-name="ro1">
          <table:table-cell office:value-type="float" office:value="5641.8" calcext:value-type="float">
            <text:p>5641.8</text:p>
          </table:table-cell>
        </table:table-row>
        <table:table-row table:style-name="ro1">
          <table:table-cell office:value-type="float" office:value="5669.8" calcext:value-type="float">
            <text:p>5669.8</text:p>
          </table:table-cell>
        </table:table-row>
        <table:table-row table:style-name="ro1">
          <table:table-cell office:value-type="float" office:value="5645.62" calcext:value-type="float">
            <text:p>5645.62</text:p>
          </table:table-cell>
        </table:table-row>
        <table:table-row table:style-name="ro1">
          <table:table-cell office:value-type="float" office:value="5627.5" calcext:value-type="float">
            <text:p>5627.5</text:p>
          </table:table-cell>
        </table:table-row>
        <table:table-row table:style-name="ro1">
          <table:table-cell office:value-type="float" office:value="5655.94" calcext:value-type="float">
            <text:p>5655.94</text:p>
          </table:table-cell>
        </table:table-row>
        <table:table-row table:style-name="ro1">
          <table:table-cell office:value-type="float" office:value="5576.46" calcext:value-type="float">
            <text:p>5576.46</text:p>
          </table:table-cell>
        </table:table-row>
        <table:table-row table:style-name="ro1">
          <table:table-cell office:value-type="float" office:value="5638.06" calcext:value-type="float">
            <text:p>5638.06</text:p>
          </table:table-cell>
        </table:table-row>
        <table:table-row table:style-name="ro1">
          <table:table-cell office:value-type="float" office:value="5615.9" calcext:value-type="float">
            <text:p>5615.9</text:p>
          </table:table-cell>
        </table:table-row>
        <table:table-row table:style-name="ro1">
          <table:table-cell office:value-type="float" office:value="5600.38" calcext:value-type="float">
            <text:p>5600.38</text:p>
          </table:table-cell>
        </table:table-row>
        <table:table-row table:style-name="ro1">
          <table:table-cell office:value-type="float" office:value="5611.59" calcext:value-type="float">
            <text:p>5611.59</text:p>
          </table:table-cell>
        </table:table-row>
        <table:table-row table:style-name="ro1">
          <table:table-cell office:value-type="float" office:value="5628.29" calcext:value-type="float">
            <text:p>5628.29</text:p>
          </table:table-cell>
        </table:table-row>
        <table:table-row table:style-name="ro1">
          <table:table-cell office:value-type="float" office:value="5671.24" calcext:value-type="float">
            <text:p>5671.24</text:p>
          </table:table-cell>
        </table:table-row>
        <table:table-row table:style-name="ro1">
          <table:table-cell office:value-type="float" office:value="5660.59" calcext:value-type="float">
            <text:p>5660.59</text:p>
          </table:table-cell>
        </table:table-row>
        <table:table-row table:style-name="ro1">
          <table:table-cell office:value-type="float" office:value="5627.01" calcext:value-type="float">
            <text:p>5627.01</text:p>
          </table:table-cell>
        </table:table-row>
        <table:table-row table:style-name="ro1">
          <table:table-cell office:value-type="float" office:value="5641.09" calcext:value-type="float">
            <text:p>5641.09</text:p>
          </table:table-cell>
        </table:table-row>
        <table:table-row table:style-name="ro1">
          <table:table-cell office:value-type="float" office:value="5687.36" calcext:value-type="float">
            <text:p>5687.36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float" office:value="5591.28" calcext:value-type="float">
            <text:p>5591.28</text:p>
          </table:table-cell>
        </table:table-row>
        <table:table-row table:style-name="ro1">
          <table:table-cell office:value-type="float" office:value="5467.52" calcext:value-type="float">
            <text:p>5467.52</text:p>
          </table:table-cell>
        </table:table-row>
        <table:table-row table:style-name="ro1">
          <table:table-cell office:value-type="float" office:value="5332.87" calcext:value-type="float">
            <text:p>5332.87</text:p>
          </table:table-cell>
        </table:table-row>
        <table:table-row table:style-name="ro1">
          <table:table-cell office:value-type="float" office:value="5203.16" calcext:value-type="float">
            <text:p>5203.16</text:p>
          </table:table-cell>
        </table:table-row>
        <table:table-row table:style-name="ro1">
          <table:table-cell office:value-type="float" office:value="5072.14" calcext:value-type="float">
            <text:p>5072.14</text:p>
          </table:table-cell>
        </table:table-row>
        <table:table-row table:style-name="ro1">
          <table:table-cell office:value-type="float" office:value="4910.03" calcext:value-type="float">
            <text:p>4910.03</text:p>
          </table:table-cell>
        </table:table-row>
        <table:table-row table:style-name="ro1">
          <table:table-cell office:value-type="float" office:value="4954.01" calcext:value-type="float">
            <text:p>4954.01</text:p>
          </table:table-cell>
        </table:table-row>
        <table:table-row table:style-name="ro1">
          <table:table-cell office:value-type="float" office:value="4671.19" calcext:value-type="float">
            <text:p>4671.19</text:p>
          </table:table-cell>
        </table:table-row>
        <table:table-row table:style-name="ro1">
          <table:table-cell office:value-type="float" office:value="4511.84" calcext:value-type="float">
            <text:p>4511.84</text:p>
          </table:table-cell>
        </table:table-row>
        <table:table-row table:style-name="ro1">
          <table:table-cell office:value-type="float" office:value="4952.05" calcext:value-type="float">
            <text:p>4952.05</text:p>
          </table:table-cell>
        </table:table-row>
        <table:table-row table:style-name="ro1">
          <table:table-cell office:value-type="float" office:value="4673.93" calcext:value-type="float">
            <text:p>4673.93</text:p>
          </table:table-cell>
        </table:table-row>
        <table:table-row table:style-name="ro1">
          <table:table-cell office:value-type="float" office:value="4558.86" calcext:value-type="float">
            <text:p>4558.86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</table:table-row>
        <table:table-row table:style-name="ro1">
          <table:table-cell office:value-type="float" office:value="4653.78" calcext:value-type="float">
            <text:p>4653.78</text:p>
          </table:table-cell>
        </table:table-row>
        <table:table-row table:style-name="ro1">
          <table:table-cell office:value-type="float" office:value="4624.15" calcext:value-type="float">
            <text:p>4624.15</text:p>
          </table:table-cell>
        </table:table-row>
        <table:table-row table:style-name="ro1">
          <table:table-cell office:value-type="float" office:value="4632.87" calcext:value-type="float">
            <text:p>4632.87</text:p>
          </table:table-cell>
        </table:table-row>
        <table:table-row table:style-name="ro1">
          <table:table-cell office:value-type="float" office:value="4543.99" calcext:value-type="float">
            <text:p>4543.99</text:p>
          </table:table-cell>
        </table:table-row>
        <table:table-row table:style-name="ro1">
          <table:table-cell office:value-type="float" office:value="4661.07" calcext:value-type="float">
            <text:p>4661.07</text:p>
          </table:table-cell>
        </table:table-row>
        <table:table-row table:style-name="ro1">
          <table:table-cell office:value-type="float" office:value="4636.71" calcext:value-type="float">
            <text:p>4636.71</text:p>
          </table:table-cell>
        </table:table-row>
        <table:table-row table:style-name="ro1">
          <table:table-cell office:value-type="float" office:value="4630.02" calcext:value-type="float">
            <text:p>4630.02</text:p>
          </table:table-cell>
        </table:table-row>
        <table:table-row table:style-name="ro1">
          <table:table-cell office:value-type="float" office:value="4560.02" calcext:value-type="float">
            <text:p>4560.02</text:p>
          </table:table-cell>
        </table:table-row>
        <table:table-row table:style-name="ro1">
          <table:table-cell office:value-type="float" office:value="4562.43" calcext:value-type="float">
            <text:p>4562.43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4318.73" calcext:value-type="float">
            <text:p>4318.73</text:p>
          </table:table-cell>
        </table:table-row>
        <table:table-row table:style-name="ro1">
          <table:table-cell office:value-type="float" office:value="4355.08" calcext:value-type="float">
            <text:p>4355.08</text:p>
          </table:table-cell>
        </table:table-row>
        <table:table-row table:style-name="ro1">
          <table:table-cell office:value-type="float" office:value="4396.37" calcext:value-type="float">
            <text:p>4396.37</text:p>
          </table:table-cell>
        </table:table-row>
        <table:table-row table:style-name="ro1">
          <table:table-cell office:value-type="float" office:value="4404.99" calcext:value-type="float">
            <text:p>4404.99</text:p>
          </table:table-cell>
        </table:table-row>
        <table:table-row table:style-name="ro1">
          <table:table-cell office:value-type="float" office:value="4372.45" calcext:value-type="float">
            <text:p>4372.45</text:p>
          </table:table-cell>
        </table:table-row>
        <table:table-row table:style-name="ro1">
          <table:table-cell office:value-type="float" office:value="4420.61" calcext:value-type="float">
            <text:p>4420.61</text:p>
          </table:table-cell>
        </table:table-row>
        <table:table-row table:style-name="ro1">
          <table:table-cell office:value-type="float" office:value="4443.78" calcext:value-type="float">
            <text:p>4443.78</text:p>
          </table:table-cell>
        </table:table-row>
        <table:table-row table:style-name="ro1">
          <table:table-cell office:value-type="float" office:value="4389.04" calcext:value-type="float">
            <text:p>4389.04</text:p>
          </table:table-cell>
        </table:table-row>
        <table:table-row table:style-name="ro1">
          <table:table-cell office:value-type="float" office:value="4388.44" calcext:value-type="float">
            <text:p>4388.44</text:p>
          </table:table-cell>
        </table:table-row>
        <table:table-row table:style-name="ro1">
          <table:table-cell office:value-type="float" office:value="4372.02" calcext:value-type="float">
            <text:p>4372.02</text:p>
          </table:table-cell>
        </table:table-row>
        <table:table-row table:style-name="ro1">
          <table:table-cell office:value-type="float" office:value="4270.65" calcext:value-type="float">
            <text:p>4270.65</text:p>
          </table:table-cell>
        </table:table-row>
        <table:table-row table:style-name="ro1">
          <table:table-cell office:value-type="float" office:value="3932.44" calcext:value-type="float">
            <text:p>3932.44</text:p>
          </table:table-cell>
        </table:table-row>
        <table:table-row table:style-name="ro1">
          <table:table-cell office:value-type="float" office:value="3768.89" calcext:value-type="float">
            <text:p>3768.89</text:p>
          </table:table-cell>
        </table:table-row>
        <table:table-row table:style-name="ro1">
          <table:table-cell office:value-type="float" office:value="3866.78" calcext:value-type="float">
            <text:p>3866.78</text:p>
          </table:table-cell>
        </table:table-row>
        <table:table-row table:style-name="ro1">
          <table:table-cell office:value-type="float" office:value="3910.48" calcext:value-type="float">
            <text:p>3910.48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3949.03" calcext:value-type="float">
            <text:p>3949.03</text:p>
          </table:table-cell>
        </table:table-row>
        <table:table-row table:style-name="ro1">
          <table:table-cell office:value-type="float" office:value="4085.78" calcext:value-type="float">
            <text:p>4085.78</text:p>
          </table:table-cell>
        </table:table-row>
        <table:table-row table:style-name="ro1">
          <table:table-cell office:value-type="float" office:value="4118.98" calcext:value-type="float">
            <text:p>4118.98</text:p>
          </table:table-cell>
        </table:table-row>
        <table:table-row table:style-name="ro1">
          <table:table-cell office:value-type="float" office:value="4085.81" calcext:value-type="float">
            <text:p>4085.81</text:p>
          </table:table-cell>
        </table:table-row>
        <table:table-row table:style-name="ro1">
          <table:table-cell office:value-type="float" office:value="4057.89" calcext:value-type="float">
            <text:p>4057.89</text:p>
          </table:table-cell>
        </table:table-row>
        <table:table-row table:style-name="ro1">
          <table:table-cell office:value-type="float" office:value="3834.16" calcext:value-type="float">
            <text:p>3834.16</text:p>
          </table:table-cell>
        </table:table-row>
        <table:table-row table:style-name="ro1">
          <table:table-cell office:value-type="float" office:value="3904.15" calcext:value-type="float">
            <text:p>3904.15</text:p>
          </table:table-cell>
        </table:table-row>
        <table:table-row table:style-name="ro1">
          <table:table-cell office:value-type="float" office:value="3862.2" calcext:value-type="float">
            <text:p>3862.2</text:p>
          </table:table-cell>
        </table:table-row>
        <table:table-row table:style-name="ro1">
          <table:table-cell office:value-type="float" office:value="3804.48" calcext:value-type="float">
            <text:p>3804.48</text:p>
          </table:table-cell>
        </table:table-row>
        <table:table-row table:style-name="ro1">
          <table:table-cell office:value-type="float" office:value="3849.54" calcext:value-type="float">
            <text:p>3849.54</text:p>
          </table:table-cell>
        </table:table-row>
        <table:table-row table:style-name="ro1">
          <table:table-cell office:value-type="float" office:value="3756.91" calcext:value-type="float">
            <text:p>3756.91</text:p>
          </table:table-cell>
        </table:table-row>
        <table:table-row table:style-name="ro1">
          <table:table-cell office:value-type="float" office:value="3779.4" calcext:value-type="float">
            <text:p>3779.4</text:p>
          </table:table-cell>
        </table:table-row>
        <table:table-row table:style-name="ro1">
          <table:table-cell office:value-type="float" office:value="3821.99" calcext:value-type="float">
            <text:p>3821.99</text:p>
          </table:table-cell>
        </table:table-row>
        <table:table-row table:style-name="ro1">
          <table:table-cell office:value-type="float" office:value="3875.21" calcext:value-type="float">
            <text:p>3875.21</text:p>
          </table:table-cell>
        </table:table-row>
        <table:table-row table:style-name="ro1">
          <table:table-cell office:value-type="float" office:value="3936.15" calcext:value-type="float">
            <text:p>3936.15</text:p>
          </table:table-cell>
        </table:table-row>
        <table:table-row table:style-name="ro1">
          <table:table-cell office:value-type="float" office:value="4106.8" calcext:value-type="float">
            <text:p>4106.8</text:p>
          </table:table-cell>
        </table:table-row>
        <table:table-row table:style-name="ro1">
          <table:table-cell office:value-type="float" office:value="4090.55" calcext:value-type="float">
            <text:p>4090.55</text:p>
          </table:table-cell>
        </table:table-row>
        <table:table-row table:style-name="ro1">
          <table:table-cell office:value-type="float" office:value="4249.82" calcext:value-type="float">
            <text:p>4249.82</text:p>
          </table:table-cell>
        </table:table-row>
        <table:table-row table:style-name="ro1">
          <table:table-cell office:value-type="float" office:value="4332.17" calcext:value-type="float">
            <text:p>4332.17</text:p>
          </table:table-cell>
        </table:table-row>
        <table:table-row table:style-name="ro1">
          <table:table-cell office:value-type="float" office:value="4264.85" calcext:value-type="float">
            <text:p>4264.85</text:p>
          </table:table-cell>
        </table:table-row>
        <table:table-row table:style-name="ro1">
          <table:table-cell office:value-type="float" office:value="4163.7" calcext:value-type="float">
            <text:p>4163.7</text:p>
          </table:table-cell>
        </table:table-row>
        <table:table-row table:style-name="ro1">
          <table:table-cell office:value-type="float" office:value="4212.71" calcext:value-type="float">
            <text:p>4212.71</text:p>
          </table:table-cell>
        </table:table-row>
        <table:table-row table:style-name="ro1">
          <table:table-cell office:value-type="float" office:value="4386.34" calcext:value-type="float">
            <text:p>4386.34</text:p>
          </table:table-cell>
        </table:table-row>
        <table:table-row table:style-name="ro1">
          <table:table-cell office:value-type="float" office:value="4271.13" calcext:value-type="float">
            <text:p>4271.13</text:p>
          </table:table-cell>
        </table:table-row>
        <table:table-row table:style-name="ro1">
          <table:table-cell office:value-type="float" office:value="4245.02" calcext:value-type="float">
            <text:p>4245.02</text:p>
          </table:table-cell>
        </table:table-row>
        <table:table-row table:style-name="ro1">
          <table:table-cell office:value-type="float" office:value="4295.84" calcext:value-type="float">
            <text:p>4295.84</text:p>
          </table:table-cell>
        </table:table-row>
        <table:table-row table:style-name="ro1">
          <table:table-cell office:value-type="float" office:value="4292.08" calcext:value-type="float">
            <text:p>4292.08</text:p>
          </table:table-cell>
        </table:table-row>
        <table:table-row table:style-name="ro1">
          <table:table-cell office:value-type="float" office:value="4223.27" calcext:value-type="float">
            <text:p>4223.27</text:p>
          </table:table-cell>
        </table:table-row>
        <table:table-row table:style-name="ro1">
          <table:table-cell office:value-type="float" office:value="4022.79" calcext:value-type="float">
            <text:p>4022.79</text:p>
          </table:table-cell>
        </table:table-row>
        <table:table-row table:style-name="ro1">
          <table:table-cell office:value-type="float" office:value="4027.38" calcext:value-type="float">
            <text:p>4027.38</text:p>
          </table:table-cell>
        </table:table-row>
        <table:table-row table:style-name="ro1">
          <table:table-cell office:value-type="float" office:value="4036.34" calcext:value-type="float">
            <text:p>4036.34</text:p>
          </table:table-cell>
        </table:table-row>
        <table:table-row table:style-name="ro1">
          <table:table-cell office:value-type="float" office:value="4041.32" calcext:value-type="float">
            <text:p>4041.32</text:p>
          </table:table-cell>
        </table:table-row>
        <table:table-row table:style-name="ro1">
          <table:table-cell office:value-type="float" office:value="4030.39" calcext:value-type="float">
            <text:p>4030.39</text:p>
          </table:table-cell>
        </table:table-row>
        <table:table-row table:style-name="ro1">
          <table:table-cell office:value-type="float" office:value="3997.8" calcext:value-type="float">
            <text:p>3997.8</text:p>
          </table:table-cell>
        </table:table-row>
        <table:table-row table:style-name="ro1">
          <table:table-cell office:value-type="float" office:value="4175.87" calcext:value-type="float">
            <text:p>4175.87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4190.02" calcext:value-type="float">
            <text:p>4190.02</text:p>
          </table:table-cell>
        </table:table-row>
        <table:table-row table:style-name="ro1">
          <table:table-cell office:value-type="float" office:value="4200.02" calcext:value-type="float">
            <text:p>4200.02</text:p>
          </table:table-cell>
        </table:table-row>
        <table:table-row table:style-name="ro1">
          <table:table-cell office:value-type="float" office:value="4179.93" calcext:value-type="float">
            <text:p>4179.93</text:p>
          </table:table-cell>
        </table:table-row>
        <table:table-row table:style-name="ro1">
          <table:table-cell office:value-type="float" office:value="4152.02" calcext:value-type="float">
            <text:p>4152.02</text:p>
          </table:table-cell>
        </table:table-row>
        <table:table-row table:style-name="ro1">
          <table:table-cell office:value-type="float" office:value="4174.79" calcext:value-type="float">
            <text:p>4174.79</text:p>
          </table:table-cell>
        </table:table-row>
        <table:table-row table:style-name="ro1">
          <table:table-cell office:value-type="float" office:value="4180.05" calcext:value-type="float">
            <text:p>4180.05</text:p>
          </table:table-cell>
        </table:table-row>
        <table:table-row table:style-name="ro1">
          <table:table-cell office:value-type="float" office:value="4161.01" calcext:value-type="float">
            <text:p>4161.01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4032.76" calcext:value-type="float">
            <text:p>4032.76</text:p>
          </table:table-cell>
        </table:table-row>
        <table:table-row table:style-name="ro1">
          <table:table-cell office:value-type="float" office:value="4027.77" calcext:value-type="float">
            <text:p>4027.77</text:p>
          </table:table-cell>
        </table:table-row>
        <table:table-row table:style-name="ro1">
          <table:table-cell office:value-type="float" office:value="3882.86" calcext:value-type="float">
            <text:p>3882.86</text:p>
          </table:table-cell>
        </table:table-row>
        <table:table-row table:style-name="ro1">
          <table:table-cell office:value-type="float" office:value="3871.41" calcext:value-type="float">
            <text:p>3871.41</text:p>
          </table:table-cell>
        </table:table-row>
        <table:table-row table:style-name="ro1">
          <table:table-cell office:value-type="float" office:value="3884.01" calcext:value-type="float">
            <text:p>3884.01</text:p>
          </table:table-cell>
        </table:table-row>
        <table:table-row table:style-name="ro1">
          <table:table-cell office:value-type="float" office:value="3866.68" calcext:value-type="float">
            <text:p>3866.68</text:p>
          </table:table-cell>
        </table:table-row>
        <table:table-row table:style-name="ro1">
          <table:table-cell office:value-type="float" office:value="4027.64" calcext:value-type="float">
            <text:p>4027.64</text:p>
          </table:table-cell>
        </table:table-row>
        <table:table-row table:style-name="ro1">
          <table:table-cell office:value-type="float" office:value="3996.26" calcext:value-type="float">
            <text:p>3996.26</text:p>
          </table:table-cell>
        </table:table-row>
        <table:table-row table:style-name="ro1">
          <table:table-cell office:value-type="float" office:value="4024.83" calcext:value-type="float">
            <text:p>4024.83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3951.64" calcext:value-type="float">
            <text:p>3951.64</text:p>
          </table:table-cell>
        </table:table-row>
        <table:table-row table:style-name="ro1">
          <table:table-cell office:value-type="float" office:value="3886.87" calcext:value-type="float">
            <text:p>3886.87</text:p>
          </table:table-cell>
        </table:table-row>
        <table:table-row table:style-name="ro1">
          <table:table-cell office:value-type="float" office:value="3850.89" calcext:value-type="float">
            <text:p>3850.89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3877.95" calcext:value-type="float">
            <text:p>3877.95</text:p>
          </table:table-cell>
        </table:table-row>
        <table:table-row table:style-name="ro1">
          <table:table-cell office:value-type="float" office:value="3774.19" calcext:value-type="float">
            <text:p>3774.19</text:p>
          </table:table-cell>
        </table:table-row>
        <table:table-row table:style-name="ro1">
          <table:table-cell office:value-type="float" office:value="3769.84" calcext:value-type="float">
            <text:p>3769.84</text:p>
          </table:table-cell>
        </table:table-row>
        <table:table-row table:style-name="ro1">
          <table:table-cell office:value-type="float" office:value="3771.65" calcext:value-type="float">
            <text:p>3771.65</text:p>
          </table:table-cell>
        </table:table-row>
        <table:table-row table:style-name="ro1">
          <table:table-cell office:value-type="float" office:value="3859.33" calcext:value-type="float">
            <text:p>3859.33</text:p>
          </table:table-cell>
        </table:table-row>
        <table:table-row table:style-name="ro1">
          <table:table-cell office:value-type="float" office:value="3816.79" calcext:value-type="float">
            <text:p>3816.79</text:p>
          </table:table-cell>
        </table:table-row>
        <table:table-row table:style-name="ro1">
          <table:table-cell office:value-type="float" office:value="3691.91" calcext:value-type="float">
            <text:p>3691.91</text:p>
          </table:table-cell>
        </table:table-row>
        <table:table-row table:style-name="ro1">
          <table:table-cell office:value-type="float" office:value="3694.44" calcext:value-type="float">
            <text:p>3694.44</text:p>
          </table:table-cell>
        </table:table-row>
        <table:table-row table:style-name="ro1">
          <table:table-cell office:value-type="float" office:value="3508.75" calcext:value-type="float">
            <text:p>3508.75</text:p>
          </table:table-cell>
        </table:table-row>
        <table:table-row table:style-name="ro1">
          <table:table-cell office:value-type="float" office:value="3367.6" calcext:value-type="float">
            <text:p>3367.6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3397.62" calcext:value-type="float">
            <text:p>3397.62</text:p>
          </table:table-cell>
        </table:table-row>
        <table:table-row table:style-name="ro1">
          <table:table-cell office:value-type="float" office:value="3319.99" calcext:value-type="float">
            <text:p>3319.99</text:p>
          </table:table-cell>
        </table:table-row>
        <table:table-row table:style-name="ro1">
          <table:table-cell office:value-type="float" office:value="3492.66" calcext:value-type="float">
            <text:p>3492.66</text:p>
          </table:table-cell>
        </table:table-row>
        <table:table-row table:style-name="ro1">
          <table:table-cell office:value-type="float" office:value="3403.55" calcext:value-type="float">
            <text:p>3403.55</text:p>
          </table:table-cell>
        </table:table-row>
        <table:table-row table:style-name="ro1">
          <table:table-cell office:value-type="float" office:value="3449.7" calcext:value-type="float">
            <text:p>3449.7</text:p>
          </table:table-cell>
        </table:table-row>
        <table:table-row table:style-name="ro1">
          <table:table-cell office:value-type="float" office:value="3428.78" calcext:value-type="float">
            <text:p>3428.78</text:p>
          </table:table-cell>
        </table:table-row>
        <table:table-row table:style-name="ro1">
          <table:table-cell office:value-type="float" office:value="3412.24" calcext:value-type="float">
            <text:p>3412.24</text:p>
          </table:table-cell>
        </table:table-row>
        <table:table-row table:style-name="ro1">
          <table:table-cell office:value-type="float" office:value="3361.57" calcext:value-type="float">
            <text:p>3361.57</text:p>
          </table:table-cell>
        </table:table-row>
        <table:table-row table:style-name="ro1">
          <table:table-cell office:value-type="float" office:value="3379.09" calcext:value-type="float">
            <text:p>3379.09</text:p>
          </table:table-cell>
        </table:table-row>
        <table:table-row table:style-name="ro1">
          <table:table-cell office:value-type="float" office:value="3410.93" calcext:value-type="float">
            <text:p>3410.93</text:p>
          </table:table-cell>
        </table:table-row>
        <table:table-row table:style-name="ro1">
          <table:table-cell office:value-type="float" office:value="3418.66" calcext:value-type="float">
            <text:p>3418.66</text:p>
          </table:table-cell>
        </table:table-row>
        <table:table-row table:style-name="ro1">
          <table:table-cell office:value-type="float" office:value="3416.72" calcext:value-type="float">
            <text:p>3416.72</text:p>
          </table:table-cell>
        </table:table-row>
        <table:table-row table:style-name="ro1">
          <table:table-cell office:value-type="float" office:value="3443.04" calcext:value-type="float">
            <text:p>3443.04</text:p>
          </table:table-cell>
        </table:table-row>
        <table:table-row table:style-name="ro1">
          <table:table-cell office:value-type="float" office:value="3580.95" calcext:value-type="float">
            <text:p>3580.95</text:p>
          </table:table-cell>
        </table:table-row>
        <table:table-row table:style-name="ro1">
          <table:table-cell office:value-type="float" office:value="3580.82" calcext:value-type="float">
            <text:p>3580.82</text:p>
          </table:table-cell>
        </table:table-row>
        <table:table-row table:style-name="ro1">
          <table:table-cell office:value-type="float" office:value="3545.37" calcext:value-type="float">
            <text:p>3545.37</text:p>
          </table:table-cell>
        </table:table-row>
        <table:table-row table:style-name="ro1">
          <table:table-cell office:value-type="float" office:value="3552.51" calcext:value-type="float">
            <text:p>3552.51</text:p>
          </table:table-cell>
        </table:table-row>
        <table:table-row table:style-name="ro1">
          <table:table-cell office:value-type="float" office:value="3503.63" calcext:value-type="float">
            <text:p>3503.63</text:p>
          </table:table-cell>
        </table:table-row>
        <table:table-row table:style-name="ro1">
          <table:table-cell office:value-type="float" office:value="3516.32" calcext:value-type="float">
            <text:p>3516.32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402.89" calcext:value-type="float">
            <text:p>3402.89</text:p>
          </table:table-cell>
        </table:table-row>
        <table:table-row table:style-name="ro1">
          <table:table-cell office:value-type="float" office:value="3432.88" calcext:value-type="float">
            <text:p>3432.88</text:p>
          </table:table-cell>
        </table:table-row>
        <table:table-row table:style-name="ro1">
          <table:table-cell office:value-type="float" office:value="3411.06" calcext:value-type="float">
            <text:p>3411.06</text:p>
          </table:table-cell>
        </table:table-row>
        <table:table-row table:style-name="ro1">
          <table:table-cell office:value-type="float" office:value="3421.26" calcext:value-type="float">
            <text:p>3421.26</text:p>
          </table:table-cell>
        </table:table-row>
        <table:table-row table:style-name="ro1">
          <table:table-cell office:value-type="float" office:value="3381.68" calcext:value-type="float">
            <text:p>3381.68</text:p>
          </table:table-cell>
        </table:table-row>
        <table:table-row table:style-name="ro1">
          <table:table-cell office:value-type="float" office:value="3353.01" calcext:value-type="float">
            <text:p>3353.01</text:p>
          </table:table-cell>
        </table:table-row>
        <table:table-row table:style-name="ro1">
          <table:table-cell office:value-type="float" office:value="3370.28" calcext:value-type="float">
            <text:p>3370.28</text:p>
          </table:table-cell>
        </table:table-row>
        <table:table-row table:style-name="ro1">
          <table:table-cell office:value-type="float" office:value="3380.39" calcext:value-type="float">
            <text:p>3380.39</text:p>
          </table:table-cell>
        </table:table-row>
        <table:table-row table:style-name="ro1">
          <table:table-cell office:value-type="float" office:value="3365.64" calcext:value-type="float">
            <text:p>3365.64</text:p>
          </table:table-cell>
        </table:table-row>
        <table:table-row table:style-name="ro1">
          <table:table-cell office:value-type="float" office:value="3405.96" calcext:value-type="float">
            <text:p>3405.96</text:p>
          </table:table-cell>
        </table:table-row>
        <table:table-row table:style-name="ro1">
          <table:table-cell office:value-type="float" office:value="3436.99" calcext:value-type="float">
            <text:p>3436.99</text:p>
          </table:table-cell>
        </table:table-row>
        <table:table-row table:style-name="ro1">
          <table:table-cell office:value-type="float" office:value="3460.3" calcext:value-type="float">
            <text:p>3460.3</text:p>
          </table:table-cell>
        </table:table-row>
        <table:table-row table:style-name="ro1">
          <table:table-cell office:value-type="float" office:value="3445.81" calcext:value-type="float">
            <text:p>3445.81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3405.78" calcext:value-type="float">
            <text:p>3405.78</text:p>
          </table:table-cell>
        </table:table-row>
        <table:table-row table:style-name="ro1">
          <table:table-cell office:value-type="float" office:value="3402.6" calcext:value-type="float">
            <text:p>3402.6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3416.02" calcext:value-type="float">
            <text:p>3416.02</text:p>
          </table:table-cell>
        </table:table-row>
        <table:table-row table:style-name="ro1">
          <table:table-cell office:value-type="float" office:value="3345.47" calcext:value-type="float">
            <text:p>3345.47</text:p>
          </table:table-cell>
        </table:table-row>
        <table:table-row table:style-name="ro1">
          <table:table-cell office:value-type="float" office:value="3302.06" calcext:value-type="float">
            <text:p>3302.06</text:p>
          </table:table-cell>
        </table:table-row>
        <table:table-row table:style-name="ro1">
          <table:table-cell office:value-type="float" office:value="3287.28" calcext:value-type="float">
            <text:p>3287.28</text:p>
          </table:table-cell>
        </table:table-row>
        <table:table-row table:style-name="ro1">
          <table:table-cell office:value-type="float" office:value="3307.42" calcext:value-type="float">
            <text:p>3307.42</text:p>
          </table:table-cell>
        </table:table-row>
        <table:table-row table:style-name="ro1">
          <table:table-cell office:value-type="float" office:value="3285.63" calcext:value-type="float">
            <text:p>3285.63</text:p>
          </table:table-cell>
        </table:table-row>
        <table:table-row table:style-name="ro1">
          <table:table-cell office:value-type="float" office:value="3260.29" calcext:value-type="float">
            <text:p>3260.29</text:p>
          </table:table-cell>
        </table:table-row>
        <table:table-row table:style-name="ro1">
          <table:table-cell office:value-type="float" office:value="3220.55" calcext:value-type="float">
            <text:p>3220.55</text:p>
          </table:table-cell>
        </table:table-row>
        <table:table-row table:style-name="ro1">
          <table:table-cell office:value-type="float" office:value="3224.17" calcext:value-type="float">
            <text:p>3224.17</text:p>
          </table:table-cell>
        </table:table-row>
        <table:table-row table:style-name="ro1">
          <table:table-cell office:value-type="float" office:value="3256.22" calcext:value-type="float">
            <text:p>3256.22</text:p>
          </table:table-cell>
        </table:table-row>
        <table:table-row table:style-name="ro1">
          <table:table-cell office:value-type="float" office:value="3227.9" calcext:value-type="float">
            <text:p>3227.9</text:p>
          </table:table-cell>
        </table:table-row>
        <table:table-row table:style-name="ro1">
          <table:table-cell office:value-type="float" office:value="3201.24" calcext:value-type="float">
            <text:p>3201.24</text:p>
          </table:table-cell>
        </table:table-row>
        <table:table-row table:style-name="ro1">
          <table:table-cell office:value-type="float" office:value="3172.05" calcext:value-type="float">
            <text:p>3172.05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3211.72" calcext:value-type="float">
            <text:p>3211.72</text:p>
          </table:table-cell>
        </table:table-row>
        <table:table-row table:style-name="ro1">
          <table:table-cell office:value-type="float" office:value="3272.59" calcext:value-type="float">
            <text:p>3272.59</text:p>
          </table:table-cell>
        </table:table-row>
        <table:table-row table:style-name="ro1">
          <table:table-cell office:value-type="float" office:value="3251.12" calcext:value-type="float">
            <text:p>3251.12</text:p>
          </table:table-cell>
        </table:table-row>
        <table:table-row table:style-name="ro1">
          <table:table-cell office:value-type="float" office:value="3267.47" calcext:value-type="float">
            <text:p>3267.47</text:p>
          </table:table-cell>
        </table:table-row>
        <table:table-row table:style-name="ro1">
          <table:table-cell office:value-type="float" office:value="3242.65" calcext:value-type="float">
            <text:p>3242.65</text:p>
          </table:table-cell>
        </table:table-row>
        <table:table-row table:style-name="ro1">
          <table:table-cell office:value-type="float" office:value="3256.59" calcext:value-type="float">
            <text:p>3256.59</text:p>
          </table:table-cell>
        </table:table-row>
        <table:table-row table:style-name="ro1">
          <table:table-cell office:value-type="float" office:value="3228.67" calcext:value-type="float">
            <text:p>3228.67</text:p>
          </table:table-cell>
        </table:table-row>
        <table:table-row table:style-name="ro1">
          <table:table-cell office:value-type="float" office:value="3239.36" calcext:value-type="float">
            <text:p>3239.36</text:p>
          </table:table-cell>
        </table:table-row>
        <table:table-row table:style-name="ro1">
          <table:table-cell office:value-type="float" office:value="3273.33" calcext:value-type="float">
            <text:p>3273.33</text:p>
          </table:table-cell>
        </table:table-row>
        <table:table-row table:style-name="ro1">
          <table:table-cell office:value-type="float" office:value="3271.86" calcext:value-type="float">
            <text:p>3271.86</text:p>
          </table:table-cell>
        </table:table-row>
        <table:table-row table:style-name="ro1">
          <table:table-cell office:value-type="float" office:value="3421.4" calcext:value-type="float">
            <text:p>3421.4</text:p>
          </table:table-cell>
        </table:table-row>
        <table:table-row table:style-name="ro1">
          <table:table-cell office:value-type="float" office:value="3535.61" calcext:value-type="float">
            <text:p>3535.61</text:p>
          </table:table-cell>
        </table:table-row>
        <table:table-row table:style-name="ro1">
          <table:table-cell office:value-type="float" office:value="3509.08" calcext:value-type="float">
            <text:p>3509.08</text:p>
          </table:table-cell>
        </table:table-row>
        <table:table-row table:style-name="ro1">
          <table:table-cell office:value-type="float" office:value="3537.27" calcext:value-type="float">
            <text:p>3537.27</text:p>
          </table:table-cell>
        </table:table-row>
        <table:table-row table:style-name="ro1">
          <table:table-cell office:value-type="float" office:value="3510.83" calcext:value-type="float">
            <text:p>3510.83</text:p>
          </table:table-cell>
        </table:table-row>
        <table:table-row table:style-name="ro1">
          <table:table-cell office:value-type="float" office:value="3490.85" calcext:value-type="float">
            <text:p>3490.85</text:p>
          </table:table-cell>
        </table:table-row>
        <table:table-row table:style-name="ro1">
          <table:table-cell office:value-type="float" office:value="3512.18" calcext:value-type="float">
            <text:p>3512.18</text:p>
          </table:table-cell>
        </table:table-row>
        <table:table-row table:style-name="ro1">
          <table:table-cell office:value-type="float" office:value="3536.07" calcext:value-type="float">
            <text:p>3536.07</text:p>
          </table:table-cell>
        </table:table-row>
        <table:table-row table:style-name="ro1">
          <table:table-cell office:value-type="float" office:value="3652.98" calcext:value-type="float">
            <text:p>3652.98</text:p>
          </table:table-cell>
        </table:table-row>
        <table:table-row table:style-name="ro1">
          <table:table-cell office:value-type="float" office:value="3727.85" calcext:value-type="float">
            <text:p>3727.85</text:p>
          </table:table-cell>
        </table:table-row>
        <table:table-row table:style-name="ro1">
          <table:table-cell office:value-type="float" office:value="3698.31" calcext:value-type="float">
            <text:p>3698.31</text:p>
          </table:table-cell>
        </table:table-row>
        <table:table-row table:style-name="ro1">
          <table:table-cell office:value-type="float" office:value="3821.4" calcext:value-type="float">
            <text:p>3821.4</text:p>
          </table:table-cell>
        </table:table-row>
        <table:table-row table:style-name="ro1">
          <table:table-cell office:value-type="float" office:value="3744.93" calcext:value-type="float">
            <text:p>3744.93</text:p>
          </table:table-cell>
        </table:table-row>
        <table:table-row table:style-name="ro1">
          <table:table-cell office:value-type="float" office:value="3751.4" calcext:value-type="float">
            <text:p>3751.4</text:p>
          </table:table-cell>
        </table:table-row>
        <table:table-row table:style-name="ro1">
          <table:table-cell office:value-type="float" office:value="3662.22" calcext:value-type="float">
            <text:p>3662.22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3733.7" calcext:value-type="float">
            <text:p>3733.7</text:p>
          </table:table-cell>
        </table:table-row>
        <table:table-row table:style-name="ro1">
          <table:table-cell office:value-type="float" office:value="3974.78" calcext:value-type="float">
            <text:p>3974.78</text:p>
          </table:table-cell>
        </table:table-row>
        <table:table-row table:style-name="ro1">
          <table:table-cell office:value-type="float" office:value="3985.94" calcext:value-type="float">
            <text:p>3985.94</text:p>
          </table:table-cell>
        </table:table-row>
        <table:table-row table:style-name="ro1">
          <table:table-cell office:value-type="float" office:value="4012.82" calcext:value-type="float">
            <text:p>4012.82</text:p>
          </table:table-cell>
        </table:table-row>
        <table:table-row table:style-name="ro1">
          <table:table-cell office:value-type="float" office:value="4049.62" calcext:value-type="float">
            <text:p>4049.62</text:p>
          </table:table-cell>
        </table:table-row>
        <table:table-row table:style-name="ro1">
          <table:table-cell office:value-type="float" office:value="4020.29" calcext:value-type="float">
            <text:p>4020.29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3995.51" calcext:value-type="float">
            <text:p>3995.51</text:p>
          </table:table-cell>
        </table:table-row>
        <table:table-row table:style-name="ro1">
          <table:table-cell office:value-type="float" office:value="3944.93" calcext:value-type="float">
            <text:p>3944.93</text:p>
          </table:table-cell>
        </table:table-row>
        <table:table-row table:style-name="ro1">
          <table:table-cell office:value-type="float" office:value="3806.27" calcext:value-type="float">
            <text:p>3806.27</text:p>
          </table:table-cell>
        </table:table-row>
        <table:table-row table:style-name="ro1">
          <table:table-cell office:value-type="float" office:value="3838.66" calcext:value-type="float">
            <text:p>3838.66</text:p>
          </table:table-cell>
        </table:table-row>
        <table:table-row table:style-name="ro1">
          <table:table-cell office:value-type="float" office:value="3818.21" calcext:value-type="float">
            <text:p>3818.21</text:p>
          </table:table-cell>
        </table:table-row>
        <table:table-row table:style-name="ro1">
          <table:table-cell office:value-type="float" office:value="3834.7" calcext:value-type="float">
            <text:p>3834.7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3830.1" calcext:value-type="float">
            <text:p>3830.1</text:p>
          </table:table-cell>
        </table:table-row>
        <table:table-row table:style-name="ro1">
          <table:table-cell office:value-type="float" office:value="3877.86" calcext:value-type="float">
            <text:p>3877.86</text:p>
          </table:table-cell>
        </table:table-row>
        <table:table-row table:style-name="ro1">
          <table:table-cell office:value-type="float" office:value="3948.91" calcext:value-type="float">
            <text:p>3948.91</text:p>
          </table:table-cell>
        </table:table-row>
        <table:table-row table:style-name="ro1">
          <table:table-cell office:value-type="float" office:value="3980.97" calcext:value-type="float">
            <text:p>3980.97</text:p>
          </table:table-cell>
        </table:table-row>
        <table:table-row table:style-name="ro1">
          <table:table-cell office:value-type="float" office:value="3958.92" calcext:value-type="float">
            <text:p>3958.92</text:p>
          </table:table-cell>
        </table:table-row>
        <table:table-row table:style-name="ro1">
          <table:table-cell office:value-type="float" office:value="3994.4" calcext:value-type="float">
            <text:p>3994.4</text:p>
          </table:table-cell>
        </table:table-row>
        <table:table-row table:style-name="ro1">
          <table:table-cell office:value-type="float" office:value="3907.51" calcext:value-type="float">
            <text:p>3907.51</text:p>
          </table:table-cell>
        </table:table-row>
        <table:table-row table:style-name="ro1">
          <table:table-cell office:value-type="float" office:value="3929.74" calcext:value-type="float">
            <text:p>3929.74</text:p>
          </table:table-cell>
        </table:table-row>
        <table:table-row table:style-name="ro1">
          <table:table-cell office:value-type="float" office:value="3929.71" calcext:value-type="float">
            <text:p>3929.71</text:p>
          </table:table-cell>
        </table:table-row>
        <table:table-row table:style-name="ro1">
          <table:table-cell office:value-type="float" office:value="4141.01" calcext:value-type="float">
            <text:p>4141.01</text:p>
          </table:table-cell>
        </table:table-row>
        <table:table-row table:style-name="ro1">
          <table:table-cell office:value-type="float" office:value="4161.5" calcext:value-type="float">
            <text:p>4161.5</text:p>
          </table:table-cell>
        </table:table-row>
        <table:table-row table:style-name="ro1">
          <table:table-cell office:value-type="float" office:value="4105.96" calcext:value-type="float">
            <text:p>4105.96</text:p>
          </table:table-cell>
        </table:table-row>
        <table:table-row table:style-name="ro1">
          <table:table-cell office:value-type="float" office:value="4021.22" calcext:value-type="float">
            <text:p>4021.22</text:p>
          </table:table-cell>
        </table:table-row>
        <table:table-row table:style-name="ro1">
          <table:table-cell office:value-type="float" office:value="4012.49" calcext:value-type="float">
            <text:p>4012.49</text:p>
          </table:table-cell>
        </table:table-row>
        <table:table-row table:style-name="ro1">
          <table:table-cell office:value-type="float" office:value="4008.01" calcext:value-type="float">
            <text:p>4008.01</text:p>
          </table:table-cell>
        </table:table-row>
        <table:table-row table:style-name="ro1">
          <table:table-cell office:value-type="float" office:value="3709.1" calcext:value-type="float">
            <text:p>3709.1</text:p>
          </table:table-cell>
        </table:table-row>
        <table:table-row table:style-name="ro1">
          <table:table-cell office:value-type="float" office:value="3750.39" calcext:value-type="float">
            <text:p>3750.39</text:p>
          </table:table-cell>
        </table:table-row>
        <table:table-row table:style-name="ro1">
          <table:table-cell office:value-type="float" office:value="3737.31" calcext:value-type="float">
            <text:p>3737.31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3707.45" calcext:value-type="float">
            <text:p>3707.45</text:p>
          </table:table-cell>
        </table:table-row>
        <table:table-row table:style-name="ro1">
          <table:table-cell office:value-type="float" office:value="3745.79" calcext:value-type="float">
            <text:p>3745.79</text:p>
          </table:table-cell>
        </table:table-row>
        <table:table-row table:style-name="ro1">
          <table:table-cell office:value-type="float" office:value="3795.23" calcext:value-type="float">
            <text:p>3795.23</text:p>
          </table:table-cell>
        </table:table-row>
        <table:table-row table:style-name="ro1">
          <table:table-cell office:value-type="float" office:value="3743.45" calcext:value-type="float">
            <text:p>3743.45</text:p>
          </table:table-cell>
        </table:table-row>
        <table:table-row table:style-name="ro1">
          <table:table-cell office:value-type="float" office:value="3722.65" calcext:value-type="float">
            <text:p>3722.65</text:p>
          </table:table-cell>
        </table:table-row>
        <table:table-row table:style-name="ro1">
          <table:table-cell office:value-type="float" office:value="3706.44" calcext:value-type="float">
            <text:p>3706.44</text:p>
          </table:table-cell>
        </table:table-row>
        <table:table-row table:style-name="ro1">
          <table:table-cell office:value-type="float" office:value="3769.95" calcext:value-type="float">
            <text:p>3769.95</text:p>
          </table:table-cell>
        </table:table-row>
        <table:table-row table:style-name="ro1">
          <table:table-cell office:value-type="float" office:value="3777.74" calcext:value-type="float">
            <text:p>3777.74</text:p>
          </table:table-cell>
        </table:table-row>
        <table:table-row table:style-name="ro1">
          <table:table-cell office:value-type="float" office:value="3711.59" calcext:value-type="float">
            <text:p>3711.59</text:p>
          </table:table-cell>
        </table:table-row>
        <table:table-row table:style-name="ro1">
          <table:table-cell office:value-type="float" office:value="3725.47" calcext:value-type="float">
            <text:p>3725.47</text:p>
          </table:table-cell>
        </table:table-row>
        <table:table-row table:style-name="ro1">
          <table:table-cell office:value-type="float" office:value="3724.13" calcext:value-type="float">
            <text:p>3724.13</text:p>
          </table:table-cell>
        </table:table-row>
        <table:table-row table:style-name="ro1">
          <table:table-cell office:value-type="float" office:value="3717.96" calcext:value-type="float">
            <text:p>3717.96</text:p>
          </table:table-cell>
        </table:table-row>
        <table:table-row table:style-name="ro1">
          <table:table-cell office:value-type="float" office:value="3577.77" calcext:value-type="float">
            <text:p>3577.77</text:p>
          </table:table-cell>
        </table:table-row>
        <table:table-row table:style-name="ro1">
          <table:table-cell office:value-type="float" office:value="3567.91" calcext:value-type="float">
            <text:p>3567.91</text:p>
          </table:table-cell>
        </table:table-row>
        <table:table-row table:style-name="ro1">
          <table:table-cell office:value-type="float" office:value="3566.72" calcext:value-type="float">
            <text:p>3566.72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3785.58" calcext:value-type="float">
            <text:p>3785.58</text:p>
          </table:table-cell>
        </table:table-row>
        <table:table-row table:style-name="ro1">
          <table:table-cell office:value-type="float" office:value="3819.54" calcext:value-type="float">
            <text:p>3819.54</text:p>
          </table:table-cell>
        </table:table-row>
        <table:table-row table:style-name="ro1">
          <table:table-cell office:value-type="float" office:value="3839.26" calcext:value-type="float">
            <text:p>3839.26</text:p>
          </table:table-cell>
        </table:table-row>
        <table:table-row table:style-name="ro1">
          <table:table-cell office:value-type="float" office:value="3830.75" calcext:value-type="float">
            <text:p>3830.75</text:p>
          </table:table-cell>
        </table:table-row>
        <table:table-row table:style-name="ro1">
          <table:table-cell office:value-type="float" office:value="3858.26" calcext:value-type="float">
            <text:p>3858.26</text:p>
          </table:table-cell>
        </table:table-row>
        <table:table-row table:style-name="ro1">
          <table:table-cell office:value-type="float" office:value="3804.6" calcext:value-type="float">
            <text:p>3804.6</text:p>
          </table:table-cell>
        </table:table-row>
        <table:table-row table:style-name="ro1">
          <table:table-cell office:value-type="float" office:value="3822.1" calcext:value-type="float">
            <text:p>3822.1</text:p>
          </table:table-cell>
        </table:table-row>
        <table:table-row table:style-name="ro1">
          <table:table-cell office:value-type="float" office:value="3793.31" calcext:value-type="float">
            <text:p>3793.31</text:p>
          </table:table-cell>
        </table:table-row>
        <table:table-row table:style-name="ro1">
          <table:table-cell office:value-type="float" office:value="3695.32" calcext:value-type="float">
            <text:p>3695.32</text:p>
          </table:table-cell>
        </table:table-row>
        <table:table-row table:style-name="ro1">
          <table:table-cell office:value-type="float" office:value="3711.55" calcext:value-type="float">
            <text:p>3711.55</text:p>
          </table:table-cell>
        </table:table-row>
        <table:table-row table:style-name="ro1">
          <table:table-cell office:value-type="float" office:value="3724.94" calcext:value-type="float">
            <text:p>3724.94</text:p>
          </table:table-cell>
        </table:table-row>
        <table:table-row table:style-name="ro1">
          <table:table-cell office:value-type="float" office:value="3785.93" calcext:value-type="float">
            <text:p>3785.93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3780.12" calcext:value-type="float">
            <text:p>3780.12</text:p>
          </table:table-cell>
        </table:table-row>
        <table:table-row table:style-name="ro1">
          <table:table-cell office:value-type="float" office:value="3801.91" calcext:value-type="float">
            <text:p>3801.91</text:p>
          </table:table-cell>
        </table:table-row>
        <table:table-row table:style-name="ro1">
          <table:table-cell office:value-type="float" office:value="3744.58" calcext:value-type="float">
            <text:p>3744.58</text:p>
          </table:table-cell>
        </table:table-row>
        <table:table-row table:style-name="ro1">
          <table:table-cell office:value-type="float" office:value="3754.45" calcext:value-type="float">
            <text:p>3754.45</text:p>
          </table:table-cell>
        </table:table-row>
        <table:table-row table:style-name="ro1">
          <table:table-cell office:value-type="float" office:value="3725.42" calcext:value-type="float">
            <text:p>3725.42</text:p>
          </table:table-cell>
        </table:table-row>
        <table:table-row table:style-name="ro1">
          <table:table-cell office:value-type="float" office:value="3752.46" calcext:value-type="float">
            <text:p>3752.46</text:p>
          </table:table-cell>
        </table:table-row>
        <table:table-row table:style-name="ro1">
          <table:table-cell office:value-type="float" office:value="3687.47" calcext:value-type="float">
            <text:p>3687.47</text:p>
          </table:table-cell>
        </table:table-row>
        <table:table-row table:style-name="ro1">
          <table:table-cell office:value-type="float" office:value="3702.9" calcext:value-type="float">
            <text:p>3702.9</text:p>
          </table:table-cell>
        </table:table-row>
        <table:table-row table:style-name="ro1">
          <table:table-cell office:value-type="float" office:value="3693.13" calcext:value-type="float">
            <text:p>3693.13</text:p>
          </table:table-cell>
        </table:table-row>
        <table:table-row table:style-name="ro1">
          <table:table-cell office:value-type="float" office:value="3713.83" calcext:value-type="float">
            <text:p>3713.83</text:p>
          </table:table-cell>
        </table:table-row>
        <table:table-row table:style-name="ro1">
          <table:table-cell office:value-type="float" office:value="3707.54" calcext:value-type="float">
            <text:p>3707.54</text:p>
          </table:table-cell>
        </table:table-row>
        <table:table-row table:style-name="ro1">
          <table:table-cell office:value-type="float" office:value="3682.61" calcext:value-type="float">
            <text:p>3682.61</text:p>
          </table:table-cell>
        </table:table-row>
        <table:table-row table:style-name="ro1">
          <table:table-cell office:value-type="float" office:value="3696.73" calcext:value-type="float">
            <text:p>3696.73</text:p>
          </table:table-cell>
        </table:table-row>
        <table:table-row table:style-name="ro1">
          <table:table-cell office:value-type="float" office:value="3797.14" calcext:value-type="float">
            <text:p>3797.14</text:p>
          </table:table-cell>
        </table:table-row>
        <table:table-row table:style-name="ro1">
          <table:table-cell office:value-type="float" office:value="3779.98" calcext:value-type="float">
            <text:p>3779.98</text:p>
          </table:table-cell>
        </table:table-row>
        <table:table-row table:style-name="ro1">
          <table:table-cell office:value-type="float" office:value="3771.08" calcext:value-type="float">
            <text:p>3771.08</text:p>
          </table:table-cell>
        </table:table-row>
        <table:table-row table:style-name="ro1">
          <table:table-cell office:value-type="float" office:value="3787.97" calcext:value-type="float">
            <text:p>3787.97</text:p>
          </table:table-cell>
        </table:table-row>
        <table:table-row table:style-name="ro1">
          <table:table-cell office:value-type="float" office:value="3801.28" calcext:value-type="float">
            <text:p>3801.28</text:p>
          </table:table-cell>
        </table:table-row>
        <table:table-row table:style-name="ro1">
          <table:table-cell office:value-type="float" office:value="3824.98" calcext:value-type="float">
            <text:p>3824.98</text:p>
          </table:table-cell>
        </table:table-row>
        <table:table-row table:style-name="ro1">
          <table:table-cell office:value-type="float" office:value="3858.56" calcext:value-type="float">
            <text:p>3858.56</text:p>
          </table:table-cell>
        </table:table-row>
        <table:table-row table:style-name="ro1">
          <table:table-cell office:value-type="float" office:value="3841.83" calcext:value-type="float">
            <text:p>3841.83</text:p>
          </table:table-cell>
        </table:table-row>
        <table:table-row table:style-name="ro1">
          <table:table-cell office:value-type="float" office:value="3828.88" calcext:value-type="float">
            <text:p>3828.88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3806.7" calcext:value-type="float">
            <text:p>3806.7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766.78" calcext:value-type="float">
            <text:p>3766.78</text:p>
          </table:table-cell>
        </table:table-row>
        <table:table-row table:style-name="ro1">
          <table:table-cell office:value-type="float" office:value="3780.04" calcext:value-type="float">
            <text:p>3780.04</text:p>
          </table:table-cell>
        </table:table-row>
        <table:table-row table:style-name="ro1">
          <table:table-cell office:value-type="float" office:value="3783.28" calcext:value-type="float">
            <text:p>3783.28</text:p>
          </table:table-cell>
        </table:table-row>
        <table:table-row table:style-name="ro1">
          <table:table-cell office:value-type="float" office:value="3757.55" calcext:value-type="float">
            <text:p>3757.55</text:p>
          </table:table-cell>
        </table:table-row>
        <table:table-row table:style-name="ro1">
          <table:table-cell office:value-type="float" office:value="3725.28" calcext:value-type="float">
            <text:p>3725.28</text:p>
          </table:table-cell>
        </table:table-row>
        <table:table-row table:style-name="ro1">
          <table:table-cell office:value-type="float" office:value="3739.53" calcext:value-type="float">
            <text:p>3739.53</text:p>
          </table:table-cell>
        </table:table-row>
        <table:table-row table:style-name="ro1">
          <table:table-cell office:value-type="float" office:value="3792.01" calcext:value-type="float">
            <text:p>3792.01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3785.15" calcext:value-type="float">
            <text:p>3785.15</text:p>
          </table:table-cell>
        </table:table-row>
        <table:table-row table:style-name="ro1">
          <table:table-cell office:value-type="float" office:value="3801.26" calcext:value-type="float">
            <text:p>3801.26</text:p>
          </table:table-cell>
        </table:table-row>
        <table:table-row table:style-name="ro1">
          <table:table-cell office:value-type="float" office:value="3785.58" calcext:value-type="float">
            <text:p>3785.58</text:p>
          </table:table-cell>
        </table:table-row>
        <table:table-row table:style-name="ro1">
          <table:table-cell office:value-type="float" office:value="3810.98" calcext:value-type="float">
            <text:p>3810.98</text:p>
          </table:table-cell>
        </table:table-row>
        <table:table-row table:style-name="ro1">
          <table:table-cell office:value-type="float" office:value="3770.96" calcext:value-type="float">
            <text:p>3770.96</text:p>
          </table:table-cell>
        </table:table-row>
        <table:table-row table:style-name="ro1">
          <table:table-cell office:value-type="float" office:value="3771.15" calcext:value-type="float">
            <text:p>3771.15</text:p>
          </table:table-cell>
        </table:table-row>
        <table:table-row table:style-name="ro1">
          <table:table-cell office:value-type="float" office:value="3767.94" calcext:value-type="float">
            <text:p>3767.94</text:p>
          </table:table-cell>
        </table:table-row>
        <table:table-row table:style-name="ro1">
          <table:table-cell office:value-type="float" office:value="3814.24" calcext:value-type="float">
            <text:p>3814.24</text:p>
          </table:table-cell>
        </table:table-row>
        <table:table-row table:style-name="ro1">
          <table:table-cell office:value-type="float" office:value="3806.82" calcext:value-type="float">
            <text:p>3806.82</text:p>
          </table:table-cell>
        </table:table-row>
        <table:table-row table:style-name="ro1">
          <table:table-cell office:value-type="float" office:value="4002.46" calcext:value-type="float">
            <text:p>4002.46</text:p>
          </table:table-cell>
        </table:table-row>
        <table:table-row table:style-name="ro1">
          <table:table-cell office:value-type="float" office:value="3987.6" calcext:value-type="float">
            <text:p>3987.6</text:p>
          </table:table-cell>
        </table:table-row>
        <table:table-row table:style-name="ro1">
          <table:table-cell office:value-type="float" office:value="3992.26" calcext:value-type="float">
            <text:p>3992.26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3976.76" calcext:value-type="float">
            <text:p>3976.76</text:p>
          </table:table-cell>
        </table:table-row>
        <table:table-row table:style-name="ro1">
          <table:table-cell office:value-type="float" office:value="3969.91" calcext:value-type="float">
            <text:p>3969.91</text:p>
          </table:table-cell>
        </table:table-row>
        <table:table-row table:style-name="ro1">
          <table:table-cell office:value-type="float" office:value="3988.52" calcext:value-type="float">
            <text:p>3988.52</text:p>
          </table:table-cell>
        </table:table-row>
        <table:table-row table:style-name="ro1">
          <table:table-cell office:value-type="float" office:value="3975.45" calcext:value-type="float">
            <text:p>3975.45</text:p>
          </table:table-cell>
        </table:table-row>
        <table:table-row table:style-name="ro1">
          <table:table-cell office:value-type="float" office:value="3945.61" calcext:value-type="float">
            <text:p>3945.61</text:p>
          </table:table-cell>
        </table:table-row>
        <table:table-row table:style-name="ro1">
          <table:table-cell office:value-type="float" office:value="3953.6" calcext:value-type="float">
            <text:p>3953.6</text:p>
          </table:table-cell>
        </table:table-row>
        <table:table-row table:style-name="ro1">
          <table:table-cell office:value-type="float" office:value="4001.59" calcext:value-type="float">
            <text:p>4001.59</text:p>
          </table:table-cell>
        </table:table-row>
        <table:table-row table:style-name="ro1">
          <table:table-cell office:value-type="float" office:value="4000.48" calcext:value-type="float">
            <text:p>4000.48</text:p>
          </table:table-cell>
        </table:table-row>
        <table:table-row table:style-name="ro1">
          <table:table-cell office:value-type="float" office:value="3976.12" calcext:value-type="float">
            <text:p>3976.12</text:p>
          </table:table-cell>
        </table:table-row>
        <table:table-row table:style-name="ro1">
          <table:table-cell office:value-type="float" office:value="3955.13" calcext:value-type="float">
            <text:p>3955.13</text:p>
          </table:table-cell>
        </table:table-row>
        <table:table-row table:style-name="ro1">
          <table:table-cell office:value-type="float" office:value="3981.03" calcext:value-type="float">
            <text:p>3981.03</text:p>
          </table:table-cell>
        </table:table-row>
        <table:table-row table:style-name="ro1">
          <table:table-cell office:value-type="float" office:value="3987.88" calcext:value-type="float">
            <text:p>3987.88</text:p>
          </table:table-cell>
        </table:table-row>
        <table:table-row table:style-name="ro1">
          <table:table-cell office:value-type="float" office:value="3986.44" calcext:value-type="float">
            <text:p>3986.44</text:p>
          </table:table-cell>
        </table:table-row>
        <table:table-row table:style-name="ro1">
          <table:table-cell office:value-type="float" office:value="3958.28" calcext:value-type="float">
            <text:p>3958.28</text:p>
          </table:table-cell>
        </table:table-row>
        <table:table-row table:style-name="ro1">
          <table:table-cell office:value-type="float" office:value="3978.34" calcext:value-type="float">
            <text:p>3978.34</text:p>
          </table:table-cell>
        </table:table-row>
        <table:table-row table:style-name="ro1">
          <table:table-cell office:value-type="float" office:value="3966.65" calcext:value-type="float">
            <text:p>3966.65</text:p>
          </table:table-cell>
        </table:table-row>
        <table:table-row table:style-name="ro1">
          <table:table-cell office:value-type="float" office:value="3978.94" calcext:value-type="float">
            <text:p>3978.94</text:p>
          </table:table-cell>
        </table:table-row>
        <table:table-row table:style-name="ro1">
          <table:table-cell office:value-type="float" office:value="3777.02" calcext:value-type="float">
            <text:p>3777.02</text:p>
          </table:table-cell>
        </table:table-row>
        <table:table-row table:style-name="ro1">
          <table:table-cell office:value-type="float" office:value="3739.99" calcext:value-type="float">
            <text:p>3739.99</text:p>
          </table:table-cell>
        </table:table-row>
        <table:table-row table:style-name="ro1">
          <table:table-cell office:value-type="float" office:value="3726.39" calcext:value-type="float">
            <text:p>3726.39</text:p>
          </table:table-cell>
        </table:table-row>
        <table:table-row table:style-name="ro1">
          <table:table-cell office:value-type="float" office:value="3596.12" calcext:value-type="float">
            <text:p>3596.12</text:p>
          </table:table-cell>
        </table:table-row>
        <table:table-row table:style-name="ro1">
          <table:table-cell office:value-type="float" office:value="3585.88" calcext:value-type="float">
            <text:p>3585.88</text:p>
          </table:table-cell>
        </table:table-row>
        <table:table-row table:style-name="ro1">
          <table:table-cell office:value-type="float" office:value="3583.09" calcext:value-type="float">
            <text:p>3583.09</text:p>
          </table:table-cell>
        </table:table-row>
        <table:table-row table:style-name="ro1">
          <table:table-cell office:value-type="float" office:value="3595.47" calcext:value-type="float">
            <text:p>3595.47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3585.51" calcext:value-type="float">
            <text:p>3585.51</text:p>
          </table:table-cell>
        </table:table-row>
        <table:table-row table:style-name="ro1">
          <table:table-cell office:value-type="float" office:value="3606.15" calcext:value-type="float">
            <text:p>3606.15</text:p>
          </table:table-cell>
        </table:table-row>
        <table:table-row table:style-name="ro1">
          <table:table-cell office:value-type="float" office:value="3601.31" calcext:value-type="float">
            <text:p>3601.31</text:p>
          </table:table-cell>
        </table:table-row>
        <table:table-row table:style-name="ro1">
          <table:table-cell office:value-type="float" office:value="3601.15" calcext:value-type="float">
            <text:p>3601.15</text:p>
          </table:table-cell>
        </table:table-row>
        <table:table-row table:style-name="ro1">
          <table:table-cell office:value-type="float" office:value="3582.38" calcext:value-type="float">
            <text:p>3582.38</text:p>
          </table:table-cell>
        </table:table-row>
        <table:table-row table:style-name="ro1">
          <table:table-cell office:value-type="float" office:value="3571.16" calcext:value-type="float">
            <text:p>3571.16</text:p>
          </table:table-cell>
        </table:table-row>
        <table:table-row table:style-name="ro1">
          <table:table-cell office:value-type="float" office:value="3591.11" calcext:value-type="float">
            <text:p>3591.11</text:p>
          </table:table-cell>
        </table:table-row>
        <table:table-row table:style-name="ro1">
          <table:table-cell office:value-type="float" office:value="3593.74" calcext:value-type="float">
            <text:p>3593.74</text:p>
          </table:table-cell>
        </table:table-row>
        <table:table-row table:style-name="ro1">
          <table:table-cell office:value-type="float" office:value="3583.13" calcext:value-type="float">
            <text:p>3583.13</text:p>
          </table:table-cell>
        </table:table-row>
        <table:table-row table:style-name="ro1">
          <table:table-cell office:value-type="float" office:value="3593.24" calcext:value-type="float">
            <text:p>3593.24</text:p>
          </table:table-cell>
        </table:table-row>
        <table:table-row table:style-name="ro1">
          <table:table-cell office:value-type="float" office:value="3583.68" calcext:value-type="float">
            <text:p>3583.68</text:p>
          </table:table-cell>
        </table:table-row>
        <table:table-row table:style-name="ro1">
          <table:table-cell office:value-type="float" office:value="3589.38" calcext:value-type="float">
            <text:p>3589.38</text:p>
          </table:table-cell>
        </table:table-row>
        <table:table-row table:style-name="ro1">
          <table:table-cell office:value-type="float" office:value="3575.53" calcext:value-type="float">
            <text:p>3575.53</text:p>
          </table:table-cell>
        </table:table-row>
        <table:table-row table:style-name="ro1">
          <table:table-cell office:value-type="float" office:value="3465.82" calcext:value-type="float">
            <text:p>3465.82</text:p>
          </table:table-cell>
        </table:table-row>
        <table:table-row table:style-name="ro1">
          <table:table-cell office:value-type="float" office:value="3476.81" calcext:value-type="float">
            <text:p>3476.81</text:p>
          </table:table-cell>
        </table:table-row>
        <table:table-row table:style-name="ro1">
          <table:table-cell office:value-type="float" office:value="3489.45" calcext:value-type="float">
            <text:p>3489.45</text:p>
          </table:table-cell>
        </table:table-row>
        <table:table-row table:style-name="ro1">
          <table:table-cell office:value-type="float" office:value="3511.83" calcext:value-type="float">
            <text:p>3511.83</text:p>
          </table:table-cell>
        </table:table-row>
        <table:table-row table:style-name="ro1">
          <table:table-cell office:value-type="float" office:value="3488.28" calcext:value-type="float">
            <text:p>3488.28</text:p>
          </table:table-cell>
        </table:table-row>
        <table:table-row table:style-name="ro1">
          <table:table-cell office:value-type="float" office:value="3630.98" calcext:value-type="float">
            <text:p>3630.98</text:p>
          </table:table-cell>
        </table:table-row>
        <table:table-row table:style-name="ro1">
          <table:table-cell office:value-type="float" office:value="3638.08" calcext:value-type="float">
            <text:p>3638.08</text:p>
          </table:table-cell>
        </table:table-row>
        <table:table-row table:style-name="ro1">
          <table:table-cell office:value-type="float" office:value="3626.09" calcext:value-type="float">
            <text:p>3626.09</text:p>
          </table:table-cell>
        </table:table-row>
        <table:table-row table:style-name="ro1">
          <table:table-cell office:value-type="float" office:value="3629.38" calcext:value-type="float">
            <text:p>3629.38</text:p>
          </table:table-cell>
        </table:table-row>
        <table:table-row table:style-name="ro1">
          <table:table-cell office:value-type="float" office:value="3629.09" calcext:value-type="float">
            <text:p>3629.09</text:p>
          </table:table-cell>
        </table:table-row>
        <table:table-row table:style-name="ro1">
          <table:table-cell office:value-type="float" office:value="3611.39" calcext:value-type="float">
            <text:p>3611.39</text:p>
          </table:table-cell>
        </table:table-row>
        <table:table-row table:style-name="ro1">
          <table:table-cell office:value-type="float" office:value="3596.98" calcext:value-type="float">
            <text:p>3596.98</text:p>
          </table:table-cell>
        </table:table-row>
        <table:table-row table:style-name="ro1">
          <table:table-cell office:value-type="float" office:value="3604.14" calcext:value-type="float">
            <text:p>3604.14</text:p>
          </table:table-cell>
        </table:table-row>
        <table:table-row table:style-name="ro1">
          <table:table-cell office:value-type="float" office:value="3553.06" calcext:value-type="float">
            <text:p>3553.06</text:p>
          </table:table-cell>
        </table:table-row>
        <table:table-row table:style-name="ro1">
          <table:table-cell office:value-type="float" office:value="3572.5" calcext:value-type="float">
            <text:p>3572.5</text:p>
          </table:table-cell>
        </table:table-row>
        <table:table-row table:style-name="ro1">
          <table:table-cell office:value-type="float" office:value="3555.07" calcext:value-type="float">
            <text:p>3555.07</text:p>
          </table:table-cell>
        </table:table-row>
        <table:table-row table:style-name="ro1">
          <table:table-cell office:value-type="float" office:value="3589.02" calcext:value-type="float">
            <text:p>3589.02</text:p>
          </table:table-cell>
        </table:table-row>
        <table:table-row table:style-name="ro1">
          <table:table-cell office:value-type="float" office:value="3590.22" calcext:value-type="float">
            <text:p>3590.22</text:p>
          </table:table-cell>
        </table:table-row>
        <table:table-row table:style-name="ro1">
          <table:table-cell office:value-type="float" office:value="3576.4" calcext:value-type="float">
            <text:p>3576.4</text:p>
          </table:table-cell>
        </table:table-row>
        <table:table-row table:style-name="ro1">
          <table:table-cell office:value-type="float" office:value="3591.84" calcext:value-type="float">
            <text:p>3591.84</text:p>
          </table:table-cell>
        </table:table-row>
        <table:table-row table:style-name="ro1">
          <table:table-cell office:value-type="float" office:value="3574.59" calcext:value-type="float">
            <text:p>3574.59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3579.56" calcext:value-type="float">
            <text:p>3579.56</text:p>
          </table:table-cell>
        </table:table-row>
        <table:table-row table:style-name="ro1">
          <table:table-cell office:value-type="float" office:value="3597.62" calcext:value-type="float">
            <text:p>3597.62</text:p>
          </table:table-cell>
        </table:table-row>
        <table:table-row table:style-name="ro1">
          <table:table-cell office:value-type="float" office:value="3604.95" calcext:value-type="float">
            <text:p>3604.95</text:p>
          </table:table-cell>
        </table:table-row>
        <table:table-row table:style-name="ro1">
          <table:table-cell office:value-type="float" office:value="3616.21" calcext:value-type="float">
            <text:p>3616.21</text:p>
          </table:table-cell>
        </table:table-row>
        <table:table-row table:style-name="ro1">
          <table:table-cell office:value-type="float" office:value="3600.87" calcext:value-type="float">
            <text:p>3600.87</text:p>
          </table:table-cell>
        </table:table-row>
        <table:table-row table:style-name="ro1">
          <table:table-cell office:value-type="float" office:value="3604.01" calcext:value-type="float">
            <text:p>3604.01</text:p>
          </table:table-cell>
        </table:table-row>
        <table:table-row table:style-name="ro1">
          <table:table-cell office:value-type="float" office:value="3599.01" calcext:value-type="float">
            <text:p>3599.01</text:p>
          </table:table-cell>
        </table:table-row>
        <table:table-row table:style-name="ro1">
          <table:table-cell office:value-type="float" office:value="3610.68" calcext:value-type="float">
            <text:p>3610.68</text:p>
          </table:table-cell>
        </table:table-row>
        <table:table-row table:style-name="ro1">
          <table:table-cell office:value-type="float" office:value="3587.91" calcext:value-type="float">
            <text:p>3587.91</text:p>
          </table:table-cell>
        </table:table-row>
        <table:table-row table:style-name="ro1">
          <table:table-cell office:value-type="float" office:value="3594.87" calcext:value-type="float">
            <text:p>3594.87</text:p>
          </table:table-cell>
        </table:table-row>
        <table:table-row table:style-name="ro1">
          <table:table-cell office:value-type="float" office:value="3606.13" calcext:value-type="float">
            <text:p>3606.13</text:p>
          </table:table-cell>
        </table:table-row>
        <table:table-row table:style-name="ro1">
          <table:table-cell office:value-type="float" office:value="3604.4" calcext:value-type="float">
            <text:p>3604.4</text:p>
          </table:table-cell>
        </table:table-row>
        <table:table-row table:style-name="ro1">
          <table:table-cell office:value-type="float" office:value="3695.38" calcext:value-type="float">
            <text:p>3695.38</text:p>
          </table:table-cell>
        </table:table-row>
        <table:table-row table:style-name="ro1">
          <table:table-cell office:value-type="float" office:value="3685.74" calcext:value-type="float">
            <text:p>3685.74</text:p>
          </table:table-cell>
        </table:table-row>
        <table:table-row table:style-name="ro1">
          <table:table-cell office:value-type="float" office:value="3686.53" calcext:value-type="float">
            <text:p>3686.53</text:p>
          </table:table-cell>
        </table:table-row>
        <table:table-row table:style-name="ro1">
          <table:table-cell office:value-type="float" office:value="3665.3" calcext:value-type="float">
            <text:p>3665.3</text:p>
          </table:table-cell>
        </table:table-row>
        <table:table-row table:style-name="ro1">
          <table:table-cell office:value-type="float" office:value="3680.72" calcext:value-type="float">
            <text:p>3680.72</text:p>
          </table:table-cell>
        </table:table-row>
        <table:table-row table:style-name="ro1">
          <table:table-cell office:value-type="float" office:value="3678.87" calcext:value-type="float">
            <text:p>3678.87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24.63" calcext:value-type="float">
            <text:p>3524.63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539.28" calcext:value-type="float">
            <text:p>3539.28</text:p>
          </table:table-cell>
        </table:table-row>
        <table:table-row table:style-name="ro1">
          <table:table-cell office:value-type="float" office:value="3530.95" calcext:value-type="float">
            <text:p>3530.95</text:p>
          </table:table-cell>
        </table:table-row>
        <table:table-row table:style-name="ro1">
          <table:table-cell office:value-type="float" office:value="3526.83" calcext:value-type="float">
            <text:p>3526.83</text:p>
          </table:table-cell>
        </table:table-row>
        <table:table-row table:style-name="ro1">
          <table:table-cell office:value-type="float" office:value="3545.05" calcext:value-type="float">
            <text:p>3545.05</text:p>
          </table:table-cell>
        </table:table-row>
        <table:table-row table:style-name="ro1">
          <table:table-cell office:value-type="float" office:value="3528.17" calcext:value-type="float">
            <text:p>3528.17</text:p>
          </table:table-cell>
        </table:table-row>
        <table:table-row table:style-name="ro1">
          <table:table-cell office:value-type="float" office:value="3528.82" calcext:value-type="float">
            <text:p>3528.82</text:p>
          </table:table-cell>
        </table:table-row>
        <table:table-row table:style-name="ro1">
          <table:table-cell office:value-type="float" office:value="3526.9" calcext:value-type="float">
            <text:p>3526.9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3515.7" calcext:value-type="float">
            <text:p>3515.7</text:p>
          </table:table-cell>
        </table:table-row>
        <table:table-row table:style-name="ro1">
          <table:table-cell office:value-type="float" office:value="3535.15" calcext:value-type="float">
            <text:p>3535.15</text:p>
          </table:table-cell>
        </table:table-row>
        <table:table-row table:style-name="ro1">
          <table:table-cell office:value-type="float" office:value="3577.32" calcext:value-type="float">
            <text:p>3577.32</text:p>
          </table:table-cell>
        </table:table-row>
        <table:table-row table:style-name="ro1">
          <table:table-cell office:value-type="float" office:value="3578.46" calcext:value-type="float">
            <text:p>3578.46</text:p>
          </table:table-cell>
        </table:table-row>
        <table:table-row table:style-name="ro1">
          <table:table-cell office:value-type="float" office:value="3570.93" calcext:value-type="float">
            <text:p>3570.93</text:p>
          </table:table-cell>
        </table:table-row>
        <table:table-row table:style-name="ro1">
          <table:table-cell office:value-type="float" office:value="3581.31" calcext:value-type="float">
            <text:p>3581.31</text:p>
          </table:table-cell>
        </table:table-row>
        <table:table-row table:style-name="ro1">
          <table:table-cell office:value-type="float" office:value="3561.73" calcext:value-type="float">
            <text:p>3561.73</text:p>
          </table:table-cell>
        </table:table-row>
        <table:table-row table:style-name="ro1">
          <table:table-cell office:value-type="float" office:value="3577.8" calcext:value-type="float">
            <text:p>3577.8</text:p>
          </table:table-cell>
        </table:table-row>
        <table:table-row table:style-name="ro1">
          <table:table-cell office:value-type="float" office:value="3549.07" calcext:value-type="float">
            <text:p>3549.07</text:p>
          </table:table-cell>
        </table:table-row>
        <table:table-row table:style-name="ro1">
          <table:table-cell office:value-type="float" office:value="3533.4" calcext:value-type="float">
            <text:p>3533.4</text:p>
          </table:table-cell>
        </table:table-row>
        <table:table-row table:style-name="ro1">
          <table:table-cell office:value-type="float" office:value="3552.82" calcext:value-type="float">
            <text:p>3552.82</text:p>
          </table:table-cell>
        </table:table-row>
        <table:table-row table:style-name="ro1">
          <table:table-cell office:value-type="float" office:value="3532.57" calcext:value-type="float">
            <text:p>3532.57</text:p>
          </table:table-cell>
        </table:table-row>
        <table:table-row table:style-name="ro1">
          <table:table-cell office:value-type="float" office:value="3546.33" calcext:value-type="float">
            <text:p>3546.33</text:p>
          </table:table-cell>
        </table:table-row>
        <table:table-row table:style-name="ro1">
          <table:table-cell office:value-type="float" office:value="3563.23" calcext:value-type="float">
            <text:p>3563.23</text:p>
          </table:table-cell>
        </table:table-row>
        <table:table-row table:style-name="ro1">
          <table:table-cell office:value-type="float" office:value="3553.41" calcext:value-type="float">
            <text:p>3553.41</text:p>
          </table:table-cell>
        </table:table-row>
        <table:table-row table:style-name="ro1">
          <table:table-cell office:value-type="float" office:value="3574.93" calcext:value-type="float">
            <text:p>3574.93</text:p>
          </table:table-cell>
        </table:table-row>
        <table:table-row table:style-name="ro1">
          <table:table-cell office:value-type="float" office:value="3569.62" calcext:value-type="float">
            <text:p>3569.62</text:p>
          </table:table-cell>
        </table:table-row>
        <table:table-row table:style-name="ro1">
          <table:table-cell office:value-type="float" office:value="3568.06" calcext:value-type="float">
            <text:p>3568.06</text:p>
          </table:table-cell>
        </table:table-row>
        <table:table-row table:style-name="ro1">
          <table:table-cell office:value-type="float" office:value="3568.48" calcext:value-type="float">
            <text:p>3568.48</text:p>
          </table:table-cell>
        </table:table-row>
        <table:table-row table:style-name="ro1">
          <table:table-cell office:value-type="float" office:value="3541.97" calcext:value-type="float">
            <text:p>3541.97</text:p>
          </table:table-cell>
        </table:table-row>
        <table:table-row table:style-name="ro1">
          <table:table-cell office:value-type="float" office:value="3566.92" calcext:value-type="float">
            <text:p>3566.92</text:p>
          </table:table-cell>
        </table:table-row>
        <table:table-row table:style-name="ro1">
          <table:table-cell office:value-type="float" office:value="3553.21" calcext:value-type="float">
            <text:p>3553.21</text:p>
          </table:table-cell>
        </table:table-row>
        <table:table-row table:style-name="ro1">
          <table:table-cell office:value-type="float" office:value="3565.29" calcext:value-type="float">
            <text:p>3565.29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3620.58" calcext:value-type="float">
            <text:p>3620.58</text:p>
          </table:table-cell>
        </table:table-row>
        <table:table-row table:style-name="ro1">
          <table:table-cell office:value-type="float" office:value="3589.93" calcext:value-type="float">
            <text:p>3589.93</text:p>
          </table:table-cell>
        </table:table-row>
        <table:table-row table:style-name="ro1">
          <table:table-cell office:value-type="float" office:value="3557.72" calcext:value-type="float">
            <text:p>3557.72</text:p>
          </table:table-cell>
        </table:table-row>
        <table:table-row table:style-name="ro1">
          <table:table-cell office:value-type="float" office:value="3567.55" calcext:value-type="float">
            <text:p>3567.55</text:p>
          </table:table-cell>
        </table:table-row>
        <table:table-row table:style-name="ro1">
          <table:table-cell office:value-type="float" office:value="3565.25" calcext:value-type="float">
            <text:p>3565.25</text:p>
          </table:table-cell>
        </table:table-row>
        <table:table-row table:style-name="ro1">
          <table:table-cell office:value-type="float" office:value="3578.46" calcext:value-type="float">
            <text:p>3578.46</text:p>
          </table:table-cell>
        </table:table-row>
        <table:table-row table:style-name="ro1">
          <table:table-cell office:value-type="float" office:value="3562.01" calcext:value-type="float">
            <text:p>3562.01</text:p>
          </table:table-cell>
        </table:table-row>
        <table:table-row table:style-name="ro1">
          <table:table-cell office:value-type="float" office:value="3546.73" calcext:value-type="float">
            <text:p>3546.73</text:p>
          </table:table-cell>
        </table:table-row>
        <table:table-row table:style-name="ro1">
          <table:table-cell office:value-type="float" office:value="3556.53" calcext:value-type="float">
            <text:p>3556.53</text:p>
          </table:table-cell>
        </table:table-row>
        <table:table-row table:style-name="ro1">
          <table:table-cell office:value-type="float" office:value="3564.29" calcext:value-type="float">
            <text:p>3564.29</text:p>
          </table:table-cell>
        </table:table-row>
        <table:table-row table:style-name="ro1">
          <table:table-cell office:value-type="float" office:value="3550.84" calcext:value-type="float">
            <text:p>3550.84</text:p>
          </table:table-cell>
        </table:table-row>
        <table:table-row table:style-name="ro1">
          <table:table-cell office:value-type="float" office:value="3481.64" calcext:value-type="float">
            <text:p>3481.64</text:p>
          </table:table-cell>
        </table:table-row>
        <table:table-row table:style-name="ro1">
          <table:table-cell office:value-type="float" office:value="3454.4" calcext:value-type="float">
            <text:p>3454.4</text:p>
          </table:table-cell>
        </table:table-row>
        <table:table-row table:style-name="ro1">
          <table:table-cell office:value-type="float" office:value="3427.57" calcext:value-type="float">
            <text:p>3427.57</text:p>
          </table:table-cell>
        </table:table-row>
        <table:table-row table:style-name="ro1">
          <table:table-cell office:value-type="float" office:value="3420.06" calcext:value-type="float">
            <text:p>3420.06</text:p>
          </table:table-cell>
        </table:table-row>
        <table:table-row table:style-name="ro1">
          <table:table-cell office:value-type="float" office:value="3424.39" calcext:value-type="float">
            <text:p>3424.39</text:p>
          </table:table-cell>
        </table:table-row>
        <table:table-row table:style-name="ro1">
          <table:table-cell office:value-type="float" office:value="3434.15" calcext:value-type="float">
            <text:p>3434.15</text:p>
          </table:table-cell>
        </table:table-row>
        <table:table-row table:style-name="ro1">
          <table:table-cell office:value-type="float" office:value="3406.18" calcext:value-type="float">
            <text:p>3406.18</text:p>
          </table:table-cell>
        </table:table-row>
        <table:table-row table:style-name="ro1">
          <table:table-cell office:value-type="float" office:value="3366.41" calcext:value-type="float">
            <text:p>3366.41</text:p>
          </table:table-cell>
        </table:table-row>
        <table:table-row table:style-name="ro1">
          <table:table-cell office:value-type="float" office:value="3385.32" calcext:value-type="float">
            <text:p>3385.32</text:p>
          </table:table-cell>
        </table:table-row>
        <table:table-row table:style-name="ro1">
          <table:table-cell office:value-type="float" office:value="3426.62" calcext:value-type="float">
            <text:p>3426.62</text:p>
          </table:table-cell>
        </table:table-row>
        <table:table-row table:style-name="ro1">
          <table:table-cell office:value-type="float" office:value="3419.44" calcext:value-type="float">
            <text:p>3419.44</text:p>
          </table:table-cell>
        </table:table-row>
        <table:table-row table:style-name="ro1">
          <table:table-cell office:value-type="float" office:value="3411.04" calcext:value-type="float">
            <text:p>3411.04</text:p>
          </table:table-cell>
        </table:table-row>
        <table:table-row table:style-name="ro1">
          <table:table-cell office:value-type="float" office:value="3420.34" calcext:value-type="float">
            <text:p>3420.34</text:p>
          </table:table-cell>
        </table:table-row>
        <table:table-row table:style-name="ro1">
          <table:table-cell office:value-type="float" office:value="3428.83" calcext:value-type="float">
            <text:p>3428.83</text:p>
          </table:table-cell>
        </table:table-row>
        <table:table-row table:style-name="ro1">
          <table:table-cell office:value-type="float" office:value="3429.25" calcext:value-type="float">
            <text:p>3429.25</text:p>
          </table:table-cell>
        </table:table-row>
        <table:table-row table:style-name="ro1">
          <table:table-cell office:value-type="float" office:value="3464.01" calcext:value-type="float">
            <text:p>3464.01</text:p>
          </table:table-cell>
        </table:table-row>
        <table:table-row table:style-name="ro1">
          <table:table-cell office:value-type="float" office:value="3458.77" calcext:value-type="float">
            <text:p>3458.77</text:p>
          </table:table-cell>
        </table:table-row>
        <table:table-row table:style-name="ro1">
          <table:table-cell office:value-type="float" office:value="3458.18" calcext:value-type="float">
            <text:p>3458.18</text:p>
          </table:table-cell>
        </table:table-row>
        <table:table-row table:style-name="ro1">
          <table:table-cell office:value-type="float" office:value="3465.32" calcext:value-type="float">
            <text:p>3465.32</text:p>
          </table:table-cell>
        </table:table-row>
        <table:table-row table:style-name="ro1">
          <table:table-cell office:value-type="float" office:value="3476.57" calcext:value-type="float">
            <text:p>3476.57</text:p>
          </table:table-cell>
        </table:table-row>
        <table:table-row table:style-name="ro1">
          <table:table-cell office:value-type="float" office:value="3427.81" calcext:value-type="float">
            <text:p>3427.81</text:p>
          </table:table-cell>
        </table:table-row>
        <table:table-row table:style-name="ro1">
          <table:table-cell office:value-type="float" office:value="3436.56" calcext:value-type="float">
            <text:p>3436.56</text:p>
          </table:table-cell>
        </table:table-row>
        <table:table-row table:style-name="ro1">
          <table:table-cell office:value-type="float" office:value="3434.28" calcext:value-type="float">
            <text:p>3434.28</text:p>
          </table:table-cell>
        </table:table-row>
        <table:table-row table:style-name="ro1">
          <table:table-cell office:value-type="float" office:value="3434.1" calcext:value-type="float">
            <text:p>3434.1</text:p>
          </table:table-cell>
        </table:table-row>
        <table:table-row table:style-name="ro1">
          <table:table-cell office:value-type="float" office:value="3418.5" calcext:value-type="float">
            <text:p>3418.5</text:p>
          </table:table-cell>
        </table:table-row>
        <table:table-row table:style-name="ro1">
          <table:table-cell office:value-type="float" office:value="3420.03" calcext:value-type="float">
            <text:p>3420.03</text:p>
          </table:table-cell>
        </table:table-row>
        <table:table-row table:style-name="ro1">
          <table:table-cell office:value-type="float" office:value="3459.18" calcext:value-type="float">
            <text:p>3459.18</text:p>
          </table:table-cell>
        </table:table-row>
        <table:table-row table:style-name="ro1">
          <table:table-cell office:value-type="float" office:value="3463.02" calcext:value-type="float">
            <text:p>3463.02</text:p>
          </table:table-cell>
        </table:table-row>
        <table:table-row table:style-name="ro1">
          <table:table-cell office:value-type="float" office:value="3474.52" calcext:value-type="float">
            <text:p>3474.52</text:p>
          </table:table-cell>
        </table:table-row>
        <table:table-row table:style-name="ro1">
          <table:table-cell office:value-type="float" office:value="3462.07" calcext:value-type="float">
            <text:p>3462.07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453.55" calcext:value-type="float">
            <text:p>3453.55</text:p>
          </table:table-cell>
        </table:table-row>
        <table:table-row table:style-name="ro1">
          <table:table-cell office:value-type="float" office:value="3477.67" calcext:value-type="float">
            <text:p>3477.67</text:p>
          </table:table-cell>
        </table:table-row>
        <table:table-row table:style-name="ro1">
          <table:table-cell office:value-type="float" office:value="3457.56" calcext:value-type="float">
            <text:p>3457.56</text:p>
          </table:table-cell>
        </table:table-row>
        <table:table-row table:style-name="ro1">
          <table:table-cell office:value-type="float" office:value="3468.19" calcext:value-type="float">
            <text:p>3468.19</text:p>
          </table:table-cell>
        </table:table-row>
        <table:table-row table:style-name="ro1">
          <table:table-cell office:value-type="float" office:value="3504.77" calcext:value-type="float">
            <text:p>3504.77</text:p>
          </table:table-cell>
        </table:table-row>
        <table:table-row table:style-name="ro1">
          <table:table-cell office:value-type="float" office:value="3482.58" calcext:value-type="float">
            <text:p>3482.58</text:p>
          </table:table-cell>
        </table:table-row>
        <table:table-row table:style-name="ro1">
          <table:table-cell office:value-type="float" office:value="3462.54" calcext:value-type="float">
            <text:p>3462.54</text:p>
          </table:table-cell>
        </table:table-row>
        <table:table-row table:style-name="ro1">
          <table:table-cell office:value-type="float" office:value="3463.7" calcext:value-type="float">
            <text:p>3463.7</text:p>
          </table:table-cell>
        </table:table-row>
        <table:table-row table:style-name="ro1">
          <table:table-cell office:value-type="float" office:value="3463.5" calcext:value-type="float">
            <text:p>3463.5</text:p>
          </table:table-cell>
        </table:table-row>
        <table:table-row table:style-name="ro1">
          <table:table-cell office:value-type="float" office:value="3445.6" calcext:value-type="float">
            <text:p>3445.6</text:p>
          </table:table-cell>
        </table:table-row>
        <table:table-row table:style-name="ro1">
          <table:table-cell office:value-type="float" office:value="3458.11" calcext:value-type="float">
            <text:p>3458.11</text:p>
          </table:table-cell>
        </table:table-row>
        <table:table-row table:style-name="ro1">
          <table:table-cell office:value-type="float" office:value="3458.28" calcext:value-type="float">
            <text:p>3458.28</text:p>
          </table:table-cell>
        </table:table-row>
        <table:table-row table:style-name="ro1">
          <table:table-cell office:value-type="float" office:value="3463.02" calcext:value-type="float">
            <text:p>3463.02</text:p>
          </table:table-cell>
        </table:table-row>
        <table:table-row table:style-name="ro1">
          <table:table-cell office:value-type="float" office:value="3436.04" calcext:value-type="float">
            <text:p>3436.04</text:p>
          </table:table-cell>
        </table:table-row>
        <table:table-row table:style-name="ro1">
          <table:table-cell office:value-type="float" office:value="3459.65" calcext:value-type="float">
            <text:p>3459.65</text:p>
          </table:table-cell>
        </table:table-row>
        <table:table-row table:style-name="ro1">
          <table:table-cell office:value-type="float" office:value="3469.03" calcext:value-type="float">
            <text:p>3469.03</text:p>
          </table:table-cell>
        </table:table-row>
        <table:table-row table:style-name="ro1">
          <table:table-cell office:value-type="float" office:value="3463.22" calcext:value-type="float">
            <text:p>3463.22</text:p>
          </table:table-cell>
        </table:table-row>
        <table:table-row table:style-name="ro1">
          <table:table-cell office:value-type="float" office:value="3463.91" calcext:value-type="float">
            <text:p>3463.91</text:p>
          </table:table-cell>
        </table:table-row>
        <table:table-row table:style-name="ro1">
          <table:table-cell office:value-type="float" office:value="3464.42" calcext:value-type="float">
            <text:p>3464.42</text:p>
          </table:table-cell>
        </table:table-row>
        <table:table-row table:style-name="ro1">
          <table:table-cell office:value-type="float" office:value="3469.91" calcext:value-type="float">
            <text:p>3469.91</text:p>
          </table:table-cell>
        </table:table-row>
        <table:table-row table:style-name="ro1">
          <table:table-cell office:value-type="float" office:value="3460.44" calcext:value-type="float">
            <text:p>3460.44</text:p>
          </table:table-cell>
        </table:table-row>
        <table:table-row table:style-name="ro1">
          <table:table-cell office:value-type="float" office:value="3463.81" calcext:value-type="float">
            <text:p>3463.81</text:p>
          </table:table-cell>
        </table:table-row>
        <table:table-row table:style-name="ro1">
          <table:table-cell office:value-type="float" office:value="3471.59" calcext:value-type="float">
            <text:p>3471.59</text:p>
          </table:table-cell>
        </table:table-row>
        <table:table-row table:style-name="ro1">
          <table:table-cell office:value-type="float" office:value="3423.35" calcext:value-type="float">
            <text:p>3423.35</text:p>
          </table:table-cell>
        </table:table-row>
        <table:table-row table:style-name="ro1">
          <table:table-cell office:value-type="float" office:value="3424.77" calcext:value-type="float">
            <text:p>3424.77</text:p>
          </table:table-cell>
        </table:table-row>
        <table:table-row table:style-name="ro1">
          <table:table-cell office:value-type="float" office:value="3399.82" calcext:value-type="float">
            <text:p>3399.82</text:p>
          </table:table-cell>
        </table:table-row>
        <table:table-row table:style-name="ro1">
          <table:table-cell office:value-type="float" office:value="3422.02" calcext:value-type="float">
            <text:p>3422.02</text:p>
          </table:table-cell>
        </table:table-row>
        <table:table-row table:style-name="ro1">
          <table:table-cell office:value-type="float" office:value="3398.39" calcext:value-type="float">
            <text:p>3398.39</text:p>
          </table:table-cell>
        </table:table-row>
        <table:table-row table:style-name="ro1">
          <table:table-cell office:value-type="float" office:value="3405.37" calcext:value-type="float">
            <text:p>3405.37</text:p>
          </table:table-cell>
        </table:table-row>
        <table:table-row table:style-name="ro1">
          <table:table-cell office:value-type="float" office:value="3413.12" calcext:value-type="float">
            <text:p>3413.12</text:p>
          </table:table-cell>
        </table:table-row>
        <table:table-row table:style-name="ro1">
          <table:table-cell office:value-type="float" office:value="3412.15" calcext:value-type="float">
            <text:p>3412.15</text:p>
          </table:table-cell>
        </table:table-row>
        <table:table-row table:style-name="ro1">
          <table:table-cell office:value-type="float" office:value="3408.05" calcext:value-type="float">
            <text:p>3408.05</text:p>
          </table:table-cell>
        </table:table-row>
        <table:table-row table:style-name="ro1">
          <table:table-cell office:value-type="float" office:value="3407.03" calcext:value-type="float">
            <text:p>3407.03</text:p>
          </table:table-cell>
        </table:table-row>
        <table:table-row table:style-name="ro1">
          <table:table-cell office:value-type="float" office:value="3399.55" calcext:value-type="float">
            <text:p>3399.55</text:p>
          </table:table-cell>
        </table:table-row>
        <table:table-row table:style-name="ro1">
          <table:table-cell office:value-type="float" office:value="3398.4" calcext:value-type="float">
            <text:p>3398.4</text:p>
          </table:table-cell>
        </table:table-row>
        <table:table-row table:style-name="ro1">
          <table:table-cell office:value-type="float" office:value="3404.08" calcext:value-type="float">
            <text:p>3404.08</text:p>
          </table:table-cell>
        </table:table-row>
        <table:table-row table:style-name="ro1">
          <table:table-cell office:value-type="float" office:value="3394.78" calcext:value-type="float">
            <text:p>3394.78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3507.34" calcext:value-type="float">
            <text:p>3507.34</text:p>
          </table:table-cell>
        </table:table-row>
        <table:table-row table:style-name="ro1">
          <table:table-cell office:value-type="float" office:value="3668.3" calcext:value-type="float">
            <text:p>3668.3</text:p>
          </table:table-cell>
        </table:table-row>
        <table:table-row table:style-name="ro1">
          <table:table-cell office:value-type="float" office:value="3659.04" calcext:value-type="float">
            <text:p>3659.04</text:p>
          </table:table-cell>
        </table:table-row>
        <table:table-row table:style-name="ro1">
          <table:table-cell office:value-type="float" office:value="3646.45" calcext:value-type="float">
            <text:p>3646.45</text:p>
          </table:table-cell>
        </table:table-row>
        <table:table-row table:style-name="ro1">
          <table:table-cell office:value-type="float" office:value="3660.86" calcext:value-type="float">
            <text:p>3660.86</text:p>
          </table:table-cell>
        </table:table-row>
        <table:table-row table:style-name="ro1">
          <table:table-cell office:value-type="float" office:value="3662.02" calcext:value-type="float">
            <text:p>3662.02</text:p>
          </table:table-cell>
        </table:table-row>
        <table:table-row table:style-name="ro1">
          <table:table-cell office:value-type="float" office:value="3645.02" calcext:value-type="float">
            <text:p>3645.02</text:p>
          </table:table-cell>
        </table:table-row>
        <table:table-row table:style-name="ro1">
          <table:table-cell office:value-type="float" office:value="3652.19" calcext:value-type="float">
            <text:p>3652.19</text:p>
          </table:table-cell>
        </table:table-row>
        <table:table-row table:style-name="ro1">
          <table:table-cell office:value-type="float" office:value="3665.18" calcext:value-type="float">
            <text:p>3665.18</text:p>
          </table:table-cell>
        </table:table-row>
        <table:table-row table:style-name="ro1">
          <table:table-cell office:value-type="float" office:value="3654.84" calcext:value-type="float">
            <text:p>3654.84</text:p>
          </table:table-cell>
        </table:table-row>
        <table:table-row table:style-name="ro1">
          <table:table-cell office:value-type="float" office:value="3632.12" calcext:value-type="float">
            <text:p>3632.12</text:p>
          </table:table-cell>
        </table:table-row>
        <table:table-row table:style-name="ro1">
          <table:table-cell office:value-type="float" office:value="3638.34" calcext:value-type="float">
            <text:p>3638.34</text:p>
          </table:table-cell>
        </table:table-row>
        <table:table-row table:style-name="ro1">
          <table:table-cell office:value-type="float" office:value="3626.6" calcext:value-type="float">
            <text:p>3626.6</text:p>
          </table:table-cell>
        </table:table-row>
        <table:table-row table:style-name="ro1">
          <table:table-cell office:value-type="float" office:value="3645.69" calcext:value-type="float">
            <text:p>3645.69</text:p>
          </table:table-cell>
        </table:table-row>
        <table:table-row table:style-name="ro1">
          <table:table-cell office:value-type="float" office:value="3680.06" calcext:value-type="float">
            <text:p>3680.06</text:p>
          </table:table-cell>
        </table:table-row>
        <table:table-row table:style-name="ro1">
          <table:table-cell office:value-type="float" office:value="3623.11" calcext:value-type="float">
            <text:p>3623.11</text:p>
          </table:table-cell>
        </table:table-row>
        <table:table-row table:style-name="ro1">
          <table:table-cell office:value-type="float" office:value="3635.64" calcext:value-type="float">
            <text:p>3635.64</text:p>
          </table:table-cell>
        </table:table-row>
        <table:table-row table:style-name="ro1">
          <table:table-cell office:value-type="float" office:value="3626.16" calcext:value-type="float">
            <text:p>3626.16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3643.95" calcext:value-type="float">
            <text:p>3643.95</text:p>
          </table:table-cell>
        </table:table-row>
        <table:table-row table:style-name="ro1">
          <table:table-cell office:value-type="float" office:value="3631.05" calcext:value-type="float">
            <text:p>3631.05</text:p>
          </table:table-cell>
        </table:table-row>
        <table:table-row table:style-name="ro1">
          <table:table-cell office:value-type="float" office:value="3624.04" calcext:value-type="float">
            <text:p>3624.04</text:p>
          </table:table-cell>
        </table:table-row>
        <table:table-row table:style-name="ro1">
          <table:table-cell office:value-type="float" office:value="3625.49" calcext:value-type="float">
            <text:p>3625.49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3620.03" calcext:value-type="float">
            <text:p>3620.03</text:p>
          </table:table-cell>
        </table:table-row>
        <table:table-row table:style-name="ro1">
          <table:table-cell office:value-type="float" office:value="3640.95" calcext:value-type="float">
            <text:p>3640.95</text:p>
          </table:table-cell>
        </table:table-row>
        <table:table-row table:style-name="ro1">
          <table:table-cell office:value-type="float" office:value="3631.46" calcext:value-type="float">
            <text:p>3631.46</text:p>
          </table:table-cell>
        </table:table-row>
        <table:table-row table:style-name="ro1">
          <table:table-cell office:value-type="float" office:value="3640.52" calcext:value-type="float">
            <text:p>3640.52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3613.79" calcext:value-type="float">
            <text:p>3613.79</text:p>
          </table:table-cell>
        </table:table-row>
        <table:table-row table:style-name="ro1">
          <table:table-cell office:value-type="float" office:value="3595.1" calcext:value-type="float">
            <text:p>3595.1</text:p>
          </table:table-cell>
        </table:table-row>
        <table:table-row table:style-name="ro1">
          <table:table-cell office:value-type="float" office:value="3602.95" calcext:value-type="float">
            <text:p>3602.95</text:p>
          </table:table-cell>
        </table:table-row>
        <table:table-row table:style-name="ro1">
          <table:table-cell office:value-type="float" office:value="3609.4" calcext:value-type="float">
            <text:p>3609.4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3605.11" calcext:value-type="float">
            <text:p>3605.11</text:p>
          </table:table-cell>
        </table:table-row>
        <table:table-row table:style-name="ro1">
          <table:table-cell office:value-type="float" office:value="3584.94" calcext:value-type="float">
            <text:p>3584.94</text:p>
          </table:table-cell>
        </table:table-row>
        <table:table-row table:style-name="ro1">
          <table:table-cell office:value-type="float" office:value="3600.94" calcext:value-type="float">
            <text:p>3600.94</text:p>
          </table:table-cell>
        </table:table-row>
        <table:table-row table:style-name="ro1">
          <table:table-cell office:value-type="float" office:value="3605.69" calcext:value-type="float">
            <text:p>3605.69</text:p>
          </table:table-cell>
        </table:table-row>
        <table:table-row table:style-name="ro1">
          <table:table-cell office:value-type="float" office:value="3590.56" calcext:value-type="float">
            <text:p>3590.56</text:p>
          </table:table-cell>
        </table:table-row>
        <table:table-row table:style-name="ro1">
          <table:table-cell office:value-type="float" office:value="3613.77" calcext:value-type="float">
            <text:p>3613.77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3585.73" calcext:value-type="float">
            <text:p>3585.73</text:p>
          </table:table-cell>
        </table:table-row>
        <table:table-row table:style-name="ro1">
          <table:table-cell office:value-type="float" office:value="3596.07" calcext:value-type="float">
            <text:p>3596.07</text:p>
          </table:table-cell>
        </table:table-row>
        <table:table-row table:style-name="ro1">
          <table:table-cell office:value-type="float" office:value="3602.47" calcext:value-type="float">
            <text:p>3602.47</text:p>
          </table:table-cell>
        </table:table-row>
        <table:table-row table:style-name="ro1">
          <table:table-cell office:value-type="float" office:value="3623.62" calcext:value-type="float">
            <text:p>3623.62</text:p>
          </table:table-cell>
        </table:table-row>
        <table:table-row table:style-name="ro1">
          <table:table-cell office:value-type="float" office:value="3617.09" calcext:value-type="float">
            <text:p>3617.09</text:p>
          </table:table-cell>
        </table:table-row>
        <table:table-row table:style-name="ro1">
          <table:table-cell office:value-type="float" office:value="3626.01" calcext:value-type="float">
            <text:p>3626.01</text:p>
          </table:table-cell>
        </table:table-row>
        <table:table-row table:style-name="ro1">
          <table:table-cell office:value-type="float" office:value="3634.41" calcext:value-type="float">
            <text:p>3634.41</text:p>
          </table:table-cell>
        </table:table-row>
        <table:table-row table:style-name="ro1">
          <table:table-cell office:value-type="float" office:value="3633.18" calcext:value-type="float">
            <text:p>3633.18</text:p>
          </table:table-cell>
        </table:table-row>
        <table:table-row table:style-name="ro1">
          <table:table-cell office:value-type="float" office:value="3618.41" calcext:value-type="float">
            <text:p>3618.41</text:p>
          </table:table-cell>
        </table:table-row>
        <table:table-row table:style-name="ro1">
          <table:table-cell office:value-type="float" office:value="3629.15" calcext:value-type="float">
            <text:p>3629.15</text:p>
          </table:table-cell>
        </table:table-row>
        <table:table-row table:style-name="ro1">
          <table:table-cell office:value-type="float" office:value="3641.25" calcext:value-type="float">
            <text:p>3641.25</text:p>
          </table:table-cell>
        </table:table-row>
        <table:table-row table:style-name="ro1">
          <table:table-cell office:value-type="float" office:value="3623.73" calcext:value-type="float">
            <text:p>3623.73</text:p>
          </table:table-cell>
        </table:table-row>
        <table:table-row table:style-name="ro1">
          <table:table-cell office:value-type="float" office:value="3622.42" calcext:value-type="float">
            <text:p>3622.42</text:p>
          </table:table-cell>
        </table:table-row>
        <table:table-row table:style-name="ro1">
          <table:table-cell office:value-type="float" office:value="3622.4" calcext:value-type="float">
            <text:p>3622.4</text:p>
          </table:table-cell>
        </table:table-row>
        <table:table-row table:style-name="ro1">
          <table:table-cell office:value-type="float" office:value="3667.58" calcext:value-type="float">
            <text:p>3667.58</text:p>
          </table:table-cell>
        </table:table-row>
        <table:table-row table:style-name="ro1">
          <table:table-cell office:value-type="float" office:value="3734.66" calcext:value-type="float">
            <text:p>3734.66</text:p>
          </table:table-cell>
        </table:table-row>
        <table:table-row table:style-name="ro1">
          <table:table-cell office:value-type="float" office:value="3731.69" calcext:value-type="float">
            <text:p>3731.69</text:p>
          </table:table-cell>
        </table:table-row>
        <table:table-row table:style-name="ro1">
          <table:table-cell office:value-type="float" office:value="3745.37" calcext:value-type="float">
            <text:p>3745.37</text:p>
          </table:table-cell>
        </table:table-row>
        <table:table-row table:style-name="ro1">
          <table:table-cell office:value-type="float" office:value="3823.38" calcext:value-type="float">
            <text:p>3823.38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3898.6" calcext:value-type="float">
            <text:p>3898.6</text:p>
          </table:table-cell>
        </table:table-row>
        <table:table-row table:style-name="ro1">
          <table:table-cell office:value-type="float" office:value="3885.06" calcext:value-type="float">
            <text:p>3885.06</text:p>
          </table:table-cell>
        </table:table-row>
        <table:table-row table:style-name="ro1">
          <table:table-cell office:value-type="float" office:value="3916.01" calcext:value-type="float">
            <text:p>3916.01</text:p>
          </table:table-cell>
        </table:table-row>
        <table:table-row table:style-name="ro1">
          <table:table-cell office:value-type="float" office:value="3898.84" calcext:value-type="float">
            <text:p>3898.84</text:p>
          </table:table-cell>
        </table:table-row>
        <table:table-row table:style-name="ro1">
          <table:table-cell office:value-type="float" office:value="3971.85" calcext:value-type="float">
            <text:p>3971.85</text:p>
          </table:table-cell>
        </table:table-row>
        <table:table-row table:style-name="ro1">
          <table:table-cell office:value-type="float" office:value="3967.21" calcext:value-type="float">
            <text:p>3967.21</text:p>
          </table:table-cell>
        </table:table-row>
        <table:table-row table:style-name="ro1">
          <table:table-cell office:value-type="float" office:value="3907.79" calcext:value-type="float">
            <text:p>3907.79</text:p>
          </table:table-cell>
        </table:table-row>
        <table:table-row table:style-name="ro1">
          <table:table-cell office:value-type="float" office:value="3912.15" calcext:value-type="float">
            <text:p>3912.15</text:p>
          </table:table-cell>
        </table:table-row>
        <table:table-row table:style-name="ro1">
          <table:table-cell office:value-type="float" office:value="3913.41" calcext:value-type="float">
            <text:p>3913.41</text:p>
          </table:table-cell>
        </table:table-row>
        <table:table-row table:style-name="ro1">
          <table:table-cell office:value-type="float" office:value="3959.98" calcext:value-type="float">
            <text:p>3959.98</text:p>
          </table:table-cell>
        </table:table-row>
        <table:table-row table:style-name="ro1">
          <table:table-cell office:value-type="float" office:value="3937.91" calcext:value-type="float">
            <text:p>3937.91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3969.74" calcext:value-type="float">
            <text:p>3969.74</text:p>
          </table:table-cell>
        </table:table-row>
        <table:table-row table:style-name="ro1">
          <table:table-cell office:value-type="float" office:value="3968.44" calcext:value-type="float">
            <text:p>3968.44</text:p>
          </table:table-cell>
        </table:table-row>
        <table:table-row table:style-name="ro1">
          <table:table-cell office:value-type="float" office:value="3964.69" calcext:value-type="float">
            <text:p>3964.69</text:p>
          </table:table-cell>
        </table:table-row>
        <table:table-row table:style-name="ro1">
          <table:table-cell office:value-type="float" office:value="3931.11" calcext:value-type="float">
            <text:p>3931.11</text:p>
          </table:table-cell>
        </table:table-row>
        <table:table-row table:style-name="ro1">
          <table:table-cell office:value-type="float" office:value="3929.99" calcext:value-type="float">
            <text:p>3929.99</text:p>
          </table:table-cell>
        </table:table-row>
        <table:table-row table:style-name="ro1">
          <table:table-cell office:value-type="float" office:value="3925.94" calcext:value-type="float">
            <text:p>3925.94</text:p>
          </table:table-cell>
        </table:table-row>
        <table:table-row table:style-name="ro1">
          <table:table-cell office:value-type="float" office:value="3937.31" calcext:value-type="float">
            <text:p>3937.31</text:p>
          </table:table-cell>
        </table:table-row>
        <table:table-row table:style-name="ro1">
          <table:table-cell office:value-type="float" office:value="3953.03" calcext:value-type="float">
            <text:p>3953.03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3958.95" calcext:value-type="float">
            <text:p>3958.95</text:p>
          </table:table-cell>
        </table:table-row>
        <table:table-row table:style-name="ro1">
          <table:table-cell office:value-type="float" office:value="3954.5" calcext:value-type="float">
            <text:p>3954.5</text:p>
          </table:table-cell>
        </table:table-row>
        <table:table-row table:style-name="ro1">
          <table:table-cell office:value-type="float" office:value="3965.35" calcext:value-type="float">
            <text:p>3965.35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3969.8" calcext:value-type="float">
            <text:p>3969.8</text:p>
          </table:table-cell>
        </table:table-row>
        <table:table-row table:style-name="ro1">
          <table:table-cell office:value-type="float" office:value="3949.73" calcext:value-type="float">
            <text:p>3949.73</text:p>
          </table:table-cell>
        </table:table-row>
        <table:table-row table:style-name="ro1">
          <table:table-cell office:value-type="float" office:value="3955.23" calcext:value-type="float">
            <text:p>3955.23</text:p>
          </table:table-cell>
        </table:table-row>
        <table:table-row table:style-name="ro1">
          <table:table-cell office:value-type="float" office:value="3941.99" calcext:value-type="float">
            <text:p>3941.99</text:p>
          </table:table-cell>
        </table:table-row>
        <table:table-row table:style-name="ro1">
          <table:table-cell office:value-type="float" office:value="4100.39" calcext:value-type="float">
            <text:p>4100.39</text:p>
          </table:table-cell>
        </table:table-row>
        <table:table-row table:style-name="ro1">
          <table:table-cell office:value-type="float" office:value="4117.76" calcext:value-type="float">
            <text:p>4117.76</text:p>
          </table:table-cell>
        </table:table-row>
        <table:table-row table:style-name="ro1">
          <table:table-cell office:value-type="float" office:value="4169.7" calcext:value-type="float">
            <text:p>4169.7</text:p>
          </table:table-cell>
        </table:table-row>
        <table:table-row table:style-name="ro1">
          <table:table-cell office:value-type="float" office:value="4167.14" calcext:value-type="float">
            <text:p>4167.14</text:p>
          </table:table-cell>
        </table:table-row>
        <table:table-row table:style-name="ro1">
          <table:table-cell office:value-type="float" office:value="4144.68" calcext:value-type="float">
            <text:p>4144.68</text:p>
          </table:table-cell>
        </table:table-row>
        <table:table-row table:style-name="ro1">
          <table:table-cell office:value-type="float" office:value="3778.65" calcext:value-type="float">
            <text:p>3778.65</text:p>
          </table:table-cell>
        </table:table-row>
        <table:table-row table:style-name="ro1">
          <table:table-cell office:value-type="float" office:value="3780.57" calcext:value-type="float">
            <text:p>3780.57</text:p>
          </table:table-cell>
        </table:table-row>
        <table:table-row table:style-name="ro1">
          <table:table-cell office:value-type="float" office:value="3743.56" calcext:value-type="float">
            <text:p>3743.56</text:p>
          </table:table-cell>
        </table:table-row>
        <table:table-row table:style-name="ro1">
          <table:table-cell office:value-type="float" office:value="3798.45" calcext:value-type="float">
            <text:p>3798.45</text:p>
          </table:table-cell>
        </table:table-row>
        <table:table-row table:style-name="ro1">
          <table:table-cell office:value-type="float" office:value="3780.52" calcext:value-type="float">
            <text:p>3780.52</text:p>
          </table:table-cell>
        </table:table-row>
        <table:table-row table:style-name="ro1">
          <table:table-cell office:value-type="float" office:value="3791.31" calcext:value-type="float">
            <text:p>3791.31</text:p>
          </table:table-cell>
        </table:table-row>
        <table:table-row table:style-name="ro1">
          <table:table-cell office:value-type="float" office:value="3808.96" calcext:value-type="float">
            <text:p>3808.96</text:p>
          </table:table-cell>
        </table:table-row>
        <table:table-row table:style-name="ro1">
          <table:table-cell office:value-type="float" office:value="3855.39" calcext:value-type="float">
            <text:p>3855.39</text:p>
          </table:table-cell>
        </table:table-row>
        <table:table-row table:style-name="ro1">
          <table:table-cell office:value-type="float" office:value="3827.92" calcext:value-type="float">
            <text:p>3827.92</text:p>
          </table:table-cell>
        </table:table-row>
        <table:table-row table:style-name="ro1">
          <table:table-cell office:value-type="float" office:value="3837.25" calcext:value-type="float">
            <text:p>3837.25</text:p>
          </table:table-cell>
        </table:table-row>
        <table:table-row table:style-name="ro1">
          <table:table-cell office:value-type="float" office:value="3807.63" calcext:value-type="float">
            <text:p>3807.63</text:p>
          </table:table-cell>
        </table:table-row>
        <table:table-row table:style-name="ro1">
          <table:table-cell office:value-type="float" office:value="3808.99" calcext:value-type="float">
            <text:p>3808.99</text:p>
          </table:table-cell>
        </table:table-row>
        <table:table-row table:style-name="ro1">
          <table:table-cell office:value-type="float" office:value="3821.65" calcext:value-type="float">
            <text:p>3821.65</text:p>
          </table:table-cell>
        </table:table-row>
        <table:table-row table:style-name="ro1">
          <table:table-cell office:value-type="float" office:value="3814.49" calcext:value-type="float">
            <text:p>3814.49</text:p>
          </table:table-cell>
        </table:table-row>
        <table:table-row table:style-name="ro1">
          <table:table-cell office:value-type="float" office:value="3809.23" calcext:value-type="float">
            <text:p>3809.23</text:p>
          </table:table-cell>
        </table:table-row>
        <table:table-row table:style-name="ro1">
          <table:table-cell office:value-type="float" office:value="3820.31" calcext:value-type="float">
            <text:p>3820.31</text:p>
          </table:table-cell>
        </table:table-row>
        <table:table-row table:style-name="ro1">
          <table:table-cell office:value-type="float" office:value="3825.59" calcext:value-type="float">
            <text:p>3825.59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807.04" calcext:value-type="float">
            <text:p>3807.04</text:p>
          </table:table-cell>
        </table:table-row>
        <table:table-row table:style-name="ro1">
          <table:table-cell office:value-type="float" office:value="3813.93" calcext:value-type="float">
            <text:p>3813.93</text:p>
          </table:table-cell>
        </table:table-row>
        <table:table-row table:style-name="ro1">
          <table:table-cell office:value-type="float" office:value="3818.07" calcext:value-type="float">
            <text:p>3818.07</text:p>
          </table:table-cell>
        </table:table-row>
        <table:table-row table:style-name="ro1">
          <table:table-cell office:value-type="float" office:value="3816.94" calcext:value-type="float">
            <text:p>3816.94</text:p>
          </table:table-cell>
        </table:table-row>
        <table:table-row table:style-name="ro1">
          <table:table-cell office:value-type="float" office:value="3822.06" calcext:value-type="float">
            <text:p>3822.06</text:p>
          </table:table-cell>
        </table:table-row>
        <table:table-row table:style-name="ro1">
          <table:table-cell office:value-type="float" office:value="3833.82" calcext:value-type="float">
            <text:p>3833.82</text:p>
          </table:table-cell>
        </table:table-row>
        <table:table-row table:style-name="ro1">
          <table:table-cell office:value-type="float" office:value="3852.88" calcext:value-type="float">
            <text:p>3852.88</text:p>
          </table:table-cell>
        </table:table-row>
        <table:table-row table:style-name="ro1">
          <table:table-cell office:value-type="float" office:value="3821.11" calcext:value-type="float">
            <text:p>3821.11</text:p>
          </table:table-cell>
        </table:table-row>
        <table:table-row table:style-name="ro1">
          <table:table-cell office:value-type="float" office:value="3813.69" calcext:value-type="float">
            <text:p>3813.69</text:p>
          </table:table-cell>
        </table:table-row>
        <table:table-row table:style-name="ro1">
          <table:table-cell office:value-type="float" office:value="3825.39" calcext:value-type="float">
            <text:p>3825.39</text:p>
          </table:table-cell>
        </table:table-row>
        <table:table-row table:style-name="ro1">
          <table:table-cell office:value-type="float" office:value="3839.02" calcext:value-type="float">
            <text:p>3839.02</text:p>
          </table:table-cell>
        </table:table-row>
        <table:table-row table:style-name="ro1">
          <table:table-cell office:value-type="float" office:value="3828.59" calcext:value-type="float">
            <text:p>3828.59</text:p>
          </table:table-cell>
        </table:table-row>
        <table:table-row table:style-name="ro1">
          <table:table-cell office:value-type="float" office:value="3828.54" calcext:value-type="float">
            <text:p>3828.54</text:p>
          </table:table-cell>
        </table:table-row>
        <table:table-row table:style-name="ro1">
          <table:table-cell office:value-type="float" office:value="3845.01" calcext:value-type="float">
            <text:p>3845.01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835.85" calcext:value-type="float">
            <text:p>3835.85</text:p>
          </table:table-cell>
        </table:table-row>
        <table:table-row table:style-name="ro1">
          <table:table-cell office:value-type="float" office:value="3802.46" calcext:value-type="float">
            <text:p>3802.46</text:p>
          </table:table-cell>
        </table:table-row>
        <table:table-row table:style-name="ro1">
          <table:table-cell office:value-type="float" office:value="3816.96" calcext:value-type="float">
            <text:p>3816.96</text:p>
          </table:table-cell>
        </table:table-row>
        <table:table-row table:style-name="ro1">
          <table:table-cell office:value-type="float" office:value="3812.13" calcext:value-type="float">
            <text:p>3812.13</text:p>
          </table:table-cell>
        </table:table-row>
        <table:table-row table:style-name="ro1">
          <table:table-cell office:value-type="float" office:value="3820.67" calcext:value-type="float">
            <text:p>3820.67</text:p>
          </table:table-cell>
        </table:table-row>
        <table:table-row table:style-name="ro1">
          <table:table-cell office:value-type="float" office:value="3819.93" calcext:value-type="float">
            <text:p>3819.93</text:p>
          </table:table-cell>
        </table:table-row>
        <table:table-row table:style-name="ro1">
          <table:table-cell office:value-type="float" office:value="3824.75" calcext:value-type="float">
            <text:p>3824.75</text:p>
          </table:table-cell>
        </table:table-row>
        <table:table-row table:style-name="ro1">
          <table:table-cell office:value-type="float" office:value="3825.14" calcext:value-type="float">
            <text:p>3825.14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3795.62" calcext:value-type="float">
            <text:p>3795.62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3807.75" calcext:value-type="float">
            <text:p>3807.75</text:p>
          </table:table-cell>
        </table:table-row>
        <table:table-row table:style-name="ro1">
          <table:table-cell office:value-type="float" office:value="3799.63" calcext:value-type="float">
            <text:p>3799.63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3707.6" calcext:value-type="float">
            <text:p>3707.6</text:p>
          </table:table-cell>
        </table:table-row>
        <table:table-row table:style-name="ro1">
          <table:table-cell office:value-type="float" office:value="3713.1" calcext:value-type="float">
            <text:p>3713.1</text:p>
          </table:table-cell>
        </table:table-row>
        <table:table-row table:style-name="ro1">
          <table:table-cell office:value-type="float" office:value="3718.17" calcext:value-type="float">
            <text:p>3718.17</text:p>
          </table:table-cell>
        </table:table-row>
        <table:table-row table:style-name="ro1">
          <table:table-cell office:value-type="float" office:value="3715.3" calcext:value-type="float">
            <text:p>3715.3</text:p>
          </table:table-cell>
        </table:table-row>
        <table:table-row table:style-name="ro1">
          <table:table-cell office:value-type="float" office:value="3712.98" calcext:value-type="float">
            <text:p>3712.98</text:p>
          </table:table-cell>
        </table:table-row>
        <table:table-row table:style-name="ro1">
          <table:table-cell office:value-type="float" office:value="3729.2" calcext:value-type="float">
            <text:p>3729.2</text:p>
          </table:table-cell>
        </table:table-row>
        <table:table-row table:style-name="ro1">
          <table:table-cell office:value-type="float" office:value="3739.57" calcext:value-type="float">
            <text:p>3739.57</text:p>
          </table:table-cell>
        </table:table-row>
        <table:table-row table:style-name="ro1">
          <table:table-cell office:value-type="float" office:value="3834.56" calcext:value-type="float">
            <text:p>3834.56</text:p>
          </table:table-cell>
        </table:table-row>
        <table:table-row table:style-name="ro1">
          <table:table-cell office:value-type="float" office:value="3855.71" calcext:value-type="float">
            <text:p>3855.71</text:p>
          </table:table-cell>
        </table:table-row>
        <table:table-row table:style-name="ro1">
          <table:table-cell office:value-type="float" office:value="3857.73" calcext:value-type="float">
            <text:p>3857.73</text:p>
          </table:table-cell>
        </table:table-row>
        <table:table-row table:style-name="ro1">
          <table:table-cell office:value-type="float" office:value="3826.67" calcext:value-type="float">
            <text:p>3826.67</text:p>
          </table:table-cell>
        </table:table-row>
        <table:table-row table:style-name="ro1">
          <table:table-cell office:value-type="float" office:value="3851.92" calcext:value-type="float">
            <text:p>3851.92</text:p>
          </table:table-cell>
        </table:table-row>
        <table:table-row table:style-name="ro1">
          <table:table-cell office:value-type="float" office:value="3862.55" calcext:value-type="float">
            <text:p>3862.55</text:p>
          </table:table-cell>
        </table:table-row>
        <table:table-row table:style-name="ro1">
          <table:table-cell office:value-type="float" office:value="3862.6" calcext:value-type="float">
            <text:p>3862.6</text:p>
          </table:table-cell>
        </table:table-row>
        <table:table-row table:style-name="ro1">
          <table:table-cell office:value-type="float" office:value="3855.5" calcext:value-type="float">
            <text:p>3855.5</text:p>
          </table:table-cell>
        </table:table-row>
        <table:table-row table:style-name="ro1">
          <table:table-cell office:value-type="float" office:value="3861.84" calcext:value-type="float">
            <text:p>3861.84</text:p>
          </table:table-cell>
        </table:table-row>
        <table:table-row table:style-name="ro1">
          <table:table-cell office:value-type="float" office:value="3884.02" calcext:value-type="float">
            <text:p>3884.02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3866.01" calcext:value-type="float">
            <text:p>3866.01</text:p>
          </table:table-cell>
        </table:table-row>
        <table:table-row table:style-name="ro1">
          <table:table-cell office:value-type="float" office:value="3876.95" calcext:value-type="float">
            <text:p>3876.95</text:p>
          </table:table-cell>
        </table:table-row>
        <table:table-row table:style-name="ro1">
          <table:table-cell office:value-type="float" office:value="3880.01" calcext:value-type="float">
            <text:p>3880.01</text:p>
          </table:table-cell>
        </table:table-row>
        <table:table-row table:style-name="ro1">
          <table:table-cell office:value-type="float" office:value="3873.64" calcext:value-type="float">
            <text:p>3873.64</text:p>
          </table:table-cell>
        </table:table-row>
        <table:table-row table:style-name="ro1">
          <table:table-cell office:value-type="float" office:value="3873.94" calcext:value-type="float">
            <text:p>3873.94</text:p>
          </table:table-cell>
        </table:table-row>
        <table:table-row table:style-name="ro1">
          <table:table-cell office:value-type="float" office:value="3898.65" calcext:value-type="float">
            <text:p>3898.65</text:p>
          </table:table-cell>
        </table:table-row>
        <table:table-row table:style-name="ro1">
          <table:table-cell office:value-type="float" office:value="3891.33" calcext:value-type="float">
            <text:p>3891.33</text:p>
          </table:table-cell>
        </table:table-row>
        <table:table-row table:style-name="ro1">
          <table:table-cell office:value-type="float" office:value="3908.37" calcext:value-type="float">
            <text:p>3908.37</text:p>
          </table:table-cell>
        </table:table-row>
        <table:table-row table:style-name="ro1">
          <table:table-cell office:value-type="float" office:value="3920.43" calcext:value-type="float">
            <text:p>3920.43</text:p>
          </table:table-cell>
        </table:table-row>
        <table:table-row table:style-name="ro1">
          <table:table-cell office:value-type="float" office:value="3864.89" calcext:value-type="float">
            <text:p>3864.89</text:p>
          </table:table-cell>
        </table:table-row>
        <table:table-row table:style-name="ro1">
          <table:table-cell office:value-type="float" office:value="3876.8" calcext:value-type="float">
            <text:p>3876.8</text:p>
          </table:table-cell>
        </table:table-row>
        <table:table-row table:style-name="ro1">
          <table:table-cell office:value-type="float" office:value="3915.69" calcext:value-type="float">
            <text:p>3915.69</text:p>
          </table:table-cell>
        </table:table-row>
        <table:table-row table:style-name="ro1">
          <table:table-cell office:value-type="float" office:value="3913.34" calcext:value-type="float">
            <text:p>3913.3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928.58" calcext:value-type="float">
            <text:p>3928.58</text:p>
          </table:table-cell>
        </table:table-row>
        <table:table-row table:style-name="ro1">
          <table:table-cell office:value-type="float" office:value="3943.04" calcext:value-type="float">
            <text:p>3943.04</text:p>
          </table:table-cell>
        </table:table-row>
        <table:table-row table:style-name="ro1">
          <table:table-cell office:value-type="float" office:value="3925.5" calcext:value-type="float">
            <text:p>3925.5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3904.99" calcext:value-type="float">
            <text:p>3904.99</text:p>
          </table:table-cell>
        </table:table-row>
        <table:table-row table:style-name="ro1">
          <table:table-cell office:value-type="float" office:value="3905.92" calcext:value-type="float">
            <text:p>3905.92</text:p>
          </table:table-cell>
        </table:table-row>
        <table:table-row table:style-name="ro1">
          <table:table-cell office:value-type="float" office:value="3904.32" calcext:value-type="float">
            <text:p>3904.32</text:p>
          </table:table-cell>
        </table:table-row>
        <table:table-row table:style-name="ro1">
          <table:table-cell office:value-type="float" office:value="3916.82" calcext:value-type="float">
            <text:p>3916.82</text:p>
          </table:table-cell>
        </table:table-row>
        <table:table-row table:style-name="ro1">
          <table:table-cell office:value-type="float" office:value="3932.73" calcext:value-type="float">
            <text:p>3932.73</text:p>
          </table:table-cell>
        </table:table-row>
        <table:table-row table:style-name="ro1">
          <table:table-cell office:value-type="float" office:value="3885.5" calcext:value-type="float">
            <text:p>3885.5</text:p>
          </table:table-cell>
        </table:table-row>
        <table:table-row table:style-name="ro1">
          <table:table-cell office:value-type="float" office:value="3873.49" calcext:value-type="float">
            <text:p>3873.49</text:p>
          </table:table-cell>
        </table:table-row>
        <table:table-row table:style-name="ro1">
          <table:table-cell office:value-type="float" office:value="3848.12" calcext:value-type="float">
            <text:p>3848.12</text:p>
          </table:table-cell>
        </table:table-row>
        <table:table-row table:style-name="ro1">
          <table:table-cell office:value-type="float" office:value="3855.66" calcext:value-type="float">
            <text:p>3855.66</text:p>
          </table:table-cell>
        </table:table-row>
        <table:table-row table:style-name="ro1">
          <table:table-cell office:value-type="float" office:value="3871.61" calcext:value-type="float">
            <text:p>3871.61</text:p>
          </table:table-cell>
        </table:table-row>
        <table:table-row table:style-name="ro1">
          <table:table-cell office:value-type="float" office:value="3834.69" calcext:value-type="float">
            <text:p>3834.69</text:p>
          </table:table-cell>
        </table:table-row>
        <table:table-row table:style-name="ro1">
          <table:table-cell office:value-type="float" office:value="3885.18" calcext:value-type="float">
            <text:p>3885.18</text:p>
          </table:table-cell>
        </table:table-row>
        <table:table-row table:style-name="ro1">
          <table:table-cell office:value-type="float" office:value="3872.59" calcext:value-type="float">
            <text:p>3872.59</text:p>
          </table:table-cell>
        </table:table-row>
        <table:table-row table:style-name="ro1">
          <table:table-cell office:value-type="float" office:value="3881.33" calcext:value-type="float">
            <text:p>3881.33</text:p>
          </table:table-cell>
        </table:table-row>
        <table:table-row table:style-name="ro1">
          <table:table-cell office:value-type="float" office:value="3882.73" calcext:value-type="float">
            <text:p>3882.73</text:p>
          </table:table-cell>
        </table:table-row>
        <table:table-row table:style-name="ro1">
          <table:table-cell office:value-type="float" office:value="3887.89" calcext:value-type="float">
            <text:p>3887.89</text:p>
          </table:table-cell>
        </table:table-row>
        <table:table-row table:style-name="ro1">
          <table:table-cell office:value-type="float" office:value="3884.64" calcext:value-type="float">
            <text:p>3884.64</text:p>
          </table:table-cell>
        </table:table-row>
        <table:table-row table:style-name="ro1">
          <table:table-cell office:value-type="float" office:value="3856.12" calcext:value-type="float">
            <text:p>3856.12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3870.12" calcext:value-type="float">
            <text:p>3870.12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3866.26" calcext:value-type="float">
            <text:p>3866.26</text:p>
          </table:table-cell>
        </table:table-row>
        <table:table-row table:style-name="ro1">
          <table:table-cell office:value-type="float" office:value="3859.58" calcext:value-type="float">
            <text:p>3859.58</text:p>
          </table:table-cell>
        </table:table-row>
        <table:table-row table:style-name="ro1">
          <table:table-cell office:value-type="float" office:value="3859.57" calcext:value-type="float">
            <text:p>3859.57</text:p>
          </table:table-cell>
        </table:table-row>
        <table:table-row table:style-name="ro1">
          <table:table-cell office:value-type="float" office:value="3882.1" calcext:value-type="float">
            <text:p>3882.1</text:p>
          </table:table-cell>
        </table:table-row>
        <table:table-row table:style-name="ro1">
          <table:table-cell office:value-type="float" office:value="3873.47" calcext:value-type="float">
            <text:p>3873.47</text:p>
          </table:table-cell>
        </table:table-row>
        <table:table-row table:style-name="ro1">
          <table:table-cell office:value-type="float" office:value="3877.12" calcext:value-type="float">
            <text:p>3877.12</text:p>
          </table:table-cell>
        </table:table-row>
        <table:table-row table:style-name="ro1">
          <table:table-cell office:value-type="float" office:value="3882.9" calcext:value-type="float">
            <text:p>3882.9</text:p>
          </table:table-cell>
        </table:table-row>
        <table:table-row table:style-name="ro1">
          <table:table-cell office:value-type="float" office:value="3888.25" calcext:value-type="float">
            <text:p>3888.25</text:p>
          </table:table-cell>
        </table:table-row>
        <table:table-row table:style-name="ro1">
          <table:table-cell office:value-type="float" office:value="3914.05" calcext:value-type="float">
            <text:p>3914.05</text:p>
          </table:table-cell>
        </table:table-row>
        <table:table-row table:style-name="ro1">
          <table:table-cell office:value-type="float" office:value="3928.19" calcext:value-type="float">
            <text:p>3928.19</text:p>
          </table:table-cell>
        </table:table-row>
        <table:table-row table:style-name="ro1">
          <table:table-cell office:value-type="float" office:value="3932.37" calcext:value-type="float">
            <text:p>3932.37</text:p>
          </table:table-cell>
        </table:table-row>
        <table:table-row table:style-name="ro1">
          <table:table-cell office:value-type="float" office:value="3923.76" calcext:value-type="float">
            <text:p>3923.76</text:p>
          </table:table-cell>
        </table:table-row>
        <table:table-row table:style-name="ro1">
          <table:table-cell office:value-type="float" office:value="3982.97" calcext:value-type="float">
            <text:p>3982.97</text:p>
          </table:table-cell>
        </table:table-row>
        <table:table-row table:style-name="ro1">
          <table:table-cell office:value-type="float" office:value="4010.06" calcext:value-type="float">
            <text:p>4010.06</text:p>
          </table:table-cell>
        </table:table-row>
        <table:table-row table:style-name="ro1">
          <table:table-cell office:value-type="float" office:value="4016.08" calcext:value-type="float">
            <text:p>4016.08</text:p>
          </table:table-cell>
        </table:table-row>
        <table:table-row table:style-name="ro1">
          <table:table-cell office:value-type="float" office:value="3989.83" calcext:value-type="float">
            <text:p>3989.83</text:p>
          </table:table-cell>
        </table:table-row>
        <table:table-row table:style-name="ro1">
          <table:table-cell office:value-type="float" office:value="3993.61" calcext:value-type="float">
            <text:p>3993.61</text:p>
          </table:table-cell>
        </table:table-row>
        <table:table-row table:style-name="ro1">
          <table:table-cell office:value-type="float" office:value="4005.98" calcext:value-type="float">
            <text:p>4005.98</text:p>
          </table:table-cell>
        </table:table-row>
        <table:table-row table:style-name="ro1">
          <table:table-cell office:value-type="float" office:value="3972.23" calcext:value-type="float">
            <text:p>3972.23</text:p>
          </table:table-cell>
        </table:table-row>
        <table:table-row table:style-name="ro1">
          <table:table-cell office:value-type="float" office:value="3975.02" calcext:value-type="float">
            <text:p>3975.02</text:p>
          </table:table-cell>
        </table:table-row>
        <table:table-row table:style-name="ro1">
          <table:table-cell office:value-type="float" office:value="3987.49" calcext:value-type="float">
            <text:p>3987.49</text:p>
          </table:table-cell>
        </table:table-row>
        <table:table-row table:style-name="ro1">
          <table:table-cell office:value-type="float" office:value="3986.51" calcext:value-type="float">
            <text:p>3986.51</text:p>
          </table:table-cell>
        </table:table-row>
        <table:table-row table:style-name="ro1">
          <table:table-cell office:value-type="float" office:value="3990.94" calcext:value-type="float">
            <text:p>3990.94</text:p>
          </table:table-cell>
        </table:table-row>
        <table:table-row table:style-name="ro1">
          <table:table-cell office:value-type="float" office:value="3981.14" calcext:value-type="float">
            <text:p>3981.14</text:p>
          </table:table-cell>
        </table:table-row>
        <table:table-row table:style-name="ro1">
          <table:table-cell office:value-type="float" office:value="4008.15" calcext:value-type="float">
            <text:p>4008.15</text:p>
          </table:table-cell>
        </table:table-row>
        <table:table-row table:style-name="ro1">
          <table:table-cell office:value-type="float" office:value="3978.38" calcext:value-type="float">
            <text:p>3978.38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3978.86" calcext:value-type="float">
            <text:p>3978.86</text:p>
          </table:table-cell>
        </table:table-row>
        <table:table-row table:style-name="ro1">
          <table:table-cell office:value-type="float" office:value="3979.17" calcext:value-type="float">
            <text:p>3979.17</text:p>
          </table:table-cell>
        </table:table-row>
        <table:table-row table:style-name="ro1">
          <table:table-cell office:value-type="float" office:value="3987.81" calcext:value-type="float">
            <text:p>3987.81</text:p>
          </table:table-cell>
        </table:table-row>
        <table:table-row table:style-name="ro1">
          <table:table-cell office:value-type="float" office:value="3987.45" calcext:value-type="float">
            <text:p>3987.45</text:p>
          </table:table-cell>
        </table:table-row>
        <table:table-row table:style-name="ro1">
          <table:table-cell office:value-type="float" office:value="3981.93" calcext:value-type="float">
            <text:p>3981.93</text:p>
          </table:table-cell>
        </table:table-row>
        <table:table-row table:style-name="ro1">
          <table:table-cell office:value-type="float" office:value="3986.16" calcext:value-type="float">
            <text:p>3986.16</text:p>
          </table:table-cell>
        </table:table-row>
        <table:table-row table:style-name="ro1">
          <table:table-cell office:value-type="float" office:value="3997.65" calcext:value-type="float">
            <text:p>3997.65</text:p>
          </table:table-cell>
        </table:table-row>
        <table:table-row table:style-name="ro1">
          <table:table-cell office:value-type="float" office:value="4006.62" calcext:value-type="float">
            <text:p>4006.62</text:p>
          </table:table-cell>
        </table:table-row>
        <table:table-row table:style-name="ro1">
          <table:table-cell office:value-type="float" office:value="4015.53" calcext:value-type="float">
            <text:p>4015.53</text:p>
          </table:table-cell>
        </table:table-row>
        <table:table-row table:style-name="ro1">
          <table:table-cell office:value-type="float" office:value="3994.97" calcext:value-type="float">
            <text:p>3994.97</text:p>
          </table:table-cell>
        </table:table-row>
        <table:table-row table:style-name="ro1">
          <table:table-cell office:value-type="float" office:value="4009.01" calcext:value-type="float">
            <text:p>4009.01</text:p>
          </table:table-cell>
        </table:table-row>
        <table:table-row table:style-name="ro1">
          <table:table-cell office:value-type="float" office:value="4010.9" calcext:value-type="float">
            <text:p>4010.9</text:p>
          </table:table-cell>
        </table:table-row>
        <table:table-row table:style-name="ro1">
          <table:table-cell office:value-type="float" office:value="4015.82" calcext:value-type="float">
            <text:p>4015.82</text:p>
          </table:table-cell>
        </table:table-row>
        <table:table-row table:style-name="ro1">
          <table:table-cell office:value-type="float" office:value="4022.45" calcext:value-type="float">
            <text:p>4022.45</text:p>
          </table:table-cell>
        </table:table-row>
        <table:table-row table:style-name="ro1">
          <table:table-cell office:value-type="float" office:value="4043.04" calcext:value-type="float">
            <text:p>4043.04</text:p>
          </table:table-cell>
        </table:table-row>
        <table:table-row table:style-name="ro1">
          <table:table-cell office:value-type="float" office:value="4041.06" calcext:value-type="float">
            <text:p>4041.06</text:p>
          </table:table-cell>
        </table:table-row>
        <table:table-row table:style-name="ro1">
          <table:table-cell office:value-type="float" office:value="4046.79" calcext:value-type="float">
            <text:p>4046.79</text:p>
          </table:table-cell>
        </table:table-row>
        <table:table-row table:style-name="ro1">
          <table:table-cell office:value-type="float" office:value="4047.78" calcext:value-type="float">
            <text:p>4047.78</text:p>
          </table:table-cell>
        </table:table-row>
        <table:table-row table:style-name="ro1">
          <table:table-cell office:value-type="float" office:value="3968.66" calcext:value-type="float">
            <text:p>3968.66</text:p>
          </table:table-cell>
        </table:table-row>
        <table:table-row table:style-name="ro1">
          <table:table-cell office:value-type="float" office:value="3979.42" calcext:value-type="float">
            <text:p>3979.42</text:p>
          </table:table-cell>
        </table:table-row>
        <table:table-row table:style-name="ro1">
          <table:table-cell office:value-type="float" office:value="3980.64" calcext:value-type="float">
            <text:p>3980.64</text:p>
          </table:table-cell>
        </table:table-row>
        <table:table-row table:style-name="ro1">
          <table:table-cell office:value-type="float" office:value="3986.51" calcext:value-type="float">
            <text:p>3986.51</text:p>
          </table:table-cell>
        </table:table-row>
        <table:table-row table:style-name="ro1">
          <table:table-cell office:value-type="float" office:value="3978.59" calcext:value-type="float">
            <text:p>3978.59</text:p>
          </table:table-cell>
        </table:table-row>
        <table:table-row table:style-name="ro1">
          <table:table-cell office:value-type="float" office:value="3987.11" calcext:value-type="float">
            <text:p>3987.11</text:p>
          </table:table-cell>
        </table:table-row>
        <table:table-row table:style-name="ro1">
          <table:table-cell office:value-type="float" office:value="3993.31" calcext:value-type="float">
            <text:p>3993.31</text:p>
          </table:table-cell>
        </table:table-row>
        <table:table-row table:style-name="ro1">
          <table:table-cell office:value-type="float" office:value="3996.38" calcext:value-type="float">
            <text:p>3996.38</text:p>
          </table:table-cell>
        </table:table-row>
        <table:table-row table:style-name="ro1">
          <table:table-cell office:value-type="float" office:value="3986.93" calcext:value-type="float">
            <text:p>3986.93</text:p>
          </table:table-cell>
        </table:table-row>
        <table:table-row table:style-name="ro1">
          <table:table-cell office:value-type="float" office:value="4004.34" calcext:value-type="float">
            <text:p>4004.34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4001.36" calcext:value-type="float">
            <text:p>4001.36</text:p>
          </table:table-cell>
        </table:table-row>
        <table:table-row table:style-name="ro1">
          <table:table-cell office:value-type="float" office:value="4001.23" calcext:value-type="float">
            <text:p>4001.23</text:p>
          </table:table-cell>
        </table:table-row>
        <table:table-row table:style-name="ro1">
          <table:table-cell office:value-type="float" office:value="3990.99" calcext:value-type="float">
            <text:p>3990.99</text:p>
          </table:table-cell>
        </table:table-row>
        <table:table-row table:style-name="ro1">
          <table:table-cell office:value-type="float" office:value="4006.01" calcext:value-type="float">
            <text:p>4006.01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3981.61" calcext:value-type="float">
            <text:p>3981.61</text:p>
          </table:table-cell>
        </table:table-row>
        <table:table-row table:style-name="ro1">
          <table:table-cell office:value-type="float" office:value="3992.42" calcext:value-type="float">
            <text:p>3992.42</text:p>
          </table:table-cell>
        </table:table-row>
        <table:table-row table:style-name="ro1">
          <table:table-cell office:value-type="float" office:value="3992.9" calcext:value-type="float">
            <text:p>3992.9</text:p>
          </table:table-cell>
        </table:table-row>
        <table:table-row table:style-name="ro1">
          <table:table-cell office:value-type="float" office:value="3983.45" calcext:value-type="float">
            <text:p>3983.45</text:p>
          </table:table-cell>
        </table:table-row>
        <table:table-row table:style-name="ro1">
          <table:table-cell office:value-type="float" office:value="3992.18" calcext:value-type="float">
            <text:p>3992.18</text:p>
          </table:table-cell>
        </table:table-row>
        <table:table-row table:style-name="ro1">
          <table:table-cell office:value-type="float" office:value="3996.63" calcext:value-type="float">
            <text:p>3996.63</text:p>
          </table:table-cell>
        </table:table-row>
        <table:table-row table:style-name="ro1">
          <table:table-cell office:value-type="float" office:value="3993.72" calcext:value-type="float">
            <text:p>3993.72</text:p>
          </table:table-cell>
        </table:table-row>
        <table:table-row table:style-name="ro1">
          <table:table-cell office:value-type="float" office:value="3986.39" calcext:value-type="float">
            <text:p>3986.39</text:p>
          </table:table-cell>
        </table:table-row>
        <table:table-row table:style-name="ro1">
          <table:table-cell office:value-type="float" office:value="3962.92" calcext:value-type="float">
            <text:p>3962.92</text:p>
          </table:table-cell>
        </table:table-row>
        <table:table-row table:style-name="ro1">
          <table:table-cell office:value-type="float" office:value="3922.22" calcext:value-type="float">
            <text:p>3922.22</text:p>
          </table:table-cell>
        </table:table-row>
        <table:table-row table:style-name="ro1">
          <table:table-cell office:value-type="float" office:value="3936.12" calcext:value-type="float">
            <text:p>3936.12</text:p>
          </table:table-cell>
        </table:table-row>
        <table:table-row table:style-name="ro1">
          <table:table-cell office:value-type="float" office:value="3937.26" calcext:value-type="float">
            <text:p>3937.26</text:p>
          </table:table-cell>
        </table:table-row>
        <table:table-row table:style-name="ro1">
          <table:table-cell office:value-type="float" office:value="3925.98" calcext:value-type="float">
            <text:p>3925.98</text:p>
          </table:table-cell>
        </table:table-row>
        <table:table-row table:style-name="ro1">
          <table:table-cell office:value-type="float" office:value="3918.06" calcext:value-type="float">
            <text:p>3918.06</text:p>
          </table:table-cell>
        </table:table-row>
        <table:table-row table:style-name="ro1">
          <table:table-cell office:value-type="float" office:value="3942.01" calcext:value-type="float">
            <text:p>3942.01</text:p>
          </table:table-cell>
        </table:table-row>
        <table:table-row table:style-name="ro1">
          <table:table-cell office:value-type="float" office:value="3933.02" calcext:value-type="float">
            <text:p>3933.02</text:p>
          </table:table-cell>
        </table:table-row>
        <table:table-row table:style-name="ro1">
          <table:table-cell office:value-type="float" office:value="3948.55" calcext:value-type="float">
            <text:p>3948.55</text:p>
          </table:table-cell>
        </table:table-row>
        <table:table-row table:style-name="ro1">
          <table:table-cell office:value-type="float" office:value="3991.59" calcext:value-type="float">
            <text:p>3991.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33.22" calcext:value-type="float">
            <text:p>4033.22</text:p>
          </table:table-cell>
        </table:table-row>
        <table:table-row table:style-name="ro1">
          <table:table-cell office:value-type="float" office:value="4021.49" calcext:value-type="float">
            <text:p>4021.49</text:p>
          </table:table-cell>
        </table:table-row>
        <table:table-row table:style-name="ro1">
          <table:table-cell office:value-type="float" office:value="4020.12" calcext:value-type="float">
            <text:p>4020.12</text:p>
          </table:table-cell>
        </table:table-row>
        <table:table-row table:style-name="ro1">
          <table:table-cell office:value-type="float" office:value="4038.05" calcext:value-type="float">
            <text:p>4038.05</text:p>
          </table:table-cell>
        </table:table-row>
        <table:table-row table:style-name="ro1">
          <table:table-cell office:value-type="float" office:value="4014.83" calcext:value-type="float">
            <text:p>4014.83</text:p>
          </table:table-cell>
        </table:table-row>
        <table:table-row table:style-name="ro1">
          <table:table-cell office:value-type="float" office:value="4025.91" calcext:value-type="float">
            <text:p>4025.91</text:p>
          </table:table-cell>
        </table:table-row>
        <table:table-row table:style-name="ro1">
          <table:table-cell office:value-type="float" office:value="4017.04" calcext:value-type="float">
            <text:p>4017.04</text:p>
          </table:table-cell>
        </table:table-row>
        <table:table-row table:style-name="ro1">
          <table:table-cell office:value-type="float" office:value="4030.49" calcext:value-type="float">
            <text:p>4030.49</text:p>
          </table:table-cell>
        </table:table-row>
        <table:table-row table:style-name="ro1">
          <table:table-cell office:value-type="float" office:value="4024.89" calcext:value-type="float">
            <text:p>4024.89</text:p>
          </table:table-cell>
        </table:table-row>
        <table:table-row table:style-name="ro1">
          <table:table-cell office:value-type="float" office:value="4027.81" calcext:value-type="float">
            <text:p>4027.81</text:p>
          </table:table-cell>
        </table:table-row>
        <table:table-row table:style-name="ro1">
          <table:table-cell office:value-type="float" office:value="4041.46" calcext:value-type="float">
            <text:p>4041.46</text:p>
          </table:table-cell>
        </table:table-row>
        <table:table-row table:style-name="ro1">
          <table:table-cell office:value-type="float" office:value="4057.63" calcext:value-type="float">
            <text:p>4057.63</text:p>
          </table:table-cell>
        </table:table-row>
        <table:table-row table:style-name="ro1">
          <table:table-cell office:value-type="float" office:value="4123.43" calcext:value-type="float">
            <text:p>4123.43</text:p>
          </table:table-cell>
        </table:table-row>
        <table:table-row table:style-name="ro1">
          <table:table-cell office:value-type="float" office:value="4087.21" calcext:value-type="float">
            <text:p>4087.21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4103.25" calcext:value-type="float">
            <text:p>4103.25</text:p>
          </table:table-cell>
        </table:table-row>
        <table:table-row table:style-name="ro1">
          <table:table-cell office:value-type="float" office:value="4093.46" calcext:value-type="float">
            <text:p>4093.46</text:p>
          </table:table-cell>
        </table:table-row>
        <table:table-row table:style-name="ro1">
          <table:table-cell office:value-type="float" office:value="4097.95" calcext:value-type="float">
            <text:p>4097.95</text:p>
          </table:table-cell>
        </table:table-row>
        <table:table-row table:style-name="ro1">
          <table:table-cell office:value-type="float" office:value="4093.38" calcext:value-type="float">
            <text:p>4093.38</text:p>
          </table:table-cell>
        </table:table-row>
        <table:table-row table:style-name="ro1">
          <table:table-cell office:value-type="float" office:value="4077.88" calcext:value-type="float">
            <text:p>4077.88</text:p>
          </table:table-cell>
        </table:table-row>
        <table:table-row table:style-name="ro1">
          <table:table-cell office:value-type="float" office:value="4087.45" calcext:value-type="float">
            <text:p>4087.45</text:p>
          </table:table-cell>
        </table:table-row>
        <table:table-row table:style-name="ro1">
          <table:table-cell office:value-type="float" office:value="4106.97" calcext:value-type="float">
            <text:p>4106.97</text:p>
          </table:table-cell>
        </table:table-row>
        <table:table-row table:style-name="ro1">
          <table:table-cell office:value-type="float" office:value="4096.41" calcext:value-type="float">
            <text:p>4096.41</text:p>
          </table:table-cell>
        </table:table-row>
        <table:table-row table:style-name="ro1">
          <table:table-cell office:value-type="float" office:value="4085.03" calcext:value-type="float">
            <text:p>4085.03</text:p>
          </table:table-cell>
        </table:table-row>
        <table:table-row table:style-name="ro1">
          <table:table-cell office:value-type="float" office:value="4111.59" calcext:value-type="float">
            <text:p>4111.59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4106.17" calcext:value-type="float">
            <text:p>4106.17</text:p>
          </table:table-cell>
        </table:table-row>
        <table:table-row table:style-name="ro1">
          <table:table-cell office:value-type="float" office:value="4103.95" calcext:value-type="float">
            <text:p>4103.95</text:p>
          </table:table-cell>
        </table:table-row>
        <table:table-row table:style-name="ro1">
          <table:table-cell office:value-type="float" office:value="4129.9" calcext:value-type="float">
            <text:p>4129.9</text:p>
          </table:table-cell>
        </table:table-row>
        <table:table-row table:style-name="ro1">
          <table:table-cell office:value-type="float" office:value="4128.85" calcext:value-type="float">
            <text:p>4128.85</text:p>
          </table:table-cell>
        </table:table-row>
        <table:table-row table:style-name="ro1">
          <table:table-cell office:value-type="float" office:value="4128.69" calcext:value-type="float">
            <text:p>4128.69</text:p>
          </table:table-cell>
        </table:table-row>
        <table:table-row table:style-name="ro1">
          <table:table-cell office:value-type="float" office:value="4145.07" calcext:value-type="float">
            <text:p>4145.07</text:p>
          </table:table-cell>
        </table:table-row>
        <table:table-row table:style-name="ro1">
          <table:table-cell office:value-type="float" office:value="4137.45" calcext:value-type="float">
            <text:p>4137.45</text:p>
          </table:table-cell>
        </table:table-row>
        <table:table-row table:style-name="ro1">
          <table:table-cell office:value-type="float" office:value="4144.56" calcext:value-type="float">
            <text:p>4144.56</text:p>
          </table:table-cell>
        </table:table-row>
        <table:table-row table:style-name="ro1">
          <table:table-cell office:value-type="float" office:value="4179.4" calcext:value-type="float">
            <text:p>4179.4</text:p>
          </table:table-cell>
        </table:table-row>
        <table:table-row table:style-name="ro1">
          <table:table-cell office:value-type="float" office:value="4646.03" calcext:value-type="float">
            <text:p>4646.03</text:p>
          </table:table-cell>
        </table:table-row>
        <table:table-row table:style-name="ro1">
          <table:table-cell office:value-type="float" office:value="4722.27" calcext:value-type="float">
            <text:p>4722.27</text:p>
          </table:table-cell>
        </table:table-row>
        <table:table-row table:style-name="ro1">
          <table:table-cell office:value-type="float" office:value="4733.85" calcext:value-type="float">
            <text:p>4733.85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4857.29" calcext:value-type="float">
            <text:p>4857.29</text:p>
          </table:table-cell>
        </table:table-row>
        <table:table-row table:style-name="ro1">
          <table:table-cell office:value-type="float" office:value="5000.56" calcext:value-type="float">
            <text:p>5000.56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920.39" calcext:value-type="float">
            <text:p>4920.39</text:p>
          </table:table-cell>
        </table:table-row>
        <table:table-row table:style-name="ro1">
          <table:table-cell office:value-type="float" office:value="4960.19" calcext:value-type="float">
            <text:p>4960.19</text:p>
          </table:table-cell>
        </table:table-row>
        <table:table-row table:style-name="ro1">
          <table:table-cell office:value-type="float" office:value="5108.57" calcext:value-type="float">
            <text:p>5108.57</text:p>
          </table:table-cell>
        </table:table-row>
        <table:table-row table:style-name="ro1">
          <table:table-cell office:value-type="float" office:value="4932.6" calcext:value-type="float">
            <text:p>4932.6</text:p>
          </table:table-cell>
        </table:table-row>
        <table:table-row table:style-name="ro1">
          <table:table-cell office:value-type="float" office:value="4936.72" calcext:value-type="float">
            <text:p>4936.72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4971.96" calcext:value-type="float">
            <text:p>4971.96</text:p>
          </table:table-cell>
        </table:table-row>
        <table:table-row table:style-name="ro1">
          <table:table-cell office:value-type="float" office:value="4978.04" calcext:value-type="float">
            <text:p>4978.04</text:p>
          </table:table-cell>
        </table:table-row>
        <table:table-row table:style-name="ro1">
          <table:table-cell office:value-type="float" office:value="4813.73" calcext:value-type="float">
            <text:p>4813.73</text:p>
          </table:table-cell>
        </table:table-row>
        <table:table-row table:style-name="ro1">
          <table:table-cell office:value-type="float" office:value="4898.66" calcext:value-type="float">
            <text:p>4898.66</text:p>
          </table:table-cell>
        </table:table-row>
        <table:table-row table:style-name="ro1">
          <table:table-cell office:value-type="float" office:value="4892.05" calcext:value-type="float">
            <text:p>4892.05</text:p>
          </table:table-cell>
        </table:table-row>
        <table:table-row table:style-name="ro1">
          <table:table-cell office:value-type="float" office:value="4944.33" calcext:value-type="float">
            <text:p>4944.33</text:p>
          </table:table-cell>
        </table:table-row>
        <table:table-row table:style-name="ro1">
          <table:table-cell office:value-type="float" office:value="4985.53" calcext:value-type="float">
            <text:p>4985.53</text:p>
          </table:table-cell>
        </table:table-row>
        <table:table-row table:style-name="ro1">
          <table:table-cell office:value-type="float" office:value="4966.5" calcext:value-type="float">
            <text:p>4966.5</text:p>
          </table:table-cell>
        </table:table-row>
        <table:table-row table:style-name="ro1">
          <table:table-cell office:value-type="float" office:value="4978.62" calcext:value-type="float">
            <text:p>4978.62</text:p>
          </table:table-cell>
        </table:table-row>
        <table:table-row table:style-name="ro1">
          <table:table-cell office:value-type="float" office:value="5004.95" calcext:value-type="float">
            <text:p>5004.95</text:p>
          </table:table-cell>
        </table:table-row>
        <table:table-row table:style-name="ro1">
          <table:table-cell office:value-type="float" office:value="4992.55" calcext:value-type="float">
            <text:p>4992.55</text:p>
          </table:table-cell>
        </table:table-row>
        <table:table-row table:style-name="ro1">
          <table:table-cell office:value-type="float" office:value="4984.45" calcext:value-type="float">
            <text:p>4984.45</text:p>
          </table:table-cell>
        </table:table-row>
        <table:table-row table:style-name="ro1">
          <table:table-cell office:value-type="float" office:value="4978.25" calcext:value-type="float">
            <text:p>4978.25</text:p>
          </table:table-cell>
        </table:table-row>
        <table:table-row table:style-name="ro1">
          <table:table-cell office:value-type="float" office:value="5092.15" calcext:value-type="float">
            <text:p>5092.15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5043.89" calcext:value-type="float">
            <text:p>5043.89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5136.61" calcext:value-type="float">
            <text:p>5136.61</text:p>
          </table:table-cell>
        </table:table-row>
        <table:table-row table:style-name="ro1">
          <table:table-cell office:value-type="float" office:value="5115.04" calcext:value-type="float">
            <text:p>5115.04</text:p>
          </table:table-cell>
        </table:table-row>
        <table:table-row table:style-name="ro1">
          <table:table-cell office:value-type="float" office:value="5120.61" calcext:value-type="float">
            <text:p>5120.61</text:p>
          </table:table-cell>
        </table:table-row>
        <table:table-row table:style-name="ro1">
          <table:table-cell office:value-type="float" office:value="5121.16" calcext:value-type="float">
            <text:p>5121.16</text:p>
          </table:table-cell>
        </table:table-row>
        <table:table-row table:style-name="ro1">
          <table:table-cell office:value-type="float" office:value="5170.27" calcext:value-type="float">
            <text:p>5170.27</text:p>
          </table:table-cell>
        </table:table-row>
        <table:table-row table:style-name="ro1">
          <table:table-cell office:value-type="float" office:value="5198.97" calcext:value-type="float">
            <text:p>5198.97</text:p>
          </table:table-cell>
        </table:table-row>
        <table:table-row table:style-name="ro1">
          <table:table-cell office:value-type="float" office:value="5207.91" calcext:value-type="float">
            <text:p>5207.91</text:p>
          </table:table-cell>
        </table:table-row>
        <table:table-row table:style-name="ro1">
          <table:table-cell office:value-type="float" office:value="5046.16" calcext:value-type="float">
            <text:p>5046.16</text:p>
          </table:table-cell>
        </table:table-row>
        <table:table-row table:style-name="ro1">
          <table:table-cell office:value-type="float" office:value="5191.31" calcext:value-type="float">
            <text:p>5191.31</text:p>
          </table:table-cell>
        </table:table-row>
        <table:table-row table:style-name="ro1">
          <table:table-cell office:value-type="float" office:value="5155.05" calcext:value-type="float">
            <text:p>5155.05</text:p>
          </table:table-cell>
        </table:table-row>
        <table:table-row table:style-name="ro1">
          <table:table-cell office:value-type="float" office:value="5236.9" calcext:value-type="float">
            <text:p>5236.9</text:p>
          </table:table-cell>
        </table:table-row>
        <table:table-row table:style-name="ro1">
          <table:table-cell office:value-type="float" office:value="5158.64" calcext:value-type="float">
            <text:p>5158.64</text:p>
          </table:table-cell>
        </table:table-row>
        <table:table-row table:style-name="ro1">
          <table:table-cell office:value-type="float" office:value="5147.97" calcext:value-type="float">
            <text:p>5147.97</text:p>
          </table:table-cell>
        </table:table-row>
        <table:table-row table:style-name="ro1">
          <table:table-cell office:value-type="float" office:value="5153.36" calcext:value-type="float">
            <text:p>5153.36</text:p>
          </table:table-cell>
        </table:table-row>
        <table:table-row table:style-name="ro1">
          <table:table-cell office:value-type="float" office:value="5155.52" calcext:value-type="float">
            <text:p>5155.52</text:p>
          </table:table-cell>
        </table:table-row>
        <table:table-row table:style-name="ro1">
          <table:table-cell office:value-type="float" office:value="5165.8" calcext:value-type="float">
            <text:p>5165.8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5173.54" calcext:value-type="float">
            <text:p>5173.54</text:p>
          </table:table-cell>
        </table:table-row>
        <table:table-row table:style-name="ro1">
          <table:table-cell office:value-type="float" office:value="5199.97" calcext:value-type="float">
            <text:p>5199.97</text:p>
          </table:table-cell>
        </table:table-row>
        <table:table-row table:style-name="ro1">
          <table:table-cell office:value-type="float" office:value="5197.4" calcext:value-type="float">
            <text:p>5197.4</text:p>
          </table:table-cell>
        </table:table-row>
        <table:table-row table:style-name="ro1">
          <table:table-cell office:value-type="float" office:value="5245.06" calcext:value-type="float">
            <text:p>5245.06</text:p>
          </table:table-cell>
        </table:table-row>
        <table:table-row table:style-name="ro1">
          <table:table-cell office:value-type="float" office:value="5363.83" calcext:value-type="float">
            <text:p>5363.83</text:p>
          </table:table-cell>
        </table:table-row>
        <table:table-row table:style-name="ro1">
          <table:table-cell office:value-type="float" office:value="5308.25" calcext:value-type="float">
            <text:p>5308.25</text:p>
          </table:table-cell>
        </table:table-row>
        <table:table-row table:style-name="ro1">
          <table:table-cell office:value-type="float" office:value="5143.49" calcext:value-type="float">
            <text:p>5143.49</text:p>
          </table:table-cell>
        </table:table-row>
        <table:table-row table:style-name="ro1">
          <table:table-cell office:value-type="float" office:value="5158.01" calcext:value-type="float">
            <text:p>5158.01</text:p>
          </table:table-cell>
        </table:table-row>
        <table:table-row table:style-name="ro1">
          <table:table-cell office:value-type="float" office:value="5001.91" calcext:value-type="float">
            <text:p>5001.91</text:p>
          </table:table-cell>
        </table:table-row>
        <table:table-row table:style-name="ro1">
          <table:table-cell office:value-type="float" office:value="4994.28" calcext:value-type="float">
            <text:p>4994.28</text:p>
          </table:table-cell>
        </table:table-row>
        <table:table-row table:style-name="ro1">
          <table:table-cell office:value-type="float" office:value="5043.82" calcext:value-type="float">
            <text:p>5043.82</text:p>
          </table:table-cell>
        </table:table-row>
        <table:table-row table:style-name="ro1">
          <table:table-cell office:value-type="float" office:value="5017.37" calcext:value-type="float">
            <text:p>5017.37</text:p>
          </table:table-cell>
        </table:table-row>
        <table:table-row table:style-name="ro1">
          <table:table-cell office:value-type="float" office:value="4984.88" calcext:value-type="float">
            <text:p>4984.88</text:p>
          </table:table-cell>
        </table:table-row>
        <table:table-row table:style-name="ro1">
          <table:table-cell office:value-type="float" office:value="4991.93" calcext:value-type="float">
            <text:p>4991.93</text:p>
          </table:table-cell>
        </table:table-row>
        <table:table-row table:style-name="ro1">
          <table:table-cell office:value-type="float" office:value="5041.36" calcext:value-type="float">
            <text:p>5041.36</text:p>
          </table:table-cell>
        </table:table-row>
        <table:table-row table:style-name="ro1">
          <table:table-cell office:value-type="float" office:value="5037.45" calcext:value-type="float">
            <text:p>5037.45</text:p>
          </table:table-cell>
        </table:table-row>
        <table:table-row table:style-name="ro1">
          <table:table-cell office:value-type="float" office:value="5031.79" calcext:value-type="float">
            <text:p>5031.79</text:p>
          </table:table-cell>
        </table:table-row>
        <table:table-row table:style-name="ro1">
          <table:table-cell office:value-type="float" office:value="5048.01" calcext:value-type="float">
            <text:p>5048.01</text:p>
          </table:table-cell>
        </table:table-row>
        <table:table-row table:style-name="ro1">
          <table:table-cell office:value-type="float" office:value="5079.66" calcext:value-type="float">
            <text:p>5079.66</text:p>
          </table:table-cell>
        </table:table-row>
        <table:table-row table:style-name="ro1">
          <table:table-cell office:value-type="float" office:value="5063.45" calcext:value-type="float">
            <text:p>5063.45</text:p>
          </table:table-cell>
        </table:table-row>
        <table:table-row table:style-name="ro1">
          <table:table-cell office:value-type="float" office:value="5018.92" calcext:value-type="float">
            <text:p>5018.92</text:p>
          </table:table-cell>
        </table:table-row>
        <table:table-row table:style-name="ro1">
          <table:table-cell office:value-type="float" office:value="5051.65" calcext:value-type="float">
            <text:p>5051.65</text:p>
          </table:table-cell>
        </table:table-row>
        <table:table-row table:style-name="ro1">
          <table:table-cell office:value-type="float" office:value="5048.49" calcext:value-type="float">
            <text:p>5048.49</text:p>
          </table:table-cell>
        </table:table-row>
        <table:table-row table:style-name="ro1">
          <table:table-cell office:value-type="float" office:value="5045.22" calcext:value-type="float">
            <text:p>5045.22</text:p>
          </table:table-cell>
        </table:table-row>
        <table:table-row table:style-name="ro1">
          <table:table-cell office:value-type="float" office:value="5032.8" calcext:value-type="float">
            <text:p>5032.8</text:p>
          </table:table-cell>
        </table:table-row>
        <table:table-row table:style-name="ro1">
          <table:table-cell office:value-type="float" office:value="5034.14" calcext:value-type="float">
            <text:p>5034.14</text:p>
          </table:table-cell>
        </table:table-row>
        <table:table-row table:style-name="ro1">
          <table:table-cell office:value-type="float" office:value="5044.99" calcext:value-type="float">
            <text:p>5044.99</text:p>
          </table:table-cell>
        </table:table-row>
        <table:table-row table:style-name="ro1">
          <table:table-cell office:value-type="float" office:value="5062.34" calcext:value-type="float">
            <text:p>5062.34</text:p>
          </table:table-cell>
        </table:table-row>
        <table:table-row table:style-name="ro1">
          <table:table-cell office:value-type="float" office:value="5066.43" calcext:value-type="float">
            <text:p>5066.43</text:p>
          </table:table-cell>
        </table:table-row>
        <table:table-row table:style-name="ro1">
          <table:table-cell office:value-type="float" office:value="5131.3" calcext:value-type="float">
            <text:p>5131.3</text:p>
          </table:table-cell>
        </table:table-row>
        <table:table-row table:style-name="ro1">
          <table:table-cell office:value-type="float" office:value="5136.88" calcext:value-type="float">
            <text:p>5136.88</text:p>
          </table:table-cell>
        </table:table-row>
        <table:table-row table:style-name="ro1">
          <table:table-cell office:value-type="float" office:value="5136.99" calcext:value-type="float">
            <text:p>5136.99</text:p>
          </table:table-cell>
        </table:table-row>
        <table:table-row table:style-name="ro1">
          <table:table-cell office:value-type="float" office:value="5104.33" calcext:value-type="float">
            <text:p>5104.33</text:p>
          </table:table-cell>
        </table:table-row>
        <table:table-row table:style-name="ro1">
          <table:table-cell office:value-type="float" office:value="5134.94" calcext:value-type="float">
            <text:p>5134.94</text:p>
          </table:table-cell>
        </table:table-row>
        <table:table-row table:style-name="ro1">
          <table:table-cell office:value-type="float" office:value="5005.84" calcext:value-type="float">
            <text:p>5005.84</text:p>
          </table:table-cell>
        </table:table-row>
        <table:table-row table:style-name="ro1">
          <table:table-cell office:value-type="float" office:value="5024.95" calcext:value-type="float">
            <text:p>5024.95</text:p>
          </table:table-cell>
        </table:table-row>
        <table:table-row table:style-name="ro1">
          <table:table-cell office:value-type="float" office:value="5044.49" calcext:value-type="float">
            <text:p>5044.49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5054.58" calcext:value-type="float">
            <text:p>5054.58</text:p>
          </table:table-cell>
        </table:table-row>
        <table:table-row table:style-name="ro1">
          <table:table-cell office:value-type="float" office:value="5069.12" calcext:value-type="float">
            <text:p>5069.12</text:p>
          </table:table-cell>
        </table:table-row>
        <table:table-row table:style-name="ro1">
          <table:table-cell office:value-type="float" office:value="5158.14" calcext:value-type="float">
            <text:p>5158.14</text:p>
          </table:table-cell>
        </table:table-row>
        <table:table-row table:style-name="ro1">
          <table:table-cell office:value-type="float" office:value="5173.72" calcext:value-type="float">
            <text:p>5173.72</text:p>
          </table:table-cell>
        </table:table-row>
        <table:table-row table:style-name="ro1">
          <table:table-cell office:value-type="float" office:value="5200.55" calcext:value-type="float">
            <text:p>5200.55</text:p>
          </table:table-cell>
        </table:table-row>
        <table:table-row table:style-name="ro1">
          <table:table-cell office:value-type="float" office:value="5186.03" calcext:value-type="float">
            <text:p>5186.03</text:p>
          </table:table-cell>
        </table:table-row>
        <table:table-row table:style-name="ro1">
          <table:table-cell office:value-type="float" office:value="5217.56" calcext:value-type="float">
            <text:p>5217.56</text:p>
          </table:table-cell>
        </table:table-row>
        <table:table-row table:style-name="ro1">
          <table:table-cell office:value-type="float" office:value="5182.91" calcext:value-type="float">
            <text:p>5182.91</text:p>
          </table:table-cell>
        </table:table-row>
        <table:table-row table:style-name="ro1">
          <table:table-cell office:value-type="float" office:value="5210.49" calcext:value-type="float">
            <text:p>5210.49</text:p>
          </table:table-cell>
        </table:table-row>
        <table:table-row table:style-name="ro1">
          <table:table-cell office:value-type="float" office:value="5202.82" calcext:value-type="float">
            <text:p>5202.82</text:p>
          </table:table-cell>
        </table:table-row>
        <table:table-row table:style-name="ro1">
          <table:table-cell office:value-type="float" office:value="5248.12" calcext:value-type="float">
            <text:p>5248.12</text:p>
          </table:table-cell>
        </table:table-row>
        <table:table-row table:style-name="ro1">
          <table:table-cell office:value-type="float" office:value="5248.6" calcext:value-type="float">
            <text:p>5248.6</text:p>
          </table:table-cell>
        </table:table-row>
        <table:table-row table:style-name="ro1">
          <table:table-cell office:value-type="float" office:value="5218.02" calcext:value-type="float">
            <text:p>5218.02</text:p>
          </table:table-cell>
        </table:table-row>
        <table:table-row table:style-name="ro1">
          <table:table-cell office:value-type="float" office:value="5234.34" calcext:value-type="float">
            <text:p>5234.34</text:p>
          </table:table-cell>
        </table:table-row>
        <table:table-row table:style-name="ro1">
          <table:table-cell office:value-type="float" office:value="5264.38" calcext:value-type="float">
            <text:p>5264.38</text:p>
          </table:table-cell>
        </table:table-row>
        <table:table-row table:style-name="ro1">
          <table:table-cell office:value-type="float" office:value="5258.44" calcext:value-type="float">
            <text:p>5258.44</text:p>
          </table:table-cell>
        </table:table-row>
        <table:table-row table:style-name="ro1">
          <table:table-cell office:value-type="float" office:value="5213.04" calcext:value-type="float">
            <text:p>5213.04</text:p>
          </table:table-cell>
        </table:table-row>
        <table:table-row table:style-name="ro1">
          <table:table-cell office:value-type="float" office:value="5230.96" calcext:value-type="float">
            <text:p>5230.96</text:p>
          </table:table-cell>
        </table:table-row>
        <table:table-row table:style-name="ro1">
          <table:table-cell office:value-type="float" office:value="5236.32" calcext:value-type="float">
            <text:p>5236.32</text:p>
          </table:table-cell>
        </table:table-row>
        <table:table-row table:style-name="ro1">
          <table:table-cell office:value-type="float" office:value="5259.69" calcext:value-type="float">
            <text:p>5259.69</text:p>
          </table:table-cell>
        </table:table-row>
        <table:table-row table:style-name="ro1">
          <table:table-cell office:value-type="float" office:value="5272.12" calcext:value-type="float">
            <text:p>5272.12</text:p>
          </table:table-cell>
        </table:table-row>
        <table:table-row table:style-name="ro1">
          <table:table-cell office:value-type="float" office:value="5258.68" calcext:value-type="float">
            <text:p>5258.68</text:p>
          </table:table-cell>
        </table:table-row>
        <table:table-row table:style-name="ro1">
          <table:table-cell office:value-type="float" office:value="5276.97" calcext:value-type="float">
            <text:p>5276.97</text:p>
          </table:table-cell>
        </table:table-row>
        <table:table-row table:style-name="ro1">
          <table:table-cell office:value-type="float" office:value="5305.79" calcext:value-type="float">
            <text:p>5305.79</text:p>
          </table:table-cell>
        </table:table-row>
        <table:table-row table:style-name="ro1">
          <table:table-cell office:value-type="float" office:value="5282.76" calcext:value-type="float">
            <text:p>5282.76</text:p>
          </table:table-cell>
        </table:table-row>
        <table:table-row table:style-name="ro1">
          <table:table-cell office:value-type="float" office:value="5289.36" calcext:value-type="float">
            <text:p>5289.36</text:p>
          </table:table-cell>
        </table:table-row>
        <table:table-row table:style-name="ro1">
          <table:table-cell office:value-type="float" office:value="5295.29" calcext:value-type="float">
            <text:p>5295.29</text:p>
          </table:table-cell>
        </table:table-row>
        <table:table-row table:style-name="ro1">
          <table:table-cell office:value-type="float" office:value="5291.73" calcext:value-type="float">
            <text:p>5291.73</text:p>
          </table:table-cell>
        </table:table-row>
        <table:table-row table:style-name="ro1">
          <table:table-cell office:value-type="float" office:value="5302.87" calcext:value-type="float">
            <text:p>5302.87</text:p>
          </table:table-cell>
        </table:table-row>
        <table:table-row table:style-name="ro1">
          <table:table-cell office:value-type="float" office:value="5281.01" calcext:value-type="float">
            <text:p>5281.01</text:p>
          </table:table-cell>
        </table:table-row>
        <table:table-row table:style-name="ro1">
          <table:table-cell office:value-type="float" office:value="5219.99" calcext:value-type="float">
            <text:p>5219.99</text:p>
          </table:table-cell>
        </table:table-row>
        <table:table-row table:style-name="ro1">
          <table:table-cell office:value-type="float" office:value="5239.42" calcext:value-type="float">
            <text:p>5239.42</text:p>
          </table:table-cell>
        </table:table-row>
        <table:table-row table:style-name="ro1">
          <table:table-cell office:value-type="float" office:value="5218.37" calcext:value-type="float">
            <text:p>5218.37</text:p>
          </table:table-cell>
        </table:table-row>
        <table:table-row table:style-name="ro1">
          <table:table-cell office:value-type="float" office:value="5256.14" calcext:value-type="float">
            <text:p>5256.14</text:p>
          </table:table-cell>
        </table:table-row>
        <table:table-row table:style-name="ro1">
          <table:table-cell office:value-type="float" office:value="5217.2" calcext:value-type="float">
            <text:p>5217.2</text:p>
          </table:table-cell>
        </table:table-row>
        <table:table-row table:style-name="ro1">
          <table:table-cell office:value-type="float" office:value="5242.31" calcext:value-type="float">
            <text:p>5242.31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5279.69" calcext:value-type="float">
            <text:p>5279.69</text:p>
          </table:table-cell>
        </table:table-row>
        <table:table-row table:style-name="ro1">
          <table:table-cell office:value-type="float" office:value="5354.67" calcext:value-type="float">
            <text:p>5354.67</text:p>
          </table:table-cell>
        </table:table-row>
        <table:table-row table:style-name="ro1">
          <table:table-cell office:value-type="float" office:value="5357.14" calcext:value-type="float">
            <text:p>5357.14</text:p>
          </table:table-cell>
        </table:table-row>
        <table:table-row table:style-name="ro1">
          <table:table-cell office:value-type="float" office:value="5414.5" calcext:value-type="float">
            <text:p>5414.5</text:p>
          </table:table-cell>
        </table:table-row>
        <table:table-row table:style-name="ro1">
          <table:table-cell office:value-type="float" office:value="5508.44" calcext:value-type="float">
            <text:p>5508.44</text:p>
          </table:table-cell>
        </table:table-row>
        <table:table-row table:style-name="ro1">
          <table:table-cell office:value-type="float" office:value="5513.97" calcext:value-type="float">
            <text:p>5513.97</text:p>
          </table:table-cell>
        </table:table-row>
        <table:table-row table:style-name="ro1">
          <table:table-cell office:value-type="float" office:value="5536.31" calcext:value-type="float">
            <text:p>5536.31</text:p>
          </table:table-cell>
        </table:table-row>
        <table:table-row table:style-name="ro1">
          <table:table-cell office:value-type="float" office:value="5568.08" calcext:value-type="float">
            <text:p>5568.08</text:p>
          </table:table-cell>
        </table:table-row>
        <table:table-row table:style-name="ro1">
          <table:table-cell office:value-type="float" office:value="5493.31" calcext:value-type="float">
            <text:p>5493.31</text:p>
          </table:table-cell>
        </table:table-row>
        <table:table-row table:style-name="ro1">
          <table:table-cell office:value-type="float" office:value="5531.32" calcext:value-type="float">
            <text:p>5531.32</text:p>
          </table:table-cell>
        </table:table-row>
        <table:table-row table:style-name="ro1">
          <table:table-cell office:value-type="float" office:value="5421.59" calcext:value-type="float">
            <text:p>5421.59</text:p>
          </table:table-cell>
        </table:table-row>
        <table:table-row table:style-name="ro1">
          <table:table-cell office:value-type="float" office:value="5385.09" calcext:value-type="float">
            <text:p>5385.09</text:p>
          </table:table-cell>
        </table:table-row>
        <table:table-row table:style-name="ro1">
          <table:table-cell office:value-type="float" office:value="5425.25" calcext:value-type="float">
            <text:p>5425.25</text:p>
          </table:table-cell>
        </table:table-row>
        <table:table-row table:style-name="ro1">
          <table:table-cell office:value-type="float" office:value="5399.75" calcext:value-type="float">
            <text:p>5399.75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5413.88" calcext:value-type="float">
            <text:p>5413.88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5441.79" calcext:value-type="float">
            <text:p>5441.79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5468.38" calcext:value-type="float">
            <text:p>5468.38</text:p>
          </table:table-cell>
        </table:table-row>
        <table:table-row table:style-name="ro1">
          <table:table-cell office:value-type="float" office:value="5219.9" calcext:value-type="float">
            <text:p>5219.9</text:p>
          </table:table-cell>
        </table:table-row>
        <table:table-row table:style-name="ro1">
          <table:table-cell office:value-type="float" office:value="5344.39" calcext:value-type="float">
            <text:p>5344.39</text:p>
          </table:table-cell>
        </table:table-row>
        <table:table-row table:style-name="ro1">
          <table:table-cell office:value-type="float" office:value="5293.36" calcext:value-type="float">
            <text:p>5293.36</text:p>
          </table:table-cell>
        </table:table-row>
        <table:table-row table:style-name="ro1">
          <table:table-cell office:value-type="float" office:value="5332.67" calcext:value-type="float">
            <text:p>5332.67</text:p>
          </table:table-cell>
        </table:table-row>
        <table:table-row table:style-name="ro1">
          <table:table-cell office:value-type="float" office:value="5285.07" calcext:value-type="float">
            <text:p>5285.07</text:p>
          </table:table-cell>
        </table:table-row>
        <table:table-row table:style-name="ro1">
          <table:table-cell office:value-type="float" office:value="5260.61" calcext:value-type="float">
            <text:p>5260.61</text:p>
          </table:table-cell>
        </table:table-row>
        <table:table-row table:style-name="ro1">
          <table:table-cell office:value-type="float" office:value="5314.1" calcext:value-type="float">
            <text:p>5314.1</text:p>
          </table:table-cell>
        </table:table-row>
        <table:table-row table:style-name="ro1">
          <table:table-cell office:value-type="float" office:value="5288.27" calcext:value-type="float">
            <text:p>5288.27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5277.51" calcext:value-type="float">
            <text:p>5277.51</text:p>
          </table:table-cell>
        </table:table-row>
        <table:table-row table:style-name="ro1">
          <table:table-cell office:value-type="float" office:value="5282.54" calcext:value-type="float">
            <text:p>5282.54</text:p>
          </table:table-cell>
        </table:table-row>
        <table:table-row table:style-name="ro1">
          <table:table-cell office:value-type="float" office:value="5328.9" calcext:value-type="float">
            <text:p>5328.9</text:p>
          </table:table-cell>
        </table:table-row>
        <table:table-row table:style-name="ro1">
          <table:table-cell office:value-type="float" office:value="5295.69" calcext:value-type="float">
            <text:p>5295.69</text:p>
          </table:table-cell>
        </table:table-row>
        <table:table-row table:style-name="ro1">
          <table:table-cell office:value-type="float" office:value="5305.91" calcext:value-type="float">
            <text:p>5305.91</text:p>
          </table:table-cell>
        </table:table-row>
        <table:table-row table:style-name="ro1">
          <table:table-cell office:value-type="float" office:value="5319.37" calcext:value-type="float">
            <text:p>5319.37</text:p>
          </table:table-cell>
        </table:table-row>
        <table:table-row table:style-name="ro1">
          <table:table-cell office:value-type="float" office:value="5334.77" calcext:value-type="float">
            <text:p>5334.77</text:p>
          </table:table-cell>
        </table:table-row>
        <table:table-row table:style-name="ro1">
          <table:table-cell office:value-type="float" office:value="5333.68" calcext:value-type="float">
            <text:p>5333.68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5307.52" calcext:value-type="float">
            <text:p>5307.52</text:p>
          </table:table-cell>
        </table:table-row>
        <table:table-row table:style-name="ro1">
          <table:table-cell office:value-type="float" office:value="5318.75" calcext:value-type="float">
            <text:p>5318.75</text:p>
          </table:table-cell>
        </table:table-row>
        <table:table-row table:style-name="ro1">
          <table:table-cell office:value-type="float" office:value="5301.46" calcext:value-type="float">
            <text:p>5301.46</text:p>
          </table:table-cell>
        </table:table-row>
        <table:table-row table:style-name="ro1">
          <table:table-cell office:value-type="float" office:value="5279.41" calcext:value-type="float">
            <text:p>5279.41</text:p>
          </table:table-cell>
        </table:table-row>
        <table:table-row table:style-name="ro1">
          <table:table-cell office:value-type="float" office:value="5231.96" calcext:value-type="float">
            <text:p>5231.96</text:p>
          </table:table-cell>
        </table:table-row>
        <table:table-row table:style-name="ro1">
          <table:table-cell office:value-type="float" office:value="5239.89" calcext:value-type="float">
            <text:p>5239.89</text:p>
          </table:table-cell>
        </table:table-row>
        <table:table-row table:style-name="ro1">
          <table:table-cell office:value-type="float" office:value="5238.14" calcext:value-type="float">
            <text:p>5238.14</text:p>
          </table:table-cell>
        </table:table-row>
        <table:table-row table:style-name="ro1">
          <table:table-cell office:value-type="float" office:value="5217.99" calcext:value-type="float">
            <text:p>5217.99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</table:table-row>
        <table:table-row table:style-name="ro1">
          <table:table-cell office:value-type="float" office:value="5285.68" calcext:value-type="float">
            <text:p>5285.68</text:p>
          </table:table-cell>
        </table:table-row>
        <table:table-row table:style-name="ro1">
          <table:table-cell office:value-type="float" office:value="5312.19" calcext:value-type="float">
            <text:p>5312.19</text:p>
          </table:table-cell>
        </table:table-row>
        <table:table-row table:style-name="ro1">
          <table:table-cell office:value-type="float" office:value="5292.53" calcext:value-type="float">
            <text:p>5292.53</text:p>
          </table:table-cell>
        </table:table-row>
        <table:table-row table:style-name="ro1">
          <table:table-cell office:value-type="float" office:value="5320.81" calcext:value-type="float">
            <text:p>5320.81</text:p>
          </table:table-cell>
        </table:table-row>
        <table:table-row table:style-name="ro1">
          <table:table-cell office:value-type="float" office:value="5348.95" calcext:value-type="float">
            <text:p>5348.95</text:p>
          </table:table-cell>
        </table:table-row>
        <table:table-row table:style-name="ro1">
          <table:table-cell office:value-type="float" office:value="5353.4" calcext:value-type="float">
            <text:p>5353.4</text:p>
          </table:table-cell>
        </table:table-row>
        <table:table-row table:style-name="ro1">
          <table:table-cell office:value-type="float" office:value="5362.14" calcext:value-type="float">
            <text:p>5362.14</text:p>
          </table:table-cell>
        </table:table-row>
        <table:table-row table:style-name="ro1">
          <table:table-cell office:value-type="float" office:value="5355.35" calcext:value-type="float">
            <text:p>5355.35</text:p>
          </table:table-cell>
        </table:table-row>
        <table:table-row table:style-name="ro1">
          <table:table-cell office:value-type="float" office:value="5367.41" calcext:value-type="float">
            <text:p>5367.41</text:p>
          </table:table-cell>
        </table:table-row>
        <table:table-row table:style-name="ro1">
          <table:table-cell office:value-type="float" office:value="5383.2" calcext:value-type="float">
            <text:p>5383.2</text:p>
          </table:table-cell>
        </table:table-row>
        <table:table-row table:style-name="ro1">
          <table:table-cell office:value-type="float" office:value="5387.54" calcext:value-type="float">
            <text:p>5387.54</text:p>
          </table:table-cell>
        </table:table-row>
        <table:table-row table:style-name="ro1">
          <table:table-cell office:value-type="float" office:value="5406.31" calcext:value-type="float">
            <text:p>5406.31</text:p>
          </table:table-cell>
        </table:table-row>
        <table:table-row table:style-name="ro1">
          <table:table-cell office:value-type="float" office:value="5446.38" calcext:value-type="float">
            <text:p>5446.38</text:p>
          </table:table-cell>
        </table:table-row>
        <table:table-row table:style-name="ro1">
          <table:table-cell office:value-type="float" office:value="5523.99" calcext:value-type="float">
            <text:p>5523.99</text:p>
          </table:table-cell>
        </table:table-row>
        <table:table-row table:style-name="ro1">
          <table:table-cell office:value-type="float" office:value="5506.98" calcext:value-type="float">
            <text:p>5506.98</text:p>
          </table:table-cell>
        </table:table-row>
        <table:table-row table:style-name="ro1">
          <table:table-cell office:value-type="float" office:value="5492.87" calcext:value-type="float">
            <text:p>5492.87</text:p>
          </table:table-cell>
        </table:table-row>
        <table:table-row table:style-name="ro1">
          <table:table-cell office:value-type="float" office:value="5579.46" calcext:value-type="float">
            <text:p>5579.46</text:p>
          </table:table-cell>
        </table:table-row>
        <table:table-row table:style-name="ro1">
          <table:table-cell office:value-type="float" office:value="5695.09" calcext:value-type="float">
            <text:p>5695.09</text:p>
          </table:table-cell>
        </table:table-row>
        <table:table-row table:style-name="ro1">
          <table:table-cell office:value-type="float" office:value="5750.99" calcext:value-type="float">
            <text:p>5750.99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</table:table-row>
        <table:table-row table:style-name="ro1">
          <table:table-cell office:value-type="float" office:value="5757.84" calcext:value-type="float">
            <text:p>5757.84</text:p>
          </table:table-cell>
        </table:table-row>
        <table:table-row table:style-name="ro1">
          <table:table-cell office:value-type="float" office:value="5772.69" calcext:value-type="float">
            <text:p>5772.69</text:p>
          </table:table-cell>
        </table:table-row>
        <table:table-row table:style-name="ro1">
          <table:table-cell office:value-type="float" office:value="5844.18" calcext:value-type="float">
            <text:p>5844.18</text:p>
          </table:table-cell>
        </table:table-row>
        <table:table-row table:style-name="ro1">
          <table:table-cell office:value-type="float" office:value="5814.01" calcext:value-type="float">
            <text:p>5814.01</text:p>
          </table:table-cell>
        </table:table-row>
        <table:table-row table:style-name="ro1">
          <table:table-cell office:value-type="float" office:value="5789.55" calcext:value-type="float">
            <text:p>5789.55</text:p>
          </table:table-cell>
        </table:table-row>
        <table:table-row table:style-name="ro1">
          <table:table-cell office:value-type="float" office:value="5641.19" calcext:value-type="float">
            <text:p>5641.19</text:p>
          </table:table-cell>
        </table:table-row>
        <table:table-row table:style-name="ro1">
          <table:table-cell office:value-type="float" office:value="5681.14" calcext:value-type="float">
            <text:p>5681.14</text:p>
          </table:table-cell>
        </table:table-row>
        <table:table-row table:style-name="ro1">
          <table:table-cell office:value-type="float" office:value="5829.45" calcext:value-type="float">
            <text:p>5829.45</text:p>
          </table:table-cell>
        </table:table-row>
        <table:table-row table:style-name="ro1">
          <table:table-cell office:value-type="float" office:value="5813.21" calcext:value-type="float">
            <text:p>5813.21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</table:table-row>
        <table:table-row table:style-name="ro1">
          <table:table-cell office:value-type="float" office:value="5767.54" calcext:value-type="float">
            <text:p>5767.54</text:p>
          </table:table-cell>
        </table:table-row>
        <table:table-row table:style-name="ro1">
          <table:table-cell office:value-type="float" office:value="5770.04" calcext:value-type="float">
            <text:p>5770.04</text:p>
          </table:table-cell>
        </table:table-row>
        <table:table-row table:style-name="ro1">
          <table:table-cell office:value-type="float" office:value="5768.63" calcext:value-type="float">
            <text:p>5768.63</text:p>
          </table:table-cell>
        </table:table-row>
        <table:table-row table:style-name="ro1">
          <table:table-cell office:value-type="float" office:value="5775.62" calcext:value-type="float">
            <text:p>5775.62</text:p>
          </table:table-cell>
        </table:table-row>
        <table:table-row table:style-name="ro1">
          <table:table-cell office:value-type="float" office:value="5695.31" calcext:value-type="float">
            <text:p>5695.31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float" office:value="5701.67" calcext:value-type="float">
            <text:p>5701.67</text:p>
          </table:table-cell>
        </table:table-row>
        <table:table-row table:style-name="ro1">
          <table:table-cell office:value-type="float" office:value="5730.98" calcext:value-type="float">
            <text:p>5730.98</text:p>
          </table:table-cell>
        </table:table-row>
        <table:table-row table:style-name="ro1">
          <table:table-cell office:value-type="float" office:value="5790.41" calcext:value-type="float">
            <text:p>5790.41</text:p>
          </table:table-cell>
        </table:table-row>
        <table:table-row table:style-name="ro1">
          <table:table-cell office:value-type="float" office:value="5747.79" calcext:value-type="float">
            <text:p>5747.79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</table:table-row>
        <table:table-row table:style-name="ro1">
          <table:table-cell office:value-type="float" office:value="5935.25" calcext:value-type="float">
            <text:p>5935.25</text:p>
          </table:table-cell>
        </table:table-row>
        <table:table-row table:style-name="ro1">
          <table:table-cell office:value-type="float" office:value="5947.64" calcext:value-type="float">
            <text:p>5947.64</text:p>
          </table:table-cell>
        </table:table-row>
        <table:table-row table:style-name="ro1">
          <table:table-cell office:value-type="float" office:value="5919.93" calcext:value-type="float">
            <text:p>5919.93</text:p>
          </table:table-cell>
        </table:table-row>
        <table:table-row table:style-name="ro1">
          <table:table-cell office:value-type="float" office:value="5922.87" calcext:value-type="float">
            <text:p>5922.87</text:p>
          </table:table-cell>
        </table:table-row>
        <table:table-row table:style-name="ro1">
          <table:table-cell office:value-type="float" office:value="5846.34" calcext:value-type="float">
            <text:p>5846.34</text:p>
          </table:table-cell>
        </table:table-row>
        <table:table-row table:style-name="ro1">
          <table:table-cell office:value-type="float" office:value="5879.44" calcext:value-type="float">
            <text:p>5879.44</text:p>
          </table:table-cell>
        </table:table-row>
        <table:table-row table:style-name="ro1">
          <table:table-cell office:value-type="float" office:value="5903.86" calcext:value-type="float">
            <text:p>5903.86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</table:table-row>
        <table:table-row table:style-name="ro1">
          <table:table-cell office:value-type="float" office:value="5953.94" calcext:value-type="float">
            <text:p>5953.94</text:p>
          </table:table-cell>
        </table:table-row>
        <table:table-row table:style-name="ro1">
          <table:table-cell office:value-type="float" office:value="5951.65" calcext:value-type="float">
            <text:p>5951.65</text:p>
          </table:table-cell>
        </table:table-row>
        <table:table-row table:style-name="ro1">
          <table:table-cell office:value-type="float" office:value="5987.29" calcext:value-type="float">
            <text:p>5987.29</text:p>
          </table:table-cell>
        </table:table-row>
        <table:table-row table:style-name="ro1">
          <table:table-cell office:value-type="float" office:value="6075.14" calcext:value-type="float">
            <text:p>6075.14</text:p>
          </table:table-cell>
        </table:table-row>
        <table:table-row table:style-name="ro1">
          <table:table-cell office:value-type="float" office:value="6102.36" calcext:value-type="float">
            <text:p>6102.36</text:p>
          </table:table-cell>
        </table:table-row>
        <table:table-row table:style-name="ro1">
          <table:table-cell office:value-type="float" office:value="6086.98" calcext:value-type="float">
            <text:p>6086.98</text:p>
          </table:table-cell>
        </table:table-row>
        <table:table-row table:style-name="ro1">
          <table:table-cell office:value-type="float" office:value="6058.91" calcext:value-type="float">
            <text:p>6058.91</text:p>
          </table:table-cell>
        </table:table-row>
        <table:table-row table:style-name="ro1">
          <table:table-cell office:value-type="float" office:value="6135.25" calcext:value-type="float">
            <text:p>6135.25</text:p>
          </table:table-cell>
        </table:table-row>
        <table:table-row table:style-name="ro1">
          <table:table-cell office:value-type="float" office:value="6209.18" calcext:value-type="float">
            <text:p>6209.18</text:p>
          </table:table-cell>
        </table:table-row>
        <table:table-row table:style-name="ro1">
          <table:table-cell office:value-type="float" office:value="6337.99" calcext:value-type="float">
            <text:p>6337.99</text:p>
          </table:table-cell>
        </table:table-row>
        <table:table-row table:style-name="ro1">
          <table:table-cell office:value-type="float" office:value="6371.44" calcext:value-type="float">
            <text:p>6371.44</text:p>
          </table:table-cell>
        </table:table-row>
        <table:table-row table:style-name="ro1">
          <table:table-cell office:value-type="float" office:value="6307.19" calcext:value-type="float">
            <text:p>6307.19</text:p>
          </table:table-cell>
        </table:table-row>
        <table:table-row table:style-name="ro1">
          <table:table-cell office:value-type="float" office:value="6353.82" calcext:value-type="float">
            <text:p>6353.82</text:p>
          </table:table-cell>
        </table:table-row>
        <table:table-row table:style-name="ro1">
          <table:table-cell office:value-type="float" office:value="6410.57" calcext:value-type="float">
            <text:p>6410.57</text:p>
          </table:table-cell>
        </table:table-row>
        <table:table-row table:style-name="ro1">
          <table:table-cell office:value-type="float" office:value="6373.33" calcext:value-type="float">
            <text:p>6373.33</text:p>
          </table:table-cell>
        </table:table-row>
        <table:table-row table:style-name="ro1">
          <table:table-cell office:value-type="float" office:value="6578.71" calcext:value-type="float">
            <text:p>6578.71</text:p>
          </table:table-cell>
        </table:table-row>
        <table:table-row table:style-name="ro1">
          <table:table-cell office:value-type="float" office:value="6801.67" calcext:value-type="float">
            <text:p>6801.67</text:p>
          </table:table-cell>
        </table:table-row>
        <table:table-row table:style-name="ro1">
          <table:table-cell office:value-type="float" office:value="6754.55" calcext:value-type="float">
            <text:p>6754.55</text:p>
          </table:table-cell>
        </table:table-row>
        <table:table-row table:style-name="ro1">
          <table:table-cell office:value-type="float" office:value="6905.57" calcext:value-type="float">
            <text:p>6905.5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7076.22" calcext:value-type="float">
            <text:p>7076.22</text:p>
          </table:table-cell>
        </table:table-row>
        <table:table-row table:style-name="ro1">
          <table:table-cell office:value-type="float" office:value="7159.56" calcext:value-type="float">
            <text:p>7159.56</text:p>
          </table:table-cell>
        </table:table-row>
        <table:table-row table:style-name="ro1">
          <table:table-cell office:value-type="float" office:value="7480.47" calcext:value-type="float">
            <text:p>7480.47</text:p>
          </table:table-cell>
        </table:table-row>
        <table:table-row table:style-name="ro1">
          <table:table-cell office:value-type="float" office:value="7169.23" calcext:value-type="float">
            <text:p>7169.23</text:p>
          </table:table-cell>
        </table:table-row>
        <table:table-row table:style-name="ro1">
          <table:table-cell office:value-type="float" office:value="6839.83" calcext:value-type="float">
            <text:p>6839.83</text:p>
          </table:table-cell>
        </table:table-row>
        <table:table-row table:style-name="ro1">
          <table:table-cell office:value-type="float" office:value="7032.64" calcext:value-type="float">
            <text:p>7032.64</text:p>
          </table:table-cell>
        </table:table-row>
        <table:table-row table:style-name="ro1">
          <table:table-cell office:value-type="float" office:value="6967.31" calcext:value-type="float">
            <text:p>6967.31</text:p>
          </table:table-cell>
        </table:table-row>
        <table:table-row table:style-name="ro1">
          <table:table-cell office:value-type="float" office:value="7024.14" calcext:value-type="float">
            <text:p>7024.14</text:p>
          </table:table-cell>
        </table:table-row>
        <table:table-row table:style-name="ro1">
          <table:table-cell office:value-type="float" office:value="7023.98" calcext:value-type="float">
            <text:p>7023.98</text:p>
          </table:table-cell>
        </table:table-row>
        <table:table-row table:style-name="ro1">
          <table:table-cell office:value-type="float" office:value="7224.94" calcext:value-type="float">
            <text:p>7224.94</text:p>
          </table:table-cell>
        </table:table-row>
        <table:table-row table:style-name="ro1">
          <table:table-cell office:value-type="float" office:value="7771.91" calcext:value-type="float">
            <text:p>7771.91</text:p>
          </table:table-cell>
        </table:table-row>
        <table:table-row table:style-name="ro1">
          <table:table-cell office:value-type="float" office:value="7844.36" calcext:value-type="float">
            <text:p>7844.36</text:p>
          </table:table-cell>
        </table:table-row>
        <table:table-row table:style-name="ro1">
          <table:table-cell office:value-type="float" office:value="7790.71" calcext:value-type="float">
            <text:p>7790.71</text:p>
          </table:table-cell>
        </table:table-row>
        <table:table-row table:style-name="ro1">
          <table:table-cell office:value-type="float" office:value="7928.51" calcext:value-type="float">
            <text:p>7928.51</text:p>
          </table:table-cell>
        </table:table-row>
        <table:table-row table:style-name="ro1">
          <table:table-cell office:value-type="float" office:value="8321.66" calcext:value-type="float">
            <text:p>8321.66</text:p>
          </table:table-cell>
        </table:table-row>
        <table:table-row table:style-name="ro1">
          <table:table-cell office:value-type="float" office:value="8059.98" calcext:value-type="float">
            <text:p>8059.98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7740.75" calcext:value-type="float">
            <text:p>7740.75</text:p>
          </table:table-cell>
        </table:table-row>
        <table:table-row table:style-name="ro1">
          <table:table-cell office:value-type="float" office:value="7947.56" calcext:value-type="float">
            <text:p>7947.56</text:p>
          </table:table-cell>
        </table:table-row>
        <table:table-row table:style-name="ro1">
          <table:table-cell office:value-type="float" office:value="7946.71" calcext:value-type="float">
            <text:p>7946.71</text:p>
          </table:table-cell>
        </table:table-row>
        <table:table-row table:style-name="ro1">
          <table:table-cell office:value-type="float" office:value="7991.95" calcext:value-type="float">
            <text:p>7991.95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</table:table-row>
        <table:table-row table:style-name="ro1">
          <table:table-cell office:value-type="float" office:value="8169.87" calcext:value-type="float">
            <text:p>8169.87</text:p>
          </table:table-cell>
        </table:table-row>
        <table:table-row table:style-name="ro1">
          <table:table-cell office:value-type="float" office:value="8233.98" calcext:value-type="float">
            <text:p>8233.98</text:p>
          </table:table-cell>
        </table:table-row>
        <table:table-row table:style-name="ro1">
          <table:table-cell office:value-type="float" office:value="8019.37" calcext:value-type="float">
            <text:p>8019.37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8006.67" calcext:value-type="float">
            <text:p>8006.67</text:p>
          </table:table-cell>
        </table:table-row>
        <table:table-row table:style-name="ro1">
          <table:table-cell office:value-type="float" office:value="7858.68" calcext:value-type="float">
            <text:p>7858.68</text:p>
          </table:table-cell>
        </table:table-row>
        <table:table-row table:style-name="ro1">
          <table:table-cell office:value-type="float" office:value="7866.59" calcext:value-type="float">
            <text:p>7866.59</text:p>
          </table:table-cell>
        </table:table-row>
        <table:table-row table:style-name="ro1">
          <table:table-cell office:value-type="float" office:value="7344.03" calcext:value-type="float">
            <text:p>7344.03</text:p>
          </table:table-cell>
        </table:table-row>
        <table:table-row table:style-name="ro1">
          <table:table-cell office:value-type="float" office:value="7298.93" calcext:value-type="float">
            <text:p>7298.93</text:p>
          </table:table-cell>
        </table:table-row>
        <table:table-row table:style-name="ro1">
          <table:table-cell office:value-type="float" office:value="7150.19" calcext:value-type="float">
            <text:p>7150.19</text:p>
          </table:table-cell>
        </table:table-row>
        <table:table-row table:style-name="ro1">
          <table:table-cell office:value-type="float" office:value="7094.43" calcext:value-type="float">
            <text:p>7094.43</text:p>
          </table:table-cell>
        </table:table-row>
        <table:table-row table:style-name="ro1">
          <table:table-cell office:value-type="float" office:value="7136.72" calcext:value-type="float">
            <text:p>7136.72</text:p>
          </table:table-cell>
        </table:table-row>
        <table:table-row table:style-name="ro1">
          <table:table-cell office:value-type="float" office:value="7355.26" calcext:value-type="float">
            <text:p>7355.26</text:p>
          </table:table-cell>
        </table:table-row>
        <table:table-row table:style-name="ro1">
          <table:table-cell office:value-type="float" office:value="7361.3" calcext:value-type="float">
            <text:p>7361.3</text:p>
          </table:table-cell>
        </table:table-row>
        <table:table-row table:style-name="ro1">
          <table:table-cell office:value-type="float" office:value="7302.99" calcext:value-type="float">
            <text:p>7302.99</text:p>
          </table:table-cell>
        </table:table-row>
        <table:table-row table:style-name="ro1">
          <table:table-cell office:value-type="float" office:value="7304.51" calcext:value-type="float">
            <text:p>7304.51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7237.98" calcext:value-type="float">
            <text:p>7237.98</text:p>
          </table:table-cell>
        </table:table-row>
        <table:table-row table:style-name="ro1">
          <table:table-cell office:value-type="float" office:value="7257.45" calcext:value-type="float">
            <text:p>7257.45</text:p>
          </table:table-cell>
        </table:table-row>
        <table:table-row table:style-name="ro1">
          <table:table-cell office:value-type="float" office:value="7903.22" calcext:value-type="float">
            <text:p>7903.22</text:p>
          </table:table-cell>
        </table:table-row>
        <table:table-row table:style-name="ro1">
          <table:table-cell office:value-type="float" office:value="7907.22" calcext:value-type="float">
            <text:p>7907.22</text:p>
          </table:table-cell>
        </table:table-row>
        <table:table-row table:style-name="ro1">
          <table:table-cell office:value-type="float" office:value="7964.41" calcext:value-type="float">
            <text:p>7964.41</text:p>
          </table:table-cell>
        </table:table-row>
        <table:table-row table:style-name="ro1">
          <table:table-cell office:value-type="float" office:value="7962.78" calcext:value-type="float">
            <text:p>7962.78</text:p>
          </table:table-cell>
        </table:table-row>
        <table:table-row table:style-name="ro1">
          <table:table-cell office:value-type="float" office:value="7952.48" calcext:value-type="float">
            <text:p>7952.48</text:p>
          </table:table-cell>
        </table:table-row>
        <table:table-row table:style-name="ro1">
          <table:table-cell office:value-type="float" office:value="8148.48" calcext:value-type="float">
            <text:p>8148.48</text:p>
          </table:table-cell>
        </table:table-row>
        <table:table-row table:style-name="ro1">
          <table:table-cell office:value-type="float" office:value="8030.04" calcext:value-type="float">
            <text:p>8030.04</text:p>
          </table:table-cell>
        </table:table-row>
        <table:table-row table:style-name="ro1">
          <table:table-cell office:value-type="float" office:value="7871.41" calcext:value-type="float">
            <text:p>7871.41</text:p>
          </table:table-cell>
        </table:table-row>
        <table:table-row table:style-name="ro1">
          <table:table-cell office:value-type="float" office:value="7835.87" calcext:value-type="float">
            <text:p>7835.87</text:p>
          </table:table-cell>
        </table:table-row>
        <table:table-row table:style-name="ro1">
          <table:table-cell office:value-type="float" office:value="7834.51" calcext:value-type="float">
            <text:p>7834.51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</table:table-row>
        <table:table-row table:style-name="ro1">
          <table:table-cell office:value-type="float" office:value="7938.15" calcext:value-type="float">
            <text:p>7938.15</text:p>
          </table:table-cell>
        </table:table-row>
        <table:table-row table:style-name="ro1">
          <table:table-cell office:value-type="float" office:value="7889.07" calcext:value-type="float">
            <text:p>7889.07</text:p>
          </table:table-cell>
        </table:table-row>
        <table:table-row table:style-name="ro1">
          <table:table-cell office:value-type="float" office:value="7895.06" calcext:value-type="float">
            <text:p>7895.06</text:p>
          </table:table-cell>
        </table:table-row>
        <table:table-row table:style-name="ro1">
          <table:table-cell office:value-type="float" office:value="7848.37" calcext:value-type="float">
            <text:p>7848.37</text:p>
          </table:table-cell>
        </table:table-row>
        <table:table-row table:style-name="ro1">
          <table:table-cell office:value-type="float" office:value="7890.49" calcext:value-type="float">
            <text:p>7890.49</text:p>
          </table:table-cell>
        </table:table-row>
        <table:table-row table:style-name="ro1">
          <table:table-cell office:value-type="float" office:value="7966.45" calcext:value-type="float">
            <text:p>7966.45</text:p>
          </table:table-cell>
        </table:table-row>
        <table:table-row table:style-name="ro1">
          <table:table-cell office:value-type="float" office:value="7904.87" calcext:value-type="float">
            <text:p>7904.87</text:p>
          </table:table-cell>
        </table:table-row>
        <table:table-row table:style-name="ro1">
          <table:table-cell office:value-type="float" office:value="7895.17" calcext:value-type="float">
            <text:p>7895.17</text:p>
          </table:table-cell>
        </table:table-row>
        <table:table-row table:style-name="ro1">
          <table:table-cell office:value-type="float" office:value="7882.22" calcext:value-type="float">
            <text:p>7882.22</text:p>
          </table:table-cell>
        </table:table-row>
        <table:table-row table:style-name="ro1">
          <table:table-cell office:value-type="float" office:value="7802.31" calcext:value-type="float">
            <text:p>7802.31</text:p>
          </table:table-cell>
        </table:table-row>
        <table:table-row table:style-name="ro1">
          <table:table-cell office:value-type="float" office:value="7939.6" calcext:value-type="float">
            <text:p>7939.6</text:p>
          </table:table-cell>
        </table:table-row>
        <table:table-row table:style-name="ro1">
          <table:table-cell office:value-type="float" office:value="7901.69" calcext:value-type="float">
            <text:p>7901.69</text:p>
          </table:table-cell>
        </table:table-row>
        <table:table-row table:style-name="ro1">
          <table:table-cell office:value-type="float" office:value="7628.43" calcext:value-type="float">
            <text:p>7628.43</text:p>
          </table:table-cell>
        </table:table-row>
        <table:table-row table:style-name="ro1">
          <table:table-cell office:value-type="float" office:value="7660.98" calcext:value-type="float">
            <text:p>7660.98</text:p>
          </table:table-cell>
        </table:table-row>
        <table:table-row table:style-name="ro1">
          <table:table-cell office:value-type="float" office:value="7587.89" calcext:value-type="float">
            <text:p>7587.89</text:p>
          </table:table-cell>
        </table:table-row>
        <table:table-row table:style-name="ro1">
          <table:table-cell office:value-type="float" office:value="7589.1" calcext:value-type="float">
            <text:p>7589.1</text:p>
          </table:table-cell>
        </table:table-row>
        <table:table-row table:style-name="ro1">
          <table:table-cell office:value-type="float" office:value="7754.09" calcext:value-type="float">
            <text:p>7754.09</text:p>
          </table:table-cell>
        </table:table-row>
        <table:table-row table:style-name="ro1">
          <table:table-cell office:value-type="float" office:value="7759.18" calcext:value-type="float">
            <text:p>7759.18</text:p>
          </table:table-cell>
        </table:table-row>
        <table:table-row table:style-name="ro1">
          <table:table-cell office:value-type="float" office:value="7851.51" calcext:value-type="float">
            <text:p>7851.51</text:p>
          </table:table-cell>
        </table:table-row>
        <table:table-row table:style-name="ro1">
          <table:table-cell office:value-type="float" office:value="7847.08" calcext:value-type="float">
            <text:p>7847.08</text:p>
          </table:table-cell>
        </table:table-row>
        <table:table-row table:style-name="ro1">
          <table:table-cell office:value-type="float" office:value="7852.27" calcext:value-type="float">
            <text:p>7852.27</text:p>
          </table:table-cell>
        </table:table-row>
        <table:table-row table:style-name="ro1">
          <table:table-cell office:value-type="float" office:value="7977.95" calcext:value-type="float">
            <text:p>7977.95</text:p>
          </table:table-cell>
        </table:table-row>
        <table:table-row table:style-name="ro1">
          <table:table-cell office:value-type="float" office:value="8046.06" calcext:value-type="float">
            <text:p>8046.06</text:p>
          </table:table-cell>
        </table:table-row>
        <table:table-row table:style-name="ro1">
          <table:table-cell office:value-type="float" office:value="8023.88" calcext:value-type="float">
            <text:p>8023.88</text:p>
          </table:table-cell>
        </table:table-row>
        <table:table-row table:style-name="ro1">
          <table:table-cell office:value-type="float" office:value="7964.87" calcext:value-type="float">
            <text:p>7964.87</text:p>
          </table:table-cell>
        </table:table-row>
        <table:table-row table:style-name="ro1">
          <table:table-cell office:value-type="float" office:value="7975.29" calcext:value-type="float">
            <text:p>7975.29</text:p>
          </table:table-cell>
        </table:table-row>
        <table:table-row table:style-name="ro1">
          <table:table-cell office:value-type="float" office:value="7958.93" calcext:value-type="float">
            <text:p>7958.93</text:p>
          </table:table-cell>
        </table:table-row>
        <table:table-row table:style-name="ro1">
          <table:table-cell office:value-type="float" office:value="8044.02" calcext:value-type="float">
            <text:p>8044.02</text:p>
          </table:table-cell>
        </table:table-row>
        <table:table-row table:style-name="ro1">
          <table:table-cell office:value-type="float" office:value="8017.39" calcext:value-type="float">
            <text:p>8017.39</text:p>
          </table:table-cell>
        </table:table-row>
        <table:table-row table:style-name="ro1">
          <table:table-cell office:value-type="float" office:value="7967.77" calcext:value-type="float">
            <text:p>7967.77</text:p>
          </table:table-cell>
        </table:table-row>
        <table:table-row table:style-name="ro1">
          <table:table-cell office:value-type="float" office:value="8025.41" calcext:value-type="float">
            <text:p>8025.41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float" office:value="7969.79" calcext:value-type="float">
            <text:p>7969.79</text:p>
          </table:table-cell>
        </table:table-row>
        <table:table-row table:style-name="ro1">
          <table:table-cell office:value-type="float" office:value="7907.98" calcext:value-type="float">
            <text:p>7907.98</text:p>
          </table:table-cell>
        </table:table-row>
        <table:table-row table:style-name="ro1">
          <table:table-cell office:value-type="float" office:value="7983.18" calcext:value-type="float">
            <text:p>7983.18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</table:table-row>
        <table:table-row table:style-name="ro1">
          <table:table-cell office:value-type="float" office:value="8614.43" calcext:value-type="float">
            <text:p>8614.43</text:p>
          </table:table-cell>
        </table:table-row>
        <table:table-row table:style-name="ro1">
          <table:table-cell office:value-type="float" office:value="8664.56" calcext:value-type="float">
            <text:p>8664.56</text:p>
          </table:table-cell>
        </table:table-row>
        <table:table-row table:style-name="ro1">
          <table:table-cell office:value-type="float" office:value="8696.03" calcext:value-type="float">
            <text:p>8696.03</text:p>
          </table:table-cell>
        </table:table-row>
        <table:table-row table:style-name="ro1">
          <table:table-cell office:value-type="float" office:value="8686.99" calcext:value-type="float">
            <text:p>8686.99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</table:table-row>
        <table:table-row table:style-name="ro1">
          <table:table-cell office:value-type="float" office:value="8762.57" calcext:value-type="float">
            <text:p>8762.57</text:p>
          </table:table-cell>
        </table:table-row>
        <table:table-row table:style-name="ro1">
          <table:table-cell office:value-type="float" office:value="8756.32" calcext:value-type="float">
            <text:p>8756.32</text:p>
          </table:table-cell>
        </table:table-row>
        <table:table-row table:style-name="ro1">
          <table:table-cell office:value-type="float" office:value="8763.31" calcext:value-type="float">
            <text:p>8763.31</text:p>
          </table:table-cell>
        </table:table-row>
        <table:table-row table:style-name="ro1">
          <table:table-cell office:value-type="float" office:value="8721.54" calcext:value-type="float">
            <text:p>8721.54</text:p>
          </table:table-cell>
        </table:table-row>
        <table:table-row table:style-name="ro1">
          <table:table-cell office:value-type="float" office:value="8734.36" calcext:value-type="float">
            <text:p>8734.36</text:p>
          </table:table-cell>
        </table:table-row>
        <table:table-row table:style-name="ro1">
          <table:table-cell office:value-type="float" office:value="8684.17" calcext:value-type="float">
            <text:p>8684.17</text:p>
          </table:table-cell>
        </table:table-row>
        <table:table-row table:style-name="ro1">
          <table:table-cell office:value-type="float" office:value="8689.64" calcext:value-type="float">
            <text:p>8689.64</text:p>
          </table:table-cell>
        </table:table-row>
        <table:table-row table:style-name="ro1">
          <table:table-cell office:value-type="float" office:value="8715.64" calcext:value-type="float">
            <text:p>8715.64</text:p>
          </table:table-cell>
        </table:table-row>
        <table:table-row table:style-name="ro1">
          <table:table-cell office:value-type="float" office:value="8646.01" calcext:value-type="float">
            <text:p>8646.01</text:p>
          </table:table-cell>
        </table:table-row>
        <table:table-row table:style-name="ro1">
          <table:table-cell office:value-type="float" office:value="8547" calcext:value-type="float">
            <text:p>8547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</table:table-row>
        <table:table-row table:style-name="ro1">
          <table:table-cell office:value-type="float" office:value="8681.21" calcext:value-type="float">
            <text:p>8681.21</text:p>
          </table:table-cell>
        </table:table-row>
        <table:table-row table:style-name="ro1">
          <table:table-cell office:value-type="float" office:value="8677.51" calcext:value-type="float">
            <text:p>8677.51</text:p>
          </table:table-cell>
        </table:table-row>
        <table:table-row table:style-name="ro1">
          <table:table-cell office:value-type="float" office:value="8645.68" calcext:value-type="float">
            <text:p>8645.68</text:p>
          </table:table-cell>
        </table:table-row>
        <table:table-row table:style-name="ro1">
          <table:table-cell office:value-type="float" office:value="8672.47" calcext:value-type="float">
            <text:p>8672.47</text:p>
          </table:table-cell>
        </table:table-row>
        <table:table-row table:style-name="ro1">
          <table:table-cell office:value-type="float" office:value="8696.71" calcext:value-type="float">
            <text:p>8696.71</text:p>
          </table:table-cell>
        </table:table-row>
        <table:table-row table:style-name="ro1">
          <table:table-cell office:value-type="float" office:value="8724.75" calcext:value-type="float">
            <text:p>8724.75</text:p>
          </table:table-cell>
        </table:table-row>
        <table:table-row table:style-name="ro1">
          <table:table-cell office:value-type="float" office:value="8941.25" calcext:value-type="float">
            <text:p>8941.25</text:p>
          </table:table-cell>
        </table:table-row>
        <table:table-row table:style-name="ro1">
          <table:table-cell office:value-type="float" office:value="8620.22" calcext:value-type="float">
            <text:p>8620.22</text:p>
          </table:table-cell>
        </table:table-row>
        <table:table-row table:style-name="ro1">
          <table:table-cell office:value-type="float" office:value="8269.54" calcext:value-type="float">
            <text:p>8269.54</text:p>
          </table:table-cell>
        </table:table-row>
        <table:table-row table:style-name="ro1">
          <table:table-cell office:value-type="float" office:value="8263.84" calcext:value-type="float">
            <text:p>8263.84</text:p>
          </table:table-cell>
        </table:table-row>
        <table:table-row table:style-name="ro1">
          <table:table-cell office:value-type="float" office:value="8311.72" calcext:value-type="float">
            <text:p>8311.72</text:p>
          </table:table-cell>
        </table:table-row>
        <table:table-row table:style-name="ro1">
          <table:table-cell office:value-type="float" office:value="8284.46" calcext:value-type="float">
            <text:p>8284.46</text:p>
          </table:table-cell>
        </table:table-row>
        <table:table-row table:style-name="ro1">
          <table:table-cell office:value-type="float" office:value="8349.52" calcext:value-type="float">
            <text:p>8349.52</text:p>
          </table:table-cell>
        </table:table-row>
        <table:table-row table:style-name="ro1">
          <table:table-cell office:value-type="float" office:value="8442.75" calcext:value-type="float">
            <text:p>8442.75</text:p>
          </table:table-cell>
        </table:table-row>
        <table:table-row table:style-name="ro1"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8552.75" calcext:value-type="float">
            <text:p>8552.75</text:p>
          </table:table-cell>
        </table:table-row>
        <table:table-row table:style-name="ro1">
          <table:table-cell office:value-type="float" office:value="8539.26" calcext:value-type="float">
            <text:p>8539.26</text:p>
          </table:table-cell>
        </table:table-row>
        <table:table-row table:style-name="ro1">
          <table:table-cell office:value-type="float" office:value="8566" calcext:value-type="float">
            <text:p>8566</text:p>
          </table:table-cell>
        </table:table-row>
        <table:table-row table:style-name="ro1">
          <table:table-cell office:value-type="float" office:value="8530.21" calcext:value-type="float">
            <text:p>8530.21</text:p>
          </table:table-cell>
        </table:table-row>
        <table:table-row table:style-name="ro1">
          <table:table-cell office:value-type="float" office:value="8530.11" calcext:value-type="float">
            <text:p>8530.11</text:p>
          </table:table-cell>
        </table:table-row>
        <table:table-row table:style-name="ro1">
          <table:table-cell office:value-type="float" office:value="8544.07" calcext:value-type="float">
            <text:p>8544.07</text:p>
          </table:table-cell>
        </table:table-row>
        <table:table-row table:style-name="ro1">
          <table:table-cell office:value-type="float" office:value="8544.1" calcext:value-type="float">
            <text:p>8544.1</text:p>
          </table:table-cell>
        </table:table-row>
        <table:table-row table:style-name="ro1">
          <table:table-cell office:value-type="float" office:value="8703.51" calcext:value-type="float">
            <text:p>8703.51</text:p>
          </table:table-cell>
        </table:table-row>
        <table:table-row table:style-name="ro1">
          <table:table-cell office:value-type="float" office:value="8722.04" calcext:value-type="float">
            <text:p>8722.04</text:p>
          </table:table-cell>
        </table:table-row>
        <table:table-row table:style-name="ro1">
          <table:table-cell office:value-type="float" office:value="8678.22" calcext:value-type="float">
            <text:p>8678.22</text:p>
          </table:table-cell>
        </table:table-row>
        <table:table-row table:style-name="ro1">
          <table:table-cell office:value-type="float" office:value="8669.18" calcext:value-type="float">
            <text:p>8669.18</text:p>
          </table:table-cell>
        </table:table-row>
        <table:table-row table:style-name="ro1">
          <table:table-cell office:value-type="float" office:value="8725.98" calcext:value-type="float">
            <text:p>8725.98</text:p>
          </table:table-cell>
        </table:table-row>
        <table:table-row table:style-name="ro1">
          <table:table-cell office:value-type="float" office:value="8660.47" calcext:value-type="float">
            <text:p>8660.47</text:p>
          </table:table-cell>
        </table:table-row>
        <table:table-row table:style-name="ro1"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8507.84" calcext:value-type="float">
            <text:p>8507.84</text:p>
          </table:table-cell>
        </table:table-row>
        <table:table-row table:style-name="ro1">
          <table:table-cell office:value-type="float" office:value="8473.66" calcext:value-type="float">
            <text:p>8473.66</text:p>
          </table:table-cell>
        </table:table-row>
        <table:table-row table:style-name="ro1">
          <table:table-cell office:value-type="float" office:value="8570.88" calcext:value-type="float">
            <text:p>8570.88</text:p>
          </table:table-cell>
        </table:table-row>
        <table:table-row table:style-name="ro1">
          <table:table-cell office:value-type="float" office:value="8115.82" calcext:value-type="float">
            <text:p>8115.82</text:p>
          </table:table-cell>
        </table:table-row>
        <table:table-row table:style-name="ro1">
          <table:table-cell office:value-type="float" office:value="7895.93" calcext:value-type="float">
            <text:p>7895.93</text:p>
          </table:table-cell>
        </table:table-row>
        <table:table-row table:style-name="ro1">
          <table:table-cell office:value-type="float" office:value="7892.6" calcext:value-type="float">
            <text:p>7892.6</text:p>
          </table:table-cell>
        </table:table-row>
        <table:table-row table:style-name="ro1">
          <table:table-cell office:value-type="float" office:value="7943.56" calcext:value-type="float">
            <text:p>7943.56</text:p>
          </table:table-cell>
        </table:table-row>
        <table:table-row table:style-name="ro1">
          <table:table-cell office:value-type="float" office:value="7941.11" calcext:value-type="float">
            <text:p>7941.11</text:p>
          </table:table-cell>
        </table:table-row>
        <table:table-row table:style-name="ro1">
          <table:table-cell office:value-type="float" office:value="7621.46" calcext:value-type="float">
            <text:p>7621.46</text:p>
          </table:table-cell>
        </table:table-row>
        <table:table-row table:style-name="ro1">
          <table:table-cell office:value-type="float" office:value="7687.03" calcext:value-type="float">
            <text:p>7687.03</text:p>
          </table:table-cell>
        </table:table-row>
        <table:table-row table:style-name="ro1">
          <table:table-cell office:value-type="float" office:value="7796.61" calcext:value-type="float">
            <text:p>7796.61</text:p>
          </table:table-cell>
        </table:table-row>
        <table:table-row table:style-name="ro1">
          <table:table-cell office:value-type="float" office:value="7823.93" calcext:value-type="float">
            <text:p>7823.93</text:p>
          </table:table-cell>
        </table:table-row>
        <table:table-row table:style-name="ro1">
          <table:table-cell office:value-type="float" office:value="7791.35" calcext:value-type="float">
            <text:p>7791.35</text:p>
          </table:table-cell>
        </table:table-row>
        <table:table-row table:style-name="ro1">
          <table:table-cell office:value-type="float" office:value="7625.05" calcext:value-type="float">
            <text:p>7625.05</text:p>
          </table:table-cell>
        </table:table-row>
        <table:table-row table:style-name="ro1">
          <table:table-cell office:value-type="float" office:value="7783.05" calcext:value-type="float">
            <text:p>7783.05</text:p>
          </table:table-cell>
        </table:table-row>
        <table:table-row table:style-name="ro1">
          <table:table-cell office:value-type="float" office:value="7776.5" calcext:value-type="float">
            <text:p>7776.5</text:p>
          </table:table-cell>
        </table:table-row>
        <table:table-row table:style-name="ro1">
          <table:table-cell office:value-type="float" office:value="7851.95" calcext:value-type="float">
            <text:p>7851.95</text:p>
          </table:table-cell>
        </table:table-row>
        <table:table-row table:style-name="ro1">
          <table:table-cell office:value-type="float" office:value="7761.7" calcext:value-type="float">
            <text:p>7761.7</text:p>
          </table:table-cell>
        </table:table-row>
        <table:table-row table:style-name="ro1">
          <table:table-cell office:value-type="float" office:value="7831.51" calcext:value-type="float">
            <text:p>7831.51</text:p>
          </table:table-cell>
        </table:table-row>
        <table:table-row table:style-name="ro1">
          <table:table-cell office:value-type="float" office:value="7694.84" calcext:value-type="float">
            <text:p>7694.84</text:p>
          </table:table-cell>
        </table:table-row>
        <table:table-row table:style-name="ro1">
          <table:table-cell office:value-type="float" office:value="7595.86" calcext:value-type="float">
            <text:p>7595.86</text:p>
          </table:table-cell>
        </table:table-row>
        <table:table-row table:style-name="ro1">
          <table:table-cell office:value-type="float" office:value="7786.7" calcext:value-type="float">
            <text:p>7786.7</text:p>
          </table:table-cell>
        </table:table-row>
        <table:table-row table:style-name="ro1">
          <table:table-cell office:value-type="float" office:value="7786.7" calcext:value-type="float">
            <text:p>7786.7</text:p>
          </table:table-cell>
        </table:table-row>
        <table:table-row table:style-name="ro1">
          <table:table-cell office:value-type="float" office:value="7940.31" calcext:value-type="float">
            <text:p>7940.31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float" office:value="7928.86" calcext:value-type="float">
            <text:p>7928.86</text:p>
          </table:table-cell>
        </table:table-row>
        <table:table-row table:style-name="ro1">
          <table:table-cell office:value-type="float" office:value="7937.85" calcext:value-type="float">
            <text:p>7937.85</text:p>
          </table:table-cell>
        </table:table-row>
        <table:table-row table:style-name="ro1">
          <table:table-cell office:value-type="float" office:value="7980.53" calcext:value-type="float">
            <text:p>7980.53</text:p>
          </table:table-cell>
        </table:table-row>
        <table:table-row table:style-name="ro1">
          <table:table-cell office:value-type="float" office:value="7927.52" calcext:value-type="float">
            <text:p>7927.52</text:p>
          </table:table-cell>
        </table:table-row>
        <table:table-row table:style-name="ro1">
          <table:table-cell office:value-type="float" office:value="7910.04" calcext:value-type="float">
            <text:p>7910.04</text:p>
          </table:table-cell>
        </table:table-row>
        <table:table-row table:style-name="ro1">
          <table:table-cell office:value-type="float" office:value="7980.59" calcext:value-type="float">
            <text:p>7980.59</text:p>
          </table:table-cell>
        </table:table-row>
        <table:table-row table:style-name="ro1">
          <table:table-cell office:value-type="float" office:value="7919.43" calcext:value-type="float">
            <text:p>7919.43</text:p>
          </table:table-cell>
        </table:table-row>
        <table:table-row table:style-name="ro1">
          <table:table-cell office:value-type="float" office:value="7809.25" calcext:value-type="float">
            <text:p>7809.25</text:p>
          </table:table-cell>
        </table:table-row>
        <table:table-row table:style-name="ro1">
          <table:table-cell office:value-type="float" office:value="7893.62" calcext:value-type="float">
            <text:p>7893.62</text:p>
          </table:table-cell>
        </table:table-row>
        <table:table-row table:style-name="ro1">
          <table:table-cell office:value-type="float" office:value="7873.31" calcext:value-type="float">
            <text:p>7873.31</text:p>
          </table:table-cell>
        </table:table-row>
        <table:table-row table:style-name="ro1">
          <table:table-cell office:value-type="float" office:value="7899.01" calcext:value-type="float">
            <text:p>7899.01</text:p>
          </table:table-cell>
        </table:table-row>
        <table:table-row table:style-name="ro1">
          <table:table-cell office:value-type="float" office:value="7852.63" calcext:value-type="float">
            <text:p>7852.63</text:p>
          </table:table-cell>
        </table:table-row>
        <table:table-row table:style-name="ro1">
          <table:table-cell office:value-type="float" office:value="7716.72" calcext:value-type="float">
            <text:p>7716.72</text:p>
          </table:table-cell>
        </table:table-row>
        <table:table-row table:style-name="ro1">
          <table:table-cell office:value-type="float" office:value="7732.06" calcext:value-type="float">
            <text:p>7732.06</text:p>
          </table:table-cell>
        </table:table-row>
        <table:table-row table:style-name="ro1">
          <table:table-cell office:value-type="float" office:value="7628.13" calcext:value-type="float">
            <text:p>7628.13</text:p>
          </table:table-cell>
        </table:table-row>
        <table:table-row table:style-name="ro1">
          <table:table-cell office:value-type="float" office:value="7654.46" calcext:value-type="float">
            <text:p>7654.46</text:p>
          </table:table-cell>
        </table:table-row>
        <table:table-row table:style-name="ro1">
          <table:table-cell office:value-type="float" office:value="7698.71" calcext:value-type="float">
            <text:p>7698.71</text:p>
          </table:table-cell>
        </table:table-row>
        <table:table-row table:style-name="ro1">
          <table:table-cell office:value-type="float" office:value="7902.36" calcext:value-type="float">
            <text:p>7902.36</text:p>
          </table:table-cell>
        </table:table-row>
        <table:table-row table:style-name="ro1">
          <table:table-cell office:value-type="float" office:value="7914.45" calcext:value-type="float">
            <text:p>7914.45</text:p>
          </table:table-cell>
        </table:table-row>
        <table:table-row table:style-name="ro1">
          <table:table-cell office:value-type="float" office:value="7945.81" calcext:value-type="float">
            <text:p>7945.81</text:p>
          </table:table-cell>
        </table:table-row>
        <table:table-row table:style-name="ro1">
          <table:table-cell office:value-type="float" office:value="7982.75" calcext:value-type="float">
            <text:p>7982.75</text:p>
          </table:table-cell>
        </table:table-row>
        <table:table-row table:style-name="ro1">
          <table:table-cell office:value-type="float" office:value="7932.34" calcext:value-type="float">
            <text:p>7932.34</text:p>
          </table:table-cell>
        </table:table-row>
        <table:table-row table:style-name="ro1">
          <table:table-cell office:value-type="float" office:value="7897.56" calcext:value-type="float">
            <text:p>7897.56</text:p>
          </table:table-cell>
        </table:table-row>
        <table:table-row table:style-name="ro1">
          <table:table-cell office:value-type="float" office:value="7769.27" calcext:value-type="float">
            <text:p>7769.27</text:p>
          </table:table-cell>
        </table:table-row>
        <table:table-row table:style-name="ro1">
          <table:table-cell office:value-type="float" office:value="7761.53" calcext:value-type="float">
            <text:p>7761.53</text:p>
          </table:table-cell>
        </table:table-row>
        <table:table-row table:style-name="ro1">
          <table:table-cell office:value-type="float" office:value="7868.87" calcext:value-type="float">
            <text:p>7868.87</text:p>
          </table:table-cell>
        </table:table-row>
        <table:table-row table:style-name="ro1">
          <table:table-cell office:value-type="float" office:value="7884.9" calcext:value-type="float">
            <text:p>7884.9</text:p>
          </table:table-cell>
        </table:table-row>
        <table:table-row table:style-name="ro1">
          <table:table-cell office:value-type="float" office:value="7959.76" calcext:value-type="float">
            <text:p>7959.76</text:p>
          </table:table-cell>
        </table:table-row>
        <table:table-row table:style-name="ro1">
          <table:table-cell office:value-type="float" office:value="7960.16" calcext:value-type="float">
            <text:p>7960.16</text:p>
          </table:table-cell>
        </table:table-row>
        <table:table-row table:style-name="ro1">
          <table:table-cell office:value-type="float" office:value="7967.8" calcext:value-type="float">
            <text:p>7967.8</text:p>
          </table:table-cell>
        </table:table-row>
        <table:table-row table:style-name="ro1">
          <table:table-cell office:value-type="float" office:value="8140.57" calcext:value-type="float">
            <text:p>8140.57</text:p>
          </table:table-cell>
        </table:table-row>
        <table:table-row table:style-name="ro1">
          <table:table-cell office:value-type="float" office:value="8118.56" calcext:value-type="float">
            <text:p>8118.56</text:p>
          </table:table-cell>
        </table:table-row>
        <table:table-row table:style-name="ro1">
          <table:table-cell office:value-type="float" office:value="8127.64" calcext:value-type="float">
            <text:p>8127.64</text:p>
          </table:table-cell>
        </table:table-row>
        <table:table-row table:style-name="ro1">
          <table:table-cell office:value-type="float" office:value="8082.01" calcext:value-type="float">
            <text:p>8082.01</text:p>
          </table:table-cell>
        </table:table-row>
        <table:table-row table:style-name="ro1">
          <table:table-cell office:value-type="float" office:value="8097.99" calcext:value-type="float">
            <text:p>8097.99</text:p>
          </table:table-cell>
        </table:table-row>
        <table:table-row table:style-name="ro1">
          <table:table-cell office:value-type="float" office:value="8086.43" calcext:value-type="float">
            <text:p>8086.43</text:p>
          </table:table-cell>
        </table:table-row>
        <table:table-row table:style-name="ro1">
          <table:table-cell office:value-type="float" office:value="8172.11" calcext:value-type="float">
            <text:p>8172.11</text:p>
          </table:table-cell>
        </table:table-row>
        <table:table-row table:style-name="ro1">
          <table:table-cell office:value-type="float" office:value="8225.41" calcext:value-type="float">
            <text:p>8225.41</text:p>
          </table:table-cell>
        </table:table-row>
        <table:table-row table:style-name="ro1">
          <table:table-cell office:value-type="float" office:value="8218.54" calcext:value-type="float">
            <text:p>8218.54</text:p>
          </table:table-cell>
        </table:table-row>
        <table:table-row table:style-name="ro1">
          <table:table-cell office:value-type="float" office:value="8197.81" calcext:value-type="float">
            <text:p>8197.81</text:p>
          </table:table-cell>
        </table:table-row>
        <table:table-row table:style-name="ro1">
          <table:table-cell office:value-type="float" office:value="8239.29" calcext:value-type="float">
            <text:p>8239.29</text:p>
          </table:table-cell>
        </table:table-row>
        <table:table-row table:style-name="ro1">
          <table:table-cell office:value-type="float" office:value="8257.18" calcext:value-type="float">
            <text:p>8257.18</text:p>
          </table:table-cell>
        </table:table-row>
        <table:table-row table:style-name="ro1">
          <table:table-cell office:value-type="float" office:value="8385.16" calcext:value-type="float">
            <text:p>8385.16</text:p>
          </table:table-cell>
        </table:table-row>
        <table:table-row table:style-name="ro1">
          <table:table-cell office:value-type="float" office:value="8385.88" calcext:value-type="float">
            <text:p>8385.88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8595.21" calcext:value-type="float">
            <text:p>8595.21</text:p>
          </table:table-cell>
        </table:table-row>
        <table:table-row table:style-name="ro1">
          <table:table-cell office:value-type="float" office:value="8657.15" calcext:value-type="float">
            <text:p>8657.15</text:p>
          </table:table-cell>
        </table:table-row>
        <table:table-row table:style-name="ro1">
          <table:table-cell office:value-type="float" office:value="8632.1" calcext:value-type="float">
            <text:p>8632.1</text:p>
          </table:table-cell>
        </table:table-row>
        <table:table-row table:style-name="ro1">
          <table:table-cell office:value-type="float" office:value="8750.71" calcext:value-type="float">
            <text:p>8750.71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</table:table-row>
        <table:table-row table:style-name="ro1">
          <table:table-cell office:value-type="float" office:value="8808.7" calcext:value-type="float">
            <text:p>8808.7</text:p>
          </table:table-cell>
        </table:table-row>
        <table:table-row table:style-name="ro1">
          <table:table-cell office:value-type="float" office:value="8971.83" calcext:value-type="float">
            <text:p>8971.83</text:p>
          </table:table-cell>
        </table:table-row>
        <table:table-row table:style-name="ro1">
          <table:table-cell office:value-type="float" office:value="9245.42" calcext:value-type="float">
            <text:p>9245.42</text:p>
          </table:table-cell>
        </table:table-row>
        <table:table-row table:style-name="ro1">
          <table:table-cell office:value-type="float" office:value="9087.12" calcext:value-type="float">
            <text:p>9087.12</text:p>
          </table:table-cell>
        </table:table-row>
        <table:table-row table:style-name="ro1">
          <table:table-cell office:value-type="float" office:value="9201.73" calcext:value-type="float">
            <text:p>9201.73</text:p>
          </table:table-cell>
        </table:table-row>
        <table:table-row table:style-name="ro1">
          <table:table-cell office:value-type="float" office:value="8924.39" calcext:value-type="float">
            <text:p>8924.39</text:p>
          </table:table-cell>
        </table:table-row>
        <table:table-row table:style-name="ro1">
          <table:table-cell office:value-type="float" office:value="8953.33" calcext:value-type="float">
            <text:p>8953.33</text:p>
          </table:table-cell>
        </table:table-row>
        <table:table-row table:style-name="ro1">
          <table:table-cell office:value-type="float" office:value="9134.4" calcext:value-type="float">
            <text:p>9134.4</text:p>
          </table:table-cell>
        </table:table-row>
        <table:table-row table:style-name="ro1">
          <table:table-cell office:value-type="float" office:value="9121.17" calcext:value-type="float">
            <text:p>9121.17</text:p>
          </table:table-cell>
        </table:table-row>
        <table:table-row table:style-name="ro1">
          <table:table-cell office:value-type="float" office:value="9249.6" calcext:value-type="float">
            <text:p>9249.6</text:p>
          </table:table-cell>
        </table:table-row>
        <table:table-row table:style-name="ro1">
          <table:table-cell office:value-type="float" office:value="9158.42" calcext:value-type="float">
            <text:p>9158.42</text:p>
          </table:table-cell>
        </table:table-row>
        <table:table-row table:style-name="ro1">
          <table:table-cell office:value-type="float" office:value="9278.2" calcext:value-type="float">
            <text:p>9278.2</text:p>
          </table:table-cell>
        </table:table-row>
        <table:table-row table:style-name="ro1">
          <table:table-cell office:value-type="float" office:value="9313.96" calcext:value-type="float">
            <text:p>9313.96</text:p>
          </table:table-cell>
        </table:table-row>
        <table:table-row table:style-name="ro1">
          <table:table-cell office:value-type="float" office:value="9238.33" calcext:value-type="float">
            <text:p>9238.33</text:p>
          </table:table-cell>
        </table:table-row>
        <table:table-row table:style-name="ro1">
          <table:table-cell office:value-type="float" office:value="9084.63" calcext:value-type="float">
            <text:p>9084.63</text:p>
          </table:table-cell>
        </table:table-row>
        <table:table-row table:style-name="ro1">
          <table:table-cell office:value-type="float" office:value="9174.99" calcext:value-type="float">
            <text:p>9174.99</text:p>
          </table:table-cell>
        </table:table-row>
        <table:table-row table:style-name="ro1">
          <table:table-cell office:value-type="float" office:value="9086.62" calcext:value-type="float">
            <text:p>9086.62</text:p>
          </table:table-cell>
        </table:table-row>
        <table:table-row table:style-name="ro1">
          <table:table-cell office:value-type="float" office:value="9073.65" calcext:value-type="float">
            <text:p>9073.65</text:p>
          </table:table-cell>
        </table:table-row>
        <table:table-row table:style-name="ro1">
          <table:table-cell office:value-type="float" office:value="9081.55" calcext:value-type="float">
            <text:p>9081.55</text:p>
          </table:table-cell>
        </table:table-row>
        <table:table-row table:style-name="ro1">
          <table:table-cell office:value-type="float" office:value="9139.53" calcext:value-type="float">
            <text:p>9139.53</text:p>
          </table:table-cell>
        </table:table-row>
        <table:table-row table:style-name="ro1">
          <table:table-cell office:value-type="float" office:value="9170.67" calcext:value-type="float">
            <text:p>9170.67</text:p>
          </table:table-cell>
        </table:table-row>
        <table:table-row table:style-name="ro1">
          <table:table-cell office:value-type="float" office:value="9136.65" calcext:value-type="float">
            <text:p>9136.65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float" office:value="9132.33" calcext:value-type="float">
            <text:p>9132.33</text:p>
          </table:table-cell>
        </table:table-row>
        <table:table-row table:style-name="ro1">
          <table:table-cell office:value-type="float" office:value="9255.49" calcext:value-type="float">
            <text:p>9255.49</text:p>
          </table:table-cell>
        </table:table-row>
        <table:table-row table:style-name="ro1">
          <table:table-cell office:value-type="float" office:value="9331.6" calcext:value-type="float">
            <text:p>9331.6</text:p>
          </table:table-cell>
        </table:table-row>
        <table:table-row table:style-name="ro1">
          <table:table-cell office:value-type="float" office:value="9248.25" calcext:value-type="float">
            <text:p>9248.25</text:p>
          </table:table-cell>
        </table:table-row>
        <table:table-row table:style-name="ro1">
          <table:table-cell office:value-type="float" office:value="9250.1" calcext:value-type="float">
            <text:p>9250.1</text:p>
          </table:table-cell>
        </table:table-row>
        <table:table-row table:style-name="ro1">
          <table:table-cell office:value-type="float" office:value="9377.75" calcext:value-type="float">
            <text:p>9377.75</text:p>
          </table:table-cell>
        </table:table-row>
        <table:table-row table:style-name="ro1">
          <table:table-cell office:value-type="float" office:value="9497.5" calcext:value-type="float">
            <text:p>9497.5</text:p>
          </table:table-cell>
        </table:table-row>
        <table:table-row table:style-name="ro1">
          <table:table-cell office:value-type="float" office:value="9517.12" calcext:value-type="float">
            <text:p>9517.12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9719.45" calcext:value-type="float">
            <text:p>9719.45</text:p>
          </table:table-cell>
        </table:table-row>
        <table:table-row table:style-name="ro1">
          <table:table-cell office:value-type="float" office:value="9808.89" calcext:value-type="float">
            <text:p>9808.89</text:p>
          </table:table-cell>
        </table:table-row>
        <table:table-row table:style-name="ro1">
          <table:table-cell office:value-type="float" office:value="9787.83" calcext:value-type="float">
            <text:p>9787.83</text:p>
          </table:table-cell>
        </table:table-row>
        <table:table-row table:style-name="ro1">
          <table:table-cell office:value-type="float" office:value="9890.28" calcext:value-type="float">
            <text:p>9890.28</text:p>
          </table:table-cell>
        </table:table-row>
        <table:table-row table:style-name="ro1">
          <table:table-cell office:value-type="float" office:value="10159.86" calcext:value-type="float">
            <text:p>10159.86</text:p>
          </table:table-cell>
        </table:table-row>
        <table:table-row table:style-name="ro1">
          <table:table-cell office:value-type="float" office:value="10579.96" calcext:value-type="float">
            <text:p>10579.96</text:p>
          </table:table-cell>
        </table:table-row>
        <table:table-row table:style-name="ro1">
          <table:table-cell office:value-type="float" office:value="10670" calcext:value-type="float">
            <text:p>10670</text:p>
          </table:table-cell>
        </table:table-row>
        <table:table-row table:style-name="ro1">
          <table:table-cell office:value-type="float" office:value="10867.04" calcext:value-type="float">
            <text:p>10867.04</text:p>
          </table:table-cell>
        </table:table-row>
        <table:table-row table:style-name="ro1">
          <table:table-cell office:value-type="float" office:value="10798.78" calcext:value-type="float">
            <text:p>10798.78</text:p>
          </table:table-cell>
        </table:table-row>
        <table:table-row table:style-name="ro1">
          <table:table-cell office:value-type="float" office:value="10684.7" calcext:value-type="float">
            <text:p>10684.7</text:p>
          </table:table-cell>
        </table:table-row>
        <table:table-row table:style-name="ro1">
          <table:table-cell office:value-type="float" office:value="10729.5" calcext:value-type="float">
            <text:p>10729.5</text:p>
          </table:table-cell>
        </table:table-row>
        <table:table-row table:style-name="ro1">
          <table:table-cell office:value-type="float" office:value="10797.89" calcext:value-type="float">
            <text:p>10797.89</text:p>
          </table:table-cell>
        </table:table-row>
        <table:table-row table:style-name="ro1">
          <table:table-cell office:value-type="float" office:value="10743.21" calcext:value-type="float">
            <text:p>10743.21</text:p>
          </table:table-cell>
        </table:table-row>
        <table:table-row table:style-name="ro1">
          <table:table-cell office:value-type="float" office:value="10658.81" calcext:value-type="float">
            <text:p>10658.81</text:p>
          </table:table-cell>
        </table:table-row>
        <table:table-row table:style-name="ro1">
          <table:table-cell office:value-type="float" office:value="10812.32" calcext:value-type="float">
            <text:p>10812.32</text:p>
          </table:table-cell>
        </table:table-row>
        <table:table-row table:style-name="ro1">
          <table:table-cell office:value-type="float" office:value="11058.32" calcext:value-type="float">
            <text:p>11058.32</text:p>
          </table:table-cell>
        </table:table-row>
        <table:table-row table:style-name="ro1">
          <table:table-cell office:value-type="float" office:value="10906.07" calcext:value-type="float">
            <text:p>10906.07</text:p>
          </table:table-cell>
        </table:table-row>
        <table:table-row table:style-name="ro1">
          <table:table-cell office:value-type="float" office:value="10720.64" calcext:value-type="float">
            <text:p>10720.64</text:p>
          </table:table-cell>
        </table:table-row>
        <table:table-row table:style-name="ro1">
          <table:table-cell office:value-type="float" office:value="10816.17" calcext:value-type="float">
            <text:p>10816.17</text:p>
          </table:table-cell>
        </table:table-row>
        <table:table-row table:style-name="ro1">
          <table:table-cell office:value-type="float" office:value="10938.17" calcext:value-type="float">
            <text:p>10938.17</text:p>
          </table:table-cell>
        </table:table-row>
        <table:table-row table:style-name="ro1">
          <table:table-cell office:value-type="float" office:value="10936.87" calcext:value-type="float">
            <text:p>10936.87</text:p>
          </table:table-cell>
        </table:table-row>
        <table:table-row table:style-name="ro1">
          <table:table-cell office:value-type="float" office:value="10944.73" calcext:value-type="float">
            <text:p>10944.73</text:p>
          </table:table-cell>
        </table:table-row>
        <table:table-row table:style-name="ro1">
          <table:table-cell office:value-type="float" office:value="11056.59" calcext:value-type="float">
            <text:p>11056.59</text:p>
          </table:table-cell>
        </table:table-row>
        <table:table-row table:style-name="ro1">
          <table:table-cell office:value-type="float" office:value="11172.19" calcext:value-type="float">
            <text:p>11172.19</text:p>
          </table:table-cell>
        </table:table-row>
        <table:table-row table:style-name="ro1">
          <table:table-cell office:value-type="float" office:value="11377.6" calcext:value-type="float">
            <text:p>11377.6</text:p>
          </table:table-cell>
        </table:table-row>
        <table:table-row table:style-name="ro1">
          <table:table-cell office:value-type="float" office:value="11418.37" calcext:value-type="float">
            <text:p>11418.37</text:p>
          </table:table-cell>
        </table:table-row>
        <table:table-row table:style-name="ro1">
          <table:table-cell office:value-type="float" office:value="11385.31" calcext:value-type="float">
            <text:p>11385.31</text:p>
          </table:table-cell>
        </table:table-row>
        <table:table-row table:style-name="ro1">
          <table:table-cell office:value-type="float" office:value="11411.95" calcext:value-type="float">
            <text:p>11411.95</text:p>
          </table:table-cell>
        </table:table-row>
        <table:table-row table:style-name="ro1">
          <table:table-cell office:value-type="float" office:value="11820.86" calcext:value-type="float">
            <text:p>11820.86</text:p>
          </table:table-cell>
        </table:table-row>
        <table:table-row table:style-name="ro1">
          <table:table-cell office:value-type="float" office:value="12269.41" calcext:value-type="float">
            <text:p>12269.41</text:p>
          </table:table-cell>
        </table:table-row>
        <table:table-row table:style-name="ro1">
          <table:table-cell office:value-type="float" office:value="12541.39" calcext:value-type="float">
            <text:p>12541.39</text:p>
          </table:table-cell>
        </table:table-row>
        <table:table-row table:style-name="ro1">
          <table:table-cell office:value-type="float" office:value="12696.8" calcext:value-type="float">
            <text:p>12696.8</text:p>
          </table:table-cell>
        </table:table-row>
        <table:table-row table:style-name="ro1">
          <table:table-cell office:value-type="float" office:value="12889.05" calcext:value-type="float">
            <text:p>12889.05</text:p>
          </table:table-cell>
        </table:table-row>
        <table:table-row table:style-name="ro1">
          <table:table-cell office:value-type="float" office:value="13960.76" calcext:value-type="float">
            <text:p>13960.76</text:p>
          </table:table-cell>
        </table:table-row>
        <table:table-row table:style-name="ro1">
          <table:table-cell office:value-type="float" office:value="13093.8" calcext:value-type="float">
            <text:p>13093.8</text:p>
          </table:table-cell>
        </table:table-row>
        <table:table-row table:style-name="ro1">
          <table:table-cell office:value-type="float" office:value="12982.04" calcext:value-type="float">
            <text:p>12982.04</text:p>
          </table:table-cell>
        </table:table-row>
        <table:table-row table:style-name="ro1">
          <table:table-cell office:value-type="float" office:value="12499.95" calcext:value-type="float">
            <text:p>12499.95</text:p>
          </table:table-cell>
        </table:table-row>
        <table:table-row table:style-name="ro1">
          <table:table-cell office:value-type="float" office:value="12261.63" calcext:value-type="float">
            <text:p>12261.63</text:p>
          </table:table-cell>
        </table:table-row>
        <table:table-row table:style-name="ro1">
          <table:table-cell office:value-type="float" office:value="11830" calcext:value-type="float">
            <text:p>11830</text:p>
          </table:table-cell>
        </table:table-row>
        <table:table-row table:style-name="ro1">
          <table:table-cell office:value-type="float" office:value="11022.01" calcext:value-type="float">
            <text:p>11022.01</text:p>
          </table:table-cell>
        </table:table-row>
        <table:table-row table:style-name="ro1">
          <table:table-cell office:value-type="float" office:value="11329.99" calcext:value-type="float">
            <text:p>11329.99</text:p>
          </table:table-cell>
        </table:table-row>
        <table:table-row table:style-name="ro1">
          <table:table-cell office:value-type="float" office:value="11370" calcext:value-type="float">
            <text:p>11370</text:p>
          </table:table-cell>
        </table:table-row>
        <table:table-row table:style-name="ro1"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float" office:value="12178.85" calcext:value-type="float">
            <text:p>12178.85</text:p>
          </table:table-cell>
        </table:table-row>
        <table:table-row table:style-name="ro1">
          <table:table-cell office:value-type="float" office:value="11989.22" calcext:value-type="float">
            <text:p>11989.22</text:p>
          </table:table-cell>
        </table:table-row>
        <table:table-row table:style-name="ro1">
          <table:table-cell office:value-type="float" office:value="12368.43" calcext:value-type="float">
            <text:p>12368.43</text:p>
          </table:table-cell>
        </table:table-row>
        <table:table-row table:style-name="ro1">
          <table:table-cell office:value-type="float" office:value="12400.63" calcext:value-type="float">
            <text:p>12400.63</text:p>
          </table:table-cell>
        </table:table-row>
        <table:table-row table:style-name="ro1">
          <table:table-cell office:value-type="float" office:value="11616.29" calcext:value-type="float">
            <text:p>11616.29</text:p>
          </table:table-cell>
        </table:table-row>
        <table:table-row table:style-name="ro1">
          <table:table-cell office:value-type="float" office:value="11873.61" calcext:value-type="float">
            <text:p>11873.61</text:p>
          </table:table-cell>
        </table:table-row>
        <table:table-row table:style-name="ro1">
          <table:table-cell office:value-type="float" office:value="12023.91" calcext:value-type="float">
            <text:p>12023.91</text:p>
          </table:table-cell>
        </table:table-row>
        <table:table-row table:style-name="ro1">
          <table:table-cell office:value-type="float" office:value="11939.62" calcext:value-type="float">
            <text:p>11939.62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</table:table-row>
        <table:table-row table:style-name="ro1">
          <table:table-cell office:value-type="float" office:value="11903.13" calcext:value-type="float">
            <text:p>11903.13</text:p>
          </table:table-cell>
        </table:table-row>
        <table:table-row table:style-name="ro1">
          <table:table-cell office:value-type="float" office:value="12133.8" calcext:value-type="float">
            <text:p>12133.8</text:p>
          </table:table-cell>
        </table:table-row>
        <table:table-row table:style-name="ro1">
          <table:table-cell office:value-type="float" office:value="11731.19" calcext:value-type="float">
            <text:p>11731.19</text:p>
          </table:table-cell>
        </table:table-row>
        <table:table-row table:style-name="ro1">
          <table:table-cell office:value-type="float" office:value="11624.1" calcext:value-type="float">
            <text:p>11624.1</text:p>
          </table:table-cell>
        </table:table-row>
        <table:table-row table:style-name="ro1">
          <table:table-cell office:value-type="float" office:value="11164.45" calcext:value-type="float">
            <text:p>11164.45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</table:table-row>
        <table:table-row table:style-name="ro1">
          <table:table-cell office:value-type="float" office:value="10854.1" calcext:value-type="float">
            <text:p>10854.1</text:p>
          </table:table-cell>
        </table:table-row>
        <table:table-row table:style-name="ro1">
          <table:table-cell office:value-type="float" office:value="11142.98" calcext:value-type="float">
            <text:p>11142.98</text:p>
          </table:table-cell>
        </table:table-row>
        <table:table-row table:style-name="ro1">
          <table:table-cell office:value-type="float" office:value="10983.7" calcext:value-type="float">
            <text:p>10983.7</text:p>
          </table:table-cell>
        </table:table-row>
        <table:table-row table:style-name="ro1">
          <table:table-cell office:value-type="float" office:value="11022.65" calcext:value-type="float">
            <text:p>11022.65</text:p>
          </table:table-cell>
        </table:table-row>
        <table:table-row table:style-name="ro1">
          <table:table-cell office:value-type="float" office:value="10396.98" calcext:value-type="float">
            <text:p>10396.98</text:p>
          </table:table-cell>
        </table:table-row>
        <table:table-row table:style-name="ro1">
          <table:table-cell office:value-type="float" office:value="10258.02" calcext:value-type="float">
            <text:p>10258.02</text:p>
          </table:table-cell>
        </table:table-row>
        <table:table-row table:style-name="ro1">
          <table:table-cell office:value-type="float" office:value="10624.93" calcext:value-type="float">
            <text:p>10624.93</text:p>
          </table:table-cell>
        </table:table-row>
        <table:table-row table:style-name="ro1">
          <table:table-cell office:value-type="float" office:value="10339.07" calcext:value-type="float">
            <text:p>10339.07</text:p>
          </table:table-cell>
        </table:table-row>
        <table:table-row table:style-name="ro1">
          <table:table-cell office:value-type="float" office:value="9866.96" calcext:value-type="float">
            <text:p>9866.96</text:p>
          </table:table-cell>
        </table:table-row>
        <table:table-row table:style-name="ro1">
          <table:table-cell office:value-type="float" office:value="9989.1" calcext:value-type="float">
            <text:p>9989.1</text:p>
          </table:table-cell>
        </table:table-row>
        <table:table-row table:style-name="ro1">
          <table:table-cell office:value-type="float" office:value="10632.17" calcext:value-type="float">
            <text:p>10632.17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</table:table-row>
        <table:table-row table:style-name="ro1">
          <table:table-cell office:value-type="float" office:value="10842.85" calcext:value-type="float">
            <text:p>10842.85</text:p>
          </table:table-cell>
        </table:table-row>
        <table:table-row table:style-name="ro1">
          <table:table-cell office:value-type="float" office:value="11289.48" calcext:value-type="float">
            <text:p>11289.48</text:p>
          </table:table-cell>
        </table:table-row>
        <table:table-row table:style-name="ro1">
          <table:table-cell office:value-type="float" office:value="11217.7" calcext:value-type="float">
            <text:p>11217.7</text:p>
          </table:table-cell>
        </table:table-row>
        <table:table-row table:style-name="ro1">
          <table:table-cell office:value-type="float" office:value="11162.35" calcext:value-type="float">
            <text:p>11162.35</text:p>
          </table:table-cell>
        </table:table-row>
        <table:table-row table:style-name="ro1">
          <table:table-cell office:value-type="float" office:value="11422.43" calcext:value-type="float">
            <text:p>11422.43</text:p>
          </table:table-cell>
        </table:table-row>
        <table:table-row table:style-name="ro1">
          <table:table-cell office:value-type="float" office:value="11257.82" calcext:value-type="float">
            <text:p>11257.82</text:p>
          </table:table-cell>
        </table:table-row>
        <table:table-row table:style-name="ro1"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float" office:value="11850" calcext:value-type="float">
            <text:p>11850</text:p>
          </table:table-cell>
        </table:table-row>
        <table:table-row table:style-name="ro1">
          <table:table-cell office:value-type="float" office:value="11669.23" calcext:value-type="float">
            <text:p>11669.23</text:p>
          </table:table-cell>
        </table:table-row>
        <table:table-row table:style-name="ro1">
          <table:table-cell office:value-type="float" office:value="11672.13" calcext:value-type="float">
            <text:p>11672.13</text:p>
          </table:table-cell>
        </table:table-row>
        <table:table-row table:style-name="ro1">
          <table:table-cell office:value-type="float" office:value="11707.42" calcext:value-type="float">
            <text:p>11707.42</text:p>
          </table:table-cell>
        </table:table-row>
        <table:table-row table:style-name="ro1">
          <table:table-cell office:value-type="float" office:value="11805.42" calcext:value-type="float">
            <text:p>11805.42</text:p>
          </table:table-cell>
        </table:table-row>
        <table:table-row table:style-name="ro1">
          <table:table-cell office:value-type="float" office:value="11145.67" calcext:value-type="float">
            <text:p>11145.67</text:p>
          </table:table-cell>
        </table:table-row>
        <table:table-row table:style-name="ro1">
          <table:table-cell office:value-type="float" office:value="11154.56" calcext:value-type="float">
            <text:p>11154.56</text:p>
          </table:table-cell>
        </table:table-row>
        <table:table-row table:style-name="ro1">
          <table:table-cell office:value-type="float" office:value="10982.73" calcext:value-type="float">
            <text:p>10982.73</text:p>
          </table:table-cell>
        </table:table-row>
        <table:table-row table:style-name="ro1">
          <table:table-cell office:value-type="float" office:value="11175" calcext:value-type="float">
            <text:p>11175</text:p>
          </table:table-cell>
        </table:table-row>
        <table:table-row table:style-name="ro1">
          <table:table-cell office:value-type="float" office:value="11233.74" calcext:value-type="float">
            <text:p>11233.74</text:p>
          </table:table-cell>
        </table:table-row>
        <table:table-row table:style-name="ro1">
          <table:table-cell office:value-type="float" office:value="11111.55" calcext:value-type="float">
            <text:p>11111.55</text:p>
          </table:table-cell>
        </table:table-row>
        <table:table-row table:style-name="ro1">
          <table:table-cell office:value-type="float" office:value="10970.73" calcext:value-type="float">
            <text:p>10970.73</text:p>
          </table:table-cell>
        </table:table-row>
        <table:table-row table:style-name="ro1">
          <table:table-cell office:value-type="float" office:value="11444.45" calcext:value-type="float">
            <text:p>11444.45</text:p>
          </table:table-cell>
        </table:table-row>
        <table:table-row table:style-name="ro1">
          <table:table-cell office:value-type="float" office:value="11384.07" calcext:value-type="float">
            <text:p>11384.07</text:p>
          </table:table-cell>
        </table:table-row>
        <table:table-row table:style-name="ro1">
          <table:table-cell office:value-type="float" office:value="11369.79" calcext:value-type="float">
            <text:p>11369.79</text:p>
          </table:table-cell>
        </table:table-row>
        <table:table-row table:style-name="ro1">
          <table:table-cell office:value-type="float" office:value="11574.32" calcext:value-type="float">
            <text:p>11574.32</text:p>
          </table:table-cell>
        </table:table-row>
        <table:table-row table:style-name="ro1">
          <table:table-cell office:value-type="float" office:value="11493.34" calcext:value-type="float">
            <text:p>11493.34</text:p>
          </table:table-cell>
        </table:table-row>
        <table:table-row table:style-name="ro1">
          <table:table-cell office:value-type="float" office:value="11256.49" calcext:value-type="float">
            <text:p>11256.49</text:p>
          </table:table-cell>
        </table:table-row>
        <table:table-row table:style-name="ro1">
          <table:table-cell office:value-type="float" office:value="11149.05" calcext:value-type="float">
            <text:p>11149.05</text:p>
          </table:table-cell>
        </table:table-row>
        <table:table-row table:style-name="ro1">
          <table:table-cell office:value-type="float" office:value="11198.99" calcext:value-type="float">
            <text:p>11198.99</text:p>
          </table:table-cell>
        </table:table-row>
        <table:table-row table:style-name="ro1">
          <table:table-cell office:value-type="float" office:value="11324.3" calcext:value-type="float">
            <text:p>11324.3</text:p>
          </table:table-cell>
        </table:table-row>
        <table:table-row table:style-name="ro1">
          <table:table-cell office:value-type="float" office:value="11222.58" calcext:value-type="float">
            <text:p>11222.58</text:p>
          </table:table-cell>
        </table:table-row>
        <table:table-row table:style-name="ro1">
          <table:table-cell office:value-type="float" office:value="11474.18" calcext:value-type="float">
            <text:p>11474.18</text:p>
          </table:table-cell>
        </table:table-row>
        <table:table-row table:style-name="ro1">
          <table:table-cell office:value-type="float" office:value="11406.24" calcext:value-type="float">
            <text:p>11406.24</text:p>
          </table:table-cell>
        </table:table-row>
        <table:table-row table:style-name="ro1">
          <table:table-cell office:value-type="float" office:value="11346.34" calcext:value-type="float">
            <text:p>11346.34</text:p>
          </table:table-cell>
        </table:table-row>
        <table:table-row table:style-name="ro1">
          <table:table-cell office:value-type="float" office:value="11420.55" calcext:value-type="float">
            <text:p>11420.55</text:p>
          </table:table-cell>
        </table:table-row>
        <table:table-row table:style-name="ro1">
          <table:table-cell office:value-type="float" office:value="11884.8" calcext:value-type="float">
            <text:p>11884.8</text:p>
          </table:table-cell>
        </table:table-row>
        <table:table-row table:style-name="ro1">
          <table:table-cell office:value-type="float" office:value="11832.52" calcext:value-type="float">
            <text:p>11832.52</text:p>
          </table:table-cell>
        </table:table-row>
        <table:table-row table:style-name="ro1">
          <table:table-cell office:value-type="float" office:value="12185.57" calcext:value-type="float">
            <text:p>12185.57</text:p>
          </table:table-cell>
        </table:table-row>
        <table:table-row table:style-name="ro1">
          <table:table-cell office:value-type="float" office:value="12238.6" calcext:value-type="float">
            <text:p>12238.6</text:p>
          </table:table-cell>
        </table:table-row>
        <table:table-row table:style-name="ro1">
          <table:table-cell office:value-type="float" office:value="12655.53" calcext:value-type="float">
            <text:p>12655.53</text:p>
          </table:table-cell>
        </table:table-row>
        <table:table-row table:style-name="ro1">
          <table:table-cell office:value-type="float" office:value="12424.71" calcext:value-type="float">
            <text:p>12424.71</text:p>
          </table:table-cell>
        </table:table-row>
        <table:table-row table:style-name="ro1">
          <table:table-cell office:value-type="float" office:value="12255.71" calcext:value-type="float">
            <text:p>12255.71</text:p>
          </table:table-cell>
        </table:table-row>
        <table:table-row table:style-name="ro1">
          <table:table-cell office:value-type="float" office:value="12339.33" calcext:value-type="float">
            <text:p>12339.33</text:p>
          </table:table-cell>
        </table:table-row>
        <table:table-row table:style-name="ro1">
          <table:table-cell office:value-type="float" office:value="12494.73" calcext:value-type="float">
            <text:p>12494.73</text:p>
          </table:table-cell>
        </table:table-row>
        <table:table-row table:style-name="ro1">
          <table:table-cell office:value-type="float" office:value="12543.41" calcext:value-type="float">
            <text:p>12543.41</text:p>
          </table:table-cell>
        </table:table-row>
        <table:table-row table:style-name="ro1">
          <table:table-cell office:value-type="float" office:value="12968.57" calcext:value-type="float">
            <text:p>12968.57</text:p>
          </table:table-cell>
        </table:table-row>
        <table:table-row table:style-name="ro1">
          <table:table-cell office:value-type="float" office:value="12860.89" calcext:value-type="float">
            <text:p>12860.89</text:p>
          </table:table-cell>
        </table:table-row>
        <table:table-row table:style-name="ro1">
          <table:table-cell office:value-type="float" office:value="12970.23" calcext:value-type="float">
            <text:p>12970.23</text:p>
          </table:table-cell>
        </table:table-row>
        <table:table-row table:style-name="ro1">
          <table:table-cell office:value-type="float" office:value="12367.91" calcext:value-type="float">
            <text:p>12367.91</text:p>
          </table:table-cell>
        </table:table-row>
        <table:table-row table:style-name="ro1">
          <table:table-cell office:value-type="float" office:value="12070.96" calcext:value-type="float">
            <text:p>12070.96</text:p>
          </table:table-cell>
        </table:table-row>
        <table:table-row table:style-name="ro1">
          <table:table-cell office:value-type="float" office:value="12108.37" calcext:value-type="float">
            <text:p>12108.37</text:p>
          </table:table-cell>
        </table:table-row>
        <table:table-row table:style-name="ro1">
          <table:table-cell office:value-type="float" office:value="11702.04" calcext:value-type="float">
            <text:p>11702.04</text:p>
          </table:table-cell>
        </table:table-row>
        <table:table-row table:style-name="ro1">
          <table:table-cell office:value-type="float" office:value="11586.18" calcext:value-type="float">
            <text:p>11586.18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</table:table-row>
        <table:table-row table:style-name="ro1">
          <table:table-cell office:value-type="float" office:value="11489.66" calcext:value-type="float">
            <text:p>11489.66</text:p>
          </table:table-cell>
        </table:table-row>
        <table:table-row table:style-name="ro1">
          <table:table-cell office:value-type="float" office:value="11562.07" calcext:value-type="float">
            <text:p>11562.07</text:p>
          </table:table-cell>
        </table:table-row>
        <table:table-row table:style-name="ro1">
          <table:table-cell office:value-type="float" office:value="11342.89" calcext:value-type="float">
            <text:p>11342.89</text:p>
          </table:table-cell>
        </table:table-row>
        <table:table-row table:style-name="ro1">
          <table:table-cell office:value-type="float" office:value="11186.81" calcext:value-type="float">
            <text:p>11186.81</text:p>
          </table:table-cell>
        </table:table-row>
        <table:table-row table:style-name="ro1">
          <table:table-cell office:value-type="float" office:value="11651.35" calcext:value-type="float">
            <text:p>11651.35</text:p>
          </table:table-cell>
        </table:table-row>
        <table:table-row table:style-name="ro1">
          <table:table-cell office:value-type="float" office:value="11654.69" calcext:value-type="float">
            <text:p>11654.69</text:p>
          </table:table-cell>
        </table:table-row>
        <table:table-row table:style-name="ro1">
          <table:table-cell office:value-type="float" office:value="11475" calcext:value-type="float">
            <text:p>11475</text:p>
          </table:table-cell>
        </table:table-row>
        <table:table-row table:style-name="ro1"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11757.22" calcext:value-type="float">
            <text:p>11757.22</text:p>
          </table:table-cell>
        </table:table-row>
        <table:table-row table:style-name="ro1">
          <table:table-cell office:value-type="float" office:value="11586.71" calcext:value-type="float">
            <text:p>11586.71</text:p>
          </table:table-cell>
        </table:table-row>
        <table:table-row table:style-name="ro1">
          <table:table-cell office:value-type="float" office:value="11464.61" calcext:value-type="float">
            <text:p>11464.61</text:p>
          </table:table-cell>
        </table:table-row>
        <table:table-row table:style-name="ro1">
          <table:table-cell office:value-type="float" office:value="11303.01" calcext:value-type="float">
            <text:p>11303.01</text:p>
          </table:table-cell>
        </table:table-row>
        <table:table-row table:style-name="ro1">
          <table:table-cell office:value-type="float" office:value="11413.9" calcext:value-type="float">
            <text:p>11413.9</text:p>
          </table:table-cell>
        </table:table-row>
        <table:table-row table:style-name="ro1">
          <table:table-cell office:value-type="float" office:value="11187.4" calcext:value-type="float">
            <text:p>11187.4</text:p>
          </table:table-cell>
        </table:table-row>
        <table:table-row table:style-name="ro1">
          <table:table-cell office:value-type="float" office:value="11355.76" calcext:value-type="float">
            <text:p>11355.76</text:p>
          </table:table-cell>
        </table:table-row>
        <table:table-row table:style-name="ro1">
          <table:table-cell office:value-type="float" office:value="11281.73" calcext:value-type="float">
            <text:p>11281.73</text:p>
          </table:table-cell>
        </table:table-row>
        <table:table-row table:style-name="ro1">
          <table:table-cell office:value-type="float" office:value="11126.8" calcext:value-type="float">
            <text:p>11126.8</text:p>
          </table:table-cell>
        </table:table-row>
        <table:table-row table:style-name="ro1">
          <table:table-cell office:value-type="float" office:value="10681.52" calcext:value-type="float">
            <text:p>10681.52</text:p>
          </table:table-cell>
        </table:table-row>
        <table:table-row table:style-name="ro1">
          <table:table-cell office:value-type="float" office:value="10413.12" calcext:value-type="float">
            <text:p>10413.12</text:p>
          </table:table-cell>
        </table:table-row>
        <table:table-row table:style-name="ro1">
          <table:table-cell office:value-type="float" office:value="10488.17" calcext:value-type="float">
            <text:p>10488.17</text:p>
          </table:table-cell>
        </table:table-row>
        <table:table-row table:style-name="ro1">
          <table:table-cell office:value-type="float" office:value="10174.18" calcext:value-type="float">
            <text:p>10174.18</text:p>
          </table:table-cell>
        </table:table-row>
        <table:table-row table:style-name="ro1">
          <table:table-cell office:value-type="float" office:value="10244.81" calcext:value-type="float">
            <text:p>10244.81</text:p>
          </table:table-cell>
        </table:table-row>
        <table:table-row table:style-name="ro1">
          <table:table-cell office:value-type="float" office:value="10322.7" calcext:value-type="float">
            <text:p>10322.7</text:p>
          </table:table-cell>
        </table:table-row>
        <table:table-row table:style-name="ro1">
          <table:table-cell office:value-type="float" office:value="10298.05" calcext:value-type="float">
            <text:p>10298.05</text:p>
          </table:table-cell>
        </table:table-row>
        <table:table-row table:style-name="ro1">
          <table:table-cell office:value-type="float" office:value="10569.22" calcext:value-type="float">
            <text:p>10569.22</text:p>
          </table:table-cell>
        </table:table-row>
        <table:table-row table:style-name="ro1">
          <table:table-cell office:value-type="float" office:value="10844.45" calcext:value-type="float">
            <text:p>10844.45</text:p>
          </table:table-cell>
        </table:table-row>
        <table:table-row table:style-name="ro1">
          <table:table-cell office:value-type="float" office:value="10838.72" calcext:value-type="float">
            <text:p>10838.72</text:p>
          </table:table-cell>
        </table:table-row>
        <table:table-row table:style-name="ro1">
          <table:table-cell office:value-type="float" office:value="10694.64" calcext:value-type="float">
            <text:p>10694.64</text:p>
          </table:table-cell>
        </table:table-row>
        <table:table-row table:style-name="ro1">
          <table:table-cell office:value-type="float" office:value="10717.04" calcext:value-type="float">
            <text:p>10717.04</text:p>
          </table:table-cell>
        </table:table-row>
        <table:table-row table:style-name="ro1">
          <table:table-cell office:value-type="float" office:value="10682.8" calcext:value-type="float">
            <text:p>10682.8</text:p>
          </table:table-cell>
        </table:table-row>
        <table:table-row table:style-name="ro1">
          <table:table-cell office:value-type="float" office:value="10492.77" calcext:value-type="float">
            <text:p>10492.77</text:p>
          </table:table-cell>
        </table:table-row>
        <table:table-row table:style-name="ro1">
          <table:table-cell office:value-type="float" office:value="9694.73" calcext:value-type="float">
            <text:p>9694.73</text:p>
          </table:table-cell>
        </table:table-row>
        <table:table-row table:style-name="ro1">
          <table:table-cell office:value-type="float" office:value="9439.59" calcext:value-type="float">
            <text:p>9439.59</text:p>
          </table:table-cell>
        </table:table-row>
        <table:table-row table:style-name="ro1">
          <table:table-cell office:value-type="float" office:value="9399.45" calcext:value-type="float">
            <text:p>9399.45</text:p>
          </table:table-cell>
        </table:table-row>
        <table:table-row table:style-name="ro1">
          <table:table-cell office:value-type="float" office:value="9549.98" calcext:value-type="float">
            <text:p>9549.98</text:p>
          </table:table-cell>
        </table:table-row>
        <table:table-row table:style-name="ro1">
          <table:table-cell office:value-type="float" office:value="9157.02" calcext:value-type="float">
            <text:p>9157.02</text:p>
          </table:table-cell>
        </table:table-row>
        <table:table-row table:style-name="ro1">
          <table:table-cell office:value-type="float" office:value="9720.2" calcext:value-type="float">
            <text:p>9720.2</text:p>
          </table:table-cell>
        </table:table-row>
        <table:table-row table:style-name="ro1">
          <table:table-cell office:value-type="float" office:value="9731.54" calcext:value-type="float">
            <text:p>9731.54</text:p>
          </table:table-cell>
        </table:table-row>
        <table:table-row table:style-name="ro1">
          <table:table-cell office:value-type="float" office:value="9667.92" calcext:value-type="float">
            <text:p>9667.92</text:p>
          </table:table-cell>
        </table:table-row>
        <table:table-row table:style-name="ro1">
          <table:table-cell office:value-type="float" office:value="9708.19" calcext:value-type="float">
            <text:p>9708.19</text:p>
          </table:table-cell>
        </table:table-row>
        <table:table-row table:style-name="ro1">
          <table:table-cell office:value-type="float" office:value="9790.97" calcext:value-type="float">
            <text:p>9790.97</text:p>
          </table:table-cell>
        </table:table-row>
        <table:table-row table:style-name="ro1">
          <table:table-cell office:value-type="float" office:value="9749.38" calcext:value-type="float">
            <text:p>9749.38</text:p>
          </table:table-cell>
        </table:table-row>
        <table:table-row table:style-name="ro1">
          <table:table-cell office:value-type="float" office:value="10437.93" calcext:value-type="float">
            <text:p>10437.93</text:p>
          </table:table-cell>
        </table:table-row>
        <table:table-row table:style-name="ro1">
          <table:table-cell office:value-type="float" office:value="10486.53" calcext:value-type="float">
            <text:p>10486.53</text:p>
          </table:table-cell>
        </table:table-row>
        <table:table-row table:style-name="ro1">
          <table:table-cell office:value-type="float" office:value="10627.16" calcext:value-type="float">
            <text:p>10627.16</text:p>
          </table:table-cell>
        </table:table-row>
        <table:table-row table:style-name="ro1">
          <table:table-cell office:value-type="float" office:value="10577.81" calcext:value-type="float">
            <text:p>10577.81</text:p>
          </table:table-cell>
        </table:table-row>
        <table:table-row table:style-name="ro1">
          <table:table-cell office:value-type="float" office:value="10600.29" calcext:value-type="float">
            <text:p>10600.29</text:p>
          </table:table-cell>
        </table:table-row>
        <table:table-row table:style-name="ro1">
          <table:table-cell office:value-type="float" office:value="10282.65" calcext:value-type="float">
            <text:p>10282.65</text:p>
          </table:table-cell>
        </table:table-row>
        <table:table-row table:style-name="ro1">
          <table:table-cell office:value-type="float" office:value="10417.22" calcext:value-type="float">
            <text:p>10417.22</text:p>
          </table:table-cell>
        </table:table-row>
        <table:table-row table:style-name="ro1">
          <table:table-cell office:value-type="float" office:value="10393.6" calcext:value-type="float">
            <text:p>10393.6</text:p>
          </table:table-cell>
        </table:table-row>
        <table:table-row table:style-name="ro1">
          <table:table-cell office:value-type="float" office:value="10504.29" calcext:value-type="float">
            <text:p>10504.29</text:p>
          </table:table-cell>
        </table:table-row>
        <table:table-row table:style-name="ro1">
          <table:table-cell office:value-type="float" office:value="10507.49" calcext:value-type="float">
            <text:p>10507.49</text:p>
          </table:table-cell>
        </table:table-row>
        <table:table-row table:style-name="ro1">
          <table:table-cell office:value-type="float" office:value="10560.04" calcext:value-type="float">
            <text:p>10560.04</text:p>
          </table:table-cell>
        </table:table-row>
        <table:table-row table:style-name="ro1">
          <table:table-cell office:value-type="float" office:value="10571.65" calcext:value-type="float">
            <text:p>10571.65</text:p>
          </table:table-cell>
        </table:table-row>
        <table:table-row table:style-name="ro1">
          <table:table-cell office:value-type="float" office:value="10615.46" calcext:value-type="float">
            <text:p>10615.46</text:p>
          </table:table-cell>
        </table:table-row>
        <table:table-row table:style-name="ro1">
          <table:table-cell office:value-type="float" office:value="10898.66" calcext:value-type="float">
            <text:p>10898.66</text:p>
          </table:table-cell>
        </table:table-row>
        <table:table-row table:style-name="ro1">
          <table:table-cell office:value-type="float" office:value="10740.23" calcext:value-type="float">
            <text:p>10740.23</text:p>
          </table:table-cell>
        </table:table-row>
        <table:table-row table:style-name="ro1">
          <table:table-cell office:value-type="float" office:value="10575.15" calcext:value-type="float">
            <text:p>10575.15</text:p>
          </table:table-cell>
        </table:table-row>
        <table:table-row table:style-name="ro1">
          <table:table-cell office:value-type="float" office:value="10582.45" calcext:value-type="float">
            <text:p>10582.45</text:p>
          </table:table-cell>
        </table:table-row>
        <table:table-row table:style-name="ro1">
          <table:table-cell office:value-type="float" office:value="10585.11" calcext:value-type="float">
            <text:p>10585.11</text:p>
          </table:table-cell>
        </table:table-row>
        <table:table-row table:style-name="ro1">
          <table:table-cell office:value-type="float" office:value="10444.56" calcext:value-type="float">
            <text:p>10444.56</text:p>
          </table:table-cell>
        </table:table-row>
        <table:table-row table:style-name="ro1">
          <table:table-cell office:value-type="float" office:value="10406.53" calcext:value-type="float">
            <text:p>10406.53</text:p>
          </table:table-cell>
        </table:table-row>
        <table:table-row table:style-name="ro1">
          <table:table-cell office:value-type="float" office:value="10589.45" calcext:value-type="float">
            <text:p>10589.45</text:p>
          </table:table-cell>
        </table:table-row>
        <table:table-row table:style-name="ro1">
          <table:table-cell office:value-type="float" office:value="10614.74" calcext:value-type="float">
            <text:p>10614.74</text:p>
          </table:table-cell>
        </table:table-row>
        <table:table-row table:style-name="ro1">
          <table:table-cell office:value-type="float" office:value="10603.21" calcext:value-type="float">
            <text:p>10603.21</text:p>
          </table:table-cell>
        </table:table-row>
        <table:table-row table:style-name="ro1">
          <table:table-cell office:value-type="float" office:value="10562" calcext:value-type="float">
            <text:p>10562</text:p>
          </table:table-cell>
        </table:table-row>
        <table:table-row table:style-name="ro1">
          <table:table-cell office:value-type="float" office:value="10238.43" calcext:value-type="float">
            <text:p>10238.43</text:p>
          </table:table-cell>
        </table:table-row>
        <table:table-row table:style-name="ro1">
          <table:table-cell office:value-type="float" office:value="10162.66" calcext:value-type="float">
            <text:p>10162.66</text:p>
          </table:table-cell>
        </table:table-row>
        <table:table-row table:style-name="ro1">
          <table:table-cell office:value-type="float" office:value="10340.31" calcext:value-type="float">
            <text:p>10340.31</text:p>
          </table:table-cell>
        </table:table-row>
        <table:table-row table:style-name="ro1">
          <table:table-cell office:value-type="float" office:value="10255.54" calcext:value-type="float">
            <text:p>10255.54</text:p>
          </table:table-cell>
        </table:table-row>
        <table:table-row table:style-name="ro1">
          <table:table-cell office:value-type="float" office:value="10041.62" calcext:value-type="float">
            <text:p>10041.62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</table:table-row>
        <table:table-row table:style-name="ro1">
          <table:table-cell office:value-type="float" office:value="9932.36" calcext:value-type="float">
            <text:p>9932.36</text:p>
          </table:table-cell>
        </table:table-row>
        <table:table-row table:style-name="ro1">
          <table:table-cell office:value-type="float" office:value="10149.29" calcext:value-type="float">
            <text:p>10149.29</text:p>
          </table:table-cell>
        </table:table-row>
        <table:table-row table:style-name="ro1">
          <table:table-cell office:value-type="float" office:value="9864.91" calcext:value-type="float">
            <text:p>9864.91</text:p>
          </table:table-cell>
        </table:table-row>
        <table:table-row table:style-name="ro1">
          <table:table-cell office:value-type="float" office:value="9650.84" calcext:value-type="float">
            <text:p>9650.84</text:p>
          </table:table-cell>
        </table:table-row>
        <table:table-row table:style-name="ro1">
          <table:table-cell office:value-type="float" office:value="9710.82" calcext:value-type="float">
            <text:p>9710.82</text:p>
          </table:table-cell>
        </table:table-row>
        <table:table-row table:style-name="ro1">
          <table:table-cell office:value-type="float" office:value="9721.48" calcext:value-type="float">
            <text:p>9721.48</text:p>
          </table:table-cell>
        </table:table-row>
        <table:table-row table:style-name="ro1">
          <table:table-cell office:value-type="float" office:value="9911.66" calcext:value-type="float">
            <text:p>9911.66</text:p>
          </table:table-cell>
        </table:table-row>
        <table:table-row table:style-name="ro1">
          <table:table-cell office:value-type="float" office:value="9650.99" calcext:value-type="float">
            <text:p>9650.99</text:p>
          </table:table-cell>
        </table:table-row>
        <table:table-row table:style-name="ro1">
          <table:table-cell office:value-type="float" office:value="9763.28" calcext:value-type="float">
            <text:p>9763.28</text:p>
          </table:table-cell>
        </table:table-row>
        <table:table-row table:style-name="ro1">
          <table:table-cell office:value-type="float" office:value="10090.19" calcext:value-type="float">
            <text:p>10090.19</text:p>
          </table:table-cell>
        </table:table-row>
        <table:table-row table:style-name="ro1">
          <table:table-cell office:value-type="float" office:value="10046.96" calcext:value-type="float">
            <text:p>10046.96</text:p>
          </table:table-cell>
        </table:table-row>
        <table:table-row table:style-name="ro1">
          <table:table-cell office:value-type="float" office:value="10066.42" calcext:value-type="float">
            <text:p>10066.42</text:p>
          </table:table-cell>
        </table:table-row>
        <table:table-row table:style-name="ro1">
          <table:table-cell office:value-type="float" office:value="9987.9" calcext:value-type="float">
            <text:p>9987.9</text:p>
          </table:table-cell>
        </table:table-row>
        <table:table-row table:style-name="ro1">
          <table:table-cell office:value-type="float" office:value="9857.82" calcext:value-type="float">
            <text:p>9857.82</text:p>
          </table:table-cell>
        </table:table-row>
        <table:table-row table:style-name="ro1">
          <table:table-cell office:value-type="float" office:value="9879.87" calcext:value-type="float">
            <text:p>9879.87</text:p>
          </table:table-cell>
        </table:table-row>
        <table:table-row table:style-name="ro1">
          <table:table-cell office:value-type="float" office:value="9697" calcext:value-type="float">
            <text:p>9697</text:p>
          </table:table-cell>
        </table:table-row>
        <table:table-row table:style-name="ro1">
          <table:table-cell office:value-type="float" office:value="9764.36" calcext:value-type="float">
            <text:p>9764.36</text:p>
          </table:table-cell>
        </table:table-row>
        <table:table-row table:style-name="ro1">
          <table:table-cell office:value-type="float" office:value="9791.64" calcext:value-type="float">
            <text:p>9791.64</text:p>
          </table:table-cell>
        </table:table-row>
        <table:table-row table:style-name="ro1">
          <table:table-cell office:value-type="float" office:value="9794.01" calcext:value-type="float">
            <text:p>9794.01</text:p>
          </table:table-cell>
        </table:table-row>
        <table:table-row table:style-name="ro1"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float" office:value="9824" calcext:value-type="float">
            <text:p>9824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10055.33" calcext:value-type="float">
            <text:p>10055.33</text:p>
          </table:table-cell>
        </table:table-row>
        <table:table-row table:style-name="ro1">
          <table:table-cell office:value-type="float" office:value="9525.81" calcext:value-type="float">
            <text:p>9525.81</text:p>
          </table:table-cell>
        </table:table-row>
        <table:table-row table:style-name="ro1">
          <table:table-cell office:value-type="float" office:value="9427.69" calcext:value-type="float">
            <text:p>9427.69</text:p>
          </table:table-cell>
        </table:table-row>
        <table:table-row table:style-name="ro1">
          <table:table-cell office:value-type="float" office:value="9411.61" calcext:value-type="float">
            <text:p>9411.61</text:p>
          </table:table-cell>
        </table:table-row>
        <table:table-row table:style-name="ro1">
          <table:table-cell office:value-type="float" office:value="9476.52" calcext:value-type="float">
            <text:p>9476.52</text:p>
          </table:table-cell>
        </table:table-row>
        <table:table-row table:style-name="ro1">
          <table:table-cell office:value-type="float" office:value="9480.56" calcext:value-type="float">
            <text:p>9480.56</text:p>
          </table:table-cell>
        </table:table-row>
        <table:table-row table:style-name="ro1">
          <table:table-cell office:value-type="float" office:value="9493.11" calcext:value-type="float">
            <text:p>9493.11</text:p>
          </table:table-cell>
        </table:table-row>
        <table:table-row table:style-name="ro1">
          <table:table-cell office:value-type="float" office:value="9534.98" calcext:value-type="float">
            <text:p>9534.98</text:p>
          </table:table-cell>
        </table:table-row>
        <table:table-row table:style-name="ro1">
          <table:table-cell office:value-type="float" office:value="9522.47" calcext:value-type="float">
            <text:p>9522.47</text:p>
          </table:table-cell>
        </table:table-row>
        <table:table-row table:style-name="ro1">
          <table:table-cell office:value-type="float" office:value="9555.68" calcext:value-type="float">
            <text:p>9555.68</text:p>
          </table:table-cell>
        </table:table-row>
        <table:table-row table:style-name="ro1">
          <table:table-cell office:value-type="float" office:value="9541.54" calcext:value-type="float">
            <text:p>9541.54</text:p>
          </table:table-cell>
        </table:table-row>
        <table:table-row table:style-name="ro1">
          <table:table-cell office:value-type="float" office:value="9638.46" calcext:value-type="float">
            <text:p>9638.46</text:p>
          </table:table-cell>
        </table:table-row>
        <table:table-row table:style-name="ro1">
          <table:table-cell office:value-type="float" office:value="9625.95" calcext:value-type="float">
            <text:p>9625.95</text:p>
          </table:table-cell>
        </table:table-row>
        <table:table-row table:style-name="ro1">
          <table:table-cell office:value-type="float" office:value="9484.96" calcext:value-type="float">
            <text:p>9484.96</text:p>
          </table:table-cell>
        </table:table-row>
        <table:table-row table:style-name="ro1">
          <table:table-cell office:value-type="float" office:value="9539.64" calcext:value-type="float">
            <text:p>9539.64</text:p>
          </table:table-cell>
        </table:table-row>
        <table:table-row table:style-name="ro1">
          <table:table-cell office:value-type="float" office:value="9487.63" calcext:value-type="float">
            <text:p>9487.63</text:p>
          </table:table-cell>
        </table:table-row>
        <table:table-row table:style-name="ro1">
          <table:table-cell office:value-type="float" office:value="9507.64" calcext:value-type="float">
            <text:p>9507.64</text:p>
          </table:table-cell>
        </table:table-row>
        <table:table-row table:style-name="ro1">
          <table:table-cell office:value-type="float" office:value="9441.29" calcext:value-type="float">
            <text:p>9441.29</text:p>
          </table:table-cell>
        </table:table-row>
        <table:table-row table:style-name="ro1">
          <table:table-cell office:value-type="float" office:value="9501.29" calcext:value-type="float">
            <text:p>9501.29</text:p>
          </table:table-cell>
        </table:table-row>
        <table:table-row table:style-name="ro1">
          <table:table-cell office:value-type="float" office:value="9522.9" calcext:value-type="float">
            <text:p>9522.9</text:p>
          </table:table-cell>
        </table:table-row>
        <table:table-row table:style-name="ro1">
          <table:table-cell office:value-type="float" office:value="9682.35" calcext:value-type="float">
            <text:p>9682.35</text:p>
          </table:table-cell>
        </table:table-row>
        <table:table-row table:style-name="ro1">
          <table:table-cell office:value-type="float" office:value="9598.52" calcext:value-type="float">
            <text:p>9598.52</text:p>
          </table:table-cell>
        </table:table-row>
        <table:table-row table:style-name="ro1">
          <table:table-cell office:value-type="float" office:value="9574.21" calcext:value-type="float">
            <text:p>9574.21</text:p>
          </table:table-cell>
        </table:table-row>
        <table:table-row table:style-name="ro1">
          <table:table-cell office:value-type="float" office:value="9668.96" calcext:value-type="float">
            <text:p>9668.96</text:p>
          </table:table-cell>
        </table:table-row>
        <table:table-row table:style-name="ro1">
          <table:table-cell office:value-type="float" office:value="9733.71" calcext:value-type="float">
            <text:p>9733.71</text:p>
          </table:table-cell>
        </table:table-row>
        <table:table-row table:style-name="ro1">
          <table:table-cell office:value-type="float" office:value="9758.1" calcext:value-type="float">
            <text:p>9758.1</text:p>
          </table:table-cell>
        </table:table-row>
        <table:table-row table:style-name="ro1">
          <table:table-cell office:value-type="float" office:value="10049.64" calcext:value-type="float">
            <text:p>10049.64</text:p>
          </table:table-cell>
        </table:table-row>
        <table:table-row table:style-name="ro1">
          <table:table-cell office:value-type="float" office:value="9979.89" calcext:value-type="float">
            <text:p>9979.89</text:p>
          </table:table-cell>
        </table:table-row>
        <table:table-row table:style-name="ro1">
          <table:table-cell office:value-type="float" office:value="10080.53" calcext:value-type="float">
            <text:p>10080.53</text:p>
          </table:table-cell>
        </table:table-row>
        <table:table-row table:style-name="ro1">
          <table:table-cell office:value-type="float" office:value="9988.02" calcext:value-type="float">
            <text:p>9988.02</text:p>
          </table:table-cell>
        </table:table-row>
        <table:table-row table:style-name="ro1">
          <table:table-cell office:value-type="float" office:value="9960.19" calcext:value-type="float">
            <text:p>9960.19</text:p>
          </table:table-cell>
        </table:table-row>
        <table:table-row table:style-name="ro1">
          <table:table-cell office:value-type="float" office:value="9962.86" calcext:value-type="float">
            <text:p>9962.86</text:p>
          </table:table-cell>
        </table:table-row>
        <table:table-row table:style-name="ro1">
          <table:table-cell office:value-type="float" office:value="10013.86" calcext:value-type="float">
            <text:p>10013.86</text:p>
          </table:table-cell>
        </table:table-row>
        <table:table-row table:style-name="ro1">
          <table:table-cell office:value-type="float" office:value="10283.73" calcext:value-type="float">
            <text:p>10283.73</text:p>
          </table:table-cell>
        </table:table-row>
        <table:table-row table:style-name="ro1">
          <table:table-cell office:value-type="float" office:value="10374.99" calcext:value-type="float">
            <text:p>10374.99</text:p>
          </table:table-cell>
        </table:table-row>
        <table:table-row table:style-name="ro1">
          <table:table-cell office:value-type="float" office:value="10335.77" calcext:value-type="float">
            <text:p>10335.77</text:p>
          </table:table-cell>
        </table:table-row>
        <table:table-row table:style-name="ro1">
          <table:table-cell office:value-type="float" office:value="10531.45" calcext:value-type="float">
            <text:p>10531.45</text:p>
          </table:table-cell>
        </table:table-row>
        <table:table-row table:style-name="ro1">
          <table:table-cell office:value-type="float" office:value="10467.17" calcext:value-type="float">
            <text:p>10467.17</text:p>
          </table:table-cell>
        </table:table-row>
        <table:table-row table:style-name="ro1">
          <table:table-cell office:value-type="float" office:value="10612.14" calcext:value-type="float">
            <text:p>10612.14</text:p>
          </table:table-cell>
        </table:table-row>
        <table:table-row table:style-name="ro1">
          <table:table-cell office:value-type="float" office:value="10444.41" calcext:value-type="float">
            <text:p>10444.41</text:p>
          </table:table-cell>
        </table:table-row>
        <table:table-row table:style-name="ro1">
          <table:table-cell office:value-type="float" office:value="10523.75" calcext:value-type="float">
            <text:p>10523.75</text:p>
          </table:table-cell>
        </table:table-row>
        <table:table-row table:style-name="ro1">
          <table:table-cell office:value-type="float" office:value="10778.52" calcext:value-type="float">
            <text:p>10778.52</text:p>
          </table:table-cell>
        </table:table-row>
        <table:table-row table:style-name="ro1">
          <table:table-cell office:value-type="float" office:value="10827.78" calcext:value-type="float">
            <text:p>10827.78</text:p>
          </table:table-cell>
        </table:table-row>
        <table:table-row table:style-name="ro1">
          <table:table-cell office:value-type="float" office:value="10743.92" calcext:value-type="float">
            <text:p>10743.92</text:p>
          </table:table-cell>
        </table:table-row>
        <table:table-row table:style-name="ro1">
          <table:table-cell office:value-type="float" office:value="10733.05" calcext:value-type="float">
            <text:p>10733.05</text:p>
          </table:table-cell>
        </table:table-row>
        <table:table-row table:style-name="ro1">
          <table:table-cell office:value-type="float" office:value="10850.6" calcext:value-type="float">
            <text:p>10850.6</text:p>
          </table:table-cell>
        </table:table-row>
        <table:table-row table:style-name="ro1">
          <table:table-cell office:value-type="float" office:value="10816.86" calcext:value-type="float">
            <text:p>10816.86</text:p>
          </table:table-cell>
        </table:table-row>
        <table:table-row table:style-name="ro1">
          <table:table-cell office:value-type="float" office:value="10755.02" calcext:value-type="float">
            <text:p>10755.02</text:p>
          </table:table-cell>
        </table:table-row>
        <table:table-row table:style-name="ro1">
          <table:table-cell office:value-type="float" office:value="10670" calcext:value-type="float">
            <text:p>10670</text:p>
          </table:table-cell>
        </table:table-row>
        <table:table-row table:style-name="ro1">
          <table:table-cell office:value-type="float" office:value="10668.56" calcext:value-type="float">
            <text:p>10668.56</text:p>
          </table:table-cell>
        </table:table-row>
        <table:table-row table:style-name="ro1">
          <table:table-cell office:value-type="float" office:value="10944.15" calcext:value-type="float">
            <text:p>10944.15</text:p>
          </table:table-cell>
        </table:table-row>
        <table:table-row table:style-name="ro1">
          <table:table-cell office:value-type="float" office:value="10921.14" calcext:value-type="float">
            <text:p>10921.14</text:p>
          </table:table-cell>
        </table:table-row>
        <table:table-row table:style-name="ro1">
          <table:table-cell office:value-type="float" office:value="10929.23" calcext:value-type="float">
            <text:p>10929.23</text:p>
          </table:table-cell>
        </table:table-row>
        <table:table-row table:style-name="ro1">
          <table:table-cell office:value-type="float" office:value="11562.97" calcext:value-type="float">
            <text:p>11562.97</text:p>
          </table:table-cell>
        </table:table-row>
        <table:table-row table:style-name="ro1">
          <table:table-cell office:value-type="float" office:value="11671.2" calcext:value-type="float">
            <text:p>11671.2</text:p>
          </table:table-cell>
        </table:table-row>
        <table:table-row table:style-name="ro1">
          <table:table-cell office:value-type="float" office:value="11777.64" calcext:value-type="float">
            <text:p>11777.64</text:p>
          </table:table-cell>
        </table:table-row>
        <table:table-row table:style-name="ro1">
          <table:table-cell office:value-type="float" office:value="11749.97" calcext:value-type="float">
            <text:p>11749.97</text:p>
          </table:table-cell>
        </table:table-row>
        <table:table-row table:style-name="ro1">
          <table:table-cell office:value-type="float" office:value="11752.44" calcext:value-type="float">
            <text:p>11752.44</text:p>
          </table:table-cell>
        </table:table-row>
        <table:table-row table:style-name="ro1">
          <table:table-cell office:value-type="float" office:value="11828.8" calcext:value-type="float">
            <text:p>11828.8</text:p>
          </table:table-cell>
        </table:table-row>
        <table:table-row table:style-name="ro1">
          <table:table-cell office:value-type="float" office:value="11709.82" calcext:value-type="float">
            <text:p>11709.82</text:p>
          </table:table-cell>
        </table:table-row>
        <table:table-row table:style-name="ro1">
          <table:table-cell office:value-type="float" office:value="12185.24" calcext:value-type="float">
            <text:p>12185.24</text:p>
          </table:table-cell>
        </table:table-row>
        <table:table-row table:style-name="ro1">
          <table:table-cell office:value-type="float" office:value="11777.65" calcext:value-type="float">
            <text:p>11777.65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float" office:value="11481.69" calcext:value-type="float">
            <text:p>11481.69</text:p>
          </table:table-cell>
        </table:table-row>
        <table:table-row table:style-name="ro1">
          <table:table-cell office:value-type="float" office:value="11640.43" calcext:value-type="float">
            <text:p>11640.43</text:p>
          </table:table-cell>
        </table:table-row>
        <table:table-row table:style-name="ro1">
          <table:table-cell office:value-type="float" office:value="11538.61" calcext:value-type="float">
            <text:p>11538.61</text:p>
          </table:table-cell>
        </table:table-row>
        <table:table-row table:style-name="ro1">
          <table:table-cell office:value-type="float" office:value="11743.94" calcext:value-type="float">
            <text:p>11743.94</text:p>
          </table:table-cell>
        </table:table-row>
        <table:table-row table:style-name="ro1">
          <table:table-cell office:value-type="float" office:value="11662.75" calcext:value-type="float">
            <text:p>11662.75</text:p>
          </table:table-cell>
        </table:table-row>
        <table:table-row table:style-name="ro1">
          <table:table-cell office:value-type="float" office:value="11792.77" calcext:value-type="float">
            <text:p>11792.77</text:p>
          </table:table-cell>
        </table:table-row>
        <table:table-row table:style-name="ro1">
          <table:table-cell office:value-type="float" office:value="11975.03" calcext:value-type="float">
            <text:p>11975.03</text:p>
          </table:table-cell>
        </table:table-row>
        <table:table-row table:style-name="ro1">
          <table:table-cell office:value-type="float" office:value="11955.96" calcext:value-type="float">
            <text:p>11955.96</text:p>
          </table:table-cell>
        </table:table-row>
        <table:table-row table:style-name="ro1">
          <table:table-cell office:value-type="float" office:value="11919.98" calcext:value-type="float">
            <text:p>11919.98</text:p>
          </table:table-cell>
        </table:table-row>
        <table:table-row table:style-name="ro1">
          <table:table-cell office:value-type="float" office:value="11826.85" calcext:value-type="float">
            <text:p>11826.85</text:p>
          </table:table-cell>
        </table:table-row>
        <table:table-row table:style-name="ro1">
          <table:table-cell office:value-type="float" office:value="11692.81" calcext:value-type="float">
            <text:p>11692.81</text:p>
          </table:table-cell>
        </table:table-row>
        <table:table-row table:style-name="ro1">
          <table:table-cell office:value-type="float" office:value="11615.82" calcext:value-type="float">
            <text:p>11615.82</text:p>
          </table:table-cell>
        </table:table-row>
        <table:table-row table:style-name="ro1">
          <table:table-cell office:value-type="float" office:value="11999.77" calcext:value-type="float">
            <text:p>11999.77</text:p>
          </table:table-cell>
        </table:table-row>
        <table:table-row table:style-name="ro1">
          <table:table-cell office:value-type="float" office:value="11871.07" calcext:value-type="float">
            <text:p>11871.07</text:p>
          </table:table-cell>
        </table:table-row>
        <table:table-row table:style-name="ro1">
          <table:table-cell office:value-type="float" office:value="11873.42" calcext:value-type="float">
            <text:p>11873.42</text:p>
          </table:table-cell>
        </table:table-row>
        <table:table-row table:style-name="ro1">
          <table:table-cell office:value-type="float" office:value="11705.01" calcext:value-type="float">
            <text:p>11705.01</text:p>
          </table:table-cell>
        </table:table-row>
        <table:table-row table:style-name="ro1">
          <table:table-cell office:value-type="float" office:value="11743.37" calcext:value-type="float">
            <text:p>11743.37</text:p>
          </table:table-cell>
        </table:table-row>
        <table:table-row table:style-name="ro1">
          <table:table-cell office:value-type="float" office:value="11837.18" calcext:value-type="float">
            <text:p>11837.18</text:p>
          </table:table-cell>
        </table:table-row>
        <table:table-row table:style-name="ro1">
          <table:table-cell office:value-type="float" office:value="11879.99" calcext:value-type="float">
            <text:p>11879.99</text:p>
          </table:table-cell>
        </table:table-row>
        <table:table-row table:style-name="ro1">
          <table:table-cell office:value-type="float" office:value="11839.03" calcext:value-type="float">
            <text:p>11839.03</text:p>
          </table:table-cell>
        </table:table-row>
        <table:table-row table:style-name="ro1">
          <table:table-cell office:value-type="float" office:value="11829.75" calcext:value-type="float">
            <text:p>11829.75</text:p>
          </table:table-cell>
        </table:table-row>
        <table:table-row table:style-name="ro1">
          <table:table-cell office:value-type="float" office:value="11395.23" calcext:value-type="float">
            <text:p>11395.23</text:p>
          </table:table-cell>
        </table:table-row>
        <table:table-row table:style-name="ro1">
          <table:table-cell office:value-type="float" office:value="11413.87" calcext:value-type="float">
            <text:p>11413.87</text:p>
          </table:table-cell>
        </table:table-row>
        <table:table-row table:style-name="ro1">
          <table:table-cell office:value-type="float" office:value="11329.1" calcext:value-type="float">
            <text:p>11329.1</text:p>
          </table:table-cell>
        </table:table-row>
        <table:table-row table:style-name="ro1">
          <table:table-cell office:value-type="float" office:value="11309.31" calcext:value-type="float">
            <text:p>11309.31</text:p>
          </table:table-cell>
        </table:table-row>
        <table:table-row table:style-name="ro1">
          <table:table-cell office:value-type="float" office:value="11399.1" calcext:value-type="float">
            <text:p>11399.1</text:p>
          </table:table-cell>
        </table:table-row>
        <table:table-row table:style-name="ro1">
          <table:table-cell office:value-type="float" office:value="11371.71" calcext:value-type="float">
            <text:p>11371.71</text:p>
          </table:table-cell>
        </table:table-row>
        <table:table-row table:style-name="ro1">
          <table:table-cell office:value-type="float" office:value="11469.94" calcext:value-type="float">
            <text:p>11469.94</text:p>
          </table:table-cell>
        </table:table-row>
        <table:table-row table:style-name="ro1">
          <table:table-cell office:value-type="float" office:value="11378" calcext:value-type="float">
            <text:p>11378</text:p>
          </table:table-cell>
        </table:table-row>
        <table:table-row table:style-name="ro1">
          <table:table-cell office:value-type="float" office:value="11383.14" calcext:value-type="float">
            <text:p>11383.14</text:p>
          </table:table-cell>
        </table:table-row>
        <table:table-row table:style-name="ro1">
          <table:table-cell office:value-type="float" office:value="11549.97" calcext:value-type="float">
            <text:p>11549.97</text:p>
          </table:table-cell>
        </table:table-row>
        <table:table-row table:style-name="ro1">
          <table:table-cell office:value-type="float" office:value="11446.44" calcext:value-type="float">
            <text:p>11446.44</text:p>
          </table:table-cell>
        </table:table-row>
        <table:table-row table:style-name="ro1">
          <table:table-cell office:value-type="float" office:value="11411.97" calcext:value-type="float">
            <text:p>11411.97</text:p>
          </table:table-cell>
        </table:table-row>
        <table:table-row table:style-name="ro1">
          <table:table-cell office:value-type="float" office:value="11328.01" calcext:value-type="float">
            <text:p>11328.01</text:p>
          </table:table-cell>
        </table:table-row>
        <table:table-row table:style-name="ro1">
          <table:table-cell office:value-type="float" office:value="11399.11" calcext:value-type="float">
            <text:p>11399.11</text:p>
          </table:table-cell>
        </table:table-row>
        <table:table-row table:style-name="ro1">
          <table:table-cell office:value-type="float" office:value="11443.89" calcext:value-type="float">
            <text:p>11443.89</text:p>
          </table:table-cell>
        </table:table-row>
        <table:table-row table:style-name="ro1">
          <table:table-cell office:value-type="float" office:value="11396.08" calcext:value-type="float">
            <text:p>11396.08</text:p>
          </table:table-cell>
        </table:table-row>
        <table:table-row table:style-name="ro1">
          <table:table-cell office:value-type="float" office:value="11394.06" calcext:value-type="float">
            <text:p>11394.06</text:p>
          </table:table-cell>
        </table:table-row>
        <table:table-row table:style-name="ro1">
          <table:table-cell office:value-type="float" office:value="11364.96" calcext:value-type="float">
            <text:p>11364.96</text:p>
          </table:table-cell>
        </table:table-row>
        <table:table-row table:style-name="ro1">
          <table:table-cell office:value-type="float" office:value="11280.39" calcext:value-type="float">
            <text:p>11280.39</text:p>
          </table:table-cell>
        </table:table-row>
        <table:table-row table:style-name="ro1">
          <table:table-cell office:value-type="float" office:value="10951.09" calcext:value-type="float">
            <text:p>10951.09</text:p>
          </table:table-cell>
        </table:table-row>
        <table:table-row table:style-name="ro1">
          <table:table-cell office:value-type="float" office:value="10936.18" calcext:value-type="float">
            <text:p>10936.18</text:p>
          </table:table-cell>
        </table:table-row>
        <table:table-row table:style-name="ro1">
          <table:table-cell office:value-type="float" office:value="10892.71" calcext:value-type="float">
            <text:p>10892.71</text:p>
          </table:table-cell>
        </table:table-row>
        <table:table-row table:style-name="ro1">
          <table:table-cell office:value-type="float" office:value="10656.83" calcext:value-type="float">
            <text:p>10656.83</text:p>
          </table:table-cell>
        </table:table-row>
        <table:table-row table:style-name="ro1">
          <table:table-cell office:value-type="float" office:value="10620" calcext:value-type="float">
            <text:p>10620</text:p>
          </table:table-cell>
        </table:table-row>
        <table:table-row table:style-name="ro1">
          <table:table-cell office:value-type="float" office:value="10556.7" calcext:value-type="float">
            <text:p>10556.7</text:p>
          </table:table-cell>
        </table:table-row>
        <table:table-row table:style-name="ro1">
          <table:table-cell office:value-type="float" office:value="10514.08" calcext:value-type="float">
            <text:p>10514.08</text:p>
          </table:table-cell>
        </table:table-row>
        <table:table-row table:style-name="ro1">
          <table:table-cell office:value-type="float" office:value="10137.77" calcext:value-type="float">
            <text:p>10137.77</text:p>
          </table:table-cell>
        </table:table-row>
        <table:table-row table:style-name="ro1">
          <table:table-cell office:value-type="float" office:value="10050.37" calcext:value-type="float">
            <text:p>10050.37</text:p>
          </table:table-cell>
        </table:table-row>
        <table:table-row table:style-name="ro1">
          <table:table-cell office:value-type="float" office:value="10095.05" calcext:value-type="float">
            <text:p>10095.05</text:p>
          </table:table-cell>
        </table:table-row>
        <table:table-row table:style-name="ro1">
          <table:table-cell office:value-type="float" office:value="10158.55" calcext:value-type="float">
            <text:p>10158.55</text:p>
          </table:table-cell>
        </table:table-row>
        <table:table-row table:style-name="ro1">
          <table:table-cell office:value-type="float" office:value="10094.59" calcext:value-type="float">
            <text:p>10094.59</text:p>
          </table:table-cell>
        </table:table-row>
        <table:table-row table:style-name="ro1">
          <table:table-cell office:value-type="float" office:value="10106.68" calcext:value-type="float">
            <text:p>10106.68</text:p>
          </table:table-cell>
        </table:table-row>
        <table:table-row table:style-name="ro1">
          <table:table-cell office:value-type="float" office:value="10293.93" calcext:value-type="float">
            <text:p>10293.93</text:p>
          </table:table-cell>
        </table:table-row>
        <table:table-row table:style-name="ro1">
          <table:table-cell office:value-type="float" office:value="10324.61" calcext:value-type="float">
            <text:p>10324.61</text:p>
          </table:table-cell>
        </table:table-row>
        <table:table-row table:style-name="ro1"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float" office:value="10148.92" calcext:value-type="float">
            <text:p>10148.92</text:p>
          </table:table-cell>
        </table:table-row>
        <table:table-row table:style-name="ro1">
          <table:table-cell office:value-type="float" office:value="10386.04" calcext:value-type="float">
            <text:p>10386.04</text:p>
          </table:table-cell>
        </table:table-row>
        <table:table-row table:style-name="ro1">
          <table:table-cell office:value-type="float" office:value="10451.75" calcext:value-type="float">
            <text:p>10451.75</text:p>
          </table:table-cell>
        </table:table-row>
        <table:table-row table:style-name="ro1">
          <table:table-cell office:value-type="float" office:value="10331.54" calcext:value-type="float">
            <text:p>10331.54</text:p>
          </table:table-cell>
        </table:table-row>
        <table:table-row table:style-name="ro1">
          <table:table-cell office:value-type="float" office:value="10284.87" calcext:value-type="float">
            <text:p>10284.87</text:p>
          </table:table-cell>
        </table:table-row>
        <table:table-row table:style-name="ro1">
          <table:table-cell office:value-type="float" office:value="10357.99" calcext:value-type="float">
            <text:p>10357.99</text:p>
          </table:table-cell>
        </table:table-row>
        <table:table-row table:style-name="ro1">
          <table:table-cell office:value-type="float" office:value="10333.23" calcext:value-type="float">
            <text:p>10333.23</text:p>
          </table:table-cell>
        </table:table-row>
        <table:table-row table:style-name="ro1">
          <table:table-cell office:value-type="float" office:value="10312.27" calcext:value-type="float">
            <text:p>10312.27</text:p>
          </table:table-cell>
        </table:table-row>
        <table:table-row table:style-name="ro1">
          <table:table-cell office:value-type="float" office:value="10167.24" calcext:value-type="float">
            <text:p>10167.24</text:p>
          </table:table-cell>
        </table:table-row>
        <table:table-row table:style-name="ro1">
          <table:table-cell office:value-type="float" office:value="10216.02" calcext:value-type="float">
            <text:p>10216.02</text:p>
          </table:table-cell>
        </table:table-row>
        <table:table-row table:style-name="ro1">
          <table:table-cell office:value-type="float" office:value="10113.99" calcext:value-type="float">
            <text:p>10113.99</text:p>
          </table:table-cell>
        </table:table-row>
        <table:table-row table:style-name="ro1">
          <table:table-cell office:value-type="float" office:value="10139.41" calcext:value-type="float">
            <text:p>10139.41</text:p>
          </table:table-cell>
        </table:table-row>
        <table:table-row table:style-name="ro1">
          <table:table-cell office:value-type="float" office:value="10394" calcext:value-type="float">
            <text:p>10394</text:p>
          </table:table-cell>
        </table:table-row>
        <table:table-row table:style-name="ro1">
          <table:table-cell office:value-type="float" office:value="10386.42" calcext:value-type="float">
            <text:p>10386.42</text:p>
          </table:table-cell>
        </table:table-row>
        <table:table-row table:style-name="ro1">
          <table:table-cell office:value-type="float" office:value="10371" calcext:value-type="float">
            <text:p>10371</text:p>
          </table:table-cell>
        </table:table-row>
        <table:table-row table:style-name="ro1">
          <table:table-cell office:value-type="float" office:value="10306.78" calcext:value-type="float">
            <text:p>10306.78</text:p>
          </table:table-cell>
        </table:table-row>
        <table:table-row table:style-name="ro1">
          <table:table-cell office:value-type="float" office:value="10398.23" calcext:value-type="float">
            <text:p>10398.23</text:p>
          </table:table-cell>
        </table:table-row>
        <table:table-row table:style-name="ro1">
          <table:table-cell office:value-type="float" office:value="10722.1" calcext:value-type="float">
            <text:p>10722.1</text:p>
          </table:table-cell>
        </table:table-row>
        <table:table-row table:style-name="ro1">
          <table:table-cell office:value-type="float" office:value="10672.81" calcext:value-type="float">
            <text:p>10672.81</text:p>
          </table:table-cell>
        </table:table-row>
        <table:table-row table:style-name="ro1">
          <table:table-cell office:value-type="float" office:value="10707.8" calcext:value-type="float">
            <text:p>10707.8</text:p>
          </table:table-cell>
        </table:table-row>
        <table:table-row table:style-name="ro1">
          <table:table-cell office:value-type="float" office:value="10685.88" calcext:value-type="float">
            <text:p>10685.88</text:p>
          </table:table-cell>
        </table:table-row>
        <table:table-row table:style-name="ro1">
          <table:table-cell office:value-type="float" office:value="10915.54" calcext:value-type="float">
            <text:p>10915.54</text:p>
          </table:table-cell>
        </table:table-row>
        <table:table-row table:style-name="ro1">
          <table:table-cell office:value-type="float" office:value="10788.84" calcext:value-type="float">
            <text:p>10788.84</text:p>
          </table:table-cell>
        </table:table-row>
        <table:table-row table:style-name="ro1">
          <table:table-cell office:value-type="float" office:value="10808.74" calcext:value-type="float">
            <text:p>10808.74</text:p>
          </table:table-cell>
        </table:table-row>
        <table:table-row table:style-name="ro1">
          <table:table-cell office:value-type="float" office:value="10708.82" calcext:value-type="float">
            <text:p>10708.82</text:p>
          </table:table-cell>
        </table:table-row>
        <table:table-row table:style-name="ro1">
          <table:table-cell office:value-type="float" office:value="10744.54" calcext:value-type="float">
            <text:p>10744.54</text:p>
          </table:table-cell>
        </table:table-row>
        <table:table-row table:style-name="ro1">
          <table:table-cell office:value-type="float" office:value="10734.1" calcext:value-type="float">
            <text:p>10734.1</text:p>
          </table:table-cell>
        </table:table-row>
        <table:table-row table:style-name="ro1">
          <table:table-cell office:value-type="float" office:value="10760.51" calcext:value-type="float">
            <text:p>10760.51</text:p>
          </table:table-cell>
        </table:table-row>
        <table:table-row table:style-name="ro1">
          <table:table-cell office:value-type="float" office:value="10323.18" calcext:value-type="float">
            <text:p>10323.18</text:p>
          </table:table-cell>
        </table:table-row>
        <table:table-row table:style-name="ro1">
          <table:table-cell office:value-type="float" office:value="10138.99" calcext:value-type="float">
            <text:p>10138.99</text:p>
          </table:table-cell>
        </table:table-row>
        <table:table-row table:style-name="ro1">
          <table:table-cell office:value-type="float" office:value="10179.01" calcext:value-type="float">
            <text:p>10179.01</text:p>
          </table:table-cell>
        </table:table-row>
        <table:table-row table:style-name="ro1">
          <table:table-cell office:value-type="float" office:value="9986.77" calcext:value-type="float">
            <text:p>9986.77</text:p>
          </table:table-cell>
        </table:table-row>
        <table:table-row table:style-name="ro1">
          <table:table-cell office:value-type="float" office:value="10106.28" calcext:value-type="float">
            <text:p>10106.28</text:p>
          </table:table-cell>
        </table:table-row>
        <table:table-row table:style-name="ro1">
          <table:table-cell office:value-type="float" office:value="10142.57" calcext:value-type="float">
            <text:p>10142.57</text:p>
          </table:table-cell>
        </table:table-row>
        <table:table-row table:style-name="ro1">
          <table:table-cell office:value-type="float" office:value="9872.48" calcext:value-type="float">
            <text:p>9872.48</text:p>
          </table:table-cell>
        </table:table-row>
        <table:table-row table:style-name="ro1">
          <table:table-cell office:value-type="float" office:value="9973.83" calcext:value-type="float">
            <text:p>9973.83</text:p>
          </table:table-cell>
        </table:table-row>
        <table:table-row table:style-name="ro1">
          <table:table-cell office:value-type="float" office:value="9966.53" calcext:value-type="float">
            <text:p>9966.53</text:p>
          </table:table-cell>
        </table:table-row>
        <table:table-row table:style-name="ro1">
          <table:table-cell office:value-type="float" office:value="10112.65" calcext:value-type="float">
            <text:p>10112.65</text:p>
          </table:table-cell>
        </table:table-row>
        <table:table-row table:style-name="ro1">
          <table:table-cell office:value-type="float" office:value="10161.22" calcext:value-type="float">
            <text:p>10161.22</text:p>
          </table:table-cell>
        </table:table-row>
        <table:table-row table:style-name="ro1">
          <table:table-cell office:value-type="float" office:value="10099.88" calcext:value-type="float">
            <text:p>10099.88</text:p>
          </table:table-cell>
        </table:table-row>
        <table:table-row table:style-name="ro1">
          <table:table-cell office:value-type="float" office:value="10134.81" calcext:value-type="float">
            <text:p>10134.81</text:p>
          </table:table-cell>
        </table:table-row>
        <table:table-row table:style-name="ro1">
          <table:table-cell office:value-type="float" office:value="10206.15" calcext:value-type="float">
            <text:p>10206.15</text:p>
          </table:table-cell>
        </table:table-row>
        <table:table-row table:style-name="ro1">
          <table:table-cell office:value-type="float" office:value="10116.96" calcext:value-type="float">
            <text:p>10116.96</text:p>
          </table:table-cell>
        </table:table-row>
        <table:table-row table:style-name="ro1">
          <table:table-cell office:value-type="float" office:value="10397.55" calcext:value-type="float">
            <text:p>10397.55</text:p>
          </table:table-cell>
        </table:table-row>
        <table:table-row table:style-name="ro1">
          <table:table-cell office:value-type="float" office:value="10403.81" calcext:value-type="float">
            <text:p>10403.81</text:p>
          </table:table-cell>
        </table:table-row>
        <table:table-row table:style-name="ro1">
          <table:table-cell office:value-type="float" office:value="10389.55" calcext:value-type="float">
            <text:p>10389.55</text:p>
          </table:table-cell>
        </table:table-row>
        <table:table-row table:style-name="ro1">
          <table:table-cell office:value-type="float" office:value="10346.8" calcext:value-type="float">
            <text:p>10346.8</text:p>
          </table:table-cell>
        </table:table-row>
        <table:table-row table:style-name="ro1">
          <table:table-cell office:value-type="float" office:value="10294.85" calcext:value-type="float">
            <text:p>10294.85</text:p>
          </table:table-cell>
        </table:table-row>
        <table:table-row table:style-name="ro1">
          <table:table-cell office:value-type="float" office:value="10007.79" calcext:value-type="float">
            <text:p>10007.79</text:p>
          </table:table-cell>
        </table:table-row>
        <table:table-row table:style-name="ro1">
          <table:table-cell office:value-type="float" office:value="9993.17" calcext:value-type="float">
            <text:p>9993.17</text:p>
          </table:table-cell>
        </table:table-row>
        <table:table-row table:style-name="ro1">
          <table:table-cell office:value-type="float" office:value="10101.93" calcext:value-type="float">
            <text:p>10101.93</text:p>
          </table:table-cell>
        </table:table-row>
        <table:table-row table:style-name="ro1">
          <table:table-cell office:value-type="float" office:value="10134.35" calcext:value-type="float">
            <text:p>10134.35</text:p>
          </table:table-cell>
        </table:table-row>
        <table:table-row table:style-name="ro1">
          <table:table-cell office:value-type="float" office:value="10120.47" calcext:value-type="float">
            <text:p>10120.47</text:p>
          </table:table-cell>
        </table:table-row>
        <table:table-row table:style-name="ro1">
          <table:table-cell office:value-type="float" office:value="10103.98" calcext:value-type="float">
            <text:p>10103.98</text:p>
          </table:table-cell>
        </table:table-row>
        <table:table-row table:style-name="ro1">
          <table:table-cell office:value-type="float" office:value="10117.62" calcext:value-type="float">
            <text:p>10117.62</text:p>
          </table:table-cell>
        </table:table-row>
        <table:table-row table:style-name="ro1">
          <table:table-cell office:value-type="float" office:value="10066.87" calcext:value-type="float">
            <text:p>10066.87</text:p>
          </table:table-cell>
        </table:table-row>
        <table:table-row table:style-name="ro1">
          <table:table-cell office:value-type="float" office:value="10061.23" calcext:value-type="float">
            <text:p>10061.23</text:p>
          </table:table-cell>
        </table:table-row>
        <table:table-row table:style-name="ro1">
          <table:table-cell office:value-type="float" office:value="10142.69" calcext:value-type="float">
            <text:p>10142.69</text:p>
          </table:table-cell>
        </table:table-row>
        <table:table-row table:style-name="ro1">
          <table:table-cell office:value-type="float" office:value="10276.8" calcext:value-type="float">
            <text:p>10276.8</text:p>
          </table:table-cell>
        </table:table-row>
        <table:table-row table:style-name="ro1">
          <table:table-cell office:value-type="float" office:value="10339.89" calcext:value-type="float">
            <text:p>10339.89</text:p>
          </table:table-cell>
        </table:table-row>
        <table:table-row table:style-name="ro1">
          <table:table-cell office:value-type="float" office:value="10389.59" calcext:value-type="float">
            <text:p>10389.59</text:p>
          </table:table-cell>
        </table:table-row>
        <table:table-row table:style-name="ro1">
          <table:table-cell office:value-type="float" office:value="10333.46" calcext:value-type="float">
            <text:p>10333.46</text:p>
          </table:table-cell>
        </table:table-row>
        <table:table-row table:style-name="ro1">
          <table:table-cell office:value-type="float" office:value="10325" calcext:value-type="float">
            <text:p>10325</text:p>
          </table:table-cell>
        </table:table-row>
        <table:table-row table:style-name="ro1">
          <table:table-cell office:value-type="float" office:value="10372.25" calcext:value-type="float">
            <text:p>10372.25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float" office:value="10180.65" calcext:value-type="float">
            <text:p>10180.65</text:p>
          </table:table-cell>
        </table:table-row>
        <table:table-row table:style-name="ro1">
          <table:table-cell office:value-type="float" office:value="10130.63" calcext:value-type="float">
            <text:p>10130.63</text:p>
          </table:table-cell>
        </table:table-row>
        <table:table-row table:style-name="ro1">
          <table:table-cell office:value-type="float" office:value="10188.06" calcext:value-type="float">
            <text:p>10188.06</text:p>
          </table:table-cell>
        </table:table-row>
        <table:table-row table:style-name="ro1">
          <table:table-cell office:value-type="float" office:value="10164.01" calcext:value-type="float">
            <text:p>10164.01</text:p>
          </table:table-cell>
        </table:table-row>
        <table:table-row table:style-name="ro1">
          <table:table-cell office:value-type="float" office:value="10185.05" calcext:value-type="float">
            <text:p>10185.05</text:p>
          </table:table-cell>
        </table:table-row>
        <table:table-row table:style-name="ro1">
          <table:table-cell office:value-type="float" office:value="10095.57" calcext:value-type="float">
            <text:p>10095.57</text:p>
          </table:table-cell>
        </table:table-row>
        <table:table-row table:style-name="ro1">
          <table:table-cell office:value-type="float" office:value="10157.65" calcext:value-type="float">
            <text:p>10157.65</text:p>
          </table:table-cell>
        </table:table-row>
        <table:table-row table:style-name="ro1">
          <table:table-cell office:value-type="float" office:value="10147.74" calcext:value-type="float">
            <text:p>10147.74</text:p>
          </table:table-cell>
        </table:table-row>
        <table:table-row table:style-name="ro1">
          <table:table-cell office:value-type="float" office:value="10239.73" calcext:value-type="float">
            <text:p>10239.73</text:p>
          </table:table-cell>
        </table:table-row>
        <table:table-row table:style-name="ro1">
          <table:table-cell office:value-type="float" office:value="9683.94" calcext:value-type="float">
            <text:p>9683.94</text:p>
          </table:table-cell>
        </table:table-row>
        <table:table-row table:style-name="ro1">
          <table:table-cell office:value-type="float" office:value="9721" calcext:value-type="float">
            <text:p>9721</text:p>
          </table:table-cell>
        </table:table-row>
        <table:table-row table:style-name="ro1">
          <table:table-cell office:value-type="float" office:value="9589.98" calcext:value-type="float">
            <text:p>9589.98</text:p>
          </table:table-cell>
        </table:table-row>
        <table:table-row table:style-name="ro1">
          <table:table-cell office:value-type="float" office:value="9396.5" calcext:value-type="float">
            <text:p>9396.5</text:p>
          </table:table-cell>
        </table:table-row>
        <table:table-row table:style-name="ro1">
          <table:table-cell office:value-type="float" office:value="9467.76" calcext:value-type="float">
            <text:p>9467.76</text:p>
          </table:table-cell>
        </table:table-row>
        <table:table-row table:style-name="ro1">
          <table:table-cell office:value-type="float" office:value="9507.01" calcext:value-type="float">
            <text:p>9507.01</text:p>
          </table:table-cell>
        </table:table-row>
        <table:table-row table:style-name="ro1">
          <table:table-cell office:value-type="float" office:value="9509.04" calcext:value-type="float">
            <text:p>9509.04</text:p>
          </table:table-cell>
        </table:table-row>
        <table:table-row table:style-name="ro1">
          <table:table-cell office:value-type="float" office:value="9498.44" calcext:value-type="float">
            <text:p>9498.44</text:p>
          </table:table-cell>
        </table:table-row>
        <table:table-row table:style-name="ro1">
          <table:table-cell office:value-type="float" office:value="9468.47" calcext:value-type="float">
            <text:p>9468.47</text:p>
          </table:table-cell>
        </table:table-row>
        <table:table-row table:style-name="ro1">
          <table:table-cell office:value-type="float" office:value="9470" calcext:value-type="float">
            <text:p>9470</text:p>
          </table:table-cell>
        </table:table-row>
        <table:table-row table:style-name="ro1">
          <table:table-cell office:value-type="float" office:value="9574.75" calcext:value-type="float">
            <text:p>9574.75</text:p>
          </table:table-cell>
        </table:table-row>
        <table:table-row table:style-name="ro1">
          <table:table-cell office:value-type="float" office:value="9588.33" calcext:value-type="float">
            <text:p>9588.33</text:p>
          </table:table-cell>
        </table:table-row>
        <table:table-row table:style-name="ro1">
          <table:table-cell office:value-type="float" office:value="9571.66" calcext:value-type="float">
            <text:p>9571.66</text:p>
          </table:table-cell>
        </table:table-row>
        <table:table-row table:style-name="ro1">
          <table:table-cell office:value-type="float" office:value="9584.54" calcext:value-type="float">
            <text:p>9584.54</text:p>
          </table:table-cell>
        </table:table-row>
        <table:table-row table:style-name="ro1">
          <table:table-cell office:value-type="float" office:value="9611.26" calcext:value-type="float">
            <text:p>9611.26</text:p>
          </table:table-cell>
        </table:table-row>
        <table:table-row table:style-name="ro1">
          <table:table-cell office:value-type="float" office:value="9591.58" calcext:value-type="float">
            <text:p>9591.58</text:p>
          </table:table-cell>
        </table:table-row>
        <table:table-row table:style-name="ro1">
          <table:table-cell office:value-type="float" office:value="9553.85" calcext:value-type="float">
            <text:p>9553.85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</table:table-row>
        <table:table-row table:style-name="ro1">
          <table:table-cell office:value-type="float" office:value="9569.34" calcext:value-type="float">
            <text:p>9569.34</text:p>
          </table:table-cell>
        </table:table-row>
        <table:table-row table:style-name="ro1">
          <table:table-cell office:value-type="float" office:value="9587.47" calcext:value-type="float">
            <text:p>9587.47</text:p>
          </table:table-cell>
        </table:table-row>
        <table:table-row table:style-name="ro1">
          <table:table-cell office:value-type="float" office:value="9623.02" calcext:value-type="float">
            <text:p>9623.02</text:p>
          </table:table-cell>
        </table:table-row>
        <table:table-row table:style-name="ro1">
          <table:table-cell office:value-type="float" office:value="9608.1" calcext:value-type="float">
            <text:p>9608.1</text:p>
          </table:table-cell>
        </table:table-row>
        <table:table-row table:style-name="ro1">
          <table:table-cell office:value-type="float" office:value="9571.05" calcext:value-type="float">
            <text:p>9571.05</text:p>
          </table:table-cell>
        </table:table-row>
        <table:table-row table:style-name="ro1">
          <table:table-cell office:value-type="float" office:value="9604.26" calcext:value-type="float">
            <text:p>9604.26</text:p>
          </table:table-cell>
        </table:table-row>
        <table:table-row table:style-name="ro1">
          <table:table-cell office:value-type="float" office:value="9616.96" calcext:value-type="float">
            <text:p>9616.96</text:p>
          </table:table-cell>
        </table:table-row>
        <table:table-row table:style-name="ro1">
          <table:table-cell office:value-type="float" office:value="9724.98" calcext:value-type="float">
            <text:p>9724.98</text:p>
          </table:table-cell>
        </table:table-row>
        <table:table-row table:style-name="ro1">
          <table:table-cell office:value-type="float" office:value="9743.16" calcext:value-type="float">
            <text:p>9743.16</text:p>
          </table:table-cell>
        </table:table-row>
        <table:table-row table:style-name="ro1">
          <table:table-cell office:value-type="float" office:value="9746.59" calcext:value-type="float">
            <text:p>9746.59</text:p>
          </table:table-cell>
        </table:table-row>
        <table:table-row table:style-name="ro1">
          <table:table-cell office:value-type="float" office:value="9827.91" calcext:value-type="float">
            <text:p>9827.91</text:p>
          </table:table-cell>
        </table:table-row>
        <table:table-row table:style-name="ro1">
          <table:table-cell office:value-type="float" office:value="9879" calcext:value-type="float">
            <text:p>9879</text:p>
          </table:table-cell>
        </table:table-row>
        <table:table-row table:style-name="ro1">
          <table:table-cell office:value-type="float" office:value="10163.68" calcext:value-type="float">
            <text:p>10163.68</text:p>
          </table:table-cell>
        </table:table-row>
        <table:table-row table:style-name="ro1">
          <table:table-cell office:value-type="float" office:value="10340" calcext:value-type="float">
            <text:p>10340</text:p>
          </table:table-cell>
        </table:table-row>
        <table:table-row table:style-name="ro1">
          <table:table-cell office:value-type="float" office:value="10385" calcext:value-type="float">
            <text:p>10385</text:p>
          </table:table-cell>
        </table:table-row>
        <table:table-row table:style-name="ro1">
          <table:table-cell office:value-type="float" office:value="10368.72" calcext:value-type="float">
            <text:p>10368.72</text:p>
          </table:table-cell>
        </table:table-row>
        <table:table-row table:style-name="ro1">
          <table:table-cell office:value-type="float" office:value="10424.5" calcext:value-type="float">
            <text:p>10424.5</text:p>
          </table:table-cell>
        </table:table-row>
        <table:table-row table:style-name="ro1">
          <table:table-cell office:value-type="float" office:value="10687.23" calcext:value-type="float">
            <text:p>10687.23</text:p>
          </table:table-cell>
        </table:table-row>
        <table:table-row table:style-name="ro1">
          <table:table-cell office:value-type="float" office:value="10647.37" calcext:value-type="float">
            <text:p>10647.37</text:p>
          </table:table-cell>
        </table:table-row>
        <table:table-row table:style-name="ro1">
          <table:table-cell office:value-type="float" office:value="10615.28" calcext:value-type="float">
            <text:p>10615.28</text:p>
          </table:table-cell>
        </table:table-row>
        <table:table-row table:style-name="ro1">
          <table:table-cell office:value-type="float" office:value="10604.74" calcext:value-type="float">
            <text:p>10604.74</text:p>
          </table:table-cell>
        </table:table-row>
        <table:table-row table:style-name="ro1">
          <table:table-cell office:value-type="float" office:value="10568" calcext:value-type="float">
            <text:p>10568</text:p>
          </table:table-cell>
        </table:table-row>
        <table:table-row table:style-name="ro1">
          <table:table-cell office:value-type="float" office:value="10523.84" calcext:value-type="float">
            <text:p>10523.84</text:p>
          </table:table-cell>
        </table:table-row>
        <table:table-row table:style-name="ro1">
          <table:table-cell office:value-type="float" office:value="10406.6" calcext:value-type="float">
            <text:p>10406.6</text:p>
          </table:table-cell>
        </table:table-row>
        <table:table-row table:style-name="ro1">
          <table:table-cell office:value-type="float" office:value="10695.23" calcext:value-type="float">
            <text:p>10695.23</text:p>
          </table:table-cell>
        </table:table-row>
        <table:table-row table:style-name="ro1">
          <table:table-cell office:value-type="float" office:value="10567.02" calcext:value-type="float">
            <text:p>10567.02</text:p>
          </table:table-cell>
        </table:table-row>
        <table:table-row table:style-name="ro1">
          <table:table-cell office:value-type="float" office:value="10550.37" calcext:value-type="float">
            <text:p>10550.37</text:p>
          </table:table-cell>
        </table:table-row>
        <table:table-row table:style-name="ro1">
          <table:table-cell office:value-type="float" office:value="10541.35" calcext:value-type="float">
            <text:p>10541.35</text:p>
          </table:table-cell>
        </table:table-row>
        <table:table-row table:style-name="ro1">
          <table:table-cell office:value-type="float" office:value="10568.1" calcext:value-type="float">
            <text:p>10568.1</text:p>
          </table:table-cell>
        </table:table-row>
        <table:table-row table:style-name="ro1">
          <table:table-cell office:value-type="float" office:value="10541.22" calcext:value-type="float">
            <text:p>10541.22</text:p>
          </table:table-cell>
        </table:table-row>
        <table:table-row table:style-name="ro1">
          <table:table-cell office:value-type="float" office:value="10533" calcext:value-type="float">
            <text:p>10533</text:p>
          </table:table-cell>
        </table:table-row>
        <table:table-row table:style-name="ro1">
          <table:table-cell office:value-type="float" office:value="10564.49" calcext:value-type="float">
            <text:p>10564.49</text:p>
          </table:table-cell>
        </table:table-row>
        <table:table-row table:style-name="ro1">
          <table:table-cell office:value-type="float" office:value="10639.64" calcext:value-type="float">
            <text:p>10639.64</text:p>
          </table:table-cell>
        </table:table-row>
        <table:table-row table:style-name="ro1">
          <table:table-cell office:value-type="float" office:value="10716.51" calcext:value-type="float">
            <text:p>10716.51</text:p>
          </table:table-cell>
        </table:table-row>
        <table:table-row table:style-name="ro1">
          <table:table-cell office:value-type="float" office:value="10834.87" calcext:value-type="float">
            <text:p>10834.87</text:p>
          </table:table-cell>
        </table:table-row>
        <table:table-row table:style-name="ro1">
          <table:table-cell office:value-type="float" office:value="10843" calcext:value-type="float">
            <text:p>10843</text:p>
          </table:table-cell>
        </table:table-row>
        <table:table-row table:style-name="ro1">
          <table:table-cell office:value-type="float" office:value="10372.75" calcext:value-type="float">
            <text:p>10372.75</text:p>
          </table:table-cell>
        </table:table-row>
        <table:table-row table:style-name="ro1">
          <table:table-cell office:value-type="float" office:value="10298.73" calcext:value-type="float">
            <text:p>10298.73</text:p>
          </table:table-cell>
        </table:table-row>
        <table:table-row table:style-name="ro1">
          <table:table-cell office:value-type="float" office:value="10333.84" calcext:value-type="float">
            <text:p>10333.84</text:p>
          </table:table-cell>
        </table:table-row>
        <table:table-row table:style-name="ro1">
          <table:table-cell office:value-type="float" office:value="10365.51" calcext:value-type="float">
            <text:p>10365.51</text:p>
          </table:table-cell>
        </table:table-row>
        <table:table-row table:style-name="ro1">
          <table:table-cell office:value-type="float" office:value="10417.1" calcext:value-type="float">
            <text:p>10417.1</text:p>
          </table:table-cell>
        </table:table-row>
        <table:table-row table:style-name="ro1">
          <table:table-cell office:value-type="float" office:value="10455.64" calcext:value-type="float">
            <text:p>10455.64</text:p>
          </table:table-cell>
        </table:table-row>
        <table:table-row table:style-name="ro1">
          <table:table-cell office:value-type="float" office:value="10465.72" calcext:value-type="float">
            <text:p>10465.72</text:p>
          </table:table-cell>
        </table:table-row>
        <table:table-row table:style-name="ro1">
          <table:table-cell office:value-type="float" office:value="10455.88" calcext:value-type="float">
            <text:p>10455.88</text:p>
          </table:table-cell>
        </table:table-row>
        <table:table-row table:style-name="ro1">
          <table:table-cell office:value-type="float" office:value="10541.4" calcext:value-type="float">
            <text:p>10541.4</text:p>
          </table:table-cell>
        </table:table-row>
        <table:table-row table:style-name="ro1">
          <table:table-cell office:value-type="float" office:value="10518.46" calcext:value-type="float">
            <text:p>10518.46</text:p>
          </table:table-cell>
        </table:table-row>
        <table:table-row table:style-name="ro1">
          <table:table-cell office:value-type="float" office:value="10387" calcext:value-type="float">
            <text:p>10387</text:p>
          </table:table-cell>
        </table:table-row>
        <table:table-row table:style-name="ro1">
          <table:table-cell office:value-type="float" office:value="10389.24" calcext:value-type="float">
            <text:p>10389.24</text:p>
          </table:table-cell>
        </table:table-row>
        <table:table-row table:style-name="ro1">
          <table:table-cell office:value-type="float" office:value="10340.06" calcext:value-type="float">
            <text:p>10340.06</text:p>
          </table:table-cell>
        </table:table-row>
        <table:table-row table:style-name="ro1">
          <table:table-cell office:value-type="float" office:value="10381.18" calcext:value-type="float">
            <text:p>10381.18</text:p>
          </table:table-cell>
        </table:table-row>
        <table:table-row table:style-name="ro1">
          <table:table-cell office:value-type="float" office:value="10298.96" calcext:value-type="float">
            <text:p>10298.96</text:p>
          </table:table-cell>
        </table:table-row>
        <table:table-row table:style-name="ro1">
          <table:table-cell office:value-type="float" office:value="10147.36" calcext:value-type="float">
            <text:p>10147.36</text:p>
          </table:table-cell>
        </table:table-row>
        <table:table-row table:style-name="ro1">
          <table:table-cell office:value-type="float" office:value="10413.26" calcext:value-type="float">
            <text:p>10413.26</text:p>
          </table:table-cell>
        </table:table-row>
        <table:table-row table:style-name="ro1">
          <table:table-cell office:value-type="float" office:value="10321.1" calcext:value-type="float">
            <text:p>10321.1</text:p>
          </table:table-cell>
        </table:table-row>
        <table:table-row table:style-name="ro1">
          <table:table-cell office:value-type="float" office:value="10312.7" calcext:value-type="float">
            <text:p>10312.7</text:p>
          </table:table-cell>
        </table:table-row>
        <table:table-row table:style-name="ro1">
          <table:table-cell office:value-type="float" office:value="10303.12" calcext:value-type="float">
            <text:p>10303.12</text:p>
          </table:table-cell>
        </table:table-row>
        <table:table-row table:style-name="ro1">
          <table:table-cell office:value-type="float" office:value="10309.98" calcext:value-type="float">
            <text:p>10309.98</text:p>
          </table:table-cell>
        </table:table-row>
        <table:table-row table:style-name="ro1">
          <table:table-cell office:value-type="float" office:value="10271.14" calcext:value-type="float">
            <text:p>10271.14</text:p>
          </table:table-cell>
        </table:table-row>
        <table:table-row table:style-name="ro1">
          <table:table-cell office:value-type="float" office:value="10252.38" calcext:value-type="float">
            <text:p>10252.38</text:p>
          </table:table-cell>
        </table:table-row>
        <table:table-row table:style-name="ro1">
          <table:table-cell office:value-type="float" office:value="10175.07" calcext:value-type="float">
            <text:p>10175.07</text:p>
          </table:table-cell>
        </table:table-row>
        <table:table-row table:style-name="ro1">
          <table:table-cell office:value-type="float" office:value="10026.31" calcext:value-type="float">
            <text:p>10026.31</text:p>
          </table:table-cell>
        </table:table-row>
        <table:table-row table:style-name="ro1">
          <table:table-cell office:value-type="float" office:value="10098.15" calcext:value-type="float">
            <text:p>10098.15</text:p>
          </table:table-cell>
        </table:table-row>
        <table:table-row table:style-name="ro1">
          <table:table-cell office:value-type="float" office:value="10093.04" calcext:value-type="float">
            <text:p>10093.04</text:p>
          </table:table-cell>
        </table:table-row>
        <table:table-row table:style-name="ro1">
          <table:table-cell office:value-type="float" office:value="10066" calcext:value-type="float">
            <text:p>10066</text:p>
          </table:table-cell>
        </table:table-row>
        <table:table-row table:style-name="ro1">
          <table:table-cell office:value-type="float" office:value="10068.05" calcext:value-type="float">
            <text:p>10068.05</text:p>
          </table:table-cell>
        </table:table-row>
        <table:table-row table:style-name="ro1">
          <table:table-cell office:value-type="float" office:value="9990.07" calcext:value-type="float">
            <text:p>9990.07</text:p>
          </table:table-cell>
        </table:table-row>
        <table:table-row table:style-name="ro1">
          <table:table-cell office:value-type="float" office:value="10074.46" calcext:value-type="float">
            <text:p>10074.46</text:p>
          </table:table-cell>
        </table:table-row>
        <table:table-row table:style-name="ro1">
          <table:table-cell office:value-type="float" office:value="10158.33" calcext:value-type="float">
            <text:p>10158.33</text:p>
          </table:table-cell>
        </table:table-row>
        <table:table-row table:style-name="ro1">
          <table:table-cell office:value-type="float" office:value="10114.07" calcext:value-type="float">
            <text:p>10114.07</text:p>
          </table:table-cell>
        </table:table-row>
        <table:table-row table:style-name="ro1">
          <table:table-cell office:value-type="float" office:value="10079.79" calcext:value-type="float">
            <text:p>10079.79</text:p>
          </table:table-cell>
        </table:table-row>
        <table:table-row table:style-name="ro1">
          <table:table-cell office:value-type="float" office:value="10170.47" calcext:value-type="float">
            <text:p>10170.47</text:p>
          </table:table-cell>
        </table:table-row>
        <table:table-row table:style-name="ro1">
          <table:table-cell office:value-type="float" office:value="10326.52" calcext:value-type="float">
            <text:p>10326.52</text:p>
          </table:table-cell>
        </table:table-row>
        <table:table-row table:style-name="ro1">
          <table:table-cell office:value-type="float" office:value="10300.63" calcext:value-type="float">
            <text:p>10300.63</text:p>
          </table:table-cell>
        </table:table-row>
        <table:table-row table:style-name="ro1">
          <table:table-cell office:value-type="float" office:value="10415.01" calcext:value-type="float">
            <text:p>10415.01</text:p>
          </table:table-cell>
        </table:table-row>
        <table:table-row table:style-name="ro1">
          <table:table-cell office:value-type="float" office:value="10364.02" calcext:value-type="float">
            <text:p>10364.02</text:p>
          </table:table-cell>
        </table:table-row>
        <table:table-row table:style-name="ro1">
          <table:table-cell office:value-type="float" office:value="10283.16" calcext:value-type="float">
            <text:p>10283.16</text:p>
          </table:table-cell>
        </table:table-row>
        <table:table-row table:style-name="ro1">
          <table:table-cell office:value-type="float" office:value="10305.45" calcext:value-type="float">
            <text:p>10305.45</text:p>
          </table:table-cell>
        </table:table-row>
        <table:table-row table:style-name="ro1">
          <table:table-cell office:value-type="float" office:value="10296.3" calcext:value-type="float">
            <text:p>10296.3</text:p>
          </table:table-cell>
        </table:table-row>
        <table:table-row table:style-name="ro1">
          <table:table-cell office:value-type="float" office:value="10210.6" calcext:value-type="float">
            <text:p>10210.6</text:p>
          </table:table-cell>
        </table:table-row>
        <table:table-row table:style-name="ro1">
          <table:table-cell office:value-type="float" office:value="10342.06" calcext:value-type="float">
            <text:p>10342.06</text:p>
          </table:table-cell>
        </table:table-row>
        <table:table-row table:style-name="ro1">
          <table:table-cell office:value-type="float" office:value="10281.22" calcext:value-type="float">
            <text:p>10281.22</text:p>
          </table:table-cell>
        </table:table-row>
        <table:table-row table:style-name="ro1">
          <table:table-cell office:value-type="float" office:value="10319" calcext:value-type="float">
            <text:p>10319</text:p>
          </table:table-cell>
        </table:table-row>
        <table:table-row table:style-name="ro1">
          <table:table-cell office:value-type="float" office:value="10293.45" calcext:value-type="float">
            <text:p>10293.45</text:p>
          </table:table-cell>
        </table:table-row>
        <table:table-row table:style-name="ro1">
          <table:table-cell office:value-type="float" office:value="10356.32" calcext:value-type="float">
            <text:p>10356.32</text:p>
          </table:table-cell>
        </table:table-row>
        <table:table-row table:style-name="ro1">
          <table:table-cell office:value-type="float" office:value="10363.73" calcext:value-type="float">
            <text:p>10363.73</text:p>
          </table:table-cell>
        </table:table-row>
        <table:table-row table:style-name="ro1">
          <table:table-cell office:value-type="float" office:value="10335.02" calcext:value-type="float">
            <text:p>10335.02</text:p>
          </table:table-cell>
        </table:table-row>
        <table:table-row table:style-name="ro1">
          <table:table-cell office:value-type="float" office:value="10303.36" calcext:value-type="float">
            <text:p>10303.36</text:p>
          </table:table-cell>
        </table:table-row>
        <table:table-row table:style-name="ro1">
          <table:table-cell office:value-type="float" office:value="10308.42" calcext:value-type="float">
            <text:p>10308.42</text:p>
          </table:table-cell>
        </table:table-row>
        <table:table-row table:style-name="ro1">
          <table:table-cell office:value-type="float" office:value="10298.02" calcext:value-type="float">
            <text:p>10298.02</text:p>
          </table:table-cell>
        </table:table-row>
        <table:table-row table:style-name="ro1">
          <table:table-cell office:value-type="float" office:value="10307.97" calcext:value-type="float">
            <text:p>10307.97</text:p>
          </table:table-cell>
        </table:table-row>
        <table:table-row table:style-name="ro1">
          <table:table-cell office:value-type="float" office:value="10295.88" calcext:value-type="float">
            <text:p>10295.88</text:p>
          </table:table-cell>
        </table:table-row>
        <table:table-row table:style-name="ro1">
          <table:table-cell office:value-type="float" office:value="10302.01" calcext:value-type="float">
            <text:p>10302.01</text:p>
          </table:table-cell>
        </table:table-row>
        <table:table-row table:style-name="ro1">
          <table:table-cell office:value-type="float" office:value="10301.76" calcext:value-type="float">
            <text:p>10301.76</text:p>
          </table:table-cell>
        </table:table-row>
        <table:table-row table:style-name="ro1">
          <table:table-cell office:value-type="float" office:value="10302.25" calcext:value-type="float">
            <text:p>10302.25</text:p>
          </table:table-cell>
        </table:table-row>
        <table:table-row table:style-name="ro1">
          <table:table-cell office:value-type="float" office:value="10283.79" calcext:value-type="float">
            <text:p>10283.79</text:p>
          </table:table-cell>
        </table:table-row>
        <table:table-row table:style-name="ro1">
          <table:table-cell office:value-type="float" office:value="10117.49" calcext:value-type="float">
            <text:p>10117.49</text:p>
          </table:table-cell>
        </table:table-row>
        <table:table-row table:style-name="ro1">
          <table:table-cell office:value-type="float" office:value="10121.39" calcext:value-type="float">
            <text:p>10121.39</text:p>
          </table:table-cell>
        </table:table-row>
        <table:table-row table:style-name="ro1">
          <table:table-cell office:value-type="float" office:value="10251.31" calcext:value-type="float">
            <text:p>10251.31</text:p>
          </table:table-cell>
        </table:table-row>
        <table:table-row table:style-name="ro1">
          <table:table-cell office:value-type="float" office:value="10225.3" calcext:value-type="float">
            <text:p>10225.3</text:p>
          </table:table-cell>
        </table:table-row>
        <table:table-row table:style-name="ro1">
          <table:table-cell office:value-type="float" office:value="10203.61" calcext:value-type="float">
            <text:p>10203.61</text:p>
          </table:table-cell>
        </table:table-row>
        <table:table-row table:style-name="ro1">
          <table:table-cell office:value-type="float" office:value="10162.88" calcext:value-type="float">
            <text:p>10162.88</text:p>
          </table:table-cell>
        </table:table-row>
        <table:table-row table:style-name="ro1">
          <table:table-cell office:value-type="float" office:value="10200.6" calcext:value-type="float">
            <text:p>10200.6</text:p>
          </table:table-cell>
        </table:table-row>
        <table:table-row table:style-name="ro1">
          <table:table-cell office:value-type="float" office:value="10257.94" calcext:value-type="float">
            <text:p>10257.94</text:p>
          </table:table-cell>
        </table:table-row>
        <table:table-row table:style-name="ro1">
          <table:table-cell office:value-type="float" office:value="10187.82" calcext:value-type="float">
            <text:p>10187.82</text:p>
          </table:table-cell>
        </table:table-row>
        <table:table-row table:style-name="ro1">
          <table:table-cell office:value-type="float" office:value="10206.44" calcext:value-type="float">
            <text:p>10206.44</text:p>
          </table:table-cell>
        </table:table-row>
        <table:table-row table:style-name="ro1">
          <table:table-cell office:value-type="float" office:value="10199.92" calcext:value-type="float">
            <text:p>10199.92</text:p>
          </table:table-cell>
        </table:table-row>
        <table:table-row table:style-name="ro1">
          <table:table-cell office:value-type="float" office:value="10158.9" calcext:value-type="float">
            <text:p>10158.9</text:p>
          </table:table-cell>
        </table:table-row>
        <table:table-row table:style-name="ro1">
          <table:table-cell office:value-type="float" office:value="10173.4" calcext:value-type="float">
            <text:p>10173.4</text:p>
          </table:table-cell>
        </table:table-row>
        <table:table-row table:style-name="ro1">
          <table:table-cell office:value-type="float" office:value="10171.84" calcext:value-type="float">
            <text:p>10171.84</text:p>
          </table:table-cell>
        </table:table-row>
        <table:table-row table:style-name="ro1">
          <table:table-cell office:value-type="float" office:value="10156.99" calcext:value-type="float">
            <text:p>10156.99</text:p>
          </table:table-cell>
        </table:table-row>
        <table:table-row table:style-name="ro1">
          <table:table-cell office:value-type="float" office:value="9823.81" calcext:value-type="float">
            <text:p>9823.81</text:p>
          </table:table-cell>
        </table:table-row>
        <table:table-row table:style-name="ro1">
          <table:table-cell office:value-type="float" office:value="9875.49" calcext:value-type="float">
            <text:p>9875.49</text:p>
          </table:table-cell>
        </table:table-row>
        <table:table-row table:style-name="ro1">
          <table:table-cell office:value-type="float" office:value="9857.56" calcext:value-type="float">
            <text:p>9857.56</text:p>
          </table:table-cell>
        </table:table-row>
        <table:table-row table:style-name="ro1">
          <table:table-cell office:value-type="float" office:value="9882" calcext:value-type="float">
            <text:p>9882</text:p>
          </table:table-cell>
        </table:table-row>
        <table:table-row table:style-name="ro1">
          <table:table-cell office:value-type="float" office:value="10086.42" calcext:value-type="float">
            <text:p>10086.42</text:p>
          </table:table-cell>
        </table:table-row>
        <table:table-row table:style-name="ro1">
          <table:table-cell office:value-type="float" office:value="10244.29" calcext:value-type="float">
            <text:p>10244.29</text:p>
          </table:table-cell>
        </table:table-row>
        <table:table-row table:style-name="ro1">
          <table:table-cell office:value-type="float" office:value="10213.72" calcext:value-type="float">
            <text:p>10213.72</text:p>
          </table:table-cell>
        </table:table-row>
        <table:table-row table:style-name="ro1">
          <table:table-cell office:value-type="float" office:value="10157.22" calcext:value-type="float">
            <text:p>10157.22</text:p>
          </table:table-cell>
        </table:table-row>
        <table:table-row table:style-name="ro1">
          <table:table-cell office:value-type="float" office:value="10172.75" calcext:value-type="float">
            <text:p>10172.75</text:p>
          </table:table-cell>
        </table:table-row>
        <table:table-row table:style-name="ro1">
          <table:table-cell office:value-type="float" office:value="10179.82" calcext:value-type="float">
            <text:p>10179.82</text:p>
          </table:table-cell>
        </table:table-row>
        <table:table-row table:style-name="ro1">
          <table:table-cell office:value-type="float" office:value="10161.53" calcext:value-type="float">
            <text:p>10161.53</text:p>
          </table:table-cell>
        </table:table-row>
        <table:table-row table:style-name="ro1">
          <table:table-cell office:value-type="float" office:value="10168.59" calcext:value-type="float">
            <text:p>10168.59</text:p>
          </table:table-cell>
        </table:table-row>
        <table:table-row table:style-name="ro1">
          <table:table-cell office:value-type="float" office:value="10125.64" calcext:value-type="float">
            <text:p>10125.64</text:p>
          </table:table-cell>
        </table:table-row>
        <table:table-row table:style-name="ro1">
          <table:table-cell office:value-type="float" office:value="10081.42" calcext:value-type="float">
            <text:p>10081.42</text:p>
          </table:table-cell>
        </table:table-row>
        <table:table-row table:style-name="ro1">
          <table:table-cell office:value-type="float" office:value="10046.56" calcext:value-type="float">
            <text:p>10046.56</text:p>
          </table:table-cell>
        </table:table-row>
        <table:table-row table:style-name="ro1">
          <table:table-cell office:value-type="float" office:value="10037.09" calcext:value-type="float">
            <text:p>10037.09</text:p>
          </table:table-cell>
        </table:table-row>
        <table:table-row table:style-name="ro1">
          <table:table-cell office:value-type="float" office:value="10016.73" calcext:value-type="float">
            <text:p>10016.73</text:p>
          </table:table-cell>
        </table:table-row>
        <table:table-row table:style-name="ro1">
          <table:table-cell office:value-type="float" office:value="9986.39" calcext:value-type="float">
            <text:p>9986.39</text:p>
          </table:table-cell>
        </table:table-row>
        <table:table-row table:style-name="ro1">
          <table:table-cell office:value-type="float" office:value="9873.17" calcext:value-type="float">
            <text:p>9873.17</text:p>
          </table:table-cell>
        </table:table-row>
        <table:table-row table:style-name="ro1">
          <table:table-cell office:value-type="float" office:value="10026.57" calcext:value-type="float">
            <text:p>10026.57</text:p>
          </table:table-cell>
        </table:table-row>
        <table:table-row table:style-name="ro1">
          <table:table-cell office:value-type="float" office:value="10003.44" calcext:value-type="float">
            <text:p>10003.44</text:p>
          </table:table-cell>
        </table:table-row>
        <table:table-row table:style-name="ro1">
          <table:table-cell office:value-type="float" office:value="9990.64" calcext:value-type="float">
            <text:p>9990.64</text:p>
          </table:table-cell>
        </table:table-row>
        <table:table-row table:style-name="ro1">
          <table:table-cell office:value-type="float" office:value="9990.04" calcext:value-type="float">
            <text:p>9990.04</text:p>
          </table:table-cell>
        </table:table-row>
        <table:table-row table:style-name="ro1">
          <table:table-cell office:value-type="float" office:value="10028.87" calcext:value-type="float">
            <text:p>10028.87</text:p>
          </table:table-cell>
        </table:table-row>
        <table:table-row table:style-name="ro1">
          <table:table-cell office:value-type="float" office:value="9980.27" calcext:value-type="float">
            <text:p>9980.27</text:p>
          </table:table-cell>
        </table:table-row>
        <table:table-row table:style-name="ro1">
          <table:table-cell office:value-type="float" office:value="9908.94" calcext:value-type="float">
            <text:p>9908.94</text:p>
          </table:table-cell>
        </table:table-row>
        <table:table-row table:style-name="ro1">
          <table:table-cell office:value-type="float" office:value="9915.08" calcext:value-type="float">
            <text:p>9915.08</text:p>
          </table:table-cell>
        </table:table-row>
        <table:table-row table:style-name="ro1">
          <table:table-cell office:value-type="float" office:value="9867.01" calcext:value-type="float">
            <text:p>9867.01</text:p>
          </table:table-cell>
        </table:table-row>
        <table:table-row table:style-name="ro1">
          <table:table-cell office:value-type="float" office:value="9806.08" calcext:value-type="float">
            <text:p>9806.08</text:p>
          </table:table-cell>
        </table:table-row>
        <table:table-row table:style-name="ro1">
          <table:table-cell office:value-type="float" office:value="9702.25" calcext:value-type="float">
            <text:p>9702.25</text:p>
          </table:table-cell>
        </table:table-row>
        <table:table-row table:style-name="ro1">
          <table:table-cell office:value-type="float" office:value="9719.98" calcext:value-type="float">
            <text:p>9719.98</text:p>
          </table:table-cell>
        </table:table-row>
        <table:table-row table:style-name="ro1">
          <table:table-cell office:value-type="float" office:value="9755.74" calcext:value-type="float">
            <text:p>9755.74</text:p>
          </table:table-cell>
        </table:table-row>
        <table:table-row table:style-name="ro1">
          <table:table-cell office:value-type="float" office:value="9726.04" calcext:value-type="float">
            <text:p>9726.04</text:p>
          </table:table-cell>
        </table:table-row>
        <table:table-row table:style-name="ro1">
          <table:table-cell office:value-type="float" office:value="9527.31" calcext:value-type="float">
            <text:p>9527.31</text:p>
          </table:table-cell>
        </table:table-row>
        <table:table-row table:style-name="ro1">
          <table:table-cell office:value-type="float" office:value="8367.78" calcext:value-type="float">
            <text:p>8367.78</text:p>
          </table:table-cell>
        </table:table-row>
        <table:table-row table:style-name="ro1">
          <table:table-cell office:value-type="float" office:value="8493.14" calcext:value-type="float">
            <text:p>8493.14</text:p>
          </table:table-cell>
        </table:table-row>
        <table:table-row table:style-name="ro1">
          <table:table-cell office:value-type="float" office:value="8565.61" calcext:value-type="float">
            <text:p>8565.61</text:p>
          </table:table-cell>
        </table:table-row>
        <table:table-row table:style-name="ro1">
          <table:table-cell office:value-type="float" office:value="8328.16" calcext:value-type="float">
            <text:p>8328.16</text:p>
          </table:table-cell>
        </table:table-row>
        <table:table-row table:style-name="ro1">
          <table:table-cell office:value-type="float" office:value="8326.64" calcext:value-type="float">
            <text:p>8326.64</text:p>
          </table:table-cell>
        </table:table-row>
        <table:table-row table:style-name="ro1">
          <table:table-cell office:value-type="float" office:value="8299.95" calcext:value-type="float">
            <text:p>8299.95</text:p>
          </table:table-cell>
        </table:table-row>
        <table:table-row table:style-name="ro1">
          <table:table-cell office:value-type="float" office:value="8348.64" calcext:value-type="float">
            <text:p>8348.64</text:p>
          </table:table-cell>
        </table:table-row>
        <table:table-row table:style-name="ro1">
          <table:table-cell office:value-type="float" office:value="8430.05" calcext:value-type="float">
            <text:p>8430.05</text:p>
          </table:table-cell>
        </table:table-row>
        <table:table-row table:style-name="ro1">
          <table:table-cell office:value-type="float" office:value="8361.42" calcext:value-type="float">
            <text:p>8361.42</text:p>
          </table:table-cell>
        </table:table-row>
        <table:table-row table:style-name="ro1">
          <table:table-cell office:value-type="float" office:value="8378.98" calcext:value-type="float">
            <text:p>8378.98</text:p>
          </table:table-cell>
        </table:table-row>
        <table:table-row table:style-name="ro1">
          <table:table-cell office:value-type="float" office:value="8386.35" calcext:value-type="float">
            <text:p>8386.35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</table:table-row>
        <table:table-row table:style-name="ro1">
          <table:table-cell office:value-type="float" office:value="8063.73" calcext:value-type="float">
            <text:p>8063.73</text:p>
          </table:table-cell>
        </table:table-row>
        <table:table-row table:style-name="ro1">
          <table:table-cell office:value-type="float" office:value="8022.87" calcext:value-type="float">
            <text:p>8022.87</text:p>
          </table:table-cell>
        </table:table-row>
        <table:table-row table:style-name="ro1">
          <table:table-cell office:value-type="float" office:value="8057.51" calcext:value-type="float">
            <text:p>8057.51</text:p>
          </table:table-cell>
        </table:table-row>
        <table:table-row table:style-name="ro1">
          <table:table-cell office:value-type="float" office:value="7987.65" calcext:value-type="float">
            <text:p>7987.65</text:p>
          </table:table-cell>
        </table:table-row>
        <table:table-row table:style-name="ro1">
          <table:table-cell office:value-type="float" office:value="7981.71" calcext:value-type="float">
            <text:p>7981.71</text:p>
          </table:table-cell>
        </table:table-row>
        <table:table-row table:style-name="ro1">
          <table:table-cell office:value-type="float" office:value="7991.24" calcext:value-type="float">
            <text:p>7991.24</text:p>
          </table:table-cell>
        </table:table-row>
        <table:table-row table:style-name="ro1">
          <table:table-cell office:value-type="float" office:value="8177.91" calcext:value-type="float">
            <text:p>8177.91</text:p>
          </table:table-cell>
        </table:table-row>
        <table:table-row table:style-name="ro1">
          <table:table-cell office:value-type="float" office:value="8163.49" calcext:value-type="float">
            <text:p>8163.49</text:p>
          </table:table-cell>
        </table:table-row>
        <table:table-row table:style-name="ro1">
          <table:table-cell office:value-type="float" office:value="8213.24" calcext:value-type="float">
            <text:p>8213.24</text:p>
          </table:table-cell>
        </table:table-row>
        <table:table-row table:style-name="ro1">
          <table:table-cell office:value-type="float" office:value="8134.89" calcext:value-type="float">
            <text:p>8134.89</text:p>
          </table:table-cell>
        </table:table-row>
        <table:table-row table:style-name="ro1">
          <table:table-cell office:value-type="float" office:value="8069.47" calcext:value-type="float">
            <text:p>8069.47</text:p>
          </table:table-cell>
        </table:table-row>
        <table:table-row table:style-name="ro1">
          <table:table-cell office:value-type="float" office:value="8146.83" calcext:value-type="float">
            <text:p>8146.83</text:p>
          </table:table-cell>
        </table:table-row>
        <table:table-row table:style-name="ro1">
          <table:table-cell office:value-type="float" office:value="8198.81" calcext:value-type="float">
            <text:p>8198.81</text:p>
          </table:table-cell>
        </table:table-row>
        <table:table-row table:style-name="ro1">
          <table:table-cell office:value-type="float" office:value="8132.03" calcext:value-type="float">
            <text:p>8132.03</text:p>
          </table:table-cell>
        </table:table-row>
        <table:table-row table:style-name="ro1">
          <table:table-cell office:value-type="float" office:value="8086.51" calcext:value-type="float">
            <text:p>8086.51</text:p>
          </table:table-cell>
        </table:table-row>
        <table:table-row table:style-name="ro1">
          <table:table-cell office:value-type="float" office:value="8074.16" calcext:value-type="float">
            <text:p>8074.16</text:p>
          </table:table-cell>
        </table:table-row>
        <table:table-row table:style-name="ro1">
          <table:table-cell office:value-type="float" office:value="7965.57" calcext:value-type="float">
            <text:p>7965.57</text:p>
          </table:table-cell>
        </table:table-row>
        <table:table-row table:style-name="ro1">
          <table:table-cell office:value-type="float" office:value="7950.69" calcext:value-type="float">
            <text:p>7950.69</text:p>
          </table:table-cell>
        </table:table-row>
        <table:table-row table:style-name="ro1">
          <table:table-cell office:value-type="float" office:value="8043.82" calcext:value-type="float">
            <text:p>8043.82</text:p>
          </table:table-cell>
        </table:table-row>
        <table:table-row table:style-name="ro1">
          <table:table-cell office:value-type="float" office:value="7972.13" calcext:value-type="float">
            <text:p>7972.13</text:p>
          </table:table-cell>
        </table:table-row>
        <table:table-row table:style-name="ro1">
          <table:table-cell office:value-type="float" office:value="7794.42" calcext:value-type="float">
            <text:p>7794.42</text:p>
          </table:table-cell>
        </table:table-row>
        <table:table-row table:style-name="ro1">
          <table:table-cell office:value-type="float" office:value="8031.3" calcext:value-type="float">
            <text:p>8031.3</text:p>
          </table:table-cell>
        </table:table-row>
        <table:table-row table:style-name="ro1">
          <table:table-cell office:value-type="float" office:value="8283.85" calcext:value-type="float">
            <text:p>8283.85</text:p>
          </table:table-cell>
        </table:table-row>
        <table:table-row table:style-name="ro1">
          <table:table-cell office:value-type="float" office:value="8269.53" calcext:value-type="float">
            <text:p>8269.53</text:p>
          </table:table-cell>
        </table:table-row>
        <table:table-row table:style-name="ro1">
          <table:table-cell office:value-type="float" office:value="8289.34" calcext:value-type="float">
            <text:p>8289.34</text:p>
          </table:table-cell>
        </table:table-row>
        <table:table-row table:style-name="ro1">
          <table:table-cell office:value-type="float" office:value="8396.93" calcext:value-type="float">
            <text:p>8396.93</text:p>
          </table:table-cell>
        </table:table-row>
        <table:table-row table:style-name="ro1">
          <table:table-cell office:value-type="float" office:value="8407.12" calcext:value-type="float">
            <text:p>8407.12</text:p>
          </table:table-cell>
        </table:table-row>
        <table:table-row table:style-name="ro1">
          <table:table-cell office:value-type="float" office:value="8353.42" calcext:value-type="float">
            <text:p>8353.42</text:p>
          </table:table-cell>
        </table:table-row>
        <table:table-row table:style-name="ro1">
          <table:table-cell office:value-type="float" office:value="8365.5" calcext:value-type="float">
            <text:p>8365.5</text:p>
          </table:table-cell>
        </table:table-row>
        <table:table-row table:style-name="ro1">
          <table:table-cell office:value-type="float" office:value="8302.6" calcext:value-type="float">
            <text:p>8302.6</text:p>
          </table:table-cell>
        </table:table-row>
        <table:table-row table:style-name="ro1">
          <table:table-cell office:value-type="float" office:value="8292.44" calcext:value-type="float">
            <text:p>8292.44</text:p>
          </table:table-cell>
        </table:table-row>
        <table:table-row table:style-name="ro1">
          <table:table-cell office:value-type="float" office:value="8244.94" calcext:value-type="float">
            <text:p>8244.94</text:p>
          </table:table-cell>
        </table:table-row>
        <table:table-row table:style-name="ro1">
          <table:table-cell office:value-type="float" office:value="8204.36" calcext:value-type="float">
            <text:p>8204.36</text:p>
          </table:table-cell>
        </table:table-row>
        <table:table-row table:style-name="ro1">
          <table:table-cell office:value-type="float" office:value="8269.04" calcext:value-type="float">
            <text:p>8269.04</text:p>
          </table:table-cell>
        </table:table-row>
        <table:table-row table:style-name="ro1">
          <table:table-cell office:value-type="float" office:value="8239.98" calcext:value-type="float">
            <text:p>8239.98</text:p>
          </table:table-cell>
        </table:table-row>
        <table:table-row table:style-name="ro1">
          <table:table-cell office:value-type="float" office:value="8257.26" calcext:value-type="float">
            <text:p>8257.26</text:p>
          </table:table-cell>
        </table:table-row>
        <table:table-row table:style-name="ro1">
          <table:table-cell office:value-type="float" office:value="8359.94" calcext:value-type="float">
            <text:p>8359.94</text:p>
          </table:table-cell>
        </table:table-row>
        <table:table-row table:style-name="ro1">
          <table:table-cell office:value-type="float" office:value="8327.52" calcext:value-type="float">
            <text:p>8327.52</text:p>
          </table:table-cell>
        </table:table-row>
        <table:table-row table:style-name="ro1">
          <table:table-cell office:value-type="float" office:value="8261.43" calcext:value-type="float">
            <text:p>8261.43</text:p>
          </table:table-cell>
        </table:table-row>
        <table:table-row table:style-name="ro1">
          <table:table-cell office:value-type="float" office:value="8217.02" calcext:value-type="float">
            <text:p>8217.02</text:p>
          </table:table-cell>
        </table:table-row>
        <table:table-row table:style-name="ro1">
          <table:table-cell office:value-type="float" office:value="8108.14" calcext:value-type="float">
            <text:p>8108.14</text:p>
          </table:table-cell>
        </table:table-row>
        <table:table-row table:style-name="ro1">
          <table:table-cell office:value-type="float" office:value="8146.04" calcext:value-type="float">
            <text:p>8146.04</text:p>
          </table:table-cell>
        </table:table-row>
        <table:table-row table:style-name="ro1">
          <table:table-cell office:value-type="float" office:value="8223.96" calcext:value-type="float">
            <text:p>8223.96</text:p>
          </table:table-cell>
        </table:table-row>
        <table:table-row table:style-name="ro1">
          <table:table-cell office:value-type="float" office:value="8104.53" calcext:value-type="float">
            <text:p>8104.53</text:p>
          </table:table-cell>
        </table:table-row>
        <table:table-row table:style-name="ro1">
          <table:table-cell office:value-type="float" office:value="8138.69" calcext:value-type="float">
            <text:p>8138.69</text:p>
          </table:table-cell>
        </table:table-row>
        <table:table-row table:style-name="ro1">
          <table:table-cell office:value-type="float" office:value="8151.4" calcext:value-type="float">
            <text:p>8151.4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float" office:value="8183.5" calcext:value-type="float">
            <text:p>8183.5</text:p>
          </table:table-cell>
        </table:table-row>
        <table:table-row table:style-name="ro1">
          <table:table-cell office:value-type="float" office:value="8137.13" calcext:value-type="float">
            <text:p>8137.13</text:p>
          </table:table-cell>
        </table:table-row>
        <table:table-row table:style-name="ro1">
          <table:table-cell office:value-type="float" office:value="8137.83" calcext:value-type="float">
            <text:p>8137.83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float" office:value="8081.75" calcext:value-type="float">
            <text:p>8081.75</text:p>
          </table:table-cell>
        </table:table-row>
        <table:table-row table:style-name="ro1">
          <table:table-cell office:value-type="float" office:value="8082.93" calcext:value-type="float">
            <text:p>8082.93</text:p>
          </table:table-cell>
        </table:table-row>
        <table:table-row table:style-name="ro1">
          <table:table-cell office:value-type="float" office:value="8066.36" calcext:value-type="float">
            <text:p>8066.36</text:p>
          </table:table-cell>
        </table:table-row>
        <table:table-row table:style-name="ro1">
          <table:table-cell office:value-type="float" office:value="8126.19" calcext:value-type="float">
            <text:p>8126.19</text:p>
          </table:table-cell>
        </table:table-row>
        <table:table-row table:style-name="ro1">
          <table:table-cell office:value-type="float" office:value="8042.99" calcext:value-type="float">
            <text:p>8042.99</text:p>
          </table:table-cell>
        </table:table-row>
        <table:table-row table:style-name="ro1">
          <table:table-cell office:value-type="float" office:value="7963.17" calcext:value-type="float">
            <text:p>7963.17</text:p>
          </table:table-cell>
        </table:table-row>
        <table:table-row table:style-name="ro1">
          <table:table-cell office:value-type="float" office:value="7941.91" calcext:value-type="float">
            <text:p>7941.91</text:p>
          </table:table-cell>
        </table:table-row>
        <table:table-row table:style-name="ro1">
          <table:table-cell office:value-type="float" office:value="8009.85" calcext:value-type="float">
            <text:p>8009.85</text:p>
          </table:table-cell>
        </table:table-row>
        <table:table-row table:style-name="ro1">
          <table:table-cell office:value-type="float" office:value="7892.11" calcext:value-type="float">
            <text:p>7892.11</text:p>
          </table:table-cell>
        </table:table-row>
        <table:table-row table:style-name="ro1">
          <table:table-cell office:value-type="float" office:value="7854.25" calcext:value-type="float">
            <text:p>7854.25</text:p>
          </table:table-cell>
        </table:table-row>
        <table:table-row table:style-name="ro1">
          <table:table-cell office:value-type="float" office:value="7864.91" calcext:value-type="float">
            <text:p>7864.91</text:p>
          </table:table-cell>
        </table:table-row>
        <table:table-row table:style-name="ro1">
          <table:table-cell office:value-type="float" office:value="7866.88" calcext:value-type="float">
            <text:p>7866.88</text:p>
          </table:table-cell>
        </table:table-row>
        <table:table-row table:style-name="ro1">
          <table:table-cell office:value-type="float" office:value="7984.8" calcext:value-type="float">
            <text:p>7984.8</text:p>
          </table:table-cell>
        </table:table-row>
        <table:table-row table:style-name="ro1">
          <table:table-cell office:value-type="float" office:value="8176.93" calcext:value-type="float">
            <text:p>8176.93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8190.09" calcext:value-type="float">
            <text:p>8190.09</text:p>
          </table:table-cell>
        </table:table-row>
        <table:table-row table:style-name="ro1">
          <table:table-cell office:value-type="float" office:value="8258.79" calcext:value-type="float">
            <text:p>8258.79</text:p>
          </table:table-cell>
        </table:table-row>
        <table:table-row table:style-name="ro1">
          <table:table-cell office:value-type="float" office:value="8202.82" calcext:value-type="float">
            <text:p>8202.82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</table:table-row>
        <table:table-row table:style-name="ro1">
          <table:table-cell office:value-type="float" office:value="8185.81" calcext:value-type="float">
            <text:p>8185.81</text:p>
          </table:table-cell>
        </table:table-row>
        <table:table-row table:style-name="ro1">
          <table:table-cell office:value-type="float" office:value="8163.38" calcext:value-type="float">
            <text:p>8163.38</text:p>
          </table:table-cell>
        </table:table-row>
        <table:table-row table:style-name="ro1">
          <table:table-cell office:value-type="float" office:value="8168.39" calcext:value-type="float">
            <text:p>8168.39</text:p>
          </table:table-cell>
        </table:table-row>
        <table:table-row table:style-name="ro1">
          <table:table-cell office:value-type="float" office:value="8119.76" calcext:value-type="float">
            <text:p>8119.76</text:p>
          </table:table-cell>
        </table:table-row>
        <table:table-row table:style-name="ro1">
          <table:table-cell office:value-type="float" office:value="8179.6" calcext:value-type="float">
            <text:p>8179.6</text:p>
          </table:table-cell>
        </table:table-row>
        <table:table-row table:style-name="ro1">
          <table:table-cell office:value-type="float" office:value="8185.9" calcext:value-type="float">
            <text:p>8185.9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float" office:value="8581.98" calcext:value-type="float">
            <text:p>8581.98</text:p>
          </table:table-cell>
        </table:table-row>
        <table:table-row table:style-name="ro1">
          <table:table-cell office:value-type="float" office:value="8560.74" calcext:value-type="float">
            <text:p>8560.74</text:p>
          </table:table-cell>
        </table:table-row>
        <table:table-row table:style-name="ro1">
          <table:table-cell office:value-type="float" office:value="8543.51" calcext:value-type="float">
            <text:p>8543.51</text:p>
          </table:table-cell>
        </table:table-row>
        <table:table-row table:style-name="ro1">
          <table:table-cell office:value-type="float" office:value="8613.73" calcext:value-type="float">
            <text:p>8613.73</text:p>
          </table:table-cell>
        </table:table-row>
        <table:table-row table:style-name="ro1">
          <table:table-cell office:value-type="float" office:value="8524.3" calcext:value-type="float">
            <text:p>8524.3</text:p>
          </table:table-cell>
        </table:table-row>
        <table:table-row table:style-name="ro1">
          <table:table-cell office:value-type="float" office:value="8540.69" calcext:value-type="float">
            <text:p>8540.69</text:p>
          </table:table-cell>
        </table:table-row>
        <table:table-row table:style-name="ro1">
          <table:table-cell office:value-type="float" office:value="8554.13" calcext:value-type="float">
            <text:p>8554.13</text:p>
          </table:table-cell>
        </table:table-row>
        <table:table-row table:style-name="ro1">
          <table:table-cell office:value-type="float" office:value="8558.03" calcext:value-type="float">
            <text:p>8558.03</text:p>
          </table:table-cell>
        </table:table-row>
        <table:table-row table:style-name="ro1">
          <table:table-cell office:value-type="float" office:value="8553.35" calcext:value-type="float">
            <text:p>8553.35</text:p>
          </table:table-cell>
        </table:table-row>
        <table:table-row table:style-name="ro1">
          <table:table-cell office:value-type="float" office:value="8387.69" calcext:value-type="float">
            <text:p>8387.69</text:p>
          </table:table-cell>
        </table:table-row>
        <table:table-row table:style-name="ro1">
          <table:table-cell office:value-type="float" office:value="8297.5" calcext:value-type="float">
            <text:p>8297.5</text:p>
          </table:table-cell>
        </table:table-row>
        <table:table-row table:style-name="ro1">
          <table:table-cell office:value-type="float" office:value="8343.47" calcext:value-type="float">
            <text:p>8343.47</text:p>
          </table:table-cell>
        </table:table-row>
        <table:table-row table:style-name="ro1">
          <table:table-cell office:value-type="float" office:value="8344.01" calcext:value-type="float">
            <text:p>8344.01</text:p>
          </table:table-cell>
        </table:table-row>
        <table:table-row table:style-name="ro1">
          <table:table-cell office:value-type="float" office:value="8258.5" calcext:value-type="float">
            <text:p>8258.5</text:p>
          </table:table-cell>
        </table:table-row>
        <table:table-row table:style-name="ro1">
          <table:table-cell office:value-type="float" office:value="8308.3" calcext:value-type="float">
            <text:p>8308.3</text:p>
          </table:table-cell>
        </table:table-row>
        <table:table-row table:style-name="ro1">
          <table:table-cell office:value-type="float" office:value="8338.62" calcext:value-type="float">
            <text:p>8338.62</text:p>
          </table:table-cell>
        </table:table-row>
        <table:table-row table:style-name="ro1">
          <table:table-cell office:value-type="float" office:value="8321.41" calcext:value-type="float">
            <text:p>8321.41</text:p>
          </table:table-cell>
        </table:table-row>
        <table:table-row table:style-name="ro1">
          <table:table-cell office:value-type="float" office:value="8372.42" calcext:value-type="float">
            <text:p>8372.42</text:p>
          </table:table-cell>
        </table:table-row>
        <table:table-row table:style-name="ro1">
          <table:table-cell office:value-type="float" office:value="8309.86" calcext:value-type="float">
            <text:p>8309.86</text:p>
          </table:table-cell>
        </table:table-row>
        <table:table-row table:style-name="ro1">
          <table:table-cell office:value-type="float" office:value="8300.09" calcext:value-type="float">
            <text:p>8300.09</text:p>
          </table:table-cell>
        </table:table-row>
        <table:table-row table:style-name="ro1">
          <table:table-cell office:value-type="float" office:value="8340.07" calcext:value-type="float">
            <text:p>8340.07</text:p>
          </table:table-cell>
        </table:table-row>
        <table:table-row table:style-name="ro1">
          <table:table-cell office:value-type="float" office:value="8321.08" calcext:value-type="float">
            <text:p>8321.08</text:p>
          </table:table-cell>
        </table:table-row>
        <table:table-row table:style-name="ro1">
          <table:table-cell office:value-type="float" office:value="8347.32" calcext:value-type="float">
            <text:p>8347.32</text:p>
          </table:table-cell>
        </table:table-row>
        <table:table-row table:style-name="ro1">
          <table:table-cell office:value-type="float" office:value="8403.8" calcext:value-type="float">
            <text:p>8403.8</text:p>
          </table:table-cell>
        </table:table-row>
        <table:table-row table:style-name="ro1">
          <table:table-cell office:value-type="float" office:value="8434.02" calcext:value-type="float">
            <text:p>8434.02</text:p>
          </table:table-cell>
        </table:table-row>
        <table:table-row table:style-name="ro1">
          <table:table-cell office:value-type="float" office:value="8275.01" calcext:value-type="float">
            <text:p>8275.01</text:p>
          </table:table-cell>
        </table:table-row>
        <table:table-row table:style-name="ro1">
          <table:table-cell office:value-type="float" office:value="8289.03" calcext:value-type="float">
            <text:p>8289.03</text:p>
          </table:table-cell>
        </table:table-row>
        <table:table-row table:style-name="ro1">
          <table:table-cell office:value-type="float" office:value="8305.76" calcext:value-type="float">
            <text:p>8305.76</text:p>
          </table:table-cell>
        </table:table-row>
        <table:table-row table:style-name="ro1">
          <table:table-cell office:value-type="float" office:value="8280.32" calcext:value-type="float">
            <text:p>8280.32</text:p>
          </table:table-cell>
        </table:table-row>
        <table:table-row table:style-name="ro1">
          <table:table-cell office:value-type="float" office:value="8251.94" calcext:value-type="float">
            <text:p>8251.94</text:p>
          </table:table-cell>
        </table:table-row>
        <table:table-row table:style-name="ro1">
          <table:table-cell office:value-type="float" office:value="8327.96" calcext:value-type="float">
            <text:p>8327.96</text:p>
          </table:table-cell>
        </table:table-row>
        <table:table-row table:style-name="ro1">
          <table:table-cell office:value-type="float" office:value="8348.2" calcext:value-type="float">
            <text:p>8348.2</text:p>
          </table:table-cell>
        </table:table-row>
        <table:table-row table:style-name="ro1">
          <table:table-cell office:value-type="float" office:value="8315.19" calcext:value-type="float">
            <text:p>8315.19</text:p>
          </table:table-cell>
        </table:table-row>
        <table:table-row table:style-name="ro1">
          <table:table-cell office:value-type="float" office:value="8281.04" calcext:value-type="float">
            <text:p>8281.04</text:p>
          </table:table-cell>
        </table:table-row>
        <table:table-row table:style-name="ro1">
          <table:table-cell office:value-type="float" office:value="8295.85" calcext:value-type="float">
            <text:p>8295.85</text:p>
          </table:table-cell>
        </table:table-row>
        <table:table-row table:style-name="ro1">
          <table:table-cell office:value-type="float" office:value="8316.94" calcext:value-type="float">
            <text:p>8316.94</text:p>
          </table:table-cell>
        </table:table-row>
        <table:table-row table:style-name="ro1">
          <table:table-cell office:value-type="float" office:value="8177.59" calcext:value-type="float">
            <text:p>8177.59</text:p>
          </table:table-cell>
        </table:table-row>
        <table:table-row table:style-name="ro1">
          <table:table-cell office:value-type="float" office:value="8159.29" calcext:value-type="float">
            <text:p>8159.29</text:p>
          </table:table-cell>
        </table:table-row>
        <table:table-row table:style-name="ro1">
          <table:table-cell office:value-type="float" office:value="8167.51" calcext:value-type="float">
            <text:p>8167.51</text:p>
          </table:table-cell>
        </table:table-row>
        <table:table-row table:style-name="ro1">
          <table:table-cell office:value-type="float" office:value="8134.93" calcext:value-type="float">
            <text:p>8134.93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</table:table-row>
        <table:table-row table:style-name="ro1">
          <table:table-cell office:value-type="float" office:value="7953.15" calcext:value-type="float">
            <text:p>7953.15</text:p>
          </table:table-cell>
        </table:table-row>
        <table:table-row table:style-name="ro1">
          <table:table-cell office:value-type="float" office:value="7957.69" calcext:value-type="float">
            <text:p>7957.69</text:p>
          </table:table-cell>
        </table:table-row>
        <table:table-row table:style-name="ro1">
          <table:table-cell office:value-type="float" office:value="7991.74" calcext:value-type="float">
            <text:p>7991.74</text:p>
          </table:table-cell>
        </table:table-row>
        <table:table-row table:style-name="ro1">
          <table:table-cell office:value-type="float" office:value="7968.88" calcext:value-type="float">
            <text:p>7968.88</text:p>
          </table:table-cell>
        </table:table-row>
        <table:table-row table:style-name="ro1">
          <table:table-cell office:value-type="float" office:value="7975.28" calcext:value-type="float">
            <text:p>7975.28</text:p>
          </table:table-cell>
        </table:table-row>
        <table:table-row table:style-name="ro1">
          <table:table-cell office:value-type="float" office:value="8067.2" calcext:value-type="float">
            <text:p>8067.2</text:p>
          </table:table-cell>
        </table:table-row>
        <table:table-row table:style-name="ro1">
          <table:table-cell office:value-type="float" office:value="8069.39" calcext:value-type="float">
            <text:p>8069.39</text:p>
          </table:table-cell>
        </table:table-row>
        <table:table-row table:style-name="ro1">
          <table:table-cell office:value-type="float" office:value="8059.92" calcext:value-type="float">
            <text:p>8059.92</text:p>
          </table:table-cell>
        </table:table-row>
        <table:table-row table:style-name="ro1">
          <table:table-cell office:value-type="float" office:value="8070.58" calcext:value-type="float">
            <text:p>8070.58</text:p>
          </table:table-cell>
        </table:table-row>
        <table:table-row table:style-name="ro1">
          <table:table-cell office:value-type="float" office:value="8064.81" calcext:value-type="float">
            <text:p>8064.81</text:p>
          </table:table-cell>
        </table:table-row>
        <table:table-row table:style-name="ro1">
          <table:table-cell office:value-type="float" office:value="7911.6" calcext:value-type="float">
            <text:p>7911.6</text:p>
          </table:table-cell>
        </table:table-row>
        <table:table-row table:style-name="ro1">
          <table:table-cell office:value-type="float" office:value="7920.42" calcext:value-type="float">
            <text:p>7920.42</text:p>
          </table:table-cell>
        </table:table-row>
        <table:table-row table:style-name="ro1">
          <table:table-cell office:value-type="float" office:value="7920.01" calcext:value-type="float">
            <text:p>7920.01</text:p>
          </table:table-cell>
        </table:table-row>
        <table:table-row table:style-name="ro1">
          <table:table-cell office:value-type="float" office:value="7941.55" calcext:value-type="float">
            <text:p>7941.55</text:p>
          </table:table-cell>
        </table:table-row>
        <table:table-row table:style-name="ro1">
          <table:table-cell office:value-type="float" office:value="7947.01" calcext:value-type="float">
            <text:p>7947.01</text:p>
          </table:table-cell>
        </table:table-row>
        <table:table-row table:style-name="ro1">
          <table:table-cell office:value-type="float" office:value="7938.23" calcext:value-type="float">
            <text:p>7938.23</text:p>
          </table:table-cell>
        </table:table-row>
        <table:table-row table:style-name="ro1">
          <table:table-cell office:value-type="float" office:value="7928.7" calcext:value-type="float">
            <text:p>7928.7</text:p>
          </table:table-cell>
        </table:table-row>
        <table:table-row table:style-name="ro1">
          <table:table-cell office:value-type="float" office:value="7943.34" calcext:value-type="float">
            <text:p>7943.34</text:p>
          </table:table-cell>
        </table:table-row>
        <table:table-row table:style-name="ro1">
          <table:table-cell office:value-type="float" office:value="7990.92" calcext:value-type="float">
            <text:p>7990.92</text:p>
          </table:table-cell>
        </table:table-row>
        <table:table-row table:style-name="ro1">
          <table:table-cell office:value-type="float" office:value="7971.81" calcext:value-type="float">
            <text:p>7971.81</text:p>
          </table:table-cell>
        </table:table-row>
        <table:table-row table:style-name="ro1">
          <table:table-cell office:value-type="float" office:value="7948.01" calcext:value-type="float">
            <text:p>7948.01</text:p>
          </table:table-cell>
        </table:table-row>
        <table:table-row table:style-name="ro1">
          <table:table-cell office:value-type="float" office:value="7901.68" calcext:value-type="float">
            <text:p>7901.68</text:p>
          </table:table-cell>
        </table:table-row>
        <table:table-row table:style-name="ro1">
          <table:table-cell office:value-type="float" office:value="7905.17" calcext:value-type="float">
            <text:p>7905.17</text:p>
          </table:table-cell>
        </table:table-row>
        <table:table-row table:style-name="ro1">
          <table:table-cell office:value-type="float" office:value="7942.99" calcext:value-type="float">
            <text:p>7942.99</text:p>
          </table:table-cell>
        </table:table-row>
        <table:table-row table:style-name="ro1">
          <table:table-cell office:value-type="float" office:value="8026.46" calcext:value-type="float">
            <text:p>8026.46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float" office:value="8223.35" calcext:value-type="float">
            <text:p>8223.35</text:p>
          </table:table-cell>
        </table:table-row>
        <table:table-row table:style-name="ro1">
          <table:table-cell office:value-type="float" office:value="8219.65" calcext:value-type="float">
            <text:p>8219.65</text:p>
          </table:table-cell>
        </table:table-row>
        <table:table-row table:style-name="ro1">
          <table:table-cell office:value-type="float" office:value="8223.8" calcext:value-type="float">
            <text:p>8223.8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float" office:value="8191.25" calcext:value-type="float">
            <text:p>8191.25</text:p>
          </table:table-cell>
        </table:table-row>
        <table:table-row table:style-name="ro1">
          <table:table-cell office:value-type="float" office:value="8183.16" calcext:value-type="float">
            <text:p>8183.16</text:p>
          </table:table-cell>
        </table:table-row>
        <table:table-row table:style-name="ro1">
          <table:table-cell office:value-type="float" office:value="8197.27" calcext:value-type="float">
            <text:p>8197.27</text:p>
          </table:table-cell>
        </table:table-row>
        <table:table-row table:style-name="ro1">
          <table:table-cell office:value-type="float" office:value="8201.54" calcext:value-type="float">
            <text:p>8201.54</text:p>
          </table:table-cell>
        </table:table-row>
        <table:table-row table:style-name="ro1">
          <table:table-cell office:value-type="float" office:value="8208.6" calcext:value-type="float">
            <text:p>8208.6</text:p>
          </table:table-cell>
        </table:table-row>
        <table:table-row table:style-name="ro1">
          <table:table-cell office:value-type="float" office:value="8276.16" calcext:value-type="float">
            <text:p>8276.16</text:p>
          </table:table-cell>
        </table:table-row>
        <table:table-row table:style-name="ro1">
          <table:table-cell office:value-type="float" office:value="8210.31" calcext:value-type="float">
            <text:p>8210.31</text:p>
          </table:table-cell>
        </table:table-row>
        <table:table-row table:style-name="ro1">
          <table:table-cell office:value-type="float" office:value="8167.91" calcext:value-type="float">
            <text:p>8167.91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</table:table-row>
        <table:table-row table:style-name="ro1">
          <table:table-cell office:value-type="float" office:value="7954.34" calcext:value-type="float">
            <text:p>7954.34</text:p>
          </table:table-cell>
        </table:table-row>
        <table:table-row table:style-name="ro1">
          <table:table-cell office:value-type="float" office:value="7957.19" calcext:value-type="float">
            <text:p>7957.19</text:p>
          </table:table-cell>
        </table:table-row>
        <table:table-row table:style-name="ro1">
          <table:table-cell office:value-type="float" office:value="7963.57" calcext:value-type="float">
            <text:p>7963.57</text:p>
          </table:table-cell>
        </table:table-row>
        <table:table-row table:style-name="ro1">
          <table:table-cell office:value-type="float" office:value="7425.95" calcext:value-type="float">
            <text:p>7425.95</text:p>
          </table:table-cell>
        </table:table-row>
        <table:table-row table:style-name="ro1">
          <table:table-cell office:value-type="float" office:value="7482.9" calcext:value-type="float">
            <text:p>7482.9</text:p>
          </table:table-cell>
        </table:table-row>
        <table:table-row table:style-name="ro1">
          <table:table-cell office:value-type="float" office:value="7466.62" calcext:value-type="float">
            <text:p>7466.62</text:p>
          </table:table-cell>
        </table:table-row>
        <table:table-row table:style-name="ro1">
          <table:table-cell office:value-type="float" office:value="7410.88" calcext:value-type="float">
            <text:p>7410.88</text:p>
          </table:table-cell>
        </table:table-row>
        <table:table-row table:style-name="ro1">
          <table:table-cell office:value-type="float" office:value="7420.89" calcext:value-type="float">
            <text:p>7420.89</text:p>
          </table:table-cell>
        </table:table-row>
        <table:table-row table:style-name="ro1">
          <table:table-cell office:value-type="float" office:value="7421.83" calcext:value-type="float">
            <text:p>7421.83</text:p>
          </table:table-cell>
        </table:table-row>
        <table:table-row table:style-name="ro1">
          <table:table-cell office:value-type="float" office:value="7436.82" calcext:value-type="float">
            <text:p>7436.82</text:p>
          </table:table-cell>
        </table:table-row>
        <table:table-row table:style-name="ro1">
          <table:table-cell office:value-type="float" office:value="7471.3" calcext:value-type="float">
            <text:p>7471.3</text:p>
          </table:table-cell>
        </table:table-row>
        <table:table-row table:style-name="ro1">
          <table:table-cell office:value-type="float" office:value="7412.41" calcext:value-type="float">
            <text:p>7412.41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7462.79" calcext:value-type="float">
            <text:p>7462.79</text:p>
          </table:table-cell>
        </table:table-row>
        <table:table-row table:style-name="ro1">
          <table:table-cell office:value-type="float" office:value="7581.1" calcext:value-type="float">
            <text:p>7581.1</text:p>
          </table:table-cell>
        </table:table-row>
        <table:table-row table:style-name="ro1">
          <table:table-cell office:value-type="float" office:value="8263.16" calcext:value-type="float">
            <text:p>8263.16</text:p>
          </table:table-cell>
        </table:table-row>
        <table:table-row table:style-name="ro1">
          <table:table-cell office:value-type="float" office:value="8634.87" calcext:value-type="float">
            <text:p>8634.87</text:p>
          </table:table-cell>
        </table:table-row>
        <table:table-row table:style-name="ro1">
          <table:table-cell office:value-type="float" office:value="8655.02" calcext:value-type="float">
            <text:p>8655.02</text:p>
          </table:table-cell>
        </table:table-row>
        <table:table-row table:style-name="ro1">
          <table:table-cell office:value-type="float" office:value="9554.05" calcext:value-type="float">
            <text:p>9554.05</text:p>
          </table:table-cell>
        </table:table-row>
        <table:table-row table:style-name="ro1">
          <table:table-cell office:value-type="float" office:value="9481.47" calcext:value-type="float">
            <text:p>9481.47</text:p>
          </table:table-cell>
        </table:table-row>
        <table:table-row table:style-name="ro1">
          <table:table-cell office:value-type="float" office:value="9224.22" calcext:value-type="float">
            <text:p>9224.22</text:p>
          </table:table-cell>
        </table:table-row>
        <table:table-row table:style-name="ro1">
          <table:table-cell office:value-type="float" office:value="9196.53" calcext:value-type="float">
            <text:p>9196.53</text:p>
          </table:table-cell>
        </table:table-row>
        <table:table-row table:style-name="ro1">
          <table:table-cell office:value-type="float" office:value="8996.16" calcext:value-type="float">
            <text:p>8996.16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</table:table-row>
        <table:table-row table:style-name="ro1">
          <table:table-cell office:value-type="float" office:value="9131.61" calcext:value-type="float">
            <text:p>9131.61</text:p>
          </table:table-cell>
        </table:table-row>
        <table:table-row table:style-name="ro1">
          <table:table-cell office:value-type="float" office:value="9149.08" calcext:value-type="float">
            <text:p>9149.08</text:p>
          </table:table-cell>
        </table:table-row>
        <table:table-row table:style-name="ro1">
          <table:table-cell office:value-type="float" office:value="9275.83" calcext:value-type="float">
            <text:p>9275.83</text:p>
          </table:table-cell>
        </table:table-row>
        <table:table-row table:style-name="ro1">
          <table:table-cell office:value-type="float" office:value="9526.44" calcext:value-type="float">
            <text:p>9526.44</text:p>
          </table:table-cell>
        </table:table-row>
        <table:table-row table:style-name="ro1">
          <table:table-cell office:value-type="float" office:value="9712.73" calcext:value-type="float">
            <text:p>9712.73</text:p>
          </table:table-cell>
        </table:table-row>
        <table:table-row table:style-name="ro1">
          <table:table-cell office:value-type="float" office:value="9529.93" calcext:value-type="float">
            <text:p>9529.93</text:p>
          </table:table-cell>
        </table:table-row>
        <table:table-row table:style-name="ro1">
          <table:table-cell office:value-type="float" office:value="9615.45" calcext:value-type="float">
            <text:p>9615.45</text:p>
          </table:table-cell>
        </table:table-row>
        <table:table-row table:style-name="ro1">
          <table:table-cell office:value-type="float" office:value="9426.11" calcext:value-type="float">
            <text:p>9426.11</text:p>
          </table:table-cell>
        </table:table-row>
        <table:table-row table:style-name="ro1">
          <table:table-cell office:value-type="float" office:value="9407.91" calcext:value-type="float">
            <text:p>9407.91</text:p>
          </table:table-cell>
        </table:table-row>
        <table:table-row table:style-name="ro1">
          <table:table-cell office:value-type="float" office:value="9376.21" calcext:value-type="float">
            <text:p>9376.21</text:p>
          </table:table-cell>
        </table:table-row>
        <table:table-row table:style-name="ro1">
          <table:table-cell office:value-type="float" office:value="9397.73" calcext:value-type="float">
            <text:p>9397.73</text:p>
          </table:table-cell>
        </table:table-row>
        <table:table-row table:style-name="ro1">
          <table:table-cell office:value-type="float" office:value="9205.14" calcext:value-type="float">
            <text:p>9205.14</text:p>
          </table:table-cell>
        </table:table-row>
        <table:table-row table:style-name="ro1">
          <table:table-cell office:value-type="float" office:value="9285" calcext:value-type="float">
            <text:p>9285</text:p>
          </table:table-cell>
        </table:table-row>
        <table:table-row table:style-name="ro1">
          <table:table-cell office:value-type="float" office:value="9441.68" calcext:value-type="float">
            <text:p>9441.68</text:p>
          </table:table-cell>
        </table:table-row>
        <table:table-row table:style-name="ro1">
          <table:table-cell office:value-type="float" office:value="9432.27" calcext:value-type="float">
            <text:p>9432.27</text:p>
          </table:table-cell>
        </table:table-row>
        <table:table-row table:style-name="ro1">
          <table:table-cell office:value-type="float" office:value="9340.06" calcext:value-type="float">
            <text:p>9340.06</text:p>
          </table:table-cell>
        </table:table-row>
        <table:table-row table:style-name="ro1">
          <table:table-cell office:value-type="float" office:value="9225.09" calcext:value-type="float">
            <text:p>9225.09</text:p>
          </table:table-cell>
        </table:table-row>
        <table:table-row table:style-name="ro1">
          <table:table-cell office:value-type="float" office:value="9407.62" calcext:value-type="float">
            <text:p>9407.62</text:p>
          </table:table-cell>
        </table:table-row>
        <table:table-row table:style-name="ro1">
          <table:table-cell office:value-type="float" office:value="9276.93" calcext:value-type="float">
            <text:p>9276.93</text:p>
          </table:table-cell>
        </table:table-row>
        <table:table-row table:style-name="ro1">
          <table:table-cell office:value-type="float" office:value="9161.3" calcext:value-type="float">
            <text:p>9161.3</text:p>
          </table:table-cell>
        </table:table-row>
        <table:table-row table:style-name="ro1">
          <table:table-cell office:value-type="float" office:value="9097.69" calcext:value-type="float">
            <text:p>9097.69</text:p>
          </table:table-cell>
        </table:table-row>
        <table:table-row table:style-name="ro1">
          <table:table-cell office:value-type="float" office:value="9093.72" calcext:value-type="float">
            <text:p>9093.72</text:p>
          </table:table-cell>
        </table:table-row>
        <table:table-row table:style-name="ro1">
          <table:table-cell office:value-type="float" office:value="9202.09" calcext:value-type="float">
            <text:p>9202.09</text:p>
          </table:table-cell>
        </table:table-row>
        <table:table-row table:style-name="ro1">
          <table:table-cell office:value-type="float" office:value="9154.72" calcext:value-type="float">
            <text:p>9154.72</text:p>
          </table:table-cell>
        </table:table-row>
        <table:table-row table:style-name="ro1">
          <table:table-cell office:value-type="float" office:value="9100.02" calcext:value-type="float">
            <text:p>9100.02</text:p>
          </table:table-cell>
        </table:table-row>
        <table:table-row table:style-name="ro1">
          <table:table-cell office:value-type="float" office:value="9098.32" calcext:value-type="float">
            <text:p>9098.32</text:p>
          </table:table-cell>
        </table:table-row>
        <table:table-row table:style-name="ro1">
          <table:table-cell office:value-type="float" office:value="9109.53" calcext:value-type="float">
            <text:p>9109.53</text:p>
          </table:table-cell>
        </table:table-row>
        <table:table-row table:style-name="ro1">
          <table:table-cell office:value-type="float" office:value="9213.98" calcext:value-type="float">
            <text:p>9213.98</text:p>
          </table:table-cell>
        </table:table-row>
        <table:table-row table:style-name="ro1">
          <table:table-cell office:value-type="float" office:value="9211.04" calcext:value-type="float">
            <text:p>9211.04</text:p>
          </table:table-cell>
        </table:table-row>
        <table:table-row table:style-name="ro1">
          <table:table-cell office:value-type="float" office:value="9140.85" calcext:value-type="float">
            <text:p>9140.85</text:p>
          </table:table-cell>
        </table:table-row>
        <table:table-row table:style-name="ro1">
          <table:table-cell office:value-type="float" office:value="9063.13" calcext:value-type="float">
            <text:p>9063.13</text:p>
          </table:table-cell>
        </table:table-row>
        <table:table-row table:style-name="ro1">
          <table:table-cell office:value-type="float" office:value="9099" calcext:value-type="float">
            <text:p>9099</text:p>
          </table:table-cell>
        </table:table-row>
        <table:table-row table:style-name="ro1">
          <table:table-cell office:value-type="float" office:value="9163.16" calcext:value-type="float">
            <text:p>9163.16</text:p>
          </table:table-cell>
        </table:table-row>
        <table:table-row table:style-name="ro1">
          <table:table-cell office:value-type="float" office:value="9082.43" calcext:value-type="float">
            <text:p>9082.43</text:p>
          </table:table-cell>
        </table:table-row>
        <table:table-row table:style-name="ro1">
          <table:table-cell office:value-type="float" office:value="9170.49" calcext:value-type="float">
            <text:p>9170.49</text:p>
          </table:table-cell>
        </table:table-row>
        <table:table-row table:style-name="ro1">
          <table:table-cell office:value-type="float" office:value="9231.61" calcext:value-type="float">
            <text:p>9231.61</text:p>
          </table:table-cell>
        </table:table-row>
        <table:table-row table:style-name="ro1">
          <table:table-cell office:value-type="float" office:value="9236.67" calcext:value-type="float">
            <text:p>9236.67</text:p>
          </table:table-cell>
        </table:table-row>
        <table:table-row table:style-name="ro1">
          <table:table-cell office:value-type="float" office:value="9213.97" calcext:value-type="float">
            <text:p>9213.97</text:p>
          </table:table-cell>
        </table:table-row>
        <table:table-row table:style-name="ro1">
          <table:table-cell office:value-type="float" office:value="9241.14" calcext:value-type="float">
            <text:p>9241.14</text:p>
          </table:table-cell>
        </table:table-row>
        <table:table-row table:style-name="ro1">
          <table:table-cell office:value-type="float" office:value="9324.36" calcext:value-type="float">
            <text:p>9324.36</text:p>
          </table:table-cell>
        </table:table-row>
        <table:table-row table:style-name="ro1">
          <table:table-cell office:value-type="float" office:value="9315.92" calcext:value-type="float">
            <text:p>9315.92</text:p>
          </table:table-cell>
        </table:table-row>
        <table:table-row table:style-name="ro1">
          <table:table-cell office:value-type="float" office:value="9289.52" calcext:value-type="float">
            <text:p>9289.52</text:p>
          </table:table-cell>
        </table:table-row>
        <table:table-row table:style-name="ro1">
          <table:table-cell office:value-type="float" office:value="9330.32" calcext:value-type="float">
            <text:p>9330.32</text:p>
          </table:table-cell>
        </table:table-row>
        <table:table-row table:style-name="ro1">
          <table:table-cell office:value-type="float" office:value="9239.61" calcext:value-type="float">
            <text:p>9239.61</text:p>
          </table:table-cell>
        </table:table-row>
        <table:table-row table:style-name="ro1">
          <table:table-cell office:value-type="float" office:value="9156.52" calcext:value-type="float">
            <text:p>9156.52</text:p>
          </table:table-cell>
        </table:table-row>
        <table:table-row table:style-name="ro1">
          <table:table-cell office:value-type="float" office:value="9177.68" calcext:value-type="float">
            <text:p>9177.68</text:p>
          </table:table-cell>
        </table:table-row>
        <table:table-row table:style-name="ro1">
          <table:table-cell office:value-type="float" office:value="9135.12" calcext:value-type="float">
            <text:p>9135.12</text:p>
          </table:table-cell>
        </table:table-row>
        <table:table-row table:style-name="ro1">
          <table:table-cell office:value-type="float" office:value="9194.71" calcext:value-type="float">
            <text:p>9194.71</text:p>
          </table:table-cell>
        </table:table-row>
        <table:table-row table:style-name="ro1">
          <table:table-cell office:value-type="float" office:value="9152.73" calcext:value-type="float">
            <text:p>9152.73</text:p>
          </table:table-cell>
        </table:table-row>
        <table:table-row table:style-name="ro1">
          <table:table-cell office:value-type="float" office:value="9179.42" calcext:value-type="float">
            <text:p>9179.42</text:p>
          </table:table-cell>
        </table:table-row>
        <table:table-row table:style-name="ro1">
          <table:table-cell office:value-type="float" office:value="9260.2" calcext:value-type="float">
            <text:p>9260.2</text:p>
          </table:table-cell>
        </table:table-row>
        <table:table-row table:style-name="ro1">
          <table:table-cell office:value-type="float" office:value="9295.16" calcext:value-type="float">
            <text:p>9295.16</text:p>
          </table:table-cell>
        </table:table-row>
        <table:table-row table:style-name="ro1">
          <table:table-cell office:value-type="float" office:value="9262.63" calcext:value-type="float">
            <text:p>9262.63</text:p>
          </table:table-cell>
        </table:table-row>
        <table:table-row table:style-name="ro1">
          <table:table-cell office:value-type="float" office:value="9393.35" calcext:value-type="float">
            <text:p>9393.35</text:p>
          </table:table-cell>
        </table:table-row>
        <table:table-row table:style-name="ro1">
          <table:table-cell office:value-type="float" office:value="9404.24" calcext:value-type="float">
            <text:p>9404.24</text:p>
          </table:table-cell>
        </table:table-row>
        <table:table-row table:style-name="ro1">
          <table:table-cell office:value-type="float" office:value="9225" calcext:value-type="float">
            <text:p>9225</text:p>
          </table:table-cell>
        </table:table-row>
        <table:table-row table:style-name="ro1">
          <table:table-cell office:value-type="float" office:value="9286.04" calcext:value-type="float">
            <text:p>9286.04</text:p>
          </table:table-cell>
        </table:table-row>
        <table:table-row table:style-name="ro1">
          <table:table-cell office:value-type="float" office:value="9369.61" calcext:value-type="float">
            <text:p>9369.61</text:p>
          </table:table-cell>
        </table:table-row>
        <table:table-row table:style-name="ro1">
          <table:table-cell office:value-type="float" office:value="9388.57" calcext:value-type="float">
            <text:p>9388.57</text:p>
          </table:table-cell>
        </table:table-row>
        <table:table-row table:style-name="ro1">
          <table:table-cell office:value-type="float" office:value="9308.66" calcext:value-type="float">
            <text:p>9308.66</text:p>
          </table:table-cell>
        </table:table-row>
        <table:table-row table:style-name="ro1"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float" office:value="9389.65" calcext:value-type="float">
            <text:p>9389.65</text:p>
          </table:table-cell>
        </table:table-row>
        <table:table-row table:style-name="ro1">
          <table:table-cell office:value-type="float" office:value="9369.1" calcext:value-type="float">
            <text:p>9369.1</text:p>
          </table:table-cell>
        </table:table-row>
        <table:table-row table:style-name="ro1">
          <table:table-cell office:value-type="float" office:value="9334.93" calcext:value-type="float">
            <text:p>9334.93</text:p>
          </table:table-cell>
        </table:table-row>
        <table:table-row table:style-name="ro1">
          <table:table-cell office:value-type="float" office:value="9293.5" calcext:value-type="float">
            <text:p>9293.5</text:p>
          </table:table-cell>
        </table:table-row>
        <table:table-row table:style-name="ro1">
          <table:table-cell office:value-type="float" office:value="9339.05" calcext:value-type="float">
            <text:p>9339.05</text:p>
          </table:table-cell>
        </table:table-row>
        <table:table-row table:style-name="ro1">
          <table:table-cell office:value-type="float" office:value="9300.09" calcext:value-type="float">
            <text:p>9300.09</text:p>
          </table:table-cell>
        </table:table-row>
        <table:table-row table:style-name="ro1">
          <table:table-cell office:value-type="float" office:value="9258.95" calcext:value-type="float">
            <text:p>9258.95</text:p>
          </table:table-cell>
        </table:table-row>
        <table:table-row table:style-name="ro1">
          <table:table-cell office:value-type="float" office:value="9197.11" calcext:value-type="float">
            <text:p>9197.11</text:p>
          </table:table-cell>
        </table:table-row>
        <table:table-row table:style-name="ro1">
          <table:table-cell office:value-type="float" office:value="9191.93" calcext:value-type="float">
            <text:p>9191.93</text:p>
          </table:table-cell>
        </table:table-row>
        <table:table-row table:style-name="ro1">
          <table:table-cell office:value-type="float" office:value="9201.23" calcext:value-type="float">
            <text:p>9201.23</text:p>
          </table:table-cell>
        </table:table-row>
        <table:table-row table:style-name="ro1">
          <table:table-cell office:value-type="float" office:value="9216.2" calcext:value-type="float">
            <text:p>9216.2</text:p>
          </table:table-cell>
        </table:table-row>
        <table:table-row table:style-name="ro1">
          <table:table-cell office:value-type="float" office:value="9239.98" calcext:value-type="float">
            <text:p>9239.98</text:p>
          </table:table-cell>
        </table:table-row>
        <table:table-row table:style-name="ro1">
          <table:table-cell office:value-type="float" office:value="9144.4" calcext:value-type="float">
            <text:p>9144.4</text:p>
          </table:table-cell>
        </table:table-row>
        <table:table-row table:style-name="ro1">
          <table:table-cell office:value-type="float" office:value="9026.27" calcext:value-type="float">
            <text:p>9026.27</text:p>
          </table:table-cell>
        </table:table-row>
        <table:table-row table:style-name="ro1">
          <table:table-cell office:value-type="float" office:value="8821.14" calcext:value-type="float">
            <text:p>8821.14</text:p>
          </table:table-cell>
        </table:table-row>
        <table:table-row table:style-name="ro1">
          <table:table-cell office:value-type="float" office:value="8807.26" calcext:value-type="float">
            <text:p>8807.26</text:p>
          </table:table-cell>
        </table:table-row>
        <table:table-row table:style-name="ro1">
          <table:table-cell office:value-type="float" office:value="8773.73" calcext:value-type="float">
            <text:p>8773.73</text:p>
          </table:table-cell>
        </table:table-row>
        <table:table-row table:style-name="ro1">
          <table:table-cell office:value-type="float" office:value="8836.48" calcext:value-type="float">
            <text:p>8836.48</text:p>
          </table:table-cell>
        </table:table-row>
        <table:table-row table:style-name="ro1">
          <table:table-cell office:value-type="float" office:value="8823.73" calcext:value-type="float">
            <text:p>8823.73</text:p>
          </table:table-cell>
        </table:table-row>
        <table:table-row table:style-name="ro1">
          <table:table-cell office:value-type="float" office:value="8817.7" calcext:value-type="float">
            <text:p>8817.7</text:p>
          </table:table-cell>
        </table:table-row>
        <table:table-row table:style-name="ro1">
          <table:table-cell office:value-type="float" office:value="8800.75" calcext:value-type="float">
            <text:p>8800.75</text:p>
          </table:table-cell>
        </table:table-row>
        <table:table-row table:style-name="ro1">
          <table:table-cell office:value-type="float" office:value="8757.7" calcext:value-type="float">
            <text:p>8757.7</text:p>
          </table:table-cell>
        </table:table-row>
        <table:table-row table:style-name="ro1">
          <table:table-cell office:value-type="float" office:value="8809.41" calcext:value-type="float">
            <text:p>8809.41</text:p>
          </table:table-cell>
        </table:table-row>
        <table:table-row table:style-name="ro1">
          <table:table-cell office:value-type="float" office:value="8773.33" calcext:value-type="float">
            <text:p>8773.33</text:p>
          </table:table-cell>
        </table:table-row>
        <table:table-row table:style-name="ro1">
          <table:table-cell office:value-type="float" office:value="8848.11" calcext:value-type="float">
            <text:p>8848.11</text:p>
          </table:table-cell>
        </table:table-row>
        <table:table-row table:style-name="ro1">
          <table:table-cell office:value-type="float" office:value="8829.51" calcext:value-type="float">
            <text:p>8829.51</text:p>
          </table:table-cell>
        </table:table-row>
        <table:table-row table:style-name="ro1">
          <table:table-cell office:value-type="float" office:value="8800.64" calcext:value-type="float">
            <text:p>8800.64</text:p>
          </table:table-cell>
        </table:table-row>
        <table:table-row table:style-name="ro1">
          <table:table-cell office:value-type="float" office:value="9048.29" calcext:value-type="float">
            <text:p>9048.29</text:p>
          </table:table-cell>
        </table:table-row>
        <table:table-row table:style-name="ro1">
          <table:table-cell office:value-type="float" office:value="9039.47" calcext:value-type="float">
            <text:p>9039.47</text:p>
          </table:table-cell>
        </table:table-row>
        <table:table-row table:style-name="ro1">
          <table:table-cell office:value-type="float" office:value="9019.57" calcext:value-type="float">
            <text:p>9019.57</text:p>
          </table:table-cell>
        </table:table-row>
        <table:table-row table:style-name="ro1">
          <table:table-cell office:value-type="float" office:value="8814.44" calcext:value-type="float">
            <text:p>8814.44</text:p>
          </table:table-cell>
        </table:table-row>
        <table:table-row table:style-name="ro1">
          <table:table-cell office:value-type="float" office:value="8726.74" calcext:value-type="float">
            <text:p>8726.74</text:p>
          </table:table-cell>
        </table:table-row>
        <table:table-row table:style-name="ro1">
          <table:table-cell office:value-type="float" office:value="8723.59" calcext:value-type="float">
            <text:p>8723.59</text:p>
          </table:table-cell>
        </table:table-row>
        <table:table-row table:style-name="ro1">
          <table:table-cell office:value-type="float" office:value="8763.76" calcext:value-type="float">
            <text:p>8763.76</text:p>
          </table:table-cell>
        </table:table-row>
        <table:table-row table:style-name="ro1">
          <table:table-cell office:value-type="float" office:value="8733.27" calcext:value-type="float">
            <text:p>8733.27</text:p>
          </table:table-cell>
        </table:table-row>
        <table:table-row table:style-name="ro1">
          <table:table-cell office:value-type="float" office:value="8740.65" calcext:value-type="float">
            <text:p>8740.65</text:p>
          </table:table-cell>
        </table:table-row>
        <table:table-row table:style-name="ro1">
          <table:table-cell office:value-type="float" office:value="8772.37" calcext:value-type="float">
            <text:p>8772.37</text:p>
          </table:table-cell>
        </table:table-row>
        <table:table-row table:style-name="ro1">
          <table:table-cell office:value-type="float" office:value="8748.77" calcext:value-type="float">
            <text:p>8748.77</text:p>
          </table:table-cell>
        </table:table-row>
        <table:table-row table:style-name="ro1">
          <table:table-cell office:value-type="float" office:value="8705.27" calcext:value-type="float">
            <text:p>8705.27</text:p>
          </table:table-cell>
        </table:table-row>
        <table:table-row table:style-name="ro1">
          <table:table-cell office:value-type="float" office:value="8774.51" calcext:value-type="float">
            <text:p>8774.51</text:p>
          </table:table-cell>
        </table:table-row>
        <table:table-row table:style-name="ro1">
          <table:table-cell office:value-type="float" office:value="8821.94" calcext:value-type="float">
            <text:p>8821.94</text:p>
          </table:table-cell>
        </table:table-row>
        <table:table-row table:style-name="ro1">
          <table:table-cell office:value-type="float" office:value="8767" calcext:value-type="float">
            <text:p>8767</text:p>
          </table:table-cell>
        </table:table-row>
        <table:table-row table:style-name="ro1">
          <table:table-cell office:value-type="float" office:value="8744.26" calcext:value-type="float">
            <text:p>8744.26</text:p>
          </table:table-cell>
        </table:table-row>
        <table:table-row table:style-name="ro1">
          <table:table-cell office:value-type="float" office:value="8773.07" calcext:value-type="float">
            <text:p>8773.07</text:p>
          </table:table-cell>
        </table:table-row>
        <table:table-row table:style-name="ro1">
          <table:table-cell office:value-type="float" office:value="8751.18" calcext:value-type="float">
            <text:p>8751.18</text:p>
          </table:table-cell>
        </table:table-row>
        <table:table-row table:style-name="ro1">
          <table:table-cell office:value-type="float" office:value="8778.4" calcext:value-type="float">
            <text:p>8778.4</text:p>
          </table:table-cell>
        </table:table-row>
        <table:table-row table:style-name="ro1">
          <table:table-cell office:value-type="float" office:value="8777.12" calcext:value-type="float">
            <text:p>8777.12</text:p>
          </table:table-cell>
        </table:table-row>
        <table:table-row table:style-name="ro1">
          <table:table-cell office:value-type="float" office:value="8759.2" calcext:value-type="float">
            <text:p>8759.2</text:p>
          </table:table-cell>
        </table:table-row>
        <table:table-row table:style-name="ro1">
          <table:table-cell office:value-type="float" office:value="8668.36" calcext:value-type="float">
            <text:p>8668.36</text:p>
          </table:table-cell>
        </table:table-row>
        <table:table-row table:style-name="ro1">
          <table:table-cell office:value-type="float" office:value="8636.54" calcext:value-type="float">
            <text:p>8636.54</text:p>
          </table:table-cell>
        </table:table-row>
        <table:table-row table:style-name="ro1">
          <table:table-cell office:value-type="float" office:value="8643.57" calcext:value-type="float">
            <text:p>8643.57</text:p>
          </table:table-cell>
        </table:table-row>
        <table:table-row table:style-name="ro1">
          <table:table-cell office:value-type="float" office:value="8649.02" calcext:value-type="float">
            <text:p>8649.02</text:p>
          </table:table-cell>
        </table:table-row>
        <table:table-row table:style-name="ro1">
          <table:table-cell office:value-type="float" office:value="8646.68" calcext:value-type="float">
            <text:p>8646.68</text:p>
          </table:table-cell>
        </table:table-row>
        <table:table-row table:style-name="ro1">
          <table:table-cell office:value-type="float" office:value="8558.15" calcext:value-type="float">
            <text:p>8558.15</text:p>
          </table:table-cell>
        </table:table-row>
        <table:table-row table:style-name="ro1">
          <table:table-cell office:value-type="float" office:value="8574.77" calcext:value-type="float">
            <text:p>8574.77</text:p>
          </table:table-cell>
        </table:table-row>
        <table:table-row table:style-name="ro1">
          <table:table-cell office:value-type="float" office:value="8630.54" calcext:value-type="float">
            <text:p>8630.54</text:p>
          </table:table-cell>
        </table:table-row>
        <table:table-row table:style-name="ro1">
          <table:table-cell office:value-type="float" office:value="8479.88" calcext:value-type="float">
            <text:p>8479.88</text:p>
          </table:table-cell>
        </table:table-row>
        <table:table-row table:style-name="ro1">
          <table:table-cell office:value-type="float" office:value="8485.57" calcext:value-type="float">
            <text:p>8485.57</text:p>
          </table:table-cell>
        </table:table-row>
        <table:table-row table:style-name="ro1">
          <table:table-cell office:value-type="float" office:value="8471.73" calcext:value-type="float">
            <text:p>8471.73</text:p>
          </table:table-cell>
        </table:table-row>
        <table:table-row table:style-name="ro1">
          <table:table-cell office:value-type="float" office:value="8451.13" calcext:value-type="float">
            <text:p>8451.13</text:p>
          </table:table-cell>
        </table:table-row>
        <table:table-row table:style-name="ro1">
          <table:table-cell office:value-type="float" office:value="8474.82" calcext:value-type="float">
            <text:p>8474.82</text:p>
          </table:table-cell>
        </table:table-row>
        <table:table-row table:style-name="ro1">
          <table:table-cell office:value-type="float" office:value="8479.03" calcext:value-type="float">
            <text:p>8479.03</text:p>
          </table:table-cell>
        </table:table-row>
        <table:table-row table:style-name="ro1">
          <table:table-cell office:value-type="float" office:value="8489.4" calcext:value-type="float">
            <text:p>8489.4</text:p>
          </table:table-cell>
        </table:table-row>
        <table:table-row table:style-name="ro1">
          <table:table-cell office:value-type="float" office:value="8472.29" calcext:value-type="float">
            <text:p>8472.29</text:p>
          </table:table-cell>
        </table:table-row>
        <table:table-row table:style-name="ro1">
          <table:table-cell office:value-type="float" office:value="8491.02" calcext:value-type="float">
            <text:p>8491.02</text:p>
          </table:table-cell>
        </table:table-row>
        <table:table-row table:style-name="ro1">
          <table:table-cell office:value-type="float" office:value="8482.02" calcext:value-type="float">
            <text:p>8482.02</text:p>
          </table:table-cell>
        </table:table-row>
        <table:table-row table:style-name="ro1">
          <table:table-cell office:value-type="float" office:value="8425.81" calcext:value-type="float">
            <text:p>8425.81</text:p>
          </table:table-cell>
        </table:table-row>
        <table:table-row table:style-name="ro1">
          <table:table-cell office:value-type="float" office:value="8521.26" calcext:value-type="float">
            <text:p>8521.26</text:p>
          </table:table-cell>
        </table:table-row>
        <table:table-row table:style-name="ro1">
          <table:table-cell office:value-type="float" office:value="8529.99" calcext:value-type="float">
            <text:p>8529.99</text:p>
          </table:table-cell>
        </table:table-row>
        <table:table-row table:style-name="ro1">
          <table:table-cell office:value-type="float" office:value="8553.19" calcext:value-type="float">
            <text:p>8553.19</text:p>
          </table:table-cell>
        </table:table-row>
        <table:table-row table:style-name="ro1">
          <table:table-cell office:value-type="float" office:value="8502.4" calcext:value-type="float">
            <text:p>8502.4</text:p>
          </table:table-cell>
        </table:table-row>
        <table:table-row table:style-name="ro1">
          <table:table-cell office:value-type="float" office:value="8475.78" calcext:value-type="float">
            <text:p>8475.78</text:p>
          </table:table-cell>
        </table:table-row>
        <table:table-row table:style-name="ro1">
          <table:table-cell office:value-type="float" office:value="8452.03" calcext:value-type="float">
            <text:p>8452.03</text:p>
          </table:table-cell>
        </table:table-row>
        <table:table-row table:style-name="ro1">
          <table:table-cell office:value-type="float" office:value="8443.77" calcext:value-type="float">
            <text:p>8443.77</text:p>
          </table:table-cell>
        </table:table-row>
        <table:table-row table:style-name="ro1">
          <table:table-cell office:value-type="float" office:value="8408.99" calcext:value-type="float">
            <text:p>8408.99</text:p>
          </table:table-cell>
        </table:table-row>
        <table:table-row table:style-name="ro1">
          <table:table-cell office:value-type="float" office:value="8213.95" calcext:value-type="float">
            <text:p>8213.95</text:p>
          </table:table-cell>
        </table:table-row>
        <table:table-row table:style-name="ro1">
          <table:table-cell office:value-type="float" office:value="8187.17" calcext:value-type="float">
            <text:p>8187.17</text:p>
          </table:table-cell>
        </table:table-row>
        <table:table-row table:style-name="ro1">
          <table:table-cell office:value-type="float" office:value="8153.23" calcext:value-type="float">
            <text:p>8153.23</text:p>
          </table:table-cell>
        </table:table-row>
        <table:table-row table:style-name="ro1">
          <table:table-cell office:value-type="float" office:value="8128.06" calcext:value-type="float">
            <text:p>8128.06</text:p>
          </table:table-cell>
        </table:table-row>
        <table:table-row table:style-name="ro1">
          <table:table-cell office:value-type="float" office:value="8073.88" calcext:value-type="float">
            <text:p>8073.88</text:p>
          </table:table-cell>
        </table:table-row>
        <table:table-row table:style-name="ro1">
          <table:table-cell office:value-type="float" office:value="8101.43" calcext:value-type="float">
            <text:p>8101.43</text:p>
          </table:table-cell>
        </table:table-row>
        <table:table-row table:style-name="ro1">
          <table:table-cell office:value-type="float" office:value="8109.63" calcext:value-type="float">
            <text:p>8109.63</text:p>
          </table:table-cell>
        </table:table-row>
        <table:table-row table:style-name="ro1">
          <table:table-cell office:value-type="float" office:value="8133.64" calcext:value-type="float">
            <text:p>8133.64</text:p>
          </table:table-cell>
        </table:table-row>
        <table:table-row table:style-name="ro1">
          <table:table-cell office:value-type="float" office:value="8130.37" calcext:value-type="float">
            <text:p>8130.37</text:p>
          </table:table-cell>
        </table:table-row>
        <table:table-row table:style-name="ro1">
          <table:table-cell office:value-type="float" office:value="8121.47" calcext:value-type="float">
            <text:p>8121.47</text:p>
          </table:table-cell>
        </table:table-row>
        <table:table-row table:style-name="ro1">
          <table:table-cell office:value-type="float" office:value="8088.41" calcext:value-type="float">
            <text:p>8088.41</text:p>
          </table:table-cell>
        </table:table-row>
        <table:table-row table:style-name="ro1">
          <table:table-cell office:value-type="float" office:value="8127.68" calcext:value-type="float">
            <text:p>8127.68</text:p>
          </table:table-cell>
        </table:table-row>
        <table:table-row table:style-name="ro1">
          <table:table-cell office:value-type="float" office:value="8088.62" calcext:value-type="float">
            <text:p>8088.62</text:p>
          </table:table-cell>
        </table:table-row>
        <table:table-row table:style-name="ro1">
          <table:table-cell office:value-type="float" office:value="8098.01" calcext:value-type="float">
            <text:p>8098.01</text:p>
          </table:table-cell>
        </table:table-row>
        <table:table-row table:style-name="ro1">
          <table:table-cell office:value-type="float" office:value="8125.98" calcext:value-type="float">
            <text:p>8125.98</text:p>
          </table:table-cell>
        </table:table-row>
        <table:table-row table:style-name="ro1">
          <table:table-cell office:value-type="float" office:value="8088.58" calcext:value-type="float">
            <text:p>8088.58</text:p>
          </table:table-cell>
        </table:table-row>
        <table:table-row table:style-name="ro1">
          <table:table-cell office:value-type="float" office:value="7870.66" calcext:value-type="float">
            <text:p>7870.66</text:p>
          </table:table-cell>
        </table:table-row>
        <table:table-row table:style-name="ro1">
          <table:table-cell office:value-type="float" office:value="7631.44" calcext:value-type="float">
            <text:p>7631.44</text:p>
          </table:table-cell>
        </table:table-row>
        <table:table-row table:style-name="ro1">
          <table:table-cell office:value-type="float" office:value="7629.81" calcext:value-type="float">
            <text:p>7629.81</text:p>
          </table:table-cell>
        </table:table-row>
        <table:table-row table:style-name="ro1">
          <table:table-cell office:value-type="float" office:value="7627.74" calcext:value-type="float">
            <text:p>7627.74</text:p>
          </table:table-cell>
        </table:table-row>
        <table:table-row table:style-name="ro1">
          <table:table-cell office:value-type="float" office:value="7599.85" calcext:value-type="float">
            <text:p>7599.85</text:p>
          </table:table-cell>
        </table:table-row>
        <table:table-row table:style-name="ro1">
          <table:table-cell office:value-type="float" office:value="7556.41" calcext:value-type="float">
            <text:p>7556.41</text:p>
          </table:table-cell>
        </table:table-row>
        <table:table-row table:style-name="ro1">
          <table:table-cell office:value-type="float" office:value="7106.71" calcext:value-type="float">
            <text:p>7106.71</text:p>
          </table:table-cell>
        </table:table-row>
        <table:table-row table:style-name="ro1">
          <table:table-cell office:value-type="float" office:value="7124.35" calcext:value-type="float">
            <text:p>7124.35</text:p>
          </table:table-cell>
        </table:table-row>
        <table:table-row table:style-name="ro1">
          <table:table-cell office:value-type="float" office:value="7297.91" calcext:value-type="float">
            <text:p>7297.91</text:p>
          </table:table-cell>
        </table:table-row>
        <table:table-row table:style-name="ro1">
          <table:table-cell office:value-type="float" office:value="7268.23" calcext:value-type="float">
            <text:p>7268.23</text:p>
          </table:table-cell>
        </table:table-row>
        <table:table-row table:style-name="ro1">
          <table:table-cell office:value-type="float" office:value="7271.94" calcext:value-type="float">
            <text:p>7271.94</text:p>
          </table:table-cell>
        </table:table-row>
        <table:table-row table:style-name="ro1">
          <table:table-cell office:value-type="float" office:value="7171.3" calcext:value-type="float">
            <text:p>7171.3</text:p>
          </table:table-cell>
        </table:table-row>
        <table:table-row table:style-name="ro1">
          <table:table-cell office:value-type="float" office:value="7171.92" calcext:value-type="float">
            <text:p>7171.92</text:p>
          </table:table-cell>
        </table:table-row>
        <table:table-row table:style-name="ro1">
          <table:table-cell office:value-type="float" office:value="7291.2" calcext:value-type="float">
            <text:p>7291.2</text:p>
          </table:table-cell>
        </table:table-row>
        <table:table-row table:style-name="ro1">
          <table:table-cell office:value-type="float" office:value="7285.68" calcext:value-type="float">
            <text:p>7285.68</text:p>
          </table:table-cell>
        </table:table-row>
        <table:table-row table:style-name="ro1">
          <table:table-cell office:value-type="float" office:value="7311.57" calcext:value-type="float">
            <text:p>7311.57</text:p>
          </table:table-cell>
        </table:table-row>
        <table:table-row table:style-name="ro1">
          <table:table-cell office:value-type="float" office:value="7202.05" calcext:value-type="float">
            <text:p>7202.05</text:p>
          </table:table-cell>
        </table:table-row>
        <table:table-row table:style-name="ro1">
          <table:table-cell office:value-type="float" office:value="7180.14" calcext:value-type="float">
            <text:p>7180.14</text:p>
          </table:table-cell>
        </table:table-row>
        <table:table-row table:style-name="ro1">
          <table:table-cell office:value-type="float" office:value="7203.04" calcext:value-type="float">
            <text:p>7203.04</text:p>
          </table:table-cell>
        </table:table-row>
        <table:table-row table:style-name="ro1">
          <table:table-cell office:value-type="float" office:value="6981.27" calcext:value-type="float">
            <text:p>6981.27</text:p>
          </table:table-cell>
        </table:table-row>
        <table:table-row table:style-name="ro1">
          <table:table-cell office:value-type="float" office:value="7028.78" calcext:value-type="float">
            <text:p>7028.78</text:p>
          </table:table-cell>
        </table:table-row>
        <table:table-row table:style-name="ro1">
          <table:table-cell office:value-type="float" office:value="6903.28" calcext:value-type="float">
            <text:p>6903.28</text:p>
          </table:table-cell>
        </table:table-row>
        <table:table-row table:style-name="ro1">
          <table:table-cell office:value-type="float" office:value="6713.49" calcext:value-type="float">
            <text:p>6713.49</text:p>
          </table:table-cell>
        </table:table-row>
        <table:table-row table:style-name="ro1">
          <table:table-cell office:value-type="float" office:value="6672.01" calcext:value-type="float">
            <text:p>6672.01</text:p>
          </table:table-cell>
        </table:table-row>
        <table:table-row table:style-name="ro1">
          <table:table-cell office:value-type="float" office:value="6879.02" calcext:value-type="float">
            <text:p>6879.02</text:p>
          </table:table-cell>
        </table:table-row>
        <table:table-row table:style-name="ro1">
          <table:table-cell office:value-type="float" office:value="7252.95" calcext:value-type="float">
            <text:p>7252.95</text:p>
          </table:table-cell>
        </table:table-row>
        <table:table-row table:style-name="ro1">
          <table:table-cell office:value-type="float" office:value="7192.7" calcext:value-type="float">
            <text:p>7192.7</text:p>
          </table:table-cell>
        </table:table-row>
        <table:table-row table:style-name="ro1">
          <table:table-cell office:value-type="float" office:value="7109.57" calcext:value-type="float">
            <text:p>7109.57</text:p>
          </table:table-cell>
        </table:table-row>
        <table:table-row table:style-name="ro1">
          <table:table-cell office:value-type="float" office:value="7245.85" calcext:value-type="float">
            <text:p>7245.85</text:p>
          </table:table-cell>
        </table:table-row>
        <table:table-row table:style-name="ro1">
          <table:table-cell office:value-type="float" office:value="7176.35" calcext:value-type="float">
            <text:p>7176.35</text:p>
          </table:table-cell>
        </table:table-row>
        <table:table-row table:style-name="ro1">
          <table:table-cell office:value-type="float" office:value="7170.52" calcext:value-type="float">
            <text:p>7170.52</text:p>
          </table:table-cell>
        </table:table-row>
        <table:table-row table:style-name="ro1">
          <table:table-cell office:value-type="float" office:value="7095.34" calcext:value-type="float">
            <text:p>7095.34</text:p>
          </table:table-cell>
        </table:table-row>
        <table:table-row table:style-name="ro1">
          <table:table-cell office:value-type="float" office:value="7076.69" calcext:value-type="float">
            <text:p>7076.69</text:p>
          </table:table-cell>
        </table:table-row>
        <table:table-row table:style-name="ro1">
          <table:table-cell office:value-type="float" office:value="7156.14" calcext:value-type="float">
            <text:p>7156.14</text:p>
          </table:table-cell>
        </table:table-row>
        <table:table-row table:style-name="ro1">
          <table:table-cell office:value-type="float" office:value="7071.27" calcext:value-type="float">
            <text:p>7071.27</text:p>
          </table:table-cell>
        </table:table-row>
        <table:table-row table:style-name="ro1">
          <table:table-cell office:value-type="float" office:value="7069.4" calcext:value-type="float">
            <text:p>7069.4</text:p>
          </table:table-cell>
        </table:table-row>
        <table:table-row table:style-name="ro1">
          <table:table-cell office:value-type="float" office:value="7147.74" calcext:value-type="float">
            <text:p>7147.74</text:p>
          </table:table-cell>
        </table:table-row>
        <table:table-row table:style-name="ro1">
          <table:table-cell office:value-type="float" office:value="7305.58" calcext:value-type="float">
            <text:p>7305.58</text:p>
          </table:table-cell>
        </table:table-row>
        <table:table-row table:style-name="ro1">
          <table:table-cell office:value-type="float" office:value="7563.81" calcext:value-type="float">
            <text:p>7563.81</text:p>
          </table:table-cell>
        </table:table-row>
        <table:table-row table:style-name="ro1">
          <table:table-cell office:value-type="float" office:value="7508.52" calcext:value-type="float">
            <text:p>7508.52</text:p>
          </table:table-cell>
        </table:table-row>
        <table:table-row table:style-name="ro1">
          <table:table-cell office:value-type="float" office:value="7489.17" calcext:value-type="float">
            <text:p>7489.17</text:p>
          </table:table-cell>
        </table:table-row>
        <table:table-row table:style-name="ro1">
          <table:table-cell office:value-type="float" office:value="7494.57" calcext:value-type="float">
            <text:p>7494.57</text:p>
          </table:table-cell>
        </table:table-row>
        <table:table-row table:style-name="ro1">
          <table:table-cell office:value-type="float" office:value="7479.54" calcext:value-type="float">
            <text:p>7479.54</text:p>
          </table:table-cell>
        </table:table-row>
        <table:table-row table:style-name="ro1">
          <table:table-cell office:value-type="float" office:value="7609.28" calcext:value-type="float">
            <text:p>7609.28</text:p>
          </table:table-cell>
        </table:table-row>
        <table:table-row table:style-name="ro1">
          <table:table-cell office:value-type="float" office:value="7608.44" calcext:value-type="float">
            <text:p>7608.44</text:p>
          </table:table-cell>
        </table:table-row>
        <table:table-row table:style-name="ro1">
          <table:table-cell office:value-type="float" office:value="7419.49" calcext:value-type="float">
            <text:p>7419.49</text:p>
          </table:table-cell>
        </table:table-row>
        <table:table-row table:style-name="ro1">
          <table:table-cell office:value-type="float" office:value="7488.05" calcext:value-type="float">
            <text:p>7488.05</text:p>
          </table:table-cell>
        </table:table-row>
        <table:table-row table:style-name="ro1">
          <table:table-cell office:value-type="float" office:value="7509.14" calcext:value-type="float">
            <text:p>7509.14</text:p>
          </table:table-cell>
        </table:table-row>
        <table:table-row table:style-name="ro1">
          <table:table-cell office:value-type="float" office:value="7514.24" calcext:value-type="float">
            <text:p>7514.24</text:p>
          </table:table-cell>
        </table:table-row>
        <table:table-row table:style-name="ro1">
          <table:table-cell office:value-type="float" office:value="7807.99" calcext:value-type="float">
            <text:p>7807.99</text:p>
          </table:table-cell>
        </table:table-row>
        <table:table-row table:style-name="ro1">
          <table:table-cell office:value-type="float" office:value="7711.93" calcext:value-type="float">
            <text:p>7711.93</text:p>
          </table:table-cell>
        </table:table-row>
        <table:table-row table:style-name="ro1">
          <table:table-cell office:value-type="float" office:value="7739.68" calcext:value-type="float">
            <text:p>7739.68</text:p>
          </table:table-cell>
        </table:table-row>
        <table:table-row table:style-name="ro1">
          <table:table-cell office:value-type="float" office:value="7740.22" calcext:value-type="float">
            <text:p>7740.22</text:p>
          </table:table-cell>
        </table:table-row>
        <table:table-row table:style-name="ro1">
          <table:table-cell office:value-type="float" office:value="7748.92" calcext:value-type="float">
            <text:p>7748.92</text:p>
          </table:table-cell>
        </table:table-row>
        <table:table-row table:style-name="ro1">
          <table:table-cell office:value-type="float" office:value="7656.21" calcext:value-type="float">
            <text:p>7656.21</text:p>
          </table:table-cell>
        </table:table-row>
        <table:table-row table:style-name="ro1">
          <table:table-cell office:value-type="float" office:value="7539.4" calcext:value-type="float">
            <text:p>7539.4</text:p>
          </table:table-cell>
        </table:table-row>
        <table:table-row table:style-name="ro1">
          <table:table-cell office:value-type="float" office:value="7506.4" calcext:value-type="float">
            <text:p>7506.4</text:p>
          </table:table-cell>
        </table:table-row>
        <table:table-row table:style-name="ro1">
          <table:table-cell office:value-type="float" office:value="7541.89" calcext:value-type="float">
            <text:p>7541.89</text:p>
          </table:table-cell>
        </table:table-row>
        <table:table-row table:style-name="ro1">
          <table:table-cell office:value-type="float" office:value="7289.06" calcext:value-type="float">
            <text:p>7289.06</text:p>
          </table:table-cell>
        </table:table-row>
        <table:table-row table:style-name="ro1">
          <table:table-cell office:value-type="float" office:value="7277.44" calcext:value-type="float">
            <text:p>7277.44</text:p>
          </table:table-cell>
        </table:table-row>
        <table:table-row table:style-name="ro1">
          <table:table-cell office:value-type="float" office:value="7313.8" calcext:value-type="float">
            <text:p>7313.8</text:p>
          </table:table-cell>
        </table:table-row>
        <table:table-row table:style-name="ro1">
          <table:table-cell office:value-type="float" office:value="7306.22" calcext:value-type="float">
            <text:p>7306.22</text:p>
          </table:table-cell>
        </table:table-row>
        <table:table-row table:style-name="ro1">
          <table:table-cell office:value-type="float" office:value="7358.39" calcext:value-type="float">
            <text:p>7358.39</text:p>
          </table:table-cell>
        </table:table-row>
        <table:table-row table:style-name="ro1">
          <table:table-cell office:value-type="float" office:value="7390.89" calcext:value-type="float">
            <text:p>7390.89</text:p>
          </table:table-cell>
        </table:table-row>
        <table:table-row table:style-name="ro1">
          <table:table-cell office:value-type="float" office:value="7358.84" calcext:value-type="float">
            <text:p>7358.84</text:p>
          </table:table-cell>
        </table:table-row>
        <table:table-row table:style-name="ro1">
          <table:table-cell office:value-type="float" office:value="7252.96" calcext:value-type="float">
            <text:p>7252.96</text:p>
          </table:table-cell>
        </table:table-row>
        <table:table-row table:style-name="ro1">
          <table:table-cell office:value-type="float" office:value="7297.91" calcext:value-type="float">
            <text:p>7297.91</text:p>
          </table:table-cell>
        </table:table-row>
        <table:table-row table:style-name="ro1">
          <table:table-cell office:value-type="float" office:value="7308.76" calcext:value-type="float">
            <text:p>7308.76</text:p>
          </table:table-cell>
        </table:table-row>
        <table:table-row table:style-name="ro1">
          <table:table-cell office:value-type="float" office:value="7273.98" calcext:value-type="float">
            <text:p>7273.98</text:p>
          </table:table-cell>
        </table:table-row>
        <table:table-row table:style-name="ro1">
          <table:table-cell office:value-type="float" office:value="7294.28" calcext:value-type="float">
            <text:p>7294.28</text:p>
          </table:table-cell>
        </table:table-row>
        <table:table-row table:style-name="ro1">
          <table:table-cell office:value-type="float" office:value="7349.18" calcext:value-type="float">
            <text:p>7349.18</text:p>
          </table:table-cell>
        </table:table-row>
        <table:table-row table:style-name="ro1">
          <table:table-cell office:value-type="float" office:value="7293.83" calcext:value-type="float">
            <text:p>7293.83</text:p>
          </table:table-cell>
        </table:table-row>
        <table:table-row table:style-name="ro1">
          <table:table-cell office:value-type="float" office:value="7266.7" calcext:value-type="float">
            <text:p>7266.7</text:p>
          </table:table-cell>
        </table:table-row>
        <table:table-row table:style-name="ro1">
          <table:table-cell office:value-type="float" office:value="7335.43" calcext:value-type="float">
            <text:p>7335.43</text:p>
          </table:table-cell>
        </table:table-row>
        <table:table-row table:style-name="ro1">
          <table:table-cell office:value-type="float" office:value="7320.98" calcext:value-type="float">
            <text:p>7320.98</text:p>
          </table:table-cell>
        </table:table-row>
        <table:table-row table:style-name="ro1">
          <table:table-cell office:value-type="float" office:value="7292.71" calcext:value-type="float">
            <text:p>7292.71</text:p>
          </table:table-cell>
        </table:table-row>
        <table:table-row table:style-name="ro1">
          <table:table-cell office:value-type="float" office:value="7159.17" calcext:value-type="float">
            <text:p>7159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21:58:54.704649651</dc:date>
    <meta:editing-duration>PT9M5S</meta:editing-duration>
    <meta:editing-cycles>1</meta:editing-cycles>
    <meta:document-statistic meta:table-count="1" meta:cell-count="5019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3.46cm" svg:height="30.067cm" xlink:href=".." xlink:type="simple" chart:class="chart:area" chart:style-name="ch1">
        <chart:title svg:x="25.52cm" svg:y="0.737cm" chart:style-name="ch2">
          <text:p>BTC Value</text:p>
        </chart:title>
        <chart:legend chart:legend-position="end" svg:x="51.846cm" svg:y="14.735cm" style:legend-expansion="high" chart:style-name="ch3"/>
        <chart:plot-area chart:style-name="ch4" table:cell-range-address="'BTCUSDT-4h-data-pure'.A1:'BTCUSDT-4h-data-pure'.A5019" chart:data-source-has-labels="row" svg:x="2.466cm" svg:y="2.151cm" svg:width="48.311cm" svg:height="25.948cm">
          <chartooo:coordinate-region svg:x="3.79cm" svg:y="2.151cm" svg:width="46.987cm" svg:height="24.614cm"/>
          <chart:axis chart:dimension="x" chart:name="primary-x" chart:style-name="ch5">
            <chart:title svg:x="24.712cm" svg:y="28.7cm" chart:style-name="ch6">
              <text:p>Iteration - 4hrs</text:p>
            </chart:title>
          </chart:axis>
          <chart:axis chart:dimension="y" chart:name="primary-y" chart:style-name="ch5">
            <chart:title svg:x="0.451cm" svg:y="15.853cm" chart:style-name="ch7">
              <text:p>USD</text:p>
            </chart:title>
            <chart:grid chart:style-name="ch8" chart:class="major"/>
          </chart:axis>
          <chart:series chart:style-name="ch9" chart:values-cell-range-address="'BTCUSDT-4h-data-pure'.A2:'BTCUSDT-4h-data-pure'.A5019" chart:label-cell-address="'BTCUSDT-4h-data-pure'.A1:'BTCUSDT-4h-data-pure'.A1" chart:class="chart:area">
            <chart:data-point chart:repeated="50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'BTCUSDT-4h-data-pure'.A1:'BTCUSDT-4h-data-pur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49.99">
                <text:p>4349.99</text:p>
                <draw:g>
                  <svg:desc>'BTCUSDT-4h-data-pure'.A2:'BTCUSDT-4h-data-pure'.A50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7.3">
                <text:p>442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52.34">
                <text:p>4352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5.23">
                <text:p>4325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85.08">
                <text:p>4285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92.39">
                <text:p>4292.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00.25">
                <text:p>430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.31">
                <text:p>4340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36.89">
                <text:p>4236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6.28">
                <text:p>4136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8.37">
                <text:p>4108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8.55">
                <text:p>4138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33.47">
                <text:p>4033.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57.6">
                <text:p>3957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72.05">
                <text:p>3972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76.12">
                <text:p>4076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39.98">
                <text:p>4139.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94.62">
                <text:p>4094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55.87">
                <text:p>4155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06.53">
                <text:p>4106.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64.6">
                <text:p>4164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86.29">
                <text:p>4086.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84.76">
                <text:p>4084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3.63">
                <text:p>4043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23.11">
                <text:p>4023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27.05">
                <text:p>4027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62.39">
                <text:p>3862.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98.08">
                <text:p>3798.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66.48">
                <text:p>3866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58.23">
                <text:p>3858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84.24">
                <text:p>3984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00.41">
                <text:p>4100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74.88">
                <text:p>4074.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37.99">
                <text:p>4237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97.05">
                <text:p>4197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17.07">
                <text:p>4117.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14.01">
                <text:p>4114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13.58">
                <text:p>4113.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53.32">
                <text:p>4153.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22">
                <text:p>4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16.07">
                <text:p>4216.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16.01">
                <text:p>4316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12.69">
                <text:p>4312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29">
                <text:p>4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61.27">
                <text:p>4361.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4.36">
                <text:p>4394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07.17">
                <text:p>4307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80.68">
                <text:p>4280.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97.94">
                <text:p>4297.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19.7">
                <text:p>4319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88.72">
                <text:p>4288.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93.52">
                <text:p>4293.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37.44">
                <text:p>4337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14.91">
                <text:p>4314.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13.84">
                <text:p>4313.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23.37">
                <text:p>4323.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68.41">
                <text:p>4368.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10.01">
                <text:p>4310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39.37">
                <text:p>4239.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61.9">
                <text:p>4261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73.59">
                <text:p>4273.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21.65">
                <text:p>4321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86.69">
                <text:p>4386.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76.99">
                <text:p>4376.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29.02">
                <text:p>4329.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68.5">
                <text:p>4368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55.55">
                <text:p>4555.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87.48">
                <text:p>4587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83.61">
                <text:p>4583.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50.02">
                <text:p>4550.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98.35">
                <text:p>4498.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46.77">
                <text:p>4546.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36.82">
                <text:p>4536.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55.14">
                <text:p>4555.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93.66">
                <text:p>4593.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92.16">
                <text:p>4592.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56.67">
                <text:p>4656.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48.82">
                <text:p>4648.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98.77">
                <text:p>4698.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24.89">
                <text:p>4724.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14.73">
                <text:p>4714.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07.5">
                <text:p>4707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03.83">
                <text:p>4803.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13.24">
                <text:p>4813.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34.91">
                <text:p>4834.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88.07">
                <text:p>4788.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97.71">
                <text:p>4697.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30.01">
                <text:p>4630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60.19">
                <text:p>4460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09.77">
                <text:p>4509.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72.14">
                <text:p>4472.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69.54">
                <text:p>4569.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20.87">
                <text:p>4620.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86">
                <text:p>44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84.15">
                <text:p>4384.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09.08">
                <text:p>4509.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40.51">
                <text:p>4340.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86.96">
                <text:p>4186.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15.03">
                <text:p>4015.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03.67">
                <text:p>4203.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00.11">
                <text:p>4100.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88.04">
                <text:p>3988.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90.4">
                <text:p>4190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46.82">
                <text:p>4246.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151">
                <text:p>4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42.48">
                <text:p>4442.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66.47">
                <text:p>4366.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30.02">
                <text:p>4430.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61.29">
                <text:p>4461.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48.13">
                <text:p>4548.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19.43">
                <text:p>4619.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19.77">
                <text:p>4619.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84.03">
                <text:p>4484.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10.25">
                <text:p>4510.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13.94">
                <text:p>4613.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55">
                <text:p>47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54.21">
                <text:p>4754.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91.61">
                <text:p>4691.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05.05">
                <text:p>4605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19.01">
                <text:p>4619.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47.53">
                <text:p>4647.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48.65">
                <text:p>4348.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90.01">
                <text:p>4190.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282.8">
                <text:p>4282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42.01">
                <text:p>4242.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21.52">
                <text:p>4321.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27.63">
                <text:p>4327.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53.7">
                <text:p>4253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58.81">
                <text:p>4258.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88.95">
                <text:p>3988.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98.79">
                <text:p>4098.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94.93">
                <text:p>4094.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74.32">
                <text:p>4274.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30.37">
                <text:p>4130.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312.05">
                <text:p>4312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78.73">
                <text:p>4178.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91.53">
                <text:p>4191.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51.29">
                <text:p>4251.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182.27">
                <text:p>4182.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08.47">
                <text:p>4208.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94.25">
                <text:p>4294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40.1">
                <text:p>4340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58.72">
                <text:p>4258.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65.5">
                <text:p>4165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63.72">
                <text:p>4163.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36.84">
                <text:p>3936.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33.76">
                <text:p>3933.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79.81">
                <text:p>3879.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44.69">
                <text:p>3944.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69.99">
                <text:p>3869.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81.02">
                <text:p>3481.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89.02">
                <text:p>3189.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702.66">
                <text:p>3702.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47.9">
                <text:p>3847.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30.06">
                <text:p>363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67.11">
                <text:p>3567.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14.95">
                <text:p>3714.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9.03">
                <text:p>3499.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37.33">
                <text:p>3637.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99.99">
                <text:p>3699.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50.32">
                <text:p>3950.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29.33">
                <text:p>3929.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30.33">
                <text:p>4030.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69.48">
                <text:p>3969.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35.01">
                <text:p>4035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71.02">
                <text:p>3971.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36.28">
                <text:p>3936.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69.01">
                <text:p>3969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65.01">
                <text:p>3965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90.01">
                <text:p>3890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10.04">
                <text:p>3910.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75.93">
                <text:p>3875.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13.89">
                <text:p>3913.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27.77">
                <text:p>3927.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62.93">
                <text:p>3962.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27.66">
                <text:p>3827.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85.23">
                <text:p>3885.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64.95">
                <text:p>3864.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27.44">
                <text:p>3727.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05.03">
                <text:p>3605.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09.99">
                <text:p>3609.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97.51">
                <text:p>3697.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58.46">
                <text:p>3658.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39.97">
                <text:p>3539.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14.07">
                <text:p>3514.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5.87">
                <text:p>3595.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89.38">
                <text:p>3689.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46.36">
                <text:p>3746.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79.5">
                <text:p>3779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82.9">
                <text:p>3782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83.36">
                <text:p>3683.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91.31">
                <text:p>3691.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87.36">
                <text:p>3687.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60.02">
                <text:p>366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80.6">
                <text:p>3780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81.05">
                <text:p>3781.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10.01">
                <text:p>391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30.36">
                <text:p>3930.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20.75">
                <text:p>3920.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96.02">
                <text:p>3896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49.45">
                <text:p>3949.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06.13">
                <text:p>3906.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82.35">
                <text:p>3882.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93">
                <text:p>41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49.99">
                <text:p>4149.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74.5">
                <text:p>4174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32.87">
                <text:p>4032.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090.1">
                <text:p>4090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220.01">
                <text:p>422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43.02">
                <text:p>4143.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79.99">
                <text:p>4179.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74.69">
                <text:p>4174.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14">
                <text:p>42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24.99">
                <text:p>4324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53.98">
                <text:p>4353.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68.98">
                <text:p>4368.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78.51">
                <text:p>4378.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312.58">
                <text:p>4312.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35.82">
                <text:p>4335.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37.01">
                <text:p>4337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299.99">
                <text:p>4299.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29.52">
                <text:p>4329.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78.48">
                <text:p>4378.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19.85">
                <text:p>4419.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24.01">
                <text:p>4424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10.01">
                <text:p>4410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09.09">
                <text:p>4409.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19.94">
                <text:p>4419.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97.99">
                <text:p>4297.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58.57">
                <text:p>4258.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235.01">
                <text:p>4235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90.01">
                <text:p>429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310.01">
                <text:p>431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211.01">
                <text:p>4211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73.11">
                <text:p>4173.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08.59">
                <text:p>4208.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43.04">
                <text:p>4143.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54.1">
                <text:p>4154.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26.05">
                <text:p>4226.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314.49">
                <text:p>4314.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327.63">
                <text:p>4327.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92.43">
                <text:p>4292.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316.98">
                <text:p>4316.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92.36">
                <text:p>4392.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82.07">
                <text:p>4382.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79.73">
                <text:p>4379.7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35.9">
                <text:p>4335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43.01">
                <text:p>4343.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335.38">
                <text:p>4335.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457.62">
                <text:p>4457.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55.99">
                <text:p>4455.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487.99">
                <text:p>4487.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75.01">
                <text:p>4575.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40">
                <text:p>46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59">
                <text:p>46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584.06">
                <text:p>4584.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64.31">
                <text:p>4664.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87.49">
                <text:p>4787.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86.95">
                <text:p>4786.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788.02">
                <text:p>4788.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85.78">
                <text:p>4785.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31.99">
                <text:p>4831.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783.06">
                <text:p>4783.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753.16">
                <text:p>4753.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29.99">
                <text:p>4829.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818.99">
                <text:p>4818.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825.01">
                <text:p>4825.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72.1">
                <text:p>4872.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21.43">
                <text:p>4821.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43.37">
                <text:p>4843.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10.2">
                <text:p>5010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305.01">
                <text:p>5305.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312.43">
                <text:p>5312.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28.02">
                <text:p>5628.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649">
                <text:p>564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62.25">
                <text:p>5762.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558.99">
                <text:p>5558.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649.98">
                <text:p>5649.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00.51">
                <text:p>5700.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653.41">
                <text:p>5653.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20.02">
                <text:p>5720.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52.04">
                <text:p>5752.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69.99">
                <text:p>5869.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771.07">
                <text:p>5771.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786.11">
                <text:p>5786.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400.01">
                <text:p>5400.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544.14">
                <text:p>5544.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533.56">
                <text:p>5533.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09.99">
                <text:p>5709.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600.05">
                <text:p>5600.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628.32">
                <text:p>5628.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28.99">
                <text:p>5728.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681.22">
                <text:p>5681.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703.27">
                <text:p>5703.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60.02">
                <text:p>5760.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620.01">
                <text:p>5620.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650.02">
                <text:p>5650.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579.98">
                <text:p>5579.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603.01">
                <text:p>5603.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622.06">
                <text:p>5622.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484.86">
                <text:p>5484.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77.22">
                <text:p>5277.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73.25">
                <text:p>5273.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22.28">
                <text:p>5322.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82.98">
                <text:p>5382.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512.06">
                <text:p>5512.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577.98">
                <text:p>5577.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690.12">
                <text:p>5690.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625.01">
                <text:p>5625.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683.9">
                <text:p>5683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69.08">
                <text:p>5669.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639.95">
                <text:p>5639.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62.75">
                <text:p>5662.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889.99">
                <text:p>5889.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060.54">
                <text:p>6060.5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010.01">
                <text:p>6010.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10.01">
                <text:p>6110.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091.92">
                <text:p>6091.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16.98">
                <text:p>6116.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49.99">
                <text:p>6149.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24.07">
                <text:p>6024.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024.97">
                <text:p>6024.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950.24">
                <text:p>5950.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07.11">
                <text:p>5907.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819.98">
                <text:p>5819.9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970.27">
                <text:p>5970.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866.99">
                <text:p>5866.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950.02">
                <text:p>5950.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950.25">
                <text:p>5950.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865.05">
                <text:p>5865.0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881.99">
                <text:p>5881.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762.04">
                <text:p>5762.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880.82">
                <text:p>5880.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15.93">
                <text:p>5915.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625.03">
                <text:p>5625.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721.83">
                <text:p>5721.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676.04">
                <text:p>5676.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637.96">
                <text:p>5637.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35.07">
                <text:p>5635.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477.03">
                <text:p>5477.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515.96">
                <text:p>5515.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541.51">
                <text:p>5541.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469.98">
                <text:p>5469.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456.11">
                <text:p>5456.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80.07">
                <text:p>5580.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89.99">
                <text:p>5689.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719.99">
                <text:p>5719.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669.13">
                <text:p>5669.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853.99">
                <text:p>5853.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918.99">
                <text:p>5918.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834.38">
                <text:p>5834.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861.77">
                <text:p>5861.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74.49">
                <text:p>5874.4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843.18">
                <text:p>5843.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771.01">
                <text:p>5771.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768.83">
                <text:p>5768.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726.92">
                <text:p>5726.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781.01">
                <text:p>5781.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80.28">
                <text:p>5680.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69.97">
                <text:p>5669.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726.02">
                <text:p>5726.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719.64">
                <text:p>5719.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715.01">
                <text:p>5715.0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799.99">
                <text:p>5799.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784.97">
                <text:p>5784.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949.01">
                <text:p>5949.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69.98">
                <text:p>6169.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55.88">
                <text:p>6155.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116.19">
                <text:p>6116.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81.98">
                <text:p>6181.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070.98">
                <text:p>6070.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11.58">
                <text:p>6111.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20.5">
                <text:p>6120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39.88">
                <text:p>6139.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17.94">
                <text:p>6117.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223.33">
                <text:p>6223.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71.28">
                <text:p>6371.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329.98">
                <text:p>6329.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458.88">
                <text:p>6458.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614.97">
                <text:p>6614.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596.99">
                <text:p>6596.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622.99">
                <text:p>6622.9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753.98">
                <text:p>6753.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831">
                <text:p>68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87.81">
                <text:p>6887.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019.98">
                <text:p>7019.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981.9">
                <text:p>6981.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019.98">
                <text:p>7019.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172.41">
                <text:p>7172.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251.01">
                <text:p>7251.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230.95">
                <text:p>7230.9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284.98">
                <text:p>7284.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115.04">
                <text:p>7115.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125.12">
                <text:p>7125.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174.99">
                <text:p>7174.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085.02">
                <text:p>7085.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360.04">
                <text:p>7360.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57.09">
                <text:p>7357.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409.93">
                <text:p>7409.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398.69">
                <text:p>7398.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513.82">
                <text:p>7513.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499.87">
                <text:p>7499.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536.01">
                <text:p>7536.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345.01">
                <text:p>7345.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215.54">
                <text:p>7215.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304.11">
                <text:p>7304.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232.03">
                <text:p>7232.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028.95">
                <text:p>7028.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960.12">
                <text:p>6960.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120.17">
                <text:p>7120.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59.98">
                <text:p>7159.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160.55">
                <text:p>7160.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38.2">
                <text:p>7038.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059.78">
                <text:p>7059.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064.04">
                <text:p>7064.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331.71">
                <text:p>7331.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03.01">
                <text:p>7303.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442.38">
                <text:p>7442.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345.05">
                <text:p>7345.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076">
                <text:p>70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134.99">
                <text:p>7134.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079.99">
                <text:p>7079.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213.41">
                <text:p>7213.4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149.18">
                <text:p>7149.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831.2">
                <text:p>6831.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760.02">
                <text:p>6760.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526.31">
                <text:p>6526.3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506.98">
                <text:p>6506.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578.74">
                <text:p>6578.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410.02">
                <text:p>6410.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85.84">
                <text:p>6285.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40.03">
                <text:p>6240.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45.05">
                <text:p>6245.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56.02">
                <text:p>5956.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41.71">
                <text:p>6241.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00.02">
                <text:p>6200.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20.06">
                <text:p>6020.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811.03">
                <text:p>5811.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983.99">
                <text:p>5983.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96.66">
                <text:p>6196.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426.02">
                <text:p>6426.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589.99">
                <text:p>6589.9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66.97">
                <text:p>6366.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465.99">
                <text:p>6465.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590.9">
                <text:p>6590.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545.33">
                <text:p>6545.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436">
                <text:p>64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532.06">
                <text:p>6532.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574.99">
                <text:p>6574.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15.09">
                <text:p>6815.0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850.23">
                <text:p>6850.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998">
                <text:p>69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245">
                <text:p>72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182">
                <text:p>718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240.06">
                <text:p>7240.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239">
                <text:p>723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369.99">
                <text:p>7369.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380.54">
                <text:p>7380.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735.96">
                <text:p>7735.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864.5">
                <text:p>7864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498">
                <text:p>74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765.08">
                <text:p>7765.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928.96">
                <text:p>7928.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799.37">
                <text:p>7799.3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699.19">
                <text:p>7699.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588.72">
                <text:p>7588.7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674.97">
                <text:p>7674.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747.96">
                <text:p>7747.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676.09">
                <text:p>7676.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726.14">
                <text:p>7726.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761.94">
                <text:p>7761.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779.99">
                <text:p>7779.9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690.01">
                <text:p>7690.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753.83">
                <text:p>7753.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750.02">
                <text:p>7750.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024.98">
                <text:p>8024.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972.55">
                <text:p>7972.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014.01">
                <text:p>8014.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057.01">
                <text:p>8057.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217.31">
                <text:p>8217.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237.77">
                <text:p>8237.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212">
                <text:p>82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894.41">
                <text:p>7894.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165.55">
                <text:p>8165.5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241.06">
                <text:p>8241.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370.01">
                <text:p>8370.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109.83">
                <text:p>8109.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119.51">
                <text:p>8119.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189.89">
                <text:p>8189.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289.88">
                <text:p>8289.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270.02">
                <text:p>8270.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205.02">
                <text:p>8205.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199.98">
                <text:p>8199.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205.92">
                <text:p>8205.9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81.73">
                <text:p>8181.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099.97">
                <text:p>8099.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168.12">
                <text:p>8168.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148.43">
                <text:p>8148.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019.99">
                <text:p>8019.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115.88">
                <text:p>8115.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280">
                <text:p>828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130.73">
                <text:p>8130.7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10.02">
                <text:p>8110.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224.98">
                <text:p>8224.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174.99">
                <text:p>8174.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280.89">
                <text:p>8280.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419.54">
                <text:p>8419.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542.99">
                <text:p>8542.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545.97">
                <text:p>8545.9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700.01">
                <text:p>8700.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805.88">
                <text:p>8805.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864">
                <text:p>88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903.01">
                <text:p>8903.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075.01">
                <text:p>9075.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099.99">
                <text:p>9099.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128.02">
                <text:p>9128.0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459.02">
                <text:p>9459.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645.55">
                <text:p>9645.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498.99">
                <text:p>9498.9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568.94">
                <text:p>9568.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499.99">
                <text:p>9499.9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650">
                <text:p>965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712.06">
                <text:p>9712.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817">
                <text:p>98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915">
                <text:p>99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822.33">
                <text:p>9822.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899.99">
                <text:p>9899.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896.8">
                <text:p>9896.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249.03">
                <text:p>10249.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429.98">
                <text:p>10429.9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776.3">
                <text:p>10776.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770.89">
                <text:p>10770.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306">
                <text:p>93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687.88">
                <text:p>9687.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404.98">
                <text:p>10404.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761">
                <text:p>97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838.96">
                <text:p>9838.9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698.23">
                <text:p>9698.2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956.24">
                <text:p>9956.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460">
                <text:p>1046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529.1">
                <text:p>10529.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782.99">
                <text:p>10782.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900.46">
                <text:p>10900.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931.04">
                <text:p>10931.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940.98">
                <text:p>10940.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709.73">
                <text:p>10709.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882.12">
                <text:p>10882.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890.01">
                <text:p>10890.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980">
                <text:p>1098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146.02">
                <text:p>11146.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615.99">
                <text:p>11615.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735">
                <text:p>117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165.41">
                <text:p>11165.4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369.96">
                <text:p>11369.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544.76">
                <text:p>11544.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120.82">
                <text:p>11120.8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301.07">
                <text:p>11301.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149.25">
                <text:p>11149.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579">
                <text:p>115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609.99">
                <text:p>11609.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664">
                <text:p>116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800">
                <text:p>1180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694">
                <text:p>116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699.99">
                <text:p>11699.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217.96">
                <text:p>12217.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426.93">
                <text:p>12426.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593.96">
                <text:p>12593.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322.4">
                <text:p>12322.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054.99">
                <text:p>13054.9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550.05">
                <text:p>13550.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634.99">
                <text:p>13634.9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02.84">
                <text:p>14302.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799.98">
                <text:p>13799.9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310.01">
                <text:p>15310.0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007.01">
                <text:p>15007.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99">
                <text:p>1659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398.85">
                <text:p>16398.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880">
                <text:p>1588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834.98">
                <text:p>14834.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265.7">
                <text:p>15265.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199.96">
                <text:p>15199.9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880">
                <text:p>1588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502.56">
                <text:p>15502.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340.01">
                <text:p>15340.0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700.01">
                <text:p>14700.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405.48">
                <text:p>14405.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908">
                <text:p>139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656.07">
                <text:p>14656.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2647.07">
                <text:p>12647.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419.98">
                <text:p>13419.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560.55">
                <text:p>13560.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465.68">
                <text:p>15465.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899.98">
                <text:p>14899.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160.01">
                <text:p>16160.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431">
                <text:p>164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052.02">
                <text:p>16052.0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359.8">
                <text:p>16359.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999">
                <text:p>169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587.97">
                <text:p>16587.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288">
                <text:p>162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799.97">
                <text:p>16799.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600">
                <text:p>1660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311.68">
                <text:p>16311.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514">
                <text:p>165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349.99">
                <text:p>16349.9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668.11">
                <text:p>15668.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092.34">
                <text:p>16092.3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842.17">
                <text:p>15842.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844.21">
                <text:p>15844.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678.66">
                <text:p>15678.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033.29">
                <text:p>16033.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635.09">
                <text:p>15635.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775.23">
                <text:p>15775.2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074.54">
                <text:p>16074.5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350">
                <text:p>1635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334.98">
                <text:p>16334.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7119">
                <text:p>1711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073.27">
                <text:p>17073.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542.81">
                <text:p>17542.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636.98">
                <text:p>17636.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539.83">
                <text:p>17539.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7250">
                <text:p>1725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677.54">
                <text:p>17677.5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829.99">
                <text:p>17829.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8751.02">
                <text:p>18751.0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219">
                <text:p>192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9102.66">
                <text:p>19102.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017.75">
                <text:p>19017.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9462.98">
                <text:p>19462.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709.5">
                <text:p>19709.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9220">
                <text:p>192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8845.91">
                <text:p>18845.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860.02">
                <text:p>18860.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570.03">
                <text:p>18570.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576.99">
                <text:p>18576.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9126.66">
                <text:p>19126.6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670">
                <text:p>1867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590">
                <text:p>1859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8856.25">
                <text:p>18856.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8729.17">
                <text:p>18729.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8562.01">
                <text:p>18562.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7250">
                <text:p>1725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7164.85">
                <text:p>17164.8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622.26">
                <text:p>17622.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7295.2">
                <text:p>17295.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700.35">
                <text:p>16700.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354.17">
                <text:p>16354.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7253">
                <text:p>172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505">
                <text:p>165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782">
                <text:p>167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488.98">
                <text:p>16488.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901.03">
                <text:p>16901.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038.99">
                <text:p>17038.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490.99">
                <text:p>16490.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700.94">
                <text:p>14700.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492.64">
                <text:p>15492.6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780">
                <text:p>1378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726.45">
                <text:p>12726.4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456">
                <text:p>134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660.27">
                <text:p>12660.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178">
                <text:p>1317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326.61">
                <text:p>13326.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284.95">
                <text:p>14284.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3609.25">
                <text:p>13609.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642.99">
                <text:p>14642.9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218.39">
                <text:p>14218.3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434.01">
                <text:p>14434.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271.05">
                <text:p>13271.0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252.12">
                <text:p>13252.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345.89">
                <text:p>12345.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543.07">
                <text:p>12543.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264.33">
                <text:p>12264.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957.55">
                <text:p>12957.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561.14">
                <text:p>13561.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3473">
                <text:p>1347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3808.08">
                <text:p>13808.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699.34">
                <text:p>13699.3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321.99">
                <text:p>14321.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063.02">
                <text:p>15063.0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849.98">
                <text:p>14849.9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649">
                <text:p>1564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7.88">
                <text:p>15787.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689.01">
                <text:p>15689.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80.56">
                <text:p>15880.5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055">
                <text:p>1605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570.13">
                <text:p>15570.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155.01">
                <text:p>15155.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793.25">
                <text:p>14793.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459.99">
                <text:p>15459.9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163.42">
                <text:p>14163.4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984.39">
                <text:p>13984.3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3578.98">
                <text:p>13578.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040">
                <text:p>1404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736.43">
                <text:p>13736.4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182.11">
                <text:p>14182.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725">
                <text:p>147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450">
                <text:p>1445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280.01">
                <text:p>14280.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557.49">
                <text:p>14557.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640.7">
                <text:p>14640.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378.9">
                <text:p>14378.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423.64">
                <text:p>13423.6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620">
                <text:p>1362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150">
                <text:p>1315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313.99">
                <text:p>12313.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3040">
                <text:p>1304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440.01">
                <text:p>12440.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962.06">
                <text:p>12962.0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797.46">
                <text:p>12797.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989.94">
                <text:p>12989.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212.68">
                <text:p>13212.6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780.16">
                <text:p>13780.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716.36">
                <text:p>13716.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410.03">
                <text:p>13410.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570.35">
                <text:p>13570.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220.56">
                <text:p>13220.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247">
                <text:p>1324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240.37">
                <text:p>13240.3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380">
                <text:p>1338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353.78">
                <text:p>13353.7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343">
                <text:p>133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490">
                <text:p>1349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690.03">
                <text:p>13690.0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732.75">
                <text:p>14732.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675.11">
                <text:p>14675.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818.49">
                <text:p>14818.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5170">
                <text:p>1517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730.05">
                <text:p>14730.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5033.77">
                <text:p>15033.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700.01">
                <text:p>14700.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919.51">
                <text:p>14919.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5119.97">
                <text:p>15119.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748">
                <text:p>1474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539.97">
                <text:p>14539.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353.01">
                <text:p>14353.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895.19">
                <text:p>14895.1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5059.54">
                <text:p>15059.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965.37">
                <text:p>14965.3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920.14">
                <text:p>14920.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090.69">
                <text:p>16090.6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087.72">
                <text:p>16087.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593.01">
                <text:p>16593.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60.39">
                <text:p>16960.3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521.59">
                <text:p>16521.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518">
                <text:p>1651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529.89">
                <text:p>16529.8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556.22">
                <text:p>16556.2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770.01">
                <text:p>16770.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069.79">
                <text:p>17069.7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740.68">
                <text:p>16740.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746.99">
                <text:p>16746.9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607">
                <text:p>166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439.65">
                <text:p>16439.6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100.9">
                <text:p>16100.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150.03">
                <text:p>16150.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670.37">
                <text:p>15670.3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5865">
                <text:p>158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299.98">
                <text:p>14299.9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196.55">
                <text:p>15196.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902.54">
                <text:p>14902.5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5210">
                <text:p>152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5062.28">
                <text:p>15062.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726">
                <text:p>1472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654.96">
                <text:p>14654.9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717.82">
                <text:p>14717.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400">
                <text:p>144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964.05">
                <text:p>13964.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919.08">
                <text:p>13919.0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399.95">
                <text:p>14399.9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349.98">
                <text:p>14349.9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907.09">
                <text:p>14907.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920">
                <text:p>1292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530.42">
                <text:p>13530.4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385.1">
                <text:p>13385.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958.08">
                <text:p>13958.0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430.16">
                <text:p>13430.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238.78">
                <text:p>13238.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850">
                <text:p>1385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722.04">
                <text:p>13722.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900.02">
                <text:p>13900.0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411.79">
                <text:p>13411.7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717">
                <text:p>137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740.01">
                <text:p>13740.0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066">
                <text:p>1406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255.09">
                <text:p>14255.0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178">
                <text:p>141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241.26">
                <text:p>14241.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089.34">
                <text:p>14089.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210">
                <text:p>1421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162">
                <text:p>1416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590">
                <text:p>1359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280.15">
                <text:p>13280.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2869.89">
                <text:p>12869.8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109">
                <text:p>1310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474.99">
                <text:p>13474.9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368.43">
                <text:p>13368.4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355">
                <text:p>133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644.9">
                <text:p>13644.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990.01">
                <text:p>13990.0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760">
                <text:p>1376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539.93">
                <text:p>13539.9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2828.99">
                <text:p>12828.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347.32">
                <text:p>12347.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2127.16">
                <text:p>12127.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964.02">
                <text:p>11964.0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064.52">
                <text:p>11064.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415.99">
                <text:p>10415.9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765.01">
                <text:p>10765.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808.14">
                <text:p>9808.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27.47">
                <text:p>9227.4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390">
                <text:p>1039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988.79">
                <text:p>10988.7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955.45">
                <text:p>10955.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472.97">
                <text:p>10472.9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413.78">
                <text:p>11413.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541.94">
                <text:p>11541.9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961.97">
                <text:p>10961.9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830.52">
                <text:p>10830.5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069.72">
                <text:p>11069.7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530.22">
                <text:p>11530.2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400">
                <text:p>1140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160.5">
                <text:p>11160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474.98">
                <text:p>11474.9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749.93">
                <text:p>11749.9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2660.98">
                <text:p>12660.9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320.01">
                <text:p>12320.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539.05">
                <text:p>12539.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770.02">
                <text:p>12770.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799.94">
                <text:p>12799.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701.14">
                <text:p>11701.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194.18">
                <text:p>12194.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412">
                <text:p>114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356.99">
                <text:p>11356.9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530">
                <text:p>1153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502.93">
                <text:p>11502.9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743.97">
                <text:p>11743.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240">
                <text:p>1124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330">
                <text:p>1033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540.71">
                <text:p>10540.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760.05">
                <text:p>10760.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835">
                <text:p>108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143.1">
                <text:p>10143.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952.98">
                <text:p>10952.9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799.18">
                <text:p>10799.1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820.32">
                <text:p>10820.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956">
                <text:p>1095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111">
                <text:p>111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070.09">
                <text:p>11070.0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235.28">
                <text:p>11235.2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349.99">
                <text:p>11349.9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688.5">
                <text:p>11688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460">
                <text:p>1146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237.57">
                <text:p>11237.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175.27">
                <text:p>11175.2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507.34">
                <text:p>11507.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513.97">
                <text:p>10513.9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147.85">
                <text:p>11147.8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933">
                <text:p>109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985">
                <text:p>1098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243.68">
                <text:p>11243.6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020">
                <text:p>1102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464.97">
                <text:p>11464.9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505.17">
                <text:p>11505.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491">
                <text:p>114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592.93">
                <text:p>11592.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969">
                <text:p>1196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2012.62">
                <text:p>12012.6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791.12">
                <text:p>11791.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870">
                <text:p>1187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879.95">
                <text:p>11879.9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598.98">
                <text:p>11598.9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318.01">
                <text:p>11318.0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279.99">
                <text:p>11279.9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383.91">
                <text:p>11383.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283.81">
                <text:p>11283.8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251">
                <text:p>1125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995.06">
                <text:p>10995.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118.99">
                <text:p>11118.9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047.34">
                <text:p>11047.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323.02">
                <text:p>10323.0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399.99">
                <text:p>10399.9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237.51">
                <text:p>10237.5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90.05">
                <text:p>10290.0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17.47">
                <text:p>10017.4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114.27">
                <text:p>10114.2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285.1">
                <text:p>10285.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9.8">
                <text:p>10069.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63.75">
                <text:p>10063.7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591.44">
                <text:p>9591.4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9339.87">
                <text:p>9339.8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941.94">
                <text:p>8941.9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224.52">
                <text:p>9224.5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8883.11">
                <text:p>8883.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8673.11">
                <text:p>8673.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8299.75">
                <text:p>8299.7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699.72">
                <text:p>8699.7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873.03">
                <text:p>8873.0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344.81">
                <text:p>8344.8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8708.82">
                <text:p>8708.8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099.87">
                <text:p>9099.8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173">
                <text:p>917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339.43">
                <text:p>9339.4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199.96">
                <text:p>9199.9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219.18">
                <text:p>9219.1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691.99">
                <text:p>8691.9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419.96">
                <text:p>8419.96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8264.2">
                <text:p>8264.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184.81">
                <text:p>8184.8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137.23">
                <text:p>8137.2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965.01">
                <text:p>7965.0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578">
                <text:p>757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384.85">
                <text:p>7384.8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698.33">
                <text:p>6698.3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939.99">
                <text:p>6939.9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327.05">
                <text:p>6327.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043">
                <text:p>604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559">
                <text:p>655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290.61">
                <text:p>7290.6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544.93">
                <text:p>7544.9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652.14">
                <text:p>7652.1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669.97">
                <text:p>7669.9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151.53">
                <text:p>8151.5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130.81">
                <text:p>8130.8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7599">
                <text:p>759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784.02">
                <text:p>7784.0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8280.11">
                <text:p>8280.1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8333.91">
                <text:p>8333.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633.15">
                <text:p>8633.1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683.92">
                <text:p>8683.9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8905.84">
                <text:p>8905.8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8915.15">
                <text:p>8915.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8635.99">
                <text:p>8635.9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8263.51">
                <text:p>8263.5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8533.98">
                <text:p>8533.9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969.05">
                <text:p>7969.0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850.72">
                <text:p>7850.7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449.86">
                <text:p>8449.8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8063.88">
                <text:p>8063.8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479.99">
                <text:p>8479.9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473.76">
                <text:p>8473.7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8640.01">
                <text:p>8640.0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670">
                <text:p>867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8792.76">
                <text:p>8792.7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903">
                <text:p>890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8760.59">
                <text:p>8760.5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8669.39">
                <text:p>8669.3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8531.47">
                <text:p>8531.4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8489.91">
                <text:p>8489.9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616.04">
                <text:p>8616.0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8539.9">
                <text:p>8539.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8709">
                <text:p>870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8870.17">
                <text:p>8870.1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8927">
                <text:p>892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330.08">
                <text:p>9330.0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239.36">
                <text:p>9239.36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449.99">
                <text:p>9449.9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636.58">
                <text:p>9636.5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9810.01">
                <text:p>9810.0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566.56">
                <text:p>9566.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9811.01">
                <text:p>9811.0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110.75">
                <text:p>10110.7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000.09">
                <text:p>10000.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104.7">
                <text:p>10104.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688.5">
                <text:p>9688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799.43">
                <text:p>9799.4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039.98">
                <text:p>10039.9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030.66">
                <text:p>10030.6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159.98">
                <text:p>10159.9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459.04">
                <text:p>10459.0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727.91">
                <text:p>10727.9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683">
                <text:p>1068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731.48">
                <text:p>10731.4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722.99">
                <text:p>10722.9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39.55">
                <text:p>11039.5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589.76">
                <text:p>10589.7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633.73">
                <text:p>10633.7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831.26">
                <text:p>10831.2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0383.43">
                <text:p>10383.4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0499">
                <text:p>1049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0815.62">
                <text:p>10815.6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0918.84">
                <text:p>10918.8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71.71">
                <text:p>11171.7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6.06">
                <text:p>11126.0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53">
                <text:p>1115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424.1">
                <text:p>11424.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535">
                <text:p>1153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400">
                <text:p>1140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516.99">
                <text:p>11516.9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200.99">
                <text:p>11200.9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915.34">
                <text:p>10915.3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125">
                <text:p>1112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0948">
                <text:p>1094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540.31">
                <text:p>10540.3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0385.5">
                <text:p>10385.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0437.6">
                <text:p>10437.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0711.84">
                <text:p>10711.8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0259.87">
                <text:p>10259.8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980.98">
                <text:p>9980.9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027.7">
                <text:p>10027.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811.04">
                <text:p>9811.0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807.89">
                <text:p>9807.8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865.66">
                <text:p>9865.6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180.06">
                <text:p>10180.0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131.04">
                <text:p>10131.0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400">
                <text:p>1040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119.16">
                <text:p>10119.1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757">
                <text:p>975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752.07">
                <text:p>9752.0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570">
                <text:p>957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694.51">
                <text:p>9694.5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559.01">
                <text:p>9559.0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727.3">
                <text:p>9727.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665.99">
                <text:p>9665.9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473.09">
                <text:p>9473.0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454.49">
                <text:p>9454.4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715.99">
                <text:p>9715.9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260.92">
                <text:p>10260.9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238.62">
                <text:p>10238.6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270">
                <text:p>1027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600">
                <text:p>1060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568.01">
                <text:p>10568.0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697">
                <text:p>1069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0569.04">
                <text:p>10569.0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0919.9">
                <text:p>10919.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0748.86">
                <text:p>10748.8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570.95">
                <text:p>10570.9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0506.85">
                <text:p>10506.8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0560.02">
                <text:p>10560.0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326.76">
                <text:p>10326.7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356.03">
                <text:p>10356.0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549.33">
                <text:p>10549.3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671.93">
                <text:p>10671.9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717">
                <text:p>1071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0920">
                <text:p>1092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117.97">
                <text:p>11117.9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080.42">
                <text:p>11080.4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0898.95">
                <text:p>10898.9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0855.34">
                <text:p>10855.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937">
                <text:p>1093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039">
                <text:p>1103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324">
                <text:p>1132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287.21">
                <text:p>11287.2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483.77">
                <text:p>11483.7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505.21">
                <text:p>11505.2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464.48">
                <text:p>11464.4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163">
                <text:p>1116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140.3">
                <text:p>11140.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159.68">
                <text:p>11159.6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150.01">
                <text:p>11150.0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378.89">
                <text:p>11378.8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568.03">
                <text:p>11568.0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539.87">
                <text:p>11539.8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515.61">
                <text:p>11515.6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669.08">
                <text:p>11669.0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280.01">
                <text:p>11280.0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937">
                <text:p>1093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0966">
                <text:p>1096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0707">
                <text:p>1070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0716.48">
                <text:p>10716.4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0724.99">
                <text:p>10724.9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0510">
                <text:p>1051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0635.03">
                <text:p>10635.0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0679.56">
                <text:p>10679.5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9844.18">
                <text:p>9844.1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910">
                <text:p>991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9500">
                <text:p>950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9936.98">
                <text:p>9936.9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9910.09">
                <text:p>9910.0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9909.29">
                <text:p>9909.2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9357.86">
                <text:p>9357.8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9271.64">
                <text:p>9271.6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953.01">
                <text:p>8953.0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686.43">
                <text:p>8686.4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923">
                <text:p>892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927">
                <text:p>892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9227">
                <text:p>922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210">
                <text:p>921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327.43">
                <text:p>9327.4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345">
                <text:p>934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346.14">
                <text:p>9346.1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089.93">
                <text:p>9089.9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770.22">
                <text:p>8770.2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617">
                <text:p>861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027.68">
                <text:p>9027.6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036.04">
                <text:p>9036.04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639.57">
                <text:p>9639.5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9533.57">
                <text:p>9533.5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9416.09">
                <text:p>9416.0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9599.92">
                <text:p>9599.9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9837.03">
                <text:p>9837.0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9170.01">
                <text:p>9170.0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927">
                <text:p>892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9131.34">
                <text:p>9131.3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9037.71">
                <text:p>9037.7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9205.17">
                <text:p>9205.1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9044.9">
                <text:p>9044.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9051">
                <text:p>905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9069.3">
                <text:p>9069.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9150">
                <text:p>915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9249.93">
                <text:p>9249.9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079.92">
                <text:p>9079.9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675.08">
                <text:p>8675.0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725.83">
                <text:p>8725.8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285.97">
                <text:p>8285.9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870.15">
                <text:p>7870.1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888.94">
                <text:p>7888.9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235">
                <text:p>823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099">
                <text:p>809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203.03">
                <text:p>8203.0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240.98">
                <text:p>8240.9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8040.74">
                <text:p>8040.7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233">
                <text:p>823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192.94">
                <text:p>8192.9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539">
                <text:p>853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8536.17">
                <text:p>8536.1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8260">
                <text:p>826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8199.92">
                <text:p>8199.9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8186.02">
                <text:p>8186.0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887.11">
                <text:p>7887.1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824.8">
                <text:p>7824.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666.35">
                <text:p>7666.3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659.99">
                <text:p>7659.9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760.09">
                <text:p>7760.0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463.53">
                <text:p>7463.5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189.99">
                <text:p>8189.9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169.25">
                <text:p>8169.2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289.01">
                <text:p>8289.0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395.81">
                <text:p>8395.8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599.97">
                <text:p>8599.9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385.12">
                <text:p>8385.1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516">
                <text:p>851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513.97">
                <text:p>8513.9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909.98">
                <text:p>8909.9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042.23">
                <text:p>9042.2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931.01">
                <text:p>8931.0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9063">
                <text:p>906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9039.99">
                <text:p>9039.9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862.92">
                <text:p>8862.9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885">
                <text:p>888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9017.01">
                <text:p>9017.0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955.09">
                <text:p>8955.0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642.01">
                <text:p>8642.0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611.51">
                <text:p>8611.5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610.99">
                <text:p>8610.9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722.9">
                <text:p>8722.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410.05">
                <text:p>8410.0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398.65">
                <text:p>8398.6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510">
                <text:p>851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613">
                <text:p>861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623.99">
                <text:p>8623.9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8898.03">
                <text:p>8898.0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880.02">
                <text:p>8880.0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8930">
                <text:p>893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8723">
                <text:p>872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8950">
                <text:p>895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8892.56">
                <text:p>8892.5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546.86">
                <text:p>8546.8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555.58">
                <text:p>8555.5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466.53">
                <text:p>8466.5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407">
                <text:p>84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612.09">
                <text:p>8612.0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470.15">
                <text:p>8470.1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440.92">
                <text:p>8440.9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405.88">
                <text:p>8405.8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057.16">
                <text:p>8057.1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910.03">
                <text:p>7910.0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8134.23">
                <text:p>8134.2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866.42">
                <text:p>7866.4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917.09">
                <text:p>7917.0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934.22">
                <text:p>7934.2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066.87">
                <text:p>8066.8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795.51">
                <text:p>7795.5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874.98">
                <text:p>7874.9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873.99">
                <text:p>7873.9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860.01">
                <text:p>7860.0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899.94">
                <text:p>7899.9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949.3">
                <text:p>7949.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880.94">
                <text:p>7880.9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541.98">
                <text:p>7541.9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466.97">
                <text:p>7466.9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474.01">
                <text:p>7474.0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341">
                <text:p>734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090.14">
                <text:p>7090.1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861.01">
                <text:p>6861.0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222.25">
                <text:p>7222.2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027.72">
                <text:p>7027.7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839.98">
                <text:p>6839.9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800.63">
                <text:p>6800.6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840.23">
                <text:p>6840.2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959.02">
                <text:p>6959.0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805.76">
                <text:p>6805.7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073.63">
                <text:p>7073.6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064.98">
                <text:p>7064.9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048.23">
                <text:p>7048.2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923.91">
                <text:p>6923.9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922.12">
                <text:p>6922.1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713.81">
                <text:p>6713.8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685.1">
                <text:p>6685.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900.99">
                <text:p>6900.9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813.01">
                <text:p>6813.0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980.72">
                <text:p>6980.7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060.22">
                <text:p>7060.2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046.01">
                <text:p>7046.0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020.72">
                <text:p>7020.7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989.8">
                <text:p>6989.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180.01">
                <text:p>7180.0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307.48">
                <text:p>7307.4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370.01">
                <text:p>7370.0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467.11">
                <text:p>7467.1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405.21">
                <text:p>7405.2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295.71">
                <text:p>7295.7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304.31">
                <text:p>7304.3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058">
                <text:p>705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854.41">
                <text:p>6854.4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796.1">
                <text:p>6796.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776.99">
                <text:p>6776.9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792.52">
                <text:p>6792.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779">
                <text:p>677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749.53">
                <text:p>6749.5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760.96">
                <text:p>6760.9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770.76">
                <text:p>6770.76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622.05">
                <text:p>6622.0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600">
                <text:p>660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580.01">
                <text:p>6580.0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618.39">
                <text:p>6618.3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601.39">
                <text:p>6601.3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864.32">
                <text:p>6864.3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864.08">
                <text:p>6864.0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862.04">
                <text:p>6862.0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988.99">
                <text:p>6988.9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895.8">
                <text:p>6895.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964.98">
                <text:p>6964.9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939">
                <text:p>693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099.85">
                <text:p>7099.8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049.93">
                <text:p>7049.9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994.42">
                <text:p>6994.4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018">
                <text:p>701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131.85">
                <text:p>7131.8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738.98">
                <text:p>6738.9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672.08">
                <text:p>6672.0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782.72">
                <text:p>6782.7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805.63">
                <text:p>6805.6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715.51">
                <text:p>6715.5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837.54">
                <text:p>6837.5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844.93">
                <text:p>6844.9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843.9">
                <text:p>6843.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818.79">
                <text:p>6818.7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846.89">
                <text:p>6846.8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851.97">
                <text:p>6851.9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927.06">
                <text:p>6927.0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910.63">
                <text:p>6910.6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953.79">
                <text:p>6953.7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965.2">
                <text:p>6965.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826.61">
                <text:p>6826.6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614.21">
                <text:p>7614.2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923">
                <text:p>792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832.99">
                <text:p>7832.9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093.01">
                <text:p>8093.0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8091">
                <text:p>809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125">
                <text:p>812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8094">
                <text:p>809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877.41">
                <text:p>7877.4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8044.66">
                <text:p>8044.66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8127.74">
                <text:p>8127.7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965.32">
                <text:p>7965.3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955.01">
                <text:p>7955.0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999.01">
                <text:p>7999.0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083.99">
                <text:p>8083.9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8074.99">
                <text:p>8074.9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8269.99">
                <text:p>8269.9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8300.01">
                <text:p>8300.0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8146.9">
                <text:p>8146.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8110">
                <text:p>811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971.99">
                <text:p>7971.9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983.99">
                <text:p>7983.9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8064.92">
                <text:p>8064.9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8045.78">
                <text:p>8045.7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8138.45">
                <text:p>8138.4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8124.87">
                <text:p>8124.8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8088.63">
                <text:p>8088.6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874.01">
                <text:p>7874.0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885.02">
                <text:p>7885.0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947.71">
                <text:p>7947.7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8107.23">
                <text:p>8107.2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8103">
                <text:p>810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994">
                <text:p>799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8116.65">
                <text:p>8116.6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8173">
                <text:p>817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8185">
                <text:p>818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8166.97">
                <text:p>8166.9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8207.01">
                <text:p>8207.0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8239.02">
                <text:p>8239.0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8249.95">
                <text:p>8249.9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8278">
                <text:p>827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8331.03">
                <text:p>8331.0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8319.97">
                <text:p>8319.9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515.01">
                <text:p>8515.0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8459.99">
                <text:p>8459.9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8518">
                <text:p>851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8856.98">
                <text:p>8856.9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8874.88">
                <text:p>8874.8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8828.2">
                <text:p>8828.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8792.47">
                <text:p>8792.4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8915.31">
                <text:p>8915.3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8811">
                <text:p>881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8875">
                <text:p>887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8916.01">
                <text:p>8916.0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940.67">
                <text:p>8940.6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787.02">
                <text:p>8787.0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861.52">
                <text:p>8861.5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8942.39">
                <text:p>8942.3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8910.02">
                <text:p>8910.02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847.37">
                <text:p>8847.3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934.01">
                <text:p>8934.0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9192.47">
                <text:p>9192.4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9294.57">
                <text:p>9294.5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9347.77">
                <text:p>9347.7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449.9">
                <text:p>9449.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619.99">
                <text:p>9619.9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347.99">
                <text:p>9347.9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416.39">
                <text:p>9416.3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144.03">
                <text:p>9144.0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972.09">
                <text:p>8972.0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969.98">
                <text:p>8969.9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8869.99">
                <text:p>8869.9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8808.02">
                <text:p>8808.0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8847.97">
                <text:p>8847.9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857.01">
                <text:p>8857.0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806.1">
                <text:p>8806.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8881.54">
                <text:p>8881.5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9266">
                <text:p>926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143.01">
                <text:p>9143.01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240.97">
                <text:p>9240.9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241.21">
                <text:p>9241.21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915.35">
                <text:p>8915.3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9126.22">
                <text:p>9126.2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218.57">
                <text:p>9218.5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9393">
                <text:p>939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9484.26">
                <text:p>9484.2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9443.2">
                <text:p>9443.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9265">
                <text:p>926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9337.06">
                <text:p>9337.0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9320.07">
                <text:p>9320.0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9269.85">
                <text:p>9269.8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9222.01">
                <text:p>9222.0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9276">
                <text:p>927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9318.06">
                <text:p>9318.06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9337.55">
                <text:p>9337.5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9246.01">
                <text:p>9246.0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938.01">
                <text:p>8938.0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8973.71">
                <text:p>8973.7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975.01">
                <text:p>8975.0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8915.09">
                <text:p>8915.0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979.52">
                <text:p>8979.5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9071.48">
                <text:p>9071.4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9039.06">
                <text:p>9039.0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9145">
                <text:p>914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9170.15">
                <text:p>9170.1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9138.94">
                <text:p>9138.9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9247.84">
                <text:p>9247.8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9250.9">
                <text:p>9250.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9249.86">
                <text:p>9249.8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9224.75">
                <text:p>9224.7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9442.28">
                <text:p>9442.2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9666.01">
                <text:p>9666.0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697.99">
                <text:p>9697.9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9765">
                <text:p>976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9614.67">
                <text:p>9614.6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9671.23">
                <text:p>9671.2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9713.99">
                <text:p>9713.9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9830.32">
                <text:p>9830.3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9811.84">
                <text:p>9811.8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9929.99">
                <text:p>9929.9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9864">
                <text:p>986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9895.99">
                <text:p>9895.9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9724">
                <text:p>972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9539.94">
                <text:p>9539.9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9513.93">
                <text:p>9513.9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9548.01">
                <text:p>9548.0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9659.01">
                <text:p>9659.0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9350.02">
                <text:p>9350.0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9324.25">
                <text:p>9324.2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9339">
                <text:p>933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9365.28">
                <text:p>9365.2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9430.49">
                <text:p>9430.4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9365">
                <text:p>936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9370">
                <text:p>937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199.6">
                <text:p>9199.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9255.01">
                <text:p>9255.0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9187.56">
                <text:p>9187.5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9032.08">
                <text:p>9032.0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9033.12">
                <text:p>9033.1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9258.13">
                <text:p>9258.1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9289.25">
                <text:p>9289.2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9344.89">
                <text:p>9344.89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9369">
                <text:p>936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9344">
                <text:p>934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9350">
                <text:p>935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9085">
                <text:p>908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9002.2">
                <text:p>9002.2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918.86">
                <text:p>8918.8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8723">
                <text:p>872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8594.98">
                <text:p>8594.9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8577.42">
                <text:p>8577.4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8600.96">
                <text:p>8600.9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8385.03">
                <text:p>8385.0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524.02">
                <text:p>8524.0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313.13">
                <text:p>8313.1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480.02">
                <text:p>8480.0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465.94">
                <text:p>8465.9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433">
                <text:p>843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459">
                <text:p>845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625.5">
                <text:p>8625.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679.71">
                <text:p>8679.7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390">
                <text:p>839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376.33">
                <text:p>8376.3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415.01">
                <text:p>8415.0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789.12">
                <text:p>8789.1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747.49">
                <text:p>8747.49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663.34">
                <text:p>8663.3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716.44">
                <text:p>8716.4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745.9">
                <text:p>8745.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517.01">
                <text:p>8517.0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554.99">
                <text:p>8554.9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216.22">
                <text:p>8216.2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218.22">
                <text:p>8218.2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330">
                <text:p>833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352">
                <text:p>835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239.5">
                <text:p>8239.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296.98">
                <text:p>8296.9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041.46">
                <text:p>8041.4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093.44">
                <text:p>8093.4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103.96">
                <text:p>8103.9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109.99">
                <text:p>8109.9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231.1">
                <text:p>8231.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239.81">
                <text:p>8239.8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224.4">
                <text:p>8224.4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158">
                <text:p>815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366.08">
                <text:p>8366.0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310">
                <text:p>831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305.37">
                <text:p>8305.3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233.49">
                <text:p>8233.49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246.02">
                <text:p>8246.0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263.03">
                <text:p>8263.0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340.88">
                <text:p>8340.8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389">
                <text:p>838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528">
                <text:p>852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526.98">
                <text:p>8526.9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501">
                <text:p>850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540">
                <text:p>854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469.98">
                <text:p>8469.9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396.01">
                <text:p>8396.0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368.18">
                <text:p>8368.1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381.24">
                <text:p>8381.2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324.94">
                <text:p>8324.9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202.21">
                <text:p>8202.2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171.09">
                <text:p>8171.0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977.11">
                <text:p>7977.1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691">
                <text:p>769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589.99">
                <text:p>7589.9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501.95">
                <text:p>7501.9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604.35">
                <text:p>7604.3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542.02">
                <text:p>7542.0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364.99">
                <text:p>7364.9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576.06">
                <text:p>7576.0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579.58">
                <text:p>7579.5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575.01">
                <text:p>7575.0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591.96">
                <text:p>7591.9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420.43">
                <text:p>7420.4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463.97">
                <text:p>7463.9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500.02">
                <text:p>7500.0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416.01">
                <text:p>7416.0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435.46">
                <text:p>7435.4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528.68">
                <text:p>7528.6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542.77">
                <text:p>7542.7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533.35">
                <text:p>7533.3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333.96">
                <text:p>7333.9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297.95">
                <text:p>7297.9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314.66">
                <text:p>7314.6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342">
                <text:p>734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287.5">
                <text:p>7287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338.99">
                <text:p>7338.9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374.98">
                <text:p>7374.9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215">
                <text:p>721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191.65">
                <text:p>7191.6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220.12">
                <text:p>7220.1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214.99">
                <text:p>7214.99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099">
                <text:p>709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115.99">
                <text:p>7115.9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154.01">
                <text:p>7154.0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405.61">
                <text:p>7405.6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430.53">
                <text:p>7430.5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473.01">
                <text:p>7473.0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461.29">
                <text:p>7461.2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486.01">
                <text:p>7486.0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491.12">
                <text:p>7491.1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518.51">
                <text:p>7518.5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324.81">
                <text:p>7324.8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314.98">
                <text:p>7314.9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375.96">
                <text:p>7375.9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370.24">
                <text:p>7370.24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558.98">
                <text:p>7558.9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531.97">
                <text:p>7531.9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558.63">
                <text:p>7558.6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544.9">
                <text:p>7544.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485.01">
                <text:p>7485.0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495.13">
                <text:p>7495.13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572.09">
                <text:p>7572.0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361.39">
                <text:p>7361.3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447.3">
                <text:p>7447.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440.14">
                <text:p>7440.1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521.01">
                <text:p>7521.0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652.28">
                <text:p>7652.2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623.1">
                <text:p>7623.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640.03">
                <text:p>7640.0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643.1">
                <text:p>7643.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714.85">
                <text:p>7714.8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730.01">
                <text:p>7730.01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699.57">
                <text:p>7699.57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714.26">
                <text:p>7714.2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597.7">
                <text:p>7597.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505">
                <text:p>750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496.99">
                <text:p>7496.99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494.99">
                <text:p>7494.9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417.36">
                <text:p>7417.3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412.01">
                <text:p>7412.0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428.88">
                <text:p>7428.8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577.09">
                <text:p>7577.0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621.01">
                <text:p>7621.0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595">
                <text:p>759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619.15">
                <text:p>7619.1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7619">
                <text:p>7619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7650.5">
                <text:p>7650.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7526.87">
                <text:p>7526.8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7658.84">
                <text:p>7658.8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7722.28">
                <text:p>7722.2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7708.31">
                <text:p>7708.3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696.23">
                <text:p>7696.2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7691.43">
                <text:p>7691.4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695.12">
                <text:p>7695.12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691.08">
                <text:p>7691.0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630.5">
                <text:p>7630.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7627.88">
                <text:p>7627.8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7558.99">
                <text:p>7558.9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7627.51">
                <text:p>7627.5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7641.13">
                <text:p>7641.1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7603.44">
                <text:p>7603.4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7661.15">
                <text:p>7661.1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649.01">
                <text:p>7649.0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635.01">
                <text:p>7635.0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7613.86">
                <text:p>7613.8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7491.73">
                <text:p>7491.7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7261.03">
                <text:p>7261.03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7185.53">
                <text:p>7185.5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7235.1">
                <text:p>7235.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228.78">
                <text:p>7228.7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839">
                <text:p>683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764.99">
                <text:p>6764.99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6768.6">
                <text:p>6768.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6770.56">
                <text:p>6770.5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6682">
                <text:p>668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6747.65">
                <text:p>6747.6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6831.7">
                <text:p>6831.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6497.97">
                <text:p>6497.9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6537.63">
                <text:p>6537.6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6537.44">
                <text:p>6537.4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6447.01">
                <text:p>6447.0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6366.31">
                <text:p>6366.3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6273.87">
                <text:p>6273.8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6292.78">
                <text:p>6292.7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6497.05">
                <text:p>6497.0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6477.59">
                <text:p>6477.59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6344.35">
                <text:p>6344.3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6635.98">
                <text:p>6635.9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602.12">
                <text:p>6602.1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6571.47">
                <text:p>6571.4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6525">
                <text:p>6525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6538.9">
                <text:p>6538.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536.8">
                <text:p>6536.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6388.9">
                <text:p>6388.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6399.02">
                <text:p>6399.0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6457.69">
                <text:p>6457.6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447">
                <text:p>644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358.96">
                <text:p>6358.96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6488.19">
                <text:p>6488.1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6483.98">
                <text:p>6483.9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527.79">
                <text:p>6527.7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6508.01">
                <text:p>6508.0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6516.59">
                <text:p>6516.5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6523.81">
                <text:p>6523.8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6449.61">
                <text:p>6449.6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415.5">
                <text:p>6415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431.1">
                <text:p>6431.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418.26">
                <text:p>6418.2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6460.57">
                <text:p>6460.5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694.63">
                <text:p>6694.6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712.46">
                <text:p>6712.4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6699.01">
                <text:p>6699.0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6726.11">
                <text:p>6726.1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6739.04">
                <text:p>6739.0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6742.03">
                <text:p>6742.0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6741.21">
                <text:p>6741.2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6601.73">
                <text:p>6601.7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627.95">
                <text:p>6627.9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6626.61">
                <text:p>6626.61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6750.62">
                <text:p>6750.6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6748.93">
                <text:p>6748.9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761.51">
                <text:p>6761.5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772.41">
                <text:p>6772.4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758.72">
                <text:p>6758.7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732.85">
                <text:p>6732.8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6713.96">
                <text:p>6713.9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6714.04">
                <text:p>6714.0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6718.84">
                <text:p>6718.8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6660.29">
                <text:p>6660.29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6495.08">
                <text:p>6495.0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6348.52">
                <text:p>6348.5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6150">
                <text:p>615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6192.39">
                <text:p>6192.3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6095.42">
                <text:p>6095.4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105.99">
                <text:p>6105.9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126">
                <text:p>612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091.64">
                <text:p>6091.6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6135.61">
                <text:p>6135.6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6149.98">
                <text:p>6149.9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047.85">
                <text:p>6047.8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5904.98">
                <text:p>5904.9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5767.02">
                <text:p>5767.0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6136.97">
                <text:p>6136.97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119.9">
                <text:p>6119.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6148.32">
                <text:p>6148.3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6232.82">
                <text:p>6232.8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255.7">
                <text:p>6255.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6252">
                <text:p>625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6227.99">
                <text:p>6227.9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6188.01">
                <text:p>6188.0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161.6">
                <text:p>6161.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6070.78">
                <text:p>6070.7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6031.8">
                <text:p>6031.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072.33">
                <text:p>6072.33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6091.74">
                <text:p>6091.7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6110.09">
                <text:p>6110.09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6133">
                <text:p>613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6133.73">
                <text:p>6133.7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094.85">
                <text:p>6094.8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116.75">
                <text:p>6116.7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103.51">
                <text:p>6103.51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6107">
                <text:p>610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088.1">
                <text:p>6088.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5853.98">
                <text:p>5853.9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5886.09">
                <text:p>5886.0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5904.22">
                <text:p>5904.2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5877.12">
                <text:p>5877.1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5900.05">
                <text:p>5900.0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5883.02">
                <text:p>5883.0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6197.92">
                <text:p>6197.9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6366">
                <text:p>6366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6409.36">
                <text:p>6409.3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6382.27">
                <text:p>6382.2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6325.91">
                <text:p>6325.9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6390.07">
                <text:p>6390.0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344.57">
                <text:p>6344.5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6376.98">
                <text:p>6376.9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6316.58">
                <text:p>6316.5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6326.92">
                <text:p>6326.9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356.81">
                <text:p>6356.8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346">
                <text:p>634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6345.41">
                <text:p>6345.4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6343.99">
                <text:p>6343.9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630.08">
                <text:p>6630.0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6615.29">
                <text:p>6615.2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6645.99">
                <text:p>6645.9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6576.51">
                <text:p>6576.5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585.02">
                <text:p>6585.0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6601.54">
                <text:p>6601.5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513.86">
                <text:p>6513.8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6481.69">
                <text:p>6481.69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6536.93">
                <text:p>6536.9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6683.76">
                <text:p>6683.7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6683.07">
                <text:p>6683.0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586.98">
                <text:p>6586.9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6626.88">
                <text:p>6626.8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6614.65">
                <text:p>6614.6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611.36">
                <text:p>6611.3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510.32">
                <text:p>6510.3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6529.2">
                <text:p>6529.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478.85">
                <text:p>6478.85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6526.56">
                <text:p>6526.5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6565.01">
                <text:p>6565.0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6570.01">
                <text:p>6570.0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6609.78">
                <text:p>6609.7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6599.99">
                <text:p>6599.9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6589.93">
                <text:p>6589.93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6584.79">
                <text:p>6584.7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558.03">
                <text:p>6558.0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537.84">
                <text:p>6537.8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6756.98">
                <text:p>6756.9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6718.9">
                <text:p>6718.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6739.19">
                <text:p>6739.19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6735.43">
                <text:p>6735.4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6740.93">
                <text:p>6740.9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6765.18">
                <text:p>6765.1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6712.1">
                <text:p>6712.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6717.28">
                <text:p>6717.2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718.01">
                <text:p>6718.0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6726">
                <text:p>672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6662.12">
                <text:p>6662.1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632.22">
                <text:p>6632.2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6601.17">
                <text:p>6601.1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365.06">
                <text:p>6365.0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383.7">
                <text:p>6383.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6376.13">
                <text:p>6376.1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296.91">
                <text:p>6296.91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337">
                <text:p>6337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6346.01">
                <text:p>6346.0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6374.97">
                <text:p>6374.9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6359.99">
                <text:p>6359.9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6344.59">
                <text:p>6344.5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6378.07">
                <text:p>6378.0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6343.8">
                <text:p>6343.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177.99">
                <text:p>6177.9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6165.76">
                <text:p>6165.7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6167.36">
                <text:p>6167.3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6173.98">
                <text:p>6173.9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250.57">
                <text:p>6250.5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6258.95">
                <text:p>6258.95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247.62">
                <text:p>6247.6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6178">
                <text:p>617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6214.57">
                <text:p>6214.5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208.98">
                <text:p>6208.9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6222.99">
                <text:p>6222.9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6237.01">
                <text:p>6237.0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6242.01">
                <text:p>6242.0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6270.01">
                <text:p>6270.01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251.99">
                <text:p>6251.9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6257.99">
                <text:p>6257.9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6283.99">
                <text:p>6283.9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6355.51">
                <text:p>6355.5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6385.46">
                <text:p>6385.4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6361.66">
                <text:p>6361.6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6353.01">
                <text:p>6353.0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6357.75">
                <text:p>6357.75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6635.57">
                <text:p>6635.5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632.78">
                <text:p>6632.7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6676.48">
                <text:p>6676.4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6723.35">
                <text:p>6723.3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6739">
                <text:p>673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6696.67">
                <text:p>6696.6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6675.76">
                <text:p>6675.7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778.31">
                <text:p>6778.3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7289.64">
                <text:p>7289.64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7317.44">
                <text:p>7317.4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7457.03">
                <text:p>7457.0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7434">
                <text:p>743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7419">
                <text:p>7419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7428.73">
                <text:p>7428.7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7396.99">
                <text:p>7396.99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7381.9">
                <text:p>7381.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7316.66">
                <text:p>7316.6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7414.49">
                <text:p>7414.4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392.35">
                <text:p>7392.3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448.78">
                <text:p>7448.7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7466.21">
                <text:p>7466.2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7461.35">
                <text:p>7461.3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7449.99">
                <text:p>7449.9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504.65">
                <text:p>7504.6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7467.93">
                <text:p>7467.9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7350.05">
                <text:p>7350.0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337.53">
                <text:p>7337.5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7280.02">
                <text:p>7280.0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7321.27">
                <text:p>7321.2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314.19">
                <text:p>7314.1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7391.63">
                <text:p>7391.6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7422.92">
                <text:p>7422.9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398.78">
                <text:p>7398.7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7422.93">
                <text:p>7422.9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7395.03">
                <text:p>7395.0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7445.02">
                <text:p>7445.0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7527.38">
                <text:p>7527.38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528.05">
                <text:p>7528.0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7394.79">
                <text:p>7394.7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758.94">
                <text:p>7758.9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7733.74">
                <text:p>7733.7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7755">
                <text:p>775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7721.01">
                <text:p>7721.0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774">
                <text:p>777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8257.99">
                <text:p>8257.9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8180.27">
                <text:p>8180.27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8266.24">
                <text:p>8266.24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8397.24">
                <text:p>8397.2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8374.31">
                <text:p>8374.3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8179.1">
                <text:p>8179.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8114.96">
                <text:p>8114.9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166.98">
                <text:p>8166.98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8175.64">
                <text:p>8175.6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8228.23">
                <text:p>8228.2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8245.87">
                <text:p>8245.87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8251.9">
                <text:p>8251.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8205.63">
                <text:p>8205.6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8264.27">
                <text:p>8264.2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7886.35">
                <text:p>7886.3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7916.99">
                <text:p>7916.9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7938.07">
                <text:p>7938.0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8152.56">
                <text:p>8152.56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8221.63">
                <text:p>8221.6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8188.57">
                <text:p>8188.57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8164.99">
                <text:p>8164.9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8196.72">
                <text:p>8196.7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8184.73">
                <text:p>8184.7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8116.11">
                <text:p>8116.1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8187.64">
                <text:p>8187.6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8225.04">
                <text:p>8225.0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8240.44">
                <text:p>8240.4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8172.78">
                <text:p>8172.7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8167.88">
                <text:p>8167.8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8227.12">
                <text:p>8227.12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8221.01">
                <text:p>8221.0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8192.11">
                <text:p>8192.1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8162.1">
                <text:p>8162.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8155">
                <text:p>815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122.9">
                <text:p>8122.9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8120">
                <text:p>812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8173.92">
                <text:p>8173.9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8129.97">
                <text:p>8129.9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8126.77">
                <text:p>8126.7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7980">
                <text:p>798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7758.44">
                <text:p>7758.44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7750.65">
                <text:p>7750.65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7730.93">
                <text:p>7730.9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7539.99">
                <text:p>7539.9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7556.93">
                <text:p>7556.9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7566.17">
                <text:p>7566.17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7601.79">
                <text:p>7601.79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564.84">
                <text:p>7564.84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7604.58">
                <text:p>7604.5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7642.33">
                <text:p>7642.3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7560.05">
                <text:p>7560.0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7524.79">
                <text:p>7524.79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7537.43">
                <text:p>7537.43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7525.71">
                <text:p>7525.7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7325.91">
                <text:p>7325.9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7398.68">
                <text:p>7398.6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7359.94">
                <text:p>7359.94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7375.85">
                <text:p>7375.8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7418.78">
                <text:p>7418.78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7456.05">
                <text:p>7456.0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7448.66">
                <text:p>7448.66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7398.57">
                <text:p>7398.5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6981.44">
                <text:p>6981.44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009.84">
                <text:p>7009.84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011.14">
                <text:p>7011.1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7025.24">
                <text:p>7025.24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6999.44">
                <text:p>6999.4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7017.18">
                <text:p>7017.18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024.19">
                <text:p>7024.1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7087.99">
                <text:p>7087.9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6980">
                <text:p>698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6972.94">
                <text:p>6972.9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6942.89">
                <text:p>6942.89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6934.82">
                <text:p>6934.8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935.99">
                <text:p>6935.9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7028">
                <text:p>7028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7087.99">
                <text:p>7087.99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7115.06">
                <text:p>7115.0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7002.06">
                <text:p>7002.0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6720.06">
                <text:p>6720.06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6588.57">
                <text:p>6588.57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6457.98">
                <text:p>6457.9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6512.69">
                <text:p>6512.6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6473.77">
                <text:p>6473.7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6310.52">
                <text:p>6310.5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6311.99">
                <text:p>6311.9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6310.83">
                <text:p>6310.8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6446">
                <text:p>644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6466.21">
                <text:p>6466.2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6529.79">
                <text:p>6529.7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6457.69">
                <text:p>6457.6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6457.33">
                <text:p>6457.3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6328.51">
                <text:p>6328.5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6452.02">
                <text:p>6452.02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6144.01">
                <text:p>6144.01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6114.77">
                <text:p>6114.7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6100.8">
                <text:p>6100.8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6103.66">
                <text:p>6103.66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6107.57">
                <text:p>6107.57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6387.85">
                <text:p>6387.8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6232.35">
                <text:p>6232.3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6272.99">
                <text:p>6272.99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6319.99">
                <text:p>6319.9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6349.21">
                <text:p>6349.21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6318.86">
                <text:p>6318.8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6324.95">
                <text:p>6324.9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6308.33">
                <text:p>6308.3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6349.99">
                <text:p>6349.9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6441.49">
                <text:p>6441.49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6441.34">
                <text:p>6441.34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6288.56">
                <text:p>6288.5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6234.76">
                <text:p>6234.7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6246.35">
                <text:p>6246.3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5974.95">
                <text:p>5974.9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6025.03">
                <text:p>6025.03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6025.03">
                <text:p>6025.03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6073.56">
                <text:p>6073.5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6188.08">
                <text:p>6188.08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6289.99">
                <text:p>6289.99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6392.77">
                <text:p>6392.7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6351.69">
                <text:p>6351.69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6434.95">
                <text:p>6434.9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6369.97">
                <text:p>6369.97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6267.16">
                <text:p>6267.16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6270.5">
                <text:p>6270.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6376.19">
                <text:p>6376.1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6434.65">
                <text:p>6434.6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6403.82">
                <text:p>6403.8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6409.31">
                <text:p>6409.3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6311.75">
                <text:p>6311.75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6413.84">
                <text:p>6413.84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6501.38">
                <text:p>6501.3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460.83">
                <text:p>6460.83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473.01">
                <text:p>6473.0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6493.48">
                <text:p>6493.48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6584.49">
                <text:p>6584.4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6524.99">
                <text:p>6524.9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6463.37">
                <text:p>6463.37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6502.72">
                <text:p>6502.7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6356.92">
                <text:p>6356.9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6370.19">
                <text:p>6370.19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6387.96">
                <text:p>6387.96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6335">
                <text:p>633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6348.95">
                <text:p>6348.9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6429.41">
                <text:p>6429.41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6409.46">
                <text:p>6409.46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6375.48">
                <text:p>6375.48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6477.53">
                <text:p>6477.5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6484.18">
                <text:p>6484.1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6444.8">
                <text:p>6444.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6426.37">
                <text:p>6426.37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6449.96">
                <text:p>6449.9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6254.84">
                <text:p>6254.8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6311.96">
                <text:p>6311.96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6394.99">
                <text:p>6394.99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6431.12">
                <text:p>6431.1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6416.75">
                <text:p>6416.7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6436.29">
                <text:p>6436.29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6726.01">
                <text:p>6726.01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6653.55">
                <text:p>6653.5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6670.01">
                <text:p>6670.0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6459.36">
                <text:p>6459.36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6438.2">
                <text:p>6438.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6360.89">
                <text:p>6360.89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6437.99">
                <text:p>6437.9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6406.61">
                <text:p>6406.61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6435.01">
                <text:p>6435.0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6417.3">
                <text:p>6417.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6525.01">
                <text:p>6525.01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6495">
                <text:p>6495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6534.65">
                <text:p>6534.65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6531.5">
                <text:p>6531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6504.08">
                <text:p>6504.0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6623.56">
                <text:p>6623.5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6681.64">
                <text:p>6681.6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6717.38">
                <text:p>6717.38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6672.01">
                <text:p>6672.01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6703.46">
                <text:p>6703.46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737.99">
                <text:p>6737.9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6711.53">
                <text:p>6711.53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6733.64">
                <text:p>6733.6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6616.99">
                <text:p>6616.9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6637.04">
                <text:p>6637.04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6698.76">
                <text:p>6698.76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6708.4">
                <text:p>6708.4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6670.54">
                <text:p>6670.5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6709.43">
                <text:p>6709.43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6713.01">
                <text:p>6713.0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6747.8">
                <text:p>6747.8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6744.77">
                <text:p>6744.7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6908.64">
                <text:p>6908.6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6877.11">
                <text:p>6877.11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6928.99">
                <text:p>6928.99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7049.79">
                <text:p>7049.79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7088.97">
                <text:p>7088.9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7076.11">
                <text:p>7076.11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045">
                <text:p>704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7060.92">
                <text:p>7060.9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7090">
                <text:p>709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6977.97">
                <text:p>6977.97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6999.99">
                <text:p>6999.99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7031.22">
                <text:p>7031.2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022.18">
                <text:p>7022.1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6972.12">
                <text:p>6972.12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6870.14">
                <text:p>6870.14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6863.69">
                <text:p>6863.6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6809.98">
                <text:p>6809.9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6984.84">
                <text:p>6984.8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6965.58">
                <text:p>6965.58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6967.4">
                <text:p>6967.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7047.48">
                <text:p>7047.48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7011.21">
                <text:p>7011.21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7066.92">
                <text:p>7066.9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7046.99">
                <text:p>7046.99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7069.01">
                <text:p>7069.0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7166.53">
                <text:p>7166.5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7247.56">
                <text:p>7247.5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7200.01">
                <text:p>7200.0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7192.26">
                <text:p>7192.2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7233.66">
                <text:p>7233.66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7214.24">
                <text:p>7214.2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7310.26">
                <text:p>7310.26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7302.01">
                <text:p>7302.0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7263.02">
                <text:p>7263.02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7253.01">
                <text:p>7253.0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7226.6">
                <text:p>7226.6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7288.02">
                <text:p>7288.02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7316.19">
                <text:p>7316.1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7263.02">
                <text:p>7263.02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7272.05">
                <text:p>7272.0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7323.18">
                <text:p>7323.1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7345">
                <text:p>734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7377.89">
                <text:p>7377.8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7356">
                <text:p>7356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7359.06">
                <text:p>7359.0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7379.33">
                <text:p>7379.3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7367.16">
                <text:p>7367.16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6991.9">
                <text:p>6991.9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6990.02">
                <text:p>6990.0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6912.76">
                <text:p>6912.76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6444.58">
                <text:p>6444.58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6405.88">
                <text:p>6405.88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6408.65">
                <text:p>6408.65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6422.51">
                <text:p>6422.51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6474.88">
                <text:p>6474.88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6516.01">
                <text:p>6516.0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6492.27">
                <text:p>6492.27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6486.45">
                <text:p>6486.4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6367">
                <text:p>6367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6375.69">
                <text:p>6375.6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6418.99">
                <text:p>6418.99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6395.54">
                <text:p>6395.54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6428.75">
                <text:p>6428.7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6449.02">
                <text:p>6449.02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6429.01">
                <text:p>6429.01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6429.4">
                <text:p>6429.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6176.04">
                <text:p>6176.0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6185.05">
                <text:p>6185.0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171.92">
                <text:p>6171.9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6187.83">
                <text:p>6187.8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6377.77">
                <text:p>6377.77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6369.05">
                <text:p>6369.0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6384.19">
                <text:p>6384.1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6250.81">
                <text:p>6250.81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6312.97">
                <text:p>6312.97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6326.25">
                <text:p>6326.2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6295.74">
                <text:p>6295.7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6296.73">
                <text:p>6296.7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6355">
                <text:p>6355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6310.19">
                <text:p>6310.19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6283.75">
                <text:p>6283.75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6250.63">
                <text:p>6250.6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6294.91">
                <text:p>6294.91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6260.97">
                <text:p>6260.9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6244.94">
                <text:p>6244.94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6243.74">
                <text:p>6243.74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6269.39">
                <text:p>6269.39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6312.77">
                <text:p>6312.77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6338.62">
                <text:p>6338.62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6385.01">
                <text:p>6385.01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6468">
                <text:p>6468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6447.76">
                <text:p>6447.76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6487.38">
                <text:p>6487.38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6542.37">
                <text:p>6542.37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6543.84">
                <text:p>6543.84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6459.28">
                <text:p>6459.28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6480">
                <text:p>648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6476.63">
                <text:p>6476.63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6496.85">
                <text:p>6496.8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6498.01">
                <text:p>6498.0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6523.51">
                <text:p>6523.51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6542.22">
                <text:p>6542.22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6514.96">
                <text:p>6514.96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6478.33">
                <text:p>6478.3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6447.82">
                <text:p>6447.8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6499.35">
                <text:p>6499.35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6505.75">
                <text:p>6505.7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6517.16">
                <text:p>6517.16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6480.01">
                <text:p>6480.01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6475.94">
                <text:p>6475.94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6265.06">
                <text:p>6265.06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6270">
                <text:p>627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6248.69">
                <text:p>6248.6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6238.74">
                <text:p>6238.74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6290.15">
                <text:p>6290.1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6287.65">
                <text:p>6287.6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360.01">
                <text:p>6360.01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6336.45">
                <text:p>6336.4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6364.1">
                <text:p>6364.1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6356.95">
                <text:p>6356.95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6286.42">
                <text:p>6286.4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6327.95">
                <text:p>6327.9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410.2">
                <text:p>6410.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6391.89">
                <text:p>6391.89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6397.29">
                <text:p>6397.29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6427.88">
                <text:p>6427.8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6417.92">
                <text:p>6417.92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6420.01">
                <text:p>6420.01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6492">
                <text:p>649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6554.7">
                <text:p>6554.7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6647.91">
                <text:p>6647.91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6742.23">
                <text:p>6742.2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6681.65">
                <text:p>6681.65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6749.13">
                <text:p>6749.1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6759.02">
                <text:p>6759.02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6738.15">
                <text:p>6738.15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6718.57">
                <text:p>6718.57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6666.78">
                <text:p>6666.7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6685.21">
                <text:p>6685.2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6725.54">
                <text:p>6725.5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6723.05">
                <text:p>6723.0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6711.6">
                <text:p>6711.6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6721.4">
                <text:p>6721.4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6747.24">
                <text:p>6747.2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6685.94">
                <text:p>6685.94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6693.3">
                <text:p>6693.3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6719.66">
                <text:p>6719.66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6677.92">
                <text:p>6677.92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6576.98">
                <text:p>6576.98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6605.02">
                <text:p>6605.0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6619.9">
                <text:p>6619.9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6581.39">
                <text:p>6581.3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6468.18">
                <text:p>6468.18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6382.89">
                <text:p>6382.8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6407.99">
                <text:p>6407.99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6363.92">
                <text:p>6363.92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6447.54">
                <text:p>6447.54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6390.5">
                <text:p>6390.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6455.83">
                <text:p>6455.8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6528.58">
                <text:p>6528.58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6544.51">
                <text:p>6544.51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6492.11">
                <text:p>6492.1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6465.12">
                <text:p>6465.12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6508.47">
                <text:p>6508.47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6461.17">
                <text:p>6461.17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6489.87">
                <text:p>6489.87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6498.97">
                <text:p>6498.97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6669.36">
                <text:p>6669.3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6689.13">
                <text:p>6689.1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6702.26">
                <text:p>6702.26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6788.99">
                <text:p>6788.9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6657.73">
                <text:p>6657.7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6672.99">
                <text:p>6672.99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6634.58">
                <text:p>6634.58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6500.89">
                <text:p>6500.89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6545.81">
                <text:p>6545.81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6584.96">
                <text:p>6584.9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6589.01">
                <text:p>6589.0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6588.59">
                <text:p>6588.5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6596.38">
                <text:p>6596.38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6577.75">
                <text:p>6577.7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627.93">
                <text:p>6627.93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6607.29">
                <text:p>6607.29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6603.95">
                <text:p>6603.95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6626.57">
                <text:p>6626.57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6644.61">
                <text:p>6644.6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6604.81">
                <text:p>6604.8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6569.92">
                <text:p>6569.9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6587.91">
                <text:p>6587.91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6611.61">
                <text:p>6611.61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6606.02">
                <text:p>6606.02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6606.86">
                <text:p>6606.86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6572.01">
                <text:p>6572.01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6555.8">
                <text:p>6555.8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6564.11">
                <text:p>6564.11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6525.79">
                <text:p>6525.79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6462.09">
                <text:p>6462.09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6460.28">
                <text:p>6460.28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6496.13">
                <text:p>6496.13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6512.47">
                <text:p>6512.47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6478.89">
                <text:p>6478.89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6598.51">
                <text:p>6598.51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6574.45">
                <text:p>6574.45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6570.81">
                <text:p>6570.81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6597.77">
                <text:p>6597.77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6611.09">
                <text:p>6611.09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6593.79">
                <text:p>6593.7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6579">
                <text:p>6579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6578.76">
                <text:p>6578.76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6590">
                <text:p>659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6598.51">
                <text:p>6598.5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6595.5">
                <text:p>6595.5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6635.65">
                <text:p>6635.6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6608.91">
                <text:p>6608.9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6620.35">
                <text:p>6620.3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6587.16">
                <text:p>6587.16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6596.08">
                <text:p>6596.08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6593.34">
                <text:p>6593.34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6594.27">
                <text:p>6594.27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604.07">
                <text:p>6604.07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570.93">
                <text:p>6570.93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556">
                <text:p>6556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582.07">
                <text:p>6582.07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6584">
                <text:p>6584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6615.26">
                <text:p>6615.26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605.26">
                <text:p>6605.26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596.03">
                <text:p>6596.0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6647.78">
                <text:p>6647.78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6674.56">
                <text:p>6674.56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6695.33">
                <text:p>6695.33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6673.01">
                <text:p>6673.0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6661.17">
                <text:p>6661.17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6672.25">
                <text:p>6672.2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6642.02">
                <text:p>6642.0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6641.56">
                <text:p>6641.56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6656.49">
                <text:p>6656.49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6656.61">
                <text:p>6656.6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6616.06">
                <text:p>6616.06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6576.98">
                <text:p>6576.9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6588.99">
                <text:p>6588.9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6635.96">
                <text:p>6635.96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6340.52">
                <text:p>6340.5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6300.86">
                <text:p>6300.86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6281.61">
                <text:p>6281.6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6294.09">
                <text:p>6294.09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6298.12">
                <text:p>6298.12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6252.68">
                <text:p>6252.68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6308.11">
                <text:p>6308.11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6332.61">
                <text:p>6332.61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6309.49">
                <text:p>6309.4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6341.69">
                <text:p>6341.6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6320.52">
                <text:p>6320.52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6298.01">
                <text:p>6298.01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6296.01">
                <text:p>6296.0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6318.47">
                <text:p>6318.47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6327.25">
                <text:p>6327.25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6329.26">
                <text:p>6329.2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6326.01">
                <text:p>6326.0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6332.93">
                <text:p>6332.93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6363.11">
                <text:p>6363.1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6379.95">
                <text:p>6379.95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6361.01">
                <text:p>6361.01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6380.77">
                <text:p>6380.77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6404.33">
                <text:p>6404.33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6339.34">
                <text:p>6339.34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6860.25">
                <text:p>6860.25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6982.28">
                <text:p>6982.28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6907.01">
                <text:p>6907.01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6752.5">
                <text:p>6752.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6730.96">
                <text:p>6730.96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6824.71">
                <text:p>6824.71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6797.9">
                <text:p>6797.9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6719.76">
                <text:p>6719.7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729.01">
                <text:p>6729.01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6759.27">
                <text:p>6759.27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6750.01">
                <text:p>6750.01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6726.13">
                <text:p>6726.13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6748.02">
                <text:p>6748.0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6716.96">
                <text:p>6716.96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6740.89">
                <text:p>6740.8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6761.26">
                <text:p>6761.26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6732.65">
                <text:p>6732.65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6715.86">
                <text:p>6715.86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6704.9">
                <text:p>6704.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6636.03">
                <text:p>6636.0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6618.96">
                <text:p>6618.96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6613">
                <text:p>6613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6588.01">
                <text:p>6588.0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6586.65">
                <text:p>6586.65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6572.35">
                <text:p>6572.35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6555.38">
                <text:p>6555.38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6528.88">
                <text:p>6528.8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6543.05">
                <text:p>6543.05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6576.43">
                <text:p>6576.43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6597.78">
                <text:p>6597.78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6573.13">
                <text:p>6573.13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6582.16">
                <text:p>6582.16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6588.4">
                <text:p>6588.4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6616.62">
                <text:p>6616.62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6620.52">
                <text:p>6620.52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6618.43">
                <text:p>6618.43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6645">
                <text:p>6645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6625.6">
                <text:p>6625.6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6590.11">
                <text:p>6590.1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6597.91">
                <text:p>6597.9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6615.06">
                <text:p>6615.06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6594">
                <text:p>6594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6563.49">
                <text:p>6563.4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6560.14">
                <text:p>6560.14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6581.2">
                <text:p>6581.2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6577.88">
                <text:p>6577.88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6573.46">
                <text:p>6573.46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6541.87">
                <text:p>6541.87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6556.6">
                <text:p>6556.6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6576.52">
                <text:p>6576.52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6553.51">
                <text:p>6553.51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6581.65">
                <text:p>6581.65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6610.94">
                <text:p>6610.94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6600.53">
                <text:p>6600.53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6578.82">
                <text:p>6578.82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6565.5">
                <text:p>6565.5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6536">
                <text:p>6536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6552.15">
                <text:p>6552.15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6546">
                <text:p>6546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6546.14">
                <text:p>6546.14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6551.28">
                <text:p>6551.28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6528.09">
                <text:p>6528.09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6529.16">
                <text:p>6529.16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6533.6">
                <text:p>6533.6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6557.9">
                <text:p>6557.9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6545.02">
                <text:p>6545.02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6544.99">
                <text:p>6544.99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6538.63">
                <text:p>6538.63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6550.06">
                <text:p>6550.06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6545.09">
                <text:p>6545.09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6494.93">
                <text:p>6494.9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6489.92">
                <text:p>6489.9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6505.6">
                <text:p>6505.6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6499.79">
                <text:p>6499.79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6492.98">
                <text:p>6492.9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6493.22">
                <text:p>6493.22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6487.01">
                <text:p>6487.01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6468.65">
                <text:p>6468.65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6489.93">
                <text:p>6489.9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6496.94">
                <text:p>6496.94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6498.97">
                <text:p>6498.97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6429.9">
                <text:p>6429.9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6382.56">
                <text:p>6382.5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6336.1">
                <text:p>6336.1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6344.5">
                <text:p>6344.5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6363.76">
                <text:p>6363.7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6373">
                <text:p>637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6359.02">
                <text:p>6359.02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6353.97">
                <text:p>6353.97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6330.87">
                <text:p>6330.87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6339.39">
                <text:p>6339.39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6335.33">
                <text:p>6335.33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6331.87">
                <text:p>6331.87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394.8">
                <text:p>6394.8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6371.37">
                <text:p>6371.37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6371.93">
                <text:p>6371.9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6362.59">
                <text:p>6362.5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388.99">
                <text:p>6388.99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6366.98">
                <text:p>6366.98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6367.23">
                <text:p>6367.2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6379.68">
                <text:p>6379.68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6431.97">
                <text:p>6431.97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6425.2">
                <text:p>6425.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6421.36">
                <text:p>6421.36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6424.8">
                <text:p>6424.8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6430.99">
                <text:p>6430.99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6433.98">
                <text:p>6433.98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6414.95">
                <text:p>6414.9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6408.08">
                <text:p>6408.08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6367.04">
                <text:p>6367.04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6375.34">
                <text:p>6375.34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6387.09">
                <text:p>6387.09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6371.82">
                <text:p>6371.82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6391.09">
                <text:p>6391.09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6402.54">
                <text:p>6402.54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6479.99">
                <text:p>6479.99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6481.1">
                <text:p>6481.1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6485.85">
                <text:p>6485.85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6468.97">
                <text:p>6468.97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6472.01">
                <text:p>6472.01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6452.84">
                <text:p>6452.84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6473.15">
                <text:p>6473.15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6448.12">
                <text:p>6448.12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6468.99">
                <text:p>6468.99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6448.38">
                <text:p>6448.38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6464.34">
                <text:p>6464.34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6471.72">
                <text:p>6471.72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6496.27">
                <text:p>6496.27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6479.87">
                <text:p>6479.87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6519.11">
                <text:p>6519.11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6581.97">
                <text:p>6581.97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6575.01">
                <text:p>6575.0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6547.96">
                <text:p>6547.96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6578.46">
                <text:p>6578.46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6511.08">
                <text:p>6511.08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6536.31">
                <text:p>6536.31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6527.34">
                <text:p>6527.34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6539.01">
                <text:p>6539.01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6495.72">
                <text:p>6495.7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6479.84">
                <text:p>6479.84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6486.84">
                <text:p>6486.84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6499.27">
                <text:p>6499.27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6428.91">
                <text:p>6428.91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6429.89">
                <text:p>6429.89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6434.03">
                <text:p>6434.0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6419.99">
                <text:p>6419.99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6434.69">
                <text:p>6434.6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6445.89">
                <text:p>6445.89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6450.08">
                <text:p>6450.08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6452.22">
                <text:p>6452.22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6447.4">
                <text:p>6447.4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6433.05">
                <text:p>6433.05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6428.72">
                <text:p>6428.72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6443.67">
                <text:p>6443.67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6410.01">
                <text:p>6410.0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6380.89">
                <text:p>6380.89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6421.38">
                <text:p>6421.38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6449.81">
                <text:p>6449.81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6455.25">
                <text:p>6455.25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6447.29">
                <text:p>6447.29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6439.28">
                <text:p>6439.28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6452.12">
                <text:p>6452.1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6458.64">
                <text:p>6458.64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6453.07">
                <text:p>6453.07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6443.01">
                <text:p>6443.01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6460.48">
                <text:p>6460.48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6443.24">
                <text:p>6443.24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6459.5">
                <text:p>6459.5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6461.3">
                <text:p>6461.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6457.66">
                <text:p>6457.66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381.88">
                <text:p>6381.88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232.83">
                <text:p>6232.8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5863.94">
                <text:p>5863.94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5922.41">
                <text:p>5922.41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5746.57">
                <text:p>5746.57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5760.94">
                <text:p>5760.94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5590.2">
                <text:p>5590.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5675.12">
                <text:p>5675.12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5690.39">
                <text:p>5690.3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5753.4">
                <text:p>5753.4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5730.47">
                <text:p>5730.47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5641.8">
                <text:p>5641.8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5669.8">
                <text:p>5669.8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5645.62">
                <text:p>5645.6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5627.5">
                <text:p>5627.5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5655.94">
                <text:p>5655.94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5576.46">
                <text:p>5576.46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5638.06">
                <text:p>5638.06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5615.9">
                <text:p>5615.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5600.38">
                <text:p>5600.38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5611.59">
                <text:p>5611.59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5628.29">
                <text:p>5628.29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5671.24">
                <text:p>5671.2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5660.59">
                <text:p>5660.59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5627.01">
                <text:p>5627.01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5641.09">
                <text:p>5641.09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5687.36">
                <text:p>5687.36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591.28">
                <text:p>5591.2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5467.52">
                <text:p>5467.52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5332.87">
                <text:p>5332.87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5203.16">
                <text:p>5203.16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5072.14">
                <text:p>5072.14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4910.03">
                <text:p>4910.0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4954.01">
                <text:p>4954.01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4671.19">
                <text:p>4671.1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4511.84">
                <text:p>4511.84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4952.05">
                <text:p>4952.05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4673.93">
                <text:p>4673.93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558.86">
                <text:p>4558.86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4653.78">
                <text:p>4653.78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4624.15">
                <text:p>4624.1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4632.87">
                <text:p>4632.87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4543.99">
                <text:p>4543.99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4661.07">
                <text:p>4661.07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4636.71">
                <text:p>4636.7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4630.02">
                <text:p>4630.02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4560.02">
                <text:p>4560.02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4562.43">
                <text:p>4562.4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4318.73">
                <text:p>4318.7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4355.08">
                <text:p>4355.08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4396.37">
                <text:p>4396.37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4404.99">
                <text:p>4404.99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372.45">
                <text:p>4372.4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4420.61">
                <text:p>4420.61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4443.78">
                <text:p>4443.78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4389.04">
                <text:p>4389.0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4388.44">
                <text:p>4388.4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4372.02">
                <text:p>4372.02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4270.65">
                <text:p>4270.65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3932.44">
                <text:p>3932.44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3768.89">
                <text:p>3768.89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3866.78">
                <text:p>3866.78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3910.48">
                <text:p>3910.48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3949.03">
                <text:p>3949.03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4085.78">
                <text:p>4085.7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4118.98">
                <text:p>4118.98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4085.81">
                <text:p>4085.81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4057.89">
                <text:p>4057.89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3834.16">
                <text:p>3834.16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3904.15">
                <text:p>3904.15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3862.2">
                <text:p>3862.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3804.48">
                <text:p>3804.48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3849.54">
                <text:p>3849.54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3756.91">
                <text:p>3756.91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3779.4">
                <text:p>3779.4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3821.99">
                <text:p>3821.99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3875.21">
                <text:p>3875.21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3936.15">
                <text:p>3936.15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4106.8">
                <text:p>4106.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4090.55">
                <text:p>4090.55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249.82">
                <text:p>4249.82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4332.17">
                <text:p>4332.17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4264.85">
                <text:p>4264.85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4163.7">
                <text:p>4163.7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4212.71">
                <text:p>4212.7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4386.34">
                <text:p>4386.34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4271.13">
                <text:p>4271.13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4245.02">
                <text:p>4245.02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4295.84">
                <text:p>4295.84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4292.08">
                <text:p>4292.08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4223.27">
                <text:p>4223.27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4022.79">
                <text:p>4022.79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4027.38">
                <text:p>4027.38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4036.34">
                <text:p>4036.34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4041.32">
                <text:p>4041.32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4030.39">
                <text:p>4030.39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3997.8">
                <text:p>3997.8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4175.87">
                <text:p>4175.87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4219">
                <text:p>4219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4190.02">
                <text:p>4190.02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4200.02">
                <text:p>4200.02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4179.93">
                <text:p>4179.93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4152.02">
                <text:p>4152.02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4174.79">
                <text:p>4174.79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4180.05">
                <text:p>4180.0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4161.01">
                <text:p>4161.0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4032.76">
                <text:p>4032.76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4027.77">
                <text:p>4027.77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3882.86">
                <text:p>3882.86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3871.41">
                <text:p>3871.41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3884.01">
                <text:p>3884.01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3866.68">
                <text:p>3866.68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4027.64">
                <text:p>4027.64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3996.26">
                <text:p>3996.26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024.83">
                <text:p>4024.8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3951.64">
                <text:p>3951.64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3886.87">
                <text:p>3886.87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3850.89">
                <text:p>3850.89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3918">
                <text:p>3918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3877.95">
                <text:p>3877.95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3774.19">
                <text:p>3774.19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3769.84">
                <text:p>3769.84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3771.65">
                <text:p>3771.65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3859.33">
                <text:p>3859.33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3816.79">
                <text:p>3816.79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3691.91">
                <text:p>3691.91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3694.44">
                <text:p>3694.44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3508.75">
                <text:p>3508.75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367.6">
                <text:p>3367.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3397.62">
                <text:p>3397.62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3319.99">
                <text:p>3319.9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3492.66">
                <text:p>3492.66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3403.55">
                <text:p>3403.5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3449.7">
                <text:p>3449.7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3428.78">
                <text:p>3428.78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3412.24">
                <text:p>3412.24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3361.57">
                <text:p>3361.57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3379.09">
                <text:p>3379.09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3410.93">
                <text:p>3410.93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3418.66">
                <text:p>3418.66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3416.72">
                <text:p>3416.7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3443.04">
                <text:p>3443.04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3580.95">
                <text:p>3580.95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3580.82">
                <text:p>3580.82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3545.37">
                <text:p>3545.37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3552.51">
                <text:p>3552.51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3503.63">
                <text:p>3503.63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3516.32">
                <text:p>3516.32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3402.89">
                <text:p>3402.89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3432.88">
                <text:p>3432.8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3411.06">
                <text:p>3411.06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3421.26">
                <text:p>3421.26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3381.68">
                <text:p>3381.68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3353.01">
                <text:p>3353.0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3370.28">
                <text:p>3370.28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3380.39">
                <text:p>3380.39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3365.64">
                <text:p>3365.64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3405.96">
                <text:p>3405.96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3436.99">
                <text:p>3436.99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3460.3">
                <text:p>3460.3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3445.81">
                <text:p>3445.81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3405.78">
                <text:p>3405.78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3402.6">
                <text:p>3402.6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3416.02">
                <text:p>3416.02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3345.47">
                <text:p>3345.47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3302.06">
                <text:p>3302.06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3287.28">
                <text:p>3287.28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3307.42">
                <text:p>3307.4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3285.63">
                <text:p>3285.63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3260.29">
                <text:p>3260.29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3220.55">
                <text:p>3220.55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3224.17">
                <text:p>3224.17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3256.22">
                <text:p>3256.22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3227.9">
                <text:p>3227.9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3201.24">
                <text:p>3201.24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3172.05">
                <text:p>3172.05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211.72">
                <text:p>3211.72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3272.59">
                <text:p>3272.59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3251.12">
                <text:p>3251.12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3267.47">
                <text:p>3267.47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3242.65">
                <text:p>3242.65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3256.59">
                <text:p>3256.59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228.67">
                <text:p>3228.67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3239.36">
                <text:p>3239.36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3273.33">
                <text:p>3273.33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3271.86">
                <text:p>3271.86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3421.4">
                <text:p>3421.4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3535.61">
                <text:p>3535.61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3509.08">
                <text:p>3509.0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3537.27">
                <text:p>3537.2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3510.83">
                <text:p>3510.83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3490.85">
                <text:p>3490.85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3512.18">
                <text:p>3512.18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3536.07">
                <text:p>3536.07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3652.98">
                <text:p>3652.98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3727.85">
                <text:p>3727.85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3698.31">
                <text:p>3698.31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3821.4">
                <text:p>3821.4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3744.93">
                <text:p>3744.93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3751.4">
                <text:p>3751.4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3662.22">
                <text:p>3662.22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3733.7">
                <text:p>3733.7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3974.78">
                <text:p>3974.7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3985.94">
                <text:p>3985.94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4012.82">
                <text:p>4012.82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4049.62">
                <text:p>4049.62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4020.29">
                <text:p>4020.29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3995.51">
                <text:p>3995.5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3944.93">
                <text:p>3944.9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806.27">
                <text:p>3806.27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3838.66">
                <text:p>3838.66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3818.21">
                <text:p>3818.21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834.7">
                <text:p>3834.7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3830.1">
                <text:p>3830.1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3877.86">
                <text:p>3877.86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3948.91">
                <text:p>3948.9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3980.97">
                <text:p>3980.97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3958.92">
                <text:p>3958.92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3994.4">
                <text:p>3994.4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3907.51">
                <text:p>3907.5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3929.74">
                <text:p>3929.74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3929.71">
                <text:p>3929.7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4141.01">
                <text:p>4141.0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4161.5">
                <text:p>4161.5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4105.96">
                <text:p>4105.96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4021.22">
                <text:p>4021.22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012.49">
                <text:p>4012.49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4008.01">
                <text:p>4008.01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3709.1">
                <text:p>3709.1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750.39">
                <text:p>3750.39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3737.31">
                <text:p>3737.3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707.45">
                <text:p>3707.45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745.79">
                <text:p>3745.79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3795.23">
                <text:p>3795.23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3743.45">
                <text:p>3743.4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3722.65">
                <text:p>3722.65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3706.44">
                <text:p>3706.44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3769.95">
                <text:p>3769.95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3777.74">
                <text:p>3777.74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3711.59">
                <text:p>3711.59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3725.47">
                <text:p>3725.47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3724.13">
                <text:p>3724.13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3717.96">
                <text:p>3717.96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3577.77">
                <text:p>3577.77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3567.91">
                <text:p>3567.91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3566.72">
                <text:p>3566.7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3785.58">
                <text:p>3785.58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3819.54">
                <text:p>3819.54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839.26">
                <text:p>3839.26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3830.75">
                <text:p>3830.75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3858.26">
                <text:p>3858.26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3804.6">
                <text:p>3804.6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3822.1">
                <text:p>3822.1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3793.31">
                <text:p>3793.3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3695.32">
                <text:p>3695.32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3711.55">
                <text:p>3711.55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3724.94">
                <text:p>3724.94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3785.93">
                <text:p>3785.93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3780.12">
                <text:p>3780.12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3801.91">
                <text:p>3801.91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3744.58">
                <text:p>3744.58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3754.45">
                <text:p>3754.45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3725.42">
                <text:p>3725.42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3752.46">
                <text:p>3752.46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3687.47">
                <text:p>3687.47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3702.9">
                <text:p>3702.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3693.13">
                <text:p>3693.13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3713.83">
                <text:p>3713.83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3707.54">
                <text:p>3707.54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3682.61">
                <text:p>3682.61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3696.73">
                <text:p>3696.73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3797.14">
                <text:p>3797.14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3779.98">
                <text:p>3779.98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3771.08">
                <text:p>3771.08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3787.97">
                <text:p>3787.97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3801.28">
                <text:p>3801.28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3824.98">
                <text:p>3824.98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3858.56">
                <text:p>3858.56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3841.83">
                <text:p>3841.83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3828.88">
                <text:p>3828.88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3806.7">
                <text:p>3806.7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3766.78">
                <text:p>3766.78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780.04">
                <text:p>3780.04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783.28">
                <text:p>3783.28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3757.55">
                <text:p>3757.55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3725.28">
                <text:p>3725.28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3739.53">
                <text:p>3739.53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3792.01">
                <text:p>3792.01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3785.15">
                <text:p>3785.15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3801.26">
                <text:p>3801.26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3785.58">
                <text:p>3785.58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3810.98">
                <text:p>3810.98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3770.96">
                <text:p>3770.96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771.15">
                <text:p>3771.15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3767.94">
                <text:p>3767.94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3814.24">
                <text:p>3814.24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3806.82">
                <text:p>3806.82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4002.46">
                <text:p>4002.46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3987.6">
                <text:p>3987.6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3992.26">
                <text:p>3992.26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3976.76">
                <text:p>3976.76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3969.91">
                <text:p>3969.9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3988.52">
                <text:p>3988.52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3975.45">
                <text:p>3975.45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3945.61">
                <text:p>3945.61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3953.6">
                <text:p>3953.6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4001.59">
                <text:p>4001.59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4000.48">
                <text:p>4000.48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3976.12">
                <text:p>3976.1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3955.13">
                <text:p>3955.13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3981.03">
                <text:p>3981.03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3987.88">
                <text:p>3987.88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3986.44">
                <text:p>3986.44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3958.28">
                <text:p>3958.28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3978.34">
                <text:p>3978.34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3966.65">
                <text:p>3966.65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3978.94">
                <text:p>3978.94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3777.02">
                <text:p>3777.02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739.99">
                <text:p>3739.99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3726.39">
                <text:p>3726.39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3596.12">
                <text:p>3596.12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3585.88">
                <text:p>3585.88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3583.09">
                <text:p>3583.0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3595.47">
                <text:p>3595.47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3585.51">
                <text:p>3585.51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3606.15">
                <text:p>3606.15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3601.31">
                <text:p>3601.31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3601.15">
                <text:p>3601.15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3582.38">
                <text:p>3582.38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3571.16">
                <text:p>3571.16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3591.11">
                <text:p>3591.11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3593.74">
                <text:p>3593.74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3583.13">
                <text:p>3583.13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3593.24">
                <text:p>3593.2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3583.68">
                <text:p>3583.68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3589.38">
                <text:p>3589.38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3575.53">
                <text:p>3575.5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465.82">
                <text:p>3465.8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3476.81">
                <text:p>3476.81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3489.45">
                <text:p>3489.45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3511.83">
                <text:p>3511.83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3488.28">
                <text:p>3488.28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3630.98">
                <text:p>3630.9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3638.08">
                <text:p>3638.08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3626.09">
                <text:p>3626.09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3629.38">
                <text:p>3629.38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3629.09">
                <text:p>3629.09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3611.39">
                <text:p>3611.39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596.98">
                <text:p>3596.98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3604.14">
                <text:p>3604.14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3553.06">
                <text:p>3553.06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3572.5">
                <text:p>3572.5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3555.07">
                <text:p>3555.07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3589.02">
                <text:p>3589.02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3590.22">
                <text:p>3590.22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3576.4">
                <text:p>3576.4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3591.84">
                <text:p>3591.84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3574.59">
                <text:p>3574.59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3579.56">
                <text:p>3579.56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3597.62">
                <text:p>3597.62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3604.95">
                <text:p>3604.95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3616.21">
                <text:p>3616.21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3600.87">
                <text:p>3600.87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3604.01">
                <text:p>3604.01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3599.01">
                <text:p>3599.0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3610.68">
                <text:p>3610.68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3587.91">
                <text:p>3587.91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3594.87">
                <text:p>3594.87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3606.13">
                <text:p>3606.13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3604.4">
                <text:p>3604.4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3695.38">
                <text:p>3695.38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3685.74">
                <text:p>3685.74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3686.53">
                <text:p>3686.5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3665.3">
                <text:p>3665.3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3680.72">
                <text:p>3680.72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3678.87">
                <text:p>3678.87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3524.63">
                <text:p>3524.63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3539.28">
                <text:p>3539.28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3530.95">
                <text:p>3530.95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3526.83">
                <text:p>3526.83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3545.05">
                <text:p>3545.05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3528.17">
                <text:p>3528.17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3528.82">
                <text:p>3528.82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3526.9">
                <text:p>3526.9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515.7">
                <text:p>3515.7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3535.15">
                <text:p>3535.15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3577.32">
                <text:p>3577.32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3578.46">
                <text:p>3578.46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3570.93">
                <text:p>3570.93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3581.31">
                <text:p>3581.31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3561.73">
                <text:p>3561.73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3577.8">
                <text:p>3577.8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3549.07">
                <text:p>3549.07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3533.4">
                <text:p>3533.4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3552.82">
                <text:p>3552.82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3532.57">
                <text:p>3532.57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3546.33">
                <text:p>3546.33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3563.23">
                <text:p>3563.23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3553.41">
                <text:p>3553.41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3574.93">
                <text:p>3574.93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3569.62">
                <text:p>3569.62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3568.06">
                <text:p>3568.0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3568.48">
                <text:p>3568.48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3541.97">
                <text:p>3541.97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3566.92">
                <text:p>3566.92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3553.21">
                <text:p>3553.21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3565.29">
                <text:p>3565.29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3620.58">
                <text:p>3620.58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3589.93">
                <text:p>3589.93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3557.72">
                <text:p>3557.72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3567.55">
                <text:p>3567.55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3565.25">
                <text:p>3565.25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3578.46">
                <text:p>3578.46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3562.01">
                <text:p>3562.01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3546.73">
                <text:p>3546.73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3556.53">
                <text:p>3556.53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3564.29">
                <text:p>3564.29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3550.84">
                <text:p>3550.84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3481.64">
                <text:p>3481.64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3454.4">
                <text:p>3454.4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3427.57">
                <text:p>3427.57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3420.06">
                <text:p>3420.06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3424.39">
                <text:p>3424.39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3434.15">
                <text:p>3434.15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3406.18">
                <text:p>3406.18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3366.41">
                <text:p>3366.41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3385.32">
                <text:p>3385.32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3426.62">
                <text:p>3426.62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3419.44">
                <text:p>3419.44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3411.04">
                <text:p>3411.04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3420.34">
                <text:p>3420.34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3428.83">
                <text:p>3428.83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3429.25">
                <text:p>3429.25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3464.01">
                <text:p>3464.01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3458.77">
                <text:p>3458.7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3458.18">
                <text:p>3458.18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3465.32">
                <text:p>3465.32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3476.57">
                <text:p>3476.57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3427.81">
                <text:p>3427.81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3436.56">
                <text:p>3436.56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3434.28">
                <text:p>3434.28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3434.1">
                <text:p>3434.1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3418.5">
                <text:p>3418.5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3420.03">
                <text:p>3420.03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3459.18">
                <text:p>3459.18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3463.02">
                <text:p>3463.02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3474.52">
                <text:p>3474.52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3462.07">
                <text:p>3462.07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3453.55">
                <text:p>3453.55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3477.67">
                <text:p>3477.67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3457.56">
                <text:p>3457.56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3468.19">
                <text:p>3468.19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3504.77">
                <text:p>3504.77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3482.58">
                <text:p>3482.58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3462.54">
                <text:p>3462.54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3463.7">
                <text:p>3463.7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3463.5">
                <text:p>3463.5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3445.6">
                <text:p>3445.6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3458.11">
                <text:p>3458.11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3458.28">
                <text:p>3458.28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3463.02">
                <text:p>3463.02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3436.04">
                <text:p>3436.04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3459.65">
                <text:p>3459.65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3469.03">
                <text:p>3469.03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3463.22">
                <text:p>3463.22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3463.91">
                <text:p>3463.91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3464.42">
                <text:p>3464.42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3469.91">
                <text:p>3469.91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3460.44">
                <text:p>3460.44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3463.81">
                <text:p>3463.81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3471.59">
                <text:p>3471.59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3423.35">
                <text:p>3423.35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3424.77">
                <text:p>3424.77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3399.82">
                <text:p>3399.82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3422.02">
                <text:p>3422.02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3398.39">
                <text:p>3398.39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3405.37">
                <text:p>3405.37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3413.12">
                <text:p>3413.12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3412.15">
                <text:p>3412.15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3408.05">
                <text:p>3408.05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3407.03">
                <text:p>3407.03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399.55">
                <text:p>3399.55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3398.4">
                <text:p>3398.4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3404.08">
                <text:p>3404.08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3394.78">
                <text:p>3394.78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3507.34">
                <text:p>3507.34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3668.3">
                <text:p>3668.3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3659.04">
                <text:p>3659.04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3646.45">
                <text:p>3646.45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3660.86">
                <text:p>3660.86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3662.02">
                <text:p>3662.02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3645.02">
                <text:p>3645.02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3652.19">
                <text:p>3652.19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3665.18">
                <text:p>3665.18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3654.84">
                <text:p>3654.84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3632.12">
                <text:p>3632.1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3638.34">
                <text:p>3638.34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3626.6">
                <text:p>3626.6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3645.69">
                <text:p>3645.69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3680.06">
                <text:p>3680.06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3623.11">
                <text:p>3623.11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3635.64">
                <text:p>3635.64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3626.16">
                <text:p>3626.16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3643.95">
                <text:p>3643.95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3631.05">
                <text:p>3631.05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3624.04">
                <text:p>3624.04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3625.49">
                <text:p>3625.49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3611">
                <text:p>3611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3620.03">
                <text:p>3620.03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3640.95">
                <text:p>3640.95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3631.46">
                <text:p>3631.46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3640.52">
                <text:p>3640.52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3613.79">
                <text:p>3613.79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3595.1">
                <text:p>3595.1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3602.95">
                <text:p>3602.95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3609.4">
                <text:p>3609.4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3605.11">
                <text:p>3605.11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3584.94">
                <text:p>3584.94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3600.94">
                <text:p>3600.94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3605.69">
                <text:p>3605.69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3590.56">
                <text:p>3590.56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3613.77">
                <text:p>3613.77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3585.73">
                <text:p>3585.73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3596.07">
                <text:p>3596.07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3602.47">
                <text:p>3602.47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3623.62">
                <text:p>3623.62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3617.09">
                <text:p>3617.09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3626.01">
                <text:p>3626.01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3634.41">
                <text:p>3634.41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3633.18">
                <text:p>3633.18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3618.41">
                <text:p>3618.41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3629.15">
                <text:p>3629.1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3641.25">
                <text:p>3641.25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3623.73">
                <text:p>3623.73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3622.42">
                <text:p>3622.42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3622.4">
                <text:p>3622.4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3667.58">
                <text:p>3667.58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3734.66">
                <text:p>3734.66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3731.69">
                <text:p>3731.69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3745.37">
                <text:p>3745.37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3823.38">
                <text:p>3823.38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3898.6">
                <text:p>3898.6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3885.06">
                <text:p>3885.06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3916.01">
                <text:p>3916.01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3898.84">
                <text:p>3898.84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3971.85">
                <text:p>3971.85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3967.21">
                <text:p>3967.21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3907.79">
                <text:p>3907.79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3912.15">
                <text:p>3912.15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3913.41">
                <text:p>3913.41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3959.98">
                <text:p>3959.98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3937.91">
                <text:p>3937.91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3969.74">
                <text:p>3969.7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3968.44">
                <text:p>3968.44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3964.69">
                <text:p>3964.69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3931.11">
                <text:p>3931.11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3929.99">
                <text:p>3929.99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3925.94">
                <text:p>3925.94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3937.31">
                <text:p>3937.31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3953.03">
                <text:p>3953.03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3958.95">
                <text:p>3958.95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3954.5">
                <text:p>3954.5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3965.35">
                <text:p>3965.35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3962">
                <text:p>3962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3969.8">
                <text:p>3969.8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3949.73">
                <text:p>3949.7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3955.23">
                <text:p>3955.23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3941.99">
                <text:p>3941.99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4100.39">
                <text:p>4100.3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4117.76">
                <text:p>4117.76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4169.7">
                <text:p>4169.7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4167.14">
                <text:p>4167.14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4144.68">
                <text:p>4144.68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3778.65">
                <text:p>3778.65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3780.57">
                <text:p>3780.57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3743.56">
                <text:p>3743.5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3798.45">
                <text:p>3798.45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3780.52">
                <text:p>3780.52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3791.31">
                <text:p>3791.31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808.96">
                <text:p>3808.96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3855.39">
                <text:p>3855.39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827.92">
                <text:p>3827.92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3837.25">
                <text:p>3837.25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3807.63">
                <text:p>3807.63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3808.99">
                <text:p>3808.99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3821.65">
                <text:p>3821.65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3814.49">
                <text:p>3814.49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3809.23">
                <text:p>3809.23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3820.31">
                <text:p>3820.31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3825.59">
                <text:p>3825.59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3807.04">
                <text:p>3807.04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3813.93">
                <text:p>3813.9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3818.07">
                <text:p>3818.07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3816.94">
                <text:p>3816.94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3822.06">
                <text:p>3822.06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3833.82">
                <text:p>3833.82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3852.88">
                <text:p>3852.88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3821.11">
                <text:p>3821.11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3813.69">
                <text:p>3813.69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3825.39">
                <text:p>3825.39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3839.02">
                <text:p>3839.02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3828.59">
                <text:p>3828.59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3828.54">
                <text:p>3828.54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3845.01">
                <text:p>3845.01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3835.85">
                <text:p>3835.85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3802.46">
                <text:p>3802.46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3816.96">
                <text:p>3816.96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3812.13">
                <text:p>3812.1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3820.67">
                <text:p>3820.67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3819.93">
                <text:p>3819.93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3824.75">
                <text:p>3824.75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3825.14">
                <text:p>3825.14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3795.62">
                <text:p>3795.62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3807.75">
                <text:p>3807.75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3799.63">
                <text:p>3799.63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3707.6">
                <text:p>3707.6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3713.1">
                <text:p>3713.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3718.17">
                <text:p>3718.17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3715.3">
                <text:p>3715.3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3712.98">
                <text:p>3712.98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3729.2">
                <text:p>3729.2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3739.57">
                <text:p>3739.57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3834.56">
                <text:p>3834.56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3855.71">
                <text:p>3855.71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3857.73">
                <text:p>3857.73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3826.67">
                <text:p>3826.67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3851.92">
                <text:p>3851.92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3862.55">
                <text:p>3862.55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3862.6">
                <text:p>3862.6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3855.5">
                <text:p>3855.5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3861.84">
                <text:p>3861.84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3884.02">
                <text:p>3884.02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3866.01">
                <text:p>3866.01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3876.95">
                <text:p>3876.95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3880.01">
                <text:p>3880.01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3873.64">
                <text:p>3873.64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3873.94">
                <text:p>3873.94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3898.65">
                <text:p>3898.65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3891.33">
                <text:p>3891.3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3908.37">
                <text:p>3908.37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920.43">
                <text:p>3920.43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3864.89">
                <text:p>3864.89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3876.8">
                <text:p>3876.8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3915.69">
                <text:p>3915.69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3913.34">
                <text:p>3913.34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3928.58">
                <text:p>3928.58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3943.04">
                <text:p>3943.04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3925.5">
                <text:p>3925.5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3904.99">
                <text:p>3904.99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3905.92">
                <text:p>3905.92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3904.32">
                <text:p>3904.32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3916.82">
                <text:p>3916.82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3932.73">
                <text:p>3932.73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3885.5">
                <text:p>3885.5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3873.49">
                <text:p>3873.49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3848.12">
                <text:p>3848.12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3855.66">
                <text:p>3855.66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3871.61">
                <text:p>3871.61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3834.69">
                <text:p>3834.69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3885.18">
                <text:p>3885.18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3872.59">
                <text:p>3872.59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3881.33">
                <text:p>3881.33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3882.73">
                <text:p>3882.73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3887.89">
                <text:p>3887.89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3884.64">
                <text:p>3884.64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3856.12">
                <text:p>3856.12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3870.12">
                <text:p>3870.12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3866.26">
                <text:p>3866.26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3859.58">
                <text:p>3859.58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3859.57">
                <text:p>3859.57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3882.1">
                <text:p>3882.1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3873.47">
                <text:p>3873.47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3877.12">
                <text:p>3877.12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3882.9">
                <text:p>3882.9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3888.25">
                <text:p>3888.25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3914.05">
                <text:p>3914.05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3928.19">
                <text:p>3928.19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3932.37">
                <text:p>3932.37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923.76">
                <text:p>3923.76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3982.97">
                <text:p>3982.97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4010.06">
                <text:p>4010.06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4016.08">
                <text:p>4016.08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3989.83">
                <text:p>3989.83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3993.61">
                <text:p>3993.61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4005.98">
                <text:p>4005.98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3972.23">
                <text:p>3972.2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3975.02">
                <text:p>3975.02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3987.49">
                <text:p>3987.49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3986.51">
                <text:p>3986.51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3990.94">
                <text:p>3990.94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3981.14">
                <text:p>3981.14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4008.15">
                <text:p>4008.15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3978.38">
                <text:p>3978.38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3978.86">
                <text:p>3978.86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3979.17">
                <text:p>3979.17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3987.81">
                <text:p>3987.8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3987.45">
                <text:p>3987.45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981.93">
                <text:p>3981.93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3986.16">
                <text:p>3986.16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3997.65">
                <text:p>3997.65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4006.62">
                <text:p>4006.62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4015.53">
                <text:p>4015.53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3994.97">
                <text:p>3994.97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4009.01">
                <text:p>4009.01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4010.9">
                <text:p>4010.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4015.82">
                <text:p>4015.82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4022.45">
                <text:p>4022.45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4043.04">
                <text:p>4043.04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4041.06">
                <text:p>4041.06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4046.79">
                <text:p>4046.79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4047.78">
                <text:p>4047.78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968.66">
                <text:p>3968.66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3979.42">
                <text:p>3979.42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3980.64">
                <text:p>3980.64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3986.51">
                <text:p>3986.51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3978.59">
                <text:p>3978.59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3987.11">
                <text:p>3987.11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3993.31">
                <text:p>3993.31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3996.38">
                <text:p>3996.38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3986.93">
                <text:p>3986.93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4004.34">
                <text:p>4004.34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4001.36">
                <text:p>4001.36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4001.23">
                <text:p>4001.23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3990.99">
                <text:p>3990.99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4006.01">
                <text:p>4006.01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3981.61">
                <text:p>3981.61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3992.42">
                <text:p>3992.42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3992.9">
                <text:p>3992.9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3983.45">
                <text:p>3983.45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3992.18">
                <text:p>3992.1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3996.63">
                <text:p>3996.63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3993.72">
                <text:p>3993.72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3986.39">
                <text:p>3986.39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3962.92">
                <text:p>3962.92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3922.22">
                <text:p>3922.22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3936.12">
                <text:p>3936.12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3937.26">
                <text:p>3937.26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3925.98">
                <text:p>3925.98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3918.06">
                <text:p>3918.06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3942.01">
                <text:p>3942.01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3933.02">
                <text:p>3933.02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3948.55">
                <text:p>3948.55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3991.59">
                <text:p>3991.59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4033.22">
                <text:p>4033.22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4021.49">
                <text:p>4021.49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4020.12">
                <text:p>4020.12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4038.05">
                <text:p>4038.05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4014.83">
                <text:p>4014.83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4025.91">
                <text:p>4025.91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4017.04">
                <text:p>4017.04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4030.49">
                <text:p>4030.49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4024.89">
                <text:p>4024.89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4027.81">
                <text:p>4027.81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4041.46">
                <text:p>4041.46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4057.63">
                <text:p>4057.63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4123.43">
                <text:p>4123.43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4087.21">
                <text:p>4087.21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4103.25">
                <text:p>4103.25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4093.46">
                <text:p>4093.46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4097.95">
                <text:p>4097.95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4093.38">
                <text:p>4093.38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4077.88">
                <text:p>4077.88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4087.45">
                <text:p>4087.45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4106.97">
                <text:p>4106.97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4096.41">
                <text:p>4096.41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4085.03">
                <text:p>4085.03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4111.59">
                <text:p>4111.59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4106.17">
                <text:p>4106.17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4103.95">
                <text:p>4103.95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4129.9">
                <text:p>4129.9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4128.85">
                <text:p>4128.85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4128.69">
                <text:p>4128.69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4145.07">
                <text:p>4145.07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4137.45">
                <text:p>4137.45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4144.56">
                <text:p>4144.56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4179.4">
                <text:p>4179.4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4646.03">
                <text:p>4646.03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4722.27">
                <text:p>4722.27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4733.85">
                <text:p>4733.85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4857.29">
                <text:p>4857.29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5000.56">
                <text:p>5000.56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4920.39">
                <text:p>4920.39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4960.19">
                <text:p>4960.19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5108.57">
                <text:p>5108.57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4932.6">
                <text:p>4932.6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4936.72">
                <text:p>4936.72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4971.96">
                <text:p>4971.96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4978.04">
                <text:p>4978.04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4813.73">
                <text:p>4813.73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4898.66">
                <text:p>4898.66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4892.05">
                <text:p>4892.05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4944.33">
                <text:p>4944.33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4985.53">
                <text:p>4985.53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4966.5">
                <text:p>4966.5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4978.62">
                <text:p>4978.62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5004.95">
                <text:p>5004.95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4992.55">
                <text:p>4992.55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4984.45">
                <text:p>4984.45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4978.25">
                <text:p>4978.25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5092.15">
                <text:p>5092.15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5043.89">
                <text:p>5043.89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136.61">
                <text:p>5136.61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5115.04">
                <text:p>5115.04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5120.61">
                <text:p>5120.61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5121.16">
                <text:p>5121.16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5170.27">
                <text:p>5170.27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5198.97">
                <text:p>5198.97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5207.91">
                <text:p>5207.9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5046.16">
                <text:p>5046.16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5191.31">
                <text:p>5191.31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5155.05">
                <text:p>5155.05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5236.9">
                <text:p>5236.9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5158.64">
                <text:p>5158.64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5147.97">
                <text:p>5147.97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5153.36">
                <text:p>5153.36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5155.52">
                <text:p>5155.52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5165.8">
                <text:p>5165.8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5173.54">
                <text:p>5173.54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5199.97">
                <text:p>5199.97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5197.4">
                <text:p>5197.4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5245.06">
                <text:p>5245.06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5363.83">
                <text:p>5363.83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5308.25">
                <text:p>5308.25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5143.49">
                <text:p>5143.49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5158.01">
                <text:p>5158.01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5001.91">
                <text:p>5001.91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4994.28">
                <text:p>4994.28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5043.82">
                <text:p>5043.82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5017.37">
                <text:p>5017.3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4984.88">
                <text:p>4984.88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4991.93">
                <text:p>4991.93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5041.36">
                <text:p>5041.36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5037.45">
                <text:p>5037.45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5031.79">
                <text:p>5031.79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5048.01">
                <text:p>5048.01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5079.66">
                <text:p>5079.66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5063.45">
                <text:p>5063.45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5018.92">
                <text:p>5018.92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5051.65">
                <text:p>5051.65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5048.49">
                <text:p>5048.49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5045.22">
                <text:p>5045.22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5032.8">
                <text:p>5032.8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5034.14">
                <text:p>5034.14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5044.99">
                <text:p>5044.99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5062.34">
                <text:p>5062.34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5066.43">
                <text:p>5066.43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5131.3">
                <text:p>5131.3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5136.88">
                <text:p>5136.88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5136.99">
                <text:p>5136.99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5104.33">
                <text:p>5104.33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5134.94">
                <text:p>5134.94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5005.84">
                <text:p>5005.84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5024.95">
                <text:p>5024.95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5044.49">
                <text:p>5044.49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5066">
                <text:p>5066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5054.58">
                <text:p>5054.58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5069.12">
                <text:p>5069.12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5158.14">
                <text:p>5158.14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5173.72">
                <text:p>5173.72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5200.55">
                <text:p>5200.55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5186.03">
                <text:p>5186.0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5217.56">
                <text:p>5217.56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5182.91">
                <text:p>5182.91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5210.49">
                <text:p>5210.49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5202.82">
                <text:p>5202.82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5248.12">
                <text:p>5248.12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5248.6">
                <text:p>5248.6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5218.02">
                <text:p>5218.02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5234.34">
                <text:p>5234.34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5264.38">
                <text:p>5264.38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5258.44">
                <text:p>5258.44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5213.04">
                <text:p>5213.04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5230.96">
                <text:p>5230.96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5236.32">
                <text:p>5236.32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5259.69">
                <text:p>5259.69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5272.12">
                <text:p>5272.12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5258.68">
                <text:p>5258.68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5276.97">
                <text:p>5276.97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5305.79">
                <text:p>5305.79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5282.76">
                <text:p>5282.76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5289.36">
                <text:p>5289.36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5295.29">
                <text:p>5295.29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5291.73">
                <text:p>5291.7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5302.87">
                <text:p>5302.87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5281.01">
                <text:p>5281.01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5219.99">
                <text:p>5219.99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5239.42">
                <text:p>5239.42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5218.37">
                <text:p>5218.3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5256.14">
                <text:p>5256.14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5217.2">
                <text:p>5217.2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5242.31">
                <text:p>5242.31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5279.69">
                <text:p>5279.69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5354.67">
                <text:p>5354.67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5357.14">
                <text:p>5357.14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5414.5">
                <text:p>5414.5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5508.44">
                <text:p>5508.44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5513.97">
                <text:p>5513.97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5536.31">
                <text:p>5536.31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5568.08">
                <text:p>5568.08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5493.31">
                <text:p>5493.31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5531.32">
                <text:p>5531.32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5421.59">
                <text:p>5421.59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5385.09">
                <text:p>5385.09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5425.25">
                <text:p>5425.25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5399.75">
                <text:p>5399.75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5413.88">
                <text:p>5413.88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5406">
                <text:p>5406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5441.79">
                <text:p>5441.79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5468.38">
                <text:p>5468.38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5219.9">
                <text:p>5219.9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5344.39">
                <text:p>5344.39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5293.36">
                <text:p>5293.36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5332.67">
                <text:p>5332.67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5285.07">
                <text:p>5285.07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5260.61">
                <text:p>5260.61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5314.1">
                <text:p>5314.1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5288.27">
                <text:p>5288.27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5277.51">
                <text:p>5277.51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5282.54">
                <text:p>5282.54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5328.9">
                <text:p>5328.9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5295.69">
                <text:p>5295.69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5305.91">
                <text:p>5305.91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5319.37">
                <text:p>5319.37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5334.77">
                <text:p>5334.77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5333.68">
                <text:p>5333.68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5307.52">
                <text:p>5307.52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5318.75">
                <text:p>5318.75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5301.46">
                <text:p>5301.46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5279.41">
                <text:p>5279.41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5231.96">
                <text:p>5231.96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5239.89">
                <text:p>5239.89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5238.14">
                <text:p>5238.14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5217.99">
                <text:p>5217.99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5222">
                <text:p>5222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5285.68">
                <text:p>5285.68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5312.19">
                <text:p>5312.19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5292.53">
                <text:p>5292.53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5320.81">
                <text:p>5320.81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5348.95">
                <text:p>5348.95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5353.4">
                <text:p>5353.4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5362.14">
                <text:p>5362.14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5355.35">
                <text:p>5355.35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5367.41">
                <text:p>5367.41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5383.2">
                <text:p>5383.2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5387.54">
                <text:p>5387.54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5406.31">
                <text:p>5406.31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5446.38">
                <text:p>5446.38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5523.99">
                <text:p>5523.99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5506.98">
                <text:p>5506.98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5492.87">
                <text:p>5492.87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5579.46">
                <text:p>5579.46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5695.09">
                <text:p>5695.09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5750.99">
                <text:p>5750.99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5787">
                <text:p>5787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5757.84">
                <text:p>5757.84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5772.69">
                <text:p>5772.69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5844.18">
                <text:p>5844.18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5814.01">
                <text:p>5814.01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5789.55">
                <text:p>5789.55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5641.19">
                <text:p>5641.19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5681.14">
                <text:p>5681.14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5829.45">
                <text:p>5829.45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5813.21">
                <text:p>5813.2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5767.54">
                <text:p>5767.54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5770.04">
                <text:p>5770.04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5768.63">
                <text:p>5768.6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5775.62">
                <text:p>5775.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5695.31">
                <text:p>5695.3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5701.67">
                <text:p>5701.67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5730.98">
                <text:p>5730.98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5790.41">
                <text:p>5790.41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5747.79">
                <text:p>5747.79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5957">
                <text:p>5957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5935.25">
                <text:p>5935.25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5947.64">
                <text:p>5947.64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5919.93">
                <text:p>5919.93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5922.87">
                <text:p>5922.87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5846.34">
                <text:p>5846.34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5879.44">
                <text:p>5879.44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5903.86">
                <text:p>5903.86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5936">
                <text:p>5936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5953.94">
                <text:p>5953.94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5951.65">
                <text:p>5951.65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5987.29">
                <text:p>5987.29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6075.14">
                <text:p>6075.14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6102.36">
                <text:p>6102.36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6086.98">
                <text:p>6086.98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6058.91">
                <text:p>6058.91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6135.25">
                <text:p>6135.25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6209.18">
                <text:p>6209.18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6337.99">
                <text:p>6337.99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6371.44">
                <text:p>6371.44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6307.19">
                <text:p>6307.19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6353.82">
                <text:p>6353.82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6410.57">
                <text:p>6410.57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6373.33">
                <text:p>6373.33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6578.71">
                <text:p>6578.71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6801.67">
                <text:p>6801.67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6754.55">
                <text:p>6754.55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6905.57">
                <text:p>6905.57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7076.22">
                <text:p>7076.22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7159.56">
                <text:p>7159.56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7480.47">
                <text:p>7480.47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7169.23">
                <text:p>7169.2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6839.83">
                <text:p>6839.83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7032.64">
                <text:p>7032.64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6967.31">
                <text:p>6967.31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7024.14">
                <text:p>7024.14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7023.98">
                <text:p>7023.98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7224.94">
                <text:p>7224.94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7771.91">
                <text:p>7771.91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7844.36">
                <text:p>7844.36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7790.71">
                <text:p>7790.71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7928.51">
                <text:p>7928.51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8321.66">
                <text:p>8321.66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8059.98">
                <text:p>8059.98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7950">
                <text:p>7950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7740.75">
                <text:p>7740.75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7947.56">
                <text:p>7947.56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7946.71">
                <text:p>7946.71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7991.95">
                <text:p>7991.95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8167">
                <text:p>8167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8169.87">
                <text:p>8169.87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8233.98">
                <text:p>8233.98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8019.37">
                <text:p>8019.37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8006.67">
                <text:p>8006.67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7858.68">
                <text:p>7858.68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7866.59">
                <text:p>7866.59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7344.03">
                <text:p>7344.03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7298.93">
                <text:p>7298.93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7150.19">
                <text:p>7150.19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7094.43">
                <text:p>7094.43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7136.72">
                <text:p>7136.72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7355.26">
                <text:p>7355.26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7361.3">
                <text:p>7361.3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7302.99">
                <text:p>7302.99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7304.51">
                <text:p>7304.51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7237.98">
                <text:p>7237.98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7257.45">
                <text:p>7257.45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7903.22">
                <text:p>7903.22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7907.22">
                <text:p>7907.22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7964.41">
                <text:p>7964.41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7962.78">
                <text:p>7962.78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7952.48">
                <text:p>7952.48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8148.48">
                <text:p>8148.48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8030.04">
                <text:p>8030.04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7871.41">
                <text:p>7871.41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7835.87">
                <text:p>7835.87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7834.51">
                <text:p>7834.51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7938.15">
                <text:p>7938.15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7889.07">
                <text:p>7889.07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7895.06">
                <text:p>7895.06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7848.37">
                <text:p>7848.37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7890.49">
                <text:p>7890.49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7966.45">
                <text:p>7966.45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7904.87">
                <text:p>7904.87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7895.17">
                <text:p>7895.1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7882.22">
                <text:p>7882.22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7802.31">
                <text:p>7802.31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7939.6">
                <text:p>7939.6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7901.69">
                <text:p>7901.69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7628.43">
                <text:p>7628.43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7660.98">
                <text:p>7660.98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7587.89">
                <text:p>7587.8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7589.1">
                <text:p>7589.1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7754.09">
                <text:p>7754.09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7759.18">
                <text:p>7759.1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7851.51">
                <text:p>7851.51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7847.08">
                <text:p>7847.08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7852.27">
                <text:p>7852.27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7977.95">
                <text:p>7977.95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8046.06">
                <text:p>8046.06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8023.88">
                <text:p>8023.88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7964.87">
                <text:p>7964.87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7975.29">
                <text:p>7975.29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7958.93">
                <text:p>7958.93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8044.02">
                <text:p>8044.02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8017.39">
                <text:p>8017.39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7967.77">
                <text:p>7967.77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8025.41">
                <text:p>8025.41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7969.79">
                <text:p>7969.79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7907.98">
                <text:p>7907.98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7983.18">
                <text:p>7983.18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8614.43">
                <text:p>8614.43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8664.56">
                <text:p>8664.56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8696.03">
                <text:p>8696.03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8686.99">
                <text:p>8686.99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8762.57">
                <text:p>8762.57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8756.32">
                <text:p>8756.32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8763.31">
                <text:p>8763.31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721.54">
                <text:p>8721.54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8734.36">
                <text:p>8734.36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8684.17">
                <text:p>8684.17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8689.64">
                <text:p>8689.64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8715.64">
                <text:p>8715.64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8646.01">
                <text:p>8646.0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8621">
                <text:p>8621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8681.21">
                <text:p>8681.2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8677.51">
                <text:p>8677.51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8645.68">
                <text:p>8645.68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8672.47">
                <text:p>8672.4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8696.71">
                <text:p>8696.71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8724.75">
                <text:p>8724.75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8941.25">
                <text:p>8941.25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8620.22">
                <text:p>8620.22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8269.54">
                <text:p>8269.54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8263.84">
                <text:p>8263.84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8311.72">
                <text:p>8311.72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8284.46">
                <text:p>8284.46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8349.52">
                <text:p>8349.52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8442.75">
                <text:p>8442.75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8552.75">
                <text:p>8552.75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8539.26">
                <text:p>8539.26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8566">
                <text:p>8566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8530.21">
                <text:p>8530.21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8530.11">
                <text:p>8530.11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8544.07">
                <text:p>8544.07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8544.1">
                <text:p>8544.1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8703.51">
                <text:p>8703.5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8722.04">
                <text:p>8722.04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8678.22">
                <text:p>8678.22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669.18">
                <text:p>8669.18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8725.98">
                <text:p>8725.98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8660.47">
                <text:p>8660.47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8470">
                <text:p>8470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8507.84">
                <text:p>8507.84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8473.66">
                <text:p>8473.66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8570.88">
                <text:p>8570.88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8115.82">
                <text:p>8115.82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7895.93">
                <text:p>7895.93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7892.6">
                <text:p>7892.6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7943.56">
                <text:p>7943.56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7941.11">
                <text:p>7941.11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7621.46">
                <text:p>7621.46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7687.03">
                <text:p>7687.03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7796.61">
                <text:p>7796.61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7823.93">
                <text:p>7823.93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791.35">
                <text:p>7791.35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7625.05">
                <text:p>7625.05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7783.05">
                <text:p>7783.05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7776.5">
                <text:p>7776.5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7851.95">
                <text:p>7851.95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7761.7">
                <text:p>7761.7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7831.51">
                <text:p>7831.51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7694.84">
                <text:p>7694.84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7595.86">
                <text:p>7595.86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7786.7">
                <text:p>7786.7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7786.7">
                <text:p>7786.7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7940.31">
                <text:p>7940.31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7893">
                <text:p>7893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7928.86">
                <text:p>7928.86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7937.85">
                <text:p>7937.85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7980.53">
                <text:p>7980.53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7927.52">
                <text:p>7927.52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7910.04">
                <text:p>7910.04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7980.59">
                <text:p>7980.59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7919.43">
                <text:p>7919.43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7809.25">
                <text:p>7809.25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7893.62">
                <text:p>7893.62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7873.31">
                <text:p>7873.31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7899.01">
                <text:p>7899.01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7852.63">
                <text:p>7852.63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7716.72">
                <text:p>7716.72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7732.06">
                <text:p>7732.06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7628.13">
                <text:p>7628.13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7654.46">
                <text:p>7654.46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7698.71">
                <text:p>7698.71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7902.36">
                <text:p>7902.36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7914.45">
                <text:p>7914.45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7945.81">
                <text:p>7945.81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982.75">
                <text:p>7982.75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7932.34">
                <text:p>7932.34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7897.56">
                <text:p>7897.56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7769.27">
                <text:p>7769.27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7761.53">
                <text:p>7761.53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7868.87">
                <text:p>7868.87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7884.9">
                <text:p>7884.9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7959.76">
                <text:p>7959.76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7960.16">
                <text:p>7960.16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7967.8">
                <text:p>7967.8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8140.57">
                <text:p>8140.57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8118.56">
                <text:p>8118.56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8127.64">
                <text:p>8127.64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8082.01">
                <text:p>8082.01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8097.99">
                <text:p>8097.99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8086.43">
                <text:p>8086.43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8172.11">
                <text:p>8172.11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8225.41">
                <text:p>8225.41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8218.54">
                <text:p>8218.54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8197.81">
                <text:p>8197.81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8239.29">
                <text:p>8239.29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8257.18">
                <text:p>8257.18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8385.16">
                <text:p>8385.16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8385.88">
                <text:p>8385.88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8595.21">
                <text:p>8595.21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8657.15">
                <text:p>8657.15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8632.1">
                <text:p>8632.1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8750.71">
                <text:p>8750.7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8810">
                <text:p>8810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8808.7">
                <text:p>8808.7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8971.83">
                <text:p>8971.83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9245.42">
                <text:p>9245.42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9087.12">
                <text:p>9087.12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9201.73">
                <text:p>9201.73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8924.39">
                <text:p>8924.39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8953.33">
                <text:p>8953.33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9134.4">
                <text:p>9134.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9121.17">
                <text:p>9121.17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9249.6">
                <text:p>9249.6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9158.42">
                <text:p>9158.42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9278.2">
                <text:p>9278.2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9313.96">
                <text:p>9313.96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9238.33">
                <text:p>9238.33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9084.63">
                <text:p>9084.63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9174.99">
                <text:p>9174.99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9086.62">
                <text:p>9086.62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9073.65">
                <text:p>9073.65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9081.55">
                <text:p>9081.55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9139.53">
                <text:p>9139.53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9170.67">
                <text:p>9170.67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136.65">
                <text:p>9136.65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9132.33">
                <text:p>9132.33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9255.49">
                <text:p>9255.49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9331.6">
                <text:p>9331.6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9248.25">
                <text:p>9248.25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9250.1">
                <text:p>9250.1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9377.75">
                <text:p>9377.75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9497.5">
                <text:p>9497.5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9517.12">
                <text:p>9517.12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9719.45">
                <text:p>9719.45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9808.89">
                <text:p>9808.89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9787.83">
                <text:p>9787.83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9890.28">
                <text:p>9890.28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10159.86">
                <text:p>10159.86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10579.96">
                <text:p>10579.96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10867.04">
                <text:p>10867.04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10798.78">
                <text:p>10798.78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10684.7">
                <text:p>10684.7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10729.5">
                <text:p>10729.5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10797.89">
                <text:p>10797.89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10743.21">
                <text:p>10743.21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10658.81">
                <text:p>10658.81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10812.32">
                <text:p>10812.32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11058.32">
                <text:p>11058.32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10906.07">
                <text:p>10906.07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10720.64">
                <text:p>10720.64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10816.17">
                <text:p>10816.17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10938.17">
                <text:p>10938.17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10936.87">
                <text:p>10936.87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10944.73">
                <text:p>10944.73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11056.59">
                <text:p>11056.59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11172.19">
                <text:p>11172.19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11377.6">
                <text:p>11377.6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11418.37">
                <text:p>11418.37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11385.31">
                <text:p>11385.31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11411.95">
                <text:p>11411.95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11820.86">
                <text:p>11820.86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12269.41">
                <text:p>12269.41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12541.39">
                <text:p>12541.39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12696.8">
                <text:p>12696.8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12889.05">
                <text:p>12889.05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13960.76">
                <text:p>13960.76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13093.8">
                <text:p>13093.8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12982.04">
                <text:p>12982.04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12499.95">
                <text:p>12499.95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12261.63">
                <text:p>12261.63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11830">
                <text:p>11830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11022.01">
                <text:p>11022.01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11329.99">
                <text:p>11329.99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11370">
                <text:p>11370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12178.85">
                <text:p>12178.85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11989.22">
                <text:p>11989.22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12368.43">
                <text:p>12368.43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12400.63">
                <text:p>12400.6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11616.29">
                <text:p>11616.29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11873.61">
                <text:p>11873.61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12023.91">
                <text:p>12023.91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11939.62">
                <text:p>11939.62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11903.13">
                <text:p>11903.13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12133.8">
                <text:p>12133.8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11731.19">
                <text:p>11731.19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11624.1">
                <text:p>11624.1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11164.45">
                <text:p>11164.45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11301">
                <text:p>11301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10854.1">
                <text:p>10854.1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11142.98">
                <text:p>11142.98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10983.7">
                <text:p>10983.7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11022.65">
                <text:p>11022.65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10396.98">
                <text:p>10396.98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10258.02">
                <text:p>10258.02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10624.93">
                <text:p>10624.93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10339.07">
                <text:p>10339.07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9866.96">
                <text:p>9866.96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9989.1">
                <text:p>9989.1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10632.17">
                <text:p>10632.17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10784">
                <text:p>10784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10842.85">
                <text:p>10842.85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11289.48">
                <text:p>11289.48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1217.7">
                <text:p>11217.7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11162.35">
                <text:p>11162.35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11422.43">
                <text:p>11422.43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11257.82">
                <text:p>11257.82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11940">
                <text:p>11940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11850">
                <text:p>11850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11669.23">
                <text:p>11669.23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11672.13">
                <text:p>11672.13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11707.42">
                <text:p>11707.42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11805.42">
                <text:p>11805.42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11145.67">
                <text:p>11145.67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11154.56">
                <text:p>11154.56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10982.73">
                <text:p>10982.73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11175">
                <text:p>11175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11233.74">
                <text:p>11233.74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11111.55">
                <text:p>11111.55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10970.73">
                <text:p>10970.73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11444.45">
                <text:p>11444.45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11384.07">
                <text:p>11384.07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11369.79">
                <text:p>11369.79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11574.32">
                <text:p>11574.32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11493.34">
                <text:p>11493.34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11256.49">
                <text:p>11256.49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11149.05">
                <text:p>11149.05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11198.99">
                <text:p>11198.99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11324.3">
                <text:p>11324.3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11222.58">
                <text:p>11222.58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11474.18">
                <text:p>11474.18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11406.24">
                <text:p>11406.24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11346.34">
                <text:p>11346.34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11420.55">
                <text:p>11420.55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11884.8">
                <text:p>11884.8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11832.52">
                <text:p>11832.52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12185.57">
                <text:p>12185.57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12238.6">
                <text:p>12238.6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12655.53">
                <text:p>12655.53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12424.71">
                <text:p>12424.71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12255.71">
                <text:p>12255.71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12339.33">
                <text:p>12339.33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12494.73">
                <text:p>12494.73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12543.41">
                <text:p>12543.41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12968.57">
                <text:p>12968.57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12860.89">
                <text:p>12860.89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12970.23">
                <text:p>12970.23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12367.91">
                <text:p>12367.91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12070.96">
                <text:p>12070.96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12108.37">
                <text:p>12108.37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11702.04">
                <text:p>11702.04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11586.18">
                <text:p>11586.18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11600">
                <text:p>11600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11489.66">
                <text:p>11489.66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11562.07">
                <text:p>11562.07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11342.89">
                <text:p>11342.89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11186.81">
                <text:p>11186.81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11651.35">
                <text:p>11651.35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11654.69">
                <text:p>11654.69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11475">
                <text:p>11475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11757.22">
                <text:p>11757.22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11586.71">
                <text:p>11586.71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11464.61">
                <text:p>11464.61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11303.01">
                <text:p>11303.01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11413.9">
                <text:p>11413.9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11187.4">
                <text:p>11187.4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11355.76">
                <text:p>11355.76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11281.73">
                <text:p>11281.73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11126.8">
                <text:p>11126.8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10681.52">
                <text:p>10681.52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10413.12">
                <text:p>10413.12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10488.17">
                <text:p>10488.17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10174.18">
                <text:p>10174.18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10244.81">
                <text:p>10244.81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10322.7">
                <text:p>10322.7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10298.05">
                <text:p>10298.05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10569.22">
                <text:p>10569.22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10844.45">
                <text:p>10844.45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10838.72">
                <text:p>10838.72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10694.64">
                <text:p>10694.64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10717.04">
                <text:p>10717.04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10682.8">
                <text:p>10682.8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10492.77">
                <text:p>10492.77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9694.73">
                <text:p>9694.73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9439.59">
                <text:p>9439.59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9399.45">
                <text:p>9399.45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9549.98">
                <text:p>9549.98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9157.02">
                <text:p>9157.02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9720.2">
                <text:p>9720.2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9731.54">
                <text:p>9731.54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9667.92">
                <text:p>9667.92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9708.19">
                <text:p>9708.19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9790.97">
                <text:p>9790.97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9749.38">
                <text:p>9749.38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10437.93">
                <text:p>10437.93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10486.53">
                <text:p>10486.53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10627.16">
                <text:p>10627.16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10577.81">
                <text:p>10577.81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10600.29">
                <text:p>10600.29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10282.65">
                <text:p>10282.65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10417.22">
                <text:p>10417.22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10393.6">
                <text:p>10393.6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10504.29">
                <text:p>10504.29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10507.49">
                <text:p>10507.49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10560.04">
                <text:p>10560.04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10571.65">
                <text:p>10571.65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10615.46">
                <text:p>10615.46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10898.66">
                <text:p>10898.66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10740.23">
                <text:p>10740.23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10575.15">
                <text:p>10575.15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10582.45">
                <text:p>10582.45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10585.11">
                <text:p>10585.11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10444.56">
                <text:p>10444.56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10406.53">
                <text:p>10406.53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10589.45">
                <text:p>10589.45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10614.74">
                <text:p>10614.74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10603.21">
                <text:p>10603.21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10562">
                <text:p>10562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10238.43">
                <text:p>10238.43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10162.66">
                <text:p>10162.66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10340.31">
                <text:p>10340.31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10255.54">
                <text:p>10255.54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10041.62">
                <text:p>10041.62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10025">
                <text:p>10025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9932.36">
                <text:p>9932.36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10149.29">
                <text:p>10149.29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9864.91">
                <text:p>9864.91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9650.84">
                <text:p>9650.84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9710.82">
                <text:p>9710.82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9721.48">
                <text:p>9721.48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9911.66">
                <text:p>9911.66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9650.99">
                <text:p>9650.99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9763.28">
                <text:p>9763.28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10090.19">
                <text:p>10090.19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10046.96">
                <text:p>10046.96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10066.42">
                <text:p>10066.42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9987.9">
                <text:p>9987.9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9857.82">
                <text:p>9857.82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9879.87">
                <text:p>9879.87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9697">
                <text:p>9697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9764.36">
                <text:p>9764.36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9791.64">
                <text:p>9791.64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9794.01">
                <text:p>9794.01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9839">
                <text:p>9839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9824">
                <text:p>9824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10055.33">
                <text:p>10055.33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9525.81">
                <text:p>9525.81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9427.69">
                <text:p>9427.69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9411.61">
                <text:p>9411.61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9476.52">
                <text:p>9476.52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9480.56">
                <text:p>9480.56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9493.11">
                <text:p>9493.11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9534.98">
                <text:p>9534.98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9522.47">
                <text:p>9522.47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9555.68">
                <text:p>9555.68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9541.54">
                <text:p>9541.54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9638.46">
                <text:p>9638.46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9625.95">
                <text:p>9625.95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484.96">
                <text:p>9484.96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9539.64">
                <text:p>9539.64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9487.63">
                <text:p>9487.63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9507.64">
                <text:p>9507.64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9441.29">
                <text:p>9441.29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9501.29">
                <text:p>9501.29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9522.9">
                <text:p>9522.9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9682.35">
                <text:p>9682.35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9598.52">
                <text:p>9598.52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9574.21">
                <text:p>9574.21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9668.96">
                <text:p>9668.96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9733.71">
                <text:p>9733.71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9758.1">
                <text:p>9758.1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10049.64">
                <text:p>10049.64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9979.89">
                <text:p>9979.89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10080.53">
                <text:p>10080.5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9988.02">
                <text:p>9988.02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9960.19">
                <text:p>9960.19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9962.86">
                <text:p>9962.86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10013.86">
                <text:p>10013.86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10283.73">
                <text:p>10283.73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10374.99">
                <text:p>10374.99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10335.77">
                <text:p>10335.77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10531.45">
                <text:p>10531.45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10467.17">
                <text:p>10467.17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10612.14">
                <text:p>10612.14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10444.41">
                <text:p>10444.41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10523.75">
                <text:p>10523.75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10778.52">
                <text:p>10778.52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10827.78">
                <text:p>10827.78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10743.92">
                <text:p>10743.92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10733.05">
                <text:p>10733.05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10850.6">
                <text:p>10850.6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10816.86">
                <text:p>10816.86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10755.02">
                <text:p>10755.02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10670">
                <text:p>10670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10668.56">
                <text:p>10668.56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10944.15">
                <text:p>10944.15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10921.14">
                <text:p>10921.14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10929.23">
                <text:p>10929.23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11562.97">
                <text:p>11562.97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11671.2">
                <text:p>11671.2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11777.64">
                <text:p>11777.64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11749.97">
                <text:p>11749.97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11752.44">
                <text:p>11752.44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11828.8">
                <text:p>11828.8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11709.82">
                <text:p>11709.82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12185.24">
                <text:p>12185.24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11777.65">
                <text:p>11777.65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11700">
                <text:p>11700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11481.69">
                <text:p>11481.69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11640.43">
                <text:p>11640.43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11538.61">
                <text:p>11538.61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11743.94">
                <text:p>11743.94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11662.75">
                <text:p>11662.75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11792.77">
                <text:p>11792.77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11975.03">
                <text:p>11975.03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11955.96">
                <text:p>11955.96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11919.98">
                <text:p>11919.98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11826.85">
                <text:p>11826.85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11692.81">
                <text:p>11692.81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11615.82">
                <text:p>11615.82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11999.77">
                <text:p>11999.77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11871.07">
                <text:p>11871.07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11873.42">
                <text:p>11873.42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11705.01">
                <text:p>11705.01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11743.37">
                <text:p>11743.37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11837.18">
                <text:p>11837.18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11879.99">
                <text:p>11879.99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11839.03">
                <text:p>11839.03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11829.75">
                <text:p>11829.75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11395.23">
                <text:p>11395.23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11413.87">
                <text:p>11413.87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11329.1">
                <text:p>11329.1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11309.31">
                <text:p>11309.31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11399.1">
                <text:p>11399.1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11371.71">
                <text:p>11371.71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11469.94">
                <text:p>11469.94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11378">
                <text:p>11378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11383.14">
                <text:p>11383.14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11549.97">
                <text:p>11549.97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11446.44">
                <text:p>11446.44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11411.97">
                <text:p>11411.97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11328.01">
                <text:p>11328.01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11399.11">
                <text:p>11399.11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11443.89">
                <text:p>11443.89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11396.08">
                <text:p>11396.08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11394.06">
                <text:p>11394.06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11364.96">
                <text:p>11364.96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11280.39">
                <text:p>11280.39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10951.09">
                <text:p>10951.09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10936.18">
                <text:p>10936.18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10892.71">
                <text:p>10892.71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10656.83">
                <text:p>10656.83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10620">
                <text:p>10620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10556.7">
                <text:p>10556.7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10514.08">
                <text:p>10514.08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10137.77">
                <text:p>10137.77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10050.37">
                <text:p>10050.37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10095.05">
                <text:p>10095.05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10158.55">
                <text:p>10158.55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10094.59">
                <text:p>10094.59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10106.68">
                <text:p>10106.68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10293.93">
                <text:p>10293.93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10324.61">
                <text:p>10324.61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9937">
                <text:p>9937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10148.92">
                <text:p>10148.92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10386.04">
                <text:p>10386.04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10451.75">
                <text:p>10451.75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10331.54">
                <text:p>10331.54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10284.87">
                <text:p>10284.87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10357.99">
                <text:p>10357.99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10333.23">
                <text:p>10333.23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10312.27">
                <text:p>10312.27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10167.24">
                <text:p>10167.24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10216.02">
                <text:p>10216.02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10113.99">
                <text:p>10113.99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10139.41">
                <text:p>10139.41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10394">
                <text:p>10394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10386.42">
                <text:p>10386.42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10371">
                <text:p>10371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10306.78">
                <text:p>10306.78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10398.23">
                <text:p>10398.23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10722.1">
                <text:p>10722.1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10672.81">
                <text:p>10672.81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10707.8">
                <text:p>10707.8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10685.88">
                <text:p>10685.88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10915.54">
                <text:p>10915.54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10788.84">
                <text:p>10788.84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10808.74">
                <text:p>10808.74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10708.82">
                <text:p>10708.82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10744.54">
                <text:p>10744.54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10734.1">
                <text:p>10734.1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10760.51">
                <text:p>10760.51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10323.18">
                <text:p>10323.18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10138.99">
                <text:p>10138.99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10179.01">
                <text:p>10179.01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9986.77">
                <text:p>9986.77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10106.28">
                <text:p>10106.28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10142.57">
                <text:p>10142.57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9872.48">
                <text:p>9872.48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9973.83">
                <text:p>9973.83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9966.53">
                <text:p>9966.53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10112.65">
                <text:p>10112.65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10161.22">
                <text:p>10161.22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10099.88">
                <text:p>10099.88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10134.81">
                <text:p>10134.81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10206.15">
                <text:p>10206.15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10116.96">
                <text:p>10116.96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10397.55">
                <text:p>10397.55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10403.81">
                <text:p>10403.81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10389.55">
                <text:p>10389.55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10346.8">
                <text:p>10346.8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10294.85">
                <text:p>10294.85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10007.79">
                <text:p>10007.79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993.17">
                <text:p>9993.17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10101.93">
                <text:p>10101.93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10134.35">
                <text:p>10134.35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10120.47">
                <text:p>10120.47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10103.98">
                <text:p>10103.98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10117.62">
                <text:p>10117.62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10066.87">
                <text:p>10066.87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10061.23">
                <text:p>10061.23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10142.69">
                <text:p>10142.69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10276.8">
                <text:p>10276.8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10339.89">
                <text:p>10339.89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10389.59">
                <text:p>10389.59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10333.46">
                <text:p>10333.46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10325">
                <text:p>10325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10372.25">
                <text:p>10372.25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10200">
                <text:p>10200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10180.65">
                <text:p>10180.65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10130.63">
                <text:p>10130.63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10188.06">
                <text:p>10188.06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10164.01">
                <text:p>10164.01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10185.05">
                <text:p>10185.05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10095.57">
                <text:p>10095.57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10157.65">
                <text:p>10157.65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10147.74">
                <text:p>10147.74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10239.73">
                <text:p>10239.73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9683.94">
                <text:p>9683.94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9589.98">
                <text:p>9589.98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9396.5">
                <text:p>9396.5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9467.76">
                <text:p>9467.76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9507.01">
                <text:p>9507.01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9509.04">
                <text:p>9509.04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498.44">
                <text:p>9498.44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9468.47">
                <text:p>9468.47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9470">
                <text:p>9470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9574.75">
                <text:p>9574.75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9588.33">
                <text:p>9588.33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9571.66">
                <text:p>9571.66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9584.54">
                <text:p>9584.54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9611.26">
                <text:p>9611.26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9591.58">
                <text:p>9591.58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9553.85">
                <text:p>9553.85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9595">
                <text:p>9595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9569.34">
                <text:p>9569.34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9587.47">
                <text:p>9587.47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9623.02">
                <text:p>9623.02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9608.1">
                <text:p>9608.1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9571.05">
                <text:p>9571.05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9604.26">
                <text:p>9604.26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9616.96">
                <text:p>9616.96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9724.98">
                <text:p>9724.98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9743.16">
                <text:p>9743.16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9746.59">
                <text:p>9746.59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9827.91">
                <text:p>9827.91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9879">
                <text:p>9879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10163.68">
                <text:p>10163.68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10340">
                <text:p>10340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10368.72">
                <text:p>10368.72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10424.5">
                <text:p>10424.5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10687.23">
                <text:p>10687.23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10647.37">
                <text:p>10647.37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10615.28">
                <text:p>10615.28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10604.74">
                <text:p>10604.74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10568">
                <text:p>10568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10523.84">
                <text:p>10523.84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10406.6">
                <text:p>10406.6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10695.23">
                <text:p>10695.23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10567.02">
                <text:p>10567.02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10550.37">
                <text:p>10550.37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10541.35">
                <text:p>10541.35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10568.1">
                <text:p>10568.1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10541.22">
                <text:p>10541.22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10533">
                <text:p>10533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10564.49">
                <text:p>10564.49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10639.64">
                <text:p>10639.64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10716.51">
                <text:p>10716.51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10834.87">
                <text:p>10834.87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10843">
                <text:p>10843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10372.75">
                <text:p>10372.75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10298.73">
                <text:p>10298.73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10333.84">
                <text:p>10333.84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10365.51">
                <text:p>10365.51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10417.1">
                <text:p>10417.1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10455.64">
                <text:p>10455.64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10465.72">
                <text:p>10465.72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10455.88">
                <text:p>10455.88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10541.4">
                <text:p>10541.4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10518.46">
                <text:p>10518.46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10387">
                <text:p>10387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10389.24">
                <text:p>10389.24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10340.06">
                <text:p>10340.06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10381.18">
                <text:p>10381.18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10298.96">
                <text:p>10298.96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10147.36">
                <text:p>10147.36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10413.26">
                <text:p>10413.26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10321.1">
                <text:p>10321.1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10312.7">
                <text:p>10312.7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10303.12">
                <text:p>10303.12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10309.98">
                <text:p>10309.98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10271.14">
                <text:p>10271.14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10252.38">
                <text:p>10252.38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10175.07">
                <text:p>10175.07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10026.31">
                <text:p>10026.31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10098.15">
                <text:p>10098.15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10093.04">
                <text:p>10093.04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10066">
                <text:p>10066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10068.05">
                <text:p>10068.05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9990.07">
                <text:p>9990.07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10074.46">
                <text:p>10074.46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10158.33">
                <text:p>10158.33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10114.07">
                <text:p>10114.07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10079.79">
                <text:p>10079.79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10170.47">
                <text:p>10170.47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10326.52">
                <text:p>10326.52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10300.63">
                <text:p>10300.63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10415.01">
                <text:p>10415.01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10364.02">
                <text:p>10364.02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10283.16">
                <text:p>10283.16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10305.45">
                <text:p>10305.45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10296.3">
                <text:p>10296.3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10210.6">
                <text:p>10210.6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10342.06">
                <text:p>10342.06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10281.22">
                <text:p>10281.22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10319">
                <text:p>10319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10293.45">
                <text:p>10293.45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10356.32">
                <text:p>10356.32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10363.73">
                <text:p>10363.73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10335.02">
                <text:p>10335.02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10303.36">
                <text:p>10303.36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10308.42">
                <text:p>10308.42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10298.02">
                <text:p>10298.02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10307.97">
                <text:p>10307.97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10295.88">
                <text:p>10295.88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10302.01">
                <text:p>10302.01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10301.76">
                <text:p>10301.76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10302.25">
                <text:p>10302.25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10283.79">
                <text:p>10283.79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10117.49">
                <text:p>10117.49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10121.39">
                <text:p>10121.39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10251.31">
                <text:p>10251.31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10225.3">
                <text:p>10225.3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10203.61">
                <text:p>10203.61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10162.88">
                <text:p>10162.88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10200.6">
                <text:p>10200.6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10257.94">
                <text:p>10257.94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10187.82">
                <text:p>10187.82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10206.44">
                <text:p>10206.44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10199.92">
                <text:p>10199.92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10158.9">
                <text:p>10158.9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10173.4">
                <text:p>10173.4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10171.84">
                <text:p>10171.84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10156.99">
                <text:p>10156.99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9823.81">
                <text:p>9823.81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9875.49">
                <text:p>9875.49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9857.56">
                <text:p>9857.56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9882">
                <text:p>9882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10086.42">
                <text:p>10086.42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10244.29">
                <text:p>10244.29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10213.72">
                <text:p>10213.72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10157.22">
                <text:p>10157.22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10172.75">
                <text:p>10172.75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10179.82">
                <text:p>10179.82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10161.53">
                <text:p>10161.53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10168.59">
                <text:p>10168.59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10125.64">
                <text:p>10125.64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10081.42">
                <text:p>10081.42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10046.56">
                <text:p>10046.56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10037.09">
                <text:p>10037.09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10016.73">
                <text:p>10016.73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9986.39">
                <text:p>9986.39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9873.17">
                <text:p>9873.17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10026.57">
                <text:p>10026.57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10003.44">
                <text:p>10003.44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9990.64">
                <text:p>9990.64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9990.04">
                <text:p>9990.04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10028.87">
                <text:p>10028.87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9980.27">
                <text:p>9980.27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9908.94">
                <text:p>9908.94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9915.08">
                <text:p>9915.08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9867.01">
                <text:p>9867.01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9806.08">
                <text:p>9806.08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9702.25">
                <text:p>9702.25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9719.98">
                <text:p>9719.98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9755.74">
                <text:p>9755.74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9726.04">
                <text:p>9726.04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9527.31">
                <text:p>9527.31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8367.78">
                <text:p>8367.78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8493.14">
                <text:p>8493.14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8565.61">
                <text:p>8565.61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8328.16">
                <text:p>8328.16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8326.64">
                <text:p>8326.64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8299.95">
                <text:p>8299.95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8348.64">
                <text:p>8348.64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8430.05">
                <text:p>8430.05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8361.42">
                <text:p>8361.42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8378.98">
                <text:p>8378.98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8386.35">
                <text:p>8386.35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8131">
                <text:p>8131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8063.73">
                <text:p>8063.73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8022.87">
                <text:p>8022.87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8057.51">
                <text:p>8057.51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7987.65">
                <text:p>7987.65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7981.71">
                <text:p>7981.71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7991.24">
                <text:p>7991.24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8177.91">
                <text:p>8177.91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8163.49">
                <text:p>8163.49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8213.24">
                <text:p>8213.24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8134.89">
                <text:p>8134.89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8069.47">
                <text:p>8069.47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8146.83">
                <text:p>8146.83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8198.81">
                <text:p>8198.81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8132.03">
                <text:p>8132.03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8086.51">
                <text:p>8086.51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8074.16">
                <text:p>8074.16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7965.57">
                <text:p>7965.57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7950.69">
                <text:p>7950.69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8043.82">
                <text:p>8043.82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7972.13">
                <text:p>7972.13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7794.42">
                <text:p>7794.42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8031.3">
                <text:p>8031.3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8283.85">
                <text:p>8283.85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8269.53">
                <text:p>8269.53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8289.34">
                <text:p>8289.34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8396.93">
                <text:p>8396.93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8407.12">
                <text:p>8407.12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8353.42">
                <text:p>8353.42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8365.5">
                <text:p>8365.5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8302.6">
                <text:p>8302.6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8292.44">
                <text:p>8292.44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8244.94">
                <text:p>8244.94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8204.36">
                <text:p>8204.36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8269.04">
                <text:p>8269.04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8239.98">
                <text:p>8239.98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8257.26">
                <text:p>8257.26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8359.94">
                <text:p>8359.94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8327.52">
                <text:p>8327.52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8261.43">
                <text:p>8261.43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8217.02">
                <text:p>8217.02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8108.14">
                <text:p>8108.14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8146.04">
                <text:p>8146.04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8223.96">
                <text:p>8223.96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8104.53">
                <text:p>8104.53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8138.69">
                <text:p>8138.69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8151.4">
                <text:p>8151.4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8183.5">
                <text:p>8183.5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8137.13">
                <text:p>8137.13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8137.83">
                <text:p>8137.83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8108">
                <text:p>8108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8081.75">
                <text:p>8081.75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8082.93">
                <text:p>8082.93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8066.36">
                <text:p>8066.36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8126.19">
                <text:p>8126.19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8042.99">
                <text:p>8042.99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7963.17">
                <text:p>7963.17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7941.91">
                <text:p>7941.91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8009.85">
                <text:p>8009.85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7892.11">
                <text:p>7892.11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7854.25">
                <text:p>7854.25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7864.91">
                <text:p>7864.91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7866.88">
                <text:p>7866.88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7984.8">
                <text:p>7984.8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8176.93">
                <text:p>8176.93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8190.09">
                <text:p>8190.09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8258.79">
                <text:p>8258.79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8202.82">
                <text:p>8202.82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8179">
                <text:p>8179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8185.81">
                <text:p>8185.81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8163.38">
                <text:p>8163.38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8168.39">
                <text:p>8168.39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8119.76">
                <text:p>8119.76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8179.6">
                <text:p>8179.6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8185.9">
                <text:p>8185.9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8550">
                <text:p>8550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8581.98">
                <text:p>8581.98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8560.74">
                <text:p>8560.74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8543.51">
                <text:p>8543.51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8613.73">
                <text:p>8613.73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8524.3">
                <text:p>8524.3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8540.69">
                <text:p>8540.69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8554.13">
                <text:p>8554.13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8558.03">
                <text:p>8558.03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8553.35">
                <text:p>8553.35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8387.69">
                <text:p>8387.69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8297.5">
                <text:p>8297.5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8343.47">
                <text:p>8343.47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8344.01">
                <text:p>8344.01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8258.5">
                <text:p>8258.5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8308.3">
                <text:p>8308.3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8338.62">
                <text:p>8338.62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8321.41">
                <text:p>8321.41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8372.42">
                <text:p>8372.42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8309.86">
                <text:p>8309.86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8300.09">
                <text:p>8300.09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8340.07">
                <text:p>8340.07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8321.08">
                <text:p>8321.08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8347.32">
                <text:p>8347.32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8403.8">
                <text:p>8403.8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8434.02">
                <text:p>8434.02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8275.01">
                <text:p>8275.01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8289.03">
                <text:p>8289.03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8305.76">
                <text:p>8305.76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8280.32">
                <text:p>8280.32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8251.94">
                <text:p>8251.94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8327.96">
                <text:p>8327.96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8348.2">
                <text:p>8348.2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8315.19">
                <text:p>8315.19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8281.04">
                <text:p>8281.04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8295.85">
                <text:p>8295.85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8316.94">
                <text:p>8316.94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8177.59">
                <text:p>8177.59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8159.29">
                <text:p>8159.29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8167.51">
                <text:p>8167.51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8134.93">
                <text:p>8134.93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7953.15">
                <text:p>7953.15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7957.69">
                <text:p>7957.69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7991.74">
                <text:p>7991.74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7968.88">
                <text:p>7968.88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7975.28">
                <text:p>7975.28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8067.2">
                <text:p>8067.2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8069.39">
                <text:p>8069.39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8059.92">
                <text:p>8059.92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8070.58">
                <text:p>8070.58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8064.81">
                <text:p>8064.81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7911.6">
                <text:p>7911.6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7920.42">
                <text:p>7920.42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7920.01">
                <text:p>7920.01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7941.55">
                <text:p>7941.55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7947.01">
                <text:p>7947.01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7938.23">
                <text:p>7938.23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7928.7">
                <text:p>7928.7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7943.34">
                <text:p>7943.34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7990.92">
                <text:p>7990.92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7971.81">
                <text:p>7971.81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7948.01">
                <text:p>7948.01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7901.68">
                <text:p>7901.68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7905.17">
                <text:p>7905.17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7942.99">
                <text:p>7942.99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8026.46">
                <text:p>8026.46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8235">
                <text:p>8235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8223.35">
                <text:p>8223.35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8219.65">
                <text:p>8219.65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8223.8">
                <text:p>8223.8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8235">
                <text:p>8235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8191.25">
                <text:p>8191.25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8183.16">
                <text:p>8183.16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8197.27">
                <text:p>8197.27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8201.54">
                <text:p>8201.54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8208.6">
                <text:p>8208.6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8276.16">
                <text:p>8276.16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8210.31">
                <text:p>8210.31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8167.91">
                <text:p>8167.91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8020">
                <text:p>8020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7954.34">
                <text:p>7954.34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7957.19">
                <text:p>7957.19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7963.57">
                <text:p>7963.57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7425.95">
                <text:p>7425.95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7482.9">
                <text:p>7482.9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7466.62">
                <text:p>7466.62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7410.88">
                <text:p>7410.88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7420.89">
                <text:p>7420.89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7421.83">
                <text:p>7421.83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7436.82">
                <text:p>7436.82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7471.3">
                <text:p>7471.3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7412.41">
                <text:p>7412.41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7462.79">
                <text:p>7462.79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7581.1">
                <text:p>7581.1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8263.16">
                <text:p>8263.16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8634.87">
                <text:p>8634.87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8655.02">
                <text:p>8655.02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9554.05">
                <text:p>9554.05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9481.47">
                <text:p>9481.47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9224.22">
                <text:p>9224.22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9196.53">
                <text:p>9196.53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8996.16">
                <text:p>8996.16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9230">
                <text:p>9230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9131.61">
                <text:p>9131.61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9149.08">
                <text:p>9149.08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9275.83">
                <text:p>9275.83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9526.44">
                <text:p>9526.44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9712.73">
                <text:p>9712.73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9529.93">
                <text:p>9529.93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9615.45">
                <text:p>9615.45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9426.11">
                <text:p>9426.11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9407.91">
                <text:p>9407.91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9376.21">
                <text:p>9376.21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9397.73">
                <text:p>9397.73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9205.14">
                <text:p>9205.14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9285">
                <text:p>9285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9441.68">
                <text:p>9441.68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9432.27">
                <text:p>9432.27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9340.06">
                <text:p>9340.06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9225.09">
                <text:p>9225.09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9407.62">
                <text:p>9407.62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9276.93">
                <text:p>9276.93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9161.3">
                <text:p>9161.3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9097.69">
                <text:p>9097.69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9093.72">
                <text:p>9093.72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9202.09">
                <text:p>9202.09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9154.72">
                <text:p>9154.72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9100.02">
                <text:p>9100.02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9098.32">
                <text:p>9098.32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9109.53">
                <text:p>9109.53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9213.98">
                <text:p>9213.98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211.04">
                <text:p>9211.04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9140.85">
                <text:p>9140.85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9063.13">
                <text:p>9063.13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9099">
                <text:p>9099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9163.16">
                <text:p>9163.16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9082.43">
                <text:p>9082.43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9170.49">
                <text:p>9170.49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9231.61">
                <text:p>9231.61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9236.67">
                <text:p>9236.67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9213.97">
                <text:p>9213.97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9241.14">
                <text:p>9241.14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9324.36">
                <text:p>9324.36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9315.92">
                <text:p>9315.92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9289.52">
                <text:p>9289.52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9330.32">
                <text:p>9330.32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9239.61">
                <text:p>9239.61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9156.52">
                <text:p>9156.52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9177.68">
                <text:p>9177.68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9135.12">
                <text:p>9135.12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9194.71">
                <text:p>9194.71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9152.73">
                <text:p>9152.73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9179.42">
                <text:p>9179.42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9260.2">
                <text:p>9260.2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9295.16">
                <text:p>9295.16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9262.63">
                <text:p>9262.63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9393.35">
                <text:p>9393.35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9404.24">
                <text:p>9404.24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9225">
                <text:p>9225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9286.04">
                <text:p>9286.04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9369.61">
                <text:p>9369.61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9388.57">
                <text:p>9388.57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9308.66">
                <text:p>9308.66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9389.65">
                <text:p>9389.65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9369.1">
                <text:p>9369.1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9334.93">
                <text:p>9334.93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9293.5">
                <text:p>9293.5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9339.05">
                <text:p>9339.05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9300.09">
                <text:p>9300.09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9258.95">
                <text:p>9258.95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9197.11">
                <text:p>9197.11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9191.93">
                <text:p>9191.93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9201.23">
                <text:p>9201.23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9216.2">
                <text:p>9216.2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9239.98">
                <text:p>9239.98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9144.4">
                <text:p>9144.4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9026.27">
                <text:p>9026.27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8821.14">
                <text:p>8821.14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8807.26">
                <text:p>8807.26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8773.73">
                <text:p>8773.73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8836.48">
                <text:p>8836.48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8823.73">
                <text:p>8823.73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8817.7">
                <text:p>8817.7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8800.75">
                <text:p>8800.75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8757.7">
                <text:p>8757.7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8809.41">
                <text:p>8809.41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8773.33">
                <text:p>8773.33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8848.11">
                <text:p>8848.11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8829.51">
                <text:p>8829.51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8800.64">
                <text:p>8800.64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9048.29">
                <text:p>9048.29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9039.47">
                <text:p>9039.47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9019.57">
                <text:p>9019.57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8814.44">
                <text:p>8814.44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8726.74">
                <text:p>8726.74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8723.59">
                <text:p>8723.59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8763.76">
                <text:p>8763.76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8733.27">
                <text:p>8733.27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8740.65">
                <text:p>8740.65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8772.37">
                <text:p>8772.37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8748.77">
                <text:p>8748.77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8705.27">
                <text:p>8705.27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8774.51">
                <text:p>8774.51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8821.94">
                <text:p>8821.94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8767">
                <text:p>8767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8744.26">
                <text:p>8744.26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8773.07">
                <text:p>8773.07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8751.18">
                <text:p>8751.18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8778.4">
                <text:p>8778.4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8777.12">
                <text:p>8777.12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8759.2">
                <text:p>8759.2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8668.36">
                <text:p>8668.36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8636.54">
                <text:p>8636.54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8643.57">
                <text:p>8643.57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8649.02">
                <text:p>8649.02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8646.68">
                <text:p>8646.68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8558.15">
                <text:p>8558.15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8574.77">
                <text:p>8574.77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8630.54">
                <text:p>8630.54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8479.88">
                <text:p>8479.88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8485.57">
                <text:p>8485.57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8471.73">
                <text:p>8471.73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8451.13">
                <text:p>8451.13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8474.82">
                <text:p>8474.82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8479.03">
                <text:p>8479.03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8489.4">
                <text:p>8489.4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8472.29">
                <text:p>8472.29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8491.02">
                <text:p>8491.02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8482.02">
                <text:p>8482.02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8425.81">
                <text:p>8425.81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8521.26">
                <text:p>8521.26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8529.99">
                <text:p>8529.99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8553.19">
                <text:p>8553.19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8502.4">
                <text:p>8502.4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8475.78">
                <text:p>8475.78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8452.03">
                <text:p>8452.03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8443.77">
                <text:p>8443.77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8408.99">
                <text:p>8408.99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8213.95">
                <text:p>8213.95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8187.17">
                <text:p>8187.17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8153.23">
                <text:p>8153.23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8128.06">
                <text:p>8128.06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8073.88">
                <text:p>8073.88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8101.43">
                <text:p>8101.43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8109.63">
                <text:p>8109.63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8133.64">
                <text:p>8133.64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8130.37">
                <text:p>8130.37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8121.47">
                <text:p>8121.47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8088.41">
                <text:p>8088.41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8127.68">
                <text:p>8127.68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8088.62">
                <text:p>8088.62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8098.01">
                <text:p>8098.01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8125.98">
                <text:p>8125.98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8088.58">
                <text:p>8088.58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7870.66">
                <text:p>7870.66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7631.44">
                <text:p>7631.44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7629.81">
                <text:p>7629.81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7627.74">
                <text:p>7627.74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7599.85">
                <text:p>7599.85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7556.41">
                <text:p>7556.41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7106.71">
                <text:p>7106.71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7124.35">
                <text:p>7124.35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7297.91">
                <text:p>7297.91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7268.23">
                <text:p>7268.23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7271.94">
                <text:p>7271.94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7171.3">
                <text:p>7171.3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7171.92">
                <text:p>7171.92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7291.2">
                <text:p>7291.2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7285.68">
                <text:p>7285.68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7311.57">
                <text:p>7311.57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7202.05">
                <text:p>7202.05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7180.14">
                <text:p>7180.14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7203.04">
                <text:p>7203.04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6981.27">
                <text:p>6981.27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7028.78">
                <text:p>7028.78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6903.28">
                <text:p>6903.28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6713.49">
                <text:p>6713.49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6672.01">
                <text:p>6672.01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6879.02">
                <text:p>6879.02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7252.95">
                <text:p>7252.95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7192.7">
                <text:p>7192.7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7109.57">
                <text:p>7109.57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7245.85">
                <text:p>7245.85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7176.35">
                <text:p>7176.35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7170.52">
                <text:p>7170.52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7095.34">
                <text:p>7095.34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7076.69">
                <text:p>7076.69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7156.14">
                <text:p>7156.14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7071.27">
                <text:p>7071.27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7069.4">
                <text:p>7069.4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7147.74">
                <text:p>7147.74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7305.58">
                <text:p>7305.58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7563.81">
                <text:p>7563.81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7508.52">
                <text:p>7508.52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7489.17">
                <text:p>7489.17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7494.57">
                <text:p>7494.57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7479.54">
                <text:p>7479.54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7609.28">
                <text:p>7609.28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7608.44">
                <text:p>7608.44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7419.49">
                <text:p>7419.49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7488.05">
                <text:p>7488.05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7509.14">
                <text:p>7509.14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7514.24">
                <text:p>7514.24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7807.99">
                <text:p>7807.99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7711.93">
                <text:p>7711.93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7739.68">
                <text:p>7739.68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7740.22">
                <text:p>7740.22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7748.92">
                <text:p>7748.92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7656.21">
                <text:p>7656.21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7539.4">
                <text:p>7539.4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7506.4">
                <text:p>7506.4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7541.89">
                <text:p>7541.89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7289.06">
                <text:p>7289.06</text:p>
              </table:table-cell>
            </table:table-row>
            <table:table-row>
              <table:table-cell office:value-type="string">
                <text:p>5001</text:p>
              </table:table-cell>
              <table:table-cell office:value-type="float" office:value="7277.44">
                <text:p>7277.44</text:p>
              </table:table-cell>
            </table:table-row>
            <table:table-row>
              <table:table-cell office:value-type="string">
                <text:p>5002</text:p>
              </table:table-cell>
              <table:table-cell office:value-type="float" office:value="7313.8">
                <text:p>7313.8</text:p>
              </table:table-cell>
            </table:table-row>
            <table:table-row>
              <table:table-cell office:value-type="string">
                <text:p>5003</text:p>
              </table:table-cell>
              <table:table-cell office:value-type="float" office:value="7306.22">
                <text:p>7306.22</text:p>
              </table:table-cell>
            </table:table-row>
            <table:table-row>
              <table:table-cell office:value-type="string">
                <text:p>5004</text:p>
              </table:table-cell>
              <table:table-cell office:value-type="float" office:value="7358.39">
                <text:p>7358.39</text:p>
              </table:table-cell>
            </table:table-row>
            <table:table-row>
              <table:table-cell office:value-type="string">
                <text:p>5005</text:p>
              </table:table-cell>
              <table:table-cell office:value-type="float" office:value="7390.89">
                <text:p>7390.89</text:p>
              </table:table-cell>
            </table:table-row>
            <table:table-row>
              <table:table-cell office:value-type="string">
                <text:p>5006</text:p>
              </table:table-cell>
              <table:table-cell office:value-type="float" office:value="7358.84">
                <text:p>7358.84</text:p>
              </table:table-cell>
            </table:table-row>
            <table:table-row>
              <table:table-cell office:value-type="string">
                <text:p>5007</text:p>
              </table:table-cell>
              <table:table-cell office:value-type="float" office:value="7252.96">
                <text:p>7252.96</text:p>
              </table:table-cell>
            </table:table-row>
            <table:table-row>
              <table:table-cell office:value-type="string">
                <text:p>5008</text:p>
              </table:table-cell>
              <table:table-cell office:value-type="float" office:value="7297.91">
                <text:p>7297.91</text:p>
              </table:table-cell>
            </table:table-row>
            <table:table-row>
              <table:table-cell office:value-type="string">
                <text:p>5009</text:p>
              </table:table-cell>
              <table:table-cell office:value-type="float" office:value="7308.76">
                <text:p>7308.76</text:p>
              </table:table-cell>
            </table:table-row>
            <table:table-row>
              <table:table-cell office:value-type="string">
                <text:p>5010</text:p>
              </table:table-cell>
              <table:table-cell office:value-type="float" office:value="7273.98">
                <text:p>7273.98</text:p>
              </table:table-cell>
            </table:table-row>
            <table:table-row>
              <table:table-cell office:value-type="string">
                <text:p>5011</text:p>
              </table:table-cell>
              <table:table-cell office:value-type="float" office:value="7294.28">
                <text:p>7294.28</text:p>
              </table:table-cell>
            </table:table-row>
            <table:table-row>
              <table:table-cell office:value-type="string">
                <text:p>5012</text:p>
              </table:table-cell>
              <table:table-cell office:value-type="float" office:value="7349.18">
                <text:p>7349.18</text:p>
              </table:table-cell>
            </table:table-row>
            <table:table-row>
              <table:table-cell office:value-type="string">
                <text:p>5013</text:p>
              </table:table-cell>
              <table:table-cell office:value-type="float" office:value="7293.83">
                <text:p>7293.83</text:p>
              </table:table-cell>
            </table:table-row>
            <table:table-row>
              <table:table-cell office:value-type="string">
                <text:p>5014</text:p>
              </table:table-cell>
              <table:table-cell office:value-type="float" office:value="7266.7">
                <text:p>7266.7</text:p>
              </table:table-cell>
            </table:table-row>
            <table:table-row>
              <table:table-cell office:value-type="string">
                <text:p>5015</text:p>
              </table:table-cell>
              <table:table-cell office:value-type="float" office:value="7335.43">
                <text:p>7335.43</text:p>
              </table:table-cell>
            </table:table-row>
            <table:table-row>
              <table:table-cell office:value-type="string">
                <text:p>5016</text:p>
              </table:table-cell>
              <table:table-cell office:value-type="float" office:value="7320.98">
                <text:p>7320.98</text:p>
              </table:table-cell>
            </table:table-row>
            <table:table-row>
              <table:table-cell office:value-type="string">
                <text:p>5017</text:p>
              </table:table-cell>
              <table:table-cell office:value-type="float" office:value="7292.71">
                <text:p>7292.71</text:p>
              </table:table-cell>
            </table:table-row>
            <table:table-row>
              <table:table-cell office:value-type="string">
                <text:p>5018</text:p>
              </table:table-cell>
              <table:table-cell office:value-type="float" office:value="7159.17">
                <text:p>7159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